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9]/[.H89]" office:value-type="float" office:value="1" calcext:value-type="float">
            <text:p>1</text:p>
          </table:table-cell>
          <table:table-cell table:formula="of:=ROUND(AVERAGE([.C89];[.D89]))" office:value-type="float" office:value="20" calcext:value-type="float">
            <text:p>20</text:p>
          </table:table-cell>
          <table:table-cell/>
          <table:table-cell table:formula="of:=ROUNDUP(MAX((100-MAX([.L$5]+[.$F89];0))*(INT([.$I89]*[.$J89])-[.L$4])/100;0);0)" office:value-type="float" office:value="20" calcext:value-type="float">
            <text:p>20</text:p>
          </table:table-cell>
          <table:table-cell table:formula="of:=ROUNDUP(MAX((100-MAX([.M$5]+[.$F89];0))*(INT([.$I89]*[.$J89])-[.M$4])/100;0);0)" office:value-type="float" office:value="20" calcext:value-type="float">
            <text:p>20</text:p>
          </table:table-cell>
          <table:table-cell table:formula="of:=ROUNDUP(MAX((100-MAX([.N$5]+[.$F89];0))*(INT([.$I89]*[.$J89])-[.N$4])/100;0);0)" office:value-type="float" office:value="18" calcext:value-type="float">
            <text:p>18</text:p>
          </table:table-cell>
          <table:table-cell table:formula="of:=ROUNDUP(MAX((100-MAX([.O$5]+[.$F89];0))*(INT([.$I89]*[.$J89])-[.O$4])/100;0);0)" office:value-type="float" office:value="18" calcext:value-type="float">
            <text:p>18</text:p>
          </table:table-cell>
          <table:table-cell table:formula="of:=ROUNDUP(MAX((100-MAX([.P$5]+[.$F89];0))*(INT([.$I89]*[.$J89])-[.P$4])/100;0);0)" office:value-type="float" office:value="17" calcext:value-type="float">
            <text:p>17</text:p>
          </table:table-cell>
          <table:table-cell table:formula="of:=ROUNDUP(MAX((100-MAX([.Q$5]+[.$F89];0))*(INT([.$I89]*[.$J89])-[.Q$4])/100;0);0)" office:value-type="float" office:value="16" calcext:value-type="float">
            <text:p>16</text:p>
          </table:table-cell>
          <table:table-cell table:formula="of:=ROUNDUP(MAX((100-MAX([.R$5]+[.$F89];0))*(INT([.$I89]*[.$J89])-[.R$4])/100;0);0)" office:value-type="float" office:value="16" calcext:value-type="float">
            <text:p>16</text:p>
          </table:table-cell>
          <table:table-cell table:formula="of:=ROUNDUP(MAX((100-MAX([.S$5]+[.$F89];0))*(INT([.$I89]*[.$J89])-[.S$4])/100;0);0)" office:value-type="float" office:value="15" calcext:value-type="float">
            <text:p>15</text:p>
          </table:table-cell>
          <table:table-cell table:formula="of:=ROUNDUP(MAX((100-MAX([.T$5]+[.$F89];0))*(INT([.$I89]*[.$J89])-[.T$4])/100;0);0)" office:value-type="float" office:value="13" calcext:value-type="float">
            <text:p>13</text:p>
          </table:table-cell>
          <table:table-cell table:formula="of:=ROUNDUP(MAX((100-MAX([.U$5]+[.$F89];0))*(INT([.$I89]*[.$J89])-[.U$4])/100;0);0)" office:value-type="float" office:value="12" calcext:value-type="float">
            <text:p>12</text:p>
          </table:table-cell>
          <table:table-cell table:formula="of:=ROUNDUP(MAX((100-MAX([.V$5]+[.$F89];0))*(INT([.$I89]*[.$J89])-[.V$4])/100;0);0)" office:value-type="float" office:value="11" calcext:value-type="float">
            <text:p>11</text:p>
          </table:table-cell>
          <table:table-cell table:formula="of:=ROUNDUP(MAX((100-MAX([.W$5]+[.$F89];0))*(INT([.$I89]*[.$J89])-[.W$4])/100;0);0)" office:value-type="float" office:value="7" calcext:value-type="float">
            <text:p>7</text:p>
          </table:table-cell>
          <table:table-cell table:formula="of:=ROUNDUP(MAX((100-MAX([.X$5]+[.$F89];0))*(INT([.$I89]*[.$J89])-[.X$4])/100;0);0)" office:value-type="float" office:value="6" calcext:value-type="float">
            <text:p>6</text:p>
          </table:table-cell>
          <table:table-cell table:formula="of:=ROUNDUP(MAX((100-MAX([.Y$5]+[.$F89];0))*(INT([.$I89]*[.$J89])-[.Y$4])/100;0);0)" office:value-type="float" office:value="4" calcext:value-type="float">
            <text:p>4</text:p>
          </table:table-cell>
          <table:table-cell table:formula="of:=ROUNDUP(MAX((100-MAX([.Z$5]+[.$F89];0))*(INT([.$I89]*[.$J89])-[.Z$4])/100;0);0)" office:value-type="float" office:value="2" calcext:value-type="float">
            <text:p>2</text:p>
          </table:table-cell>
          <table:table-cell table:formula="of:=ROUNDUP(MAX((100-MAX([.AA$5]+[.$F89];0))*(INT([.$I89]*[.$J8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0]/[.H90]" office:value-type="float" office:value="1" calcext:value-type="float">
            <text:p>1</text:p>
          </table:table-cell>
          <table:table-cell table:formula="of:=ROUND(AVERAGE([.C90];[.D90]))" office:value-type="float" office:value="20" calcext:value-type="float">
            <text:p>20</text:p>
          </table:table-cell>
          <table:table-cell/>
          <table:table-cell table:formula="of:=ROUNDUP(MAX((100-MAX([.L$5]+[.$F90];0))*(INT([.$I90]*[.$J90])-[.L$4])/100;0);0)" office:value-type="float" office:value="20" calcext:value-type="float">
            <text:p>20</text:p>
          </table:table-cell>
          <table:table-cell table:formula="of:=ROUNDUP(MAX((100-MAX([.M$5]+[.$F90];0))*(INT([.$I90]*[.$J90])-[.M$4])/100;0);0)" office:value-type="float" office:value="20" calcext:value-type="float">
            <text:p>20</text:p>
          </table:table-cell>
          <table:table-cell table:formula="of:=ROUNDUP(MAX((100-MAX([.N$5]+[.$F90];0))*(INT([.$I90]*[.$J90])-[.N$4])/100;0);0)" office:value-type="float" office:value="18" calcext:value-type="float">
            <text:p>18</text:p>
          </table:table-cell>
          <table:table-cell table:formula="of:=ROUNDUP(MAX((100-MAX([.O$5]+[.$F90];0))*(INT([.$I90]*[.$J90])-[.O$4])/100;0);0)" office:value-type="float" office:value="18" calcext:value-type="float">
            <text:p>18</text:p>
          </table:table-cell>
          <table:table-cell table:formula="of:=ROUNDUP(MAX((100-MAX([.P$5]+[.$F90];0))*(INT([.$I90]*[.$J90])-[.P$4])/100;0);0)" office:value-type="float" office:value="17" calcext:value-type="float">
            <text:p>17</text:p>
          </table:table-cell>
          <table:table-cell table:formula="of:=ROUNDUP(MAX((100-MAX([.Q$5]+[.$F90];0))*(INT([.$I90]*[.$J90])-[.Q$4])/100;0);0)" office:value-type="float" office:value="16" calcext:value-type="float">
            <text:p>16</text:p>
          </table:table-cell>
          <table:table-cell table:formula="of:=ROUNDUP(MAX((100-MAX([.R$5]+[.$F90];0))*(INT([.$I90]*[.$J90])-[.R$4])/100;0);0)" office:value-type="float" office:value="16" calcext:value-type="float">
            <text:p>16</text:p>
          </table:table-cell>
          <table:table-cell table:formula="of:=ROUNDUP(MAX((100-MAX([.S$5]+[.$F90];0))*(INT([.$I90]*[.$J90])-[.S$4])/100;0);0)" office:value-type="float" office:value="16" calcext:value-type="float">
            <text:p>16</text:p>
          </table:table-cell>
          <table:table-cell table:formula="of:=ROUNDUP(MAX((100-MAX([.T$5]+[.$F90];0))*(INT([.$I90]*[.$J90])-[.T$4])/100;0);0)" office:value-type="float" office:value="15" calcext:value-type="float">
            <text:p>15</text:p>
          </table:table-cell>
          <table:table-cell table:formula="of:=ROUNDUP(MAX((100-MAX([.U$5]+[.$F90];0))*(INT([.$I90]*[.$J90])-[.U$4])/100;0);0)" office:value-type="float" office:value="14" calcext:value-type="float">
            <text:p>14</text:p>
          </table:table-cell>
          <table:table-cell table:formula="of:=ROUNDUP(MAX((100-MAX([.V$5]+[.$F90];0))*(INT([.$I90]*[.$J90])-[.V$4])/100;0);0)" office:value-type="float" office:value="12" calcext:value-type="float">
            <text:p>12</text:p>
          </table:table-cell>
          <table:table-cell table:formula="of:=ROUNDUP(MAX((100-MAX([.W$5]+[.$F90];0))*(INT([.$I90]*[.$J90])-[.W$4])/100;0);0)" office:value-type="float" office:value="8" calcext:value-type="float">
            <text:p>8</text:p>
          </table:table-cell>
          <table:table-cell table:formula="of:=ROUNDUP(MAX((100-MAX([.X$5]+[.$F90];0))*(INT([.$I90]*[.$J90])-[.X$4])/100;0);0)" office:value-type="float" office:value="7" calcext:value-type="float">
            <text:p>7</text:p>
          </table:table-cell>
          <table:table-cell table:formula="of:=ROUNDUP(MAX((100-MAX([.Y$5]+[.$F90];0))*(INT([.$I90]*[.$J90])-[.Y$4])/100;0);0)" office:value-type="float" office:value="5" calcext:value-type="float">
            <text:p>5</text:p>
          </table:table-cell>
          <table:table-cell table:formula="of:=ROUNDUP(MAX((100-MAX([.Z$5]+[.$F90];0))*(INT([.$I90]*[.$J90])-[.Z$4])/100;0);0)" office:value-type="float" office:value="2" calcext:value-type="float">
            <text:p>2</text:p>
          </table:table-cell>
          <table:table-cell table:formula="of:=ROUNDUP(MAX((100-MAX([.AA$5]+[.$F90];0))*(INT([.$I90]*[.$J9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1]/[.H91]" office:value-type="float" office:value="1" calcext:value-type="float">
            <text:p>1</text:p>
          </table:table-cell>
          <table:table-cell table:formula="of:=ROUND(AVERAGE([.C91];[.D91]))" office:value-type="float" office:value="20" calcext:value-type="float">
            <text:p>20</text:p>
          </table:table-cell>
          <table:table-cell/>
          <table:table-cell table:formula="of:=ROUNDUP(MAX((100-MAX([.L$5]+[.$F91];0))*(INT([.$I91]*[.$J91])-[.L$4])/100;0);0)" office:value-type="float" office:value="20" calcext:value-type="float">
            <text:p>20</text:p>
          </table:table-cell>
          <table:table-cell table:formula="of:=ROUNDUP(MAX((100-MAX([.M$5]+[.$F91];0))*(INT([.$I91]*[.$J91])-[.M$4])/100;0);0)" office:value-type="float" office:value="20" calcext:value-type="float">
            <text:p>20</text:p>
          </table:table-cell>
          <table:table-cell table:formula="of:=ROUNDUP(MAX((100-MAX([.N$5]+[.$F91];0))*(INT([.$I91]*[.$J91])-[.N$4])/100;0);0)" office:value-type="float" office:value="18" calcext:value-type="float">
            <text:p>18</text:p>
          </table:table-cell>
          <table:table-cell table:formula="of:=ROUNDUP(MAX((100-MAX([.O$5]+[.$F91];0))*(INT([.$I91]*[.$J91])-[.O$4])/100;0);0)" office:value-type="float" office:value="18" calcext:value-type="float">
            <text:p>18</text:p>
          </table:table-cell>
          <table:table-cell table:formula="of:=ROUNDUP(MAX((100-MAX([.P$5]+[.$F91];0))*(INT([.$I91]*[.$J91])-[.P$4])/100;0);0)" office:value-type="float" office:value="17" calcext:value-type="float">
            <text:p>17</text:p>
          </table:table-cell>
          <table:table-cell table:formula="of:=ROUNDUP(MAX((100-MAX([.Q$5]+[.$F91];0))*(INT([.$I91]*[.$J91])-[.Q$4])/100;0);0)" office:value-type="float" office:value="16" calcext:value-type="float">
            <text:p>16</text:p>
          </table:table-cell>
          <table:table-cell table:formula="of:=ROUNDUP(MAX((100-MAX([.R$5]+[.$F91];0))*(INT([.$I91]*[.$J91])-[.R$4])/100;0);0)" office:value-type="float" office:value="16" calcext:value-type="float">
            <text:p>16</text:p>
          </table:table-cell>
          <table:table-cell table:formula="of:=ROUNDUP(MAX((100-MAX([.S$5]+[.$F91];0))*(INT([.$I91]*[.$J91])-[.S$4])/100;0);0)" office:value-type="float" office:value="15" calcext:value-type="float">
            <text:p>15</text:p>
          </table:table-cell>
          <table:table-cell table:formula="of:=ROUNDUP(MAX((100-MAX([.T$5]+[.$F91];0))*(INT([.$I91]*[.$J91])-[.T$4])/100;0);0)" office:value-type="float" office:value="13" calcext:value-type="float">
            <text:p>13</text:p>
          </table:table-cell>
          <table:table-cell table:formula="of:=ROUNDUP(MAX((100-MAX([.U$5]+[.$F91];0))*(INT([.$I91]*[.$J91])-[.U$4])/100;0);0)" office:value-type="float" office:value="12" calcext:value-type="float">
            <text:p>12</text:p>
          </table:table-cell>
          <table:table-cell table:formula="of:=ROUNDUP(MAX((100-MAX([.V$5]+[.$F91];0))*(INT([.$I91]*[.$J91])-[.V$4])/100;0);0)" office:value-type="float" office:value="11" calcext:value-type="float">
            <text:p>11</text:p>
          </table:table-cell>
          <table:table-cell table:formula="of:=ROUNDUP(MAX((100-MAX([.W$5]+[.$F91];0))*(INT([.$I91]*[.$J91])-[.W$4])/100;0);0)" office:value-type="float" office:value="7" calcext:value-type="float">
            <text:p>7</text:p>
          </table:table-cell>
          <table:table-cell table:formula="of:=ROUNDUP(MAX((100-MAX([.X$5]+[.$F91];0))*(INT([.$I91]*[.$J91])-[.X$4])/100;0);0)" office:value-type="float" office:value="6" calcext:value-type="float">
            <text:p>6</text:p>
          </table:table-cell>
          <table:table-cell table:formula="of:=ROUNDUP(MAX((100-MAX([.Y$5]+[.$F91];0))*(INT([.$I91]*[.$J91])-[.Y$4])/100;0);0)" office:value-type="float" office:value="4" calcext:value-type="float">
            <text:p>4</text:p>
          </table:table-cell>
          <table:table-cell table:formula="of:=ROUNDUP(MAX((100-MAX([.Z$5]+[.$F91];0))*(INT([.$I91]*[.$J91])-[.Z$4])/100;0);0)" office:value-type="float" office:value="2" calcext:value-type="float">
            <text:p>2</text:p>
          </table:table-cell>
          <table:table-cell table:formula="of:=ROUNDUP(MAX((100-MAX([.AA$5]+[.$F91];0))*(INT([.$I91]*[.$J9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2]/[.H92]" office:value-type="float" office:value="1" calcext:value-type="float">
            <text:p>1</text:p>
          </table:table-cell>
          <table:table-cell table:formula="of:=ROUND(AVERAGE([.C92];[.D92]))" office:value-type="float" office:value="68" calcext:value-type="float">
            <text:p>68</text:p>
          </table:table-cell>
          <table:table-cell/>
          <table:table-cell table:formula="of:=ROUNDUP(MAX((100-MAX([.L$5]+[.$F92];0))*(INT([.$I92]*[.$J92])-[.L$4])/100;0);0)" office:value-type="float" office:value="68" calcext:value-type="float">
            <text:p>68</text:p>
          </table:table-cell>
          <table:table-cell table:formula="of:=ROUNDUP(MAX((100-MAX([.M$5]+[.$F92];0))*(INT([.$I92]*[.$J92])-[.M$4])/100;0);0)" office:value-type="float" office:value="68" calcext:value-type="float">
            <text:p>68</text:p>
          </table:table-cell>
          <table:table-cell table:formula="of:=ROUNDUP(MAX((100-MAX([.N$5]+[.$F92];0))*(INT([.$I92]*[.$J92])-[.N$4])/100;0);0)" office:value-type="float" office:value="66" calcext:value-type="float">
            <text:p>66</text:p>
          </table:table-cell>
          <table:table-cell table:formula="of:=ROUNDUP(MAX((100-MAX([.O$5]+[.$F92];0))*(INT([.$I92]*[.$J92])-[.O$4])/100;0);0)" office:value-type="float" office:value="63" calcext:value-type="float">
            <text:p>63</text:p>
          </table:table-cell>
          <table:table-cell table:formula="of:=ROUNDUP(MAX((100-MAX([.P$5]+[.$F92];0))*(INT([.$I92]*[.$J92])-[.P$4])/100;0);0)" office:value-type="float" office:value="65" calcext:value-type="float">
            <text:p>65</text:p>
          </table:table-cell>
          <table:table-cell table:formula="of:=ROUNDUP(MAX((100-MAX([.Q$5]+[.$F92];0))*(INT([.$I92]*[.$J92])-[.Q$4])/100;0);0)" office:value-type="float" office:value="64" calcext:value-type="float">
            <text:p>64</text:p>
          </table:table-cell>
          <table:table-cell table:formula="of:=ROUNDUP(MAX((100-MAX([.R$5]+[.$F92];0))*(INT([.$I92]*[.$J92])-[.R$4])/100;0);0)" office:value-type="float" office:value="61" calcext:value-type="float">
            <text:p>61</text:p>
          </table:table-cell>
          <table:table-cell table:formula="of:=ROUNDUP(MAX((100-MAX([.S$5]+[.$F92];0))*(INT([.$I92]*[.$J92])-[.S$4])/100;0);0)" office:value-type="float" office:value="58" calcext:value-type="float">
            <text:p>58</text:p>
          </table:table-cell>
          <table:table-cell table:formula="of:=ROUNDUP(MAX((100-MAX([.T$5]+[.$F92];0))*(INT([.$I92]*[.$J92])-[.T$4])/100;0);0)" office:value-type="float" office:value="54" calcext:value-type="float">
            <text:p>54</text:p>
          </table:table-cell>
          <table:table-cell table:formula="of:=ROUNDUP(MAX((100-MAX([.U$5]+[.$F92];0))*(INT([.$I92]*[.$J92])-[.U$4])/100;0);0)" office:value-type="float" office:value="53" calcext:value-type="float">
            <text:p>53</text:p>
          </table:table-cell>
          <table:table-cell table:formula="of:=ROUNDUP(MAX((100-MAX([.V$5]+[.$F92];0))*(INT([.$I92]*[.$J92])-[.V$4])/100;0);0)" office:value-type="float" office:value="51" calcext:value-type="float">
            <text:p>51</text:p>
          </table:table-cell>
          <table:table-cell table:formula="of:=ROUNDUP(MAX((100-MAX([.W$5]+[.$F92];0))*(INT([.$I92]*[.$J92])-[.W$4])/100;0);0)" office:value-type="float" office:value="48" calcext:value-type="float">
            <text:p>48</text:p>
          </table:table-cell>
          <table:table-cell table:formula="of:=ROUNDUP(MAX((100-MAX([.X$5]+[.$F92];0))*(INT([.$I92]*[.$J92])-[.X$4])/100;0);0)" office:value-type="float" office:value="42" calcext:value-type="float">
            <text:p>42</text:p>
          </table:table-cell>
          <table:table-cell table:formula="of:=ROUNDUP(MAX((100-MAX([.Y$5]+[.$F92];0))*(INT([.$I92]*[.$J92])-[.Y$4])/100;0);0)" office:value-type="float" office:value="38" calcext:value-type="float">
            <text:p>38</text:p>
          </table:table-cell>
          <table:table-cell table:formula="of:=ROUNDUP(MAX((100-MAX([.Z$5]+[.$F92];0))*(INT([.$I92]*[.$J92])-[.Z$4])/100;0);0)" office:value-type="float" office:value="33" calcext:value-type="float">
            <text:p>33</text:p>
          </table:table-cell>
          <table:table-cell table:formula="of:=ROUNDUP(MAX((100-MAX([.AA$5]+[.$F92];0))*(INT([.$I92]*[.$J92])-[.AA$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3]/[.H93]" office:value-type="float" office:value="1" calcext:value-type="float">
            <text:p>1</text:p>
          </table:table-cell>
          <table:table-cell table:formula="of:=ROUND(AVERAGE([.C93];[.D93]))" office:value-type="float" office:value="68" calcext:value-type="float">
            <text:p>68</text:p>
          </table:table-cell>
          <table:table-cell/>
          <table:table-cell table:formula="of:=ROUNDUP(MAX((100-MAX([.L$5]+[.$F93];0))*(INT([.$I93]*[.$J93])-[.L$4])/100;0);0)" office:value-type="float" office:value="68" calcext:value-type="float">
            <text:p>68</text:p>
          </table:table-cell>
          <table:table-cell table:formula="of:=ROUNDUP(MAX((100-MAX([.M$5]+[.$F93];0))*(INT([.$I93]*[.$J93])-[.M$4])/100;0);0)" office:value-type="float" office:value="68" calcext:value-type="float">
            <text:p>68</text:p>
          </table:table-cell>
          <table:table-cell table:formula="of:=ROUNDUP(MAX((100-MAX([.N$5]+[.$F93];0))*(INT([.$I93]*[.$J93])-[.N$4])/100;0);0)" office:value-type="float" office:value="66" calcext:value-type="float">
            <text:p>66</text:p>
          </table:table-cell>
          <table:table-cell table:formula="of:=ROUNDUP(MAX((100-MAX([.O$5]+[.$F93];0))*(INT([.$I93]*[.$J93])-[.O$4])/100;0);0)" office:value-type="float" office:value="66" calcext:value-type="float">
            <text:p>66</text:p>
          </table:table-cell>
          <table:table-cell table:formula="of:=ROUNDUP(MAX((100-MAX([.P$5]+[.$F93];0))*(INT([.$I93]*[.$J93])-[.P$4])/100;0);0)" office:value-type="float" office:value="65" calcext:value-type="float">
            <text:p>65</text:p>
          </table:table-cell>
          <table:table-cell table:formula="of:=ROUNDUP(MAX((100-MAX([.Q$5]+[.$F93];0))*(INT([.$I93]*[.$J93])-[.Q$4])/100;0);0)" office:value-type="float" office:value="64" calcext:value-type="float">
            <text:p>64</text:p>
          </table:table-cell>
          <table:table-cell table:formula="of:=ROUNDUP(MAX((100-MAX([.R$5]+[.$F93];0))*(INT([.$I93]*[.$J93])-[.R$4])/100;0);0)" office:value-type="float" office:value="64" calcext:value-type="float">
            <text:p>64</text:p>
          </table:table-cell>
          <table:table-cell table:formula="of:=ROUNDUP(MAX((100-MAX([.S$5]+[.$F93];0))*(INT([.$I93]*[.$J93])-[.S$4])/100;0);0)" office:value-type="float" office:value="64" calcext:value-type="float">
            <text:p>64</text:p>
          </table:table-cell>
          <table:table-cell table:formula="of:=ROUNDUP(MAX((100-MAX([.T$5]+[.$F93];0))*(INT([.$I93]*[.$J93])-[.T$4])/100;0);0)" office:value-type="float" office:value="63" calcext:value-type="float">
            <text:p>63</text:p>
          </table:table-cell>
          <table:table-cell table:formula="of:=ROUNDUP(MAX((100-MAX([.U$5]+[.$F93];0))*(INT([.$I93]*[.$J93])-[.U$4])/100;0);0)" office:value-type="float" office:value="62" calcext:value-type="float">
            <text:p>62</text:p>
          </table:table-cell>
          <table:table-cell table:formula="of:=ROUNDUP(MAX((100-MAX([.V$5]+[.$F93];0))*(INT([.$I93]*[.$J93])-[.V$4])/100;0);0)" office:value-type="float" office:value="60" calcext:value-type="float">
            <text:p>60</text:p>
          </table:table-cell>
          <table:table-cell table:formula="of:=ROUNDUP(MAX((100-MAX([.W$5]+[.$F93];0))*(INT([.$I93]*[.$J93])-[.W$4])/100;0);0)" office:value-type="float" office:value="56" calcext:value-type="float">
            <text:p>56</text:p>
          </table:table-cell>
          <table:table-cell table:formula="of:=ROUNDUP(MAX((100-MAX([.X$5]+[.$F93];0))*(INT([.$I93]*[.$J93])-[.X$4])/100;0);0)" office:value-type="float" office:value="55" calcext:value-type="float">
            <text:p>55</text:p>
          </table:table-cell>
          <table:table-cell table:formula="of:=ROUNDUP(MAX((100-MAX([.Y$5]+[.$F93];0))*(INT([.$I93]*[.$J93])-[.Y$4])/100;0);0)" office:value-type="float" office:value="51" calcext:value-type="float">
            <text:p>51</text:p>
          </table:table-cell>
          <table:table-cell table:formula="of:=ROUNDUP(MAX((100-MAX([.Z$5]+[.$F93];0))*(INT([.$I93]*[.$J93])-[.Z$4])/100;0);0)" office:value-type="float" office:value="45" calcext:value-type="float">
            <text:p>45</text:p>
          </table:table-cell>
          <table:table-cell table:formula="of:=ROUNDUP(MAX((100-MAX([.AA$5]+[.$F93];0))*(INT([.$I93]*[.$J93])-[.AA$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4]/[.H94]" office:value-type="float" office:value="1" calcext:value-type="float">
            <text:p>1</text:p>
          </table:table-cell>
          <table:table-cell table:formula="of:=ROUND(AVERAGE([.C94];[.D94]))" office:value-type="float" office:value="68" calcext:value-type="float">
            <text:p>68</text:p>
          </table:table-cell>
          <table:table-cell/>
          <table:table-cell table:formula="of:=ROUNDUP(MAX((100-MAX([.L$5]+[.$F94];0))*(INT([.$I94]*[.$J94])-[.L$4])/100;0);0)" office:value-type="float" office:value="68" calcext:value-type="float">
            <text:p>68</text:p>
          </table:table-cell>
          <table:table-cell table:formula="of:=ROUNDUP(MAX((100-MAX([.M$5]+[.$F94];0))*(INT([.$I94]*[.$J94])-[.M$4])/100;0);0)" office:value-type="float" office:value="68" calcext:value-type="float">
            <text:p>68</text:p>
          </table:table-cell>
          <table:table-cell table:formula="of:=ROUNDUP(MAX((100-MAX([.N$5]+[.$F94];0))*(INT([.$I94]*[.$J94])-[.N$4])/100;0);0)" office:value-type="float" office:value="66" calcext:value-type="float">
            <text:p>66</text:p>
          </table:table-cell>
          <table:table-cell table:formula="of:=ROUNDUP(MAX((100-MAX([.O$5]+[.$F94];0))*(INT([.$I94]*[.$J94])-[.O$4])/100;0);0)" office:value-type="float" office:value="63" calcext:value-type="float">
            <text:p>63</text:p>
          </table:table-cell>
          <table:table-cell table:formula="of:=ROUNDUP(MAX((100-MAX([.P$5]+[.$F94];0))*(INT([.$I94]*[.$J94])-[.P$4])/100;0);0)" office:value-type="float" office:value="65" calcext:value-type="float">
            <text:p>65</text:p>
          </table:table-cell>
          <table:table-cell table:formula="of:=ROUNDUP(MAX((100-MAX([.Q$5]+[.$F94];0))*(INT([.$I94]*[.$J94])-[.Q$4])/100;0);0)" office:value-type="float" office:value="64" calcext:value-type="float">
            <text:p>64</text:p>
          </table:table-cell>
          <table:table-cell table:formula="of:=ROUNDUP(MAX((100-MAX([.R$5]+[.$F94];0))*(INT([.$I94]*[.$J94])-[.R$4])/100;0);0)" office:value-type="float" office:value="61" calcext:value-type="float">
            <text:p>61</text:p>
          </table:table-cell>
          <table:table-cell table:formula="of:=ROUNDUP(MAX((100-MAX([.S$5]+[.$F94];0))*(INT([.$I94]*[.$J94])-[.S$4])/100;0);0)" office:value-type="float" office:value="58" calcext:value-type="float">
            <text:p>58</text:p>
          </table:table-cell>
          <table:table-cell table:formula="of:=ROUNDUP(MAX((100-MAX([.T$5]+[.$F94];0))*(INT([.$I94]*[.$J94])-[.T$4])/100;0);0)" office:value-type="float" office:value="54" calcext:value-type="float">
            <text:p>54</text:p>
          </table:table-cell>
          <table:table-cell table:formula="of:=ROUNDUP(MAX((100-MAX([.U$5]+[.$F94];0))*(INT([.$I94]*[.$J94])-[.U$4])/100;0);0)" office:value-type="float" office:value="53" calcext:value-type="float">
            <text:p>53</text:p>
          </table:table-cell>
          <table:table-cell table:formula="of:=ROUNDUP(MAX((100-MAX([.V$5]+[.$F94];0))*(INT([.$I94]*[.$J94])-[.V$4])/100;0);0)" office:value-type="float" office:value="51" calcext:value-type="float">
            <text:p>51</text:p>
          </table:table-cell>
          <table:table-cell table:formula="of:=ROUNDUP(MAX((100-MAX([.W$5]+[.$F94];0))*(INT([.$I94]*[.$J94])-[.W$4])/100;0);0)" office:value-type="float" office:value="48" calcext:value-type="float">
            <text:p>48</text:p>
          </table:table-cell>
          <table:table-cell table:formula="of:=ROUNDUP(MAX((100-MAX([.X$5]+[.$F94];0))*(INT([.$I94]*[.$J94])-[.X$4])/100;0);0)" office:value-type="float" office:value="42" calcext:value-type="float">
            <text:p>42</text:p>
          </table:table-cell>
          <table:table-cell table:formula="of:=ROUNDUP(MAX((100-MAX([.Y$5]+[.$F94];0))*(INT([.$I94]*[.$J94])-[.Y$4])/100;0);0)" office:value-type="float" office:value="38" calcext:value-type="float">
            <text:p>38</text:p>
          </table:table-cell>
          <table:table-cell table:formula="of:=ROUNDUP(MAX((100-MAX([.Z$5]+[.$F94];0))*(INT([.$I94]*[.$J94])-[.Z$4])/100;0);0)" office:value-type="float" office:value="33" calcext:value-type="float">
            <text:p>33</text:p>
          </table:table-cell>
          <table:table-cell table:formula="of:=ROUNDUP(MAX((100-MAX([.AA$5]+[.$F94];0))*(INT([.$I94]*[.$J94])-[.AA$4])/100;0);0)" office:value-type="float" office:value="27" calcext:value-type="float">
            <text:p>27</text:p>
          </table:table-cell>
        </table:table-row>
      </table:table>
      <table:table table:name="EcCo (YAAM)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3" table:number-columns-repeated="19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Environmental" calcext:value-type="string">
            <text:p>Environmental</text:p>
          </table:table-cell>
          <table:table-cell table:style-name="ce7" table:formula="of:=OFFSET([$'EcCo Armor'.$A$2];[.V$2];0)" office:value-type="string" office:string-value="Bridgekeeper's" calcext:value-type="string">
            <text:p>Bridgekeeper's</text:p>
          </table:table-cell>
          <table:table-cell table:style-name="ce7" table:formula="of:=OFFSET([$'EcCo Armor'.$A$2];[.W$2];0)" office:value-type="string" office:string-value="Combat Armor" calcext:value-type="string">
            <text:p>Combat Armor</text:p>
          </table:table-cell>
          <table:table-cell table:style-name="ce7" table:formula="of:=OFFSET([$'EcCo Armor'.$A$2];[.X$2];0)" office:value-type="string" office:string-value="Combat MkII" calcext:value-type="string">
            <text:p>Combat MkII</text:p>
          </table:table-cell>
          <table:table-cell table:style-name="ce7" table:formula="of:=OFFSET([$'EcCo Armor'.$A$2];[.Y$2];0)" office:value-type="string" office:string-value="Brotherhood" calcext:value-type="string">
            <text:p>Brotherhood</text:p>
          </table:table-cell>
          <table:table-cell table:style-name="ce7" table:formula="of:=OFFSET([$'EcCo Armor'.$A$2];[.Z$2];0)" office:value-type="string" office:string-value="Power Armor" calcext:value-type="string">
            <text:p>Power Armor</text:p>
          </table:table-cell>
          <table:table-cell table:style-name="ce7" table:formula="of:=OFFSET([$'EcCo Armor'.$A$2];[.AA$2];0)" office:value-type="string" office:string-value="Hard. Power" calcext:value-type="string">
            <text:p>Hard. Power</text:p>
          </table:table-cell>
          <table:table-cell table:style-name="ce7" table:formula="of:=OFFSET([$'EcCo Armor'.$A$2];[.AB$2];0)" office:value-type="string" office:string-value="Adv. Power" calcext:value-type="string">
            <text:p>Adv. Power</text:p>
          </table:table-cell>
          <table:table-cell table:style-name="ce7" table:formula="of:=OFFSET([$'EcCo Armor'.$A$2];[.AC$2];0)" office:value-type="string" office:string-value="Adv. Power MKII" calcext:value-type="string">
            <text:p>Adv. Power MKII</text:p>
          </table:table-cell>
          <table:table-cell table:style-name="ce7" table:formula="of:=OFFSET([$'EcCo Armor'.$A$2];[.AD$2];0)" office:value-type="string" office:string-value="Frank Horrigan" calcext:value-type="string">
            <text:p>Frank Horrigan</text:p>
          </table:table-cell>
          <table:table-cell table:style-name="ce7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E$2];[.L$2];0)" office:value-type="float" office:value="0" calcext:value-type="float">
            <text:p>0</text:p>
          </table:table-cell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2" calcext:value-type="float">
            <text:p>2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4" calcext:value-type="float">
            <text:p>4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4" calcext:value-type="float">
            <text:p>4</text:p>
          </table:table-cell>
          <table:table-cell table:style-name="ce3" table:formula="of:=OFFSET([$'EcCo Armor'.$E$2];[.V$2];0)" office:value-type="float" office:value="5" calcext:value-type="float">
            <text:p>5</text:p>
          </table:table-cell>
          <table:table-cell table:style-name="ce3" table:formula="of:=OFFSET([$'EcCo Armor'.$E$2];[.W$2];0)" office:value-type="float" office:value="6" calcext:value-type="float">
            <text:p>6</text:p>
          </table:table-cell>
          <table:table-cell table:style-name="ce3" table:formula="of:=OFFSET([$'EcCo Armor'.$E$2];[.X$2];0)" office:value-type="float" office:value="6" calcext:value-type="float">
            <text:p>6</text:p>
          </table:table-cell>
          <table:table-cell table:style-name="ce3" table:formula="of:=OFFSET([$'EcCo Armor'.$E$2];[.Y$2];0)" office:value-type="float" office:value="8" calcext:value-type="float">
            <text:p>8</text:p>
          </table:table-cell>
          <table:table-cell table:style-name="ce3" table:formula="of:=OFFSET([$'EcCo Armor'.$E$2];[.Z$2];0)" office:value-type="float" office:value="10" calcext:value-type="float">
            <text:p>10</text:p>
          </table:table-cell>
          <table:table-cell table:style-name="ce3" table:formula="of:=OFFSET([$'EcCo Armor'.$E$2];[.AA$2];0)" office:value-type="float" office:value="12" calcext:value-type="float">
            <text:p>12</text:p>
          </table:table-cell>
          <table:table-cell table:style-name="ce3" table:formula="of:=OFFSET([$'EcCo Armor'.$E$2];[.AB$2];0)" office:value-type="float" office:value="14" calcext:value-type="float">
            <text:p>14</text:p>
          </table:table-cell>
          <table:table-cell table:style-name="ce3" table:formula="of:=OFFSET([$'EcCo Armor'.$E$2];[.AC$2];0)" office:value-type="float" office:value="14" calcext:value-type="float">
            <text:p>14</text:p>
          </table:table-cell>
          <table:table-cell table:style-name="ce3" table:formula="of:=OFFSET([$'EcCo Armor'.$E$2];[.AD$2];0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F$2];[.L$2];0)" office:value-type="float" office:value="0" calcext:value-type="float">
            <text:p>0</text:p>
          </table:table-cell>
          <table:table-cell table:style-name="ce3" table:formula="of:=OFFSET([$'EcCo Armor'.$F$2];[.M$2];0)" office:value-type="float" office:value="10" calcext:value-type="float">
            <text:p>10</text:p>
          </table:table-cell>
          <table:table-cell table:style-name="ce3" table:formula="of:=OFFSET([$'EcCo Armor'.$F$2];[.N$2];0)" office:value-type="float" office:value="20" calcext:value-type="float">
            <text:p>20</text:p>
          </table:table-cell>
          <table:table-cell table:style-name="ce3" table:formula="of:=OFFSET([$'EcCo Armor'.$F$2];[.O$2];0)" office:value-type="float" office:value="25" calcext:value-type="float">
            <text:p>25</text:p>
          </table:table-cell>
          <table:table-cell table:style-name="ce3" table:formula="of:=OFFSET([$'EcCo Armor'.$F$2];[.P$2];0)" office:value-type="float" office:value="30" calcext:value-type="float">
            <text:p>30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5" calcext:value-type="float">
            <text:p>35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40" calcext:value-type="float">
            <text:p>40</text:p>
          </table:table-cell>
          <table:table-cell table:style-name="ce3" table:formula="of:=OFFSET([$'EcCo Armor'.$F$2];[.V$2];0)" office:value-type="float" office:value="40" calcext:value-type="float">
            <text:p>40</text:p>
          </table:table-cell>
          <table:table-cell table:style-name="ce3" table:formula="of:=OFFSET([$'EcCo Armor'.$F$2];[.W$2];0)" office:value-type="float" office:value="40" calcext:value-type="float">
            <text:p>40</text:p>
          </table:table-cell>
          <table:table-cell table:style-name="ce3" table:formula="of:=OFFSET([$'EcCo Armor'.$F$2];[.X$2];0)" office:value-type="float" office:value="45" calcext:value-type="float">
            <text:p>45</text:p>
          </table:table-cell>
          <table:table-cell table:style-name="ce3" table:formula="of:=OFFSET([$'EcCo Armor'.$F$2];[.Y$2];0)" office:value-type="float" office:value="45" calcext:value-type="float">
            <text:p>45</text:p>
          </table:table-cell>
          <table:table-cell table:style-name="ce3" table:formula="of:=OFFSET([$'EcCo Armor'.$F$2];[.Z$2];0)" office:value-type="float" office:value="50" calcext:value-type="float">
            <text:p>50</text:p>
          </table:table-cell>
          <table:table-cell table:style-name="ce3" table:formula="of:=OFFSET([$'EcCo Armor'.$F$2];[.AA$2];0)" office:value-type="float" office:value="50" calcext:value-type="float">
            <text:p>50</text:p>
          </table:table-cell>
          <table:table-cell table:style-name="ce3" table:formula="of:=OFFSET([$'EcCo Armor'.$F$2];[.AB$2];0)" office:value-type="float" office:value="65" calcext:value-type="float">
            <text:p>65</text:p>
          </table:table-cell>
          <table:table-cell table:style-name="ce3" table:formula="of:=OFFSET([$'EcCo Armor'.$F$2];[.AC$2];0)" office:value-type="float" office:value="70" calcext:value-type="float">
            <text:p>70</text:p>
          </table:table-cell>
          <table:table-cell table:style-name="ce3" table:formula="of:=OFFSET([$'EcCo Armor'.$F$2];[.AD$2];0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LOOKUP([.$B7];[$'EcCo ammo'.$A$2:$'EcCo ammo'.$A$33];[$'EcCo ammo'.F$2:$'EcCo ammo'.F$33])" office:value-type="float" office:value="0" calcext:value-type="float">
            <text:p>0</text:p>
          </table:table-cell>
          <table:table-cell table:formula="of:=LOOKUP([.$B7];[$'EcCo ammo'.$A$2:$'EcCo ammo'.$A$33];[$'EcCo ammo'.G$2:$'EcCo ammo'.G$33])" office:value-type="float" office:value="4" calcext:value-type="float">
            <text:p>4</text:p>
          </table:table-cell>
          <table:table-cell table:formula="of:=LOOKUP([.$B7];[$'EcCo ammo'.$A$2:$'EcCo ammo'.$A$33];[$'EcCo ammo'.H$2:$'EcCo ammo'.H$33])" office:value-type="float" office:value="1" calcext:value-type="float">
            <text:p>1</text:p>
          </table:table-cell>
          <table:table-cell table:formula="of:=LOOKUP([.$B7];[$'EcCo ammo'.$A$2:$'EcCo ammo'.$A$33];[$'EcCo ammo'.I$2:$'EcCo ammo'.I$33])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.00</text:p>
          </table:table-cell>
          <table:table-cell table:formula="of:=ROUND(AVERAGE([.C7];[.D7]))" office:value-type="float" office:value="22" calcext:value-type="float">
            <text:p>22</text:p>
          </table:table-cell>
          <table:table-cell/>
          <table:table-cell table:formula="of:=ROUNDUP(MAX((100-MAX([.L$5]+10*MIN([.L$4]-[.$F7];0);0))*INT(([.$J7]-MAX([.L$4]-[.$F7];0))*[.$I7])/100;0);0)" office:value-type="float" office:value="22" calcext:value-type="float">
            <text:p>22</text:p>
          </table:table-cell>
          <table:table-cell table:formula="of:=ROUNDUP(MAX((100-MAX([.M$5]+10*MIN([.M$4]-[.$F7];0);0))*INT(([.$J7]-MAX([.M$4]-[.$F7];0))*[.$I7])/100;0);0)" office:value-type="float" office:value="22" calcext:value-type="float">
            <text:p>22</text:p>
          </table:table-cell>
          <table:table-cell table:formula="of:=ROUNDUP(MAX((100-MAX([.N$5]+10*MIN([.N$4]-[.$F7];0);0))*INT(([.$J7]-MAX([.N$4]-[.$F7];0))*[.$I7])/100;0);0)" office:value-type="float" office:value="22" calcext:value-type="float">
            <text:p>22</text:p>
          </table:table-cell>
          <table:table-cell table:formula="of:=ROUNDUP(MAX((100-MAX([.O$5]+10*MIN([.O$4]-[.$F7];0);0))*INT(([.$J7]-MAX([.O$4]-[.$F7];0))*[.$I7])/100;0);0)" office:value-type="float" office:value="21" calcext:value-type="float">
            <text:p>21</text:p>
          </table:table-cell>
          <table:table-cell table:formula="of:=ROUNDUP(MAX((100-MAX([.P$5]+10*MIN([.P$4]-[.$F7];0);0))*INT(([.$J7]-MAX([.P$4]-[.$F7];0))*[.$I7])/100;0);0)" office:value-type="float" office:value="20" calcext:value-type="float">
            <text:p>20</text:p>
          </table:table-cell>
          <table:table-cell table:formula="of:=ROUNDUP(MAX((100-MAX([.Q$5]+10*MIN([.Q$4]-[.$F7];0);0))*INT(([.$J7]-MAX([.Q$4]-[.$F7];0))*[.$I7])/100;0);0)" office:value-type="float" office:value="20" calcext:value-type="float">
            <text:p>20</text:p>
          </table:table-cell>
          <table:table-cell table:formula="of:=ROUNDUP(MAX((100-MAX([.R$5]+10*MIN([.R$4]-[.$F7];0);0))*INT(([.$J7]-MAX([.R$4]-[.$F7];0))*[.$I7])/100;0);0)" office:value-type="float" office:value="16" calcext:value-type="float">
            <text:p>16</text:p>
          </table:table-cell>
          <table:table-cell table:formula="of:=ROUNDUP(MAX((100-MAX([.S$5]+10*MIN([.S$4]-[.$F7];0);0))*INT(([.$J7]-MAX([.S$4]-[.$F7];0))*[.$I7])/100;0);0)" office:value-type="float" office:value="15" calcext:value-type="float">
            <text:p>15</text:p>
          </table:table-cell>
          <table:table-cell table:formula="of:=ROUNDUP(MAX((100-MAX([.T$5]+10*MIN([.T$4]-[.$F7];0);0))*INT(([.$J7]-MAX([.T$4]-[.$F7];0))*[.$I7])/100;0);0)" office:value-type="float" office:value="15" calcext:value-type="float">
            <text:p>15</text:p>
          </table:table-cell>
          <table:table-cell table:formula="of:=ROUNDUP(MAX((100-MAX([.U$5]+10*MIN([.U$4]-[.$F7];0);0))*INT(([.$J7]-MAX([.U$4]-[.$F7];0))*[.$I7])/100;0);0)" office:value-type="float" office:value="14" calcext:value-type="float">
            <text:p>14</text:p>
          </table:table-cell>
          <table:table-cell table:formula="of:=ROUNDUP(MAX((100-MAX([.V$5]+10*MIN([.V$4]-[.$F7];0);0))*INT(([.$J7]-MAX([.V$4]-[.$F7];0))*[.$I7])/100;0);0)" office:value-type="float" office:value="13" calcext:value-type="float">
            <text:p>13</text:p>
          </table:table-cell>
          <table:table-cell table:formula="of:=ROUNDUP(MAX((100-MAX([.W$5]+10*MIN([.W$4]-[.$F7];0);0))*INT(([.$J7]-MAX([.W$4]-[.$F7];0))*[.$I7])/100;0);0)" office:value-type="float" office:value="12" calcext:value-type="float">
            <text:p>12</text:p>
          </table:table-cell>
          <table:table-cell table:formula="of:=ROUNDUP(MAX((100-MAX([.X$5]+10*MIN([.X$4]-[.$F7];0);0))*INT(([.$J7]-MAX([.X$4]-[.$F7];0))*[.$I7])/100;0);0)" office:value-type="float" office:value="11" calcext:value-type="float">
            <text:p>11</text:p>
          </table:table-cell>
          <table:table-cell table:formula="of:=ROUNDUP(MAX((100-MAX([.Y$5]+10*MIN([.Y$4]-[.$F7];0);0))*INT(([.$J7]-MAX([.Y$4]-[.$F7];0))*[.$I7])/100;0);0)" office:value-type="float" office:value="10" calcext:value-type="float">
            <text:p>10</text:p>
          </table:table-cell>
          <table:table-cell table:formula="of:=ROUNDUP(MAX((100-MAX([.Z$5]+10*MIN([.Z$4]-[.$F7];0);0))*INT(([.$J7]-MAX([.Z$4]-[.$F7];0))*[.$I7])/100;0);0)" office:value-type="float" office:value="8" calcext:value-type="float">
            <text:p>8</text:p>
          </table:table-cell>
          <table:table-cell table:formula="of:=ROUNDUP(MAX((100-MAX([.AA$5]+10*MIN([.AA$4]-[.$F7];0);0))*INT(([.$J7]-MAX([.AA$4]-[.$F7];0))*[.$I7])/100;0);0)" office:value-type="float" office:value="7" calcext:value-type="float">
            <text:p>7</text:p>
          </table:table-cell>
          <table:table-cell table:formula="of:=ROUNDUP(MAX((100-MAX([.AB$5]+10*MIN([.AB$4]-[.$F7];0);0))*INT(([.$J7]-MAX([.AB$4]-[.$F7];0))*[.$I7])/100;0);0)" office:value-type="float" office:value="5" calcext:value-type="float">
            <text:p>5</text:p>
          </table:table-cell>
          <table:table-cell table:formula="of:=ROUNDUP(MAX((100-MAX([.AC$5]+10*MIN([.AC$4]-[.$F7];0);0))*INT(([.$J7]-MAX([.AC$4]-[.$F7];0))*[.$I7])/100;0);0)" office:value-type="float" office:value="4" calcext:value-type="float">
            <text:p>4</text:p>
          </table:table-cell>
          <table:table-cell table:formula="of:=ROUNDUP(MAX((100-MAX([.AD$5]+10*MIN([.AD$4]-[.$F7];0);0))*INT(([.$J7]-MAX([.AD$4]-[.$F7];0))*[.$I7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LOOKUP([.$B8];[$'EcCo ammo'.$A$2:$'EcCo ammo'.$A$33];[$'EcCo ammo'.F$2:$'EcCo ammo'.F$33])" office:value-type="float" office:value="-10" calcext:value-type="float">
            <text:p>-10</text:p>
          </table:table-cell>
          <table:table-cell table:formula="of:=LOOKUP([.$B8];[$'EcCo ammo'.$A$2:$'EcCo ammo'.$A$33];[$'EcCo ammo'.G$2:$'EcCo ammo'.G$33])" office:value-type="float" office:value="7" calcext:value-type="float">
            <text:p>7</text:p>
          </table:table-cell>
          <table:table-cell table:formula="of:=LOOKUP([.$B8];[$'EcCo ammo'.$A$2:$'EcCo ammo'.$A$33];[$'EcCo ammo'.H$2:$'EcCo ammo'.H$33])" office:value-type="float" office:value="1" calcext:value-type="float">
            <text:p>1</text:p>
          </table:table-cell>
          <table:table-cell table:formula="of:=LOOKUP([.$B8];[$'EcCo ammo'.$A$2:$'EcCo ammo'.$A$33];[$'EcCo ammo'.I$2:$'EcCo ammo'.I$33])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.00</text:p>
          </table:table-cell>
          <table:table-cell table:formula="of:=ROUND(AVERAGE([.C8];[.D8]))" office:value-type="float" office:value="22" calcext:value-type="float">
            <text:p>22</text:p>
          </table:table-cell>
          <table:table-cell/>
          <table:table-cell table:formula="of:=ROUNDUP(MAX((100-MAX([.L$5]+10*MIN([.L$4]-[.$F8];0);0))*INT(([.$J8]-MAX([.L$4]-[.$F8];0))*[.$I8])/100;0);0)" office:value-type="float" office:value="22" calcext:value-type="float">
            <text:p>22</text:p>
          </table:table-cell>
          <table:table-cell table:formula="of:=ROUNDUP(MAX((100-MAX([.M$5]+10*MIN([.M$4]-[.$F8];0);0))*INT(([.$J8]-MAX([.M$4]-[.$F8];0))*[.$I8])/100;0);0)" office:value-type="float" office:value="22" calcext:value-type="float">
            <text:p>22</text:p>
          </table:table-cell>
          <table:table-cell table:formula="of:=ROUNDUP(MAX((100-MAX([.N$5]+10*MIN([.N$4]-[.$F8];0);0))*INT(([.$J8]-MAX([.N$4]-[.$F8];0))*[.$I8])/100;0);0)" office:value-type="float" office:value="22" calcext:value-type="float">
            <text:p>22</text:p>
          </table:table-cell>
          <table:table-cell table:formula="of:=ROUNDUP(MAX((100-MAX([.O$5]+10*MIN([.O$4]-[.$F8];0);0))*INT(([.$J8]-MAX([.O$4]-[.$F8];0))*[.$I8])/100;0);0)" office:value-type="float" office:value="22" calcext:value-type="float">
            <text:p>22</text:p>
          </table:table-cell>
          <table:table-cell table:formula="of:=ROUNDUP(MAX((100-MAX([.P$5]+10*MIN([.P$4]-[.$F8];0);0))*INT(([.$J8]-MAX([.P$4]-[.$F8];0))*[.$I8])/100;0);0)" office:value-type="float" office:value="22" calcext:value-type="float">
            <text:p>22</text:p>
          </table:table-cell>
          <table:table-cell table:formula="of:=ROUNDUP(MAX((100-MAX([.Q$5]+10*MIN([.Q$4]-[.$F8];0);0))*INT(([.$J8]-MAX([.Q$4]-[.$F8];0))*[.$I8])/100;0);0)" office:value-type="float" office:value="22" calcext:value-type="float">
            <text:p>22</text:p>
          </table:table-cell>
          <table:table-cell table:formula="of:=ROUNDUP(MAX((100-MAX([.R$5]+10*MIN([.R$4]-[.$F8];0);0))*INT(([.$J8]-MAX([.R$4]-[.$F8];0))*[.$I8])/100;0);0)" office:value-type="float" office:value="22" calcext:value-type="float">
            <text:p>22</text:p>
          </table:table-cell>
          <table:table-cell table:formula="of:=ROUNDUP(MAX((100-MAX([.S$5]+10*MIN([.S$4]-[.$F8];0);0))*INT(([.$J8]-MAX([.S$4]-[.$F8];0))*[.$I8])/100;0);0)" office:value-type="float" office:value="21" calcext:value-type="float">
            <text:p>21</text:p>
          </table:table-cell>
          <table:table-cell table:formula="of:=ROUNDUP(MAX((100-MAX([.T$5]+10*MIN([.T$4]-[.$F8];0);0))*INT(([.$J8]-MAX([.T$4]-[.$F8];0))*[.$I8])/100;0);0)" office:value-type="float" office:value="21" calcext:value-type="float">
            <text:p>21</text:p>
          </table:table-cell>
          <table:table-cell table:formula="of:=ROUNDUP(MAX((100-MAX([.U$5]+10*MIN([.U$4]-[.$F8];0);0))*INT(([.$J8]-MAX([.U$4]-[.$F8];0))*[.$I8])/100;0);0)" office:value-type="float" office:value="20" calcext:value-type="float">
            <text:p>20</text:p>
          </table:table-cell>
          <table:table-cell table:formula="of:=ROUNDUP(MAX((100-MAX([.V$5]+10*MIN([.V$4]-[.$F8];0);0))*INT(([.$J8]-MAX([.V$4]-[.$F8];0))*[.$I8])/100;0);0)" office:value-type="float" office:value="18" calcext:value-type="float">
            <text:p>18</text:p>
          </table:table-cell>
          <table:table-cell table:formula="of:=ROUNDUP(MAX((100-MAX([.W$5]+10*MIN([.W$4]-[.$F8];0);0))*INT(([.$J8]-MAX([.W$4]-[.$F8];0))*[.$I8])/100;0);0)" office:value-type="float" office:value="16" calcext:value-type="float">
            <text:p>16</text:p>
          </table:table-cell>
          <table:table-cell table:formula="of:=ROUNDUP(MAX((100-MAX([.X$5]+10*MIN([.X$4]-[.$F8];0);0))*INT(([.$J8]-MAX([.X$4]-[.$F8];0))*[.$I8])/100;0);0)" office:value-type="float" office:value="15" calcext:value-type="float">
            <text:p>15</text:p>
          </table:table-cell>
          <table:table-cell table:formula="of:=ROUNDUP(MAX((100-MAX([.Y$5]+10*MIN([.Y$4]-[.$F8];0);0))*INT(([.$J8]-MAX([.Y$4]-[.$F8];0))*[.$I8])/100;0);0)" office:value-type="float" office:value="12" calcext:value-type="float">
            <text:p>12</text:p>
          </table:table-cell>
          <table:table-cell table:formula="of:=ROUNDUP(MAX((100-MAX([.Z$5]+10*MIN([.Z$4]-[.$F8];0);0))*INT(([.$J8]-MAX([.Z$4]-[.$F8];0))*[.$I8])/100;0);0)" office:value-type="float" office:value="10" calcext:value-type="float">
            <text:p>10</text:p>
          </table:table-cell>
          <table:table-cell table:formula="of:=ROUNDUP(MAX((100-MAX([.AA$5]+10*MIN([.AA$4]-[.$F8];0);0))*INT(([.$J8]-MAX([.AA$4]-[.$F8];0))*[.$I8])/100;0);0)" office:value-type="float" office:value="9" calcext:value-type="float">
            <text:p>9</text:p>
          </table:table-cell>
          <table:table-cell table:formula="of:=ROUNDUP(MAX((100-MAX([.AB$5]+10*MIN([.AB$4]-[.$F8];0);0))*INT(([.$J8]-MAX([.AB$4]-[.$F8];0))*[.$I8])/100;0);0)" office:value-type="float" office:value="6" calcext:value-type="float">
            <text:p>6</text:p>
          </table:table-cell>
          <table:table-cell table:formula="of:=ROUNDUP(MAX((100-MAX([.AC$5]+10*MIN([.AC$4]-[.$F8];0);0))*INT(([.$J8]-MAX([.AC$4]-[.$F8];0))*[.$I8])/100;0);0)" office:value-type="float" office:value="5" calcext:value-type="float">
            <text:p>5</text:p>
          </table:table-cell>
          <table:table-cell table:formula="of:=ROUNDUP(MAX((100-MAX([.AD$5]+10*MIN([.AD$4]-[.$F8];0);0))*INT(([.$J8]-MAX([.AD$4]-[.$F8];0))*[.$I8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LOOKUP([.$B9];[$'EcCo ammo'.$A$2:$'EcCo ammo'.$A$33];[$'EcCo ammo'.F$2:$'EcCo ammo'.F$33])" office:value-type="float" office:value="0" calcext:value-type="float">
            <text:p>0</text:p>
          </table:table-cell>
          <table:table-cell table:formula="of:=LOOKUP([.$B9];[$'EcCo ammo'.$A$2:$'EcCo ammo'.$A$33];[$'EcCo ammo'.G$2:$'EcCo ammo'.G$33])" office:value-type="float" office:value="4" calcext:value-type="float">
            <text:p>4</text:p>
          </table:table-cell>
          <table:table-cell table:formula="of:=LOOKUP([.$B9];[$'EcCo ammo'.$A$2:$'EcCo ammo'.$A$33];[$'EcCo ammo'.H$2:$'EcCo ammo'.H$33])" office:value-type="float" office:value="1" calcext:value-type="float">
            <text:p>1</text:p>
          </table:table-cell>
          <table:table-cell table:formula="of:=LOOKUP([.$B9];[$'EcCo ammo'.$A$2:$'EcCo ammo'.$A$33];[$'EcCo ammo'.I$2:$'EcCo ammo'.I$33])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.00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10*MIN([.L$4]-[.$F9];0);0))*INT(([.$J9]-MAX([.L$4]-[.$F9];0))*[.$I9])/100;0);0)" office:value-type="float" office:value="20" calcext:value-type="float">
            <text:p>20</text:p>
          </table:table-cell>
          <table:table-cell table:formula="of:=ROUNDUP(MAX((100-MAX([.M$5]+10*MIN([.M$4]-[.$F9];0);0))*INT(([.$J9]-MAX([.M$4]-[.$F9];0))*[.$I9])/100;0);0)" office:value-type="float" office:value="20" calcext:value-type="float">
            <text:p>20</text:p>
          </table:table-cell>
          <table:table-cell table:formula="of:=ROUNDUP(MAX((100-MAX([.N$5]+10*MIN([.N$4]-[.$F9];0);0))*INT(([.$J9]-MAX([.N$4]-[.$F9];0))*[.$I9])/100;0);0)" office:value-type="float" office:value="20" calcext:value-type="float">
            <text:p>20</text:p>
          </table:table-cell>
          <table:table-cell table:formula="of:=ROUNDUP(MAX((100-MAX([.O$5]+10*MIN([.O$4]-[.$F9];0);0))*INT(([.$J9]-MAX([.O$4]-[.$F9];0))*[.$I9])/100;0);0)" office:value-type="float" office:value="19" calcext:value-type="float">
            <text:p>19</text:p>
          </table:table-cell>
          <table:table-cell table:formula="of:=ROUNDUP(MAX((100-MAX([.P$5]+10*MIN([.P$4]-[.$F9];0);0))*INT(([.$J9]-MAX([.P$4]-[.$F9];0))*[.$I9])/100;0);0)" office:value-type="float" office:value="18" calcext:value-type="float">
            <text:p>18</text:p>
          </table:table-cell>
          <table:table-cell table:formula="of:=ROUNDUP(MAX((100-MAX([.Q$5]+10*MIN([.Q$4]-[.$F9];0);0))*INT(([.$J9]-MAX([.Q$4]-[.$F9];0))*[.$I9])/100;0);0)" office:value-type="float" office:value="18" calcext:value-type="float">
            <text:p>18</text:p>
          </table:table-cell>
          <table:table-cell table:formula="of:=ROUNDUP(MAX((100-MAX([.R$5]+10*MIN([.R$4]-[.$F9];0);0))*INT(([.$J9]-MAX([.R$4]-[.$F9];0))*[.$I9])/100;0);0)" office:value-type="float" office:value="14" calcext:value-type="float">
            <text:p>14</text:p>
          </table:table-cell>
          <table:table-cell table:formula="of:=ROUNDUP(MAX((100-MAX([.S$5]+10*MIN([.S$4]-[.$F9];0);0))*INT(([.$J9]-MAX([.S$4]-[.$F9];0))*[.$I9])/100;0);0)" office:value-type="float" office:value="13" calcext:value-type="float">
            <text:p>13</text:p>
          </table:table-cell>
          <table:table-cell table:formula="of:=ROUNDUP(MAX((100-MAX([.T$5]+10*MIN([.T$4]-[.$F9];0);0))*INT(([.$J9]-MAX([.T$4]-[.$F9];0))*[.$I9])/100;0);0)" office:value-type="float" office:value="13" calcext:value-type="float">
            <text:p>13</text:p>
          </table:table-cell>
          <table:table-cell table:formula="of:=ROUNDUP(MAX((100-MAX([.U$5]+10*MIN([.U$4]-[.$F9];0);0))*INT(([.$J9]-MAX([.U$4]-[.$F9];0))*[.$I9])/100;0);0)" office:value-type="float" office:value="12" calcext:value-type="float">
            <text:p>12</text:p>
          </table:table-cell>
          <table:table-cell table:formula="of:=ROUNDUP(MAX((100-MAX([.V$5]+10*MIN([.V$4]-[.$F9];0);0))*INT(([.$J9]-MAX([.V$4]-[.$F9];0))*[.$I9])/100;0);0)" office:value-type="float" office:value="12" calcext:value-type="float">
            <text:p>12</text:p>
          </table:table-cell>
          <table:table-cell table:formula="of:=ROUNDUP(MAX((100-MAX([.W$5]+10*MIN([.W$4]-[.$F9];0);0))*INT(([.$J9]-MAX([.W$4]-[.$F9];0))*[.$I9])/100;0);0)" office:value-type="float" office:value="11" calcext:value-type="float">
            <text:p>11</text:p>
          </table:table-cell>
          <table:table-cell table:formula="of:=ROUNDUP(MAX((100-MAX([.X$5]+10*MIN([.X$4]-[.$F9];0);0))*INT(([.$J9]-MAX([.X$4]-[.$F9];0))*[.$I9])/100;0);0)" office:value-type="float" office:value="10" calcext:value-type="float">
            <text:p>10</text:p>
          </table:table-cell>
          <table:table-cell table:formula="of:=ROUNDUP(MAX((100-MAX([.Y$5]+10*MIN([.Y$4]-[.$F9];0);0))*INT(([.$J9]-MAX([.Y$4]-[.$F9];0))*[.$I9])/100;0);0)" office:value-type="float" office:value="9" calcext:value-type="float">
            <text:p>9</text:p>
          </table:table-cell>
          <table:table-cell table:formula="of:=ROUNDUP(MAX((100-MAX([.Z$5]+10*MIN([.Z$4]-[.$F9];0);0))*INT(([.$J9]-MAX([.Z$4]-[.$F9];0))*[.$I9])/100;0);0)" office:value-type="float" office:value="7" calcext:value-type="float">
            <text:p>7</text:p>
          </table:table-cell>
          <table:table-cell table:formula="of:=ROUNDUP(MAX((100-MAX([.AA$5]+10*MIN([.AA$4]-[.$F9];0);0))*INT(([.$J9]-MAX([.AA$4]-[.$F9];0))*[.$I9])/100;0);0)" office:value-type="float" office:value="6" calcext:value-type="float">
            <text:p>6</text:p>
          </table:table-cell>
          <table:table-cell table:formula="of:=ROUNDUP(MAX((100-MAX([.AB$5]+10*MIN([.AB$4]-[.$F9];0);0))*INT(([.$J9]-MAX([.AB$4]-[.$F9];0))*[.$I9])/100;0);0)" office:value-type="float" office:value="4" calcext:value-type="float">
            <text:p>4</text:p>
          </table:table-cell>
          <table:table-cell table:formula="of:=ROUNDUP(MAX((100-MAX([.AC$5]+10*MIN([.AC$4]-[.$F9];0);0))*INT(([.$J9]-MAX([.AC$4]-[.$F9];0))*[.$I9])/100;0);0)" office:value-type="float" office:value="3" calcext:value-type="float">
            <text:p>3</text:p>
          </table:table-cell>
          <table:table-cell table:formula="of:=ROUNDUP(MAX((100-MAX([.AD$5]+10*MIN([.AD$4]-[.$F9];0);0))*INT(([.$J9]-MAX([.AD$4]-[.$F9];0))*[.$I9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LOOKUP([.$B10];[$'EcCo ammo'.$A$2:$'EcCo ammo'.$A$33];[$'EcCo ammo'.F$2:$'EcCo ammo'.F$33])" office:value-type="float" office:value="-10" calcext:value-type="float">
            <text:p>-10</text:p>
          </table:table-cell>
          <table:table-cell table:formula="of:=LOOKUP([.$B10];[$'EcCo ammo'.$A$2:$'EcCo ammo'.$A$33];[$'EcCo ammo'.G$2:$'EcCo ammo'.G$33])" office:value-type="float" office:value="7" calcext:value-type="float">
            <text:p>7</text:p>
          </table:table-cell>
          <table:table-cell table:formula="of:=LOOKUP([.$B10];[$'EcCo ammo'.$A$2:$'EcCo ammo'.$A$33];[$'EcCo ammo'.H$2:$'EcCo ammo'.H$33])" office:value-type="float" office:value="1" calcext:value-type="float">
            <text:p>1</text:p>
          </table:table-cell>
          <table:table-cell table:formula="of:=LOOKUP([.$B10];[$'EcCo ammo'.$A$2:$'EcCo ammo'.$A$33];[$'EcCo ammo'.I$2:$'EcCo ammo'.I$33])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.00</text:p>
          </table:table-cell>
          <table:table-cell table:formula="of:=ROUND(AVERAGE([.C10];[.D10]))" office:value-type="float" office:value="20" calcext:value-type="float">
            <text:p>20</text:p>
          </table:table-cell>
          <table:table-cell/>
          <table:table-cell table:formula="of:=ROUNDUP(MAX((100-MAX([.L$5]+10*MIN([.L$4]-[.$F10];0);0))*INT(([.$J10]-MAX([.L$4]-[.$F10];0))*[.$I10])/100;0);0)" office:value-type="float" office:value="20" calcext:value-type="float">
            <text:p>20</text:p>
          </table:table-cell>
          <table:table-cell table:formula="of:=ROUNDUP(MAX((100-MAX([.M$5]+10*MIN([.M$4]-[.$F10];0);0))*INT(([.$J10]-MAX([.M$4]-[.$F10];0))*[.$I10])/100;0);0)" office:value-type="float" office:value="20" calcext:value-type="float">
            <text:p>20</text:p>
          </table:table-cell>
          <table:table-cell table:formula="of:=ROUNDUP(MAX((100-MAX([.N$5]+10*MIN([.N$4]-[.$F10];0);0))*INT(([.$J10]-MAX([.N$4]-[.$F10];0))*[.$I10])/100;0);0)" office:value-type="float" office:value="20" calcext:value-type="float">
            <text:p>20</text:p>
          </table:table-cell>
          <table:table-cell table:formula="of:=ROUNDUP(MAX((100-MAX([.O$5]+10*MIN([.O$4]-[.$F10];0);0))*INT(([.$J10]-MAX([.O$4]-[.$F10];0))*[.$I10])/100;0);0)" office:value-type="float" office:value="20" calcext:value-type="float">
            <text:p>20</text:p>
          </table:table-cell>
          <table:table-cell table:formula="of:=ROUNDUP(MAX((100-MAX([.P$5]+10*MIN([.P$4]-[.$F10];0);0))*INT(([.$J10]-MAX([.P$4]-[.$F10];0))*[.$I10])/100;0);0)" office:value-type="float" office:value="20" calcext:value-type="float">
            <text:p>20</text:p>
          </table:table-cell>
          <table:table-cell table:formula="of:=ROUNDUP(MAX((100-MAX([.Q$5]+10*MIN([.Q$4]-[.$F10];0);0))*INT(([.$J10]-MAX([.Q$4]-[.$F10];0))*[.$I10])/100;0);0)" office:value-type="float" office:value="20" calcext:value-type="float">
            <text:p>20</text:p>
          </table:table-cell>
          <table:table-cell table:formula="of:=ROUNDUP(MAX((100-MAX([.R$5]+10*MIN([.R$4]-[.$F10];0);0))*INT(([.$J10]-MAX([.R$4]-[.$F10];0))*[.$I10])/100;0);0)" office:value-type="float" office:value="20" calcext:value-type="float">
            <text:p>20</text:p>
          </table:table-cell>
          <table:table-cell table:formula="of:=ROUNDUP(MAX((100-MAX([.S$5]+10*MIN([.S$4]-[.$F10];0);0))*INT(([.$J10]-MAX([.S$4]-[.$F10];0))*[.$I10])/100;0);0)" office:value-type="float" office:value="19" calcext:value-type="float">
            <text:p>19</text:p>
          </table:table-cell>
          <table:table-cell table:formula="of:=ROUNDUP(MAX((100-MAX([.T$5]+10*MIN([.T$4]-[.$F10];0);0))*INT(([.$J10]-MAX([.T$4]-[.$F10];0))*[.$I10])/100;0);0)" office:value-type="float" office:value="19" calcext:value-type="float">
            <text:p>19</text:p>
          </table:table-cell>
          <table:table-cell table:formula="of:=ROUNDUP(MAX((100-MAX([.U$5]+10*MIN([.U$4]-[.$F10];0);0))*INT(([.$J10]-MAX([.U$4]-[.$F10];0))*[.$I10])/100;0);0)" office:value-type="float" office:value="18" calcext:value-type="float">
            <text:p>18</text:p>
          </table:table-cell>
          <table:table-cell table:formula="of:=ROUNDUP(MAX((100-MAX([.V$5]+10*MIN([.V$4]-[.$F10];0);0))*INT(([.$J10]-MAX([.V$4]-[.$F10];0))*[.$I10])/100;0);0)" office:value-type="float" office:value="16" calcext:value-type="float">
            <text:p>16</text:p>
          </table:table-cell>
          <table:table-cell table:formula="of:=ROUNDUP(MAX((100-MAX([.W$5]+10*MIN([.W$4]-[.$F10];0);0))*INT(([.$J10]-MAX([.W$4]-[.$F10];0))*[.$I10])/100;0);0)" office:value-type="float" office:value="14" calcext:value-type="float">
            <text:p>14</text:p>
          </table:table-cell>
          <table:table-cell table:formula="of:=ROUNDUP(MAX((100-MAX([.X$5]+10*MIN([.X$4]-[.$F10];0);0))*INT(([.$J10]-MAX([.X$4]-[.$F10];0))*[.$I10])/100;0);0)" office:value-type="float" office:value="13" calcext:value-type="float">
            <text:p>13</text:p>
          </table:table-cell>
          <table:table-cell table:formula="of:=ROUNDUP(MAX((100-MAX([.Y$5]+10*MIN([.Y$4]-[.$F10];0);0))*INT(([.$J10]-MAX([.Y$4]-[.$F10];0))*[.$I10])/100;0);0)" office:value-type="float" office:value="11" calcext:value-type="float">
            <text:p>11</text:p>
          </table:table-cell>
          <table:table-cell table:formula="of:=ROUNDUP(MAX((100-MAX([.Z$5]+10*MIN([.Z$4]-[.$F10];0);0))*INT(([.$J10]-MAX([.Z$4]-[.$F10];0))*[.$I10])/100;0);0)" office:value-type="float" office:value="9" calcext:value-type="float">
            <text:p>9</text:p>
          </table:table-cell>
          <table:table-cell table:formula="of:=ROUNDUP(MAX((100-MAX([.AA$5]+10*MIN([.AA$4]-[.$F10];0);0))*INT(([.$J10]-MAX([.AA$4]-[.$F10];0))*[.$I10])/100;0);0)" office:value-type="float" office:value="8" calcext:value-type="float">
            <text:p>8</text:p>
          </table:table-cell>
          <table:table-cell table:formula="of:=ROUNDUP(MAX((100-MAX([.AB$5]+10*MIN([.AB$4]-[.$F10];0);0))*INT(([.$J10]-MAX([.AB$4]-[.$F10];0))*[.$I10])/100;0);0)" office:value-type="float" office:value="5" calcext:value-type="float">
            <text:p>5</text:p>
          </table:table-cell>
          <table:table-cell table:formula="of:=ROUNDUP(MAX((100-MAX([.AC$5]+10*MIN([.AC$4]-[.$F10];0);0))*INT(([.$J10]-MAX([.AC$4]-[.$F10];0))*[.$I10])/100;0);0)" office:value-type="float" office:value="4" calcext:value-type="float">
            <text:p>4</text:p>
          </table:table-cell>
          <table:table-cell table:formula="of:=ROUNDUP(MAX((100-MAX([.AD$5]+10*MIN([.AD$4]-[.$F10];0);0))*INT(([.$J10]-MAX([.AD$4]-[.$F10];0))*[.$I10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1];[$'EcCo ammo'.$A$2:$'EcCo ammo'.$A$33];[$'EcCo ammo'.F$2:$'EcCo ammo'.F$33])" office:value-type="float" office:value="0" calcext:value-type="float">
            <text:p>0</text:p>
          </table:table-cell>
          <table:table-cell table:formula="of:=LOOKUP([.$B11];[$'EcCo ammo'.$A$2:$'EcCo ammo'.$A$33];[$'EcCo ammo'.G$2:$'EcCo ammo'.G$33])" office:value-type="float" office:value="4" calcext:value-type="float">
            <text:p>4</text:p>
          </table:table-cell>
          <table:table-cell table:formula="of:=LOOKUP([.$B11];[$'EcCo ammo'.$A$2:$'EcCo ammo'.$A$33];[$'EcCo ammo'.H$2:$'EcCo ammo'.H$33])" office:value-type="float" office:value="1" calcext:value-type="float">
            <text:p>1</text:p>
          </table:table-cell>
          <table:table-cell table:formula="of:=LOOKUP([.$B11];[$'EcCo ammo'.$A$2:$'EcCo ammo'.$A$33];[$'EcCo ammo'.I$2:$'EcCo ammo'.I$33])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.00</text:p>
          </table:table-cell>
          <table:table-cell table:formula="of:=ROUND(AVERAGE([.C11];[.D11]))" office:value-type="float" office:value="16" calcext:value-type="float">
            <text:p>16</text:p>
          </table:table-cell>
          <table:table-cell/>
          <table:table-cell table:formula="of:=ROUNDUP(MAX((100-MAX([.L$5]+10*MIN([.L$4]-[.$F11];0);0))*INT(([.$J11]-MAX([.L$4]-[.$F11];0))*[.$I11])/100;0);0)" office:value-type="float" office:value="16" calcext:value-type="float">
            <text:p>16</text:p>
          </table:table-cell>
          <table:table-cell table:formula="of:=ROUNDUP(MAX((100-MAX([.M$5]+10*MIN([.M$4]-[.$F11];0);0))*INT(([.$J11]-MAX([.M$4]-[.$F11];0))*[.$I11])/100;0);0)" office:value-type="float" office:value="16" calcext:value-type="float">
            <text:p>16</text:p>
          </table:table-cell>
          <table:table-cell table:formula="of:=ROUNDUP(MAX((100-MAX([.N$5]+10*MIN([.N$4]-[.$F11];0);0))*INT(([.$J11]-MAX([.N$4]-[.$F11];0))*[.$I11])/100;0);0)" office:value-type="float" office:value="16" calcext:value-type="float">
            <text:p>16</text:p>
          </table:table-cell>
          <table:table-cell table:formula="of:=ROUNDUP(MAX((100-MAX([.O$5]+10*MIN([.O$4]-[.$F11];0);0))*INT(([.$J11]-MAX([.O$4]-[.$F11];0))*[.$I11])/100;0);0)" office:value-type="float" office:value="16" calcext:value-type="float">
            <text:p>16</text:p>
          </table:table-cell>
          <table:table-cell table:formula="of:=ROUNDUP(MAX((100-MAX([.P$5]+10*MIN([.P$4]-[.$F11];0);0))*INT(([.$J11]-MAX([.P$4]-[.$F11];0))*[.$I11])/100;0);0)" office:value-type="float" office:value="15" calcext:value-type="float">
            <text:p>15</text:p>
          </table:table-cell>
          <table:table-cell table:formula="of:=ROUNDUP(MAX((100-MAX([.Q$5]+10*MIN([.Q$4]-[.$F11];0);0))*INT(([.$J11]-MAX([.Q$4]-[.$F11];0))*[.$I11])/100;0);0)" office:value-type="float" office:value="15" calcext:value-type="float">
            <text:p>15</text:p>
          </table:table-cell>
          <table:table-cell table:formula="of:=ROUNDUP(MAX((100-MAX([.R$5]+10*MIN([.R$4]-[.$F11];0);0))*INT(([.$J11]-MAX([.R$4]-[.$F11];0))*[.$I11])/100;0);0)" office:value-type="float" office:value="12" calcext:value-type="float">
            <text:p>12</text:p>
          </table:table-cell>
          <table:table-cell table:formula="of:=ROUNDUP(MAX((100-MAX([.S$5]+10*MIN([.S$4]-[.$F11];0);0))*INT(([.$J11]-MAX([.S$4]-[.$F11];0))*[.$I11])/100;0);0)" office:value-type="float" office:value="11" calcext:value-type="float">
            <text:p>11</text:p>
          </table:table-cell>
          <table:table-cell table:formula="of:=ROUNDUP(MAX((100-MAX([.T$5]+10*MIN([.T$4]-[.$F11];0);0))*INT(([.$J11]-MAX([.T$4]-[.$F11];0))*[.$I11])/100;0);0)" office:value-type="float" office:value="11" calcext:value-type="float">
            <text:p>11</text:p>
          </table:table-cell>
          <table:table-cell table:formula="of:=ROUNDUP(MAX((100-MAX([.U$5]+10*MIN([.U$4]-[.$F11];0);0))*INT(([.$J11]-MAX([.U$4]-[.$F11];0))*[.$I11])/100;0);0)" office:value-type="float" office:value="10" calcext:value-type="float">
            <text:p>10</text:p>
          </table:table-cell>
          <table:table-cell table:formula="of:=ROUNDUP(MAX((100-MAX([.V$5]+10*MIN([.V$4]-[.$F11];0);0))*INT(([.$J11]-MAX([.V$4]-[.$F11];0))*[.$I11])/100;0);0)" office:value-type="float" office:value="9" calcext:value-type="float">
            <text:p>9</text:p>
          </table:table-cell>
          <table:table-cell table:formula="of:=ROUNDUP(MAX((100-MAX([.W$5]+10*MIN([.W$4]-[.$F11];0);0))*INT(([.$J11]-MAX([.W$4]-[.$F11];0))*[.$I11])/100;0);0)" office:value-type="float" office:value="9" calcext:value-type="float">
            <text:p>9</text:p>
          </table:table-cell>
          <table:table-cell table:formula="of:=ROUNDUP(MAX((100-MAX([.X$5]+10*MIN([.X$4]-[.$F11];0);0))*INT(([.$J11]-MAX([.X$4]-[.$F11];0))*[.$I11])/100;0);0)" office:value-type="float" office:value="8" calcext:value-type="float">
            <text:p>8</text:p>
          </table:table-cell>
          <table:table-cell table:formula="of:=ROUNDUP(MAX((100-MAX([.Y$5]+10*MIN([.Y$4]-[.$F11];0);0))*INT(([.$J11]-MAX([.Y$4]-[.$F11];0))*[.$I11])/100;0);0)" office:value-type="float" office:value="7" calcext:value-type="float">
            <text:p>7</text:p>
          </table:table-cell>
          <table:table-cell table:formula="of:=ROUNDUP(MAX((100-MAX([.Z$5]+10*MIN([.Z$4]-[.$F11];0);0))*INT(([.$J11]-MAX([.Z$4]-[.$F11];0))*[.$I11])/100;0);0)" office:value-type="float" office:value="5" calcext:value-type="float">
            <text:p>5</text:p>
          </table:table-cell>
          <table:table-cell table:formula="of:=ROUNDUP(MAX((100-MAX([.AA$5]+10*MIN([.AA$4]-[.$F11];0);0))*INT(([.$J11]-MAX([.AA$4]-[.$F11];0))*[.$I11])/100;0);0)" office:value-type="float" office:value="4" calcext:value-type="float">
            <text:p>4</text:p>
          </table:table-cell>
          <table:table-cell table:formula="of:=ROUNDUP(MAX((100-MAX([.AB$5]+10*MIN([.AB$4]-[.$F11];0);0))*INT(([.$J11]-MAX([.AB$4]-[.$F11];0))*[.$I11])/100;0);0)" office:value-type="float" office:value="3" calcext:value-type="float">
            <text:p>3</text:p>
          </table:table-cell>
          <table:table-cell table:formula="of:=ROUNDUP(MAX((100-MAX([.AC$5]+10*MIN([.AC$4]-[.$F11];0);0))*INT(([.$J11]-MAX([.AC$4]-[.$F11];0))*[.$I11])/100;0);0)" office:value-type="float" office:value="2" calcext:value-type="float">
            <text:p>2</text:p>
          </table:table-cell>
          <table:table-cell table:formula="of:=ROUNDUP(MAX((100-MAX([.AD$5]+10*MIN([.AD$4]-[.$F11];0);0))*INT(([.$J11]-MAX([.AD$4]-[.$F11];0))*[.$I11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2];[$'EcCo ammo'.$A$2:$'EcCo ammo'.$A$33];[$'EcCo ammo'.F$2:$'EcCo ammo'.F$33])" office:value-type="float" office:value="-10" calcext:value-type="float">
            <text:p>-10</text:p>
          </table:table-cell>
          <table:table-cell table:formula="of:=LOOKUP([.$B12];[$'EcCo ammo'.$A$2:$'EcCo ammo'.$A$33];[$'EcCo ammo'.G$2:$'EcCo ammo'.G$33])" office:value-type="float" office:value="7" calcext:value-type="float">
            <text:p>7</text:p>
          </table:table-cell>
          <table:table-cell table:formula="of:=LOOKUP([.$B12];[$'EcCo ammo'.$A$2:$'EcCo ammo'.$A$33];[$'EcCo ammo'.H$2:$'EcCo ammo'.H$33])" office:value-type="float" office:value="1" calcext:value-type="float">
            <text:p>1</text:p>
          </table:table-cell>
          <table:table-cell table:formula="of:=LOOKUP([.$B12];[$'EcCo ammo'.$A$2:$'EcCo ammo'.$A$33];[$'EcCo ammo'.I$2:$'EcCo ammo'.I$33])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.00</text:p>
          </table:table-cell>
          <table:table-cell table:formula="of:=ROUND(AVERAGE([.C12];[.D12]))" office:value-type="float" office:value="16" calcext:value-type="float">
            <text:p>16</text:p>
          </table:table-cell>
          <table:table-cell/>
          <table:table-cell table:formula="of:=ROUNDUP(MAX((100-MAX([.L$5]+10*MIN([.L$4]-[.$F12];0);0))*INT(([.$J12]-MAX([.L$4]-[.$F12];0))*[.$I12])/100;0);0)" office:value-type="float" office:value="16" calcext:value-type="float">
            <text:p>16</text:p>
          </table:table-cell>
          <table:table-cell table:formula="of:=ROUNDUP(MAX((100-MAX([.M$5]+10*MIN([.M$4]-[.$F12];0);0))*INT(([.$J12]-MAX([.M$4]-[.$F12];0))*[.$I12])/100;0);0)" office:value-type="float" office:value="16" calcext:value-type="float">
            <text:p>16</text:p>
          </table:table-cell>
          <table:table-cell table:formula="of:=ROUNDUP(MAX((100-MAX([.N$5]+10*MIN([.N$4]-[.$F12];0);0))*INT(([.$J12]-MAX([.N$4]-[.$F12];0))*[.$I12])/100;0);0)" office:value-type="float" office:value="16" calcext:value-type="float">
            <text:p>16</text:p>
          </table:table-cell>
          <table:table-cell table:formula="of:=ROUNDUP(MAX((100-MAX([.O$5]+10*MIN([.O$4]-[.$F12];0);0))*INT(([.$J12]-MAX([.O$4]-[.$F12];0))*[.$I12])/100;0);0)" office:value-type="float" office:value="16" calcext:value-type="float">
            <text:p>16</text:p>
          </table:table-cell>
          <table:table-cell table:formula="of:=ROUNDUP(MAX((100-MAX([.P$5]+10*MIN([.P$4]-[.$F12];0);0))*INT(([.$J12]-MAX([.P$4]-[.$F12];0))*[.$I12])/100;0);0)" office:value-type="float" office:value="16" calcext:value-type="float">
            <text:p>16</text:p>
          </table:table-cell>
          <table:table-cell table:formula="of:=ROUNDUP(MAX((100-MAX([.Q$5]+10*MIN([.Q$4]-[.$F12];0);0))*INT(([.$J12]-MAX([.Q$4]-[.$F12];0))*[.$I12])/100;0);0)" office:value-type="float" office:value="16" calcext:value-type="float">
            <text:p>16</text:p>
          </table:table-cell>
          <table:table-cell table:formula="of:=ROUNDUP(MAX((100-MAX([.R$5]+10*MIN([.R$4]-[.$F12];0);0))*INT(([.$J12]-MAX([.R$4]-[.$F12];0))*[.$I12])/100;0);0)" office:value-type="float" office:value="16" calcext:value-type="float">
            <text:p>16</text:p>
          </table:table-cell>
          <table:table-cell table:formula="of:=ROUNDUP(MAX((100-MAX([.S$5]+10*MIN([.S$4]-[.$F12];0);0))*INT(([.$J12]-MAX([.S$4]-[.$F12];0))*[.$I12])/100;0);0)" office:value-type="float" office:value="16" calcext:value-type="float">
            <text:p>16</text:p>
          </table:table-cell>
          <table:table-cell table:formula="of:=ROUNDUP(MAX((100-MAX([.T$5]+10*MIN([.T$4]-[.$F12];0);0))*INT(([.$J12]-MAX([.T$4]-[.$F12];0))*[.$I12])/100;0);0)" office:value-type="float" office:value="16" calcext:value-type="float">
            <text:p>16</text:p>
          </table:table-cell>
          <table:table-cell table:formula="of:=ROUNDUP(MAX((100-MAX([.U$5]+10*MIN([.U$4]-[.$F12];0);0))*INT(([.$J12]-MAX([.U$4]-[.$F12];0))*[.$I12])/100;0);0)" office:value-type="float" office:value="15" calcext:value-type="float">
            <text:p>15</text:p>
          </table:table-cell>
          <table:table-cell table:formula="of:=ROUNDUP(MAX((100-MAX([.V$5]+10*MIN([.V$4]-[.$F12];0);0))*INT(([.$J12]-MAX([.V$4]-[.$F12];0))*[.$I12])/100;0);0)" office:value-type="float" office:value="13" calcext:value-type="float">
            <text:p>13</text:p>
          </table:table-cell>
          <table:table-cell table:formula="of:=ROUNDUP(MAX((100-MAX([.W$5]+10*MIN([.W$4]-[.$F12];0);0))*INT(([.$J12]-MAX([.W$4]-[.$F12];0))*[.$I12])/100;0);0)" office:value-type="float" office:value="12" calcext:value-type="float">
            <text:p>12</text:p>
          </table:table-cell>
          <table:table-cell table:formula="of:=ROUNDUP(MAX((100-MAX([.X$5]+10*MIN([.X$4]-[.$F12];0);0))*INT(([.$J12]-MAX([.X$4]-[.$F12];0))*[.$I12])/100;0);0)" office:value-type="float" office:value="11" calcext:value-type="float">
            <text:p>11</text:p>
          </table:table-cell>
          <table:table-cell table:formula="of:=ROUNDUP(MAX((100-MAX([.Y$5]+10*MIN([.Y$4]-[.$F12];0);0))*INT(([.$J12]-MAX([.Y$4]-[.$F12];0))*[.$I12])/100;0);0)" office:value-type="float" office:value="9" calcext:value-type="float">
            <text:p>9</text:p>
          </table:table-cell>
          <table:table-cell table:formula="of:=ROUNDUP(MAX((100-MAX([.Z$5]+10*MIN([.Z$4]-[.$F12];0);0))*INT(([.$J12]-MAX([.Z$4]-[.$F12];0))*[.$I12])/100;0);0)" office:value-type="float" office:value="7" calcext:value-type="float">
            <text:p>7</text:p>
          </table:table-cell>
          <table:table-cell table:formula="of:=ROUNDUP(MAX((100-MAX([.AA$5]+10*MIN([.AA$4]-[.$F12];0);0))*INT(([.$J12]-MAX([.AA$4]-[.$F12];0))*[.$I12])/100;0);0)" office:value-type="float" office:value="6" calcext:value-type="float">
            <text:p>6</text:p>
          </table:table-cell>
          <table:table-cell table:formula="of:=ROUNDUP(MAX((100-MAX([.AB$5]+10*MIN([.AB$4]-[.$F12];0);0))*INT(([.$J12]-MAX([.AB$4]-[.$F12];0))*[.$I12])/100;0);0)" office:value-type="float" office:value="4" calcext:value-type="float">
            <text:p>4</text:p>
          </table:table-cell>
          <table:table-cell table:formula="of:=ROUNDUP(MAX((100-MAX([.AC$5]+10*MIN([.AC$4]-[.$F12];0);0))*INT(([.$J12]-MAX([.AC$4]-[.$F12];0))*[.$I12])/100;0);0)" office:value-type="float" office:value="3" calcext:value-type="float">
            <text:p>3</text:p>
          </table:table-cell>
          <table:table-cell table:formula="of:=ROUNDUP(MAX((100-MAX([.AD$5]+10*MIN([.AD$4]-[.$F12];0);0))*INT(([.$J12]-MAX([.AD$4]-[.$F12];0))*[.$I12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LOOKUP([.$B13];[$'EcCo ammo'.$A$2:$'EcCo ammo'.$A$33];[$'EcCo ammo'.F$2:$'EcCo ammo'.F$33])" office:value-type="float" office:value="0" calcext:value-type="float">
            <text:p>0</text:p>
          </table:table-cell>
          <table:table-cell table:formula="of:=LOOKUP([.$B13];[$'EcCo ammo'.$A$2:$'EcCo ammo'.$A$33];[$'EcCo ammo'.G$2:$'EcCo ammo'.G$33])" office:value-type="float" office:value="4" calcext:value-type="float">
            <text:p>4</text:p>
          </table:table-cell>
          <table:table-cell table:formula="of:=LOOKUP([.$B13];[$'EcCo ammo'.$A$2:$'EcCo ammo'.$A$33];[$'EcCo ammo'.H$2:$'EcCo ammo'.H$33])" office:value-type="float" office:value="1" calcext:value-type="float">
            <text:p>1</text:p>
          </table:table-cell>
          <table:table-cell table:formula="of:=LOOKUP([.$B13];[$'EcCo ammo'.$A$2:$'EcCo ammo'.$A$33];[$'EcCo ammo'.I$2:$'EcCo ammo'.I$33])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.00</text:p>
          </table:table-cell>
          <table:table-cell table:formula="of:=ROUND(AVERAGE([.C13];[.D13]))" office:value-type="float" office:value="21" calcext:value-type="float">
            <text:p>21</text:p>
          </table:table-cell>
          <table:table-cell/>
          <table:table-cell table:formula="of:=ROUNDUP(MAX((100-MAX([.L$5]+10*MIN([.L$4]-[.$F13];0);0))*INT(([.$J13]-MAX([.L$4]-[.$F13];0))*[.$I13])/100;0);0)" office:value-type="float" office:value="21" calcext:value-type="float">
            <text:p>21</text:p>
          </table:table-cell>
          <table:table-cell table:formula="of:=ROUNDUP(MAX((100-MAX([.M$5]+10*MIN([.M$4]-[.$F13];0);0))*INT(([.$J13]-MAX([.M$4]-[.$F13];0))*[.$I13])/100;0);0)" office:value-type="float" office:value="21" calcext:value-type="float">
            <text:p>21</text:p>
          </table:table-cell>
          <table:table-cell table:formula="of:=ROUNDUP(MAX((100-MAX([.N$5]+10*MIN([.N$4]-[.$F13];0);0))*INT(([.$J13]-MAX([.N$4]-[.$F13];0))*[.$I13])/100;0);0)" office:value-type="float" office:value="21" calcext:value-type="float">
            <text:p>21</text:p>
          </table:table-cell>
          <table:table-cell table:formula="of:=ROUNDUP(MAX((100-MAX([.O$5]+10*MIN([.O$4]-[.$F13];0);0))*INT(([.$J13]-MAX([.O$4]-[.$F13];0))*[.$I13])/100;0);0)" office:value-type="float" office:value="20" calcext:value-type="float">
            <text:p>20</text:p>
          </table:table-cell>
          <table:table-cell table:formula="of:=ROUNDUP(MAX((100-MAX([.P$5]+10*MIN([.P$4]-[.$F13];0);0))*INT(([.$J13]-MAX([.P$4]-[.$F13];0))*[.$I13])/100;0);0)" office:value-type="float" office:value="19" calcext:value-type="float">
            <text:p>19</text:p>
          </table:table-cell>
          <table:table-cell table:formula="of:=ROUNDUP(MAX((100-MAX([.Q$5]+10*MIN([.Q$4]-[.$F13];0);0))*INT(([.$J13]-MAX([.Q$4]-[.$F13];0))*[.$I13])/100;0);0)" office:value-type="float" office:value="19" calcext:value-type="float">
            <text:p>19</text:p>
          </table:table-cell>
          <table:table-cell table:formula="of:=ROUNDUP(MAX((100-MAX([.R$5]+10*MIN([.R$4]-[.$F13];0);0))*INT(([.$J13]-MAX([.R$4]-[.$F13];0))*[.$I13])/100;0);0)" office:value-type="float" office:value="15" calcext:value-type="float">
            <text:p>15</text:p>
          </table:table-cell>
          <table:table-cell table:formula="of:=ROUNDUP(MAX((100-MAX([.S$5]+10*MIN([.S$4]-[.$F13];0);0))*INT(([.$J13]-MAX([.S$4]-[.$F13];0))*[.$I13])/100;0);0)" office:value-type="float" office:value="14" calcext:value-type="float">
            <text:p>14</text:p>
          </table:table-cell>
          <table:table-cell table:formula="of:=ROUNDUP(MAX((100-MAX([.T$5]+10*MIN([.T$4]-[.$F13];0);0))*INT(([.$J13]-MAX([.T$4]-[.$F13];0))*[.$I13])/100;0);0)" office:value-type="float" office:value="14" calcext:value-type="float">
            <text:p>14</text:p>
          </table:table-cell>
          <table:table-cell table:formula="of:=ROUNDUP(MAX((100-MAX([.U$5]+10*MIN([.U$4]-[.$F13];0);0))*INT(([.$J13]-MAX([.U$4]-[.$F13];0))*[.$I13])/100;0);0)" office:value-type="float" office:value="13" calcext:value-type="float">
            <text:p>13</text:p>
          </table:table-cell>
          <table:table-cell table:formula="of:=ROUNDUP(MAX((100-MAX([.V$5]+10*MIN([.V$4]-[.$F13];0);0))*INT(([.$J13]-MAX([.V$4]-[.$F13];0))*[.$I13])/100;0);0)" office:value-type="float" office:value="12" calcext:value-type="float">
            <text:p>12</text:p>
          </table:table-cell>
          <table:table-cell table:formula="of:=ROUNDUP(MAX((100-MAX([.W$5]+10*MIN([.W$4]-[.$F13];0);0))*INT(([.$J13]-MAX([.W$4]-[.$F13];0))*[.$I13])/100;0);0)" office:value-type="float" office:value="12" calcext:value-type="float">
            <text:p>12</text:p>
          </table:table-cell>
          <table:table-cell table:formula="of:=ROUNDUP(MAX((100-MAX([.X$5]+10*MIN([.X$4]-[.$F13];0);0))*INT(([.$J13]-MAX([.X$4]-[.$F13];0))*[.$I13])/100;0);0)" office:value-type="float" office:value="11" calcext:value-type="float">
            <text:p>11</text:p>
          </table:table-cell>
          <table:table-cell table:formula="of:=ROUNDUP(MAX((100-MAX([.Y$5]+10*MIN([.Y$4]-[.$F13];0);0))*INT(([.$J13]-MAX([.Y$4]-[.$F13];0))*[.$I13])/100;0);0)" office:value-type="float" office:value="10" calcext:value-type="float">
            <text:p>10</text:p>
          </table:table-cell>
          <table:table-cell table:formula="of:=ROUNDUP(MAX((100-MAX([.Z$5]+10*MIN([.Z$4]-[.$F13];0);0))*INT(([.$J13]-MAX([.Z$4]-[.$F13];0))*[.$I13])/100;0);0)" office:value-type="float" office:value="8" calcext:value-type="float">
            <text:p>8</text:p>
          </table:table-cell>
          <table:table-cell table:formula="of:=ROUNDUP(MAX((100-MAX([.AA$5]+10*MIN([.AA$4]-[.$F13];0);0))*INT(([.$J13]-MAX([.AA$4]-[.$F13];0))*[.$I13])/100;0);0)" office:value-type="float" office:value="7" calcext:value-type="float">
            <text:p>7</text:p>
          </table:table-cell>
          <table:table-cell table:formula="of:=ROUNDUP(MAX((100-MAX([.AB$5]+10*MIN([.AB$4]-[.$F13];0);0))*INT(([.$J13]-MAX([.AB$4]-[.$F13];0))*[.$I13])/100;0);0)" office:value-type="float" office:value="4" calcext:value-type="float">
            <text:p>4</text:p>
          </table:table-cell>
          <table:table-cell table:formula="of:=ROUNDUP(MAX((100-MAX([.AC$5]+10*MIN([.AC$4]-[.$F13];0);0))*INT(([.$J13]-MAX([.AC$4]-[.$F13];0))*[.$I13])/100;0);0)" office:value-type="float" office:value="4" calcext:value-type="float">
            <text:p>4</text:p>
          </table:table-cell>
          <table:table-cell table:formula="of:=ROUNDUP(MAX((100-MAX([.AD$5]+10*MIN([.AD$4]-[.$F13];0);0))*INT(([.$J13]-MAX([.AD$4]-[.$F13];0))*[.$I13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LOOKUP([.$B14];[$'EcCo ammo'.$A$2:$'EcCo ammo'.$A$33];[$'EcCo ammo'.F$2:$'EcCo ammo'.F$33])" office:value-type="float" office:value="-10" calcext:value-type="float">
            <text:p>-10</text:p>
          </table:table-cell>
          <table:table-cell table:formula="of:=LOOKUP([.$B14];[$'EcCo ammo'.$A$2:$'EcCo ammo'.$A$33];[$'EcCo ammo'.G$2:$'EcCo ammo'.G$33])" office:value-type="float" office:value="7" calcext:value-type="float">
            <text:p>7</text:p>
          </table:table-cell>
          <table:table-cell table:formula="of:=LOOKUP([.$B14];[$'EcCo ammo'.$A$2:$'EcCo ammo'.$A$33];[$'EcCo ammo'.H$2:$'EcCo ammo'.H$33])" office:value-type="float" office:value="1" calcext:value-type="float">
            <text:p>1</text:p>
          </table:table-cell>
          <table:table-cell table:formula="of:=LOOKUP([.$B14];[$'EcCo ammo'.$A$2:$'EcCo ammo'.$A$33];[$'EcCo ammo'.I$2:$'EcCo ammo'.I$33])" office:value-type="float" office:value="1" calcext:value-type="float">
            <text:p>1</text:p>
          </table:table-cell>
          <table:table-cell table:formula="of:=[.G14]/[.H14]" office:value-type="float" office:value="1" calcext:value-type="float">
            <text:p>1.00</text:p>
          </table:table-cell>
          <table:table-cell table:formula="of:=ROUND(AVERAGE([.C14];[.D14]))" office:value-type="float" office:value="21" calcext:value-type="float">
            <text:p>21</text:p>
          </table:table-cell>
          <table:table-cell/>
          <table:table-cell table:formula="of:=ROUNDUP(MAX((100-MAX([.L$5]+10*MIN([.L$4]-[.$F14];0);0))*INT(([.$J14]-MAX([.L$4]-[.$F14];0))*[.$I14])/100;0);0)" office:value-type="float" office:value="21" calcext:value-type="float">
            <text:p>21</text:p>
          </table:table-cell>
          <table:table-cell table:formula="of:=ROUNDUP(MAX((100-MAX([.M$5]+10*MIN([.M$4]-[.$F14];0);0))*INT(([.$J14]-MAX([.M$4]-[.$F14];0))*[.$I14])/100;0);0)" office:value-type="float" office:value="21" calcext:value-type="float">
            <text:p>21</text:p>
          </table:table-cell>
          <table:table-cell table:formula="of:=ROUNDUP(MAX((100-MAX([.N$5]+10*MIN([.N$4]-[.$F14];0);0))*INT(([.$J14]-MAX([.N$4]-[.$F14];0))*[.$I14])/100;0);0)" office:value-type="float" office:value="21" calcext:value-type="float">
            <text:p>21</text:p>
          </table:table-cell>
          <table:table-cell table:formula="of:=ROUNDUP(MAX((100-MAX([.O$5]+10*MIN([.O$4]-[.$F14];0);0))*INT(([.$J14]-MAX([.O$4]-[.$F14];0))*[.$I14])/100;0);0)" office:value-type="float" office:value="21" calcext:value-type="float">
            <text:p>21</text:p>
          </table:table-cell>
          <table:table-cell table:formula="of:=ROUNDUP(MAX((100-MAX([.P$5]+10*MIN([.P$4]-[.$F14];0);0))*INT(([.$J14]-MAX([.P$4]-[.$F14];0))*[.$I14])/100;0);0)" office:value-type="float" office:value="21" calcext:value-type="float">
            <text:p>21</text:p>
          </table:table-cell>
          <table:table-cell table:formula="of:=ROUNDUP(MAX((100-MAX([.Q$5]+10*MIN([.Q$4]-[.$F14];0);0))*INT(([.$J14]-MAX([.Q$4]-[.$F14];0))*[.$I14])/100;0);0)" office:value-type="float" office:value="21" calcext:value-type="float">
            <text:p>21</text:p>
          </table:table-cell>
          <table:table-cell table:formula="of:=ROUNDUP(MAX((100-MAX([.R$5]+10*MIN([.R$4]-[.$F14];0);0))*INT(([.$J14]-MAX([.R$4]-[.$F14];0))*[.$I14])/100;0);0)" office:value-type="float" office:value="21" calcext:value-type="float">
            <text:p>21</text:p>
          </table:table-cell>
          <table:table-cell table:formula="of:=ROUNDUP(MAX((100-MAX([.S$5]+10*MIN([.S$4]-[.$F14];0);0))*INT(([.$J14]-MAX([.S$4]-[.$F14];0))*[.$I14])/100;0);0)" office:value-type="float" office:value="20" calcext:value-type="float">
            <text:p>20</text:p>
          </table:table-cell>
          <table:table-cell table:formula="of:=ROUNDUP(MAX((100-MAX([.T$5]+10*MIN([.T$4]-[.$F14];0);0))*INT(([.$J14]-MAX([.T$4]-[.$F14];0))*[.$I14])/100;0);0)" office:value-type="float" office:value="20" calcext:value-type="float">
            <text:p>20</text:p>
          </table:table-cell>
          <table:table-cell table:formula="of:=ROUNDUP(MAX((100-MAX([.U$5]+10*MIN([.U$4]-[.$F14];0);0))*INT(([.$J14]-MAX([.U$4]-[.$F14];0))*[.$I14])/100;0);0)" office:value-type="float" office:value="19" calcext:value-type="float">
            <text:p>19</text:p>
          </table:table-cell>
          <table:table-cell table:formula="of:=ROUNDUP(MAX((100-MAX([.V$5]+10*MIN([.V$4]-[.$F14];0);0))*INT(([.$J14]-MAX([.V$4]-[.$F14];0))*[.$I14])/100;0);0)" office:value-type="float" office:value="17" calcext:value-type="float">
            <text:p>17</text:p>
          </table:table-cell>
          <table:table-cell table:formula="of:=ROUNDUP(MAX((100-MAX([.W$5]+10*MIN([.W$4]-[.$F14];0);0))*INT(([.$J14]-MAX([.W$4]-[.$F14];0))*[.$I14])/100;0);0)" office:value-type="float" office:value="15" calcext:value-type="float">
            <text:p>15</text:p>
          </table:table-cell>
          <table:table-cell table:formula="of:=ROUNDUP(MAX((100-MAX([.X$5]+10*MIN([.X$4]-[.$F14];0);0))*INT(([.$J14]-MAX([.X$4]-[.$F14];0))*[.$I14])/100;0);0)" office:value-type="float" office:value="14" calcext:value-type="float">
            <text:p>14</text:p>
          </table:table-cell>
          <table:table-cell table:formula="of:=ROUNDUP(MAX((100-MAX([.Y$5]+10*MIN([.Y$4]-[.$F14];0);0))*INT(([.$J14]-MAX([.Y$4]-[.$F14];0))*[.$I14])/100;0);0)" office:value-type="float" office:value="11" calcext:value-type="float">
            <text:p>11</text:p>
          </table:table-cell>
          <table:table-cell table:formula="of:=ROUNDUP(MAX((100-MAX([.Z$5]+10*MIN([.Z$4]-[.$F14];0);0))*INT(([.$J14]-MAX([.Z$4]-[.$F14];0))*[.$I14])/100;0);0)" office:value-type="float" office:value="9" calcext:value-type="float">
            <text:p>9</text:p>
          </table:table-cell>
          <table:table-cell table:formula="of:=ROUNDUP(MAX((100-MAX([.AA$5]+10*MIN([.AA$4]-[.$F14];0);0))*INT(([.$J14]-MAX([.AA$4]-[.$F14];0))*[.$I14])/100;0);0)" office:value-type="float" office:value="8" calcext:value-type="float">
            <text:p>8</text:p>
          </table:table-cell>
          <table:table-cell table:formula="of:=ROUNDUP(MAX((100-MAX([.AB$5]+10*MIN([.AB$4]-[.$F14];0);0))*INT(([.$J14]-MAX([.AB$4]-[.$F14];0))*[.$I14])/100;0);0)" office:value-type="float" office:value="5" calcext:value-type="float">
            <text:p>5</text:p>
          </table:table-cell>
          <table:table-cell table:formula="of:=ROUNDUP(MAX((100-MAX([.AC$5]+10*MIN([.AC$4]-[.$F14];0);0))*INT(([.$J14]-MAX([.AC$4]-[.$F14];0))*[.$I14])/100;0);0)" office:value-type="float" office:value="5" calcext:value-type="float">
            <text:p>5</text:p>
          </table:table-cell>
          <table:table-cell table:formula="of:=ROUNDUP(MAX((100-MAX([.AD$5]+10*MIN([.AD$4]-[.$F14];0);0))*INT(([.$J14]-MAX([.AD$4]-[.$F14];0))*[.$I14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5];[$'EcCo ammo'.$A$2:$'EcCo ammo'.$A$33];[$'EcCo ammo'.F$2:$'EcCo ammo'.F$33])" office:value-type="float" office:value="0" calcext:value-type="float">
            <text:p>0</text:p>
          </table:table-cell>
          <table:table-cell table:formula="of:=LOOKUP([.$B15];[$'EcCo ammo'.$A$2:$'EcCo ammo'.$A$33];[$'EcCo ammo'.G$2:$'EcCo ammo'.G$33])" office:value-type="float" office:value="4" calcext:value-type="float">
            <text:p>4</text:p>
          </table:table-cell>
          <table:table-cell table:formula="of:=LOOKUP([.$B15];[$'EcCo ammo'.$A$2:$'EcCo ammo'.$A$33];[$'EcCo ammo'.H$2:$'EcCo ammo'.H$33])" office:value-type="float" office:value="1" calcext:value-type="float">
            <text:p>1</text:p>
          </table:table-cell>
          <table:table-cell table:formula="of:=LOOKUP([.$B15];[$'EcCo ammo'.$A$2:$'EcCo ammo'.$A$33];[$'EcCo ammo'.I$2:$'EcCo ammo'.I$33])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.00</text:p>
          </table:table-cell>
          <table:table-cell table:formula="of:=ROUND(AVERAGE([.C15];[.D15]))" office:value-type="float" office:value="16" calcext:value-type="float">
            <text:p>16</text:p>
          </table:table-cell>
          <table:table-cell/>
          <table:table-cell table:formula="of:=ROUNDUP(MAX((100-MAX([.L$5]+10*MIN([.L$4]-[.$F15];0);0))*INT(([.$J15]-MAX([.L$4]-[.$F15];0))*[.$I15])/100;0);0)" office:value-type="float" office:value="16" calcext:value-type="float">
            <text:p>16</text:p>
          </table:table-cell>
          <table:table-cell table:formula="of:=ROUNDUP(MAX((100-MAX([.M$5]+10*MIN([.M$4]-[.$F15];0);0))*INT(([.$J15]-MAX([.M$4]-[.$F15];0))*[.$I15])/100;0);0)" office:value-type="float" office:value="16" calcext:value-type="float">
            <text:p>16</text:p>
          </table:table-cell>
          <table:table-cell table:formula="of:=ROUNDUP(MAX((100-MAX([.N$5]+10*MIN([.N$4]-[.$F15];0);0))*INT(([.$J15]-MAX([.N$4]-[.$F15];0))*[.$I15])/100;0);0)" office:value-type="float" office:value="16" calcext:value-type="float">
            <text:p>16</text:p>
          </table:table-cell>
          <table:table-cell table:formula="of:=ROUNDUP(MAX((100-MAX([.O$5]+10*MIN([.O$4]-[.$F15];0);0))*INT(([.$J15]-MAX([.O$4]-[.$F15];0))*[.$I15])/100;0);0)" office:value-type="float" office:value="16" calcext:value-type="float">
            <text:p>16</text:p>
          </table:table-cell>
          <table:table-cell table:formula="of:=ROUNDUP(MAX((100-MAX([.P$5]+10*MIN([.P$4]-[.$F15];0);0))*INT(([.$J15]-MAX([.P$4]-[.$F15];0))*[.$I15])/100;0);0)" office:value-type="float" office:value="15" calcext:value-type="float">
            <text:p>15</text:p>
          </table:table-cell>
          <table:table-cell table:formula="of:=ROUNDUP(MAX((100-MAX([.Q$5]+10*MIN([.Q$4]-[.$F15];0);0))*INT(([.$J15]-MAX([.Q$4]-[.$F15];0))*[.$I15])/100;0);0)" office:value-type="float" office:value="15" calcext:value-type="float">
            <text:p>15</text:p>
          </table:table-cell>
          <table:table-cell table:formula="of:=ROUNDUP(MAX((100-MAX([.R$5]+10*MIN([.R$4]-[.$F15];0);0))*INT(([.$J15]-MAX([.R$4]-[.$F15];0))*[.$I15])/100;0);0)" office:value-type="float" office:value="12" calcext:value-type="float">
            <text:p>12</text:p>
          </table:table-cell>
          <table:table-cell table:formula="of:=ROUNDUP(MAX((100-MAX([.S$5]+10*MIN([.S$4]-[.$F15];0);0))*INT(([.$J15]-MAX([.S$4]-[.$F15];0))*[.$I15])/100;0);0)" office:value-type="float" office:value="11" calcext:value-type="float">
            <text:p>11</text:p>
          </table:table-cell>
          <table:table-cell table:formula="of:=ROUNDUP(MAX((100-MAX([.T$5]+10*MIN([.T$4]-[.$F15];0);0))*INT(([.$J15]-MAX([.T$4]-[.$F15];0))*[.$I15])/100;0);0)" office:value-type="float" office:value="11" calcext:value-type="float">
            <text:p>11</text:p>
          </table:table-cell>
          <table:table-cell table:formula="of:=ROUNDUP(MAX((100-MAX([.U$5]+10*MIN([.U$4]-[.$F15];0);0))*INT(([.$J15]-MAX([.U$4]-[.$F15];0))*[.$I15])/100;0);0)" office:value-type="float" office:value="10" calcext:value-type="float">
            <text:p>10</text:p>
          </table:table-cell>
          <table:table-cell table:formula="of:=ROUNDUP(MAX((100-MAX([.V$5]+10*MIN([.V$4]-[.$F15];0);0))*INT(([.$J15]-MAX([.V$4]-[.$F15];0))*[.$I15])/100;0);0)" office:value-type="float" office:value="9" calcext:value-type="float">
            <text:p>9</text:p>
          </table:table-cell>
          <table:table-cell table:formula="of:=ROUNDUP(MAX((100-MAX([.W$5]+10*MIN([.W$4]-[.$F15];0);0))*INT(([.$J15]-MAX([.W$4]-[.$F15];0))*[.$I15])/100;0);0)" office:value-type="float" office:value="9" calcext:value-type="float">
            <text:p>9</text:p>
          </table:table-cell>
          <table:table-cell table:formula="of:=ROUNDUP(MAX((100-MAX([.X$5]+10*MIN([.X$4]-[.$F15];0);0))*INT(([.$J15]-MAX([.X$4]-[.$F15];0))*[.$I15])/100;0);0)" office:value-type="float" office:value="8" calcext:value-type="float">
            <text:p>8</text:p>
          </table:table-cell>
          <table:table-cell table:formula="of:=ROUNDUP(MAX((100-MAX([.Y$5]+10*MIN([.Y$4]-[.$F15];0);0))*INT(([.$J15]-MAX([.Y$4]-[.$F15];0))*[.$I15])/100;0);0)" office:value-type="float" office:value="7" calcext:value-type="float">
            <text:p>7</text:p>
          </table:table-cell>
          <table:table-cell table:formula="of:=ROUNDUP(MAX((100-MAX([.Z$5]+10*MIN([.Z$4]-[.$F15];0);0))*INT(([.$J15]-MAX([.Z$4]-[.$F15];0))*[.$I15])/100;0);0)" office:value-type="float" office:value="5" calcext:value-type="float">
            <text:p>5</text:p>
          </table:table-cell>
          <table:table-cell table:formula="of:=ROUNDUP(MAX((100-MAX([.AA$5]+10*MIN([.AA$4]-[.$F15];0);0))*INT(([.$J15]-MAX([.AA$4]-[.$F15];0))*[.$I15])/100;0);0)" office:value-type="float" office:value="4" calcext:value-type="float">
            <text:p>4</text:p>
          </table:table-cell>
          <table:table-cell table:formula="of:=ROUNDUP(MAX((100-MAX([.AB$5]+10*MIN([.AB$4]-[.$F15];0);0))*INT(([.$J15]-MAX([.AB$4]-[.$F15];0))*[.$I15])/100;0);0)" office:value-type="float" office:value="3" calcext:value-type="float">
            <text:p>3</text:p>
          </table:table-cell>
          <table:table-cell table:formula="of:=ROUNDUP(MAX((100-MAX([.AC$5]+10*MIN([.AC$4]-[.$F15];0);0))*INT(([.$J15]-MAX([.AC$4]-[.$F15];0))*[.$I15])/100;0);0)" office:value-type="float" office:value="2" calcext:value-type="float">
            <text:p>2</text:p>
          </table:table-cell>
          <table:table-cell table:formula="of:=ROUNDUP(MAX((100-MAX([.AD$5]+10*MIN([.AD$4]-[.$F15];0);0))*INT(([.$J15]-MAX([.AD$4]-[.$F15];0))*[.$I15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6];[$'EcCo ammo'.$A$2:$'EcCo ammo'.$A$33];[$'EcCo ammo'.F$2:$'EcCo ammo'.F$33])" office:value-type="float" office:value="-10" calcext:value-type="float">
            <text:p>-10</text:p>
          </table:table-cell>
          <table:table-cell table:formula="of:=LOOKUP([.$B16];[$'EcCo ammo'.$A$2:$'EcCo ammo'.$A$33];[$'EcCo ammo'.G$2:$'EcCo ammo'.G$33])" office:value-type="float" office:value="7" calcext:value-type="float">
            <text:p>7</text:p>
          </table:table-cell>
          <table:table-cell table:formula="of:=LOOKUP([.$B16];[$'EcCo ammo'.$A$2:$'EcCo ammo'.$A$33];[$'EcCo ammo'.H$2:$'EcCo ammo'.H$33])" office:value-type="float" office:value="1" calcext:value-type="float">
            <text:p>1</text:p>
          </table:table-cell>
          <table:table-cell table:formula="of:=LOOKUP([.$B16];[$'EcCo ammo'.$A$2:$'EcCo ammo'.$A$33];[$'EcCo ammo'.I$2:$'EcCo ammo'.I$33])" office:value-type="float" office:value="1" calcext:value-type="float">
            <text:p>1</text:p>
          </table:table-cell>
          <table:table-cell table:formula="of:=[.G16]/[.H16]" office:value-type="float" office:value="1" calcext:value-type="float">
            <text:p>1.00</text:p>
          </table:table-cell>
          <table:table-cell table:formula="of:=ROUND(AVERAGE([.C16];[.D16]))" office:value-type="float" office:value="16" calcext:value-type="float">
            <text:p>16</text:p>
          </table:table-cell>
          <table:table-cell/>
          <table:table-cell table:formula="of:=ROUNDUP(MAX((100-MAX([.L$5]+10*MIN([.L$4]-[.$F16];0);0))*INT(([.$J16]-MAX([.L$4]-[.$F16];0))*[.$I16])/100;0);0)" office:value-type="float" office:value="16" calcext:value-type="float">
            <text:p>16</text:p>
          </table:table-cell>
          <table:table-cell table:formula="of:=ROUNDUP(MAX((100-MAX([.M$5]+10*MIN([.M$4]-[.$F16];0);0))*INT(([.$J16]-MAX([.M$4]-[.$F16];0))*[.$I16])/100;0);0)" office:value-type="float" office:value="16" calcext:value-type="float">
            <text:p>16</text:p>
          </table:table-cell>
          <table:table-cell table:formula="of:=ROUNDUP(MAX((100-MAX([.N$5]+10*MIN([.N$4]-[.$F16];0);0))*INT(([.$J16]-MAX([.N$4]-[.$F16];0))*[.$I16])/100;0);0)" office:value-type="float" office:value="16" calcext:value-type="float">
            <text:p>16</text:p>
          </table:table-cell>
          <table:table-cell table:formula="of:=ROUNDUP(MAX((100-MAX([.O$5]+10*MIN([.O$4]-[.$F16];0);0))*INT(([.$J16]-MAX([.O$4]-[.$F16];0))*[.$I16])/100;0);0)" office:value-type="float" office:value="16" calcext:value-type="float">
            <text:p>16</text:p>
          </table:table-cell>
          <table:table-cell table:formula="of:=ROUNDUP(MAX((100-MAX([.P$5]+10*MIN([.P$4]-[.$F16];0);0))*INT(([.$J16]-MAX([.P$4]-[.$F16];0))*[.$I16])/100;0);0)" office:value-type="float" office:value="16" calcext:value-type="float">
            <text:p>16</text:p>
          </table:table-cell>
          <table:table-cell table:formula="of:=ROUNDUP(MAX((100-MAX([.Q$5]+10*MIN([.Q$4]-[.$F16];0);0))*INT(([.$J16]-MAX([.Q$4]-[.$F16];0))*[.$I16])/100;0);0)" office:value-type="float" office:value="16" calcext:value-type="float">
            <text:p>16</text:p>
          </table:table-cell>
          <table:table-cell table:formula="of:=ROUNDUP(MAX((100-MAX([.R$5]+10*MIN([.R$4]-[.$F16];0);0))*INT(([.$J16]-MAX([.R$4]-[.$F16];0))*[.$I16])/100;0);0)" office:value-type="float" office:value="16" calcext:value-type="float">
            <text:p>16</text:p>
          </table:table-cell>
          <table:table-cell table:formula="of:=ROUNDUP(MAX((100-MAX([.S$5]+10*MIN([.S$4]-[.$F16];0);0))*INT(([.$J16]-MAX([.S$4]-[.$F16];0))*[.$I16])/100;0);0)" office:value-type="float" office:value="16" calcext:value-type="float">
            <text:p>16</text:p>
          </table:table-cell>
          <table:table-cell table:formula="of:=ROUNDUP(MAX((100-MAX([.T$5]+10*MIN([.T$4]-[.$F16];0);0))*INT(([.$J16]-MAX([.T$4]-[.$F16];0))*[.$I16])/100;0);0)" office:value-type="float" office:value="16" calcext:value-type="float">
            <text:p>16</text:p>
          </table:table-cell>
          <table:table-cell table:formula="of:=ROUNDUP(MAX((100-MAX([.U$5]+10*MIN([.U$4]-[.$F16];0);0))*INT(([.$J16]-MAX([.U$4]-[.$F16];0))*[.$I16])/100;0);0)" office:value-type="float" office:value="15" calcext:value-type="float">
            <text:p>15</text:p>
          </table:table-cell>
          <table:table-cell table:formula="of:=ROUNDUP(MAX((100-MAX([.V$5]+10*MIN([.V$4]-[.$F16];0);0))*INT(([.$J16]-MAX([.V$4]-[.$F16];0))*[.$I16])/100;0);0)" office:value-type="float" office:value="13" calcext:value-type="float">
            <text:p>13</text:p>
          </table:table-cell>
          <table:table-cell table:formula="of:=ROUNDUP(MAX((100-MAX([.W$5]+10*MIN([.W$4]-[.$F16];0);0))*INT(([.$J16]-MAX([.W$4]-[.$F16];0))*[.$I16])/100;0);0)" office:value-type="float" office:value="12" calcext:value-type="float">
            <text:p>12</text:p>
          </table:table-cell>
          <table:table-cell table:formula="of:=ROUNDUP(MAX((100-MAX([.X$5]+10*MIN([.X$4]-[.$F16];0);0))*INT(([.$J16]-MAX([.X$4]-[.$F16];0))*[.$I16])/100;0);0)" office:value-type="float" office:value="11" calcext:value-type="float">
            <text:p>11</text:p>
          </table:table-cell>
          <table:table-cell table:formula="of:=ROUNDUP(MAX((100-MAX([.Y$5]+10*MIN([.Y$4]-[.$F16];0);0))*INT(([.$J16]-MAX([.Y$4]-[.$F16];0))*[.$I16])/100;0);0)" office:value-type="float" office:value="9" calcext:value-type="float">
            <text:p>9</text:p>
          </table:table-cell>
          <table:table-cell table:formula="of:=ROUNDUP(MAX((100-MAX([.Z$5]+10*MIN([.Z$4]-[.$F16];0);0))*INT(([.$J16]-MAX([.Z$4]-[.$F16];0))*[.$I16])/100;0);0)" office:value-type="float" office:value="7" calcext:value-type="float">
            <text:p>7</text:p>
          </table:table-cell>
          <table:table-cell table:formula="of:=ROUNDUP(MAX((100-MAX([.AA$5]+10*MIN([.AA$4]-[.$F16];0);0))*INT(([.$J16]-MAX([.AA$4]-[.$F16];0))*[.$I16])/100;0);0)" office:value-type="float" office:value="6" calcext:value-type="float">
            <text:p>6</text:p>
          </table:table-cell>
          <table:table-cell table:formula="of:=ROUNDUP(MAX((100-MAX([.AB$5]+10*MIN([.AB$4]-[.$F16];0);0))*INT(([.$J16]-MAX([.AB$4]-[.$F16];0))*[.$I16])/100;0);0)" office:value-type="float" office:value="4" calcext:value-type="float">
            <text:p>4</text:p>
          </table:table-cell>
          <table:table-cell table:formula="of:=ROUNDUP(MAX((100-MAX([.AC$5]+10*MIN([.AC$4]-[.$F16];0);0))*INT(([.$J16]-MAX([.AC$4]-[.$F16];0))*[.$I16])/100;0);0)" office:value-type="float" office:value="3" calcext:value-type="float">
            <text:p>3</text:p>
          </table:table-cell>
          <table:table-cell table:formula="of:=ROUNDUP(MAX((100-MAX([.AD$5]+10*MIN([.AD$4]-[.$F16];0);0))*INT(([.$J16]-MAX([.AD$4]-[.$F16];0))*[.$I16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7];[$'EcCo ammo'.$A$2:$'EcCo ammo'.$A$33];[$'EcCo ammo'.F$2:$'EcCo ammo'.F$33])" office:value-type="float" office:value="0" calcext:value-type="float">
            <text:p>0</text:p>
          </table:table-cell>
          <table:table-cell table:formula="of:=LOOKUP([.$B17];[$'EcCo ammo'.$A$2:$'EcCo ammo'.$A$33];[$'EcCo ammo'.G$2:$'EcCo ammo'.G$33])" office:value-type="float" office:value="4" calcext:value-type="float">
            <text:p>4</text:p>
          </table:table-cell>
          <table:table-cell table:formula="of:=LOOKUP([.$B17];[$'EcCo ammo'.$A$2:$'EcCo ammo'.$A$33];[$'EcCo ammo'.H$2:$'EcCo ammo'.H$33])" office:value-type="float" office:value="1" calcext:value-type="float">
            <text:p>1</text:p>
          </table:table-cell>
          <table:table-cell table:formula="of:=LOOKUP([.$B17];[$'EcCo ammo'.$A$2:$'EcCo ammo'.$A$33];[$'EcCo ammo'.I$2:$'EcCo ammo'.I$33])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.00</text:p>
          </table:table-cell>
          <table:table-cell table:formula="of:=ROUND(AVERAGE([.C17];[.D17]))" office:value-type="float" office:value="19" calcext:value-type="float">
            <text:p>19</text:p>
          </table:table-cell>
          <table:table-cell/>
          <table:table-cell table:formula="of:=ROUNDUP(MAX((100-MAX([.L$5]+10*MIN([.L$4]-[.$F17];0);0))*INT(([.$J17]-MAX([.L$4]-[.$F17];0))*[.$I17])/100;0);0)" office:value-type="float" office:value="19" calcext:value-type="float">
            <text:p>19</text:p>
          </table:table-cell>
          <table:table-cell table:formula="of:=ROUNDUP(MAX((100-MAX([.M$5]+10*MIN([.M$4]-[.$F17];0);0))*INT(([.$J17]-MAX([.M$4]-[.$F17];0))*[.$I17])/100;0);0)" office:value-type="float" office:value="19" calcext:value-type="float">
            <text:p>19</text:p>
          </table:table-cell>
          <table:table-cell table:formula="of:=ROUNDUP(MAX((100-MAX([.N$5]+10*MIN([.N$4]-[.$F17];0);0))*INT(([.$J17]-MAX([.N$4]-[.$F17];0))*[.$I17])/100;0);0)" office:value-type="float" office:value="19" calcext:value-type="float">
            <text:p>19</text:p>
          </table:table-cell>
          <table:table-cell table:formula="of:=ROUNDUP(MAX((100-MAX([.O$5]+10*MIN([.O$4]-[.$F17];0);0))*INT(([.$J17]-MAX([.O$4]-[.$F17];0))*[.$I17])/100;0);0)" office:value-type="float" office:value="19" calcext:value-type="float">
            <text:p>19</text:p>
          </table:table-cell>
          <table:table-cell table:formula="of:=ROUNDUP(MAX((100-MAX([.P$5]+10*MIN([.P$4]-[.$F17];0);0))*INT(([.$J17]-MAX([.P$4]-[.$F17];0))*[.$I17])/100;0);0)" office:value-type="float" office:value="18" calcext:value-type="float">
            <text:p>18</text:p>
          </table:table-cell>
          <table:table-cell table:formula="of:=ROUNDUP(MAX((100-MAX([.Q$5]+10*MIN([.Q$4]-[.$F17];0);0))*INT(([.$J17]-MAX([.Q$4]-[.$F17];0))*[.$I17])/100;0);0)" office:value-type="float" office:value="18" calcext:value-type="float">
            <text:p>18</text:p>
          </table:table-cell>
          <table:table-cell table:formula="of:=ROUNDUP(MAX((100-MAX([.R$5]+10*MIN([.R$4]-[.$F17];0);0))*INT(([.$J17]-MAX([.R$4]-[.$F17];0))*[.$I17])/100;0);0)" office:value-type="float" office:value="14" calcext:value-type="float">
            <text:p>14</text:p>
          </table:table-cell>
          <table:table-cell table:formula="of:=ROUNDUP(MAX((100-MAX([.S$5]+10*MIN([.S$4]-[.$F17];0);0))*INT(([.$J17]-MAX([.S$4]-[.$F17];0))*[.$I17])/100;0);0)" office:value-type="float" office:value="13" calcext:value-type="float">
            <text:p>13</text:p>
          </table:table-cell>
          <table:table-cell table:formula="of:=ROUNDUP(MAX((100-MAX([.T$5]+10*MIN([.T$4]-[.$F17];0);0))*INT(([.$J17]-MAX([.T$4]-[.$F17];0))*[.$I17])/100;0);0)" office:value-type="float" office:value="13" calcext:value-type="float">
            <text:p>13</text:p>
          </table:table-cell>
          <table:table-cell table:formula="of:=ROUNDUP(MAX((100-MAX([.U$5]+10*MIN([.U$4]-[.$F17];0);0))*INT(([.$J17]-MAX([.U$4]-[.$F17];0))*[.$I17])/100;0);0)" office:value-type="float" office:value="12" calcext:value-type="float">
            <text:p>12</text:p>
          </table:table-cell>
          <table:table-cell table:formula="of:=ROUNDUP(MAX((100-MAX([.V$5]+10*MIN([.V$4]-[.$F17];0);0))*INT(([.$J17]-MAX([.V$4]-[.$F17];0))*[.$I17])/100;0);0)" office:value-type="float" office:value="11" calcext:value-type="float">
            <text:p>11</text:p>
          </table:table-cell>
          <table:table-cell table:formula="of:=ROUNDUP(MAX((100-MAX([.W$5]+10*MIN([.W$4]-[.$F17];0);0))*INT(([.$J17]-MAX([.W$4]-[.$F17];0))*[.$I17])/100;0);0)" office:value-type="float" office:value="11" calcext:value-type="float">
            <text:p>11</text:p>
          </table:table-cell>
          <table:table-cell table:formula="of:=ROUNDUP(MAX((100-MAX([.X$5]+10*MIN([.X$4]-[.$F17];0);0))*INT(([.$J17]-MAX([.X$4]-[.$F17];0))*[.$I17])/100;0);0)" office:value-type="float" office:value="10" calcext:value-type="float">
            <text:p>10</text:p>
          </table:table-cell>
          <table:table-cell table:formula="of:=ROUNDUP(MAX((100-MAX([.Y$5]+10*MIN([.Y$4]-[.$F17];0);0))*INT(([.$J17]-MAX([.Y$4]-[.$F17];0))*[.$I17])/100;0);0)" office:value-type="float" office:value="9" calcext:value-type="float">
            <text:p>9</text:p>
          </table:table-cell>
          <table:table-cell table:formula="of:=ROUNDUP(MAX((100-MAX([.Z$5]+10*MIN([.Z$4]-[.$F17];0);0))*INT(([.$J17]-MAX([.Z$4]-[.$F17];0))*[.$I17])/100;0);0)" office:value-type="float" office:value="7" calcext:value-type="float">
            <text:p>7</text:p>
          </table:table-cell>
          <table:table-cell table:formula="of:=ROUNDUP(MAX((100-MAX([.AA$5]+10*MIN([.AA$4]-[.$F17];0);0))*INT(([.$J17]-MAX([.AA$4]-[.$F17];0))*[.$I17])/100;0);0)" office:value-type="float" office:value="6" calcext:value-type="float">
            <text:p>6</text:p>
          </table:table-cell>
          <table:table-cell table:formula="of:=ROUNDUP(MAX((100-MAX([.AB$5]+10*MIN([.AB$4]-[.$F17];0);0))*INT(([.$J17]-MAX([.AB$4]-[.$F17];0))*[.$I17])/100;0);0)" office:value-type="float" office:value="4" calcext:value-type="float">
            <text:p>4</text:p>
          </table:table-cell>
          <table:table-cell table:formula="of:=ROUNDUP(MAX((100-MAX([.AC$5]+10*MIN([.AC$4]-[.$F17];0);0))*INT(([.$J17]-MAX([.AC$4]-[.$F17];0))*[.$I17])/100;0);0)" office:value-type="float" office:value="3" calcext:value-type="float">
            <text:p>3</text:p>
          </table:table-cell>
          <table:table-cell table:formula="of:=ROUNDUP(MAX((100-MAX([.AD$5]+10*MIN([.AD$4]-[.$F17];0);0))*INT(([.$J17]-MAX([.AD$4]-[.$F17];0))*[.$I17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8];[$'EcCo ammo'.$A$2:$'EcCo ammo'.$A$33];[$'EcCo ammo'.F$2:$'EcCo ammo'.F$33])" office:value-type="float" office:value="-10" calcext:value-type="float">
            <text:p>-10</text:p>
          </table:table-cell>
          <table:table-cell table:formula="of:=LOOKUP([.$B18];[$'EcCo ammo'.$A$2:$'EcCo ammo'.$A$33];[$'EcCo ammo'.G$2:$'EcCo ammo'.G$33])" office:value-type="float" office:value="7" calcext:value-type="float">
            <text:p>7</text:p>
          </table:table-cell>
          <table:table-cell table:formula="of:=LOOKUP([.$B18];[$'EcCo ammo'.$A$2:$'EcCo ammo'.$A$33];[$'EcCo ammo'.H$2:$'EcCo ammo'.H$33])" office:value-type="float" office:value="1" calcext:value-type="float">
            <text:p>1</text:p>
          </table:table-cell>
          <table:table-cell table:formula="of:=LOOKUP([.$B18];[$'EcCo ammo'.$A$2:$'EcCo ammo'.$A$33];[$'EcCo ammo'.I$2:$'EcCo ammo'.I$33])" office:value-type="float" office:value="1" calcext:value-type="float">
            <text:p>1</text:p>
          </table:table-cell>
          <table:table-cell table:formula="of:=[.G18]/[.H18]" office:value-type="float" office:value="1" calcext:value-type="float">
            <text:p>1.00</text:p>
          </table:table-cell>
          <table:table-cell table:formula="of:=ROUND(AVERAGE([.C18];[.D18]))" office:value-type="float" office:value="19" calcext:value-type="float">
            <text:p>19</text:p>
          </table:table-cell>
          <table:table-cell/>
          <table:table-cell table:formula="of:=ROUNDUP(MAX((100-MAX([.L$5]+10*MIN([.L$4]-[.$F18];0);0))*INT(([.$J18]-MAX([.L$4]-[.$F18];0))*[.$I18])/100;0);0)" office:value-type="float" office:value="19" calcext:value-type="float">
            <text:p>19</text:p>
          </table:table-cell>
          <table:table-cell table:formula="of:=ROUNDUP(MAX((100-MAX([.M$5]+10*MIN([.M$4]-[.$F18];0);0))*INT(([.$J18]-MAX([.M$4]-[.$F18];0))*[.$I18])/100;0);0)" office:value-type="float" office:value="19" calcext:value-type="float">
            <text:p>19</text:p>
          </table:table-cell>
          <table:table-cell table:formula="of:=ROUNDUP(MAX((100-MAX([.N$5]+10*MIN([.N$4]-[.$F18];0);0))*INT(([.$J18]-MAX([.N$4]-[.$F18];0))*[.$I18])/100;0);0)" office:value-type="float" office:value="19" calcext:value-type="float">
            <text:p>19</text:p>
          </table:table-cell>
          <table:table-cell table:formula="of:=ROUNDUP(MAX((100-MAX([.O$5]+10*MIN([.O$4]-[.$F18];0);0))*INT(([.$J18]-MAX([.O$4]-[.$F18];0))*[.$I18])/100;0);0)" office:value-type="float" office:value="19" calcext:value-type="float">
            <text:p>19</text:p>
          </table:table-cell>
          <table:table-cell table:formula="of:=ROUNDUP(MAX((100-MAX([.P$5]+10*MIN([.P$4]-[.$F18];0);0))*INT(([.$J18]-MAX([.P$4]-[.$F18];0))*[.$I18])/100;0);0)" office:value-type="float" office:value="19" calcext:value-type="float">
            <text:p>19</text:p>
          </table:table-cell>
          <table:table-cell table:formula="of:=ROUNDUP(MAX((100-MAX([.Q$5]+10*MIN([.Q$4]-[.$F18];0);0))*INT(([.$J18]-MAX([.Q$4]-[.$F18];0))*[.$I18])/100;0);0)" office:value-type="float" office:value="19" calcext:value-type="float">
            <text:p>19</text:p>
          </table:table-cell>
          <table:table-cell table:formula="of:=ROUNDUP(MAX((100-MAX([.R$5]+10*MIN([.R$4]-[.$F18];0);0))*INT(([.$J18]-MAX([.R$4]-[.$F18];0))*[.$I18])/100;0);0)" office:value-type="float" office:value="19" calcext:value-type="float">
            <text:p>19</text:p>
          </table:table-cell>
          <table:table-cell table:formula="of:=ROUNDUP(MAX((100-MAX([.S$5]+10*MIN([.S$4]-[.$F18];0);0))*INT(([.$J18]-MAX([.S$4]-[.$F18];0))*[.$I18])/100;0);0)" office:value-type="float" office:value="19" calcext:value-type="float">
            <text:p>19</text:p>
          </table:table-cell>
          <table:table-cell table:formula="of:=ROUNDUP(MAX((100-MAX([.T$5]+10*MIN([.T$4]-[.$F18];0);0))*INT(([.$J18]-MAX([.T$4]-[.$F18];0))*[.$I18])/100;0);0)" office:value-type="float" office:value="19" calcext:value-type="float">
            <text:p>19</text:p>
          </table:table-cell>
          <table:table-cell table:formula="of:=ROUNDUP(MAX((100-MAX([.U$5]+10*MIN([.U$4]-[.$F18];0);0))*INT(([.$J18]-MAX([.U$4]-[.$F18];0))*[.$I18])/100;0);0)" office:value-type="float" office:value="18" calcext:value-type="float">
            <text:p>18</text:p>
          </table:table-cell>
          <table:table-cell table:formula="of:=ROUNDUP(MAX((100-MAX([.V$5]+10*MIN([.V$4]-[.$F18];0);0))*INT(([.$J18]-MAX([.V$4]-[.$F18];0))*[.$I18])/100;0);0)" office:value-type="float" office:value="16" calcext:value-type="float">
            <text:p>16</text:p>
          </table:table-cell>
          <table:table-cell table:formula="of:=ROUNDUP(MAX((100-MAX([.W$5]+10*MIN([.W$4]-[.$F18];0);0))*INT(([.$J18]-MAX([.W$4]-[.$F18];0))*[.$I18])/100;0);0)" office:value-type="float" office:value="14" calcext:value-type="float">
            <text:p>14</text:p>
          </table:table-cell>
          <table:table-cell table:formula="of:=ROUNDUP(MAX((100-MAX([.X$5]+10*MIN([.X$4]-[.$F18];0);0))*INT(([.$J18]-MAX([.X$4]-[.$F18];0))*[.$I18])/100;0);0)" office:value-type="float" office:value="13" calcext:value-type="float">
            <text:p>13</text:p>
          </table:table-cell>
          <table:table-cell table:formula="of:=ROUNDUP(MAX((100-MAX([.Y$5]+10*MIN([.Y$4]-[.$F18];0);0))*INT(([.$J18]-MAX([.Y$4]-[.$F18];0))*[.$I18])/100;0);0)" office:value-type="float" office:value="10" calcext:value-type="float">
            <text:p>10</text:p>
          </table:table-cell>
          <table:table-cell table:formula="of:=ROUNDUP(MAX((100-MAX([.Z$5]+10*MIN([.Z$4]-[.$F18];0);0))*INT(([.$J18]-MAX([.Z$4]-[.$F18];0))*[.$I18])/100;0);0)" office:value-type="float" office:value="8" calcext:value-type="float">
            <text:p>8</text:p>
          </table:table-cell>
          <table:table-cell table:formula="of:=ROUNDUP(MAX((100-MAX([.AA$5]+10*MIN([.AA$4]-[.$F18];0);0))*INT(([.$J18]-MAX([.AA$4]-[.$F18];0))*[.$I18])/100;0);0)" office:value-type="float" office:value="7" calcext:value-type="float">
            <text:p>7</text:p>
          </table:table-cell>
          <table:table-cell table:formula="of:=ROUNDUP(MAX((100-MAX([.AB$5]+10*MIN([.AB$4]-[.$F18];0);0))*INT(([.$J18]-MAX([.AB$4]-[.$F18];0))*[.$I18])/100;0);0)" office:value-type="float" office:value="5" calcext:value-type="float">
            <text:p>5</text:p>
          </table:table-cell>
          <table:table-cell table:formula="of:=ROUNDUP(MAX((100-MAX([.AC$5]+10*MIN([.AC$4]-[.$F18];0);0))*INT(([.$J18]-MAX([.AC$4]-[.$F18];0))*[.$I18])/100;0);0)" office:value-type="float" office:value="4" calcext:value-type="float">
            <text:p>4</text:p>
          </table:table-cell>
          <table:table-cell table:formula="of:=ROUNDUP(MAX((100-MAX([.AD$5]+10*MIN([.AD$4]-[.$F18];0);0))*INT(([.$J18]-MAX([.AD$4]-[.$F18];0))*[.$I18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19];[$'EcCo ammo'.$A$2:$'EcCo ammo'.$A$33];[$'EcCo ammo'.F$2:$'EcCo ammo'.F$33])" office:value-type="float" office:value="10" calcext:value-type="float">
            <text:p>10</text:p>
          </table:table-cell>
          <table:table-cell table:formula="of:=LOOKUP([.$B19];[$'EcCo ammo'.$A$2:$'EcCo ammo'.$A$33];[$'EcCo ammo'.G$2:$'EcCo ammo'.G$33])" office:value-type="float" office:value="0" calcext:value-type="float">
            <text:p>0</text:p>
          </table:table-cell>
          <table:table-cell table:formula="of:=LOOKUP([.$B19];[$'EcCo ammo'.$A$2:$'EcCo ammo'.$A$33];[$'EcCo ammo'.H$2:$'EcCo ammo'.H$33])" office:value-type="float" office:value="4" calcext:value-type="float">
            <text:p>4</text:p>
          </table:table-cell>
          <table:table-cell table:formula="of:=LOOKUP([.$B19];[$'EcCo ammo'.$A$2:$'EcCo ammo'.$A$33];[$'EcCo ammo'.I$2:$'EcCo ammo'.I$33])" office:value-type="float" office:value="3" calcext:value-type="float">
            <text:p>3</text:p>
          </table:table-cell>
          <table:table-cell table:formula="of:=[.G19]/[.H19]" office:value-type="float" office:value="1.33333333333333" calcext:value-type="float">
            <text:p>1.33</text:p>
          </table:table-cell>
          <table:table-cell table:formula="of:=ROUND(AVERAGE([.C19];[.D19]))" office:value-type="float" office:value="17" calcext:value-type="float">
            <text:p>17</text:p>
          </table:table-cell>
          <table:table-cell/>
          <table:table-cell table:formula="of:=ROUNDUP(MAX((100-MAX([.L$5]+10*MIN([.L$4]-[.$F19];0);0))*INT(([.$J19]-MAX([.L$4]-[.$F19];0))*[.$I19])/100;0);0)" office:value-type="float" office:value="22" calcext:value-type="float">
            <text:p>22</text:p>
          </table:table-cell>
          <table:table-cell table:formula="of:=ROUNDUP(MAX((100-MAX([.M$5]+10*MIN([.M$4]-[.$F19];0);0))*INT(([.$J19]-MAX([.M$4]-[.$F19];0))*[.$I19])/100;0);0)" office:value-type="float" office:value="20" calcext:value-type="float">
            <text:p>20</text:p>
          </table:table-cell>
          <table:table-cell table:formula="of:=ROUNDUP(MAX((100-MAX([.N$5]+10*MIN([.N$4]-[.$F19];0);0))*INT(([.$J19]-MAX([.N$4]-[.$F19];0))*[.$I19])/100;0);0)" office:value-type="float" office:value="18" calcext:value-type="float">
            <text:p>18</text:p>
          </table:table-cell>
          <table:table-cell table:formula="of:=ROUNDUP(MAX((100-MAX([.O$5]+10*MIN([.O$4]-[.$F19];0);0))*INT(([.$J19]-MAX([.O$4]-[.$F19];0))*[.$I19])/100;0);0)" office:value-type="float" office:value="15" calcext:value-type="float">
            <text:p>15</text:p>
          </table:table-cell>
          <table:table-cell table:formula="of:=ROUNDUP(MAX((100-MAX([.P$5]+10*MIN([.P$4]-[.$F19];0);0))*INT(([.$J19]-MAX([.P$4]-[.$F19];0))*[.$I19])/100;0);0)" office:value-type="float" office:value="14" calcext:value-type="float">
            <text:p>14</text:p>
          </table:table-cell>
          <table:table-cell table:formula="of:=ROUNDUP(MAX((100-MAX([.Q$5]+10*MIN([.Q$4]-[.$F19];0);0))*INT(([.$J19]-MAX([.Q$4]-[.$F19];0))*[.$I19])/100;0);0)" office:value-type="float" office:value="14" calcext:value-type="float">
            <text:p>14</text:p>
          </table:table-cell>
          <table:table-cell table:formula="of:=ROUNDUP(MAX((100-MAX([.R$5]+10*MIN([.R$4]-[.$F19];0);0))*INT(([.$J19]-MAX([.R$4]-[.$F19];0))*[.$I19])/100;0);0)" office:value-type="float" office:value="12" calcext:value-type="float">
            <text:p>12</text:p>
          </table:table-cell>
          <table:table-cell table:formula="of:=ROUNDUP(MAX((100-MAX([.S$5]+10*MIN([.S$4]-[.$F19];0);0))*INT(([.$J19]-MAX([.S$4]-[.$F19];0))*[.$I19])/100;0);0)" office:value-type="float" office:value="12" calcext:value-type="float">
            <text:p>12</text:p>
          </table:table-cell>
          <table:table-cell table:formula="of:=ROUNDUP(MAX((100-MAX([.T$5]+10*MIN([.T$4]-[.$F19];0);0))*INT(([.$J19]-MAX([.T$4]-[.$F19];0))*[.$I19])/100;0);0)" office:value-type="float" office:value="12" calcext:value-type="float">
            <text:p>12</text:p>
          </table:table-cell>
          <table:table-cell table:formula="of:=ROUNDUP(MAX((100-MAX([.U$5]+10*MIN([.U$4]-[.$F19];0);0))*INT(([.$J19]-MAX([.U$4]-[.$F19];0))*[.$I19])/100;0);0)" office:value-type="float" office:value="11" calcext:value-type="float">
            <text:p>11</text:p>
          </table:table-cell>
          <table:table-cell table:formula="of:=ROUNDUP(MAX((100-MAX([.V$5]+10*MIN([.V$4]-[.$F19];0);0))*INT(([.$J19]-MAX([.V$4]-[.$F19];0))*[.$I19])/100;0);0)" office:value-type="float" office:value="10" calcext:value-type="float">
            <text:p>10</text:p>
          </table:table-cell>
          <table:table-cell table:formula="of:=ROUNDUP(MAX((100-MAX([.W$5]+10*MIN([.W$4]-[.$F19];0);0))*INT(([.$J19]-MAX([.W$4]-[.$F19];0))*[.$I19])/100;0);0)" office:value-type="float" office:value="9" calcext:value-type="float">
            <text:p>9</text:p>
          </table:table-cell>
          <table:table-cell table:formula="of:=ROUNDUP(MAX((100-MAX([.X$5]+10*MIN([.X$4]-[.$F19];0);0))*INT(([.$J19]-MAX([.X$4]-[.$F19];0))*[.$I19])/100;0);0)" office:value-type="float" office:value="8" calcext:value-type="float">
            <text:p>8</text:p>
          </table:table-cell>
          <table:table-cell table:formula="of:=ROUNDUP(MAX((100-MAX([.Y$5]+10*MIN([.Y$4]-[.$F19];0);0))*INT(([.$J19]-MAX([.Y$4]-[.$F19];0))*[.$I19])/100;0);0)" office:value-type="float" office:value="7" calcext:value-type="float">
            <text:p>7</text:p>
          </table:table-cell>
          <table:table-cell table:formula="of:=ROUNDUP(MAX((100-MAX([.Z$5]+10*MIN([.Z$4]-[.$F19];0);0))*INT(([.$J19]-MAX([.Z$4]-[.$F19];0))*[.$I19])/100;0);0)" office:value-type="float" office:value="5" calcext:value-type="float">
            <text:p>5</text:p>
          </table:table-cell>
          <table:table-cell table:formula="of:=ROUNDUP(MAX((100-MAX([.AA$5]+10*MIN([.AA$4]-[.$F19];0);0))*INT(([.$J19]-MAX([.AA$4]-[.$F19];0))*[.$I19])/100;0);0)" office:value-type="float" office:value="3" calcext:value-type="float">
            <text:p>3</text:p>
          </table:table-cell>
          <table:table-cell table:formula="of:=ROUNDUP(MAX((100-MAX([.AB$5]+10*MIN([.AB$4]-[.$F19];0);0))*INT(([.$J19]-MAX([.AB$4]-[.$F19];0))*[.$I19])/100;0);0)" office:value-type="float" office:value="2" calcext:value-type="float">
            <text:p>2</text:p>
          </table:table-cell>
          <table:table-cell table:formula="of:=ROUNDUP(MAX((100-MAX([.AC$5]+10*MIN([.AC$4]-[.$F19];0);0))*INT(([.$J19]-MAX([.AC$4]-[.$F19];0))*[.$I19])/100;0);0)" office:value-type="float" office:value="2" calcext:value-type="float">
            <text:p>2</text:p>
          </table:table-cell>
          <table:table-cell table:formula="of:=ROUNDUP(MAX((100-MAX([.AD$5]+10*MIN([.AD$4]-[.$F19];0);0))*INT(([.$J19]-MAX([.AD$4]-[.$F19];0))*[.$I19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0];[$'EcCo ammo'.$A$2:$'EcCo ammo'.$A$33];[$'EcCo ammo'.F$2:$'EcCo ammo'.F$33])" office:value-type="float" office:value="0" calcext:value-type="float">
            <text:p>0</text:p>
          </table:table-cell>
          <table:table-cell table:formula="of:=LOOKUP([.$B20];[$'EcCo ammo'.$A$2:$'EcCo ammo'.$A$33];[$'EcCo ammo'.G$2:$'EcCo ammo'.G$33])" office:value-type="float" office:value="5" calcext:value-type="float">
            <text:p>5</text:p>
          </table:table-cell>
          <table:table-cell table:formula="of:=LOOKUP([.$B20];[$'EcCo ammo'.$A$2:$'EcCo ammo'.$A$33];[$'EcCo ammo'.H$2:$'EcCo ammo'.H$33])" office:value-type="float" office:value="1" calcext:value-type="float">
            <text:p>1</text:p>
          </table:table-cell>
          <table:table-cell table:formula="of:=LOOKUP([.$B20];[$'EcCo ammo'.$A$2:$'EcCo ammo'.$A$33];[$'EcCo ammo'.I$2:$'EcCo ammo'.I$33])" office:value-type="float" office:value="1" calcext:value-type="float">
            <text:p>1</text:p>
          </table:table-cell>
          <table:table-cell table:formula="of:=[.G20]/[.H20]" office:value-type="float" office:value="1" calcext:value-type="float">
            <text:p>1.00</text:p>
          </table:table-cell>
          <table:table-cell table:formula="of:=ROUND(AVERAGE([.C20];[.D20]))" office:value-type="float" office:value="17" calcext:value-type="float">
            <text:p>17</text:p>
          </table:table-cell>
          <table:table-cell/>
          <table:table-cell table:formula="of:=ROUNDUP(MAX((100-MAX([.L$5]+10*MIN([.L$4]-[.$F20];0);0))*INT(([.$J20]-MAX([.L$4]-[.$F20];0))*[.$I20])/100;0);0)" office:value-type="float" office:value="17" calcext:value-type="float">
            <text:p>17</text:p>
          </table:table-cell>
          <table:table-cell table:formula="of:=ROUNDUP(MAX((100-MAX([.M$5]+10*MIN([.M$4]-[.$F20];0);0))*INT(([.$J20]-MAX([.M$4]-[.$F20];0))*[.$I20])/100;0);0)" office:value-type="float" office:value="17" calcext:value-type="float">
            <text:p>17</text:p>
          </table:table-cell>
          <table:table-cell table:formula="of:=ROUNDUP(MAX((100-MAX([.N$5]+10*MIN([.N$4]-[.$F20];0);0))*INT(([.$J20]-MAX([.N$4]-[.$F20];0))*[.$I20])/100;0);0)" office:value-type="float" office:value="17" calcext:value-type="float">
            <text:p>17</text:p>
          </table:table-cell>
          <table:table-cell table:formula="of:=ROUNDUP(MAX((100-MAX([.O$5]+10*MIN([.O$4]-[.$F20];0);0))*INT(([.$J20]-MAX([.O$4]-[.$F20];0))*[.$I20])/100;0);0)" office:value-type="float" office:value="17" calcext:value-type="float">
            <text:p>17</text:p>
          </table:table-cell>
          <table:table-cell table:formula="of:=ROUNDUP(MAX((100-MAX([.P$5]+10*MIN([.P$4]-[.$F20];0);0))*INT(([.$J20]-MAX([.P$4]-[.$F20];0))*[.$I20])/100;0);0)" office:value-type="float" office:value="17" calcext:value-type="float">
            <text:p>17</text:p>
          </table:table-cell>
          <table:table-cell table:formula="of:=ROUNDUP(MAX((100-MAX([.Q$5]+10*MIN([.Q$4]-[.$F20];0);0))*INT(([.$J20]-MAX([.Q$4]-[.$F20];0))*[.$I20])/100;0);0)" office:value-type="float" office:value="17" calcext:value-type="float">
            <text:p>17</text:p>
          </table:table-cell>
          <table:table-cell table:formula="of:=ROUNDUP(MAX((100-MAX([.R$5]+10*MIN([.R$4]-[.$F20];0);0))*INT(([.$J20]-MAX([.R$4]-[.$F20];0))*[.$I20])/100;0);0)" office:value-type="float" office:value="14" calcext:value-type="float">
            <text:p>14</text:p>
          </table:table-cell>
          <table:table-cell table:formula="of:=ROUNDUP(MAX((100-MAX([.S$5]+10*MIN([.S$4]-[.$F20];0);0))*INT(([.$J20]-MAX([.S$4]-[.$F20];0))*[.$I20])/100;0);0)" office:value-type="float" office:value="13" calcext:value-type="float">
            <text:p>13</text:p>
          </table:table-cell>
          <table:table-cell table:formula="of:=ROUNDUP(MAX((100-MAX([.T$5]+10*MIN([.T$4]-[.$F20];0);0))*INT(([.$J20]-MAX([.T$4]-[.$F20];0))*[.$I20])/100;0);0)" office:value-type="float" office:value="13" calcext:value-type="float">
            <text:p>13</text:p>
          </table:table-cell>
          <table:table-cell table:formula="of:=ROUNDUP(MAX((100-MAX([.U$5]+10*MIN([.U$4]-[.$F20];0);0))*INT(([.$J20]-MAX([.U$4]-[.$F20];0))*[.$I20])/100;0);0)" office:value-type="float" office:value="12" calcext:value-type="float">
            <text:p>12</text:p>
          </table:table-cell>
          <table:table-cell table:formula="of:=ROUNDUP(MAX((100-MAX([.V$5]+10*MIN([.V$4]-[.$F20];0);0))*INT(([.$J20]-MAX([.V$4]-[.$F20];0))*[.$I20])/100;0);0)" office:value-type="float" office:value="11" calcext:value-type="float">
            <text:p>11</text:p>
          </table:table-cell>
          <table:table-cell table:formula="of:=ROUNDUP(MAX((100-MAX([.W$5]+10*MIN([.W$4]-[.$F20];0);0))*INT(([.$J20]-MAX([.W$4]-[.$F20];0))*[.$I20])/100;0);0)" office:value-type="float" office:value="10" calcext:value-type="float">
            <text:p>10</text:p>
          </table:table-cell>
          <table:table-cell table:formula="of:=ROUNDUP(MAX((100-MAX([.X$5]+10*MIN([.X$4]-[.$F20];0);0))*INT(([.$J20]-MAX([.X$4]-[.$F20];0))*[.$I20])/100;0);0)" office:value-type="float" office:value="9" calcext:value-type="float">
            <text:p>9</text:p>
          </table:table-cell>
          <table:table-cell table:formula="of:=ROUNDUP(MAX((100-MAX([.Y$5]+10*MIN([.Y$4]-[.$F20];0);0))*INT(([.$J20]-MAX([.Y$4]-[.$F20];0))*[.$I20])/100;0);0)" office:value-type="float" office:value="8" calcext:value-type="float">
            <text:p>8</text:p>
          </table:table-cell>
          <table:table-cell table:formula="of:=ROUNDUP(MAX((100-MAX([.Z$5]+10*MIN([.Z$4]-[.$F20];0);0))*INT(([.$J20]-MAX([.Z$4]-[.$F20];0))*[.$I20])/100;0);0)" office:value-type="float" office:value="6" calcext:value-type="float">
            <text:p>6</text:p>
          </table:table-cell>
          <table:table-cell table:formula="of:=ROUNDUP(MAX((100-MAX([.AA$5]+10*MIN([.AA$4]-[.$F20];0);0))*INT(([.$J20]-MAX([.AA$4]-[.$F20];0))*[.$I20])/100;0);0)" office:value-type="float" office:value="5" calcext:value-type="float">
            <text:p>5</text:p>
          </table:table-cell>
          <table:table-cell table:formula="of:=ROUNDUP(MAX((100-MAX([.AB$5]+10*MIN([.AB$4]-[.$F20];0);0))*INT(([.$J20]-MAX([.AB$4]-[.$F20];0))*[.$I20])/100;0);0)" office:value-type="float" office:value="3" calcext:value-type="float">
            <text:p>3</text:p>
          </table:table-cell>
          <table:table-cell table:formula="of:=ROUNDUP(MAX((100-MAX([.AC$5]+10*MIN([.AC$4]-[.$F20];0);0))*INT(([.$J20]-MAX([.AC$4]-[.$F20];0))*[.$I20])/100;0);0)" office:value-type="float" office:value="3" calcext:value-type="float">
            <text:p>3</text:p>
          </table:table-cell>
          <table:table-cell table:formula="of:=ROUNDUP(MAX((100-MAX([.AD$5]+10*MIN([.AD$4]-[.$F20];0);0))*INT(([.$J20]-MAX([.AD$4]-[.$F20];0))*[.$I20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1];[$'EcCo ammo'.$A$2:$'EcCo ammo'.$A$33];[$'EcCo ammo'.F$2:$'EcCo ammo'.F$33])" office:value-type="float" office:value="10" calcext:value-type="float">
            <text:p>10</text:p>
          </table:table-cell>
          <table:table-cell table:formula="of:=LOOKUP([.$B21];[$'EcCo ammo'.$A$2:$'EcCo ammo'.$A$33];[$'EcCo ammo'.G$2:$'EcCo ammo'.G$33])" office:value-type="float" office:value="0" calcext:value-type="float">
            <text:p>0</text:p>
          </table:table-cell>
          <table:table-cell table:formula="of:=LOOKUP([.$B21];[$'EcCo ammo'.$A$2:$'EcCo ammo'.$A$33];[$'EcCo ammo'.H$2:$'EcCo ammo'.H$33])" office:value-type="float" office:value="4" calcext:value-type="float">
            <text:p>4</text:p>
          </table:table-cell>
          <table:table-cell table:formula="of:=LOOKUP([.$B21];[$'EcCo ammo'.$A$2:$'EcCo ammo'.$A$33];[$'EcCo ammo'.I$2:$'EcCo ammo'.I$33])" office:value-type="float" office:value="3" calcext:value-type="float">
            <text:p>3</text:p>
          </table:table-cell>
          <table:table-cell table:formula="of:=[.G21]/[.H21]" office:value-type="float" office:value="1.33333333333333" calcext:value-type="float">
            <text:p>1.33</text:p>
          </table:table-cell>
          <table:table-cell table:formula="of:=ROUND(AVERAGE([.C21];[.D21]))" office:value-type="float" office:value="17" calcext:value-type="float">
            <text:p>17</text:p>
          </table:table-cell>
          <table:table-cell/>
          <table:table-cell table:formula="of:=ROUNDUP(MAX((100-MAX([.L$5]+10*MIN([.L$4]-[.$F21];0);0))*INT(([.$J21]-MAX([.L$4]-[.$F21];0))*[.$I21])/100;0);0)" office:value-type="float" office:value="22" calcext:value-type="float">
            <text:p>22</text:p>
          </table:table-cell>
          <table:table-cell table:formula="of:=ROUNDUP(MAX((100-MAX([.M$5]+10*MIN([.M$4]-[.$F21];0);0))*INT(([.$J21]-MAX([.M$4]-[.$F21];0))*[.$I21])/100;0);0)" office:value-type="float" office:value="20" calcext:value-type="float">
            <text:p>20</text:p>
          </table:table-cell>
          <table:table-cell table:formula="of:=ROUNDUP(MAX((100-MAX([.N$5]+10*MIN([.N$4]-[.$F21];0);0))*INT(([.$J21]-MAX([.N$4]-[.$F21];0))*[.$I21])/100;0);0)" office:value-type="float" office:value="18" calcext:value-type="float">
            <text:p>18</text:p>
          </table:table-cell>
          <table:table-cell table:formula="of:=ROUNDUP(MAX((100-MAX([.O$5]+10*MIN([.O$4]-[.$F21];0);0))*INT(([.$J21]-MAX([.O$4]-[.$F21];0))*[.$I21])/100;0);0)" office:value-type="float" office:value="15" calcext:value-type="float">
            <text:p>15</text:p>
          </table:table-cell>
          <table:table-cell table:formula="of:=ROUNDUP(MAX((100-MAX([.P$5]+10*MIN([.P$4]-[.$F21];0);0))*INT(([.$J21]-MAX([.P$4]-[.$F21];0))*[.$I21])/100;0);0)" office:value-type="float" office:value="14" calcext:value-type="float">
            <text:p>14</text:p>
          </table:table-cell>
          <table:table-cell table:formula="of:=ROUNDUP(MAX((100-MAX([.Q$5]+10*MIN([.Q$4]-[.$F21];0);0))*INT(([.$J21]-MAX([.Q$4]-[.$F21];0))*[.$I21])/100;0);0)" office:value-type="float" office:value="14" calcext:value-type="float">
            <text:p>14</text:p>
          </table:table-cell>
          <table:table-cell table:formula="of:=ROUNDUP(MAX((100-MAX([.R$5]+10*MIN([.R$4]-[.$F21];0);0))*INT(([.$J21]-MAX([.R$4]-[.$F21];0))*[.$I21])/100;0);0)" office:value-type="float" office:value="12" calcext:value-type="float">
            <text:p>12</text:p>
          </table:table-cell>
          <table:table-cell table:formula="of:=ROUNDUP(MAX((100-MAX([.S$5]+10*MIN([.S$4]-[.$F21];0);0))*INT(([.$J21]-MAX([.S$4]-[.$F21];0))*[.$I21])/100;0);0)" office:value-type="float" office:value="12" calcext:value-type="float">
            <text:p>12</text:p>
          </table:table-cell>
          <table:table-cell table:formula="of:=ROUNDUP(MAX((100-MAX([.T$5]+10*MIN([.T$4]-[.$F21];0);0))*INT(([.$J21]-MAX([.T$4]-[.$F21];0))*[.$I21])/100;0);0)" office:value-type="float" office:value="12" calcext:value-type="float">
            <text:p>12</text:p>
          </table:table-cell>
          <table:table-cell table:formula="of:=ROUNDUP(MAX((100-MAX([.U$5]+10*MIN([.U$4]-[.$F21];0);0))*INT(([.$J21]-MAX([.U$4]-[.$F21];0))*[.$I21])/100;0);0)" office:value-type="float" office:value="11" calcext:value-type="float">
            <text:p>11</text:p>
          </table:table-cell>
          <table:table-cell table:formula="of:=ROUNDUP(MAX((100-MAX([.V$5]+10*MIN([.V$4]-[.$F21];0);0))*INT(([.$J21]-MAX([.V$4]-[.$F21];0))*[.$I21])/100;0);0)" office:value-type="float" office:value="10" calcext:value-type="float">
            <text:p>10</text:p>
          </table:table-cell>
          <table:table-cell table:formula="of:=ROUNDUP(MAX((100-MAX([.W$5]+10*MIN([.W$4]-[.$F21];0);0))*INT(([.$J21]-MAX([.W$4]-[.$F21];0))*[.$I21])/100;0);0)" office:value-type="float" office:value="9" calcext:value-type="float">
            <text:p>9</text:p>
          </table:table-cell>
          <table:table-cell table:formula="of:=ROUNDUP(MAX((100-MAX([.X$5]+10*MIN([.X$4]-[.$F21];0);0))*INT(([.$J21]-MAX([.X$4]-[.$F21];0))*[.$I21])/100;0);0)" office:value-type="float" office:value="8" calcext:value-type="float">
            <text:p>8</text:p>
          </table:table-cell>
          <table:table-cell table:formula="of:=ROUNDUP(MAX((100-MAX([.Y$5]+10*MIN([.Y$4]-[.$F21];0);0))*INT(([.$J21]-MAX([.Y$4]-[.$F21];0))*[.$I21])/100;0);0)" office:value-type="float" office:value="7" calcext:value-type="float">
            <text:p>7</text:p>
          </table:table-cell>
          <table:table-cell table:formula="of:=ROUNDUP(MAX((100-MAX([.Z$5]+10*MIN([.Z$4]-[.$F21];0);0))*INT(([.$J21]-MAX([.Z$4]-[.$F21];0))*[.$I21])/100;0);0)" office:value-type="float" office:value="5" calcext:value-type="float">
            <text:p>5</text:p>
          </table:table-cell>
          <table:table-cell table:formula="of:=ROUNDUP(MAX((100-MAX([.AA$5]+10*MIN([.AA$4]-[.$F21];0);0))*INT(([.$J21]-MAX([.AA$4]-[.$F21];0))*[.$I21])/100;0);0)" office:value-type="float" office:value="3" calcext:value-type="float">
            <text:p>3</text:p>
          </table:table-cell>
          <table:table-cell table:formula="of:=ROUNDUP(MAX((100-MAX([.AB$5]+10*MIN([.AB$4]-[.$F21];0);0))*INT(([.$J21]-MAX([.AB$4]-[.$F21];0))*[.$I21])/100;0);0)" office:value-type="float" office:value="2" calcext:value-type="float">
            <text:p>2</text:p>
          </table:table-cell>
          <table:table-cell table:formula="of:=ROUNDUP(MAX((100-MAX([.AC$5]+10*MIN([.AC$4]-[.$F21];0);0))*INT(([.$J21]-MAX([.AC$4]-[.$F21];0))*[.$I21])/100;0);0)" office:value-type="float" office:value="2" calcext:value-type="float">
            <text:p>2</text:p>
          </table:table-cell>
          <table:table-cell table:formula="of:=ROUNDUP(MAX((100-MAX([.AD$5]+10*MIN([.AD$4]-[.$F21];0);0))*INT(([.$J21]-MAX([.AD$4]-[.$F21];0))*[.$I21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2];[$'EcCo ammo'.$A$2:$'EcCo ammo'.$A$33];[$'EcCo ammo'.F$2:$'EcCo ammo'.F$33])" office:value-type="float" office:value="0" calcext:value-type="float">
            <text:p>0</text:p>
          </table:table-cell>
          <table:table-cell table:formula="of:=LOOKUP([.$B22];[$'EcCo ammo'.$A$2:$'EcCo ammo'.$A$33];[$'EcCo ammo'.G$2:$'EcCo ammo'.G$33])" office:value-type="float" office:value="5" calcext:value-type="float">
            <text:p>5</text:p>
          </table:table-cell>
          <table:table-cell table:formula="of:=LOOKUP([.$B22];[$'EcCo ammo'.$A$2:$'EcCo ammo'.$A$33];[$'EcCo ammo'.H$2:$'EcCo ammo'.H$33])" office:value-type="float" office:value="1" calcext:value-type="float">
            <text:p>1</text:p>
          </table:table-cell>
          <table:table-cell table:formula="of:=LOOKUP([.$B22];[$'EcCo ammo'.$A$2:$'EcCo ammo'.$A$33];[$'EcCo ammo'.I$2:$'EcCo ammo'.I$33])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.00</text:p>
          </table:table-cell>
          <table:table-cell table:formula="of:=ROUND(AVERAGE([.C22];[.D22]))" office:value-type="float" office:value="17" calcext:value-type="float">
            <text:p>17</text:p>
          </table:table-cell>
          <table:table-cell/>
          <table:table-cell table:formula="of:=ROUNDUP(MAX((100-MAX([.L$5]+10*MIN([.L$4]-[.$F22];0);0))*INT(([.$J22]-MAX([.L$4]-[.$F22];0))*[.$I22])/100;0);0)" office:value-type="float" office:value="17" calcext:value-type="float">
            <text:p>17</text:p>
          </table:table-cell>
          <table:table-cell table:formula="of:=ROUNDUP(MAX((100-MAX([.M$5]+10*MIN([.M$4]-[.$F22];0);0))*INT(([.$J22]-MAX([.M$4]-[.$F22];0))*[.$I22])/100;0);0)" office:value-type="float" office:value="17" calcext:value-type="float">
            <text:p>17</text:p>
          </table:table-cell>
          <table:table-cell table:formula="of:=ROUNDUP(MAX((100-MAX([.N$5]+10*MIN([.N$4]-[.$F22];0);0))*INT(([.$J22]-MAX([.N$4]-[.$F22];0))*[.$I22])/100;0);0)" office:value-type="float" office:value="17" calcext:value-type="float">
            <text:p>17</text:p>
          </table:table-cell>
          <table:table-cell table:formula="of:=ROUNDUP(MAX((100-MAX([.O$5]+10*MIN([.O$4]-[.$F22];0);0))*INT(([.$J22]-MAX([.O$4]-[.$F22];0))*[.$I22])/100;0);0)" office:value-type="float" office:value="17" calcext:value-type="float">
            <text:p>17</text:p>
          </table:table-cell>
          <table:table-cell table:formula="of:=ROUNDUP(MAX((100-MAX([.P$5]+10*MIN([.P$4]-[.$F22];0);0))*INT(([.$J22]-MAX([.P$4]-[.$F22];0))*[.$I22])/100;0);0)" office:value-type="float" office:value="17" calcext:value-type="float">
            <text:p>17</text:p>
          </table:table-cell>
          <table:table-cell table:formula="of:=ROUNDUP(MAX((100-MAX([.Q$5]+10*MIN([.Q$4]-[.$F22];0);0))*INT(([.$J22]-MAX([.Q$4]-[.$F22];0))*[.$I22])/100;0);0)" office:value-type="float" office:value="17" calcext:value-type="float">
            <text:p>17</text:p>
          </table:table-cell>
          <table:table-cell table:formula="of:=ROUNDUP(MAX((100-MAX([.R$5]+10*MIN([.R$4]-[.$F22];0);0))*INT(([.$J22]-MAX([.R$4]-[.$F22];0))*[.$I22])/100;0);0)" office:value-type="float" office:value="14" calcext:value-type="float">
            <text:p>14</text:p>
          </table:table-cell>
          <table:table-cell table:formula="of:=ROUNDUP(MAX((100-MAX([.S$5]+10*MIN([.S$4]-[.$F22];0);0))*INT(([.$J22]-MAX([.S$4]-[.$F22];0))*[.$I22])/100;0);0)" office:value-type="float" office:value="13" calcext:value-type="float">
            <text:p>13</text:p>
          </table:table-cell>
          <table:table-cell table:formula="of:=ROUNDUP(MAX((100-MAX([.T$5]+10*MIN([.T$4]-[.$F22];0);0))*INT(([.$J22]-MAX([.T$4]-[.$F22];0))*[.$I22])/100;0);0)" office:value-type="float" office:value="13" calcext:value-type="float">
            <text:p>13</text:p>
          </table:table-cell>
          <table:table-cell table:formula="of:=ROUNDUP(MAX((100-MAX([.U$5]+10*MIN([.U$4]-[.$F22];0);0))*INT(([.$J22]-MAX([.U$4]-[.$F22];0))*[.$I22])/100;0);0)" office:value-type="float" office:value="12" calcext:value-type="float">
            <text:p>12</text:p>
          </table:table-cell>
          <table:table-cell table:formula="of:=ROUNDUP(MAX((100-MAX([.V$5]+10*MIN([.V$4]-[.$F22];0);0))*INT(([.$J22]-MAX([.V$4]-[.$F22];0))*[.$I22])/100;0);0)" office:value-type="float" office:value="11" calcext:value-type="float">
            <text:p>11</text:p>
          </table:table-cell>
          <table:table-cell table:formula="of:=ROUNDUP(MAX((100-MAX([.W$5]+10*MIN([.W$4]-[.$F22];0);0))*INT(([.$J22]-MAX([.W$4]-[.$F22];0))*[.$I22])/100;0);0)" office:value-type="float" office:value="10" calcext:value-type="float">
            <text:p>10</text:p>
          </table:table-cell>
          <table:table-cell table:formula="of:=ROUNDUP(MAX((100-MAX([.X$5]+10*MIN([.X$4]-[.$F22];0);0))*INT(([.$J22]-MAX([.X$4]-[.$F22];0))*[.$I22])/100;0);0)" office:value-type="float" office:value="9" calcext:value-type="float">
            <text:p>9</text:p>
          </table:table-cell>
          <table:table-cell table:formula="of:=ROUNDUP(MAX((100-MAX([.Y$5]+10*MIN([.Y$4]-[.$F22];0);0))*INT(([.$J22]-MAX([.Y$4]-[.$F22];0))*[.$I22])/100;0);0)" office:value-type="float" office:value="8" calcext:value-type="float">
            <text:p>8</text:p>
          </table:table-cell>
          <table:table-cell table:formula="of:=ROUNDUP(MAX((100-MAX([.Z$5]+10*MIN([.Z$4]-[.$F22];0);0))*INT(([.$J22]-MAX([.Z$4]-[.$F22];0))*[.$I22])/100;0);0)" office:value-type="float" office:value="6" calcext:value-type="float">
            <text:p>6</text:p>
          </table:table-cell>
          <table:table-cell table:formula="of:=ROUNDUP(MAX((100-MAX([.AA$5]+10*MIN([.AA$4]-[.$F22];0);0))*INT(([.$J22]-MAX([.AA$4]-[.$F22];0))*[.$I22])/100;0);0)" office:value-type="float" office:value="5" calcext:value-type="float">
            <text:p>5</text:p>
          </table:table-cell>
          <table:table-cell table:formula="of:=ROUNDUP(MAX((100-MAX([.AB$5]+10*MIN([.AB$4]-[.$F22];0);0))*INT(([.$J22]-MAX([.AB$4]-[.$F22];0))*[.$I22])/100;0);0)" office:value-type="float" office:value="3" calcext:value-type="float">
            <text:p>3</text:p>
          </table:table-cell>
          <table:table-cell table:formula="of:=ROUNDUP(MAX((100-MAX([.AC$5]+10*MIN([.AC$4]-[.$F22];0);0))*INT(([.$J22]-MAX([.AC$4]-[.$F22];0))*[.$I22])/100;0);0)" office:value-type="float" office:value="3" calcext:value-type="float">
            <text:p>3</text:p>
          </table:table-cell>
          <table:table-cell table:formula="of:=ROUNDUP(MAX((100-MAX([.AD$5]+10*MIN([.AD$4]-[.$F22];0);0))*INT(([.$J22]-MAX([.AD$4]-[.$F22];0))*[.$I22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3];[$'EcCo ammo'.$A$2:$'EcCo ammo'.$A$33];[$'EcCo ammo'.F$2:$'EcCo ammo'.F$33])" office:value-type="float" office:value="10" calcext:value-type="float">
            <text:p>10</text:p>
          </table:table-cell>
          <table:table-cell table:formula="of:=LOOKUP([.$B23];[$'EcCo ammo'.$A$2:$'EcCo ammo'.$A$33];[$'EcCo ammo'.G$2:$'EcCo ammo'.G$33])" office:value-type="float" office:value="0" calcext:value-type="float">
            <text:p>0</text:p>
          </table:table-cell>
          <table:table-cell table:formula="of:=LOOKUP([.$B23];[$'EcCo ammo'.$A$2:$'EcCo ammo'.$A$33];[$'EcCo ammo'.H$2:$'EcCo ammo'.H$33])" office:value-type="float" office:value="4" calcext:value-type="float">
            <text:p>4</text:p>
          </table:table-cell>
          <table:table-cell table:formula="of:=LOOKUP([.$B23];[$'EcCo ammo'.$A$2:$'EcCo ammo'.$A$33];[$'EcCo ammo'.I$2:$'EcCo ammo'.I$33])" office:value-type="float" office:value="3" calcext:value-type="float">
            <text:p>3</text:p>
          </table:table-cell>
          <table:table-cell table:formula="of:=[.G23]/[.H23]" office:value-type="float" office:value="1.33333333333333" calcext:value-type="float">
            <text:p>1.33</text:p>
          </table:table-cell>
          <table:table-cell table:formula="of:=ROUND(AVERAGE([.C23];[.D23]))" office:value-type="float" office:value="13" calcext:value-type="float">
            <text:p>13</text:p>
          </table:table-cell>
          <table:table-cell/>
          <table:table-cell table:formula="of:=ROUNDUP(MAX((100-MAX([.L$5]+10*MIN([.L$4]-[.$F23];0);0))*INT(([.$J23]-MAX([.L$4]-[.$F23];0))*[.$I23])/100;0);0)" office:value-type="float" office:value="17" calcext:value-type="float">
            <text:p>17</text:p>
          </table:table-cell>
          <table:table-cell table:formula="of:=ROUNDUP(MAX((100-MAX([.M$5]+10*MIN([.M$4]-[.$F23];0);0))*INT(([.$J23]-MAX([.M$4]-[.$F23];0))*[.$I23])/100;0);0)" office:value-type="float" office:value="16" calcext:value-type="float">
            <text:p>16</text:p>
          </table:table-cell>
          <table:table-cell table:formula="of:=ROUNDUP(MAX((100-MAX([.N$5]+10*MIN([.N$4]-[.$F23];0);0))*INT(([.$J23]-MAX([.N$4]-[.$F23];0))*[.$I23])/100;0);0)" office:value-type="float" office:value="14" calcext:value-type="float">
            <text:p>14</text:p>
          </table:table-cell>
          <table:table-cell table:formula="of:=ROUNDUP(MAX((100-MAX([.O$5]+10*MIN([.O$4]-[.$F23];0);0))*INT(([.$J23]-MAX([.O$4]-[.$F23];0))*[.$I23])/100;0);0)" office:value-type="float" office:value="11" calcext:value-type="float">
            <text:p>11</text:p>
          </table:table-cell>
          <table:table-cell table:formula="of:=ROUNDUP(MAX((100-MAX([.P$5]+10*MIN([.P$4]-[.$F23];0);0))*INT(([.$J23]-MAX([.P$4]-[.$F23];0))*[.$I23])/100;0);0)" office:value-type="float" office:value="10" calcext:value-type="float">
            <text:p>10</text:p>
          </table:table-cell>
          <table:table-cell table:formula="of:=ROUNDUP(MAX((100-MAX([.Q$5]+10*MIN([.Q$4]-[.$F23];0);0))*INT(([.$J23]-MAX([.Q$4]-[.$F23];0))*[.$I23])/100;0);0)" office:value-type="float" office:value="10" calcext:value-type="float">
            <text:p>10</text:p>
          </table:table-cell>
          <table:table-cell table:formula="of:=ROUNDUP(MAX((100-MAX([.R$5]+10*MIN([.R$4]-[.$F23];0);0))*INT(([.$J23]-MAX([.R$4]-[.$F23];0))*[.$I23])/100;0);0)" office:value-type="float" office:value="9" calcext:value-type="float">
            <text:p>9</text:p>
          </table:table-cell>
          <table:table-cell table:formula="of:=ROUNDUP(MAX((100-MAX([.S$5]+10*MIN([.S$4]-[.$F23];0);0))*INT(([.$J23]-MAX([.S$4]-[.$F23];0))*[.$I23])/100;0);0)" office:value-type="float" office:value="8" calcext:value-type="float">
            <text:p>8</text:p>
          </table:table-cell>
          <table:table-cell table:formula="of:=ROUNDUP(MAX((100-MAX([.T$5]+10*MIN([.T$4]-[.$F23];0);0))*INT(([.$J23]-MAX([.T$4]-[.$F23];0))*[.$I23])/100;0);0)" office:value-type="float" office:value="8" calcext:value-type="float">
            <text:p>8</text:p>
          </table:table-cell>
          <table:table-cell table:formula="of:=ROUNDUP(MAX((100-MAX([.U$5]+10*MIN([.U$4]-[.$F23];0);0))*INT(([.$J23]-MAX([.U$4]-[.$F23];0))*[.$I23])/100;0);0)" office:value-type="float" office:value="8" calcext:value-type="float">
            <text:p>8</text:p>
          </table:table-cell>
          <table:table-cell table:formula="of:=ROUNDUP(MAX((100-MAX([.V$5]+10*MIN([.V$4]-[.$F23];0);0))*INT(([.$J23]-MAX([.V$4]-[.$F23];0))*[.$I23])/100;0);0)" office:value-type="float" office:value="6" calcext:value-type="float">
            <text:p>6</text:p>
          </table:table-cell>
          <table:table-cell table:formula="of:=ROUNDUP(MAX((100-MAX([.W$5]+10*MIN([.W$4]-[.$F23];0);0))*INT(([.$J23]-MAX([.W$4]-[.$F23];0))*[.$I23])/100;0);0)" office:value-type="float" office:value="6" calcext:value-type="float">
            <text:p>6</text:p>
          </table:table-cell>
          <table:table-cell table:formula="of:=ROUNDUP(MAX((100-MAX([.X$5]+10*MIN([.X$4]-[.$F23];0);0))*INT(([.$J23]-MAX([.X$4]-[.$F23];0))*[.$I23])/100;0);0)" office:value-type="float" office:value="5" calcext:value-type="float">
            <text:p>5</text:p>
          </table:table-cell>
          <table:table-cell table:formula="of:=ROUNDUP(MAX((100-MAX([.Y$5]+10*MIN([.Y$4]-[.$F23];0);0))*INT(([.$J23]-MAX([.Y$4]-[.$F23];0))*[.$I23])/100;0);0)" office:value-type="float" office:value="4" calcext:value-type="float">
            <text:p>4</text:p>
          </table:table-cell>
          <table:table-cell table:formula="of:=ROUNDUP(MAX((100-MAX([.Z$5]+10*MIN([.Z$4]-[.$F23];0);0))*INT(([.$J23]-MAX([.Z$4]-[.$F23];0))*[.$I23])/100;0);0)" office:value-type="float" office:value="2" calcext:value-type="float">
            <text:p>2</text:p>
          </table:table-cell>
          <table:table-cell table:formula="of:=ROUNDUP(MAX((100-MAX([.AA$5]+10*MIN([.AA$4]-[.$F23];0);0))*INT(([.$J23]-MAX([.AA$4]-[.$F23];0))*[.$I23])/100;0);0)" office:value-type="float" office:value="1" calcext:value-type="float">
            <text:p>1</text:p>
          </table:table-cell>
          <table:table-cell table:formula="of:=ROUNDUP(MAX((100-MAX([.AB$5]+10*MIN([.AB$4]-[.$F23];0);0))*INT(([.$J23]-MAX([.AB$4]-[.$F23];0))*[.$I23])/100;0);0)" office:value-type="float" office:value="0" calcext:value-type="float">
            <text:p>0</text:p>
          </table:table-cell>
          <table:table-cell table:formula="of:=ROUNDUP(MAX((100-MAX([.AC$5]+10*MIN([.AC$4]-[.$F23];0);0))*INT(([.$J23]-MAX([.AC$4]-[.$F23];0))*[.$I23])/100;0);0)" office:value-type="float" office:value="0" calcext:value-type="float">
            <text:p>0</text:p>
          </table:table-cell>
          <table:table-cell table:formula="of:=ROUNDUP(MAX((100-MAX([.AD$5]+10*MIN([.AD$4]-[.$F23];0);0))*INT(([.$J23]-MAX([.AD$4]-[.$F23];0))*[.$I23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4];[$'EcCo ammo'.$A$2:$'EcCo ammo'.$A$33];[$'EcCo ammo'.F$2:$'EcCo ammo'.F$33])" office:value-type="float" office:value="0" calcext:value-type="float">
            <text:p>0</text:p>
          </table:table-cell>
          <table:table-cell table:formula="of:=LOOKUP([.$B24];[$'EcCo ammo'.$A$2:$'EcCo ammo'.$A$33];[$'EcCo ammo'.G$2:$'EcCo ammo'.G$33])" office:value-type="float" office:value="5" calcext:value-type="float">
            <text:p>5</text:p>
          </table:table-cell>
          <table:table-cell table:formula="of:=LOOKUP([.$B24];[$'EcCo ammo'.$A$2:$'EcCo ammo'.$A$33];[$'EcCo ammo'.H$2:$'EcCo ammo'.H$33])" office:value-type="float" office:value="1" calcext:value-type="float">
            <text:p>1</text:p>
          </table:table-cell>
          <table:table-cell table:formula="of:=LOOKUP([.$B24];[$'EcCo ammo'.$A$2:$'EcCo ammo'.$A$33];[$'EcCo ammo'.I$2:$'EcCo ammo'.I$33])" office:value-type="float" office:value="1" calcext:value-type="float">
            <text:p>1</text:p>
          </table:table-cell>
          <table:table-cell table:formula="of:=[.G24]/[.H24]" office:value-type="float" office:value="1" calcext:value-type="float">
            <text:p>1.00</text:p>
          </table:table-cell>
          <table:table-cell table:formula="of:=ROUND(AVERAGE([.C24];[.D24]))" office:value-type="float" office:value="13" calcext:value-type="float">
            <text:p>13</text:p>
          </table:table-cell>
          <table:table-cell/>
          <table:table-cell table:formula="of:=ROUNDUP(MAX((100-MAX([.L$5]+10*MIN([.L$4]-[.$F24];0);0))*INT(([.$J24]-MAX([.L$4]-[.$F24];0))*[.$I24])/100;0);0)" office:value-type="float" office:value="13" calcext:value-type="float">
            <text:p>13</text:p>
          </table:table-cell>
          <table:table-cell table:formula="of:=ROUNDUP(MAX((100-MAX([.M$5]+10*MIN([.M$4]-[.$F24];0);0))*INT(([.$J24]-MAX([.M$4]-[.$F24];0))*[.$I24])/100;0);0)" office:value-type="float" office:value="13" calcext:value-type="float">
            <text:p>13</text:p>
          </table:table-cell>
          <table:table-cell table:formula="of:=ROUNDUP(MAX((100-MAX([.N$5]+10*MIN([.N$4]-[.$F24];0);0))*INT(([.$J24]-MAX([.N$4]-[.$F24];0))*[.$I24])/100;0);0)" office:value-type="float" office:value="13" calcext:value-type="float">
            <text:p>13</text:p>
          </table:table-cell>
          <table:table-cell table:formula="of:=ROUNDUP(MAX((100-MAX([.O$5]+10*MIN([.O$4]-[.$F24];0);0))*INT(([.$J24]-MAX([.O$4]-[.$F24];0))*[.$I24])/100;0);0)" office:value-type="float" office:value="13" calcext:value-type="float">
            <text:p>13</text:p>
          </table:table-cell>
          <table:table-cell table:formula="of:=ROUNDUP(MAX((100-MAX([.P$5]+10*MIN([.P$4]-[.$F24];0);0))*INT(([.$J24]-MAX([.P$4]-[.$F24];0))*[.$I24])/100;0);0)" office:value-type="float" office:value="13" calcext:value-type="float">
            <text:p>13</text:p>
          </table:table-cell>
          <table:table-cell table:formula="of:=ROUNDUP(MAX((100-MAX([.Q$5]+10*MIN([.Q$4]-[.$F24];0);0))*INT(([.$J24]-MAX([.Q$4]-[.$F24];0))*[.$I24])/100;0);0)" office:value-type="float" office:value="13" calcext:value-type="float">
            <text:p>13</text:p>
          </table:table-cell>
          <table:table-cell table:formula="of:=ROUNDUP(MAX((100-MAX([.R$5]+10*MIN([.R$4]-[.$F24];0);0))*INT(([.$J24]-MAX([.R$4]-[.$F24];0))*[.$I24])/100;0);0)" office:value-type="float" office:value="11" calcext:value-type="float">
            <text:p>11</text:p>
          </table:table-cell>
          <table:table-cell table:formula="of:=ROUNDUP(MAX((100-MAX([.S$5]+10*MIN([.S$4]-[.$F24];0);0))*INT(([.$J24]-MAX([.S$4]-[.$F24];0))*[.$I24])/100;0);0)" office:value-type="float" office:value="10" calcext:value-type="float">
            <text:p>10</text:p>
          </table:table-cell>
          <table:table-cell table:formula="of:=ROUNDUP(MAX((100-MAX([.T$5]+10*MIN([.T$4]-[.$F24];0);0))*INT(([.$J24]-MAX([.T$4]-[.$F24];0))*[.$I24])/100;0);0)" office:value-type="float" office:value="10" calcext:value-type="float">
            <text:p>10</text:p>
          </table:table-cell>
          <table:table-cell table:formula="of:=ROUNDUP(MAX((100-MAX([.U$5]+10*MIN([.U$4]-[.$F24];0);0))*INT(([.$J24]-MAX([.U$4]-[.$F24];0))*[.$I24])/100;0);0)" office:value-type="float" office:value="10" calcext:value-type="float">
            <text:p>10</text:p>
          </table:table-cell>
          <table:table-cell table:formula="of:=ROUNDUP(MAX((100-MAX([.V$5]+10*MIN([.V$4]-[.$F24];0);0))*INT(([.$J24]-MAX([.V$4]-[.$F24];0))*[.$I24])/100;0);0)" office:value-type="float" office:value="8" calcext:value-type="float">
            <text:p>8</text:p>
          </table:table-cell>
          <table:table-cell table:formula="of:=ROUNDUP(MAX((100-MAX([.W$5]+10*MIN([.W$4]-[.$F24];0);0))*INT(([.$J24]-MAX([.W$4]-[.$F24];0))*[.$I24])/100;0);0)" office:value-type="float" office:value="8" calcext:value-type="float">
            <text:p>8</text:p>
          </table:table-cell>
          <table:table-cell table:formula="of:=ROUNDUP(MAX((100-MAX([.X$5]+10*MIN([.X$4]-[.$F24];0);0))*INT(([.$J24]-MAX([.X$4]-[.$F24];0))*[.$I24])/100;0);0)" office:value-type="float" office:value="7" calcext:value-type="float">
            <text:p>7</text:p>
          </table:table-cell>
          <table:table-cell table:formula="of:=ROUNDUP(MAX((100-MAX([.Y$5]+10*MIN([.Y$4]-[.$F24];0);0))*INT(([.$J24]-MAX([.Y$4]-[.$F24];0))*[.$I24])/100;0);0)" office:value-type="float" office:value="6" calcext:value-type="float">
            <text:p>6</text:p>
          </table:table-cell>
          <table:table-cell table:formula="of:=ROUNDUP(MAX((100-MAX([.Z$5]+10*MIN([.Z$4]-[.$F24];0);0))*INT(([.$J24]-MAX([.Z$4]-[.$F24];0))*[.$I24])/100;0);0)" office:value-type="float" office:value="4" calcext:value-type="float">
            <text:p>4</text:p>
          </table:table-cell>
          <table:table-cell table:formula="of:=ROUNDUP(MAX((100-MAX([.AA$5]+10*MIN([.AA$4]-[.$F24];0);0))*INT(([.$J24]-MAX([.AA$4]-[.$F24];0))*[.$I24])/100;0);0)" office:value-type="float" office:value="3" calcext:value-type="float">
            <text:p>3</text:p>
          </table:table-cell>
          <table:table-cell table:formula="of:=ROUNDUP(MAX((100-MAX([.AB$5]+10*MIN([.AB$4]-[.$F24];0);0))*INT(([.$J24]-MAX([.AB$4]-[.$F24];0))*[.$I24])/100;0);0)" office:value-type="float" office:value="2" calcext:value-type="float">
            <text:p>2</text:p>
          </table:table-cell>
          <table:table-cell table:formula="of:=ROUNDUP(MAX((100-MAX([.AC$5]+10*MIN([.AC$4]-[.$F24];0);0))*INT(([.$J24]-MAX([.AC$4]-[.$F24];0))*[.$I24])/100;0);0)" office:value-type="float" office:value="2" calcext:value-type="float">
            <text:p>2</text:p>
          </table:table-cell>
          <table:table-cell table:formula="of:=ROUNDUP(MAX((100-MAX([.AD$5]+10*MIN([.AD$4]-[.$F24];0);0))*INT(([.$J24]-MAX([.AD$4]-[.$F24];0))*[.$I24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5];[$'EcCo ammo'.$A$2:$'EcCo ammo'.$A$33];[$'EcCo ammo'.F$2:$'EcCo ammo'.F$33])" office:value-type="float" office:value="10" calcext:value-type="float">
            <text:p>10</text:p>
          </table:table-cell>
          <table:table-cell table:formula="of:=LOOKUP([.$B25];[$'EcCo ammo'.$A$2:$'EcCo ammo'.$A$33];[$'EcCo ammo'.G$2:$'EcCo ammo'.G$33])" office:value-type="float" office:value="0" calcext:value-type="float">
            <text:p>0</text:p>
          </table:table-cell>
          <table:table-cell table:formula="of:=LOOKUP([.$B25];[$'EcCo ammo'.$A$2:$'EcCo ammo'.$A$33];[$'EcCo ammo'.H$2:$'EcCo ammo'.H$33])" office:value-type="float" office:value="4" calcext:value-type="float">
            <text:p>4</text:p>
          </table:table-cell>
          <table:table-cell table:formula="of:=LOOKUP([.$B25];[$'EcCo ammo'.$A$2:$'EcCo ammo'.$A$33];[$'EcCo ammo'.I$2:$'EcCo ammo'.I$33])" office:value-type="float" office:value="3" calcext:value-type="float">
            <text:p>3</text:p>
          </table:table-cell>
          <table:table-cell table:formula="of:=[.G25]/[.H25]" office:value-type="float" office:value="1.33333333333333" calcext:value-type="float">
            <text:p>1.33</text:p>
          </table:table-cell>
          <table:table-cell table:formula="of:=ROUND(AVERAGE([.C25];[.D25]))" office:value-type="float" office:value="13" calcext:value-type="float">
            <text:p>13</text:p>
          </table:table-cell>
          <table:table-cell/>
          <table:table-cell table:formula="of:=ROUNDUP(MAX((100-MAX([.L$5]+10*MIN([.L$4]-[.$F25];0);0))*INT(([.$J25]-MAX([.L$4]-[.$F25];0))*[.$I25])/100;0);0)" office:value-type="float" office:value="17" calcext:value-type="float">
            <text:p>17</text:p>
          </table:table-cell>
          <table:table-cell table:formula="of:=ROUNDUP(MAX((100-MAX([.M$5]+10*MIN([.M$4]-[.$F25];0);0))*INT(([.$J25]-MAX([.M$4]-[.$F25];0))*[.$I25])/100;0);0)" office:value-type="float" office:value="16" calcext:value-type="float">
            <text:p>16</text:p>
          </table:table-cell>
          <table:table-cell table:formula="of:=ROUNDUP(MAX((100-MAX([.N$5]+10*MIN([.N$4]-[.$F25];0);0))*INT(([.$J25]-MAX([.N$4]-[.$F25];0))*[.$I25])/100;0);0)" office:value-type="float" office:value="14" calcext:value-type="float">
            <text:p>14</text:p>
          </table:table-cell>
          <table:table-cell table:formula="of:=ROUNDUP(MAX((100-MAX([.O$5]+10*MIN([.O$4]-[.$F25];0);0))*INT(([.$J25]-MAX([.O$4]-[.$F25];0))*[.$I25])/100;0);0)" office:value-type="float" office:value="11" calcext:value-type="float">
            <text:p>11</text:p>
          </table:table-cell>
          <table:table-cell table:formula="of:=ROUNDUP(MAX((100-MAX([.P$5]+10*MIN([.P$4]-[.$F25];0);0))*INT(([.$J25]-MAX([.P$4]-[.$F25];0))*[.$I25])/100;0);0)" office:value-type="float" office:value="10" calcext:value-type="float">
            <text:p>10</text:p>
          </table:table-cell>
          <table:table-cell table:formula="of:=ROUNDUP(MAX((100-MAX([.Q$5]+10*MIN([.Q$4]-[.$F25];0);0))*INT(([.$J25]-MAX([.Q$4]-[.$F25];0))*[.$I25])/100;0);0)" office:value-type="float" office:value="10" calcext:value-type="float">
            <text:p>10</text:p>
          </table:table-cell>
          <table:table-cell table:formula="of:=ROUNDUP(MAX((100-MAX([.R$5]+10*MIN([.R$4]-[.$F25];0);0))*INT(([.$J25]-MAX([.R$4]-[.$F25];0))*[.$I25])/100;0);0)" office:value-type="float" office:value="9" calcext:value-type="float">
            <text:p>9</text:p>
          </table:table-cell>
          <table:table-cell table:formula="of:=ROUNDUP(MAX((100-MAX([.S$5]+10*MIN([.S$4]-[.$F25];0);0))*INT(([.$J25]-MAX([.S$4]-[.$F25];0))*[.$I25])/100;0);0)" office:value-type="float" office:value="8" calcext:value-type="float">
            <text:p>8</text:p>
          </table:table-cell>
          <table:table-cell table:formula="of:=ROUNDUP(MAX((100-MAX([.T$5]+10*MIN([.T$4]-[.$F25];0);0))*INT(([.$J25]-MAX([.T$4]-[.$F25];0))*[.$I25])/100;0);0)" office:value-type="float" office:value="8" calcext:value-type="float">
            <text:p>8</text:p>
          </table:table-cell>
          <table:table-cell table:formula="of:=ROUNDUP(MAX((100-MAX([.U$5]+10*MIN([.U$4]-[.$F25];0);0))*INT(([.$J25]-MAX([.U$4]-[.$F25];0))*[.$I25])/100;0);0)" office:value-type="float" office:value="8" calcext:value-type="float">
            <text:p>8</text:p>
          </table:table-cell>
          <table:table-cell table:formula="of:=ROUNDUP(MAX((100-MAX([.V$5]+10*MIN([.V$4]-[.$F25];0);0))*INT(([.$J25]-MAX([.V$4]-[.$F25];0))*[.$I25])/100;0);0)" office:value-type="float" office:value="6" calcext:value-type="float">
            <text:p>6</text:p>
          </table:table-cell>
          <table:table-cell table:formula="of:=ROUNDUP(MAX((100-MAX([.W$5]+10*MIN([.W$4]-[.$F25];0);0))*INT(([.$J25]-MAX([.W$4]-[.$F25];0))*[.$I25])/100;0);0)" office:value-type="float" office:value="6" calcext:value-type="float">
            <text:p>6</text:p>
          </table:table-cell>
          <table:table-cell table:formula="of:=ROUNDUP(MAX((100-MAX([.X$5]+10*MIN([.X$4]-[.$F25];0);0))*INT(([.$J25]-MAX([.X$4]-[.$F25];0))*[.$I25])/100;0);0)" office:value-type="float" office:value="5" calcext:value-type="float">
            <text:p>5</text:p>
          </table:table-cell>
          <table:table-cell table:formula="of:=ROUNDUP(MAX((100-MAX([.Y$5]+10*MIN([.Y$4]-[.$F25];0);0))*INT(([.$J25]-MAX([.Y$4]-[.$F25];0))*[.$I25])/100;0);0)" office:value-type="float" office:value="4" calcext:value-type="float">
            <text:p>4</text:p>
          </table:table-cell>
          <table:table-cell table:formula="of:=ROUNDUP(MAX((100-MAX([.Z$5]+10*MIN([.Z$4]-[.$F25];0);0))*INT(([.$J25]-MAX([.Z$4]-[.$F25];0))*[.$I25])/100;0);0)" office:value-type="float" office:value="2" calcext:value-type="float">
            <text:p>2</text:p>
          </table:table-cell>
          <table:table-cell table:formula="of:=ROUNDUP(MAX((100-MAX([.AA$5]+10*MIN([.AA$4]-[.$F25];0);0))*INT(([.$J25]-MAX([.AA$4]-[.$F25];0))*[.$I25])/100;0);0)" office:value-type="float" office:value="1" calcext:value-type="float">
            <text:p>1</text:p>
          </table:table-cell>
          <table:table-cell table:formula="of:=ROUNDUP(MAX((100-MAX([.AB$5]+10*MIN([.AB$4]-[.$F25];0);0))*INT(([.$J25]-MAX([.AB$4]-[.$F25];0))*[.$I25])/100;0);0)" office:value-type="float" office:value="0" calcext:value-type="float">
            <text:p>0</text:p>
          </table:table-cell>
          <table:table-cell table:formula="of:=ROUNDUP(MAX((100-MAX([.AC$5]+10*MIN([.AC$4]-[.$F25];0);0))*INT(([.$J25]-MAX([.AC$4]-[.$F25];0))*[.$I25])/100;0);0)" office:value-type="float" office:value="0" calcext:value-type="float">
            <text:p>0</text:p>
          </table:table-cell>
          <table:table-cell table:formula="of:=ROUNDUP(MAX((100-MAX([.AD$5]+10*MIN([.AD$4]-[.$F25];0);0))*INT(([.$J25]-MAX([.AD$4]-[.$F25];0))*[.$I25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6];[$'EcCo ammo'.$A$2:$'EcCo ammo'.$A$33];[$'EcCo ammo'.F$2:$'EcCo ammo'.F$33])" office:value-type="float" office:value="0" calcext:value-type="float">
            <text:p>0</text:p>
          </table:table-cell>
          <table:table-cell table:formula="of:=LOOKUP([.$B26];[$'EcCo ammo'.$A$2:$'EcCo ammo'.$A$33];[$'EcCo ammo'.G$2:$'EcCo ammo'.G$33])" office:value-type="float" office:value="5" calcext:value-type="float">
            <text:p>5</text:p>
          </table:table-cell>
          <table:table-cell table:formula="of:=LOOKUP([.$B26];[$'EcCo ammo'.$A$2:$'EcCo ammo'.$A$33];[$'EcCo ammo'.H$2:$'EcCo ammo'.H$33])" office:value-type="float" office:value="1" calcext:value-type="float">
            <text:p>1</text:p>
          </table:table-cell>
          <table:table-cell table:formula="of:=LOOKUP([.$B26];[$'EcCo ammo'.$A$2:$'EcCo ammo'.$A$33];[$'EcCo ammo'.I$2:$'EcCo ammo'.I$33])" office:value-type="float" office:value="1" calcext:value-type="float">
            <text:p>1</text:p>
          </table:table-cell>
          <table:table-cell table:formula="of:=[.G26]/[.H26]" office:value-type="float" office:value="1" calcext:value-type="float">
            <text:p>1.00</text:p>
          </table:table-cell>
          <table:table-cell table:formula="of:=ROUND(AVERAGE([.C26];[.D26]))" office:value-type="float" office:value="13" calcext:value-type="float">
            <text:p>13</text:p>
          </table:table-cell>
          <table:table-cell/>
          <table:table-cell table:formula="of:=ROUNDUP(MAX((100-MAX([.L$5]+10*MIN([.L$4]-[.$F26];0);0))*INT(([.$J26]-MAX([.L$4]-[.$F26];0))*[.$I26])/100;0);0)" office:value-type="float" office:value="13" calcext:value-type="float">
            <text:p>13</text:p>
          </table:table-cell>
          <table:table-cell table:formula="of:=ROUNDUP(MAX((100-MAX([.M$5]+10*MIN([.M$4]-[.$F26];0);0))*INT(([.$J26]-MAX([.M$4]-[.$F26];0))*[.$I26])/100;0);0)" office:value-type="float" office:value="13" calcext:value-type="float">
            <text:p>13</text:p>
          </table:table-cell>
          <table:table-cell table:formula="of:=ROUNDUP(MAX((100-MAX([.N$5]+10*MIN([.N$4]-[.$F26];0);0))*INT(([.$J26]-MAX([.N$4]-[.$F26];0))*[.$I26])/100;0);0)" office:value-type="float" office:value="13" calcext:value-type="float">
            <text:p>13</text:p>
          </table:table-cell>
          <table:table-cell table:formula="of:=ROUNDUP(MAX((100-MAX([.O$5]+10*MIN([.O$4]-[.$F26];0);0))*INT(([.$J26]-MAX([.O$4]-[.$F26];0))*[.$I26])/100;0);0)" office:value-type="float" office:value="13" calcext:value-type="float">
            <text:p>13</text:p>
          </table:table-cell>
          <table:table-cell table:formula="of:=ROUNDUP(MAX((100-MAX([.P$5]+10*MIN([.P$4]-[.$F26];0);0))*INT(([.$J26]-MAX([.P$4]-[.$F26];0))*[.$I26])/100;0);0)" office:value-type="float" office:value="13" calcext:value-type="float">
            <text:p>13</text:p>
          </table:table-cell>
          <table:table-cell table:formula="of:=ROUNDUP(MAX((100-MAX([.Q$5]+10*MIN([.Q$4]-[.$F26];0);0))*INT(([.$J26]-MAX([.Q$4]-[.$F26];0))*[.$I26])/100;0);0)" office:value-type="float" office:value="13" calcext:value-type="float">
            <text:p>13</text:p>
          </table:table-cell>
          <table:table-cell table:formula="of:=ROUNDUP(MAX((100-MAX([.R$5]+10*MIN([.R$4]-[.$F26];0);0))*INT(([.$J26]-MAX([.R$4]-[.$F26];0))*[.$I26])/100;0);0)" office:value-type="float" office:value="11" calcext:value-type="float">
            <text:p>11</text:p>
          </table:table-cell>
          <table:table-cell table:formula="of:=ROUNDUP(MAX((100-MAX([.S$5]+10*MIN([.S$4]-[.$F26];0);0))*INT(([.$J26]-MAX([.S$4]-[.$F26];0))*[.$I26])/100;0);0)" office:value-type="float" office:value="10" calcext:value-type="float">
            <text:p>10</text:p>
          </table:table-cell>
          <table:table-cell table:formula="of:=ROUNDUP(MAX((100-MAX([.T$5]+10*MIN([.T$4]-[.$F26];0);0))*INT(([.$J26]-MAX([.T$4]-[.$F26];0))*[.$I26])/100;0);0)" office:value-type="float" office:value="10" calcext:value-type="float">
            <text:p>10</text:p>
          </table:table-cell>
          <table:table-cell table:formula="of:=ROUNDUP(MAX((100-MAX([.U$5]+10*MIN([.U$4]-[.$F26];0);0))*INT(([.$J26]-MAX([.U$4]-[.$F26];0))*[.$I26])/100;0);0)" office:value-type="float" office:value="10" calcext:value-type="float">
            <text:p>10</text:p>
          </table:table-cell>
          <table:table-cell table:formula="of:=ROUNDUP(MAX((100-MAX([.V$5]+10*MIN([.V$4]-[.$F26];0);0))*INT(([.$J26]-MAX([.V$4]-[.$F26];0))*[.$I26])/100;0);0)" office:value-type="float" office:value="8" calcext:value-type="float">
            <text:p>8</text:p>
          </table:table-cell>
          <table:table-cell table:formula="of:=ROUNDUP(MAX((100-MAX([.W$5]+10*MIN([.W$4]-[.$F26];0);0))*INT(([.$J26]-MAX([.W$4]-[.$F26];0))*[.$I26])/100;0);0)" office:value-type="float" office:value="8" calcext:value-type="float">
            <text:p>8</text:p>
          </table:table-cell>
          <table:table-cell table:formula="of:=ROUNDUP(MAX((100-MAX([.X$5]+10*MIN([.X$4]-[.$F26];0);0))*INT(([.$J26]-MAX([.X$4]-[.$F26];0))*[.$I26])/100;0);0)" office:value-type="float" office:value="7" calcext:value-type="float">
            <text:p>7</text:p>
          </table:table-cell>
          <table:table-cell table:formula="of:=ROUNDUP(MAX((100-MAX([.Y$5]+10*MIN([.Y$4]-[.$F26];0);0))*INT(([.$J26]-MAX([.Y$4]-[.$F26];0))*[.$I26])/100;0);0)" office:value-type="float" office:value="6" calcext:value-type="float">
            <text:p>6</text:p>
          </table:table-cell>
          <table:table-cell table:formula="of:=ROUNDUP(MAX((100-MAX([.Z$5]+10*MIN([.Z$4]-[.$F26];0);0))*INT(([.$J26]-MAX([.Z$4]-[.$F26];0))*[.$I26])/100;0);0)" office:value-type="float" office:value="4" calcext:value-type="float">
            <text:p>4</text:p>
          </table:table-cell>
          <table:table-cell table:formula="of:=ROUNDUP(MAX((100-MAX([.AA$5]+10*MIN([.AA$4]-[.$F26];0);0))*INT(([.$J26]-MAX([.AA$4]-[.$F26];0))*[.$I26])/100;0);0)" office:value-type="float" office:value="3" calcext:value-type="float">
            <text:p>3</text:p>
          </table:table-cell>
          <table:table-cell table:formula="of:=ROUNDUP(MAX((100-MAX([.AB$5]+10*MIN([.AB$4]-[.$F26];0);0))*INT(([.$J26]-MAX([.AB$4]-[.$F26];0))*[.$I26])/100;0);0)" office:value-type="float" office:value="2" calcext:value-type="float">
            <text:p>2</text:p>
          </table:table-cell>
          <table:table-cell table:formula="of:=ROUNDUP(MAX((100-MAX([.AC$5]+10*MIN([.AC$4]-[.$F26];0);0))*INT(([.$J26]-MAX([.AC$4]-[.$F26];0))*[.$I26])/100;0);0)" office:value-type="float" office:value="2" calcext:value-type="float">
            <text:p>2</text:p>
          </table:table-cell>
          <table:table-cell table:formula="of:=ROUNDUP(MAX((100-MAX([.AD$5]+10*MIN([.AD$4]-[.$F26];0);0))*INT(([.$J26]-MAX([.AD$4]-[.$F26];0))*[.$I26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LOOKUP([.$B27];[$'EcCo ammo'.$A$2:$'EcCo ammo'.$A$33];[$'EcCo ammo'.F$2:$'EcCo ammo'.F$33])" office:value-type="float" office:value="0" calcext:value-type="float">
            <text:p>0</text:p>
          </table:table-cell>
          <table:table-cell table:formula="of:=LOOKUP([.$B27];[$'EcCo ammo'.$A$2:$'EcCo ammo'.$A$33];[$'EcCo ammo'.G$2:$'EcCo ammo'.G$33])" office:value-type="float" office:value="3" calcext:value-type="float">
            <text:p>3</text:p>
          </table:table-cell>
          <table:table-cell table:formula="of:=LOOKUP([.$B27];[$'EcCo ammo'.$A$2:$'EcCo ammo'.$A$33];[$'EcCo ammo'.H$2:$'EcCo ammo'.H$33])" office:value-type="float" office:value="1" calcext:value-type="float">
            <text:p>1</text:p>
          </table:table-cell>
          <table:table-cell table:formula="of:=LOOKUP([.$B27];[$'EcCo ammo'.$A$2:$'EcCo ammo'.$A$33];[$'EcCo ammo'.I$2:$'EcCo ammo'.I$33])" office:value-type="float" office:value="1" calcext:value-type="float">
            <text:p>1</text:p>
          </table:table-cell>
          <table:table-cell table:formula="of:=[.G27]/[.H27]" office:value-type="float" office:value="1" calcext:value-type="float">
            <text:p>1.00</text:p>
          </table:table-cell>
          <table:table-cell table:formula="of:=ROUND(AVERAGE([.C27];[.D27]))" office:value-type="float" office:value="18" calcext:value-type="float">
            <text:p>18</text:p>
          </table:table-cell>
          <table:table-cell/>
          <table:table-cell table:formula="of:=ROUNDUP(MAX((100-MAX([.L$5]+10*MIN([.L$4]-[.$F27];0);0))*INT(([.$J27]-MAX([.L$4]-[.$F27];0))*[.$I27])/100;0);0)" office:value-type="float" office:value="18" calcext:value-type="float">
            <text:p>18</text:p>
          </table:table-cell>
          <table:table-cell table:formula="of:=ROUNDUP(MAX((100-MAX([.M$5]+10*MIN([.M$4]-[.$F27];0);0))*INT(([.$J27]-MAX([.M$4]-[.$F27];0))*[.$I27])/100;0);0)" office:value-type="float" office:value="18" calcext:value-type="float">
            <text:p>18</text:p>
          </table:table-cell>
          <table:table-cell table:formula="of:=ROUNDUP(MAX((100-MAX([.N$5]+10*MIN([.N$4]-[.$F27];0);0))*INT(([.$J27]-MAX([.N$4]-[.$F27];0))*[.$I27])/100;0);0)" office:value-type="float" office:value="18" calcext:value-type="float">
            <text:p>18</text:p>
          </table:table-cell>
          <table:table-cell table:formula="of:=ROUNDUP(MAX((100-MAX([.O$5]+10*MIN([.O$4]-[.$F27];0);0))*INT(([.$J27]-MAX([.O$4]-[.$F27];0))*[.$I27])/100;0);0)" office:value-type="float" office:value="16" calcext:value-type="float">
            <text:p>16</text:p>
          </table:table-cell>
          <table:table-cell table:formula="of:=ROUNDUP(MAX((100-MAX([.P$5]+10*MIN([.P$4]-[.$F27];0);0))*INT(([.$J27]-MAX([.P$4]-[.$F27];0))*[.$I27])/100;0);0)" office:value-type="float" office:value="15" calcext:value-type="float">
            <text:p>15</text:p>
          </table:table-cell>
          <table:table-cell table:formula="of:=ROUNDUP(MAX((100-MAX([.Q$5]+10*MIN([.Q$4]-[.$F27];0);0))*INT(([.$J27]-MAX([.Q$4]-[.$F27];0))*[.$I27])/100;0);0)" office:value-type="float" office:value="15" calcext:value-type="float">
            <text:p>15</text:p>
          </table:table-cell>
          <table:table-cell table:formula="of:=ROUNDUP(MAX((100-MAX([.R$5]+10*MIN([.R$4]-[.$F27];0);0))*INT(([.$J27]-MAX([.R$4]-[.$F27];0))*[.$I27])/100;0);0)" office:value-type="float" office:value="12" calcext:value-type="float">
            <text:p>12</text:p>
          </table:table-cell>
          <table:table-cell table:formula="of:=ROUNDUP(MAX((100-MAX([.S$5]+10*MIN([.S$4]-[.$F27];0);0))*INT(([.$J27]-MAX([.S$4]-[.$F27];0))*[.$I27])/100;0);0)" office:value-type="float" office:value="12" calcext:value-type="float">
            <text:p>12</text:p>
          </table:table-cell>
          <table:table-cell table:formula="of:=ROUNDUP(MAX((100-MAX([.T$5]+10*MIN([.T$4]-[.$F27];0);0))*INT(([.$J27]-MAX([.T$4]-[.$F27];0))*[.$I27])/100;0);0)" office:value-type="float" office:value="12" calcext:value-type="float">
            <text:p>12</text:p>
          </table:table-cell>
          <table:table-cell table:formula="of:=ROUNDUP(MAX((100-MAX([.U$5]+10*MIN([.U$4]-[.$F27];0);0))*INT(([.$J27]-MAX([.U$4]-[.$F27];0))*[.$I27])/100;0);0)" office:value-type="float" office:value="11" calcext:value-type="float">
            <text:p>11</text:p>
          </table:table-cell>
          <table:table-cell table:formula="of:=ROUNDUP(MAX((100-MAX([.V$5]+10*MIN([.V$4]-[.$F27];0);0))*INT(([.$J27]-MAX([.V$4]-[.$F27];0))*[.$I27])/100;0);0)" office:value-type="float" office:value="10" calcext:value-type="float">
            <text:p>10</text:p>
          </table:table-cell>
          <table:table-cell table:formula="of:=ROUNDUP(MAX((100-MAX([.W$5]+10*MIN([.W$4]-[.$F27];0);0))*INT(([.$J27]-MAX([.W$4]-[.$F27];0))*[.$I27])/100;0);0)" office:value-type="float" office:value="9" calcext:value-type="float">
            <text:p>9</text:p>
          </table:table-cell>
          <table:table-cell table:formula="of:=ROUNDUP(MAX((100-MAX([.X$5]+10*MIN([.X$4]-[.$F27];0);0))*INT(([.$J27]-MAX([.X$4]-[.$F27];0))*[.$I27])/100;0);0)" office:value-type="float" office:value="9" calcext:value-type="float">
            <text:p>9</text:p>
          </table:table-cell>
          <table:table-cell table:formula="of:=ROUNDUP(MAX((100-MAX([.Y$5]+10*MIN([.Y$4]-[.$F27];0);0))*INT(([.$J27]-MAX([.Y$4]-[.$F27];0))*[.$I27])/100;0);0)" office:value-type="float" office:value="8" calcext:value-type="float">
            <text:p>8</text:p>
          </table:table-cell>
          <table:table-cell table:formula="of:=ROUNDUP(MAX((100-MAX([.Z$5]+10*MIN([.Z$4]-[.$F27];0);0))*INT(([.$J27]-MAX([.Z$4]-[.$F27];0))*[.$I27])/100;0);0)" office:value-type="float" office:value="6" calcext:value-type="float">
            <text:p>6</text:p>
          </table:table-cell>
          <table:table-cell table:formula="of:=ROUNDUP(MAX((100-MAX([.AA$5]+10*MIN([.AA$4]-[.$F27];0);0))*INT(([.$J27]-MAX([.AA$4]-[.$F27];0))*[.$I27])/100;0);0)" office:value-type="float" office:value="5" calcext:value-type="float">
            <text:p>5</text:p>
          </table:table-cell>
          <table:table-cell table:formula="of:=ROUNDUP(MAX((100-MAX([.AB$5]+10*MIN([.AB$4]-[.$F27];0);0))*INT(([.$J27]-MAX([.AB$4]-[.$F27];0))*[.$I27])/100;0);0)" office:value-type="float" office:value="3" calcext:value-type="float">
            <text:p>3</text:p>
          </table:table-cell>
          <table:table-cell table:formula="of:=ROUNDUP(MAX((100-MAX([.AC$5]+10*MIN([.AC$4]-[.$F27];0);0))*INT(([.$J27]-MAX([.AC$4]-[.$F27];0))*[.$I27])/100;0);0)" office:value-type="float" office:value="3" calcext:value-type="float">
            <text:p>3</text:p>
          </table:table-cell>
          <table:table-cell table:formula="of:=ROUNDUP(MAX((100-MAX([.AD$5]+10*MIN([.AD$4]-[.$F27];0);0))*INT(([.$J27]-MAX([.AD$4]-[.$F27];0))*[.$I27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$B28];[$'EcCo ammo'.$A$2:$'EcCo ammo'.$A$33];[$'EcCo ammo'.F$2:$'EcCo ammo'.F$33])" office:value-type="float" office:value="0" calcext:value-type="float">
            <text:p>0</text:p>
          </table:table-cell>
          <table:table-cell table:formula="of:=LOOKUP([.$B28];[$'EcCo ammo'.$A$2:$'EcCo ammo'.$A$33];[$'EcCo ammo'.G$2:$'EcCo ammo'.G$33])" office:value-type="float" office:value="3" calcext:value-type="float">
            <text:p>3</text:p>
          </table:table-cell>
          <table:table-cell table:formula="of:=LOOKUP([.$B28];[$'EcCo ammo'.$A$2:$'EcCo ammo'.$A$33];[$'EcCo ammo'.H$2:$'EcCo ammo'.H$33])" office:value-type="float" office:value="1" calcext:value-type="float">
            <text:p>1</text:p>
          </table:table-cell>
          <table:table-cell table:formula="of:=LOOKUP([.$B28];[$'EcCo ammo'.$A$2:$'EcCo ammo'.$A$33];[$'EcCo ammo'.I$2:$'EcCo ammo'.I$33])" office:value-type="float" office:value="1" calcext:value-type="float">
            <text:p>1</text:p>
          </table:table-cell>
          <table:table-cell table:formula="of:=[.G28]/[.H28]" office:value-type="float" office:value="1" calcext:value-type="float">
            <text:p>1.00</text:p>
          </table:table-cell>
          <table:table-cell table:formula="of:=ROUND(AVERAGE([.C28];[.D28]))" office:value-type="float" office:value="15" calcext:value-type="float">
            <text:p>15</text:p>
          </table:table-cell>
          <table:table-cell/>
          <table:table-cell table:formula="of:=ROUNDUP(MAX((100-MAX([.L$5]+10*MIN([.L$4]-[.$F28];0);0))*INT(([.$J28]-MAX([.L$4]-[.$F28];0))*[.$I28])/100;0);0)" office:value-type="float" office:value="15" calcext:value-type="float">
            <text:p>15</text:p>
          </table:table-cell>
          <table:table-cell table:formula="of:=ROUNDUP(MAX((100-MAX([.M$5]+10*MIN([.M$4]-[.$F28];0);0))*INT(([.$J28]-MAX([.M$4]-[.$F28];0))*[.$I28])/100;0);0)" office:value-type="float" office:value="15" calcext:value-type="float">
            <text:p>15</text:p>
          </table:table-cell>
          <table:table-cell table:formula="of:=ROUNDUP(MAX((100-MAX([.N$5]+10*MIN([.N$4]-[.$F28];0);0))*INT(([.$J28]-MAX([.N$4]-[.$F28];0))*[.$I28])/100;0);0)" office:value-type="float" office:value="15" calcext:value-type="float">
            <text:p>15</text:p>
          </table:table-cell>
          <table:table-cell table:formula="of:=ROUNDUP(MAX((100-MAX([.O$5]+10*MIN([.O$4]-[.$F28];0);0))*INT(([.$J28]-MAX([.O$4]-[.$F28];0))*[.$I28])/100;0);0)" office:value-type="float" office:value="13" calcext:value-type="float">
            <text:p>13</text:p>
          </table:table-cell>
          <table:table-cell table:formula="of:=ROUNDUP(MAX((100-MAX([.P$5]+10*MIN([.P$4]-[.$F28];0);0))*INT(([.$J28]-MAX([.P$4]-[.$F28];0))*[.$I28])/100;0);0)" office:value-type="float" office:value="12" calcext:value-type="float">
            <text:p>12</text:p>
          </table:table-cell>
          <table:table-cell table:formula="of:=ROUNDUP(MAX((100-MAX([.Q$5]+10*MIN([.Q$4]-[.$F28];0);0))*INT(([.$J28]-MAX([.Q$4]-[.$F28];0))*[.$I28])/100;0);0)" office:value-type="float" office:value="12" calcext:value-type="float">
            <text:p>12</text:p>
          </table:table-cell>
          <table:table-cell table:formula="of:=ROUNDUP(MAX((100-MAX([.R$5]+10*MIN([.R$4]-[.$F28];0);0))*INT(([.$J28]-MAX([.R$4]-[.$F28];0))*[.$I28])/100;0);0)" office:value-type="float" office:value="10" calcext:value-type="float">
            <text:p>10</text:p>
          </table:table-cell>
          <table:table-cell table:formula="of:=ROUNDUP(MAX((100-MAX([.S$5]+10*MIN([.S$4]-[.$F28];0);0))*INT(([.$J28]-MAX([.S$4]-[.$F28];0))*[.$I28])/100;0);0)" office:value-type="float" office:value="10" calcext:value-type="float">
            <text:p>10</text:p>
          </table:table-cell>
          <table:table-cell table:formula="of:=ROUNDUP(MAX((100-MAX([.T$5]+10*MIN([.T$4]-[.$F28];0);0))*INT(([.$J28]-MAX([.T$4]-[.$F28];0))*[.$I28])/100;0);0)" office:value-type="float" office:value="10" calcext:value-type="float">
            <text:p>10</text:p>
          </table:table-cell>
          <table:table-cell table:formula="of:=ROUNDUP(MAX((100-MAX([.U$5]+10*MIN([.U$4]-[.$F28];0);0))*INT(([.$J28]-MAX([.U$4]-[.$F28];0))*[.$I28])/100;0);0)" office:value-type="float" office:value="9" calcext:value-type="float">
            <text:p>9</text:p>
          </table:table-cell>
          <table:table-cell table:formula="of:=ROUNDUP(MAX((100-MAX([.V$5]+10*MIN([.V$4]-[.$F28];0);0))*INT(([.$J28]-MAX([.V$4]-[.$F28];0))*[.$I28])/100;0);0)" office:value-type="float" office:value="8" calcext:value-type="float">
            <text:p>8</text:p>
          </table:table-cell>
          <table:table-cell table:formula="of:=ROUNDUP(MAX((100-MAX([.W$5]+10*MIN([.W$4]-[.$F28];0);0))*INT(([.$J28]-MAX([.W$4]-[.$F28];0))*[.$I28])/100;0);0)" office:value-type="float" office:value="8" calcext:value-type="float">
            <text:p>8</text:p>
          </table:table-cell>
          <table:table-cell table:formula="of:=ROUNDUP(MAX((100-MAX([.X$5]+10*MIN([.X$4]-[.$F28];0);0))*INT(([.$J28]-MAX([.X$4]-[.$F28];0))*[.$I28])/100;0);0)" office:value-type="float" office:value="7" calcext:value-type="float">
            <text:p>7</text:p>
          </table:table-cell>
          <table:table-cell table:formula="of:=ROUNDUP(MAX((100-MAX([.Y$5]+10*MIN([.Y$4]-[.$F28];0);0))*INT(([.$J28]-MAX([.Y$4]-[.$F28];0))*[.$I28])/100;0);0)" office:value-type="float" office:value="6" calcext:value-type="float">
            <text:p>6</text:p>
          </table:table-cell>
          <table:table-cell table:formula="of:=ROUNDUP(MAX((100-MAX([.Z$5]+10*MIN([.Z$4]-[.$F28];0);0))*INT(([.$J28]-MAX([.Z$4]-[.$F28];0))*[.$I28])/100;0);0)" office:value-type="float" office:value="4" calcext:value-type="float">
            <text:p>4</text:p>
          </table:table-cell>
          <table:table-cell table:formula="of:=ROUNDUP(MAX((100-MAX([.AA$5]+10*MIN([.AA$4]-[.$F28];0);0))*INT(([.$J28]-MAX([.AA$4]-[.$F28];0))*[.$I28])/100;0);0)" office:value-type="float" office:value="3" calcext:value-type="float">
            <text:p>3</text:p>
          </table:table-cell>
          <table:table-cell table:formula="of:=ROUNDUP(MAX((100-MAX([.AB$5]+10*MIN([.AB$4]-[.$F28];0);0))*INT(([.$J28]-MAX([.AB$4]-[.$F28];0))*[.$I28])/100;0);0)" office:value-type="float" office:value="2" calcext:value-type="float">
            <text:p>2</text:p>
          </table:table-cell>
          <table:table-cell table:formula="of:=ROUNDUP(MAX((100-MAX([.AC$5]+10*MIN([.AC$4]-[.$F28];0);0))*INT(([.$J28]-MAX([.AC$4]-[.$F28];0))*[.$I28])/100;0);0)" office:value-type="float" office:value="2" calcext:value-type="float">
            <text:p>2</text:p>
          </table:table-cell>
          <table:table-cell table:formula="of:=ROUNDUP(MAX((100-MAX([.AD$5]+10*MIN([.AD$4]-[.$F28];0);0))*INT(([.$J28]-MAX([.AD$4]-[.$F28];0))*[.$I28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LOOKUP([.$B29];[$'EcCo ammo'.$A$2:$'EcCo ammo'.$A$33];[$'EcCo ammo'.F$2:$'EcCo ammo'.F$33])" office:value-type="float" office:value="-10" calcext:value-type="float">
            <text:p>-10</text:p>
          </table:table-cell>
          <table:table-cell table:formula="of:=LOOKUP([.$B29];[$'EcCo ammo'.$A$2:$'EcCo ammo'.$A$33];[$'EcCo ammo'.G$2:$'EcCo ammo'.G$33])" office:value-type="float" office:value="18" calcext:value-type="float">
            <text:p>18</text:p>
          </table:table-cell>
          <table:table-cell table:formula="of:=LOOKUP([.$B29];[$'EcCo ammo'.$A$2:$'EcCo ammo'.$A$33];[$'EcCo ammo'.H$2:$'EcCo ammo'.H$33])" office:value-type="float" office:value="1" calcext:value-type="float">
            <text:p>1</text:p>
          </table:table-cell>
          <table:table-cell table:formula="of:=LOOKUP([.$B29];[$'EcCo ammo'.$A$2:$'EcCo ammo'.$A$33];[$'EcCo ammo'.I$2:$'EcCo ammo'.I$33])" office:value-type="float" office:value="1" calcext:value-type="float">
            <text:p>1</text:p>
          </table:table-cell>
          <table:table-cell table:formula="of:=[.G29]/[.H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L$5]+10*MIN([.L$4]-[.$F29];0);0))*INT(([.$J29]-MAX([.L$4]-[.$F29];0))*[.$I29])/100;0);0)" office:value-type="float" office:value="73" calcext:value-type="float">
            <text:p>73</text:p>
          </table:table-cell>
          <table:table-cell table:formula="of:=ROUNDUP(MAX((100-MAX([.M$5]+10*MIN([.M$4]-[.$F29];0);0))*INT(([.$J29]-MAX([.M$4]-[.$F29];0))*[.$I29])/100;0);0)" office:value-type="float" office:value="73" calcext:value-type="float">
            <text:p>73</text:p>
          </table:table-cell>
          <table:table-cell table:formula="of:=ROUNDUP(MAX((100-MAX([.N$5]+10*MIN([.N$4]-[.$F29];0);0))*INT(([.$J29]-MAX([.N$4]-[.$F29];0))*[.$I29])/100;0);0)" office:value-type="float" office:value="73" calcext:value-type="float">
            <text:p>73</text:p>
          </table:table-cell>
          <table:table-cell table:formula="of:=ROUNDUP(MAX((100-MAX([.O$5]+10*MIN([.O$4]-[.$F29];0);0))*INT(([.$J29]-MAX([.O$4]-[.$F29];0))*[.$I29])/100;0);0)" office:value-type="float" office:value="73" calcext:value-type="float">
            <text:p>73</text:p>
          </table:table-cell>
          <table:table-cell table:formula="of:=ROUNDUP(MAX((100-MAX([.P$5]+10*MIN([.P$4]-[.$F29];0);0))*INT(([.$J29]-MAX([.P$4]-[.$F29];0))*[.$I29])/100;0);0)" office:value-type="float" office:value="73" calcext:value-type="float">
            <text:p>73</text:p>
          </table:table-cell>
          <table:table-cell table:formula="of:=ROUNDUP(MAX((100-MAX([.Q$5]+10*MIN([.Q$4]-[.$F29];0);0))*INT(([.$J29]-MAX([.Q$4]-[.$F29];0))*[.$I29])/100;0);0)" office:value-type="float" office:value="73" calcext:value-type="float">
            <text:p>73</text:p>
          </table:table-cell>
          <table:table-cell table:formula="of:=ROUNDUP(MAX((100-MAX([.R$5]+10*MIN([.R$4]-[.$F29];0);0))*INT(([.$J29]-MAX([.R$4]-[.$F29];0))*[.$I29])/100;0);0)" office:value-type="float" office:value="73" calcext:value-type="float">
            <text:p>73</text:p>
          </table:table-cell>
          <table:table-cell table:formula="of:=ROUNDUP(MAX((100-MAX([.S$5]+10*MIN([.S$4]-[.$F29];0);0))*INT(([.$J29]-MAX([.S$4]-[.$F29];0))*[.$I29])/100;0);0)" office:value-type="float" office:value="73" calcext:value-type="float">
            <text:p>73</text:p>
          </table:table-cell>
          <table:table-cell table:formula="of:=ROUNDUP(MAX((100-MAX([.T$5]+10*MIN([.T$4]-[.$F29];0);0))*INT(([.$J29]-MAX([.T$4]-[.$F29];0))*[.$I29])/100;0);0)" office:value-type="float" office:value="73" calcext:value-type="float">
            <text:p>73</text:p>
          </table:table-cell>
          <table:table-cell table:formula="of:=ROUNDUP(MAX((100-MAX([.U$5]+10*MIN([.U$4]-[.$F29];0);0))*INT(([.$J29]-MAX([.U$4]-[.$F29];0))*[.$I29])/100;0);0)" office:value-type="float" office:value="73" calcext:value-type="float">
            <text:p>73</text:p>
          </table:table-cell>
          <table:table-cell table:formula="of:=ROUNDUP(MAX((100-MAX([.V$5]+10*MIN([.V$4]-[.$F29];0);0))*INT(([.$J29]-MAX([.V$4]-[.$F29];0))*[.$I29])/100;0);0)" office:value-type="float" office:value="73" calcext:value-type="float">
            <text:p>73</text:p>
          </table:table-cell>
          <table:table-cell table:formula="of:=ROUNDUP(MAX((100-MAX([.W$5]+10*MIN([.W$4]-[.$F29];0);0))*INT(([.$J29]-MAX([.W$4]-[.$F29];0))*[.$I29])/100;0);0)" office:value-type="float" office:value="73" calcext:value-type="float">
            <text:p>73</text:p>
          </table:table-cell>
          <table:table-cell table:formula="of:=ROUNDUP(MAX((100-MAX([.X$5]+10*MIN([.X$4]-[.$F29];0);0))*INT(([.$J29]-MAX([.X$4]-[.$F29];0))*[.$I29])/100;0);0)" office:value-type="float" office:value="73" calcext:value-type="float">
            <text:p>73</text:p>
          </table:table-cell>
          <table:table-cell table:formula="of:=ROUNDUP(MAX((100-MAX([.Y$5]+10*MIN([.Y$4]-[.$F29];0);0))*INT(([.$J29]-MAX([.Y$4]-[.$F29];0))*[.$I29])/100;0);0)" office:value-type="float" office:value="73" calcext:value-type="float">
            <text:p>73</text:p>
          </table:table-cell>
          <table:table-cell table:formula="of:=ROUNDUP(MAX((100-MAX([.Z$5]+10*MIN([.Z$4]-[.$F29];0);0))*INT(([.$J29]-MAX([.Z$4]-[.$F29];0))*[.$I29])/100;0);0)" office:value-type="float" office:value="73" calcext:value-type="float">
            <text:p>73</text:p>
          </table:table-cell>
          <table:table-cell table:formula="of:=ROUNDUP(MAX((100-MAX([.AA$5]+10*MIN([.AA$4]-[.$F29];0);0))*INT(([.$J29]-MAX([.AA$4]-[.$F29];0))*[.$I29])/100;0);0)" office:value-type="float" office:value="73" calcext:value-type="float">
            <text:p>73</text:p>
          </table:table-cell>
          <table:table-cell table:formula="of:=ROUNDUP(MAX((100-MAX([.AB$5]+10*MIN([.AB$4]-[.$F29];0);0))*INT(([.$J29]-MAX([.AB$4]-[.$F29];0))*[.$I29])/100;0);0)" office:value-type="float" office:value="55" calcext:value-type="float">
            <text:p>55</text:p>
          </table:table-cell>
          <table:table-cell table:formula="of:=ROUNDUP(MAX((100-MAX([.AC$5]+10*MIN([.AC$4]-[.$F29];0);0))*INT(([.$J29]-MAX([.AC$4]-[.$F29];0))*[.$I29])/100;0);0)" office:value-type="float" office:value="52" calcext:value-type="float">
            <text:p>52</text:p>
          </table:table-cell>
          <table:table-cell table:formula="of:=ROUNDUP(MAX((100-MAX([.AD$5]+10*MIN([.AD$4]-[.$F29];0);0))*INT(([.$J29]-MAX([.AD$4]-[.$F29];0))*[.$I29])/100;0);0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LOOKUP([.$B30];[$'EcCo ammo'.$A$2:$'EcCo ammo'.$A$33];[$'EcCo ammo'.F$2:$'EcCo ammo'.F$33])" office:value-type="float" office:value="10" calcext:value-type="float">
            <text:p>10</text:p>
          </table:table-cell>
          <table:table-cell table:formula="of:=LOOKUP([.$B30];[$'EcCo ammo'.$A$2:$'EcCo ammo'.$A$33];[$'EcCo ammo'.G$2:$'EcCo ammo'.G$33])" office:value-type="float" office:value="0" calcext:value-type="float">
            <text:p>0</text:p>
          </table:table-cell>
          <table:table-cell table:formula="of:=LOOKUP([.$B30];[$'EcCo ammo'.$A$2:$'EcCo ammo'.$A$33];[$'EcCo ammo'.H$2:$'EcCo ammo'.H$33])" office:value-type="float" office:value="4" calcext:value-type="float">
            <text:p>4</text:p>
          </table:table-cell>
          <table:table-cell table:formula="of:=LOOKUP([.$B30];[$'EcCo ammo'.$A$2:$'EcCo ammo'.$A$33];[$'EcCo ammo'.I$2:$'EcCo ammo'.I$33])" office:value-type="float" office:value="3" calcext:value-type="float">
            <text:p>3</text:p>
          </table:table-cell>
          <table:table-cell table:formula="of:=[.G30]/[.H30]" office:value-type="float" office:value="1.33333333333333" calcext:value-type="float">
            <text:p>1.33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10*MIN([.L$4]-[.$F30];0);0))*INT(([.$J30]-MAX([.L$4]-[.$F30];0))*[.$I30])/100;0);0)" office:value-type="float" office:value="12" calcext:value-type="float">
            <text:p>12</text:p>
          </table:table-cell>
          <table:table-cell table:formula="of:=ROUNDUP(MAX((100-MAX([.M$5]+10*MIN([.M$4]-[.$F30];0);0))*INT(([.$J30]-MAX([.M$4]-[.$F30];0))*[.$I30])/100;0);0)" office:value-type="float" office:value="11" calcext:value-type="float">
            <text:p>11</text:p>
          </table:table-cell>
          <table:table-cell table:formula="of:=ROUNDUP(MAX((100-MAX([.N$5]+10*MIN([.N$4]-[.$F30];0);0))*INT(([.$J30]-MAX([.N$4]-[.$F30];0))*[.$I30])/100;0);0)" office:value-type="float" office:value="10" calcext:value-type="float">
            <text:p>10</text:p>
          </table:table-cell>
          <table:table-cell table:formula="of:=ROUNDUP(MAX((100-MAX([.O$5]+10*MIN([.O$4]-[.$F30];0);0))*INT(([.$J30]-MAX([.O$4]-[.$F30];0))*[.$I30])/100;0);0)" office:value-type="float" office:value="7" calcext:value-type="float">
            <text:p>7</text:p>
          </table:table-cell>
          <table:table-cell table:formula="of:=ROUNDUP(MAX((100-MAX([.P$5]+10*MIN([.P$4]-[.$F30];0);0))*INT(([.$J30]-MAX([.P$4]-[.$F30];0))*[.$I30])/100;0);0)" office:value-type="float" office:value="7" calcext:value-type="float">
            <text:p>7</text:p>
          </table:table-cell>
          <table:table-cell table:formula="of:=ROUNDUP(MAX((100-MAX([.Q$5]+10*MIN([.Q$4]-[.$F30];0);0))*INT(([.$J30]-MAX([.Q$4]-[.$F30];0))*[.$I30])/100;0);0)" office:value-type="float" office:value="7" calcext:value-type="float">
            <text:p>7</text:p>
          </table:table-cell>
          <table:table-cell table:formula="of:=ROUNDUP(MAX((100-MAX([.R$5]+10*MIN([.R$4]-[.$F30];0);0))*INT(([.$J30]-MAX([.R$4]-[.$F30];0))*[.$I30])/100;0);0)" office:value-type="float" office:value="5" calcext:value-type="float">
            <text:p>5</text:p>
          </table:table-cell>
          <table:table-cell table:formula="of:=ROUNDUP(MAX((100-MAX([.S$5]+10*MIN([.S$4]-[.$F30];0);0))*INT(([.$J30]-MAX([.S$4]-[.$F30];0))*[.$I30])/100;0);0)" office:value-type="float" office:value="4" calcext:value-type="float">
            <text:p>4</text:p>
          </table:table-cell>
          <table:table-cell table:formula="of:=ROUNDUP(MAX((100-MAX([.T$5]+10*MIN([.T$4]-[.$F30];0);0))*INT(([.$J30]-MAX([.T$4]-[.$F30];0))*[.$I30])/100;0);0)" office:value-type="float" office:value="4" calcext:value-type="float">
            <text:p>4</text:p>
          </table:table-cell>
          <table:table-cell table:formula="of:=ROUNDUP(MAX((100-MAX([.U$5]+10*MIN([.U$4]-[.$F30];0);0))*INT(([.$J30]-MAX([.U$4]-[.$F30];0))*[.$I30])/100;0);0)" office:value-type="float" office:value="4" calcext:value-type="float">
            <text:p>4</text:p>
          </table:table-cell>
          <table:table-cell table:formula="of:=ROUNDUP(MAX((100-MAX([.V$5]+10*MIN([.V$4]-[.$F30];0);0))*INT(([.$J30]-MAX([.V$4]-[.$F30];0))*[.$I30])/100;0);0)" office:value-type="float" office:value="3" calcext:value-type="float">
            <text:p>3</text:p>
          </table:table-cell>
          <table:table-cell table:formula="of:=ROUNDUP(MAX((100-MAX([.W$5]+10*MIN([.W$4]-[.$F30];0);0))*INT(([.$J30]-MAX([.W$4]-[.$F30];0))*[.$I30])/100;0);0)" office:value-type="float" office:value="3" calcext:value-type="float">
            <text:p>3</text:p>
          </table:table-cell>
          <table:table-cell table:formula="of:=ROUNDUP(MAX((100-MAX([.X$5]+10*MIN([.X$4]-[.$F30];0);0))*INT(([.$J30]-MAX([.X$4]-[.$F30];0))*[.$I30])/100;0);0)" office:value-type="float" office:value="3" calcext:value-type="float">
            <text:p>3</text:p>
          </table:table-cell>
          <table:table-cell table:formula="of:=ROUNDUP(MAX((100-MAX([.Y$5]+10*MIN([.Y$4]-[.$F30];0);0))*INT(([.$J30]-MAX([.Y$4]-[.$F30];0))*[.$I30])/100;0);0)" office:value-type="float" office:value="1" calcext:value-type="float">
            <text:p>1</text:p>
          </table:table-cell>
          <table:table-cell table:formula="of:=ROUNDUP(MAX((100-MAX([.Z$5]+10*MIN([.Z$4]-[.$F30];0);0))*INT(([.$J30]-MAX([.Z$4]-[.$F30];0))*[.$I30])/100;0);0)" office:value-type="float" office:value="0" calcext:value-type="float">
            <text:p>0</text:p>
          </table:table-cell>
          <table:table-cell table:formula="of:=ROUNDUP(MAX((100-MAX([.AA$5]+10*MIN([.AA$4]-[.$F30];0);0))*INT(([.$J30]-MAX([.AA$4]-[.$F30];0))*[.$I30])/100;0);0)" office:value-type="float" office:value="0" calcext:value-type="float">
            <text:p>0</text:p>
          </table:table-cell>
          <table:table-cell table:formula="of:=ROUNDUP(MAX((100-MAX([.AB$5]+10*MIN([.AB$4]-[.$F30];0);0))*INT(([.$J30]-MAX([.AB$4]-[.$F30];0))*[.$I30])/100;0);0)" office:value-type="float" office:value="0" calcext:value-type="float">
            <text:p>0</text:p>
          </table:table-cell>
          <table:table-cell table:formula="of:=ROUNDUP(MAX((100-MAX([.AC$5]+10*MIN([.AC$4]-[.$F30];0);0))*INT(([.$J30]-MAX([.AC$4]-[.$F30];0))*[.$I30])/100;0);0)" office:value-type="float" office:value="0" calcext:value-type="float">
            <text:p>0</text:p>
          </table:table-cell>
          <table:table-cell table:formula="of:=ROUNDUP(MAX((100-MAX([.AD$5]+10*MIN([.AD$4]-[.$F30];0);0))*INT(([.$J30]-MAX([.AD$4]-[.$F30];0))*[.$I30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LOOKUP([.$B31];[$'EcCo ammo'.$A$2:$'EcCo ammo'.$A$33];[$'EcCo ammo'.F$2:$'EcCo ammo'.F$33])" office:value-type="float" office:value="-10" calcext:value-type="float">
            <text:p>-10</text:p>
          </table:table-cell>
          <table:table-cell table:formula="of:=LOOKUP([.$B31];[$'EcCo ammo'.$A$2:$'EcCo ammo'.$A$33];[$'EcCo ammo'.G$2:$'EcCo ammo'.G$33])" office:value-type="float" office:value="5" calcext:value-type="float">
            <text:p>5</text:p>
          </table:table-cell>
          <table:table-cell table:formula="of:=LOOKUP([.$B31];[$'EcCo ammo'.$A$2:$'EcCo ammo'.$A$33];[$'EcCo ammo'.H$2:$'EcCo ammo'.H$33])" office:value-type="float" office:value="1" calcext:value-type="float">
            <text:p>1</text:p>
          </table:table-cell>
          <table:table-cell table:formula="of:=LOOKUP([.$B31];[$'EcCo ammo'.$A$2:$'EcCo ammo'.$A$33];[$'EcCo ammo'.I$2:$'EcCo ammo'.I$33])" office:value-type="float" office:value="1" calcext:value-type="float">
            <text:p>1</text:p>
          </table:table-cell>
          <table:table-cell table:formula="of:=[.G31]/[.H31]" office:value-type="float" office:value="1" calcext:value-type="float">
            <text:p>1.00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10*MIN([.L$4]-[.$F31];0);0))*INT(([.$J31]-MAX([.L$4]-[.$F31];0))*[.$I31])/100;0);0)" office:value-type="float" office:value="9" calcext:value-type="float">
            <text:p>9</text:p>
          </table:table-cell>
          <table:table-cell table:formula="of:=ROUNDUP(MAX((100-MAX([.M$5]+10*MIN([.M$4]-[.$F31];0);0))*INT(([.$J31]-MAX([.M$4]-[.$F31];0))*[.$I31])/100;0);0)" office:value-type="float" office:value="9" calcext:value-type="float">
            <text:p>9</text:p>
          </table:table-cell>
          <table:table-cell table:formula="of:=ROUNDUP(MAX((100-MAX([.N$5]+10*MIN([.N$4]-[.$F31];0);0))*INT(([.$J31]-MAX([.N$4]-[.$F31];0))*[.$I31])/100;0);0)" office:value-type="float" office:value="9" calcext:value-type="float">
            <text:p>9</text:p>
          </table:table-cell>
          <table:table-cell table:formula="of:=ROUNDUP(MAX((100-MAX([.O$5]+10*MIN([.O$4]-[.$F31];0);0))*INT(([.$J31]-MAX([.O$4]-[.$F31];0))*[.$I31])/100;0);0)" office:value-type="float" office:value="9" calcext:value-type="float">
            <text:p>9</text:p>
          </table:table-cell>
          <table:table-cell table:formula="of:=ROUNDUP(MAX((100-MAX([.P$5]+10*MIN([.P$4]-[.$F31];0);0))*INT(([.$J31]-MAX([.P$4]-[.$F31];0))*[.$I31])/100;0);0)" office:value-type="float" office:value="9" calcext:value-type="float">
            <text:p>9</text:p>
          </table:table-cell>
          <table:table-cell table:formula="of:=ROUNDUP(MAX((100-MAX([.Q$5]+10*MIN([.Q$4]-[.$F31];0);0))*INT(([.$J31]-MAX([.Q$4]-[.$F31];0))*[.$I31])/100;0);0)" office:value-type="float" office:value="9" calcext:value-type="float">
            <text:p>9</text:p>
          </table:table-cell>
          <table:table-cell table:formula="of:=ROUNDUP(MAX((100-MAX([.R$5]+10*MIN([.R$4]-[.$F31];0);0))*INT(([.$J31]-MAX([.R$4]-[.$F31];0))*[.$I31])/100;0);0)" office:value-type="float" office:value="8" calcext:value-type="float">
            <text:p>8</text:p>
          </table:table-cell>
          <table:table-cell table:formula="of:=ROUNDUP(MAX((100-MAX([.S$5]+10*MIN([.S$4]-[.$F31];0);0))*INT(([.$J31]-MAX([.S$4]-[.$F31];0))*[.$I31])/100;0);0)" office:value-type="float" office:value="7" calcext:value-type="float">
            <text:p>7</text:p>
          </table:table-cell>
          <table:table-cell table:formula="of:=ROUNDUP(MAX((100-MAX([.T$5]+10*MIN([.T$4]-[.$F31];0);0))*INT(([.$J31]-MAX([.T$4]-[.$F31];0))*[.$I31])/100;0);0)" office:value-type="float" office:value="7" calcext:value-type="float">
            <text:p>7</text:p>
          </table:table-cell>
          <table:table-cell table:formula="of:=ROUNDUP(MAX((100-MAX([.U$5]+10*MIN([.U$4]-[.$F31];0);0))*INT(([.$J31]-MAX([.U$4]-[.$F31];0))*[.$I31])/100;0);0)" office:value-type="float" office:value="7" calcext:value-type="float">
            <text:p>7</text:p>
          </table:table-cell>
          <table:table-cell table:formula="of:=ROUNDUP(MAX((100-MAX([.V$5]+10*MIN([.V$4]-[.$F31];0);0))*INT(([.$J31]-MAX([.V$4]-[.$F31];0))*[.$I31])/100;0);0)" office:value-type="float" office:value="6" calcext:value-type="float">
            <text:p>6</text:p>
          </table:table-cell>
          <table:table-cell table:formula="of:=ROUNDUP(MAX((100-MAX([.W$5]+10*MIN([.W$4]-[.$F31];0);0))*INT(([.$J31]-MAX([.W$4]-[.$F31];0))*[.$I31])/100;0);0)" office:value-type="float" office:value="5" calcext:value-type="float">
            <text:p>5</text:p>
          </table:table-cell>
          <table:table-cell table:formula="of:=ROUNDUP(MAX((100-MAX([.X$5]+10*MIN([.X$4]-[.$F31];0);0))*INT(([.$J31]-MAX([.X$4]-[.$F31];0))*[.$I31])/100;0);0)" office:value-type="float" office:value="5" calcext:value-type="float">
            <text:p>5</text:p>
          </table:table-cell>
          <table:table-cell table:formula="of:=ROUNDUP(MAX((100-MAX([.Y$5]+10*MIN([.Y$4]-[.$F31];0);0))*INT(([.$J31]-MAX([.Y$4]-[.$F31];0))*[.$I31])/100;0);0)" office:value-type="float" office:value="4" calcext:value-type="float">
            <text:p>4</text:p>
          </table:table-cell>
          <table:table-cell table:formula="of:=ROUNDUP(MAX((100-MAX([.Z$5]+10*MIN([.Z$4]-[.$F31];0);0))*INT(([.$J31]-MAX([.Z$4]-[.$F31];0))*[.$I31])/100;0);0)" office:value-type="float" office:value="2" calcext:value-type="float">
            <text:p>2</text:p>
          </table:table-cell>
          <table:table-cell table:formula="of:=ROUNDUP(MAX((100-MAX([.AA$5]+10*MIN([.AA$4]-[.$F31];0);0))*INT(([.$J31]-MAX([.AA$4]-[.$F31];0))*[.$I31])/100;0);0)" office:value-type="float" office:value="1" calcext:value-type="float">
            <text:p>1</text:p>
          </table:table-cell>
          <table:table-cell table:formula="of:=ROUNDUP(MAX((100-MAX([.AB$5]+10*MIN([.AB$4]-[.$F31];0);0))*INT(([.$J31]-MAX([.AB$4]-[.$F31];0))*[.$I31])/100;0);0)" office:value-type="float" office:value="0" calcext:value-type="float">
            <text:p>0</text:p>
          </table:table-cell>
          <table:table-cell table:formula="of:=ROUNDUP(MAX((100-MAX([.AC$5]+10*MIN([.AC$4]-[.$F31];0);0))*INT(([.$J31]-MAX([.AC$4]-[.$F31];0))*[.$I31])/100;0);0)" office:value-type="float" office:value="0" calcext:value-type="float">
            <text:p>0</text:p>
          </table:table-cell>
          <table:table-cell table:formula="of:=ROUNDUP(MAX((100-MAX([.AD$5]+10*MIN([.AD$4]-[.$F31];0);0))*INT(([.$J31]-MAX([.AD$4]-[.$F31];0))*[.$I31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$B32];[$'EcCo ammo'.$A$2:$'EcCo ammo'.$A$33];[$'EcCo ammo'.F$2:$'EcCo ammo'.F$33])" office:value-type="float" office:value="10" calcext:value-type="float">
            <text:p>10</text:p>
          </table:table-cell>
          <table:table-cell table:formula="of:=LOOKUP([.$B32];[$'EcCo ammo'.$A$2:$'EcCo ammo'.$A$33];[$'EcCo ammo'.G$2:$'EcCo ammo'.G$33])" office:value-type="float" office:value="0" calcext:value-type="float">
            <text:p>0</text:p>
          </table:table-cell>
          <table:table-cell table:formula="of:=LOOKUP([.$B32];[$'EcCo ammo'.$A$2:$'EcCo ammo'.$A$33];[$'EcCo ammo'.H$2:$'EcCo ammo'.H$33])" office:value-type="float" office:value="4" calcext:value-type="float">
            <text:p>4</text:p>
          </table:table-cell>
          <table:table-cell table:formula="of:=LOOKUP([.$B32];[$'EcCo ammo'.$A$2:$'EcCo ammo'.$A$33];[$'EcCo ammo'.I$2:$'EcCo ammo'.I$33])" office:value-type="float" office:value="3" calcext:value-type="float">
            <text:p>3</text:p>
          </table:table-cell>
          <table:table-cell table:formula="of:=[.G32]/[.H32]" office:value-type="float" office:value="1.33333333333333" calcext:value-type="float">
            <text:p>1.33</text:p>
          </table:table-cell>
          <table:table-cell table:formula="of:=ROUND(AVERAGE([.C32];[.D32]))" office:value-type="float" office:value="10" calcext:value-type="float">
            <text:p>10</text:p>
          </table:table-cell>
          <table:table-cell/>
          <table:table-cell table:formula="of:=ROUNDUP(MAX((100-MAX([.L$5]+10*MIN([.L$4]-[.$F32];0);0))*INT(([.$J32]-MAX([.L$4]-[.$F32];0))*[.$I32])/100;0);0)" office:value-type="float" office:value="13" calcext:value-type="float">
            <text:p>13</text:p>
          </table:table-cell>
          <table:table-cell table:formula="of:=ROUNDUP(MAX((100-MAX([.M$5]+10*MIN([.M$4]-[.$F32];0);0))*INT(([.$J32]-MAX([.M$4]-[.$F32];0))*[.$I32])/100;0);0)" office:value-type="float" office:value="12" calcext:value-type="float">
            <text:p>12</text:p>
          </table:table-cell>
          <table:table-cell table:formula="of:=ROUNDUP(MAX((100-MAX([.N$5]+10*MIN([.N$4]-[.$F32];0);0))*INT(([.$J32]-MAX([.N$4]-[.$F32];0))*[.$I32])/100;0);0)" office:value-type="float" office:value="11" calcext:value-type="float">
            <text:p>11</text:p>
          </table:table-cell>
          <table:table-cell table:formula="of:=ROUNDUP(MAX((100-MAX([.O$5]+10*MIN([.O$4]-[.$F32];0);0))*INT(([.$J32]-MAX([.O$4]-[.$F32];0))*[.$I32])/100;0);0)" office:value-type="float" office:value="8" calcext:value-type="float">
            <text:p>8</text:p>
          </table:table-cell>
          <table:table-cell table:formula="of:=ROUNDUP(MAX((100-MAX([.P$5]+10*MIN([.P$4]-[.$F32];0);0))*INT(([.$J32]-MAX([.P$4]-[.$F32];0))*[.$I32])/100;0);0)" office:value-type="float" office:value="7" calcext:value-type="float">
            <text:p>7</text:p>
          </table:table-cell>
          <table:table-cell table:formula="of:=ROUNDUP(MAX((100-MAX([.Q$5]+10*MIN([.Q$4]-[.$F32];0);0))*INT(([.$J32]-MAX([.Q$4]-[.$F32];0))*[.$I32])/100;0);0)" office:value-type="float" office:value="7" calcext:value-type="float">
            <text:p>7</text:p>
          </table:table-cell>
          <table:table-cell table:formula="of:=ROUNDUP(MAX((100-MAX([.R$5]+10*MIN([.R$4]-[.$F32];0);0))*INT(([.$J32]-MAX([.R$4]-[.$F32];0))*[.$I32])/100;0);0)" office:value-type="float" office:value="6" calcext:value-type="float">
            <text:p>6</text:p>
          </table:table-cell>
          <table:table-cell table:formula="of:=ROUNDUP(MAX((100-MAX([.S$5]+10*MIN([.S$4]-[.$F32];0);0))*INT(([.$J32]-MAX([.S$4]-[.$F32];0))*[.$I32])/100;0);0)" office:value-type="float" office:value="6" calcext:value-type="float">
            <text:p>6</text:p>
          </table:table-cell>
          <table:table-cell table:formula="of:=ROUNDUP(MAX((100-MAX([.T$5]+10*MIN([.T$4]-[.$F32];0);0))*INT(([.$J32]-MAX([.T$4]-[.$F32];0))*[.$I32])/100;0);0)" office:value-type="float" office:value="6" calcext:value-type="float">
            <text:p>6</text:p>
          </table:table-cell>
          <table:table-cell table:formula="of:=ROUNDUP(MAX((100-MAX([.U$5]+10*MIN([.U$4]-[.$F32];0);0))*INT(([.$J32]-MAX([.U$4]-[.$F32];0))*[.$I32])/100;0);0)" office:value-type="float" office:value="5" calcext:value-type="float">
            <text:p>5</text:p>
          </table:table-cell>
          <table:table-cell table:formula="of:=ROUNDUP(MAX((100-MAX([.V$5]+10*MIN([.V$4]-[.$F32];0);0))*INT(([.$J32]-MAX([.V$4]-[.$F32];0))*[.$I32])/100;0);0)" office:value-type="float" office:value="4" calcext:value-type="float">
            <text:p>4</text:p>
          </table:table-cell>
          <table:table-cell table:formula="of:=ROUNDUP(MAX((100-MAX([.W$5]+10*MIN([.W$4]-[.$F32];0);0))*INT(([.$J32]-MAX([.W$4]-[.$F32];0))*[.$I32])/100;0);0)" office:value-type="float" office:value="3" calcext:value-type="float">
            <text:p>3</text:p>
          </table:table-cell>
          <table:table-cell table:formula="of:=ROUNDUP(MAX((100-MAX([.X$5]+10*MIN([.X$4]-[.$F32];0);0))*INT(([.$J32]-MAX([.X$4]-[.$F32];0))*[.$I32])/100;0);0)" office:value-type="float" office:value="3" calcext:value-type="float">
            <text:p>3</text:p>
          </table:table-cell>
          <table:table-cell table:formula="of:=ROUNDUP(MAX((100-MAX([.Y$5]+10*MIN([.Y$4]-[.$F32];0);0))*INT(([.$J32]-MAX([.Y$4]-[.$F32];0))*[.$I32])/100;0);0)" office:value-type="float" office:value="2" calcext:value-type="float">
            <text:p>2</text:p>
          </table:table-cell>
          <table:table-cell table:formula="of:=ROUNDUP(MAX((100-MAX([.Z$5]+10*MIN([.Z$4]-[.$F32];0);0))*INT(([.$J32]-MAX([.Z$4]-[.$F32];0))*[.$I32])/100;0);0)" office:value-type="float" office:value="0" calcext:value-type="float">
            <text:p>0</text:p>
          </table:table-cell>
          <table:table-cell table:formula="of:=ROUNDUP(MAX((100-MAX([.AA$5]+10*MIN([.AA$4]-[.$F32];0);0))*INT(([.$J32]-MAX([.AA$4]-[.$F32];0))*[.$I32])/100;0);0)" office:value-type="float" office:value="0" calcext:value-type="float">
            <text:p>0</text:p>
          </table:table-cell>
          <table:table-cell table:formula="of:=ROUNDUP(MAX((100-MAX([.AB$5]+10*MIN([.AB$4]-[.$F32];0);0))*INT(([.$J32]-MAX([.AB$4]-[.$F32];0))*[.$I32])/100;0);0)" office:value-type="float" office:value="0" calcext:value-type="float">
            <text:p>0</text:p>
          </table:table-cell>
          <table:table-cell table:formula="of:=ROUNDUP(MAX((100-MAX([.AC$5]+10*MIN([.AC$4]-[.$F32];0);0))*INT(([.$J32]-MAX([.AC$4]-[.$F32];0))*[.$I32])/100;0);0)" office:value-type="float" office:value="0" calcext:value-type="float">
            <text:p>0</text:p>
          </table:table-cell>
          <table:table-cell table:formula="of:=ROUNDUP(MAX((100-MAX([.AD$5]+10*MIN([.AD$4]-[.$F32];0);0))*INT(([.$J32]-MAX([.AD$4]-[.$F32];0))*[.$I32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$B33];[$'EcCo ammo'.$A$2:$'EcCo ammo'.$A$33];[$'EcCo ammo'.F$2:$'EcCo ammo'.F$33])" office:value-type="float" office:value="-10" calcext:value-type="float">
            <text:p>-10</text:p>
          </table:table-cell>
          <table:table-cell table:formula="of:=LOOKUP([.$B33];[$'EcCo ammo'.$A$2:$'EcCo ammo'.$A$33];[$'EcCo ammo'.G$2:$'EcCo ammo'.G$33])" office:value-type="float" office:value="5" calcext:value-type="float">
            <text:p>5</text:p>
          </table:table-cell>
          <table:table-cell table:formula="of:=LOOKUP([.$B33];[$'EcCo ammo'.$A$2:$'EcCo ammo'.$A$33];[$'EcCo ammo'.H$2:$'EcCo ammo'.H$33])" office:value-type="float" office:value="1" calcext:value-type="float">
            <text:p>1</text:p>
          </table:table-cell>
          <table:table-cell table:formula="of:=LOOKUP([.$B33];[$'EcCo ammo'.$A$2:$'EcCo ammo'.$A$33];[$'EcCo ammo'.I$2:$'EcCo ammo'.I$33])" office:value-type="float" office:value="1" calcext:value-type="float">
            <text:p>1</text:p>
          </table:table-cell>
          <table:table-cell table:formula="of:=[.G33]/[.H33]" office:value-type="float" office:value="1" calcext:value-type="float">
            <text:p>1.00</text:p>
          </table:table-cell>
          <table:table-cell table:formula="of:=ROUND(AVERAGE([.C33];[.D33]))" office:value-type="float" office:value="10" calcext:value-type="float">
            <text:p>10</text:p>
          </table:table-cell>
          <table:table-cell/>
          <table:table-cell table:formula="of:=ROUNDUP(MAX((100-MAX([.L$5]+10*MIN([.L$4]-[.$F33];0);0))*INT(([.$J33]-MAX([.L$4]-[.$F33];0))*[.$I33])/100;0);0)" office:value-type="float" office:value="10" calcext:value-type="float">
            <text:p>10</text:p>
          </table:table-cell>
          <table:table-cell table:formula="of:=ROUNDUP(MAX((100-MAX([.M$5]+10*MIN([.M$4]-[.$F33];0);0))*INT(([.$J33]-MAX([.M$4]-[.$F33];0))*[.$I33])/100;0);0)" office:value-type="float" office:value="10" calcext:value-type="float">
            <text:p>10</text:p>
          </table:table-cell>
          <table:table-cell table:formula="of:=ROUNDUP(MAX((100-MAX([.N$5]+10*MIN([.N$4]-[.$F33];0);0))*INT(([.$J33]-MAX([.N$4]-[.$F33];0))*[.$I33])/100;0);0)" office:value-type="float" office:value="10" calcext:value-type="float">
            <text:p>10</text:p>
          </table:table-cell>
          <table:table-cell table:formula="of:=ROUNDUP(MAX((100-MAX([.O$5]+10*MIN([.O$4]-[.$F33];0);0))*INT(([.$J33]-MAX([.O$4]-[.$F33];0))*[.$I33])/100;0);0)" office:value-type="float" office:value="10" calcext:value-type="float">
            <text:p>10</text:p>
          </table:table-cell>
          <table:table-cell table:formula="of:=ROUNDUP(MAX((100-MAX([.P$5]+10*MIN([.P$4]-[.$F33];0);0))*INT(([.$J33]-MAX([.P$4]-[.$F33];0))*[.$I33])/100;0);0)" office:value-type="float" office:value="10" calcext:value-type="float">
            <text:p>10</text:p>
          </table:table-cell>
          <table:table-cell table:formula="of:=ROUNDUP(MAX((100-MAX([.Q$5]+10*MIN([.Q$4]-[.$F33];0);0))*INT(([.$J33]-MAX([.Q$4]-[.$F33];0))*[.$I33])/100;0);0)" office:value-type="float" office:value="10" calcext:value-type="float">
            <text:p>10</text:p>
          </table:table-cell>
          <table:table-cell table:formula="of:=ROUNDUP(MAX((100-MAX([.R$5]+10*MIN([.R$4]-[.$F33];0);0))*INT(([.$J33]-MAX([.R$4]-[.$F33];0))*[.$I33])/100;0);0)" office:value-type="float" office:value="8" calcext:value-type="float">
            <text:p>8</text:p>
          </table:table-cell>
          <table:table-cell table:formula="of:=ROUNDUP(MAX((100-MAX([.S$5]+10*MIN([.S$4]-[.$F33];0);0))*INT(([.$J33]-MAX([.S$4]-[.$F33];0))*[.$I33])/100;0);0)" office:value-type="float" office:value="8" calcext:value-type="float">
            <text:p>8</text:p>
          </table:table-cell>
          <table:table-cell table:formula="of:=ROUNDUP(MAX((100-MAX([.T$5]+10*MIN([.T$4]-[.$F33];0);0))*INT(([.$J33]-MAX([.T$4]-[.$F33];0))*[.$I33])/100;0);0)" office:value-type="float" office:value="8" calcext:value-type="float">
            <text:p>8</text:p>
          </table:table-cell>
          <table:table-cell table:formula="of:=ROUNDUP(MAX((100-MAX([.U$5]+10*MIN([.U$4]-[.$F33];0);0))*INT(([.$J33]-MAX([.U$4]-[.$F33];0))*[.$I33])/100;0);0)" office:value-type="float" office:value="7" calcext:value-type="float">
            <text:p>7</text:p>
          </table:table-cell>
          <table:table-cell table:formula="of:=ROUNDUP(MAX((100-MAX([.V$5]+10*MIN([.V$4]-[.$F33];0);0))*INT(([.$J33]-MAX([.V$4]-[.$F33];0))*[.$I33])/100;0);0)" office:value-type="float" office:value="6" calcext:value-type="float">
            <text:p>6</text:p>
          </table:table-cell>
          <table:table-cell table:formula="of:=ROUNDUP(MAX((100-MAX([.W$5]+10*MIN([.W$4]-[.$F33];0);0))*INT(([.$J33]-MAX([.W$4]-[.$F33];0))*[.$I33])/100;0);0)" office:value-type="float" office:value="6" calcext:value-type="float">
            <text:p>6</text:p>
          </table:table-cell>
          <table:table-cell table:formula="of:=ROUNDUP(MAX((100-MAX([.X$5]+10*MIN([.X$4]-[.$F33];0);0))*INT(([.$J33]-MAX([.X$4]-[.$F33];0))*[.$I33])/100;0);0)" office:value-type="float" office:value="5" calcext:value-type="float">
            <text:p>5</text:p>
          </table:table-cell>
          <table:table-cell table:formula="of:=ROUNDUP(MAX((100-MAX([.Y$5]+10*MIN([.Y$4]-[.$F33];0);0))*INT(([.$J33]-MAX([.Y$4]-[.$F33];0))*[.$I33])/100;0);0)" office:value-type="float" office:value="4" calcext:value-type="float">
            <text:p>4</text:p>
          </table:table-cell>
          <table:table-cell table:formula="of:=ROUNDUP(MAX((100-MAX([.Z$5]+10*MIN([.Z$4]-[.$F33];0);0))*INT(([.$J33]-MAX([.Z$4]-[.$F33];0))*[.$I33])/100;0);0)" office:value-type="float" office:value="3" calcext:value-type="float">
            <text:p>3</text:p>
          </table:table-cell>
          <table:table-cell table:formula="of:=ROUNDUP(MAX((100-MAX([.AA$5]+10*MIN([.AA$4]-[.$F33];0);0))*INT(([.$J33]-MAX([.AA$4]-[.$F33];0))*[.$I33])/100;0);0)" office:value-type="float" office:value="2" calcext:value-type="float">
            <text:p>2</text:p>
          </table:table-cell>
          <table:table-cell table:formula="of:=ROUNDUP(MAX((100-MAX([.AB$5]+10*MIN([.AB$4]-[.$F33];0);0))*INT(([.$J33]-MAX([.AB$4]-[.$F33];0))*[.$I33])/100;0);0)" office:value-type="float" office:value="1" calcext:value-type="float">
            <text:p>1</text:p>
          </table:table-cell>
          <table:table-cell table:formula="of:=ROUNDUP(MAX((100-MAX([.AC$5]+10*MIN([.AC$4]-[.$F33];0);0))*INT(([.$J33]-MAX([.AC$4]-[.$F33];0))*[.$I33])/100;0);0)" office:value-type="float" office:value="1" calcext:value-type="float">
            <text:p>1</text:p>
          </table:table-cell>
          <table:table-cell table:formula="of:=ROUNDUP(MAX((100-MAX([.AD$5]+10*MIN([.AD$4]-[.$F33];0);0))*INT(([.$J33]-MAX([.AD$4]-[.$F33];0))*[.$I33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34];[$'EcCo ammo'.$A$2:$'EcCo ammo'.$A$33];[$'EcCo ammo'.F$2:$'EcCo ammo'.F$33])" office:value-type="float" office:value="10" calcext:value-type="float">
            <text:p>10</text:p>
          </table:table-cell>
          <table:table-cell table:formula="of:=LOOKUP([.$B34];[$'EcCo ammo'.$A$2:$'EcCo ammo'.$A$33];[$'EcCo ammo'.G$2:$'EcCo ammo'.G$33])" office:value-type="float" office:value="0" calcext:value-type="float">
            <text:p>0</text:p>
          </table:table-cell>
          <table:table-cell table:formula="of:=LOOKUP([.$B34];[$'EcCo ammo'.$A$2:$'EcCo ammo'.$A$33];[$'EcCo ammo'.H$2:$'EcCo ammo'.H$33])" office:value-type="float" office:value="4" calcext:value-type="float">
            <text:p>4</text:p>
          </table:table-cell>
          <table:table-cell table:formula="of:=LOOKUP([.$B34];[$'EcCo ammo'.$A$2:$'EcCo ammo'.$A$33];[$'EcCo ammo'.I$2:$'EcCo ammo'.I$33])" office:value-type="float" office:value="3" calcext:value-type="float">
            <text:p>3</text:p>
          </table:table-cell>
          <table:table-cell table:formula="of:=[.G34]/[.H34]" office:value-type="float" office:value="1.33333333333333" calcext:value-type="float">
            <text:p>1.33</text:p>
          </table:table-cell>
          <table:table-cell table:formula="of:=ROUND(AVERAGE([.C34];[.D34]))" office:value-type="float" office:value="14" calcext:value-type="float">
            <text:p>14</text:p>
          </table:table-cell>
          <table:table-cell/>
          <table:table-cell table:formula="of:=ROUNDUP(MAX((100-MAX([.L$5]+10*MIN([.L$4]-[.$F34];0);0))*INT(([.$J34]-MAX([.L$4]-[.$F34];0))*[.$I34])/100;0);0)" office:value-type="float" office:value="18" calcext:value-type="float">
            <text:p>18</text:p>
          </table:table-cell>
          <table:table-cell table:formula="of:=ROUNDUP(MAX((100-MAX([.M$5]+10*MIN([.M$4]-[.$F34];0);0))*INT(([.$J34]-MAX([.M$4]-[.$F34];0))*[.$I34])/100;0);0)" office:value-type="float" office:value="17" calcext:value-type="float">
            <text:p>17</text:p>
          </table:table-cell>
          <table:table-cell table:formula="of:=ROUNDUP(MAX((100-MAX([.N$5]+10*MIN([.N$4]-[.$F34];0);0))*INT(([.$J34]-MAX([.N$4]-[.$F34];0))*[.$I34])/100;0);0)" office:value-type="float" office:value="15" calcext:value-type="float">
            <text:p>15</text:p>
          </table:table-cell>
          <table:table-cell table:formula="of:=ROUNDUP(MAX((100-MAX([.O$5]+10*MIN([.O$4]-[.$F34];0);0))*INT(([.$J34]-MAX([.O$4]-[.$F34];0))*[.$I34])/100;0);0)" office:value-type="float" office:value="12" calcext:value-type="float">
            <text:p>12</text:p>
          </table:table-cell>
          <table:table-cell table:formula="of:=ROUNDUP(MAX((100-MAX([.P$5]+10*MIN([.P$4]-[.$F34];0);0))*INT(([.$J34]-MAX([.P$4]-[.$F34];0))*[.$I34])/100;0);0)" office:value-type="float" office:value="12" calcext:value-type="float">
            <text:p>12</text:p>
          </table:table-cell>
          <table:table-cell table:formula="of:=ROUNDUP(MAX((100-MAX([.Q$5]+10*MIN([.Q$4]-[.$F34];0);0))*INT(([.$J34]-MAX([.Q$4]-[.$F34];0))*[.$I34])/100;0);0)" office:value-type="float" office:value="12" calcext:value-type="float">
            <text:p>12</text:p>
          </table:table-cell>
          <table:table-cell table:formula="of:=ROUNDUP(MAX((100-MAX([.R$5]+10*MIN([.R$4]-[.$F34];0);0))*INT(([.$J34]-MAX([.R$4]-[.$F34];0))*[.$I34])/100;0);0)" office:value-type="float" office:value="10" calcext:value-type="float">
            <text:p>10</text:p>
          </table:table-cell>
          <table:table-cell table:formula="of:=ROUNDUP(MAX((100-MAX([.S$5]+10*MIN([.S$4]-[.$F34];0);0))*INT(([.$J34]-MAX([.S$4]-[.$F34];0))*[.$I34])/100;0);0)" office:value-type="float" office:value="9" calcext:value-type="float">
            <text:p>9</text:p>
          </table:table-cell>
          <table:table-cell table:formula="of:=ROUNDUP(MAX((100-MAX([.T$5]+10*MIN([.T$4]-[.$F34];0);0))*INT(([.$J34]-MAX([.T$4]-[.$F34];0))*[.$I34])/100;0);0)" office:value-type="float" office:value="9" calcext:value-type="float">
            <text:p>9</text:p>
          </table:table-cell>
          <table:table-cell table:formula="of:=ROUNDUP(MAX((100-MAX([.U$5]+10*MIN([.U$4]-[.$F34];0);0))*INT(([.$J34]-MAX([.U$4]-[.$F34];0))*[.$I34])/100;0);0)" office:value-type="float" office:value="8" calcext:value-type="float">
            <text:p>8</text:p>
          </table:table-cell>
          <table:table-cell table:formula="of:=ROUNDUP(MAX((100-MAX([.V$5]+10*MIN([.V$4]-[.$F34];0);0))*INT(([.$J34]-MAX([.V$4]-[.$F34];0))*[.$I34])/100;0);0)" office:value-type="float" office:value="8" calcext:value-type="float">
            <text:p>8</text:p>
          </table:table-cell>
          <table:table-cell table:formula="of:=ROUNDUP(MAX((100-MAX([.W$5]+10*MIN([.W$4]-[.$F34];0);0))*INT(([.$J34]-MAX([.W$4]-[.$F34];0))*[.$I34])/100;0);0)" office:value-type="float" office:value="6" calcext:value-type="float">
            <text:p>6</text:p>
          </table:table-cell>
          <table:table-cell table:formula="of:=ROUNDUP(MAX((100-MAX([.X$5]+10*MIN([.X$4]-[.$F34];0);0))*INT(([.$J34]-MAX([.X$4]-[.$F34];0))*[.$I34])/100;0);0)" office:value-type="float" office:value="6" calcext:value-type="float">
            <text:p>6</text:p>
          </table:table-cell>
          <table:table-cell table:formula="of:=ROUNDUP(MAX((100-MAX([.Y$5]+10*MIN([.Y$4]-[.$F34];0);0))*INT(([.$J34]-MAX([.Y$4]-[.$F34];0))*[.$I34])/100;0);0)" office:value-type="float" office:value="5" calcext:value-type="float">
            <text:p>5</text:p>
          </table:table-cell>
          <table:table-cell table:formula="of:=ROUNDUP(MAX((100-MAX([.Z$5]+10*MIN([.Z$4]-[.$F34];0);0))*INT(([.$J34]-MAX([.Z$4]-[.$F34];0))*[.$I34])/100;0);0)" office:value-type="float" office:value="3" calcext:value-type="float">
            <text:p>3</text:p>
          </table:table-cell>
          <table:table-cell table:formula="of:=ROUNDUP(MAX((100-MAX([.AA$5]+10*MIN([.AA$4]-[.$F34];0);0))*INT(([.$J34]-MAX([.AA$4]-[.$F34];0))*[.$I34])/100;0);0)" office:value-type="float" office:value="1" calcext:value-type="float">
            <text:p>1</text:p>
          </table:table-cell>
          <table:table-cell table:formula="of:=ROUNDUP(MAX((100-MAX([.AB$5]+10*MIN([.AB$4]-[.$F34];0);0))*INT(([.$J34]-MAX([.AB$4]-[.$F34];0))*[.$I34])/100;0);0)" office:value-type="float" office:value="0" calcext:value-type="float">
            <text:p>0</text:p>
          </table:table-cell>
          <table:table-cell table:formula="of:=ROUNDUP(MAX((100-MAX([.AC$5]+10*MIN([.AC$4]-[.$F34];0);0))*INT(([.$J34]-MAX([.AC$4]-[.$F34];0))*[.$I34])/100;0);0)" office:value-type="float" office:value="0" calcext:value-type="float">
            <text:p>0</text:p>
          </table:table-cell>
          <table:table-cell table:formula="of:=ROUNDUP(MAX((100-MAX([.AD$5]+10*MIN([.AD$4]-[.$F34];0);0))*INT(([.$J34]-MAX([.AD$4]-[.$F34];0))*[.$I34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35];[$'EcCo ammo'.$A$2:$'EcCo ammo'.$A$33];[$'EcCo ammo'.F$2:$'EcCo ammo'.F$33])" office:value-type="float" office:value="-10" calcext:value-type="float">
            <text:p>-10</text:p>
          </table:table-cell>
          <table:table-cell table:formula="of:=LOOKUP([.$B35];[$'EcCo ammo'.$A$2:$'EcCo ammo'.$A$33];[$'EcCo ammo'.G$2:$'EcCo ammo'.G$33])" office:value-type="float" office:value="5" calcext:value-type="float">
            <text:p>5</text:p>
          </table:table-cell>
          <table:table-cell table:formula="of:=LOOKUP([.$B35];[$'EcCo ammo'.$A$2:$'EcCo ammo'.$A$33];[$'EcCo ammo'.H$2:$'EcCo ammo'.H$33])" office:value-type="float" office:value="1" calcext:value-type="float">
            <text:p>1</text:p>
          </table:table-cell>
          <table:table-cell table:formula="of:=LOOKUP([.$B35];[$'EcCo ammo'.$A$2:$'EcCo ammo'.$A$33];[$'EcCo ammo'.I$2:$'EcCo ammo'.I$33])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.00</text:p>
          </table:table-cell>
          <table:table-cell table:formula="of:=ROUND(AVERAGE([.C35];[.D35]))" office:value-type="float" office:value="14" calcext:value-type="float">
            <text:p>14</text:p>
          </table:table-cell>
          <table:table-cell/>
          <table:table-cell table:formula="of:=ROUNDUP(MAX((100-MAX([.L$5]+10*MIN([.L$4]-[.$F35];0);0))*INT(([.$J35]-MAX([.L$4]-[.$F35];0))*[.$I35])/100;0);0)" office:value-type="float" office:value="14" calcext:value-type="float">
            <text:p>14</text:p>
          </table:table-cell>
          <table:table-cell table:formula="of:=ROUNDUP(MAX((100-MAX([.M$5]+10*MIN([.M$4]-[.$F35];0);0))*INT(([.$J35]-MAX([.M$4]-[.$F35];0))*[.$I35])/100;0);0)" office:value-type="float" office:value="14" calcext:value-type="float">
            <text:p>14</text:p>
          </table:table-cell>
          <table:table-cell table:formula="of:=ROUNDUP(MAX((100-MAX([.N$5]+10*MIN([.N$4]-[.$F35];0);0))*INT(([.$J35]-MAX([.N$4]-[.$F35];0))*[.$I35])/100;0);0)" office:value-type="float" office:value="14" calcext:value-type="float">
            <text:p>14</text:p>
          </table:table-cell>
          <table:table-cell table:formula="of:=ROUNDUP(MAX((100-MAX([.O$5]+10*MIN([.O$4]-[.$F35];0);0))*INT(([.$J35]-MAX([.O$4]-[.$F35];0))*[.$I35])/100;0);0)" office:value-type="float" office:value="14" calcext:value-type="float">
            <text:p>14</text:p>
          </table:table-cell>
          <table:table-cell table:formula="of:=ROUNDUP(MAX((100-MAX([.P$5]+10*MIN([.P$4]-[.$F35];0);0))*INT(([.$J35]-MAX([.P$4]-[.$F35];0))*[.$I35])/100;0);0)" office:value-type="float" office:value="14" calcext:value-type="float">
            <text:p>14</text:p>
          </table:table-cell>
          <table:table-cell table:formula="of:=ROUNDUP(MAX((100-MAX([.Q$5]+10*MIN([.Q$4]-[.$F35];0);0))*INT(([.$J35]-MAX([.Q$4]-[.$F35];0))*[.$I35])/100;0);0)" office:value-type="float" office:value="14" calcext:value-type="float">
            <text:p>14</text:p>
          </table:table-cell>
          <table:table-cell table:formula="of:=ROUNDUP(MAX((100-MAX([.R$5]+10*MIN([.R$4]-[.$F35];0);0))*INT(([.$J35]-MAX([.R$4]-[.$F35];0))*[.$I35])/100;0);0)" office:value-type="float" office:value="12" calcext:value-type="float">
            <text:p>12</text:p>
          </table:table-cell>
          <table:table-cell table:formula="of:=ROUNDUP(MAX((100-MAX([.S$5]+10*MIN([.S$4]-[.$F35];0);0))*INT(([.$J35]-MAX([.S$4]-[.$F35];0))*[.$I35])/100;0);0)" office:value-type="float" office:value="11" calcext:value-type="float">
            <text:p>11</text:p>
          </table:table-cell>
          <table:table-cell table:formula="of:=ROUNDUP(MAX((100-MAX([.T$5]+10*MIN([.T$4]-[.$F35];0);0))*INT(([.$J35]-MAX([.T$4]-[.$F35];0))*[.$I35])/100;0);0)" office:value-type="float" office:value="11" calcext:value-type="float">
            <text:p>11</text:p>
          </table:table-cell>
          <table:table-cell table:formula="of:=ROUNDUP(MAX((100-MAX([.U$5]+10*MIN([.U$4]-[.$F35];0);0))*INT(([.$J35]-MAX([.U$4]-[.$F35];0))*[.$I35])/100;0);0)" office:value-type="float" office:value="10" calcext:value-type="float">
            <text:p>10</text:p>
          </table:table-cell>
          <table:table-cell table:formula="of:=ROUNDUP(MAX((100-MAX([.V$5]+10*MIN([.V$4]-[.$F35];0);0))*INT(([.$J35]-MAX([.V$4]-[.$F35];0))*[.$I35])/100;0);0)" office:value-type="float" office:value="9" calcext:value-type="float">
            <text:p>9</text:p>
          </table:table-cell>
          <table:table-cell table:formula="of:=ROUNDUP(MAX((100-MAX([.W$5]+10*MIN([.W$4]-[.$F35];0);0))*INT(([.$J35]-MAX([.W$4]-[.$F35];0))*[.$I35])/100;0);0)" office:value-type="float" office:value="8" calcext:value-type="float">
            <text:p>8</text:p>
          </table:table-cell>
          <table:table-cell table:formula="of:=ROUNDUP(MAX((100-MAX([.X$5]+10*MIN([.X$4]-[.$F35];0);0))*INT(([.$J35]-MAX([.X$4]-[.$F35];0))*[.$I35])/100;0);0)" office:value-type="float" office:value="8" calcext:value-type="float">
            <text:p>8</text:p>
          </table:table-cell>
          <table:table-cell table:formula="of:=ROUNDUP(MAX((100-MAX([.Y$5]+10*MIN([.Y$4]-[.$F35];0);0))*INT(([.$J35]-MAX([.Y$4]-[.$F35];0))*[.$I35])/100;0);0)" office:value-type="float" office:value="7" calcext:value-type="float">
            <text:p>7</text:p>
          </table:table-cell>
          <table:table-cell table:formula="of:=ROUNDUP(MAX((100-MAX([.Z$5]+10*MIN([.Z$4]-[.$F35];0);0))*INT(([.$J35]-MAX([.Z$4]-[.$F35];0))*[.$I35])/100;0);0)" office:value-type="float" office:value="5" calcext:value-type="float">
            <text:p>5</text:p>
          </table:table-cell>
          <table:table-cell table:formula="of:=ROUNDUP(MAX((100-MAX([.AA$5]+10*MIN([.AA$4]-[.$F35];0);0))*INT(([.$J35]-MAX([.AA$4]-[.$F35];0))*[.$I35])/100;0);0)" office:value-type="float" office:value="4" calcext:value-type="float">
            <text:p>4</text:p>
          </table:table-cell>
          <table:table-cell table:formula="of:=ROUNDUP(MAX((100-MAX([.AB$5]+10*MIN([.AB$4]-[.$F35];0);0))*INT(([.$J35]-MAX([.AB$4]-[.$F35];0))*[.$I35])/100;0);0)" office:value-type="float" office:value="2" calcext:value-type="float">
            <text:p>2</text:p>
          </table:table-cell>
          <table:table-cell table:formula="of:=ROUNDUP(MAX((100-MAX([.AC$5]+10*MIN([.AC$4]-[.$F35];0);0))*INT(([.$J35]-MAX([.AC$4]-[.$F35];0))*[.$I35])/100;0);0)" office:value-type="float" office:value="2" calcext:value-type="float">
            <text:p>2</text:p>
          </table:table-cell>
          <table:table-cell table:formula="of:=ROUNDUP(MAX((100-MAX([.AD$5]+10*MIN([.AD$4]-[.$F35];0);0))*INT(([.$J35]-MAX([.AD$4]-[.$F35];0))*[.$I35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$B36];[$'EcCo ammo'.$A$2:$'EcCo ammo'.$A$33];[$'EcCo ammo'.F$2:$'EcCo ammo'.F$33])" office:value-type="float" office:value="10" calcext:value-type="float">
            <text:p>10</text:p>
          </table:table-cell>
          <table:table-cell table:formula="of:=LOOKUP([.$B36];[$'EcCo ammo'.$A$2:$'EcCo ammo'.$A$33];[$'EcCo ammo'.G$2:$'EcCo ammo'.G$33])" office:value-type="float" office:value="0" calcext:value-type="float">
            <text:p>0</text:p>
          </table:table-cell>
          <table:table-cell table:formula="of:=LOOKUP([.$B36];[$'EcCo ammo'.$A$2:$'EcCo ammo'.$A$33];[$'EcCo ammo'.H$2:$'EcCo ammo'.H$33])" office:value-type="float" office:value="4" calcext:value-type="float">
            <text:p>4</text:p>
          </table:table-cell>
          <table:table-cell table:formula="of:=LOOKUP([.$B36];[$'EcCo ammo'.$A$2:$'EcCo ammo'.$A$33];[$'EcCo ammo'.I$2:$'EcCo ammo'.I$33])" office:value-type="float" office:value="3" calcext:value-type="float">
            <text:p>3</text:p>
          </table:table-cell>
          <table:table-cell table:formula="of:=[.G36]/[.H36]" office:value-type="float" office:value="1.33333333333333" calcext:value-type="float">
            <text:p>1.33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L$5]+10*MIN([.L$4]-[.$F36];0);0))*INT(([.$J36]-MAX([.L$4]-[.$F36];0))*[.$I36])/100;0);0)" office:value-type="float" office:value="14" calcext:value-type="float">
            <text:p>14</text:p>
          </table:table-cell>
          <table:table-cell table:formula="of:=ROUNDUP(MAX((100-MAX([.M$5]+10*MIN([.M$4]-[.$F36];0);0))*INT(([.$J36]-MAX([.M$4]-[.$F36];0))*[.$I36])/100;0);0)" office:value-type="float" office:value="13" calcext:value-type="float">
            <text:p>13</text:p>
          </table:table-cell>
          <table:table-cell table:formula="of:=ROUNDUP(MAX((100-MAX([.N$5]+10*MIN([.N$4]-[.$F36];0);0))*INT(([.$J36]-MAX([.N$4]-[.$F36];0))*[.$I36])/100;0);0)" office:value-type="float" office:value="12" calcext:value-type="float">
            <text:p>12</text:p>
          </table:table-cell>
          <table:table-cell table:formula="of:=ROUNDUP(MAX((100-MAX([.O$5]+10*MIN([.O$4]-[.$F36];0);0))*INT(([.$J36]-MAX([.O$4]-[.$F36];0))*[.$I36])/100;0);0)" office:value-type="float" office:value="9" calcext:value-type="float">
            <text:p>9</text:p>
          </table:table-cell>
          <table:table-cell table:formula="of:=ROUNDUP(MAX((100-MAX([.P$5]+10*MIN([.P$4]-[.$F36];0);0))*INT(([.$J36]-MAX([.P$4]-[.$F36];0))*[.$I36])/100;0);0)" office:value-type="float" office:value="9" calcext:value-type="float">
            <text:p>9</text:p>
          </table:table-cell>
          <table:table-cell table:formula="of:=ROUNDUP(MAX((100-MAX([.Q$5]+10*MIN([.Q$4]-[.$F36];0);0))*INT(([.$J36]-MAX([.Q$4]-[.$F36];0))*[.$I36])/100;0);0)" office:value-type="float" office:value="9" calcext:value-type="float">
            <text:p>9</text:p>
          </table:table-cell>
          <table:table-cell table:formula="of:=ROUNDUP(MAX((100-MAX([.R$5]+10*MIN([.R$4]-[.$F36];0);0))*INT(([.$J36]-MAX([.R$4]-[.$F36];0))*[.$I36])/100;0);0)" office:value-type="float" office:value="7" calcext:value-type="float">
            <text:p>7</text:p>
          </table:table-cell>
          <table:table-cell table:formula="of:=ROUNDUP(MAX((100-MAX([.S$5]+10*MIN([.S$4]-[.$F36];0);0))*INT(([.$J36]-MAX([.S$4]-[.$F36];0))*[.$I36])/100;0);0)" office:value-type="float" office:value="6" calcext:value-type="float">
            <text:p>6</text:p>
          </table:table-cell>
          <table:table-cell table:formula="of:=ROUNDUP(MAX((100-MAX([.T$5]+10*MIN([.T$4]-[.$F36];0);0))*INT(([.$J36]-MAX([.T$4]-[.$F36];0))*[.$I36])/100;0);0)" office:value-type="float" office:value="6" calcext:value-type="float">
            <text:p>6</text:p>
          </table:table-cell>
          <table:table-cell table:formula="of:=ROUNDUP(MAX((100-MAX([.U$5]+10*MIN([.U$4]-[.$F36];0);0))*INT(([.$J36]-MAX([.U$4]-[.$F36];0))*[.$I36])/100;0);0)" office:value-type="float" office:value="6" calcext:value-type="float">
            <text:p>6</text:p>
          </table:table-cell>
          <table:table-cell table:formula="of:=ROUNDUP(MAX((100-MAX([.V$5]+10*MIN([.V$4]-[.$F36];0);0))*INT(([.$J36]-MAX([.V$4]-[.$F36];0))*[.$I36])/100;0);0)" office:value-type="float" office:value="5" calcext:value-type="float">
            <text:p>5</text:p>
          </table:table-cell>
          <table:table-cell table:formula="of:=ROUNDUP(MAX((100-MAX([.W$5]+10*MIN([.W$4]-[.$F36];0);0))*INT(([.$J36]-MAX([.W$4]-[.$F36];0))*[.$I36])/100;0);0)" office:value-type="float" office:value="4" calcext:value-type="float">
            <text:p>4</text:p>
          </table:table-cell>
          <table:table-cell table:formula="of:=ROUNDUP(MAX((100-MAX([.X$5]+10*MIN([.X$4]-[.$F36];0);0))*INT(([.$J36]-MAX([.X$4]-[.$F36];0))*[.$I36])/100;0);0)" office:value-type="float" office:value="4" calcext:value-type="float">
            <text:p>4</text:p>
          </table:table-cell>
          <table:table-cell table:formula="of:=ROUNDUP(MAX((100-MAX([.Y$5]+10*MIN([.Y$4]-[.$F36];0);0))*INT(([.$J36]-MAX([.Y$4]-[.$F36];0))*[.$I36])/100;0);0)" office:value-type="float" office:value="3" calcext:value-type="float">
            <text:p>3</text:p>
          </table:table-cell>
          <table:table-cell table:formula="of:=ROUNDUP(MAX((100-MAX([.Z$5]+10*MIN([.Z$4]-[.$F36];0);0))*INT(([.$J36]-MAX([.Z$4]-[.$F36];0))*[.$I36])/100;0);0)" office:value-type="float" office:value="1" calcext:value-type="float">
            <text:p>1</text:p>
          </table:table-cell>
          <table:table-cell table:formula="of:=ROUNDUP(MAX((100-MAX([.AA$5]+10*MIN([.AA$4]-[.$F36];0);0))*INT(([.$J36]-MAX([.AA$4]-[.$F36];0))*[.$I36])/100;0);0)" office:value-type="float" office:value="0" calcext:value-type="float">
            <text:p>0</text:p>
          </table:table-cell>
          <table:table-cell table:formula="of:=ROUNDUP(MAX((100-MAX([.AB$5]+10*MIN([.AB$4]-[.$F36];0);0))*INT(([.$J36]-MAX([.AB$4]-[.$F36];0))*[.$I36])/100;0);0)" office:value-type="float" office:value="0" calcext:value-type="float">
            <text:p>0</text:p>
          </table:table-cell>
          <table:table-cell table:formula="of:=ROUNDUP(MAX((100-MAX([.AC$5]+10*MIN([.AC$4]-[.$F36];0);0))*INT(([.$J36]-MAX([.AC$4]-[.$F36];0))*[.$I36])/100;0);0)" office:value-type="float" office:value="0" calcext:value-type="float">
            <text:p>0</text:p>
          </table:table-cell>
          <table:table-cell table:formula="of:=ROUNDUP(MAX((100-MAX([.AD$5]+10*MIN([.AD$4]-[.$F36];0);0))*INT(([.$J36]-MAX([.AD$4]-[.$F36];0))*[.$I36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$B37];[$'EcCo ammo'.$A$2:$'EcCo ammo'.$A$33];[$'EcCo ammo'.F$2:$'EcCo ammo'.F$33])" office:value-type="float" office:value="-10" calcext:value-type="float">
            <text:p>-10</text:p>
          </table:table-cell>
          <table:table-cell table:formula="of:=LOOKUP([.$B37];[$'EcCo ammo'.$A$2:$'EcCo ammo'.$A$33];[$'EcCo ammo'.G$2:$'EcCo ammo'.G$33])" office:value-type="float" office:value="5" calcext:value-type="float">
            <text:p>5</text:p>
          </table:table-cell>
          <table:table-cell table:formula="of:=LOOKUP([.$B37];[$'EcCo ammo'.$A$2:$'EcCo ammo'.$A$33];[$'EcCo ammo'.H$2:$'EcCo ammo'.H$33])" office:value-type="float" office:value="1" calcext:value-type="float">
            <text:p>1</text:p>
          </table:table-cell>
          <table:table-cell table:formula="of:=LOOKUP([.$B37];[$'EcCo ammo'.$A$2:$'EcCo ammo'.$A$33];[$'EcCo ammo'.I$2:$'EcCo ammo'.I$33])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L$5]+10*MIN([.L$4]-[.$F37];0);0))*INT(([.$J37]-MAX([.L$4]-[.$F37];0))*[.$I37])/100;0);0)" office:value-type="float" office:value="11" calcext:value-type="float">
            <text:p>11</text:p>
          </table:table-cell>
          <table:table-cell table:formula="of:=ROUNDUP(MAX((100-MAX([.M$5]+10*MIN([.M$4]-[.$F37];0);0))*INT(([.$J37]-MAX([.M$4]-[.$F37];0))*[.$I37])/100;0);0)" office:value-type="float" office:value="11" calcext:value-type="float">
            <text:p>11</text:p>
          </table:table-cell>
          <table:table-cell table:formula="of:=ROUNDUP(MAX((100-MAX([.N$5]+10*MIN([.N$4]-[.$F37];0);0))*INT(([.$J37]-MAX([.N$4]-[.$F37];0))*[.$I37])/100;0);0)" office:value-type="float" office:value="11" calcext:value-type="float">
            <text:p>11</text:p>
          </table:table-cell>
          <table:table-cell table:formula="of:=ROUNDUP(MAX((100-MAX([.O$5]+10*MIN([.O$4]-[.$F37];0);0))*INT(([.$J37]-MAX([.O$4]-[.$F37];0))*[.$I37])/100;0);0)" office:value-type="float" office:value="11" calcext:value-type="float">
            <text:p>11</text:p>
          </table:table-cell>
          <table:table-cell table:formula="of:=ROUNDUP(MAX((100-MAX([.P$5]+10*MIN([.P$4]-[.$F37];0);0))*INT(([.$J37]-MAX([.P$4]-[.$F37];0))*[.$I37])/100;0);0)" office:value-type="float" office:value="11" calcext:value-type="float">
            <text:p>11</text:p>
          </table:table-cell>
          <table:table-cell table:formula="of:=ROUNDUP(MAX((100-MAX([.Q$5]+10*MIN([.Q$4]-[.$F37];0);0))*INT(([.$J37]-MAX([.Q$4]-[.$F37];0))*[.$I37])/100;0);0)" office:value-type="float" office:value="11" calcext:value-type="float">
            <text:p>11</text:p>
          </table:table-cell>
          <table:table-cell table:formula="of:=ROUNDUP(MAX((100-MAX([.R$5]+10*MIN([.R$4]-[.$F37];0);0))*INT(([.$J37]-MAX([.R$4]-[.$F37];0))*[.$I37])/100;0);0)" office:value-type="float" office:value="9" calcext:value-type="float">
            <text:p>9</text:p>
          </table:table-cell>
          <table:table-cell table:formula="of:=ROUNDUP(MAX((100-MAX([.S$5]+10*MIN([.S$4]-[.$F37];0);0))*INT(([.$J37]-MAX([.S$4]-[.$F37];0))*[.$I37])/100;0);0)" office:value-type="float" office:value="9" calcext:value-type="float">
            <text:p>9</text:p>
          </table:table-cell>
          <table:table-cell table:formula="of:=ROUNDUP(MAX((100-MAX([.T$5]+10*MIN([.T$4]-[.$F37];0);0))*INT(([.$J37]-MAX([.T$4]-[.$F37];0))*[.$I37])/100;0);0)" office:value-type="float" office:value="9" calcext:value-type="float">
            <text:p>9</text:p>
          </table:table-cell>
          <table:table-cell table:formula="of:=ROUNDUP(MAX((100-MAX([.U$5]+10*MIN([.U$4]-[.$F37];0);0))*INT(([.$J37]-MAX([.U$4]-[.$F37];0))*[.$I37])/100;0);0)" office:value-type="float" office:value="8" calcext:value-type="float">
            <text:p>8</text:p>
          </table:table-cell>
          <table:table-cell table:formula="of:=ROUNDUP(MAX((100-MAX([.V$5]+10*MIN([.V$4]-[.$F37];0);0))*INT(([.$J37]-MAX([.V$4]-[.$F37];0))*[.$I37])/100;0);0)" office:value-type="float" office:value="7" calcext:value-type="float">
            <text:p>7</text:p>
          </table:table-cell>
          <table:table-cell table:formula="of:=ROUNDUP(MAX((100-MAX([.W$5]+10*MIN([.W$4]-[.$F37];0);0))*INT(([.$J37]-MAX([.W$4]-[.$F37];0))*[.$I37])/100;0);0)" office:value-type="float" office:value="6" calcext:value-type="float">
            <text:p>6</text:p>
          </table:table-cell>
          <table:table-cell table:formula="of:=ROUNDUP(MAX((100-MAX([.X$5]+10*MIN([.X$4]-[.$F37];0);0))*INT(([.$J37]-MAX([.X$4]-[.$F37];0))*[.$I37])/100;0);0)" office:value-type="float" office:value="6" calcext:value-type="float">
            <text:p>6</text:p>
          </table:table-cell>
          <table:table-cell table:formula="of:=ROUNDUP(MAX((100-MAX([.Y$5]+10*MIN([.Y$4]-[.$F37];0);0))*INT(([.$J37]-MAX([.Y$4]-[.$F37];0))*[.$I37])/100;0);0)" office:value-type="float" office:value="5" calcext:value-type="float">
            <text:p>5</text:p>
          </table:table-cell>
          <table:table-cell table:formula="of:=ROUNDUP(MAX((100-MAX([.Z$5]+10*MIN([.Z$4]-[.$F37];0);0))*INT(([.$J37]-MAX([.Z$4]-[.$F37];0))*[.$I37])/100;0);0)" office:value-type="float" office:value="3" calcext:value-type="float">
            <text:p>3</text:p>
          </table:table-cell>
          <table:table-cell table:formula="of:=ROUNDUP(MAX((100-MAX([.AA$5]+10*MIN([.AA$4]-[.$F37];0);0))*INT(([.$J37]-MAX([.AA$4]-[.$F37];0))*[.$I37])/100;0);0)" office:value-type="float" office:value="2" calcext:value-type="float">
            <text:p>2</text:p>
          </table:table-cell>
          <table:table-cell table:formula="of:=ROUNDUP(MAX((100-MAX([.AB$5]+10*MIN([.AB$4]-[.$F37];0);0))*INT(([.$J37]-MAX([.AB$4]-[.$F37];0))*[.$I37])/100;0);0)" office:value-type="float" office:value="1" calcext:value-type="float">
            <text:p>1</text:p>
          </table:table-cell>
          <table:table-cell table:formula="of:=ROUNDUP(MAX((100-MAX([.AC$5]+10*MIN([.AC$4]-[.$F37];0);0))*INT(([.$J37]-MAX([.AC$4]-[.$F37];0))*[.$I37])/100;0);0)" office:value-type="float" office:value="1" calcext:value-type="float">
            <text:p>1</text:p>
          </table:table-cell>
          <table:table-cell table:formula="of:=ROUNDUP(MAX((100-MAX([.AD$5]+10*MIN([.AD$4]-[.$F37];0);0))*INT(([.$J37]-MAX([.AD$4]-[.$F37];0))*[.$I37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LOOKUP([.$B38];[$'EcCo ammo'.$A$2:$'EcCo ammo'.$A$33];[$'EcCo ammo'.F$2:$'EcCo ammo'.F$33])" office:value-type="float" office:value="10" calcext:value-type="float">
            <text:p>10</text:p>
          </table:table-cell>
          <table:table-cell table:formula="of:=LOOKUP([.$B38];[$'EcCo ammo'.$A$2:$'EcCo ammo'.$A$33];[$'EcCo ammo'.G$2:$'EcCo ammo'.G$33])" office:value-type="float" office:value="0" calcext:value-type="float">
            <text:p>0</text:p>
          </table:table-cell>
          <table:table-cell table:formula="of:=LOOKUP([.$B38];[$'EcCo ammo'.$A$2:$'EcCo ammo'.$A$33];[$'EcCo ammo'.H$2:$'EcCo ammo'.H$33])" office:value-type="float" office:value="4" calcext:value-type="float">
            <text:p>4</text:p>
          </table:table-cell>
          <table:table-cell table:formula="of:=LOOKUP([.$B38];[$'EcCo ammo'.$A$2:$'EcCo ammo'.$A$33];[$'EcCo ammo'.I$2:$'EcCo ammo'.I$33])" office:value-type="float" office:value="3" calcext:value-type="float">
            <text:p>3</text:p>
          </table:table-cell>
          <table:table-cell table:formula="of:=[.G38]/[.H38]" office:value-type="float" office:value="1.33333333333333" calcext:value-type="float">
            <text:p>1.33</text:p>
          </table:table-cell>
          <table:table-cell table:formula="of:=ROUND(AVERAGE([.C38];[.D38]))" office:value-type="float" office:value="7" calcext:value-type="float">
            <text:p>7</text:p>
          </table:table-cell>
          <table:table-cell/>
          <table:table-cell table:formula="of:=ROUNDUP(MAX((100-MAX([.L$5]+10*MIN([.L$4]-[.$F38];0);0))*INT(([.$J38]-MAX([.L$4]-[.$F38];0))*[.$I38])/100;0);0)" office:value-type="float" office:value="9" calcext:value-type="float">
            <text:p>9</text:p>
          </table:table-cell>
          <table:table-cell table:formula="of:=ROUNDUP(MAX((100-MAX([.M$5]+10*MIN([.M$4]-[.$F38];0);0))*INT(([.$J38]-MAX([.M$4]-[.$F38];0))*[.$I38])/100;0);0)" office:value-type="float" office:value="9" calcext:value-type="float">
            <text:p>9</text:p>
          </table:table-cell>
          <table:table-cell table:formula="of:=ROUNDUP(MAX((100-MAX([.N$5]+10*MIN([.N$4]-[.$F38];0);0))*INT(([.$J38]-MAX([.N$4]-[.$F38];0))*[.$I38])/100;0);0)" office:value-type="float" office:value="8" calcext:value-type="float">
            <text:p>8</text:p>
          </table:table-cell>
          <table:table-cell table:formula="of:=ROUNDUP(MAX((100-MAX([.O$5]+10*MIN([.O$4]-[.$F38];0);0))*INT(([.$J38]-MAX([.O$4]-[.$F38];0))*[.$I38])/100;0);0)" office:value-type="float" office:value="5" calcext:value-type="float">
            <text:p>5</text:p>
          </table:table-cell>
          <table:table-cell table:formula="of:=ROUNDUP(MAX((100-MAX([.P$5]+10*MIN([.P$4]-[.$F38];0);0))*INT(([.$J38]-MAX([.P$4]-[.$F38];0))*[.$I38])/100;0);0)" office:value-type="float" office:value="5" calcext:value-type="float">
            <text:p>5</text:p>
          </table:table-cell>
          <table:table-cell table:formula="of:=ROUNDUP(MAX((100-MAX([.Q$5]+10*MIN([.Q$4]-[.$F38];0);0))*INT(([.$J38]-MAX([.Q$4]-[.$F38];0))*[.$I38])/100;0);0)" office:value-type="float" office:value="5" calcext:value-type="float">
            <text:p>5</text:p>
          </table:table-cell>
          <table:table-cell table:formula="of:=ROUNDUP(MAX((100-MAX([.R$5]+10*MIN([.R$4]-[.$F38];0);0))*INT(([.$J38]-MAX([.R$4]-[.$F38];0))*[.$I38])/100;0);0)" office:value-type="float" office:value="3" calcext:value-type="float">
            <text:p>3</text:p>
          </table:table-cell>
          <table:table-cell table:formula="of:=ROUNDUP(MAX((100-MAX([.S$5]+10*MIN([.S$4]-[.$F38];0);0))*INT(([.$J38]-MAX([.S$4]-[.$F38];0))*[.$I38])/100;0);0)" office:value-type="float" office:value="3" calcext:value-type="float">
            <text:p>3</text:p>
          </table:table-cell>
          <table:table-cell table:formula="of:=ROUNDUP(MAX((100-MAX([.T$5]+10*MIN([.T$4]-[.$F38];0);0))*INT(([.$J38]-MAX([.T$4]-[.$F38];0))*[.$I38])/100;0);0)" office:value-type="float" office:value="3" calcext:value-type="float">
            <text:p>3</text:p>
          </table:table-cell>
          <table:table-cell table:formula="of:=ROUNDUP(MAX((100-MAX([.U$5]+10*MIN([.U$4]-[.$F38];0);0))*INT(([.$J38]-MAX([.U$4]-[.$F38];0))*[.$I38])/100;0);0)" office:value-type="float" office:value="3" calcext:value-type="float">
            <text:p>3</text:p>
          </table:table-cell>
          <table:table-cell table:formula="of:=ROUNDUP(MAX((100-MAX([.V$5]+10*MIN([.V$4]-[.$F38];0);0))*INT(([.$J38]-MAX([.V$4]-[.$F38];0))*[.$I38])/100;0);0)" office:value-type="float" office:value="2" calcext:value-type="float">
            <text:p>2</text:p>
          </table:table-cell>
          <table:table-cell table:formula="of:=ROUNDUP(MAX((100-MAX([.W$5]+10*MIN([.W$4]-[.$F38];0);0))*INT(([.$J38]-MAX([.W$4]-[.$F38];0))*[.$I38])/100;0);0)" office:value-type="float" office:value="1" calcext:value-type="float">
            <text:p>1</text:p>
          </table:table-cell>
          <table:table-cell table:formula="of:=ROUNDUP(MAX((100-MAX([.X$5]+10*MIN([.X$4]-[.$F38];0);0))*INT(([.$J38]-MAX([.X$4]-[.$F38];0))*[.$I38])/100;0);0)" office:value-type="float" office:value="1" calcext:value-type="float">
            <text:p>1</text:p>
          </table:table-cell>
          <table:table-cell table:formula="of:=ROUNDUP(MAX((100-MAX([.Y$5]+10*MIN([.Y$4]-[.$F38];0);0))*INT(([.$J38]-MAX([.Y$4]-[.$F38];0))*[.$I38])/100;0);0)" office:value-type="float" office:value="0" calcext:value-type="float">
            <text:p>0</text:p>
          </table:table-cell>
          <table:table-cell table:formula="of:=ROUNDUP(MAX((100-MAX([.Z$5]+10*MIN([.Z$4]-[.$F38];0);0))*INT(([.$J38]-MAX([.Z$4]-[.$F38];0))*[.$I38])/100;0);0)" office:value-type="float" office:value="0" calcext:value-type="float">
            <text:p>0</text:p>
          </table:table-cell>
          <table:table-cell table:formula="of:=ROUNDUP(MAX((100-MAX([.AA$5]+10*MIN([.AA$4]-[.$F38];0);0))*INT(([.$J38]-MAX([.AA$4]-[.$F38];0))*[.$I38])/100;0);0)" office:value-type="float" office:value="0" calcext:value-type="float">
            <text:p>0</text:p>
          </table:table-cell>
          <table:table-cell table:formula="of:=ROUNDUP(MAX((100-MAX([.AB$5]+10*MIN([.AB$4]-[.$F38];0);0))*INT(([.$J38]-MAX([.AB$4]-[.$F38];0))*[.$I38])/100;0);0)" office:value-type="float" office:value="0" calcext:value-type="float">
            <text:p>0</text:p>
          </table:table-cell>
          <table:table-cell table:formula="of:=ROUNDUP(MAX((100-MAX([.AC$5]+10*MIN([.AC$4]-[.$F38];0);0))*INT(([.$J38]-MAX([.AC$4]-[.$F38];0))*[.$I38])/100;0);0)" office:value-type="float" office:value="0" calcext:value-type="float">
            <text:p>0</text:p>
          </table:table-cell>
          <table:table-cell table:formula="of:=ROUNDUP(MAX((100-MAX([.AD$5]+10*MIN([.AD$4]-[.$F38];0);0))*INT(([.$J38]-MAX([.AD$4]-[.$F38];0))*[.$I38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LOOKUP([.$B39];[$'EcCo ammo'.$A$2:$'EcCo ammo'.$A$33];[$'EcCo ammo'.F$2:$'EcCo ammo'.F$33])" office:value-type="float" office:value="-10" calcext:value-type="float">
            <text:p>-10</text:p>
          </table:table-cell>
          <table:table-cell table:formula="of:=LOOKUP([.$B39];[$'EcCo ammo'.$A$2:$'EcCo ammo'.$A$33];[$'EcCo ammo'.G$2:$'EcCo ammo'.G$33])" office:value-type="float" office:value="5" calcext:value-type="float">
            <text:p>5</text:p>
          </table:table-cell>
          <table:table-cell table:formula="of:=LOOKUP([.$B39];[$'EcCo ammo'.$A$2:$'EcCo ammo'.$A$33];[$'EcCo ammo'.H$2:$'EcCo ammo'.H$33])" office:value-type="float" office:value="1" calcext:value-type="float">
            <text:p>1</text:p>
          </table:table-cell>
          <table:table-cell table:formula="of:=LOOKUP([.$B39];[$'EcCo ammo'.$A$2:$'EcCo ammo'.$A$33];[$'EcCo ammo'.I$2:$'EcCo ammo'.I$33])" office:value-type="float" office:value="1" calcext:value-type="float">
            <text:p>1</text:p>
          </table:table-cell>
          <table:table-cell table:formula="of:=[.G39]/[.H39]" office:value-type="float" office:value="1" calcext:value-type="float">
            <text:p>1.00</text:p>
          </table:table-cell>
          <table:table-cell table:formula="of:=ROUND(AVERAGE([.C39];[.D39]))" office:value-type="float" office:value="7" calcext:value-type="float">
            <text:p>7</text:p>
          </table:table-cell>
          <table:table-cell/>
          <table:table-cell table:formula="of:=ROUNDUP(MAX((100-MAX([.L$5]+10*MIN([.L$4]-[.$F39];0);0))*INT(([.$J39]-MAX([.L$4]-[.$F39];0))*[.$I39])/100;0);0)" office:value-type="float" office:value="7" calcext:value-type="float">
            <text:p>7</text:p>
          </table:table-cell>
          <table:table-cell table:formula="of:=ROUNDUP(MAX((100-MAX([.M$5]+10*MIN([.M$4]-[.$F39];0);0))*INT(([.$J39]-MAX([.M$4]-[.$F39];0))*[.$I39])/100;0);0)" office:value-type="float" office:value="7" calcext:value-type="float">
            <text:p>7</text:p>
          </table:table-cell>
          <table:table-cell table:formula="of:=ROUNDUP(MAX((100-MAX([.N$5]+10*MIN([.N$4]-[.$F39];0);0))*INT(([.$J39]-MAX([.N$4]-[.$F39];0))*[.$I39])/100;0);0)" office:value-type="float" office:value="7" calcext:value-type="float">
            <text:p>7</text:p>
          </table:table-cell>
          <table:table-cell table:formula="of:=ROUNDUP(MAX((100-MAX([.O$5]+10*MIN([.O$4]-[.$F39];0);0))*INT(([.$J39]-MAX([.O$4]-[.$F39];0))*[.$I39])/100;0);0)" office:value-type="float" office:value="7" calcext:value-type="float">
            <text:p>7</text:p>
          </table:table-cell>
          <table:table-cell table:formula="of:=ROUNDUP(MAX((100-MAX([.P$5]+10*MIN([.P$4]-[.$F39];0);0))*INT(([.$J39]-MAX([.P$4]-[.$F39];0))*[.$I39])/100;0);0)" office:value-type="float" office:value="7" calcext:value-type="float">
            <text:p>7</text:p>
          </table:table-cell>
          <table:table-cell table:formula="of:=ROUNDUP(MAX((100-MAX([.Q$5]+10*MIN([.Q$4]-[.$F39];0);0))*INT(([.$J39]-MAX([.Q$4]-[.$F39];0))*[.$I39])/100;0);0)" office:value-type="float" office:value="7" calcext:value-type="float">
            <text:p>7</text:p>
          </table:table-cell>
          <table:table-cell table:formula="of:=ROUNDUP(MAX((100-MAX([.R$5]+10*MIN([.R$4]-[.$F39];0);0))*INT(([.$J39]-MAX([.R$4]-[.$F39];0))*[.$I39])/100;0);0)" office:value-type="float" office:value="6" calcext:value-type="float">
            <text:p>6</text:p>
          </table:table-cell>
          <table:table-cell table:formula="of:=ROUNDUP(MAX((100-MAX([.S$5]+10*MIN([.S$4]-[.$F39];0);0))*INT(([.$J39]-MAX([.S$4]-[.$F39];0))*[.$I39])/100;0);0)" office:value-type="float" office:value="6" calcext:value-type="float">
            <text:p>6</text:p>
          </table:table-cell>
          <table:table-cell table:formula="of:=ROUNDUP(MAX((100-MAX([.T$5]+10*MIN([.T$4]-[.$F39];0);0))*INT(([.$J39]-MAX([.T$4]-[.$F39];0))*[.$I39])/100;0);0)" office:value-type="float" office:value="6" calcext:value-type="float">
            <text:p>6</text:p>
          </table:table-cell>
          <table:table-cell table:formula="of:=ROUNDUP(MAX((100-MAX([.U$5]+10*MIN([.U$4]-[.$F39];0);0))*INT(([.$J39]-MAX([.U$4]-[.$F39];0))*[.$I39])/100;0);0)" office:value-type="float" office:value="5" calcext:value-type="float">
            <text:p>5</text:p>
          </table:table-cell>
          <table:table-cell table:formula="of:=ROUNDUP(MAX((100-MAX([.V$5]+10*MIN([.V$4]-[.$F39];0);0))*INT(([.$J39]-MAX([.V$4]-[.$F39];0))*[.$I39])/100;0);0)" office:value-type="float" office:value="5" calcext:value-type="float">
            <text:p>5</text:p>
          </table:table-cell>
          <table:table-cell table:formula="of:=ROUNDUP(MAX((100-MAX([.W$5]+10*MIN([.W$4]-[.$F39];0);0))*INT(([.$J39]-MAX([.W$4]-[.$F39];0))*[.$I39])/100;0);0)" office:value-type="float" office:value="4" calcext:value-type="float">
            <text:p>4</text:p>
          </table:table-cell>
          <table:table-cell table:formula="of:=ROUNDUP(MAX((100-MAX([.X$5]+10*MIN([.X$4]-[.$F39];0);0))*INT(([.$J39]-MAX([.X$4]-[.$F39];0))*[.$I39])/100;0);0)" office:value-type="float" office:value="4" calcext:value-type="float">
            <text:p>4</text:p>
          </table:table-cell>
          <table:table-cell table:formula="of:=ROUNDUP(MAX((100-MAX([.Y$5]+10*MIN([.Y$4]-[.$F39];0);0))*INT(([.$J39]-MAX([.Y$4]-[.$F39];0))*[.$I39])/100;0);0)" office:value-type="float" office:value="3" calcext:value-type="float">
            <text:p>3</text:p>
          </table:table-cell>
          <table:table-cell table:formula="of:=ROUNDUP(MAX((100-MAX([.Z$5]+10*MIN([.Z$4]-[.$F39];0);0))*INT(([.$J39]-MAX([.Z$4]-[.$F39];0))*[.$I39])/100;0);0)" office:value-type="float" office:value="1" calcext:value-type="float">
            <text:p>1</text:p>
          </table:table-cell>
          <table:table-cell table:formula="of:=ROUNDUP(MAX((100-MAX([.AA$5]+10*MIN([.AA$4]-[.$F39];0);0))*INT(([.$J39]-MAX([.AA$4]-[.$F39];0))*[.$I39])/100;0);0)" office:value-type="float" office:value="0" calcext:value-type="float">
            <text:p>0</text:p>
          </table:table-cell>
          <table:table-cell table:formula="of:=ROUNDUP(MAX((100-MAX([.AB$5]+10*MIN([.AB$4]-[.$F39];0);0))*INT(([.$J39]-MAX([.AB$4]-[.$F39];0))*[.$I39])/100;0);0)" office:value-type="float" office:value="0" calcext:value-type="float">
            <text:p>0</text:p>
          </table:table-cell>
          <table:table-cell table:formula="of:=ROUNDUP(MAX((100-MAX([.AC$5]+10*MIN([.AC$4]-[.$F39];0);0))*INT(([.$J39]-MAX([.AC$4]-[.$F39];0))*[.$I39])/100;0);0)" office:value-type="float" office:value="0" calcext:value-type="float">
            <text:p>0</text:p>
          </table:table-cell>
          <table:table-cell table:formula="of:=ROUNDUP(MAX((100-MAX([.AD$5]+10*MIN([.AD$4]-[.$F39];0);0))*INT(([.$J39]-MAX([.AD$4]-[.$F39];0))*[.$I39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0];[$'EcCo ammo'.$A$2:$'EcCo ammo'.$A$33];[$'EcCo ammo'.F$2:$'EcCo ammo'.F$33])" office:value-type="float" office:value="-10" calcext:value-type="float">
            <text:p>-10</text:p>
          </table:table-cell>
          <table:table-cell table:formula="of:=LOOKUP([.$B40];[$'EcCo ammo'.$A$2:$'EcCo ammo'.$A$33];[$'EcCo ammo'.G$2:$'EcCo ammo'.G$33])" office:value-type="float" office:value="0" calcext:value-type="float">
            <text:p>0</text:p>
          </table:table-cell>
          <table:table-cell table:formula="of:=LOOKUP([.$B40];[$'EcCo ammo'.$A$2:$'EcCo ammo'.$A$33];[$'EcCo ammo'.H$2:$'EcCo ammo'.H$33])" office:value-type="float" office:value="1" calcext:value-type="float">
            <text:p>1</text:p>
          </table:table-cell>
          <table:table-cell table:formula="of:=LOOKUP([.$B40];[$'EcCo ammo'.$A$2:$'EcCo ammo'.$A$33];[$'EcCo ammo'.I$2:$'EcCo ammo'.I$33])" office:value-type="float" office:value="1" calcext:value-type="float">
            <text:p>1</text:p>
          </table:table-cell>
          <table:table-cell table:formula="of:=[.G40]/[.H40]" office:value-type="float" office:value="1" calcext:value-type="float">
            <text:p>1.00</text:p>
          </table:table-cell>
          <table:table-cell table:formula="of:=ROUND(AVERAGE([.C40];[.D40]))" office:value-type="float" office:value="23" calcext:value-type="float">
            <text:p>23</text:p>
          </table:table-cell>
          <table:table-cell/>
          <table:table-cell table:formula="of:=ROUNDUP(MAX((100-MAX([.L$5]+10*MIN([.L$4]-[.$F40];0);0))*INT(([.$J40]-MAX([.L$4]-[.$F40];0))*[.$I40])/100;0);0)" office:value-type="float" office:value="23" calcext:value-type="float">
            <text:p>23</text:p>
          </table:table-cell>
          <table:table-cell table:formula="of:=ROUNDUP(MAX((100-MAX([.M$5]+10*MIN([.M$4]-[.$F40];0);0))*INT(([.$J40]-MAX([.M$4]-[.$F40];0))*[.$I40])/100;0);0)" office:value-type="float" office:value="21" calcext:value-type="float">
            <text:p>21</text:p>
          </table:table-cell>
          <table:table-cell table:formula="of:=ROUNDUP(MAX((100-MAX([.N$5]+10*MIN([.N$4]-[.$F40];0);0))*INT(([.$J40]-MAX([.N$4]-[.$F40];0))*[.$I40])/100;0);0)" office:value-type="float" office:value="19" calcext:value-type="float">
            <text:p>19</text:p>
          </table:table-cell>
          <table:table-cell table:formula="of:=ROUNDUP(MAX((100-MAX([.O$5]+10*MIN([.O$4]-[.$F40];0);0))*INT(([.$J40]-MAX([.O$4]-[.$F40];0))*[.$I40])/100;0);0)" office:value-type="float" office:value="16" calcext:value-type="float">
            <text:p>16</text:p>
          </table:table-cell>
          <table:table-cell table:formula="of:=ROUNDUP(MAX((100-MAX([.P$5]+10*MIN([.P$4]-[.$F40];0);0))*INT(([.$J40]-MAX([.P$4]-[.$F40];0))*[.$I40])/100;0);0)" office:value-type="float" office:value="15" calcext:value-type="float">
            <text:p>15</text:p>
          </table:table-cell>
          <table:table-cell table:formula="of:=ROUNDUP(MAX((100-MAX([.Q$5]+10*MIN([.Q$4]-[.$F40];0);0))*INT(([.$J40]-MAX([.Q$4]-[.$F40];0))*[.$I40])/100;0);0)" office:value-type="float" office:value="15" calcext:value-type="float">
            <text:p>15</text:p>
          </table:table-cell>
          <table:table-cell table:formula="of:=ROUNDUP(MAX((100-MAX([.R$5]+10*MIN([.R$4]-[.$F40];0);0))*INT(([.$J40]-MAX([.R$4]-[.$F40];0))*[.$I40])/100;0);0)" office:value-type="float" office:value="14" calcext:value-type="float">
            <text:p>14</text:p>
          </table:table-cell>
          <table:table-cell table:formula="of:=ROUNDUP(MAX((100-MAX([.S$5]+10*MIN([.S$4]-[.$F40];0);0))*INT(([.$J40]-MAX([.S$4]-[.$F40];0))*[.$I40])/100;0);0)" office:value-type="float" office:value="13" calcext:value-type="float">
            <text:p>13</text:p>
          </table:table-cell>
          <table:table-cell table:formula="of:=ROUNDUP(MAX((100-MAX([.T$5]+10*MIN([.T$4]-[.$F40];0);0))*INT(([.$J40]-MAX([.T$4]-[.$F40];0))*[.$I40])/100;0);0)" office:value-type="float" office:value="13" calcext:value-type="float">
            <text:p>13</text:p>
          </table:table-cell>
          <table:table-cell table:formula="of:=ROUNDUP(MAX((100-MAX([.U$5]+10*MIN([.U$4]-[.$F40];0);0))*INT(([.$J40]-MAX([.U$4]-[.$F40];0))*[.$I40])/100;0);0)" office:value-type="float" office:value="12" calcext:value-type="float">
            <text:p>12</text:p>
          </table:table-cell>
          <table:table-cell table:formula="of:=ROUNDUP(MAX((100-MAX([.V$5]+10*MIN([.V$4]-[.$F40];0);0))*INT(([.$J40]-MAX([.V$4]-[.$F40];0))*[.$I40])/100;0);0)" office:value-type="float" office:value="11" calcext:value-type="float">
            <text:p>11</text:p>
          </table:table-cell>
          <table:table-cell table:formula="of:=ROUNDUP(MAX((100-MAX([.W$5]+10*MIN([.W$4]-[.$F40];0);0))*INT(([.$J40]-MAX([.W$4]-[.$F40];0))*[.$I40])/100;0);0)" office:value-type="float" office:value="11" calcext:value-type="float">
            <text:p>11</text:p>
          </table:table-cell>
          <table:table-cell table:formula="of:=ROUNDUP(MAX((100-MAX([.X$5]+10*MIN([.X$4]-[.$F40];0);0))*INT(([.$J40]-MAX([.X$4]-[.$F40];0))*[.$I40])/100;0);0)" office:value-type="float" office:value="10" calcext:value-type="float">
            <text:p>10</text:p>
          </table:table-cell>
          <table:table-cell table:formula="of:=ROUNDUP(MAX((100-MAX([.Y$5]+10*MIN([.Y$4]-[.$F40];0);0))*INT(([.$J40]-MAX([.Y$4]-[.$F40];0))*[.$I40])/100;0);0)" office:value-type="float" office:value="9" calcext:value-type="float">
            <text:p>9</text:p>
          </table:table-cell>
          <table:table-cell table:formula="of:=ROUNDUP(MAX((100-MAX([.Z$5]+10*MIN([.Z$4]-[.$F40];0);0))*INT(([.$J40]-MAX([.Z$4]-[.$F40];0))*[.$I40])/100;0);0)" office:value-type="float" office:value="7" calcext:value-type="float">
            <text:p>7</text:p>
          </table:table-cell>
          <table:table-cell table:formula="of:=ROUNDUP(MAX((100-MAX([.AA$5]+10*MIN([.AA$4]-[.$F40];0);0))*INT(([.$J40]-MAX([.AA$4]-[.$F40];0))*[.$I40])/100;0);0)" office:value-type="float" office:value="6" calcext:value-type="float">
            <text:p>6</text:p>
          </table:table-cell>
          <table:table-cell table:formula="of:=ROUNDUP(MAX((100-MAX([.AB$5]+10*MIN([.AB$4]-[.$F40];0);0))*INT(([.$J40]-MAX([.AB$4]-[.$F40];0))*[.$I40])/100;0);0)" office:value-type="float" office:value="4" calcext:value-type="float">
            <text:p>4</text:p>
          </table:table-cell>
          <table:table-cell table:formula="of:=ROUNDUP(MAX((100-MAX([.AC$5]+10*MIN([.AC$4]-[.$F40];0);0))*INT(([.$J40]-MAX([.AC$4]-[.$F40];0))*[.$I40])/100;0);0)" office:value-type="float" office:value="3" calcext:value-type="float">
            <text:p>3</text:p>
          </table:table-cell>
          <table:table-cell table:formula="of:=ROUNDUP(MAX((100-MAX([.AD$5]+10*MIN([.AD$4]-[.$F40];0);0))*INT(([.$J40]-MAX([.AD$4]-[.$F40];0))*[.$I40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1];[$'EcCo ammo'.$A$2:$'EcCo ammo'.$A$33];[$'EcCo ammo'.F$2:$'EcCo ammo'.F$33])" office:value-type="float" office:value="10" calcext:value-type="float">
            <text:p>10</text:p>
          </table:table-cell>
          <table:table-cell table:formula="of:=LOOKUP([.$B41];[$'EcCo ammo'.$A$2:$'EcCo ammo'.$A$33];[$'EcCo ammo'.G$2:$'EcCo ammo'.G$33])" office:value-type="float" office:value="7" calcext:value-type="float">
            <text:p>7</text:p>
          </table:table-cell>
          <table:table-cell table:formula="of:=LOOKUP([.$B41];[$'EcCo ammo'.$A$2:$'EcCo ammo'.$A$33];[$'EcCo ammo'.H$2:$'EcCo ammo'.H$33])" office:value-type="float" office:value="4" calcext:value-type="float">
            <text:p>4</text:p>
          </table:table-cell>
          <table:table-cell table:formula="of:=LOOKUP([.$B41];[$'EcCo ammo'.$A$2:$'EcCo ammo'.$A$33];[$'EcCo ammo'.I$2:$'EcCo ammo'.I$33])" office:value-type="float" office:value="5" calcext:value-type="float">
            <text:p>5</text:p>
          </table:table-cell>
          <table:table-cell table:formula="of:=[.G41]/[.H41]" office:value-type="float" office:value="0.8" calcext:value-type="float">
            <text:p>0.80</text:p>
          </table:table-cell>
          <table:table-cell table:formula="of:=ROUND(AVERAGE([.C41];[.D41]))" office:value-type="float" office:value="23" calcext:value-type="float">
            <text:p>23</text:p>
          </table:table-cell>
          <table:table-cell/>
          <table:table-cell table:formula="of:=ROUNDUP(MAX((100-MAX([.L$5]+10*MIN([.L$4]-[.$F41];0);0))*INT(([.$J41]-MAX([.L$4]-[.$F41];0))*[.$I41])/100;0);0)" office:value-type="float" office:value="18" calcext:value-type="float">
            <text:p>18</text:p>
          </table:table-cell>
          <table:table-cell table:formula="of:=ROUNDUP(MAX((100-MAX([.M$5]+10*MIN([.M$4]-[.$F41];0);0))*INT(([.$J41]-MAX([.M$4]-[.$F41];0))*[.$I41])/100;0);0)" office:value-type="float" office:value="18" calcext:value-type="float">
            <text:p>18</text:p>
          </table:table-cell>
          <table:table-cell table:formula="of:=ROUNDUP(MAX((100-MAX([.N$5]+10*MIN([.N$4]-[.$F41];0);0))*INT(([.$J41]-MAX([.N$4]-[.$F41];0))*[.$I41])/100;0);0)" office:value-type="float" office:value="18" calcext:value-type="float">
            <text:p>18</text:p>
          </table:table-cell>
          <table:table-cell table:formula="of:=ROUNDUP(MAX((100-MAX([.O$5]+10*MIN([.O$4]-[.$F41];0);0))*INT(([.$J41]-MAX([.O$4]-[.$F41];0))*[.$I41])/100;0);0)" office:value-type="float" office:value="18" calcext:value-type="float">
            <text:p>18</text:p>
          </table:table-cell>
          <table:table-cell table:formula="of:=ROUNDUP(MAX((100-MAX([.P$5]+10*MIN([.P$4]-[.$F41];0);0))*INT(([.$J41]-MAX([.P$4]-[.$F41];0))*[.$I41])/100;0);0)" office:value-type="float" office:value="18" calcext:value-type="float">
            <text:p>18</text:p>
          </table:table-cell>
          <table:table-cell table:formula="of:=ROUNDUP(MAX((100-MAX([.Q$5]+10*MIN([.Q$4]-[.$F41];0);0))*INT(([.$J41]-MAX([.Q$4]-[.$F41];0))*[.$I41])/100;0);0)" office:value-type="float" office:value="18" calcext:value-type="float">
            <text:p>18</text:p>
          </table:table-cell>
          <table:table-cell table:formula="of:=ROUNDUP(MAX((100-MAX([.R$5]+10*MIN([.R$4]-[.$F41];0);0))*INT(([.$J41]-MAX([.R$4]-[.$F41];0))*[.$I41])/100;0);0)" office:value-type="float" office:value="18" calcext:value-type="float">
            <text:p>18</text:p>
          </table:table-cell>
          <table:table-cell table:formula="of:=ROUNDUP(MAX((100-MAX([.S$5]+10*MIN([.S$4]-[.$F41];0);0))*INT(([.$J41]-MAX([.S$4]-[.$F41];0))*[.$I41])/100;0);0)" office:value-type="float" office:value="18" calcext:value-type="float">
            <text:p>18</text:p>
          </table:table-cell>
          <table:table-cell table:formula="of:=ROUNDUP(MAX((100-MAX([.T$5]+10*MIN([.T$4]-[.$F41];0);0))*INT(([.$J41]-MAX([.T$4]-[.$F41];0))*[.$I41])/100;0);0)" office:value-type="float" office:value="18" calcext:value-type="float">
            <text:p>18</text:p>
          </table:table-cell>
          <table:table-cell table:formula="of:=ROUNDUP(MAX((100-MAX([.U$5]+10*MIN([.U$4]-[.$F41];0);0))*INT(([.$J41]-MAX([.U$4]-[.$F41];0))*[.$I41])/100;0);0)" office:value-type="float" office:value="17" calcext:value-type="float">
            <text:p>17</text:p>
          </table:table-cell>
          <table:table-cell table:formula="of:=ROUNDUP(MAX((100-MAX([.V$5]+10*MIN([.V$4]-[.$F41];0);0))*INT(([.$J41]-MAX([.V$4]-[.$F41];0))*[.$I41])/100;0);0)" office:value-type="float" office:value="15" calcext:value-type="float">
            <text:p>15</text:p>
          </table:table-cell>
          <table:table-cell table:formula="of:=ROUNDUP(MAX((100-MAX([.W$5]+10*MIN([.W$4]-[.$F41];0);0))*INT(([.$J41]-MAX([.W$4]-[.$F41];0))*[.$I41])/100;0);0)" office:value-type="float" office:value="13" calcext:value-type="float">
            <text:p>13</text:p>
          </table:table-cell>
          <table:table-cell table:formula="of:=ROUNDUP(MAX((100-MAX([.X$5]+10*MIN([.X$4]-[.$F41];0);0))*INT(([.$J41]-MAX([.X$4]-[.$F41];0))*[.$I41])/100;0);0)" office:value-type="float" office:value="12" calcext:value-type="float">
            <text:p>12</text:p>
          </table:table-cell>
          <table:table-cell table:formula="of:=ROUNDUP(MAX((100-MAX([.Y$5]+10*MIN([.Y$4]-[.$F41];0);0))*INT(([.$J41]-MAX([.Y$4]-[.$F41];0))*[.$I41])/100;0);0)" office:value-type="float" office:value="10" calcext:value-type="float">
            <text:p>10</text:p>
          </table:table-cell>
          <table:table-cell table:formula="of:=ROUNDUP(MAX((100-MAX([.Z$5]+10*MIN([.Z$4]-[.$F41];0);0))*INT(([.$J41]-MAX([.Z$4]-[.$F41];0))*[.$I41])/100;0);0)" office:value-type="float" office:value="8" calcext:value-type="float">
            <text:p>8</text:p>
          </table:table-cell>
          <table:table-cell table:formula="of:=ROUNDUP(MAX((100-MAX([.AA$5]+10*MIN([.AA$4]-[.$F41];0);0))*INT(([.$J41]-MAX([.AA$4]-[.$F41];0))*[.$I41])/100;0);0)" office:value-type="float" office:value="7" calcext:value-type="float">
            <text:p>7</text:p>
          </table:table-cell>
          <table:table-cell table:formula="of:=ROUNDUP(MAX((100-MAX([.AB$5]+10*MIN([.AB$4]-[.$F41];0);0))*INT(([.$J41]-MAX([.AB$4]-[.$F41];0))*[.$I41])/100;0);0)" office:value-type="float" office:value="5" calcext:value-type="float">
            <text:p>5</text:p>
          </table:table-cell>
          <table:table-cell table:formula="of:=ROUNDUP(MAX((100-MAX([.AC$5]+10*MIN([.AC$4]-[.$F41];0);0))*INT(([.$J41]-MAX([.AC$4]-[.$F41];0))*[.$I41])/100;0);0)" office:value-type="float" office:value="4" calcext:value-type="float">
            <text:p>4</text:p>
          </table:table-cell>
          <table:table-cell table:formula="of:=ROUNDUP(MAX((100-MAX([.AD$5]+10*MIN([.AD$4]-[.$F41];0);0))*INT(([.$J41]-MAX([.AD$4]-[.$F41];0))*[.$I41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2];[$'EcCo ammo'.$A$2:$'EcCo ammo'.$A$33];[$'EcCo ammo'.F$2:$'EcCo ammo'.F$33])" office:value-type="float" office:value="-10" calcext:value-type="float">
            <text:p>-10</text:p>
          </table:table-cell>
          <table:table-cell table:formula="of:=LOOKUP([.$B42];[$'EcCo ammo'.$A$2:$'EcCo ammo'.$A$33];[$'EcCo ammo'.G$2:$'EcCo ammo'.G$33])" office:value-type="float" office:value="3" calcext:value-type="float">
            <text:p>3</text:p>
          </table:table-cell>
          <table:table-cell table:formula="of:=LOOKUP([.$B42];[$'EcCo ammo'.$A$2:$'EcCo ammo'.$A$33];[$'EcCo ammo'.H$2:$'EcCo ammo'.H$33])" office:value-type="float" office:value="5" calcext:value-type="float">
            <text:p>5</text:p>
          </table:table-cell>
          <table:table-cell table:formula="of:=LOOKUP([.$B42];[$'EcCo ammo'.$A$2:$'EcCo ammo'.$A$33];[$'EcCo ammo'.I$2:$'EcCo ammo'.I$33])" office:value-type="float" office:value="4" calcext:value-type="float">
            <text:p>4</text:p>
          </table:table-cell>
          <table:table-cell table:formula="of:=[.G42]/[.H42]" office:value-type="float" office:value="1.25" calcext:value-type="float">
            <text:p>1.25</text:p>
          </table:table-cell>
          <table:table-cell table:formula="of:=ROUND(AVERAGE([.C42];[.D42]))" office:value-type="float" office:value="23" calcext:value-type="float">
            <text:p>23</text:p>
          </table:table-cell>
          <table:table-cell/>
          <table:table-cell table:formula="of:=ROUNDUP(MAX((100-MAX([.L$5]+10*MIN([.L$4]-[.$F42];0);0))*INT(([.$J42]-MAX([.L$4]-[.$F42];0))*[.$I42])/100;0);0)" office:value-type="float" office:value="28" calcext:value-type="float">
            <text:p>28</text:p>
          </table:table-cell>
          <table:table-cell table:formula="of:=ROUNDUP(MAX((100-MAX([.M$5]+10*MIN([.M$4]-[.$F42];0);0))*INT(([.$J42]-MAX([.M$4]-[.$F42];0))*[.$I42])/100;0);0)" office:value-type="float" office:value="28" calcext:value-type="float">
            <text:p>28</text:p>
          </table:table-cell>
          <table:table-cell table:formula="of:=ROUNDUP(MAX((100-MAX([.N$5]+10*MIN([.N$4]-[.$F42];0);0))*INT(([.$J42]-MAX([.N$4]-[.$F42];0))*[.$I42])/100;0);0)" office:value-type="float" office:value="28" calcext:value-type="float">
            <text:p>28</text:p>
          </table:table-cell>
          <table:table-cell table:formula="of:=ROUNDUP(MAX((100-MAX([.O$5]+10*MIN([.O$4]-[.$F42];0);0))*INT(([.$J42]-MAX([.O$4]-[.$F42];0))*[.$I42])/100;0);0)" office:value-type="float" office:value="24" calcext:value-type="float">
            <text:p>24</text:p>
          </table:table-cell>
          <table:table-cell table:formula="of:=ROUNDUP(MAX((100-MAX([.P$5]+10*MIN([.P$4]-[.$F42];0);0))*INT(([.$J42]-MAX([.P$4]-[.$F42];0))*[.$I42])/100;0);0)" office:value-type="float" office:value="23" calcext:value-type="float">
            <text:p>23</text:p>
          </table:table-cell>
          <table:table-cell table:formula="of:=ROUNDUP(MAX((100-MAX([.Q$5]+10*MIN([.Q$4]-[.$F42];0);0))*INT(([.$J42]-MAX([.Q$4]-[.$F42];0))*[.$I42])/100;0);0)" office:value-type="float" office:value="23" calcext:value-type="float">
            <text:p>23</text:p>
          </table:table-cell>
          <table:table-cell table:formula="of:=ROUNDUP(MAX((100-MAX([.R$5]+10*MIN([.R$4]-[.$F42];0);0))*INT(([.$J42]-MAX([.R$4]-[.$F42];0))*[.$I42])/100;0);0)" office:value-type="float" office:value="19" calcext:value-type="float">
            <text:p>19</text:p>
          </table:table-cell>
          <table:table-cell table:formula="of:=ROUNDUP(MAX((100-MAX([.S$5]+10*MIN([.S$4]-[.$F42];0);0))*INT(([.$J42]-MAX([.S$4]-[.$F42];0))*[.$I42])/100;0);0)" office:value-type="float" office:value="18" calcext:value-type="float">
            <text:p>18</text:p>
          </table:table-cell>
          <table:table-cell table:formula="of:=ROUNDUP(MAX((100-MAX([.T$5]+10*MIN([.T$4]-[.$F42];0);0))*INT(([.$J42]-MAX([.T$4]-[.$F42];0))*[.$I42])/100;0);0)" office:value-type="float" office:value="18" calcext:value-type="float">
            <text:p>18</text:p>
          </table:table-cell>
          <table:table-cell table:formula="of:=ROUNDUP(MAX((100-MAX([.U$5]+10*MIN([.U$4]-[.$F42];0);0))*INT(([.$J42]-MAX([.U$4]-[.$F42];0))*[.$I42])/100;0);0)" office:value-type="float" office:value="17" calcext:value-type="float">
            <text:p>17</text:p>
          </table:table-cell>
          <table:table-cell table:formula="of:=ROUNDUP(MAX((100-MAX([.V$5]+10*MIN([.V$4]-[.$F42];0);0))*INT(([.$J42]-MAX([.V$4]-[.$F42];0))*[.$I42])/100;0);0)" office:value-type="float" office:value="16" calcext:value-type="float">
            <text:p>16</text:p>
          </table:table-cell>
          <table:table-cell table:formula="of:=ROUNDUP(MAX((100-MAX([.W$5]+10*MIN([.W$4]-[.$F42];0);0))*INT(([.$J42]-MAX([.W$4]-[.$F42];0))*[.$I42])/100;0);0)" office:value-type="float" office:value="15" calcext:value-type="float">
            <text:p>15</text:p>
          </table:table-cell>
          <table:table-cell table:formula="of:=ROUNDUP(MAX((100-MAX([.X$5]+10*MIN([.X$4]-[.$F42];0);0))*INT(([.$J42]-MAX([.X$4]-[.$F42];0))*[.$I42])/100;0);0)" office:value-type="float" office:value="14" calcext:value-type="float">
            <text:p>14</text:p>
          </table:table-cell>
          <table:table-cell table:formula="of:=ROUNDUP(MAX((100-MAX([.Y$5]+10*MIN([.Y$4]-[.$F42];0);0))*INT(([.$J42]-MAX([.Y$4]-[.$F42];0))*[.$I42])/100;0);0)" office:value-type="float" office:value="13" calcext:value-type="float">
            <text:p>13</text:p>
          </table:table-cell>
          <table:table-cell table:formula="of:=ROUNDUP(MAX((100-MAX([.Z$5]+10*MIN([.Z$4]-[.$F42];0);0))*INT(([.$J42]-MAX([.Z$4]-[.$F42];0))*[.$I42])/100;0);0)" office:value-type="float" office:value="10" calcext:value-type="float">
            <text:p>10</text:p>
          </table:table-cell>
          <table:table-cell table:formula="of:=ROUNDUP(MAX((100-MAX([.AA$5]+10*MIN([.AA$4]-[.$F42];0);0))*INT(([.$J42]-MAX([.AA$4]-[.$F42];0))*[.$I42])/100;0);0)" office:value-type="float" office:value="9" calcext:value-type="float">
            <text:p>9</text:p>
          </table:table-cell>
          <table:table-cell table:formula="of:=ROUNDUP(MAX((100-MAX([.AB$5]+10*MIN([.AB$4]-[.$F42];0);0))*INT(([.$J42]-MAX([.AB$4]-[.$F42];0))*[.$I42])/100;0);0)" office:value-type="float" office:value="6" calcext:value-type="float">
            <text:p>6</text:p>
          </table:table-cell>
          <table:table-cell table:formula="of:=ROUNDUP(MAX((100-MAX([.AC$5]+10*MIN([.AC$4]-[.$F42];0);0))*INT(([.$J42]-MAX([.AC$4]-[.$F42];0))*[.$I42])/100;0);0)" office:value-type="float" office:value="5" calcext:value-type="float">
            <text:p>5</text:p>
          </table:table-cell>
          <table:table-cell table:formula="of:=ROUNDUP(MAX((100-MAX([.AD$5]+10*MIN([.AD$4]-[.$F42];0);0))*INT(([.$J42]-MAX([.AD$4]-[.$F42];0))*[.$I42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3];[$'EcCo ammo'.$A$2:$'EcCo ammo'.$A$33];[$'EcCo ammo'.F$2:$'EcCo ammo'.F$33])" office:value-type="float" office:value="-10" calcext:value-type="float">
            <text:p>-10</text:p>
          </table:table-cell>
          <table:table-cell table:formula="of:=LOOKUP([.$B43];[$'EcCo ammo'.$A$2:$'EcCo ammo'.$A$33];[$'EcCo ammo'.G$2:$'EcCo ammo'.G$33])" office:value-type="float" office:value="0" calcext:value-type="float">
            <text:p>0</text:p>
          </table:table-cell>
          <table:table-cell table:formula="of:=LOOKUP([.$B43];[$'EcCo ammo'.$A$2:$'EcCo ammo'.$A$33];[$'EcCo ammo'.H$2:$'EcCo ammo'.H$33])" office:value-type="float" office:value="1" calcext:value-type="float">
            <text:p>1</text:p>
          </table:table-cell>
          <table:table-cell table:formula="of:=LOOKUP([.$B43];[$'EcCo ammo'.$A$2:$'EcCo ammo'.$A$33];[$'EcCo ammo'.I$2:$'EcCo ammo'.I$33])" office:value-type="float" office:value="1" calcext:value-type="float">
            <text:p>1</text:p>
          </table:table-cell>
          <table:table-cell table:formula="of:=[.G43]/[.H43]" office:value-type="float" office:value="1" calcext:value-type="float">
            <text:p>1.00</text:p>
          </table:table-cell>
          <table:table-cell table:formula="of:=ROUND(AVERAGE([.C43];[.D43]))" office:value-type="float" office:value="29" calcext:value-type="float">
            <text:p>29</text:p>
          </table:table-cell>
          <table:table-cell/>
          <table:table-cell table:formula="of:=ROUNDUP(MAX((100-MAX([.L$5]+10*MIN([.L$4]-[.$F43];0);0))*INT(([.$J43]-MAX([.L$4]-[.$F43];0))*[.$I43])/100;0);0)" office:value-type="float" office:value="29" calcext:value-type="float">
            <text:p>29</text:p>
          </table:table-cell>
          <table:table-cell table:formula="of:=ROUNDUP(MAX((100-MAX([.M$5]+10*MIN([.M$4]-[.$F43];0);0))*INT(([.$J43]-MAX([.M$4]-[.$F43];0))*[.$I43])/100;0);0)" office:value-type="float" office:value="27" calcext:value-type="float">
            <text:p>27</text:p>
          </table:table-cell>
          <table:table-cell table:formula="of:=ROUNDUP(MAX((100-MAX([.N$5]+10*MIN([.N$4]-[.$F43];0);0))*INT(([.$J43]-MAX([.N$4]-[.$F43];0))*[.$I43])/100;0);0)" office:value-type="float" office:value="24" calcext:value-type="float">
            <text:p>24</text:p>
          </table:table-cell>
          <table:table-cell table:formula="of:=ROUNDUP(MAX((100-MAX([.O$5]+10*MIN([.O$4]-[.$F43];0);0))*INT(([.$J43]-MAX([.O$4]-[.$F43];0))*[.$I43])/100;0);0)" office:value-type="float" office:value="21" calcext:value-type="float">
            <text:p>21</text:p>
          </table:table-cell>
          <table:table-cell table:formula="of:=ROUNDUP(MAX((100-MAX([.P$5]+10*MIN([.P$4]-[.$F43];0);0))*INT(([.$J43]-MAX([.P$4]-[.$F43];0))*[.$I43])/100;0);0)" office:value-type="float" office:value="19" calcext:value-type="float">
            <text:p>19</text:p>
          </table:table-cell>
          <table:table-cell table:formula="of:=ROUNDUP(MAX((100-MAX([.Q$5]+10*MIN([.Q$4]-[.$F43];0);0))*INT(([.$J43]-MAX([.Q$4]-[.$F43];0))*[.$I43])/100;0);0)" office:value-type="float" office:value="19" calcext:value-type="float">
            <text:p>19</text:p>
          </table:table-cell>
          <table:table-cell table:formula="of:=ROUNDUP(MAX((100-MAX([.R$5]+10*MIN([.R$4]-[.$F43];0);0))*INT(([.$J43]-MAX([.R$4]-[.$F43];0))*[.$I43])/100;0);0)" office:value-type="float" office:value="18" calcext:value-type="float">
            <text:p>18</text:p>
          </table:table-cell>
          <table:table-cell table:formula="of:=ROUNDUP(MAX((100-MAX([.S$5]+10*MIN([.S$4]-[.$F43];0);0))*INT(([.$J43]-MAX([.S$4]-[.$F43];0))*[.$I43])/100;0);0)" office:value-type="float" office:value="17" calcext:value-type="float">
            <text:p>17</text:p>
          </table:table-cell>
          <table:table-cell table:formula="of:=ROUNDUP(MAX((100-MAX([.T$5]+10*MIN([.T$4]-[.$F43];0);0))*INT(([.$J43]-MAX([.T$4]-[.$F43];0))*[.$I43])/100;0);0)" office:value-type="float" office:value="17" calcext:value-type="float">
            <text:p>17</text:p>
          </table:table-cell>
          <table:table-cell table:formula="of:=ROUNDUP(MAX((100-MAX([.U$5]+10*MIN([.U$4]-[.$F43];0);0))*INT(([.$J43]-MAX([.U$4]-[.$F43];0))*[.$I43])/100;0);0)" office:value-type="float" office:value="15" calcext:value-type="float">
            <text:p>15</text:p>
          </table:table-cell>
          <table:table-cell table:formula="of:=ROUNDUP(MAX((100-MAX([.V$5]+10*MIN([.V$4]-[.$F43];0);0))*INT(([.$J43]-MAX([.V$4]-[.$F43];0))*[.$I43])/100;0);0)" office:value-type="float" office:value="15" calcext:value-type="float">
            <text:p>15</text:p>
          </table:table-cell>
          <table:table-cell table:formula="of:=ROUNDUP(MAX((100-MAX([.W$5]+10*MIN([.W$4]-[.$F43];0);0))*INT(([.$J43]-MAX([.W$4]-[.$F43];0))*[.$I43])/100;0);0)" office:value-type="float" office:value="14" calcext:value-type="float">
            <text:p>14</text:p>
          </table:table-cell>
          <table:table-cell table:formula="of:=ROUNDUP(MAX((100-MAX([.X$5]+10*MIN([.X$4]-[.$F43];0);0))*INT(([.$J43]-MAX([.X$4]-[.$F43];0))*[.$I43])/100;0);0)" office:value-type="float" office:value="13" calcext:value-type="float">
            <text:p>13</text:p>
          </table:table-cell>
          <table:table-cell table:formula="of:=ROUNDUP(MAX((100-MAX([.Y$5]+10*MIN([.Y$4]-[.$F43];0);0))*INT(([.$J43]-MAX([.Y$4]-[.$F43];0))*[.$I43])/100;0);0)" office:value-type="float" office:value="12" calcext:value-type="float">
            <text:p>12</text:p>
          </table:table-cell>
          <table:table-cell table:formula="of:=ROUNDUP(MAX((100-MAX([.Z$5]+10*MIN([.Z$4]-[.$F43];0);0))*INT(([.$J43]-MAX([.Z$4]-[.$F43];0))*[.$I43])/100;0);0)" office:value-type="float" office:value="10" calcext:value-type="float">
            <text:p>10</text:p>
          </table:table-cell>
          <table:table-cell table:formula="of:=ROUNDUP(MAX((100-MAX([.AA$5]+10*MIN([.AA$4]-[.$F43];0);0))*INT(([.$J43]-MAX([.AA$4]-[.$F43];0))*[.$I43])/100;0);0)" office:value-type="float" office:value="9" calcext:value-type="float">
            <text:p>9</text:p>
          </table:table-cell>
          <table:table-cell table:formula="of:=ROUNDUP(MAX((100-MAX([.AB$5]+10*MIN([.AB$4]-[.$F43];0);0))*INT(([.$J43]-MAX([.AB$4]-[.$F43];0))*[.$I43])/100;0);0)" office:value-type="float" office:value="6" calcext:value-type="float">
            <text:p>6</text:p>
          </table:table-cell>
          <table:table-cell table:formula="of:=ROUNDUP(MAX((100-MAX([.AC$5]+10*MIN([.AC$4]-[.$F43];0);0))*INT(([.$J43]-MAX([.AC$4]-[.$F43];0))*[.$I43])/100;0);0)" office:value-type="float" office:value="5" calcext:value-type="float">
            <text:p>5</text:p>
          </table:table-cell>
          <table:table-cell table:formula="of:=ROUNDUP(MAX((100-MAX([.AD$5]+10*MIN([.AD$4]-[.$F43];0);0))*INT(([.$J43]-MAX([.AD$4]-[.$F43];0))*[.$I43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4];[$'EcCo ammo'.$A$2:$'EcCo ammo'.$A$33];[$'EcCo ammo'.F$2:$'EcCo ammo'.F$33])" office:value-type="float" office:value="10" calcext:value-type="float">
            <text:p>10</text:p>
          </table:table-cell>
          <table:table-cell table:formula="of:=LOOKUP([.$B44];[$'EcCo ammo'.$A$2:$'EcCo ammo'.$A$33];[$'EcCo ammo'.G$2:$'EcCo ammo'.G$33])" office:value-type="float" office:value="7" calcext:value-type="float">
            <text:p>7</text:p>
          </table:table-cell>
          <table:table-cell table:formula="of:=LOOKUP([.$B44];[$'EcCo ammo'.$A$2:$'EcCo ammo'.$A$33];[$'EcCo ammo'.H$2:$'EcCo ammo'.H$33])" office:value-type="float" office:value="4" calcext:value-type="float">
            <text:p>4</text:p>
          </table:table-cell>
          <table:table-cell table:formula="of:=LOOKUP([.$B44];[$'EcCo ammo'.$A$2:$'EcCo ammo'.$A$33];[$'EcCo ammo'.I$2:$'EcCo ammo'.I$33])" office:value-type="float" office:value="5" calcext:value-type="float">
            <text:p>5</text:p>
          </table:table-cell>
          <table:table-cell table:formula="of:=[.G44]/[.H44]" office:value-type="float" office:value="0.8" calcext:value-type="float">
            <text:p>0.80</text:p>
          </table:table-cell>
          <table:table-cell table:formula="of:=ROUND(AVERAGE([.C44];[.D44]))" office:value-type="float" office:value="29" calcext:value-type="float">
            <text:p>29</text:p>
          </table:table-cell>
          <table:table-cell/>
          <table:table-cell table:formula="of:=ROUNDUP(MAX((100-MAX([.L$5]+10*MIN([.L$4]-[.$F44];0);0))*INT(([.$J44]-MAX([.L$4]-[.$F44];0))*[.$I44])/100;0);0)" office:value-type="float" office:value="23" calcext:value-type="float">
            <text:p>23</text:p>
          </table:table-cell>
          <table:table-cell table:formula="of:=ROUNDUP(MAX((100-MAX([.M$5]+10*MIN([.M$4]-[.$F44];0);0))*INT(([.$J44]-MAX([.M$4]-[.$F44];0))*[.$I44])/100;0);0)" office:value-type="float" office:value="23" calcext:value-type="float">
            <text:p>23</text:p>
          </table:table-cell>
          <table:table-cell table:formula="of:=ROUNDUP(MAX((100-MAX([.N$5]+10*MIN([.N$4]-[.$F44];0);0))*INT(([.$J44]-MAX([.N$4]-[.$F44];0))*[.$I44])/100;0);0)" office:value-type="float" office:value="23" calcext:value-type="float">
            <text:p>23</text:p>
          </table:table-cell>
          <table:table-cell table:formula="of:=ROUNDUP(MAX((100-MAX([.O$5]+10*MIN([.O$4]-[.$F44];0);0))*INT(([.$J44]-MAX([.O$4]-[.$F44];0))*[.$I44])/100;0);0)" office:value-type="float" office:value="23" calcext:value-type="float">
            <text:p>23</text:p>
          </table:table-cell>
          <table:table-cell table:formula="of:=ROUNDUP(MAX((100-MAX([.P$5]+10*MIN([.P$4]-[.$F44];0);0))*INT(([.$J44]-MAX([.P$4]-[.$F44];0))*[.$I44])/100;0);0)" office:value-type="float" office:value="23" calcext:value-type="float">
            <text:p>23</text:p>
          </table:table-cell>
          <table:table-cell table:formula="of:=ROUNDUP(MAX((100-MAX([.Q$5]+10*MIN([.Q$4]-[.$F44];0);0))*INT(([.$J44]-MAX([.Q$4]-[.$F44];0))*[.$I44])/100;0);0)" office:value-type="float" office:value="23" calcext:value-type="float">
            <text:p>23</text:p>
          </table:table-cell>
          <table:table-cell table:formula="of:=ROUNDUP(MAX((100-MAX([.R$5]+10*MIN([.R$4]-[.$F44];0);0))*INT(([.$J44]-MAX([.R$4]-[.$F44];0))*[.$I44])/100;0);0)" office:value-type="float" office:value="23" calcext:value-type="float">
            <text:p>23</text:p>
          </table:table-cell>
          <table:table-cell table:formula="of:=ROUNDUP(MAX((100-MAX([.S$5]+10*MIN([.S$4]-[.$F44];0);0))*INT(([.$J44]-MAX([.S$4]-[.$F44];0))*[.$I44])/100;0);0)" office:value-type="float" office:value="22" calcext:value-type="float">
            <text:p>22</text:p>
          </table:table-cell>
          <table:table-cell table:formula="of:=ROUNDUP(MAX((100-MAX([.T$5]+10*MIN([.T$4]-[.$F44];0);0))*INT(([.$J44]-MAX([.T$4]-[.$F44];0))*[.$I44])/100;0);0)" office:value-type="float" office:value="22" calcext:value-type="float">
            <text:p>22</text:p>
          </table:table-cell>
          <table:table-cell table:formula="of:=ROUNDUP(MAX((100-MAX([.U$5]+10*MIN([.U$4]-[.$F44];0);0))*INT(([.$J44]-MAX([.U$4]-[.$F44];0))*[.$I44])/100;0);0)" office:value-type="float" office:value="21" calcext:value-type="float">
            <text:p>21</text:p>
          </table:table-cell>
          <table:table-cell table:formula="of:=ROUNDUP(MAX((100-MAX([.V$5]+10*MIN([.V$4]-[.$F44];0);0))*INT(([.$J44]-MAX([.V$4]-[.$F44];0))*[.$I44])/100;0);0)" office:value-type="float" office:value="19" calcext:value-type="float">
            <text:p>19</text:p>
          </table:table-cell>
          <table:table-cell table:formula="of:=ROUNDUP(MAX((100-MAX([.W$5]+10*MIN([.W$4]-[.$F44];0);0))*INT(([.$J44]-MAX([.W$4]-[.$F44];0))*[.$I44])/100;0);0)" office:value-type="float" office:value="17" calcext:value-type="float">
            <text:p>17</text:p>
          </table:table-cell>
          <table:table-cell table:formula="of:=ROUNDUP(MAX((100-MAX([.X$5]+10*MIN([.X$4]-[.$F44];0);0))*INT(([.$J44]-MAX([.X$4]-[.$F44];0))*[.$I44])/100;0);0)" office:value-type="float" office:value="15" calcext:value-type="float">
            <text:p>15</text:p>
          </table:table-cell>
          <table:table-cell table:formula="of:=ROUNDUP(MAX((100-MAX([.Y$5]+10*MIN([.Y$4]-[.$F44];0);0))*INT(([.$J44]-MAX([.Y$4]-[.$F44];0))*[.$I44])/100;0);0)" office:value-type="float" office:value="13" calcext:value-type="float">
            <text:p>13</text:p>
          </table:table-cell>
          <table:table-cell table:formula="of:=ROUNDUP(MAX((100-MAX([.Z$5]+10*MIN([.Z$4]-[.$F44];0);0))*INT(([.$J44]-MAX([.Z$4]-[.$F44];0))*[.$I44])/100;0);0)" office:value-type="float" office:value="10" calcext:value-type="float">
            <text:p>10</text:p>
          </table:table-cell>
          <table:table-cell table:formula="of:=ROUNDUP(MAX((100-MAX([.AA$5]+10*MIN([.AA$4]-[.$F44];0);0))*INT(([.$J44]-MAX([.AA$4]-[.$F44];0))*[.$I44])/100;0);0)" office:value-type="float" office:value="10" calcext:value-type="float">
            <text:p>10</text:p>
          </table:table-cell>
          <table:table-cell table:formula="of:=ROUNDUP(MAX((100-MAX([.AB$5]+10*MIN([.AB$4]-[.$F44];0);0))*INT(([.$J44]-MAX([.AB$4]-[.$F44];0))*[.$I44])/100;0);0)" office:value-type="float" office:value="6" calcext:value-type="float">
            <text:p>6</text:p>
          </table:table-cell>
          <table:table-cell table:formula="of:=ROUNDUP(MAX((100-MAX([.AC$5]+10*MIN([.AC$4]-[.$F44];0);0))*INT(([.$J44]-MAX([.AC$4]-[.$F44];0))*[.$I44])/100;0);0)" office:value-type="float" office:value="6" calcext:value-type="float">
            <text:p>6</text:p>
          </table:table-cell>
          <table:table-cell table:formula="of:=ROUNDUP(MAX((100-MAX([.AD$5]+10*MIN([.AD$4]-[.$F44];0);0))*INT(([.$J44]-MAX([.AD$4]-[.$F44];0))*[.$I44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5];[$'EcCo ammo'.$A$2:$'EcCo ammo'.$A$33];[$'EcCo ammo'.F$2:$'EcCo ammo'.F$33])" office:value-type="float" office:value="-10" calcext:value-type="float">
            <text:p>-10</text:p>
          </table:table-cell>
          <table:table-cell table:formula="of:=LOOKUP([.$B45];[$'EcCo ammo'.$A$2:$'EcCo ammo'.$A$33];[$'EcCo ammo'.G$2:$'EcCo ammo'.G$33])" office:value-type="float" office:value="3" calcext:value-type="float">
            <text:p>3</text:p>
          </table:table-cell>
          <table:table-cell table:formula="of:=LOOKUP([.$B45];[$'EcCo ammo'.$A$2:$'EcCo ammo'.$A$33];[$'EcCo ammo'.H$2:$'EcCo ammo'.H$33])" office:value-type="float" office:value="5" calcext:value-type="float">
            <text:p>5</text:p>
          </table:table-cell>
          <table:table-cell table:formula="of:=LOOKUP([.$B45];[$'EcCo ammo'.$A$2:$'EcCo ammo'.$A$33];[$'EcCo ammo'.I$2:$'EcCo ammo'.I$33])" office:value-type="float" office:value="4" calcext:value-type="float">
            <text:p>4</text:p>
          </table:table-cell>
          <table:table-cell table:formula="of:=[.G45]/[.H45]" office:value-type="float" office:value="1.25" calcext:value-type="float">
            <text:p>1.25</text:p>
          </table:table-cell>
          <table:table-cell table:formula="of:=ROUND(AVERAGE([.C45];[.D45]))" office:value-type="float" office:value="29" calcext:value-type="float">
            <text:p>29</text:p>
          </table:table-cell>
          <table:table-cell/>
          <table:table-cell table:formula="of:=ROUNDUP(MAX((100-MAX([.L$5]+10*MIN([.L$4]-[.$F45];0);0))*INT(([.$J45]-MAX([.L$4]-[.$F45];0))*[.$I45])/100;0);0)" office:value-type="float" office:value="36" calcext:value-type="float">
            <text:p>36</text:p>
          </table:table-cell>
          <table:table-cell table:formula="of:=ROUNDUP(MAX((100-MAX([.M$5]+10*MIN([.M$4]-[.$F45];0);0))*INT(([.$J45]-MAX([.M$4]-[.$F45];0))*[.$I45])/100;0);0)" office:value-type="float" office:value="36" calcext:value-type="float">
            <text:p>36</text:p>
          </table:table-cell>
          <table:table-cell table:formula="of:=ROUNDUP(MAX((100-MAX([.N$5]+10*MIN([.N$4]-[.$F45];0);0))*INT(([.$J45]-MAX([.N$4]-[.$F45];0))*[.$I45])/100;0);0)" office:value-type="float" office:value="36" calcext:value-type="float">
            <text:p>36</text:p>
          </table:table-cell>
          <table:table-cell table:formula="of:=ROUNDUP(MAX((100-MAX([.O$5]+10*MIN([.O$4]-[.$F45];0);0))*INT(([.$J45]-MAX([.O$4]-[.$F45];0))*[.$I45])/100;0);0)" office:value-type="float" office:value="31" calcext:value-type="float">
            <text:p>31</text:p>
          </table:table-cell>
          <table:table-cell table:formula="of:=ROUNDUP(MAX((100-MAX([.P$5]+10*MIN([.P$4]-[.$F45];0);0))*INT(([.$J45]-MAX([.P$4]-[.$F45];0))*[.$I45])/100;0);0)" office:value-type="float" office:value="29" calcext:value-type="float">
            <text:p>29</text:p>
          </table:table-cell>
          <table:table-cell table:formula="of:=ROUNDUP(MAX((100-MAX([.Q$5]+10*MIN([.Q$4]-[.$F45];0);0))*INT(([.$J45]-MAX([.Q$4]-[.$F45];0))*[.$I45])/100;0);0)" office:value-type="float" office:value="29" calcext:value-type="float">
            <text:p>29</text:p>
          </table:table-cell>
          <table:table-cell table:formula="of:=ROUNDUP(MAX((100-MAX([.R$5]+10*MIN([.R$4]-[.$F45];0);0))*INT(([.$J45]-MAX([.R$4]-[.$F45];0))*[.$I45])/100;0);0)" office:value-type="float" office:value="25" calcext:value-type="float">
            <text:p>25</text:p>
          </table:table-cell>
          <table:table-cell table:formula="of:=ROUNDUP(MAX((100-MAX([.S$5]+10*MIN([.S$4]-[.$F45];0);0))*INT(([.$J45]-MAX([.S$4]-[.$F45];0))*[.$I45])/100;0);0)" office:value-type="float" office:value="23" calcext:value-type="float">
            <text:p>23</text:p>
          </table:table-cell>
          <table:table-cell table:formula="of:=ROUNDUP(MAX((100-MAX([.T$5]+10*MIN([.T$4]-[.$F45];0);0))*INT(([.$J45]-MAX([.T$4]-[.$F45];0))*[.$I45])/100;0);0)" office:value-type="float" office:value="23" calcext:value-type="float">
            <text:p>23</text:p>
          </table:table-cell>
          <table:table-cell table:formula="of:=ROUNDUP(MAX((100-MAX([.U$5]+10*MIN([.U$4]-[.$F45];0);0))*INT(([.$J45]-MAX([.U$4]-[.$F45];0))*[.$I45])/100;0);0)" office:value-type="float" office:value="21" calcext:value-type="float">
            <text:p>21</text:p>
          </table:table-cell>
          <table:table-cell table:formula="of:=ROUNDUP(MAX((100-MAX([.V$5]+10*MIN([.V$4]-[.$F45];0);0))*INT(([.$J45]-MAX([.V$4]-[.$F45];0))*[.$I45])/100;0);0)" office:value-type="float" office:value="20" calcext:value-type="float">
            <text:p>20</text:p>
          </table:table-cell>
          <table:table-cell table:formula="of:=ROUNDUP(MAX((100-MAX([.W$5]+10*MIN([.W$4]-[.$F45];0);0))*INT(([.$J45]-MAX([.W$4]-[.$F45];0))*[.$I45])/100;0);0)" office:value-type="float" office:value="20" calcext:value-type="float">
            <text:p>20</text:p>
          </table:table-cell>
          <table:table-cell table:formula="of:=ROUNDUP(MAX((100-MAX([.X$5]+10*MIN([.X$4]-[.$F45];0);0))*INT(([.$J45]-MAX([.X$4]-[.$F45];0))*[.$I45])/100;0);0)" office:value-type="float" office:value="18" calcext:value-type="float">
            <text:p>18</text:p>
          </table:table-cell>
          <table:table-cell table:formula="of:=ROUNDUP(MAX((100-MAX([.Y$5]+10*MIN([.Y$4]-[.$F45];0);0))*INT(([.$J45]-MAX([.Y$4]-[.$F45];0))*[.$I45])/100;0);0)" office:value-type="float" office:value="17" calcext:value-type="float">
            <text:p>17</text:p>
          </table:table-cell>
          <table:table-cell table:formula="of:=ROUNDUP(MAX((100-MAX([.Z$5]+10*MIN([.Z$4]-[.$F45];0);0))*INT(([.$J45]-MAX([.Z$4]-[.$F45];0))*[.$I45])/100;0);0)" office:value-type="float" office:value="14" calcext:value-type="float">
            <text:p>14</text:p>
          </table:table-cell>
          <table:table-cell table:formula="of:=ROUNDUP(MAX((100-MAX([.AA$5]+10*MIN([.AA$4]-[.$F45];0);0))*INT(([.$J45]-MAX([.AA$4]-[.$F45];0))*[.$I45])/100;0);0)" office:value-type="float" office:value="13" calcext:value-type="float">
            <text:p>13</text:p>
          </table:table-cell>
          <table:table-cell table:formula="of:=ROUNDUP(MAX((100-MAX([.AB$5]+10*MIN([.AB$4]-[.$F45];0);0))*INT(([.$J45]-MAX([.AB$4]-[.$F45];0))*[.$I45])/100;0);0)" office:value-type="float" office:value="8" calcext:value-type="float">
            <text:p>8</text:p>
          </table:table-cell>
          <table:table-cell table:formula="of:=ROUNDUP(MAX((100-MAX([.AC$5]+10*MIN([.AC$4]-[.$F45];0);0))*INT(([.$J45]-MAX([.AC$4]-[.$F45];0))*[.$I45])/100;0);0)" office:value-type="float" office:value="7" calcext:value-type="float">
            <text:p>7</text:p>
          </table:table-cell>
          <table:table-cell table:formula="of:=ROUNDUP(MAX((100-MAX([.AD$5]+10*MIN([.AD$4]-[.$F45];0);0))*INT(([.$J45]-MAX([.AD$4]-[.$F45];0))*[.$I45])/100;0)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6];[$'EcCo ammo'.$A$2:$'EcCo ammo'.$A$33];[$'EcCo ammo'.F$2:$'EcCo ammo'.F$33])" office:value-type="float" office:value="-10" calcext:value-type="float">
            <text:p>-10</text:p>
          </table:table-cell>
          <table:table-cell table:formula="of:=LOOKUP([.$B46];[$'EcCo ammo'.$A$2:$'EcCo ammo'.$A$33];[$'EcCo ammo'.G$2:$'EcCo ammo'.G$33])" office:value-type="float" office:value="0" calcext:value-type="float">
            <text:p>0</text:p>
          </table:table-cell>
          <table:table-cell table:formula="of:=LOOKUP([.$B46];[$'EcCo ammo'.$A$2:$'EcCo ammo'.$A$33];[$'EcCo ammo'.H$2:$'EcCo ammo'.H$33])" office:value-type="float" office:value="1" calcext:value-type="float">
            <text:p>1</text:p>
          </table:table-cell>
          <table:table-cell table:formula="of:=LOOKUP([.$B46];[$'EcCo ammo'.$A$2:$'EcCo ammo'.$A$33];[$'EcCo ammo'.I$2:$'EcCo ammo'.I$33])" office:value-type="float" office:value="1" calcext:value-type="float">
            <text:p>1</text:p>
          </table:table-cell>
          <table:table-cell table:formula="of:=[.G46]/[.H46]" office:value-type="float" office:value="1" calcext:value-type="float">
            <text:p>1.00</text:p>
          </table:table-cell>
          <table:table-cell table:formula="of:=ROUND(AVERAGE([.C46];[.D46]))" office:value-type="float" office:value="31" calcext:value-type="float">
            <text:p>31</text:p>
          </table:table-cell>
          <table:table-cell/>
          <table:table-cell table:formula="of:=ROUNDUP(MAX((100-MAX([.L$5]+10*MIN([.L$4]-[.$F46];0);0))*INT(([.$J46]-MAX([.L$4]-[.$F46];0))*[.$I46])/100;0);0)" office:value-type="float" office:value="31" calcext:value-type="float">
            <text:p>31</text:p>
          </table:table-cell>
          <table:table-cell table:formula="of:=ROUNDUP(MAX((100-MAX([.M$5]+10*MIN([.M$4]-[.$F46];0);0))*INT(([.$J46]-MAX([.M$4]-[.$F46];0))*[.$I46])/100;0);0)" office:value-type="float" office:value="28" calcext:value-type="float">
            <text:p>28</text:p>
          </table:table-cell>
          <table:table-cell table:formula="of:=ROUNDUP(MAX((100-MAX([.N$5]+10*MIN([.N$4]-[.$F46];0);0))*INT(([.$J46]-MAX([.N$4]-[.$F46];0))*[.$I46])/100;0);0)" office:value-type="float" office:value="25" calcext:value-type="float">
            <text:p>25</text:p>
          </table:table-cell>
          <table:table-cell table:formula="of:=ROUNDUP(MAX((100-MAX([.O$5]+10*MIN([.O$4]-[.$F46];0);0))*INT(([.$J46]-MAX([.O$4]-[.$F46];0))*[.$I46])/100;0);0)" office:value-type="float" office:value="22" calcext:value-type="float">
            <text:p>22</text:p>
          </table:table-cell>
          <table:table-cell table:formula="of:=ROUNDUP(MAX((100-MAX([.P$5]+10*MIN([.P$4]-[.$F46];0);0))*INT(([.$J46]-MAX([.P$4]-[.$F46];0))*[.$I46])/100;0);0)" office:value-type="float" office:value="21" calcext:value-type="float">
            <text:p>21</text:p>
          </table:table-cell>
          <table:table-cell table:formula="of:=ROUNDUP(MAX((100-MAX([.Q$5]+10*MIN([.Q$4]-[.$F46];0);0))*INT(([.$J46]-MAX([.Q$4]-[.$F46];0))*[.$I46])/100;0);0)" office:value-type="float" office:value="21" calcext:value-type="float">
            <text:p>21</text:p>
          </table:table-cell>
          <table:table-cell table:formula="of:=ROUNDUP(MAX((100-MAX([.R$5]+10*MIN([.R$4]-[.$F46];0);0))*INT(([.$J46]-MAX([.R$4]-[.$F46];0))*[.$I46])/100;0);0)" office:value-type="float" office:value="19" calcext:value-type="float">
            <text:p>19</text:p>
          </table:table-cell>
          <table:table-cell table:formula="of:=ROUNDUP(MAX((100-MAX([.S$5]+10*MIN([.S$4]-[.$F46];0);0))*INT(([.$J46]-MAX([.S$4]-[.$F46];0))*[.$I46])/100;0);0)" office:value-type="float" office:value="18" calcext:value-type="float">
            <text:p>18</text:p>
          </table:table-cell>
          <table:table-cell table:formula="of:=ROUNDUP(MAX((100-MAX([.T$5]+10*MIN([.T$4]-[.$F46];0);0))*INT(([.$J46]-MAX([.T$4]-[.$F46];0))*[.$I46])/100;0);0)" office:value-type="float" office:value="18" calcext:value-type="float">
            <text:p>18</text:p>
          </table:table-cell>
          <table:table-cell table:formula="of:=ROUNDUP(MAX((100-MAX([.U$5]+10*MIN([.U$4]-[.$F46];0);0))*INT(([.$J46]-MAX([.U$4]-[.$F46];0))*[.$I46])/100;0);0)" office:value-type="float" office:value="17" calcext:value-type="float">
            <text:p>17</text:p>
          </table:table-cell>
          <table:table-cell table:formula="of:=ROUNDUP(MAX((100-MAX([.V$5]+10*MIN([.V$4]-[.$F46];0);0))*INT(([.$J46]-MAX([.V$4]-[.$F46];0))*[.$I46])/100;0);0)" office:value-type="float" office:value="16" calcext:value-type="float">
            <text:p>16</text:p>
          </table:table-cell>
          <table:table-cell table:formula="of:=ROUNDUP(MAX((100-MAX([.W$5]+10*MIN([.W$4]-[.$F46];0);0))*INT(([.$J46]-MAX([.W$4]-[.$F46];0))*[.$I46])/100;0);0)" office:value-type="float" office:value="15" calcext:value-type="float">
            <text:p>15</text:p>
          </table:table-cell>
          <table:table-cell table:formula="of:=ROUNDUP(MAX((100-MAX([.X$5]+10*MIN([.X$4]-[.$F46];0);0))*INT(([.$J46]-MAX([.X$4]-[.$F46];0))*[.$I46])/100;0);0)" office:value-type="float" office:value="14" calcext:value-type="float">
            <text:p>14</text:p>
          </table:table-cell>
          <table:table-cell table:formula="of:=ROUNDUP(MAX((100-MAX([.Y$5]+10*MIN([.Y$4]-[.$F46];0);0))*INT(([.$J46]-MAX([.Y$4]-[.$F46];0))*[.$I46])/100;0);0)" office:value-type="float" office:value="13" calcext:value-type="float">
            <text:p>13</text:p>
          </table:table-cell>
          <table:table-cell table:formula="of:=ROUNDUP(MAX((100-MAX([.Z$5]+10*MIN([.Z$4]-[.$F46];0);0))*INT(([.$J46]-MAX([.Z$4]-[.$F46];0))*[.$I46])/100;0);0)" office:value-type="float" office:value="11" calcext:value-type="float">
            <text:p>11</text:p>
          </table:table-cell>
          <table:table-cell table:formula="of:=ROUNDUP(MAX((100-MAX([.AA$5]+10*MIN([.AA$4]-[.$F46];0);0))*INT(([.$J46]-MAX([.AA$4]-[.$F46];0))*[.$I46])/100;0);0)" office:value-type="float" office:value="10" calcext:value-type="float">
            <text:p>10</text:p>
          </table:table-cell>
          <table:table-cell table:formula="of:=ROUNDUP(MAX((100-MAX([.AB$5]+10*MIN([.AB$4]-[.$F46];0);0))*INT(([.$J46]-MAX([.AB$4]-[.$F46];0))*[.$I46])/100;0);0)" office:value-type="float" office:value="6" calcext:value-type="float">
            <text:p>6</text:p>
          </table:table-cell>
          <table:table-cell table:formula="of:=ROUNDUP(MAX((100-MAX([.AC$5]+10*MIN([.AC$4]-[.$F46];0);0))*INT(([.$J46]-MAX([.AC$4]-[.$F46];0))*[.$I46])/100;0);0)" office:value-type="float" office:value="6" calcext:value-type="float">
            <text:p>6</text:p>
          </table:table-cell>
          <table:table-cell table:formula="of:=ROUNDUP(MAX((100-MAX([.AD$5]+10*MIN([.AD$4]-[.$F46];0);0))*INT(([.$J46]-MAX([.AD$4]-[.$F46];0))*[.$I46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7];[$'EcCo ammo'.$A$2:$'EcCo ammo'.$A$33];[$'EcCo ammo'.F$2:$'EcCo ammo'.F$33])" office:value-type="float" office:value="10" calcext:value-type="float">
            <text:p>10</text:p>
          </table:table-cell>
          <table:table-cell table:formula="of:=LOOKUP([.$B47];[$'EcCo ammo'.$A$2:$'EcCo ammo'.$A$33];[$'EcCo ammo'.G$2:$'EcCo ammo'.G$33])" office:value-type="float" office:value="7" calcext:value-type="float">
            <text:p>7</text:p>
          </table:table-cell>
          <table:table-cell table:formula="of:=LOOKUP([.$B47];[$'EcCo ammo'.$A$2:$'EcCo ammo'.$A$33];[$'EcCo ammo'.H$2:$'EcCo ammo'.H$33])" office:value-type="float" office:value="4" calcext:value-type="float">
            <text:p>4</text:p>
          </table:table-cell>
          <table:table-cell table:formula="of:=LOOKUP([.$B47];[$'EcCo ammo'.$A$2:$'EcCo ammo'.$A$33];[$'EcCo ammo'.I$2:$'EcCo ammo'.I$33])" office:value-type="float" office:value="5" calcext:value-type="float">
            <text:p>5</text:p>
          </table:table-cell>
          <table:table-cell table:formula="of:=[.G47]/[.H47]" office:value-type="float" office:value="0.8" calcext:value-type="float">
            <text:p>0.80</text:p>
          </table:table-cell>
          <table:table-cell table:formula="of:=ROUND(AVERAGE([.C47];[.D47]))" office:value-type="float" office:value="31" calcext:value-type="float">
            <text:p>31</text:p>
          </table:table-cell>
          <table:table-cell/>
          <table:table-cell table:formula="of:=ROUNDUP(MAX((100-MAX([.L$5]+10*MIN([.L$4]-[.$F47];0);0))*INT(([.$J47]-MAX([.L$4]-[.$F47];0))*[.$I47])/100;0);0)" office:value-type="float" office:value="24" calcext:value-type="float">
            <text:p>24</text:p>
          </table:table-cell>
          <table:table-cell table:formula="of:=ROUNDUP(MAX((100-MAX([.M$5]+10*MIN([.M$4]-[.$F47];0);0))*INT(([.$J47]-MAX([.M$4]-[.$F47];0))*[.$I47])/100;0);0)" office:value-type="float" office:value="24" calcext:value-type="float">
            <text:p>24</text:p>
          </table:table-cell>
          <table:table-cell table:formula="of:=ROUNDUP(MAX((100-MAX([.N$5]+10*MIN([.N$4]-[.$F47];0);0))*INT(([.$J47]-MAX([.N$4]-[.$F47];0))*[.$I47])/100;0);0)" office:value-type="float" office:value="24" calcext:value-type="float">
            <text:p>24</text:p>
          </table:table-cell>
          <table:table-cell table:formula="of:=ROUNDUP(MAX((100-MAX([.O$5]+10*MIN([.O$4]-[.$F47];0);0))*INT(([.$J47]-MAX([.O$4]-[.$F47];0))*[.$I47])/100;0);0)" office:value-type="float" office:value="24" calcext:value-type="float">
            <text:p>24</text:p>
          </table:table-cell>
          <table:table-cell table:formula="of:=ROUNDUP(MAX((100-MAX([.P$5]+10*MIN([.P$4]-[.$F47];0);0))*INT(([.$J47]-MAX([.P$4]-[.$F47];0))*[.$I47])/100;0);0)" office:value-type="float" office:value="24" calcext:value-type="float">
            <text:p>24</text:p>
          </table:table-cell>
          <table:table-cell table:formula="of:=ROUNDUP(MAX((100-MAX([.Q$5]+10*MIN([.Q$4]-[.$F47];0);0))*INT(([.$J47]-MAX([.Q$4]-[.$F47];0))*[.$I47])/100;0);0)" office:value-type="float" office:value="24" calcext:value-type="float">
            <text:p>24</text:p>
          </table:table-cell>
          <table:table-cell table:formula="of:=ROUNDUP(MAX((100-MAX([.R$5]+10*MIN([.R$4]-[.$F47];0);0))*INT(([.$J47]-MAX([.R$4]-[.$F47];0))*[.$I47])/100;0);0)" office:value-type="float" office:value="24" calcext:value-type="float">
            <text:p>24</text:p>
          </table:table-cell>
          <table:table-cell table:formula="of:=ROUNDUP(MAX((100-MAX([.S$5]+10*MIN([.S$4]-[.$F47];0);0))*INT(([.$J47]-MAX([.S$4]-[.$F47];0))*[.$I47])/100;0);0)" office:value-type="float" office:value="23" calcext:value-type="float">
            <text:p>23</text:p>
          </table:table-cell>
          <table:table-cell table:formula="of:=ROUNDUP(MAX((100-MAX([.T$5]+10*MIN([.T$4]-[.$F47];0);0))*INT(([.$J47]-MAX([.T$4]-[.$F47];0))*[.$I47])/100;0);0)" office:value-type="float" office:value="23" calcext:value-type="float">
            <text:p>23</text:p>
          </table:table-cell>
          <table:table-cell table:formula="of:=ROUNDUP(MAX((100-MAX([.U$5]+10*MIN([.U$4]-[.$F47];0);0))*INT(([.$J47]-MAX([.U$4]-[.$F47];0))*[.$I47])/100;0);0)" office:value-type="float" office:value="22" calcext:value-type="float">
            <text:p>22</text:p>
          </table:table-cell>
          <table:table-cell table:formula="of:=ROUNDUP(MAX((100-MAX([.V$5]+10*MIN([.V$4]-[.$F47];0);0))*INT(([.$J47]-MAX([.V$4]-[.$F47];0))*[.$I47])/100;0);0)" office:value-type="float" office:value="20" calcext:value-type="float">
            <text:p>20</text:p>
          </table:table-cell>
          <table:table-cell table:formula="of:=ROUNDUP(MAX((100-MAX([.W$5]+10*MIN([.W$4]-[.$F47];0);0))*INT(([.$J47]-MAX([.W$4]-[.$F47];0))*[.$I47])/100;0);0)" office:value-type="float" office:value="17" calcext:value-type="float">
            <text:p>17</text:p>
          </table:table-cell>
          <table:table-cell table:formula="of:=ROUNDUP(MAX((100-MAX([.X$5]+10*MIN([.X$4]-[.$F47];0);0))*INT(([.$J47]-MAX([.X$4]-[.$F47];0))*[.$I47])/100;0);0)" office:value-type="float" office:value="16" calcext:value-type="float">
            <text:p>16</text:p>
          </table:table-cell>
          <table:table-cell table:formula="of:=ROUNDUP(MAX((100-MAX([.Y$5]+10*MIN([.Y$4]-[.$F47];0);0))*INT(([.$J47]-MAX([.Y$4]-[.$F47];0))*[.$I47])/100;0);0)" office:value-type="float" office:value="14" calcext:value-type="float">
            <text:p>14</text:p>
          </table:table-cell>
          <table:table-cell table:formula="of:=ROUNDUP(MAX((100-MAX([.Z$5]+10*MIN([.Z$4]-[.$F47];0);0))*INT(([.$J47]-MAX([.Z$4]-[.$F47];0))*[.$I47])/100;0);0)" office:value-type="float" office:value="11" calcext:value-type="float">
            <text:p>11</text:p>
          </table:table-cell>
          <table:table-cell table:formula="of:=ROUNDUP(MAX((100-MAX([.AA$5]+10*MIN([.AA$4]-[.$F47];0);0))*INT(([.$J47]-MAX([.AA$4]-[.$F47];0))*[.$I47])/100;0);0)" office:value-type="float" office:value="10" calcext:value-type="float">
            <text:p>10</text:p>
          </table:table-cell>
          <table:table-cell table:formula="of:=ROUNDUP(MAX((100-MAX([.AB$5]+10*MIN([.AB$4]-[.$F47];0);0))*INT(([.$J47]-MAX([.AB$4]-[.$F47];0))*[.$I47])/100;0);0)" office:value-type="float" office:value="7" calcext:value-type="float">
            <text:p>7</text:p>
          </table:table-cell>
          <table:table-cell table:formula="of:=ROUNDUP(MAX((100-MAX([.AC$5]+10*MIN([.AC$4]-[.$F47];0);0))*INT(([.$J47]-MAX([.AC$4]-[.$F47];0))*[.$I47])/100;0);0)" office:value-type="float" office:value="6" calcext:value-type="float">
            <text:p>6</text:p>
          </table:table-cell>
          <table:table-cell table:formula="of:=ROUNDUP(MAX((100-MAX([.AD$5]+10*MIN([.AD$4]-[.$F47];0);0))*INT(([.$J47]-MAX([.AD$4]-[.$F47];0))*[.$I47])/100;0)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8];[$'EcCo ammo'.$A$2:$'EcCo ammo'.$A$33];[$'EcCo ammo'.F$2:$'EcCo ammo'.F$33])" office:value-type="float" office:value="-10" calcext:value-type="float">
            <text:p>-10</text:p>
          </table:table-cell>
          <table:table-cell table:formula="of:=LOOKUP([.$B48];[$'EcCo ammo'.$A$2:$'EcCo ammo'.$A$33];[$'EcCo ammo'.G$2:$'EcCo ammo'.G$33])" office:value-type="float" office:value="3" calcext:value-type="float">
            <text:p>3</text:p>
          </table:table-cell>
          <table:table-cell table:formula="of:=LOOKUP([.$B48];[$'EcCo ammo'.$A$2:$'EcCo ammo'.$A$33];[$'EcCo ammo'.H$2:$'EcCo ammo'.H$33])" office:value-type="float" office:value="5" calcext:value-type="float">
            <text:p>5</text:p>
          </table:table-cell>
          <table:table-cell table:formula="of:=LOOKUP([.$B48];[$'EcCo ammo'.$A$2:$'EcCo ammo'.$A$33];[$'EcCo ammo'.I$2:$'EcCo ammo'.I$33])" office:value-type="float" office:value="4" calcext:value-type="float">
            <text:p>4</text:p>
          </table:table-cell>
          <table:table-cell table:formula="of:=[.G48]/[.H48]" office:value-type="float" office:value="1.25" calcext:value-type="float">
            <text:p>1.25</text:p>
          </table:table-cell>
          <table:table-cell table:formula="of:=ROUND(AVERAGE([.C48];[.D48]))" office:value-type="float" office:value="31" calcext:value-type="float">
            <text:p>31</text:p>
          </table:table-cell>
          <table:table-cell/>
          <table:table-cell table:formula="of:=ROUNDUP(MAX((100-MAX([.L$5]+10*MIN([.L$4]-[.$F48];0);0))*INT(([.$J48]-MAX([.L$4]-[.$F48];0))*[.$I48])/100;0);0)" office:value-type="float" office:value="38" calcext:value-type="float">
            <text:p>38</text:p>
          </table:table-cell>
          <table:table-cell table:formula="of:=ROUNDUP(MAX((100-MAX([.M$5]+10*MIN([.M$4]-[.$F48];0);0))*INT(([.$J48]-MAX([.M$4]-[.$F48];0))*[.$I48])/100;0);0)" office:value-type="float" office:value="38" calcext:value-type="float">
            <text:p>38</text:p>
          </table:table-cell>
          <table:table-cell table:formula="of:=ROUNDUP(MAX((100-MAX([.N$5]+10*MIN([.N$4]-[.$F48];0);0))*INT(([.$J48]-MAX([.N$4]-[.$F48];0))*[.$I48])/100;0);0)" office:value-type="float" office:value="38" calcext:value-type="float">
            <text:p>38</text:p>
          </table:table-cell>
          <table:table-cell table:formula="of:=ROUNDUP(MAX((100-MAX([.O$5]+10*MIN([.O$4]-[.$F48];0);0))*INT(([.$J48]-MAX([.O$4]-[.$F48];0))*[.$I48])/100;0);0)" office:value-type="float" office:value="33" calcext:value-type="float">
            <text:p>33</text:p>
          </table:table-cell>
          <table:table-cell table:formula="of:=ROUNDUP(MAX((100-MAX([.P$5]+10*MIN([.P$4]-[.$F48];0);0))*INT(([.$J48]-MAX([.P$4]-[.$F48];0))*[.$I48])/100;0);0)" office:value-type="float" office:value="31" calcext:value-type="float">
            <text:p>31</text:p>
          </table:table-cell>
          <table:table-cell table:formula="of:=ROUNDUP(MAX((100-MAX([.Q$5]+10*MIN([.Q$4]-[.$F48];0);0))*INT(([.$J48]-MAX([.Q$4]-[.$F48];0))*[.$I48])/100;0);0)" office:value-type="float" office:value="31" calcext:value-type="float">
            <text:p>31</text:p>
          </table:table-cell>
          <table:table-cell table:formula="of:=ROUNDUP(MAX((100-MAX([.R$5]+10*MIN([.R$4]-[.$F48];0);0))*INT(([.$J48]-MAX([.R$4]-[.$F48];0))*[.$I48])/100;0);0)" office:value-type="float" office:value="26" calcext:value-type="float">
            <text:p>26</text:p>
          </table:table-cell>
          <table:table-cell table:formula="of:=ROUNDUP(MAX((100-MAX([.S$5]+10*MIN([.S$4]-[.$F48];0);0))*INT(([.$J48]-MAX([.S$4]-[.$F48];0))*[.$I48])/100;0);0)" office:value-type="float" office:value="25" calcext:value-type="float">
            <text:p>25</text:p>
          </table:table-cell>
          <table:table-cell table:formula="of:=ROUNDUP(MAX((100-MAX([.T$5]+10*MIN([.T$4]-[.$F48];0);0))*INT(([.$J48]-MAX([.T$4]-[.$F48];0))*[.$I48])/100;0);0)" office:value-type="float" office:value="25" calcext:value-type="float">
            <text:p>25</text:p>
          </table:table-cell>
          <table:table-cell table:formula="of:=ROUNDUP(MAX((100-MAX([.U$5]+10*MIN([.U$4]-[.$F48];0);0))*INT(([.$J48]-MAX([.U$4]-[.$F48];0))*[.$I48])/100;0);0)" office:value-type="float" office:value="23" calcext:value-type="float">
            <text:p>23</text:p>
          </table:table-cell>
          <table:table-cell table:formula="of:=ROUNDUP(MAX((100-MAX([.V$5]+10*MIN([.V$4]-[.$F48];0);0))*INT(([.$J48]-MAX([.V$4]-[.$F48];0))*[.$I48])/100;0);0)" office:value-type="float" office:value="22" calcext:value-type="float">
            <text:p>22</text:p>
          </table:table-cell>
          <table:table-cell table:formula="of:=ROUNDUP(MAX((100-MAX([.W$5]+10*MIN([.W$4]-[.$F48];0);0))*INT(([.$J48]-MAX([.W$4]-[.$F48];0))*[.$I48])/100;0);0)" office:value-type="float" office:value="21" calcext:value-type="float">
            <text:p>21</text:p>
          </table:table-cell>
          <table:table-cell table:formula="of:=ROUNDUP(MAX((100-MAX([.X$5]+10*MIN([.X$4]-[.$F48];0);0))*INT(([.$J48]-MAX([.X$4]-[.$F48];0))*[.$I48])/100;0);0)" office:value-type="float" office:value="20" calcext:value-type="float">
            <text:p>20</text:p>
          </table:table-cell>
          <table:table-cell table:formula="of:=ROUNDUP(MAX((100-MAX([.Y$5]+10*MIN([.Y$4]-[.$F48];0);0))*INT(([.$J48]-MAX([.Y$4]-[.$F48];0))*[.$I48])/100;0);0)" office:value-type="float" office:value="18" calcext:value-type="float">
            <text:p>18</text:p>
          </table:table-cell>
          <table:table-cell table:formula="of:=ROUNDUP(MAX((100-MAX([.Z$5]+10*MIN([.Z$4]-[.$F48];0);0))*INT(([.$J48]-MAX([.Z$4]-[.$F48];0))*[.$I48])/100;0);0)" office:value-type="float" office:value="15" calcext:value-type="float">
            <text:p>15</text:p>
          </table:table-cell>
          <table:table-cell table:formula="of:=ROUNDUP(MAX((100-MAX([.AA$5]+10*MIN([.AA$4]-[.$F48];0);0))*INT(([.$J48]-MAX([.AA$4]-[.$F48];0))*[.$I48])/100;0);0)" office:value-type="float" office:value="14" calcext:value-type="float">
            <text:p>14</text:p>
          </table:table-cell>
          <table:table-cell table:formula="of:=ROUNDUP(MAX((100-MAX([.AB$5]+10*MIN([.AB$4]-[.$F48];0);0))*INT(([.$J48]-MAX([.AB$4]-[.$F48];0))*[.$I48])/100;0);0)" office:value-type="float" office:value="9" calcext:value-type="float">
            <text:p>9</text:p>
          </table:table-cell>
          <table:table-cell table:formula="of:=ROUNDUP(MAX((100-MAX([.AC$5]+10*MIN([.AC$4]-[.$F48];0);0))*INT(([.$J48]-MAX([.AC$4]-[.$F48];0))*[.$I48])/100;0);0)" office:value-type="float" office:value="8" calcext:value-type="float">
            <text:p>8</text:p>
          </table:table-cell>
          <table:table-cell table:formula="of:=ROUNDUP(MAX((100-MAX([.AD$5]+10*MIN([.AD$4]-[.$F48];0);0))*INT(([.$J48]-MAX([.AD$4]-[.$F48];0))*[.$I48])/100;0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49];[$'EcCo ammo'.$A$2:$'EcCo ammo'.$A$33];[$'EcCo ammo'.F$2:$'EcCo ammo'.F$33])" office:value-type="float" office:value="-10" calcext:value-type="float">
            <text:p>-10</text:p>
          </table:table-cell>
          <table:table-cell table:formula="of:=LOOKUP([.$B49];[$'EcCo ammo'.$A$2:$'EcCo ammo'.$A$33];[$'EcCo ammo'.G$2:$'EcCo ammo'.G$33])" office:value-type="float" office:value="0" calcext:value-type="float">
            <text:p>0</text:p>
          </table:table-cell>
          <table:table-cell table:formula="of:=LOOKUP([.$B49];[$'EcCo ammo'.$A$2:$'EcCo ammo'.$A$33];[$'EcCo ammo'.H$2:$'EcCo ammo'.H$33])" office:value-type="float" office:value="1" calcext:value-type="float">
            <text:p>1</text:p>
          </table:table-cell>
          <table:table-cell table:formula="of:=LOOKUP([.$B49];[$'EcCo ammo'.$A$2:$'EcCo ammo'.$A$33];[$'EcCo ammo'.I$2:$'EcCo ammo'.I$33])" office:value-type="float" office:value="1" calcext:value-type="float">
            <text:p>1</text:p>
          </table:table-cell>
          <table:table-cell table:formula="of:=[.G49]/[.H49]" office:value-type="float" office:value="1" calcext:value-type="float">
            <text:p>1.00</text:p>
          </table:table-cell>
          <table:table-cell table:formula="of:=ROUND(AVERAGE([.C49];[.D49]))" office:value-type="float" office:value="20" calcext:value-type="float">
            <text:p>20</text:p>
          </table:table-cell>
          <table:table-cell/>
          <table:table-cell table:formula="of:=ROUNDUP(MAX((100-MAX([.L$5]+10*MIN([.L$4]-[.$F49];0);0))*INT(([.$J49]-MAX([.L$4]-[.$F49];0))*[.$I49])/100;0);0)" office:value-type="float" office:value="20" calcext:value-type="float">
            <text:p>20</text:p>
          </table:table-cell>
          <table:table-cell table:formula="of:=ROUNDUP(MAX((100-MAX([.M$5]+10*MIN([.M$4]-[.$F49];0);0))*INT(([.$J49]-MAX([.M$4]-[.$F49];0))*[.$I49])/100;0);0)" office:value-type="float" office:value="18" calcext:value-type="float">
            <text:p>18</text:p>
          </table:table-cell>
          <table:table-cell table:formula="of:=ROUNDUP(MAX((100-MAX([.N$5]+10*MIN([.N$4]-[.$F49];0);0))*INT(([.$J49]-MAX([.N$4]-[.$F49];0))*[.$I49])/100;0);0)" office:value-type="float" office:value="16" calcext:value-type="float">
            <text:p>16</text:p>
          </table:table-cell>
          <table:table-cell table:formula="of:=ROUNDUP(MAX((100-MAX([.O$5]+10*MIN([.O$4]-[.$F49];0);0))*INT(([.$J49]-MAX([.O$4]-[.$F49];0))*[.$I49])/100;0);0)" office:value-type="float" office:value="14" calcext:value-type="float">
            <text:p>14</text:p>
          </table:table-cell>
          <table:table-cell table:formula="of:=ROUNDUP(MAX((100-MAX([.P$5]+10*MIN([.P$4]-[.$F49];0);0))*INT(([.$J49]-MAX([.P$4]-[.$F49];0))*[.$I49])/100;0);0)" office:value-type="float" office:value="13" calcext:value-type="float">
            <text:p>13</text:p>
          </table:table-cell>
          <table:table-cell table:formula="of:=ROUNDUP(MAX((100-MAX([.Q$5]+10*MIN([.Q$4]-[.$F49];0);0))*INT(([.$J49]-MAX([.Q$4]-[.$F49];0))*[.$I49])/100;0);0)" office:value-type="float" office:value="13" calcext:value-type="float">
            <text:p>13</text:p>
          </table:table-cell>
          <table:table-cell table:formula="of:=ROUNDUP(MAX((100-MAX([.R$5]+10*MIN([.R$4]-[.$F49];0);0))*INT(([.$J49]-MAX([.R$4]-[.$F49];0))*[.$I49])/100;0);0)" office:value-type="float" office:value="12" calcext:value-type="float">
            <text:p>12</text:p>
          </table:table-cell>
          <table:table-cell table:formula="of:=ROUNDUP(MAX((100-MAX([.S$5]+10*MIN([.S$4]-[.$F49];0);0))*INT(([.$J49]-MAX([.S$4]-[.$F49];0))*[.$I49])/100;0);0)" office:value-type="float" office:value="11" calcext:value-type="float">
            <text:p>11</text:p>
          </table:table-cell>
          <table:table-cell table:formula="of:=ROUNDUP(MAX((100-MAX([.T$5]+10*MIN([.T$4]-[.$F49];0);0))*INT(([.$J49]-MAX([.T$4]-[.$F49];0))*[.$I49])/100;0);0)" office:value-type="float" office:value="11" calcext:value-type="float">
            <text:p>11</text:p>
          </table:table-cell>
          <table:table-cell table:formula="of:=ROUNDUP(MAX((100-MAX([.U$5]+10*MIN([.U$4]-[.$F49];0);0))*INT(([.$J49]-MAX([.U$4]-[.$F49];0))*[.$I49])/100;0);0)" office:value-type="float" office:value="10" calcext:value-type="float">
            <text:p>10</text:p>
          </table:table-cell>
          <table:table-cell table:formula="of:=ROUNDUP(MAX((100-MAX([.V$5]+10*MIN([.V$4]-[.$F49];0);0))*INT(([.$J49]-MAX([.V$4]-[.$F49];0))*[.$I49])/100;0);0)" office:value-type="float" office:value="9" calcext:value-type="float">
            <text:p>9</text:p>
          </table:table-cell>
          <table:table-cell table:formula="of:=ROUNDUP(MAX((100-MAX([.W$5]+10*MIN([.W$4]-[.$F49];0);0))*INT(([.$J49]-MAX([.W$4]-[.$F49];0))*[.$I49])/100;0);0)" office:value-type="float" office:value="9" calcext:value-type="float">
            <text:p>9</text:p>
          </table:table-cell>
          <table:table-cell table:formula="of:=ROUNDUP(MAX((100-MAX([.X$5]+10*MIN([.X$4]-[.$F49];0);0))*INT(([.$J49]-MAX([.X$4]-[.$F49];0))*[.$I49])/100;0);0)" office:value-type="float" office:value="8" calcext:value-type="float">
            <text:p>8</text:p>
          </table:table-cell>
          <table:table-cell table:formula="of:=ROUNDUP(MAX((100-MAX([.Y$5]+10*MIN([.Y$4]-[.$F49];0);0))*INT(([.$J49]-MAX([.Y$4]-[.$F49];0))*[.$I49])/100;0);0)" office:value-type="float" office:value="7" calcext:value-type="float">
            <text:p>7</text:p>
          </table:table-cell>
          <table:table-cell table:formula="of:=ROUNDUP(MAX((100-MAX([.Z$5]+10*MIN([.Z$4]-[.$F49];0);0))*INT(([.$J49]-MAX([.Z$4]-[.$F49];0))*[.$I49])/100;0);0)" office:value-type="float" office:value="5" calcext:value-type="float">
            <text:p>5</text:p>
          </table:table-cell>
          <table:table-cell table:formula="of:=ROUNDUP(MAX((100-MAX([.AA$5]+10*MIN([.AA$4]-[.$F49];0);0))*INT(([.$J49]-MAX([.AA$4]-[.$F49];0))*[.$I49])/100;0);0)" office:value-type="float" office:value="4" calcext:value-type="float">
            <text:p>4</text:p>
          </table:table-cell>
          <table:table-cell table:formula="of:=ROUNDUP(MAX((100-MAX([.AB$5]+10*MIN([.AB$4]-[.$F49];0);0))*INT(([.$J49]-MAX([.AB$4]-[.$F49];0))*[.$I49])/100;0);0)" office:value-type="float" office:value="3" calcext:value-type="float">
            <text:p>3</text:p>
          </table:table-cell>
          <table:table-cell table:formula="of:=ROUNDUP(MAX((100-MAX([.AC$5]+10*MIN([.AC$4]-[.$F49];0);0))*INT(([.$J49]-MAX([.AC$4]-[.$F49];0))*[.$I49])/100;0);0)" office:value-type="float" office:value="2" calcext:value-type="float">
            <text:p>2</text:p>
          </table:table-cell>
          <table:table-cell table:formula="of:=ROUNDUP(MAX((100-MAX([.AD$5]+10*MIN([.AD$4]-[.$F49];0);0))*INT(([.$J49]-MAX([.AD$4]-[.$F49];0))*[.$I49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50];[$'EcCo ammo'.$A$2:$'EcCo ammo'.$A$33];[$'EcCo ammo'.F$2:$'EcCo ammo'.F$33])" office:value-type="float" office:value="10" calcext:value-type="float">
            <text:p>10</text:p>
          </table:table-cell>
          <table:table-cell table:formula="of:=LOOKUP([.$B50];[$'EcCo ammo'.$A$2:$'EcCo ammo'.$A$33];[$'EcCo ammo'.G$2:$'EcCo ammo'.G$33])" office:value-type="float" office:value="7" calcext:value-type="float">
            <text:p>7</text:p>
          </table:table-cell>
          <table:table-cell table:formula="of:=LOOKUP([.$B50];[$'EcCo ammo'.$A$2:$'EcCo ammo'.$A$33];[$'EcCo ammo'.H$2:$'EcCo ammo'.H$33])" office:value-type="float" office:value="4" calcext:value-type="float">
            <text:p>4</text:p>
          </table:table-cell>
          <table:table-cell table:formula="of:=LOOKUP([.$B50];[$'EcCo ammo'.$A$2:$'EcCo ammo'.$A$33];[$'EcCo ammo'.I$2:$'EcCo ammo'.I$33])" office:value-type="float" office:value="5" calcext:value-type="float">
            <text:p>5</text:p>
          </table:table-cell>
          <table:table-cell table:formula="of:=[.G50]/[.H50]" office:value-type="float" office:value="0.8" calcext:value-type="float">
            <text:p>0.80</text:p>
          </table:table-cell>
          <table:table-cell table:formula="of:=ROUND(AVERAGE([.C50];[.D50]))" office:value-type="float" office:value="20" calcext:value-type="float">
            <text:p>20</text:p>
          </table:table-cell>
          <table:table-cell/>
          <table:table-cell table:formula="of:=ROUNDUP(MAX((100-MAX([.L$5]+10*MIN([.L$4]-[.$F50];0);0))*INT(([.$J50]-MAX([.L$4]-[.$F50];0))*[.$I50])/100;0);0)" office:value-type="float" office:value="16" calcext:value-type="float">
            <text:p>16</text:p>
          </table:table-cell>
          <table:table-cell table:formula="of:=ROUNDUP(MAX((100-MAX([.M$5]+10*MIN([.M$4]-[.$F50];0);0))*INT(([.$J50]-MAX([.M$4]-[.$F50];0))*[.$I50])/100;0);0)" office:value-type="float" office:value="16" calcext:value-type="float">
            <text:p>16</text:p>
          </table:table-cell>
          <table:table-cell table:formula="of:=ROUNDUP(MAX((100-MAX([.N$5]+10*MIN([.N$4]-[.$F50];0);0))*INT(([.$J50]-MAX([.N$4]-[.$F50];0))*[.$I50])/100;0);0)" office:value-type="float" office:value="16" calcext:value-type="float">
            <text:p>16</text:p>
          </table:table-cell>
          <table:table-cell table:formula="of:=ROUNDUP(MAX((100-MAX([.O$5]+10*MIN([.O$4]-[.$F50];0);0))*INT(([.$J50]-MAX([.O$4]-[.$F50];0))*[.$I50])/100;0);0)" office:value-type="float" office:value="16" calcext:value-type="float">
            <text:p>16</text:p>
          </table:table-cell>
          <table:table-cell table:formula="of:=ROUNDUP(MAX((100-MAX([.P$5]+10*MIN([.P$4]-[.$F50];0);0))*INT(([.$J50]-MAX([.P$4]-[.$F50];0))*[.$I50])/100;0);0)" office:value-type="float" office:value="16" calcext:value-type="float">
            <text:p>16</text:p>
          </table:table-cell>
          <table:table-cell table:formula="of:=ROUNDUP(MAX((100-MAX([.Q$5]+10*MIN([.Q$4]-[.$F50];0);0))*INT(([.$J50]-MAX([.Q$4]-[.$F50];0))*[.$I50])/100;0);0)" office:value-type="float" office:value="16" calcext:value-type="float">
            <text:p>16</text:p>
          </table:table-cell>
          <table:table-cell table:formula="of:=ROUNDUP(MAX((100-MAX([.R$5]+10*MIN([.R$4]-[.$F50];0);0))*INT(([.$J50]-MAX([.R$4]-[.$F50];0))*[.$I50])/100;0);0)" office:value-type="float" office:value="16" calcext:value-type="float">
            <text:p>16</text:p>
          </table:table-cell>
          <table:table-cell table:formula="of:=ROUNDUP(MAX((100-MAX([.S$5]+10*MIN([.S$4]-[.$F50];0);0))*INT(([.$J50]-MAX([.S$4]-[.$F50];0))*[.$I50])/100;0);0)" office:value-type="float" office:value="16" calcext:value-type="float">
            <text:p>16</text:p>
          </table:table-cell>
          <table:table-cell table:formula="of:=ROUNDUP(MAX((100-MAX([.T$5]+10*MIN([.T$4]-[.$F50];0);0))*INT(([.$J50]-MAX([.T$4]-[.$F50];0))*[.$I50])/100;0);0)" office:value-type="float" office:value="16" calcext:value-type="float">
            <text:p>16</text:p>
          </table:table-cell>
          <table:table-cell table:formula="of:=ROUNDUP(MAX((100-MAX([.U$5]+10*MIN([.U$4]-[.$F50];0);0))*INT(([.$J50]-MAX([.U$4]-[.$F50];0))*[.$I50])/100;0);0)" office:value-type="float" office:value="15" calcext:value-type="float">
            <text:p>15</text:p>
          </table:table-cell>
          <table:table-cell table:formula="of:=ROUNDUP(MAX((100-MAX([.V$5]+10*MIN([.V$4]-[.$F50];0);0))*INT(([.$J50]-MAX([.V$4]-[.$F50];0))*[.$I50])/100;0);0)" office:value-type="float" office:value="13" calcext:value-type="float">
            <text:p>13</text:p>
          </table:table-cell>
          <table:table-cell table:formula="of:=ROUNDUP(MAX((100-MAX([.W$5]+10*MIN([.W$4]-[.$F50];0);0))*INT(([.$J50]-MAX([.W$4]-[.$F50];0))*[.$I50])/100;0);0)" office:value-type="float" office:value="12" calcext:value-type="float">
            <text:p>12</text:p>
          </table:table-cell>
          <table:table-cell table:formula="of:=ROUNDUP(MAX((100-MAX([.X$5]+10*MIN([.X$4]-[.$F50];0);0))*INT(([.$J50]-MAX([.X$4]-[.$F50];0))*[.$I50])/100;0);0)" office:value-type="float" office:value="11" calcext:value-type="float">
            <text:p>11</text:p>
          </table:table-cell>
          <table:table-cell table:formula="of:=ROUNDUP(MAX((100-MAX([.Y$5]+10*MIN([.Y$4]-[.$F50];0);0))*INT(([.$J50]-MAX([.Y$4]-[.$F50];0))*[.$I50])/100;0);0)" office:value-type="float" office:value="9" calcext:value-type="float">
            <text:p>9</text:p>
          </table:table-cell>
          <table:table-cell table:formula="of:=ROUNDUP(MAX((100-MAX([.Z$5]+10*MIN([.Z$4]-[.$F50];0);0))*INT(([.$J50]-MAX([.Z$4]-[.$F50];0))*[.$I50])/100;0);0)" office:value-type="float" office:value="7" calcext:value-type="float">
            <text:p>7</text:p>
          </table:table-cell>
          <table:table-cell table:formula="of:=ROUNDUP(MAX((100-MAX([.AA$5]+10*MIN([.AA$4]-[.$F50];0);0))*INT(([.$J50]-MAX([.AA$4]-[.$F50];0))*[.$I50])/100;0);0)" office:value-type="float" office:value="6" calcext:value-type="float">
            <text:p>6</text:p>
          </table:table-cell>
          <table:table-cell table:formula="of:=ROUNDUP(MAX((100-MAX([.AB$5]+10*MIN([.AB$4]-[.$F50];0);0))*INT(([.$J50]-MAX([.AB$4]-[.$F50];0))*[.$I50])/100;0);0)" office:value-type="float" office:value="4" calcext:value-type="float">
            <text:p>4</text:p>
          </table:table-cell>
          <table:table-cell table:formula="of:=ROUNDUP(MAX((100-MAX([.AC$5]+10*MIN([.AC$4]-[.$F50];0);0))*INT(([.$J50]-MAX([.AC$4]-[.$F50];0))*[.$I50])/100;0);0)" office:value-type="float" office:value="3" calcext:value-type="float">
            <text:p>3</text:p>
          </table:table-cell>
          <table:table-cell table:formula="of:=ROUNDUP(MAX((100-MAX([.AD$5]+10*MIN([.AD$4]-[.$F50];0);0))*INT(([.$J50]-MAX([.AD$4]-[.$F50];0))*[.$I50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51];[$'EcCo ammo'.$A$2:$'EcCo ammo'.$A$33];[$'EcCo ammo'.F$2:$'EcCo ammo'.F$33])" office:value-type="float" office:value="-10" calcext:value-type="float">
            <text:p>-10</text:p>
          </table:table-cell>
          <table:table-cell table:formula="of:=LOOKUP([.$B51];[$'EcCo ammo'.$A$2:$'EcCo ammo'.$A$33];[$'EcCo ammo'.G$2:$'EcCo ammo'.G$33])" office:value-type="float" office:value="3" calcext:value-type="float">
            <text:p>3</text:p>
          </table:table-cell>
          <table:table-cell table:formula="of:=LOOKUP([.$B51];[$'EcCo ammo'.$A$2:$'EcCo ammo'.$A$33];[$'EcCo ammo'.H$2:$'EcCo ammo'.H$33])" office:value-type="float" office:value="5" calcext:value-type="float">
            <text:p>5</text:p>
          </table:table-cell>
          <table:table-cell table:formula="of:=LOOKUP([.$B51];[$'EcCo ammo'.$A$2:$'EcCo ammo'.$A$33];[$'EcCo ammo'.I$2:$'EcCo ammo'.I$33])" office:value-type="float" office:value="4" calcext:value-type="float">
            <text:p>4</text:p>
          </table:table-cell>
          <table:table-cell table:formula="of:=[.G51]/[.H51]" office:value-type="float" office:value="1.25" calcext:value-type="float">
            <text:p>1.25</text:p>
          </table:table-cell>
          <table:table-cell table:formula="of:=ROUND(AVERAGE([.C51];[.D51]))" office:value-type="float" office:value="20" calcext:value-type="float">
            <text:p>20</text:p>
          </table:table-cell>
          <table:table-cell/>
          <table:table-cell table:formula="of:=ROUNDUP(MAX((100-MAX([.L$5]+10*MIN([.L$4]-[.$F51];0);0))*INT(([.$J51]-MAX([.L$4]-[.$F51];0))*[.$I51])/100;0);0)" office:value-type="float" office:value="25" calcext:value-type="float">
            <text:p>25</text:p>
          </table:table-cell>
          <table:table-cell table:formula="of:=ROUNDUP(MAX((100-MAX([.M$5]+10*MIN([.M$4]-[.$F51];0);0))*INT(([.$J51]-MAX([.M$4]-[.$F51];0))*[.$I51])/100;0);0)" office:value-type="float" office:value="25" calcext:value-type="float">
            <text:p>25</text:p>
          </table:table-cell>
          <table:table-cell table:formula="of:=ROUNDUP(MAX((100-MAX([.N$5]+10*MIN([.N$4]-[.$F51];0);0))*INT(([.$J51]-MAX([.N$4]-[.$F51];0))*[.$I51])/100;0);0)" office:value-type="float" office:value="25" calcext:value-type="float">
            <text:p>25</text:p>
          </table:table-cell>
          <table:table-cell table:formula="of:=ROUNDUP(MAX((100-MAX([.O$5]+10*MIN([.O$4]-[.$F51];0);0))*INT(([.$J51]-MAX([.O$4]-[.$F51];0))*[.$I51])/100;0);0)" office:value-type="float" office:value="22" calcext:value-type="float">
            <text:p>22</text:p>
          </table:table-cell>
          <table:table-cell table:formula="of:=ROUNDUP(MAX((100-MAX([.P$5]+10*MIN([.P$4]-[.$F51];0);0))*INT(([.$J51]-MAX([.P$4]-[.$F51];0))*[.$I51])/100;0);0)" office:value-type="float" office:value="20" calcext:value-type="float">
            <text:p>20</text:p>
          </table:table-cell>
          <table:table-cell table:formula="of:=ROUNDUP(MAX((100-MAX([.Q$5]+10*MIN([.Q$4]-[.$F51];0);0))*INT(([.$J51]-MAX([.Q$4]-[.$F51];0))*[.$I51])/100;0);0)" office:value-type="float" office:value="20" calcext:value-type="float">
            <text:p>20</text:p>
          </table:table-cell>
          <table:table-cell table:formula="of:=ROUNDUP(MAX((100-MAX([.R$5]+10*MIN([.R$4]-[.$F51];0);0))*INT(([.$J51]-MAX([.R$4]-[.$F51];0))*[.$I51])/100;0);0)" office:value-type="float" office:value="17" calcext:value-type="float">
            <text:p>17</text:p>
          </table:table-cell>
          <table:table-cell table:formula="of:=ROUNDUP(MAX((100-MAX([.S$5]+10*MIN([.S$4]-[.$F51];0);0))*INT(([.$J51]-MAX([.S$4]-[.$F51];0))*[.$I51])/100;0);0)" office:value-type="float" office:value="15" calcext:value-type="float">
            <text:p>15</text:p>
          </table:table-cell>
          <table:table-cell table:formula="of:=ROUNDUP(MAX((100-MAX([.T$5]+10*MIN([.T$4]-[.$F51];0);0))*INT(([.$J51]-MAX([.T$4]-[.$F51];0))*[.$I51])/100;0);0)" office:value-type="float" office:value="15" calcext:value-type="float">
            <text:p>15</text:p>
          </table:table-cell>
          <table:table-cell table:formula="of:=ROUNDUP(MAX((100-MAX([.U$5]+10*MIN([.U$4]-[.$F51];0);0))*INT(([.$J51]-MAX([.U$4]-[.$F51];0))*[.$I51])/100;0);0)" office:value-type="float" office:value="14" calcext:value-type="float">
            <text:p>14</text:p>
          </table:table-cell>
          <table:table-cell table:formula="of:=ROUNDUP(MAX((100-MAX([.V$5]+10*MIN([.V$4]-[.$F51];0);0))*INT(([.$J51]-MAX([.V$4]-[.$F51];0))*[.$I51])/100;0);0)" office:value-type="float" office:value="14" calcext:value-type="float">
            <text:p>14</text:p>
          </table:table-cell>
          <table:table-cell table:formula="of:=ROUNDUP(MAX((100-MAX([.W$5]+10*MIN([.W$4]-[.$F51];0);0))*INT(([.$J51]-MAX([.W$4]-[.$F51];0))*[.$I51])/100;0);0)" office:value-type="float" office:value="13" calcext:value-type="float">
            <text:p>13</text:p>
          </table:table-cell>
          <table:table-cell table:formula="of:=ROUNDUP(MAX((100-MAX([.X$5]+10*MIN([.X$4]-[.$F51];0);0))*INT(([.$J51]-MAX([.X$4]-[.$F51];0))*[.$I51])/100;0);0)" office:value-type="float" office:value="12" calcext:value-type="float">
            <text:p>12</text:p>
          </table:table-cell>
          <table:table-cell table:formula="of:=ROUNDUP(MAX((100-MAX([.Y$5]+10*MIN([.Y$4]-[.$F51];0);0))*INT(([.$J51]-MAX([.Y$4]-[.$F51];0))*[.$I51])/100;0);0)" office:value-type="float" office:value="10" calcext:value-type="float">
            <text:p>10</text:p>
          </table:table-cell>
          <table:table-cell table:formula="of:=ROUNDUP(MAX((100-MAX([.Z$5]+10*MIN([.Z$4]-[.$F51];0);0))*INT(([.$J51]-MAX([.Z$4]-[.$F51];0))*[.$I51])/100;0);0)" office:value-type="float" office:value="8" calcext:value-type="float">
            <text:p>8</text:p>
          </table:table-cell>
          <table:table-cell table:formula="of:=ROUNDUP(MAX((100-MAX([.AA$5]+10*MIN([.AA$4]-[.$F51];0);0))*INT(([.$J51]-MAX([.AA$4]-[.$F51];0))*[.$I51])/100;0);0)" office:value-type="float" office:value="7" calcext:value-type="float">
            <text:p>7</text:p>
          </table:table-cell>
          <table:table-cell table:formula="of:=ROUNDUP(MAX((100-MAX([.AB$5]+10*MIN([.AB$4]-[.$F51];0);0))*INT(([.$J51]-MAX([.AB$4]-[.$F51];0))*[.$I51])/100;0);0)" office:value-type="float" office:value="4" calcext:value-type="float">
            <text:p>4</text:p>
          </table:table-cell>
          <table:table-cell table:formula="of:=ROUNDUP(MAX((100-MAX([.AC$5]+10*MIN([.AC$4]-[.$F51];0);0))*INT(([.$J51]-MAX([.AC$4]-[.$F51];0))*[.$I51])/100;0);0)" office:value-type="float" office:value="4" calcext:value-type="float">
            <text:p>4</text:p>
          </table:table-cell>
          <table:table-cell table:formula="of:=ROUNDUP(MAX((100-MAX([.AD$5]+10*MIN([.AD$4]-[.$F51];0);0))*INT(([.$J51]-MAX([.AD$4]-[.$F51];0))*[.$I51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LOOKUP([.$B52];[$'EcCo ammo'.$A$2:$'EcCo ammo'.$A$33];[$'EcCo ammo'.F$2:$'EcCo ammo'.F$33])" office:value-type="float" office:value="-10" calcext:value-type="float">
            <text:p>-10</text:p>
          </table:table-cell>
          <table:table-cell table:formula="of:=LOOKUP([.$B52];[$'EcCo ammo'.$A$2:$'EcCo ammo'.$A$33];[$'EcCo ammo'.G$2:$'EcCo ammo'.G$33])" office:value-type="float" office:value="0" calcext:value-type="float">
            <text:p>0</text:p>
          </table:table-cell>
          <table:table-cell table:formula="of:=LOOKUP([.$B52];[$'EcCo ammo'.$A$2:$'EcCo ammo'.$A$33];[$'EcCo ammo'.H$2:$'EcCo ammo'.H$33])" office:value-type="float" office:value="1" calcext:value-type="float">
            <text:p>1</text:p>
          </table:table-cell>
          <table:table-cell table:formula="of:=LOOKUP([.$B52];[$'EcCo ammo'.$A$2:$'EcCo ammo'.$A$33];[$'EcCo ammo'.I$2:$'EcCo ammo'.I$33])" office:value-type="float" office:value="1" calcext:value-type="float">
            <text:p>1</text:p>
          </table:table-cell>
          <table:table-cell table:formula="of:=[.G52]/[.H52]" office:value-type="float" office:value="1" calcext:value-type="float">
            <text:p>1.00</text:p>
          </table:table-cell>
          <table:table-cell table:formula="of:=ROUND(AVERAGE([.C52];[.D52]))" office:value-type="float" office:value="19" calcext:value-type="float">
            <text:p>19</text:p>
          </table:table-cell>
          <table:table-cell/>
          <table:table-cell table:formula="of:=ROUNDUP(MAX((100-MAX([.L$5]+10*MIN([.L$4]-[.$F52];0);0))*INT(([.$J52]-MAX([.L$4]-[.$F52];0))*[.$I52])/100;0);0)" office:value-type="float" office:value="19" calcext:value-type="float">
            <text:p>19</text:p>
          </table:table-cell>
          <table:table-cell table:formula="of:=ROUNDUP(MAX((100-MAX([.M$5]+10*MIN([.M$4]-[.$F52];0);0))*INT(([.$J52]-MAX([.M$4]-[.$F52];0))*[.$I52])/100;0);0)" office:value-type="float" office:value="18" calcext:value-type="float">
            <text:p>18</text:p>
          </table:table-cell>
          <table:table-cell table:formula="of:=ROUNDUP(MAX((100-MAX([.N$5]+10*MIN([.N$4]-[.$F52];0);0))*INT(([.$J52]-MAX([.N$4]-[.$F52];0))*[.$I52])/100;0);0)" office:value-type="float" office:value="16" calcext:value-type="float">
            <text:p>16</text:p>
          </table:table-cell>
          <table:table-cell table:formula="of:=ROUNDUP(MAX((100-MAX([.O$5]+10*MIN([.O$4]-[.$F52];0);0))*INT(([.$J52]-MAX([.O$4]-[.$F52];0))*[.$I52])/100;0);0)" office:value-type="float" office:value="13" calcext:value-type="float">
            <text:p>13</text:p>
          </table:table-cell>
          <table:table-cell table:formula="of:=ROUNDUP(MAX((100-MAX([.P$5]+10*MIN([.P$4]-[.$F52];0);0))*INT(([.$J52]-MAX([.P$4]-[.$F52];0))*[.$I52])/100;0);0)" office:value-type="float" office:value="12" calcext:value-type="float">
            <text:p>12</text:p>
          </table:table-cell>
          <table:table-cell table:formula="of:=ROUNDUP(MAX((100-MAX([.Q$5]+10*MIN([.Q$4]-[.$F52];0);0))*INT(([.$J52]-MAX([.Q$4]-[.$F52];0))*[.$I52])/100;0);0)" office:value-type="float" office:value="12" calcext:value-type="float">
            <text:p>12</text:p>
          </table:table-cell>
          <table:table-cell table:formula="of:=ROUNDUP(MAX((100-MAX([.R$5]+10*MIN([.R$4]-[.$F52];0);0))*INT(([.$J52]-MAX([.R$4]-[.$F52];0))*[.$I52])/100;0);0)" office:value-type="float" office:value="11" calcext:value-type="float">
            <text:p>11</text:p>
          </table:table-cell>
          <table:table-cell table:formula="of:=ROUNDUP(MAX((100-MAX([.S$5]+10*MIN([.S$4]-[.$F52];0);0))*INT(([.$J52]-MAX([.S$4]-[.$F52];0))*[.$I52])/100;0);0)" office:value-type="float" office:value="10" calcext:value-type="float">
            <text:p>10</text:p>
          </table:table-cell>
          <table:table-cell table:formula="of:=ROUNDUP(MAX((100-MAX([.T$5]+10*MIN([.T$4]-[.$F52];0);0))*INT(([.$J52]-MAX([.T$4]-[.$F52];0))*[.$I52])/100;0);0)" office:value-type="float" office:value="10" calcext:value-type="float">
            <text:p>10</text:p>
          </table:table-cell>
          <table:table-cell table:formula="of:=ROUNDUP(MAX((100-MAX([.U$5]+10*MIN([.U$4]-[.$F52];0);0))*INT(([.$J52]-MAX([.U$4]-[.$F52];0))*[.$I52])/100;0);0)" office:value-type="float" office:value="9" calcext:value-type="float">
            <text:p>9</text:p>
          </table:table-cell>
          <table:table-cell table:formula="of:=ROUNDUP(MAX((100-MAX([.V$5]+10*MIN([.V$4]-[.$F52];0);0))*INT(([.$J52]-MAX([.V$4]-[.$F52];0))*[.$I52])/100;0);0)" office:value-type="float" office:value="9" calcext:value-type="float">
            <text:p>9</text:p>
          </table:table-cell>
          <table:table-cell table:formula="of:=ROUNDUP(MAX((100-MAX([.W$5]+10*MIN([.W$4]-[.$F52];0);0))*INT(([.$J52]-MAX([.W$4]-[.$F52];0))*[.$I52])/100;0);0)" office:value-type="float" office:value="8" calcext:value-type="float">
            <text:p>8</text:p>
          </table:table-cell>
          <table:table-cell table:formula="of:=ROUNDUP(MAX((100-MAX([.X$5]+10*MIN([.X$4]-[.$F52];0);0))*INT(([.$J52]-MAX([.X$4]-[.$F52];0))*[.$I52])/100;0);0)" office:value-type="float" office:value="8" calcext:value-type="float">
            <text:p>8</text:p>
          </table:table-cell>
          <table:table-cell table:formula="of:=ROUNDUP(MAX((100-MAX([.Y$5]+10*MIN([.Y$4]-[.$F52];0);0))*INT(([.$J52]-MAX([.Y$4]-[.$F52];0))*[.$I52])/100;0);0)" office:value-type="float" office:value="7" calcext:value-type="float">
            <text:p>7</text:p>
          </table:table-cell>
          <table:table-cell table:formula="of:=ROUNDUP(MAX((100-MAX([.Z$5]+10*MIN([.Z$4]-[.$F52];0);0))*INT(([.$J52]-MAX([.Z$4]-[.$F52];0))*[.$I52])/100;0);0)" office:value-type="float" office:value="5" calcext:value-type="float">
            <text:p>5</text:p>
          </table:table-cell>
          <table:table-cell table:formula="of:=ROUNDUP(MAX((100-MAX([.AA$5]+10*MIN([.AA$4]-[.$F52];0);0))*INT(([.$J52]-MAX([.AA$4]-[.$F52];0))*[.$I52])/100;0);0)" office:value-type="float" office:value="4" calcext:value-type="float">
            <text:p>4</text:p>
          </table:table-cell>
          <table:table-cell table:formula="of:=ROUNDUP(MAX((100-MAX([.AB$5]+10*MIN([.AB$4]-[.$F52];0);0))*INT(([.$J52]-MAX([.AB$4]-[.$F52];0))*[.$I52])/100;0);0)" office:value-type="float" office:value="2" calcext:value-type="float">
            <text:p>2</text:p>
          </table:table-cell>
          <table:table-cell table:formula="of:=ROUNDUP(MAX((100-MAX([.AC$5]+10*MIN([.AC$4]-[.$F52];0);0))*INT(([.$J52]-MAX([.AC$4]-[.$F52];0))*[.$I52])/100;0);0)" office:value-type="float" office:value="2" calcext:value-type="float">
            <text:p>2</text:p>
          </table:table-cell>
          <table:table-cell table:formula="of:=ROUNDUP(MAX((100-MAX([.AD$5]+10*MIN([.AD$4]-[.$F52];0);0))*INT(([.$J52]-MAX([.AD$4]-[.$F52];0))*[.$I52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LOOKUP([.$B53];[$'EcCo ammo'.$A$2:$'EcCo ammo'.$A$33];[$'EcCo ammo'.F$2:$'EcCo ammo'.F$33])" office:value-type="float" office:value="10" calcext:value-type="float">
            <text:p>10</text:p>
          </table:table-cell>
          <table:table-cell table:formula="of:=LOOKUP([.$B53];[$'EcCo ammo'.$A$2:$'EcCo ammo'.$A$33];[$'EcCo ammo'.G$2:$'EcCo ammo'.G$33])" office:value-type="float" office:value="7" calcext:value-type="float">
            <text:p>7</text:p>
          </table:table-cell>
          <table:table-cell table:formula="of:=LOOKUP([.$B53];[$'EcCo ammo'.$A$2:$'EcCo ammo'.$A$33];[$'EcCo ammo'.H$2:$'EcCo ammo'.H$33])" office:value-type="float" office:value="4" calcext:value-type="float">
            <text:p>4</text:p>
          </table:table-cell>
          <table:table-cell table:formula="of:=LOOKUP([.$B53];[$'EcCo ammo'.$A$2:$'EcCo ammo'.$A$33];[$'EcCo ammo'.I$2:$'EcCo ammo'.I$33])" office:value-type="float" office:value="5" calcext:value-type="float">
            <text:p>5</text:p>
          </table:table-cell>
          <table:table-cell table:formula="of:=[.G53]/[.H53]" office:value-type="float" office:value="0.8" calcext:value-type="float">
            <text:p>0.80</text:p>
          </table:table-cell>
          <table:table-cell table:formula="of:=ROUND(AVERAGE([.C53];[.D53]))" office:value-type="float" office:value="19" calcext:value-type="float">
            <text:p>19</text:p>
          </table:table-cell>
          <table:table-cell/>
          <table:table-cell table:formula="of:=ROUNDUP(MAX((100-MAX([.L$5]+10*MIN([.L$4]-[.$F53];0);0))*INT(([.$J53]-MAX([.L$4]-[.$F53];0))*[.$I53])/100;0);0)" office:value-type="float" office:value="15" calcext:value-type="float">
            <text:p>15</text:p>
          </table:table-cell>
          <table:table-cell table:formula="of:=ROUNDUP(MAX((100-MAX([.M$5]+10*MIN([.M$4]-[.$F53];0);0))*INT(([.$J53]-MAX([.M$4]-[.$F53];0))*[.$I53])/100;0);0)" office:value-type="float" office:value="15" calcext:value-type="float">
            <text:p>15</text:p>
          </table:table-cell>
          <table:table-cell table:formula="of:=ROUNDUP(MAX((100-MAX([.N$5]+10*MIN([.N$4]-[.$F53];0);0))*INT(([.$J53]-MAX([.N$4]-[.$F53];0))*[.$I53])/100;0);0)" office:value-type="float" office:value="15" calcext:value-type="float">
            <text:p>15</text:p>
          </table:table-cell>
          <table:table-cell table:formula="of:=ROUNDUP(MAX((100-MAX([.O$5]+10*MIN([.O$4]-[.$F53];0);0))*INT(([.$J53]-MAX([.O$4]-[.$F53];0))*[.$I53])/100;0);0)" office:value-type="float" office:value="15" calcext:value-type="float">
            <text:p>15</text:p>
          </table:table-cell>
          <table:table-cell table:formula="of:=ROUNDUP(MAX((100-MAX([.P$5]+10*MIN([.P$4]-[.$F53];0);0))*INT(([.$J53]-MAX([.P$4]-[.$F53];0))*[.$I53])/100;0);0)" office:value-type="float" office:value="15" calcext:value-type="float">
            <text:p>15</text:p>
          </table:table-cell>
          <table:table-cell table:formula="of:=ROUNDUP(MAX((100-MAX([.Q$5]+10*MIN([.Q$4]-[.$F53];0);0))*INT(([.$J53]-MAX([.Q$4]-[.$F53];0))*[.$I53])/100;0);0)" office:value-type="float" office:value="15" calcext:value-type="float">
            <text:p>15</text:p>
          </table:table-cell>
          <table:table-cell table:formula="of:=ROUNDUP(MAX((100-MAX([.R$5]+10*MIN([.R$4]-[.$F53];0);0))*INT(([.$J53]-MAX([.R$4]-[.$F53];0))*[.$I53])/100;0);0)" office:value-type="float" office:value="15" calcext:value-type="float">
            <text:p>15</text:p>
          </table:table-cell>
          <table:table-cell table:formula="of:=ROUNDUP(MAX((100-MAX([.S$5]+10*MIN([.S$4]-[.$F53];0);0))*INT(([.$J53]-MAX([.S$4]-[.$F53];0))*[.$I53])/100;0);0)" office:value-type="float" office:value="15" calcext:value-type="float">
            <text:p>15</text:p>
          </table:table-cell>
          <table:table-cell table:formula="of:=ROUNDUP(MAX((100-MAX([.T$5]+10*MIN([.T$4]-[.$F53];0);0))*INT(([.$J53]-MAX([.T$4]-[.$F53];0))*[.$I53])/100;0);0)" office:value-type="float" office:value="15" calcext:value-type="float">
            <text:p>15</text:p>
          </table:table-cell>
          <table:table-cell table:formula="of:=ROUNDUP(MAX((100-MAX([.U$5]+10*MIN([.U$4]-[.$F53];0);0))*INT(([.$J53]-MAX([.U$4]-[.$F53];0))*[.$I53])/100;0);0)" office:value-type="float" office:value="14" calcext:value-type="float">
            <text:p>14</text:p>
          </table:table-cell>
          <table:table-cell table:formula="of:=ROUNDUP(MAX((100-MAX([.V$5]+10*MIN([.V$4]-[.$F53];0);0))*INT(([.$J53]-MAX([.V$4]-[.$F53];0))*[.$I53])/100;0);0)" office:value-type="float" office:value="12" calcext:value-type="float">
            <text:p>12</text:p>
          </table:table-cell>
          <table:table-cell table:formula="of:=ROUNDUP(MAX((100-MAX([.W$5]+10*MIN([.W$4]-[.$F53];0);0))*INT(([.$J53]-MAX([.W$4]-[.$F53];0))*[.$I53])/100;0);0)" office:value-type="float" office:value="11" calcext:value-type="float">
            <text:p>11</text:p>
          </table:table-cell>
          <table:table-cell table:formula="of:=ROUNDUP(MAX((100-MAX([.X$5]+10*MIN([.X$4]-[.$F53];0);0))*INT(([.$J53]-MAX([.X$4]-[.$F53];0))*[.$I53])/100;0);0)" office:value-type="float" office:value="10" calcext:value-type="float">
            <text:p>10</text:p>
          </table:table-cell>
          <table:table-cell table:formula="of:=ROUNDUP(MAX((100-MAX([.Y$5]+10*MIN([.Y$4]-[.$F53];0);0))*INT(([.$J53]-MAX([.Y$4]-[.$F53];0))*[.$I53])/100;0);0)" office:value-type="float" office:value="8" calcext:value-type="float">
            <text:p>8</text:p>
          </table:table-cell>
          <table:table-cell table:formula="of:=ROUNDUP(MAX((100-MAX([.Z$5]+10*MIN([.Z$4]-[.$F53];0);0))*INT(([.$J53]-MAX([.Z$4]-[.$F53];0))*[.$I53])/100;0);0)" office:value-type="float" office:value="6" calcext:value-type="float">
            <text:p>6</text:p>
          </table:table-cell>
          <table:table-cell table:formula="of:=ROUNDUP(MAX((100-MAX([.AA$5]+10*MIN([.AA$4]-[.$F53];0);0))*INT(([.$J53]-MAX([.AA$4]-[.$F53];0))*[.$I53])/100;0);0)" office:value-type="float" office:value="6" calcext:value-type="float">
            <text:p>6</text:p>
          </table:table-cell>
          <table:table-cell table:formula="of:=ROUNDUP(MAX((100-MAX([.AB$5]+10*MIN([.AB$4]-[.$F53];0);0))*INT(([.$J53]-MAX([.AB$4]-[.$F53];0))*[.$I53])/100;0);0)" office:value-type="float" office:value="4" calcext:value-type="float">
            <text:p>4</text:p>
          </table:table-cell>
          <table:table-cell table:formula="of:=ROUNDUP(MAX((100-MAX([.AC$5]+10*MIN([.AC$4]-[.$F53];0);0))*INT(([.$J53]-MAX([.AC$4]-[.$F53];0))*[.$I53])/100;0);0)" office:value-type="float" office:value="3" calcext:value-type="float">
            <text:p>3</text:p>
          </table:table-cell>
          <table:table-cell table:formula="of:=ROUNDUP(MAX((100-MAX([.AD$5]+10*MIN([.AD$4]-[.$F53];0);0))*INT(([.$J53]-MAX([.AD$4]-[.$F53];0))*[.$I53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LOOKUP([.$B54];[$'EcCo ammo'.$A$2:$'EcCo ammo'.$A$33];[$'EcCo ammo'.F$2:$'EcCo ammo'.F$33])" office:value-type="float" office:value="-10" calcext:value-type="float">
            <text:p>-10</text:p>
          </table:table-cell>
          <table:table-cell table:formula="of:=LOOKUP([.$B54];[$'EcCo ammo'.$A$2:$'EcCo ammo'.$A$33];[$'EcCo ammo'.G$2:$'EcCo ammo'.G$33])" office:value-type="float" office:value="3" calcext:value-type="float">
            <text:p>3</text:p>
          </table:table-cell>
          <table:table-cell table:formula="of:=LOOKUP([.$B54];[$'EcCo ammo'.$A$2:$'EcCo ammo'.$A$33];[$'EcCo ammo'.H$2:$'EcCo ammo'.H$33])" office:value-type="float" office:value="5" calcext:value-type="float">
            <text:p>5</text:p>
          </table:table-cell>
          <table:table-cell table:formula="of:=LOOKUP([.$B54];[$'EcCo ammo'.$A$2:$'EcCo ammo'.$A$33];[$'EcCo ammo'.I$2:$'EcCo ammo'.I$33])" office:value-type="float" office:value="4" calcext:value-type="float">
            <text:p>4</text:p>
          </table:table-cell>
          <table:table-cell table:formula="of:=[.G54]/[.H54]" office:value-type="float" office:value="1.25" calcext:value-type="float">
            <text:p>1.25</text:p>
          </table:table-cell>
          <table:table-cell table:formula="of:=ROUND(AVERAGE([.C54];[.D54]))" office:value-type="float" office:value="19" calcext:value-type="float">
            <text:p>19</text:p>
          </table:table-cell>
          <table:table-cell/>
          <table:table-cell table:formula="of:=ROUNDUP(MAX((100-MAX([.L$5]+10*MIN([.L$4]-[.$F54];0);0))*INT(([.$J54]-MAX([.L$4]-[.$F54];0))*[.$I54])/100;0);0)" office:value-type="float" office:value="23" calcext:value-type="float">
            <text:p>23</text:p>
          </table:table-cell>
          <table:table-cell table:formula="of:=ROUNDUP(MAX((100-MAX([.M$5]+10*MIN([.M$4]-[.$F54];0);0))*INT(([.$J54]-MAX([.M$4]-[.$F54];0))*[.$I54])/100;0);0)" office:value-type="float" office:value="23" calcext:value-type="float">
            <text:p>23</text:p>
          </table:table-cell>
          <table:table-cell table:formula="of:=ROUNDUP(MAX((100-MAX([.N$5]+10*MIN([.N$4]-[.$F54];0);0))*INT(([.$J54]-MAX([.N$4]-[.$F54];0))*[.$I54])/100;0);0)" office:value-type="float" office:value="23" calcext:value-type="float">
            <text:p>23</text:p>
          </table:table-cell>
          <table:table-cell table:formula="of:=ROUNDUP(MAX((100-MAX([.O$5]+10*MIN([.O$4]-[.$F54];0);0))*INT(([.$J54]-MAX([.O$4]-[.$F54];0))*[.$I54])/100;0);0)" office:value-type="float" office:value="20" calcext:value-type="float">
            <text:p>20</text:p>
          </table:table-cell>
          <table:table-cell table:formula="of:=ROUNDUP(MAX((100-MAX([.P$5]+10*MIN([.P$4]-[.$F54];0);0))*INT(([.$J54]-MAX([.P$4]-[.$F54];0))*[.$I54])/100;0);0)" office:value-type="float" office:value="19" calcext:value-type="float">
            <text:p>19</text:p>
          </table:table-cell>
          <table:table-cell table:formula="of:=ROUNDUP(MAX((100-MAX([.Q$5]+10*MIN([.Q$4]-[.$F54];0);0))*INT(([.$J54]-MAX([.Q$4]-[.$F54];0))*[.$I54])/100;0);0)" office:value-type="float" office:value="19" calcext:value-type="float">
            <text:p>19</text:p>
          </table:table-cell>
          <table:table-cell table:formula="of:=ROUNDUP(MAX((100-MAX([.R$5]+10*MIN([.R$4]-[.$F54];0);0))*INT(([.$J54]-MAX([.R$4]-[.$F54];0))*[.$I54])/100;0);0)" office:value-type="float" office:value="16" calcext:value-type="float">
            <text:p>16</text:p>
          </table:table-cell>
          <table:table-cell table:formula="of:=ROUNDUP(MAX((100-MAX([.S$5]+10*MIN([.S$4]-[.$F54];0);0))*INT(([.$J54]-MAX([.S$4]-[.$F54];0))*[.$I54])/100;0);0)" office:value-type="float" office:value="15" calcext:value-type="float">
            <text:p>15</text:p>
          </table:table-cell>
          <table:table-cell table:formula="of:=ROUNDUP(MAX((100-MAX([.T$5]+10*MIN([.T$4]-[.$F54];0);0))*INT(([.$J54]-MAX([.T$4]-[.$F54];0))*[.$I54])/100;0);0)" office:value-type="float" office:value="15" calcext:value-type="float">
            <text:p>15</text:p>
          </table:table-cell>
          <table:table-cell table:formula="of:=ROUNDUP(MAX((100-MAX([.U$5]+10*MIN([.U$4]-[.$F54];0);0))*INT(([.$J54]-MAX([.U$4]-[.$F54];0))*[.$I54])/100;0);0)" office:value-type="float" office:value="14" calcext:value-type="float">
            <text:p>14</text:p>
          </table:table-cell>
          <table:table-cell table:formula="of:=ROUNDUP(MAX((100-MAX([.V$5]+10*MIN([.V$4]-[.$F54];0);0))*INT(([.$J54]-MAX([.V$4]-[.$F54];0))*[.$I54])/100;0);0)" office:value-type="float" office:value="13" calcext:value-type="float">
            <text:p>13</text:p>
          </table:table-cell>
          <table:table-cell table:formula="of:=ROUNDUP(MAX((100-MAX([.W$5]+10*MIN([.W$4]-[.$F54];0);0))*INT(([.$J54]-MAX([.W$4]-[.$F54];0))*[.$I54])/100;0);0)" office:value-type="float" office:value="12" calcext:value-type="float">
            <text:p>12</text:p>
          </table:table-cell>
          <table:table-cell table:formula="of:=ROUNDUP(MAX((100-MAX([.X$5]+10*MIN([.X$4]-[.$F54];0);0))*INT(([.$J54]-MAX([.X$4]-[.$F54];0))*[.$I54])/100;0);0)" office:value-type="float" office:value="11" calcext:value-type="float">
            <text:p>11</text:p>
          </table:table-cell>
          <table:table-cell table:formula="of:=ROUNDUP(MAX((100-MAX([.Y$5]+10*MIN([.Y$4]-[.$F54];0);0))*INT(([.$J54]-MAX([.Y$4]-[.$F54];0))*[.$I54])/100;0);0)" office:value-type="float" office:value="10" calcext:value-type="float">
            <text:p>10</text:p>
          </table:table-cell>
          <table:table-cell table:formula="of:=ROUNDUP(MAX((100-MAX([.Z$5]+10*MIN([.Z$4]-[.$F54];0);0))*INT(([.$J54]-MAX([.Z$4]-[.$F54];0))*[.$I54])/100;0);0)" office:value-type="float" office:value="8" calcext:value-type="float">
            <text:p>8</text:p>
          </table:table-cell>
          <table:table-cell table:formula="of:=ROUNDUP(MAX((100-MAX([.AA$5]+10*MIN([.AA$4]-[.$F54];0);0))*INT(([.$J54]-MAX([.AA$4]-[.$F54];0))*[.$I54])/100;0);0)" office:value-type="float" office:value="6" calcext:value-type="float">
            <text:p>6</text:p>
          </table:table-cell>
          <table:table-cell table:formula="of:=ROUNDUP(MAX((100-MAX([.AB$5]+10*MIN([.AB$4]-[.$F54];0);0))*INT(([.$J54]-MAX([.AB$4]-[.$F54];0))*[.$I54])/100;0);0)" office:value-type="float" office:value="4" calcext:value-type="float">
            <text:p>4</text:p>
          </table:table-cell>
          <table:table-cell table:formula="of:=ROUNDUP(MAX((100-MAX([.AC$5]+10*MIN([.AC$4]-[.$F54];0);0))*INT(([.$J54]-MAX([.AC$4]-[.$F54];0))*[.$I54])/100;0);0)" office:value-type="float" office:value="3" calcext:value-type="float">
            <text:p>3</text:p>
          </table:table-cell>
          <table:table-cell table:formula="of:=ROUNDUP(MAX((100-MAX([.AD$5]+10*MIN([.AD$4]-[.$F54];0);0))*INT(([.$J54]-MAX([.AD$4]-[.$F54];0))*[.$I54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LOOKUP([.$B55];[$'EcCo ammo'.$A$2:$'EcCo ammo'.$A$33];[$'EcCo ammo'.F$2:$'EcCo ammo'.F$33])" office:value-type="float" office:value="-20" calcext:value-type="float">
            <text:p>-20</text:p>
          </table:table-cell>
          <table:table-cell table:formula="of:=LOOKUP([.$B55];[$'EcCo ammo'.$A$2:$'EcCo ammo'.$A$33];[$'EcCo ammo'.G$2:$'EcCo ammo'.G$33])" office:value-type="float" office:value="10" calcext:value-type="float">
            <text:p>10</text:p>
          </table:table-cell>
          <table:table-cell table:formula="of:=LOOKUP([.$B55];[$'EcCo ammo'.$A$2:$'EcCo ammo'.$A$33];[$'EcCo ammo'.H$2:$'EcCo ammo'.H$33])" office:value-type="float" office:value="1" calcext:value-type="float">
            <text:p>1</text:p>
          </table:table-cell>
          <table:table-cell table:formula="of:=LOOKUP([.$B55];[$'EcCo ammo'.$A$2:$'EcCo ammo'.$A$33];[$'EcCo ammo'.I$2:$'EcCo ammo'.I$33])" office:value-type="float" office:value="1" calcext:value-type="float">
            <text:p>1</text:p>
          </table:table-cell>
          <table:table-cell table:formula="of:=[.G55]/[.H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L$5]+10*MIN([.L$4]-[.$F55];0);0))*INT(([.$J55]-MAX([.L$4]-[.$F55];0))*[.$I55])/100;0);0)" office:value-type="float" office:value="17" calcext:value-type="float">
            <text:p>17</text:p>
          </table:table-cell>
          <table:table-cell table:formula="of:=ROUNDUP(MAX((100-MAX([.M$5]+10*MIN([.M$4]-[.$F55];0);0))*INT(([.$J55]-MAX([.M$4]-[.$F55];0))*[.$I55])/100;0);0)" office:value-type="float" office:value="17" calcext:value-type="float">
            <text:p>17</text:p>
          </table:table-cell>
          <table:table-cell table:formula="of:=ROUNDUP(MAX((100-MAX([.N$5]+10*MIN([.N$4]-[.$F55];0);0))*INT(([.$J55]-MAX([.N$4]-[.$F55];0))*[.$I55])/100;0);0)" office:value-type="float" office:value="17" calcext:value-type="float">
            <text:p>17</text:p>
          </table:table-cell>
          <table:table-cell table:formula="of:=ROUNDUP(MAX((100-MAX([.O$5]+10*MIN([.O$4]-[.$F55];0);0))*INT(([.$J55]-MAX([.O$4]-[.$F55];0))*[.$I55])/100;0);0)" office:value-type="float" office:value="17" calcext:value-type="float">
            <text:p>17</text:p>
          </table:table-cell>
          <table:table-cell table:formula="of:=ROUNDUP(MAX((100-MAX([.P$5]+10*MIN([.P$4]-[.$F55];0);0))*INT(([.$J55]-MAX([.P$4]-[.$F55];0))*[.$I55])/100;0);0)" office:value-type="float" office:value="17" calcext:value-type="float">
            <text:p>17</text:p>
          </table:table-cell>
          <table:table-cell table:formula="of:=ROUNDUP(MAX((100-MAX([.Q$5]+10*MIN([.Q$4]-[.$F55];0);0))*INT(([.$J55]-MAX([.Q$4]-[.$F55];0))*[.$I55])/100;0);0)" office:value-type="float" office:value="17" calcext:value-type="float">
            <text:p>17</text:p>
          </table:table-cell>
          <table:table-cell table:formula="of:=ROUNDUP(MAX((100-MAX([.R$5]+10*MIN([.R$4]-[.$F55];0);0))*INT(([.$J55]-MAX([.R$4]-[.$F55];0))*[.$I55])/100;0);0)" office:value-type="float" office:value="17" calcext:value-type="float">
            <text:p>17</text:p>
          </table:table-cell>
          <table:table-cell table:formula="of:=ROUNDUP(MAX((100-MAX([.S$5]+10*MIN([.S$4]-[.$F55];0);0))*INT(([.$J55]-MAX([.S$4]-[.$F55];0))*[.$I55])/100;0);0)" office:value-type="float" office:value="17" calcext:value-type="float">
            <text:p>17</text:p>
          </table:table-cell>
          <table:table-cell table:formula="of:=ROUNDUP(MAX((100-MAX([.T$5]+10*MIN([.T$4]-[.$F55];0);0))*INT(([.$J55]-MAX([.T$4]-[.$F55];0))*[.$I55])/100;0);0)" office:value-type="float" office:value="17" calcext:value-type="float">
            <text:p>17</text:p>
          </table:table-cell>
          <table:table-cell table:formula="of:=ROUNDUP(MAX((100-MAX([.U$5]+10*MIN([.U$4]-[.$F55];0);0))*INT(([.$J55]-MAX([.U$4]-[.$F55];0))*[.$I55])/100;0);0)" office:value-type="float" office:value="17" calcext:value-type="float">
            <text:p>17</text:p>
          </table:table-cell>
          <table:table-cell table:formula="of:=ROUNDUP(MAX((100-MAX([.V$5]+10*MIN([.V$4]-[.$F55];0);0))*INT(([.$J55]-MAX([.V$4]-[.$F55];0))*[.$I55])/100;0);0)" office:value-type="float" office:value="17" calcext:value-type="float">
            <text:p>17</text:p>
          </table:table-cell>
          <table:table-cell table:formula="of:=ROUNDUP(MAX((100-MAX([.W$5]+10*MIN([.W$4]-[.$F55];0);0))*INT(([.$J55]-MAX([.W$4]-[.$F55];0))*[.$I55])/100;0);0)" office:value-type="float" office:value="17" calcext:value-type="float">
            <text:p>17</text:p>
          </table:table-cell>
          <table:table-cell table:formula="of:=ROUNDUP(MAX((100-MAX([.X$5]+10*MIN([.X$4]-[.$F55];0);0))*INT(([.$J55]-MAX([.X$4]-[.$F55];0))*[.$I55])/100;0);0)" office:value-type="float" office:value="17" calcext:value-type="float">
            <text:p>17</text:p>
          </table:table-cell>
          <table:table-cell table:formula="of:=ROUNDUP(MAX((100-MAX([.Y$5]+10*MIN([.Y$4]-[.$F55];0);0))*INT(([.$J55]-MAX([.Y$4]-[.$F55];0))*[.$I55])/100;0);0)" office:value-type="float" office:value="13" calcext:value-type="float">
            <text:p>13</text:p>
          </table:table-cell>
          <table:table-cell table:formula="of:=ROUNDUP(MAX((100-MAX([.Z$5]+10*MIN([.Z$4]-[.$F55];0);0))*INT(([.$J55]-MAX([.Z$4]-[.$F55];0))*[.$I55])/100;0);0)" office:value-type="float" office:value="9" calcext:value-type="float">
            <text:p>9</text:p>
          </table:table-cell>
          <table:table-cell table:formula="of:=ROUNDUP(MAX((100-MAX([.AA$5]+10*MIN([.AA$4]-[.$F55];0);0))*INT(([.$J55]-MAX([.AA$4]-[.$F55];0))*[.$I55])/100;0);0)" office:value-type="float" office:value="8" calcext:value-type="float">
            <text:p>8</text:p>
          </table:table-cell>
          <table:table-cell table:formula="of:=ROUNDUP(MAX((100-MAX([.AB$5]+10*MIN([.AB$4]-[.$F55];0);0))*INT(([.$J55]-MAX([.AB$4]-[.$F55];0))*[.$I55])/100;0);0)" office:value-type="float" office:value="5" calcext:value-type="float">
            <text:p>5</text:p>
          </table:table-cell>
          <table:table-cell table:formula="of:=ROUNDUP(MAX((100-MAX([.AC$5]+10*MIN([.AC$4]-[.$F55];0);0))*INT(([.$J55]-MAX([.AC$4]-[.$F55];0))*[.$I55])/100;0);0)" office:value-type="float" office:value="4" calcext:value-type="float">
            <text:p>4</text:p>
          </table:table-cell>
          <table:table-cell table:formula="of:=ROUNDUP(MAX((100-MAX([.AD$5]+10*MIN([.AD$4]-[.$F55];0);0))*INT(([.$J55]-MAX([.AD$4]-[.$F55];0))*[.$I55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LOOKUP([.$B56];[$'EcCo ammo'.$A$2:$'EcCo ammo'.$A$33];[$'EcCo ammo'.F$2:$'EcCo ammo'.F$33])" office:value-type="float" office:value="10" calcext:value-type="float">
            <text:p>10</text:p>
          </table:table-cell>
          <table:table-cell table:formula="of:=LOOKUP([.$B56];[$'EcCo ammo'.$A$2:$'EcCo ammo'.$A$33];[$'EcCo ammo'.G$2:$'EcCo ammo'.G$33])" office:value-type="float" office:value="3" calcext:value-type="float">
            <text:p>3</text:p>
          </table:table-cell>
          <table:table-cell table:formula="of:=LOOKUP([.$B56];[$'EcCo ammo'.$A$2:$'EcCo ammo'.$A$33];[$'EcCo ammo'.H$2:$'EcCo ammo'.H$33])" office:value-type="float" office:value="4" calcext:value-type="float">
            <text:p>4</text:p>
          </table:table-cell>
          <table:table-cell table:formula="of:=LOOKUP([.$B56];[$'EcCo ammo'.$A$2:$'EcCo ammo'.$A$33];[$'EcCo ammo'.I$2:$'EcCo ammo'.I$33])" office:value-type="float" office:value="3" calcext:value-type="float">
            <text:p>3</text:p>
          </table:table-cell>
          <table:table-cell table:formula="of:=[.G56]/[.H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L$5]+10*MIN([.L$4]-[.$F56];0);0))*INT(([.$J56]-MAX([.L$4]-[.$F56];0))*[.$I56])/100;0);0)" office:value-type="float" office:value="22" calcext:value-type="float">
            <text:p>22</text:p>
          </table:table-cell>
          <table:table-cell table:formula="of:=ROUNDUP(MAX((100-MAX([.M$5]+10*MIN([.M$4]-[.$F56];0);0))*INT(([.$J56]-MAX([.M$4]-[.$F56];0))*[.$I56])/100;0);0)" office:value-type="float" office:value="22" calcext:value-type="float">
            <text:p>22</text:p>
          </table:table-cell>
          <table:table-cell table:formula="of:=ROUNDUP(MAX((100-MAX([.N$5]+10*MIN([.N$4]-[.$F56];0);0))*INT(([.$J56]-MAX([.N$4]-[.$F56];0))*[.$I56])/100;0);0)" office:value-type="float" office:value="22" calcext:value-type="float">
            <text:p>22</text:p>
          </table:table-cell>
          <table:table-cell table:formula="of:=ROUNDUP(MAX((100-MAX([.O$5]+10*MIN([.O$4]-[.$F56];0);0))*INT(([.$J56]-MAX([.O$4]-[.$F56];0))*[.$I56])/100;0);0)" office:value-type="float" office:value="19" calcext:value-type="float">
            <text:p>19</text:p>
          </table:table-cell>
          <table:table-cell table:formula="of:=ROUNDUP(MAX((100-MAX([.P$5]+10*MIN([.P$4]-[.$F56];0);0))*INT(([.$J56]-MAX([.P$4]-[.$F56];0))*[.$I56])/100;0);0)" office:value-type="float" office:value="18" calcext:value-type="float">
            <text:p>18</text:p>
          </table:table-cell>
          <table:table-cell table:formula="of:=ROUNDUP(MAX((100-MAX([.Q$5]+10*MIN([.Q$4]-[.$F56];0);0))*INT(([.$J56]-MAX([.Q$4]-[.$F56];0))*[.$I56])/100;0);0)" office:value-type="float" office:value="18" calcext:value-type="float">
            <text:p>18</text:p>
          </table:table-cell>
          <table:table-cell table:formula="of:=ROUNDUP(MAX((100-MAX([.R$5]+10*MIN([.R$4]-[.$F56];0);0))*INT(([.$J56]-MAX([.R$4]-[.$F56];0))*[.$I56])/100;0);0)" office:value-type="float" office:value="15" calcext:value-type="float">
            <text:p>15</text:p>
          </table:table-cell>
          <table:table-cell table:formula="of:=ROUNDUP(MAX((100-MAX([.S$5]+10*MIN([.S$4]-[.$F56];0);0))*INT(([.$J56]-MAX([.S$4]-[.$F56];0))*[.$I56])/100;0);0)" office:value-type="float" office:value="14" calcext:value-type="float">
            <text:p>14</text:p>
          </table:table-cell>
          <table:table-cell table:formula="of:=ROUNDUP(MAX((100-MAX([.T$5]+10*MIN([.T$4]-[.$F56];0);0))*INT(([.$J56]-MAX([.T$4]-[.$F56];0))*[.$I56])/100;0);0)" office:value-type="float" office:value="14" calcext:value-type="float">
            <text:p>14</text:p>
          </table:table-cell>
          <table:table-cell table:formula="of:=ROUNDUP(MAX((100-MAX([.U$5]+10*MIN([.U$4]-[.$F56];0);0))*INT(([.$J56]-MAX([.U$4]-[.$F56];0))*[.$I56])/100;0);0)" office:value-type="float" office:value="13" calcext:value-type="float">
            <text:p>13</text:p>
          </table:table-cell>
          <table:table-cell table:formula="of:=ROUNDUP(MAX((100-MAX([.V$5]+10*MIN([.V$4]-[.$F56];0);0))*INT(([.$J56]-MAX([.V$4]-[.$F56];0))*[.$I56])/100;0);0)" office:value-type="float" office:value="12" calcext:value-type="float">
            <text:p>12</text:p>
          </table:table-cell>
          <table:table-cell table:formula="of:=ROUNDUP(MAX((100-MAX([.W$5]+10*MIN([.W$4]-[.$F56];0);0))*INT(([.$J56]-MAX([.W$4]-[.$F56];0))*[.$I56])/100;0);0)" office:value-type="float" office:value="11" calcext:value-type="float">
            <text:p>11</text:p>
          </table:table-cell>
          <table:table-cell table:formula="of:=ROUNDUP(MAX((100-MAX([.X$5]+10*MIN([.X$4]-[.$F56];0);0))*INT(([.$J56]-MAX([.X$4]-[.$F56];0))*[.$I56])/100;0);0)" office:value-type="float" office:value="10" calcext:value-type="float">
            <text:p>10</text:p>
          </table:table-cell>
          <table:table-cell table:formula="of:=ROUNDUP(MAX((100-MAX([.Y$5]+10*MIN([.Y$4]-[.$F56];0);0))*INT(([.$J56]-MAX([.Y$4]-[.$F56];0))*[.$I56])/100;0);0)" office:value-type="float" office:value="9" calcext:value-type="float">
            <text:p>9</text:p>
          </table:table-cell>
          <table:table-cell table:formula="of:=ROUNDUP(MAX((100-MAX([.Z$5]+10*MIN([.Z$4]-[.$F56];0);0))*INT(([.$J56]-MAX([.Z$4]-[.$F56];0))*[.$I56])/100;0);0)" office:value-type="float" office:value="7" calcext:value-type="float">
            <text:p>7</text:p>
          </table:table-cell>
          <table:table-cell table:formula="of:=ROUNDUP(MAX((100-MAX([.AA$5]+10*MIN([.AA$4]-[.$F56];0);0))*INT(([.$J56]-MAX([.AA$4]-[.$F56];0))*[.$I56])/100;0);0)" office:value-type="float" office:value="5" calcext:value-type="float">
            <text:p>5</text:p>
          </table:table-cell>
          <table:table-cell table:formula="of:=ROUNDUP(MAX((100-MAX([.AB$5]+10*MIN([.AB$4]-[.$F56];0);0))*INT(([.$J56]-MAX([.AB$4]-[.$F56];0))*[.$I56])/100;0);0)" office:value-type="float" office:value="3" calcext:value-type="float">
            <text:p>3</text:p>
          </table:table-cell>
          <table:table-cell table:formula="of:=ROUNDUP(MAX((100-MAX([.AC$5]+10*MIN([.AC$4]-[.$F56];0);0))*INT(([.$J56]-MAX([.AC$4]-[.$F56];0))*[.$I56])/100;0);0)" office:value-type="float" office:value="3" calcext:value-type="float">
            <text:p>3</text:p>
          </table:table-cell>
          <table:table-cell table:formula="of:=ROUNDUP(MAX((100-MAX([.AD$5]+10*MIN([.AD$4]-[.$F56];0);0))*INT(([.$J56]-MAX([.AD$4]-[.$F56];0))*[.$I56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LOOKUP([.$B57];[$'EcCo ammo'.$A$2:$'EcCo ammo'.$A$33];[$'EcCo ammo'.F$2:$'EcCo ammo'.F$33])" office:value-type="float" office:value="-30" calcext:value-type="float">
            <text:p>-30</text:p>
          </table:table-cell>
          <table:table-cell table:formula="of:=LOOKUP([.$B57];[$'EcCo ammo'.$A$2:$'EcCo ammo'.$A$33];[$'EcCo ammo'.G$2:$'EcCo ammo'.G$33])" office:value-type="float" office:value="20" calcext:value-type="float">
            <text:p>20</text:p>
          </table:table-cell>
          <table:table-cell table:formula="of:=LOOKUP([.$B57];[$'EcCo ammo'.$A$2:$'EcCo ammo'.$A$33];[$'EcCo ammo'.H$2:$'EcCo ammo'.H$33])" office:value-type="float" office:value="1" calcext:value-type="float">
            <text:p>1</text:p>
          </table:table-cell>
          <table:table-cell table:formula="of:=LOOKUP([.$B57];[$'EcCo ammo'.$A$2:$'EcCo ammo'.$A$33];[$'EcCo ammo'.I$2:$'EcCo ammo'.I$33])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.00</text:p>
          </table:table-cell>
          <table:table-cell table:formula="of:=ROUND(AVERAGE([.C57];[.D57]))" office:value-type="float" office:value="40" calcext:value-type="float">
            <text:p>40</text:p>
          </table:table-cell>
          <table:table-cell/>
          <table:table-cell table:formula="of:=ROUNDUP(MAX((100-MAX([.L$5]+10*MIN([.L$4]-[.$F57];0);0))*INT(([.$J57]-MAX([.L$4]-[.$F57];0))*[.$I57])/100;0);0)" office:value-type="float" office:value="40" calcext:value-type="float">
            <text:p>40</text:p>
          </table:table-cell>
          <table:table-cell table:formula="of:=ROUNDUP(MAX((100-MAX([.M$5]+10*MIN([.M$4]-[.$F57];0);0))*INT(([.$J57]-MAX([.M$4]-[.$F57];0))*[.$I57])/100;0);0)" office:value-type="float" office:value="40" calcext:value-type="float">
            <text:p>40</text:p>
          </table:table-cell>
          <table:table-cell table:formula="of:=ROUNDUP(MAX((100-MAX([.N$5]+10*MIN([.N$4]-[.$F57];0);0))*INT(([.$J57]-MAX([.N$4]-[.$F57];0))*[.$I57])/100;0);0)" office:value-type="float" office:value="40" calcext:value-type="float">
            <text:p>40</text:p>
          </table:table-cell>
          <table:table-cell table:formula="of:=ROUNDUP(MAX((100-MAX([.O$5]+10*MIN([.O$4]-[.$F57];0);0))*INT(([.$J57]-MAX([.O$4]-[.$F57];0))*[.$I57])/100;0);0)" office:value-type="float" office:value="40" calcext:value-type="float">
            <text:p>40</text:p>
          </table:table-cell>
          <table:table-cell table:formula="of:=ROUNDUP(MAX((100-MAX([.P$5]+10*MIN([.P$4]-[.$F57];0);0))*INT(([.$J57]-MAX([.P$4]-[.$F57];0))*[.$I57])/100;0);0)" office:value-type="float" office:value="40" calcext:value-type="float">
            <text:p>40</text:p>
          </table:table-cell>
          <table:table-cell table:formula="of:=ROUNDUP(MAX((100-MAX([.Q$5]+10*MIN([.Q$4]-[.$F57];0);0))*INT(([.$J57]-MAX([.Q$4]-[.$F57];0))*[.$I57])/100;0);0)" office:value-type="float" office:value="40" calcext:value-type="float">
            <text:p>40</text:p>
          </table:table-cell>
          <table:table-cell table:formula="of:=ROUNDUP(MAX((100-MAX([.R$5]+10*MIN([.R$4]-[.$F57];0);0))*INT(([.$J57]-MAX([.R$4]-[.$F57];0))*[.$I57])/100;0);0)" office:value-type="float" office:value="40" calcext:value-type="float">
            <text:p>40</text:p>
          </table:table-cell>
          <table:table-cell table:formula="of:=ROUNDUP(MAX((100-MAX([.S$5]+10*MIN([.S$4]-[.$F57];0);0))*INT(([.$J57]-MAX([.S$4]-[.$F57];0))*[.$I57])/100;0);0)" office:value-type="float" office:value="40" calcext:value-type="float">
            <text:p>40</text:p>
          </table:table-cell>
          <table:table-cell table:formula="of:=ROUNDUP(MAX((100-MAX([.T$5]+10*MIN([.T$4]-[.$F57];0);0))*INT(([.$J57]-MAX([.T$4]-[.$F57];0))*[.$I57])/100;0);0)" office:value-type="float" office:value="40" calcext:value-type="float">
            <text:p>40</text:p>
          </table:table-cell>
          <table:table-cell table:formula="of:=ROUNDUP(MAX((100-MAX([.U$5]+10*MIN([.U$4]-[.$F57];0);0))*INT(([.$J57]-MAX([.U$4]-[.$F57];0))*[.$I57])/100;0);0)" office:value-type="float" office:value="40" calcext:value-type="float">
            <text:p>40</text:p>
          </table:table-cell>
          <table:table-cell table:formula="of:=ROUNDUP(MAX((100-MAX([.V$5]+10*MIN([.V$4]-[.$F57];0);0))*INT(([.$J57]-MAX([.V$4]-[.$F57];0))*[.$I57])/100;0);0)" office:value-type="float" office:value="40" calcext:value-type="float">
            <text:p>40</text:p>
          </table:table-cell>
          <table:table-cell table:formula="of:=ROUNDUP(MAX((100-MAX([.W$5]+10*MIN([.W$4]-[.$F57];0);0))*INT(([.$J57]-MAX([.W$4]-[.$F57];0))*[.$I57])/100;0);0)" office:value-type="float" office:value="40" calcext:value-type="float">
            <text:p>40</text:p>
          </table:table-cell>
          <table:table-cell table:formula="of:=ROUNDUP(MAX((100-MAX([.X$5]+10*MIN([.X$4]-[.$F57];0);0))*INT(([.$J57]-MAX([.X$4]-[.$F57];0))*[.$I57])/100;0);0)" office:value-type="float" office:value="40" calcext:value-type="float">
            <text:p>40</text:p>
          </table:table-cell>
          <table:table-cell table:formula="of:=ROUNDUP(MAX((100-MAX([.Y$5]+10*MIN([.Y$4]-[.$F57];0);0))*INT(([.$J57]-MAX([.Y$4]-[.$F57];0))*[.$I57])/100;0);0)" office:value-type="float" office:value="40" calcext:value-type="float">
            <text:p>40</text:p>
          </table:table-cell>
          <table:table-cell table:formula="of:=ROUNDUP(MAX((100-MAX([.Z$5]+10*MIN([.Z$4]-[.$F57];0);0))*INT(([.$J57]-MAX([.Z$4]-[.$F57];0))*[.$I57])/100;0);0)" office:value-type="float" office:value="40" calcext:value-type="float">
            <text:p>40</text:p>
          </table:table-cell>
          <table:table-cell table:formula="of:=ROUNDUP(MAX((100-MAX([.AA$5]+10*MIN([.AA$4]-[.$F57];0);0))*INT(([.$J57]-MAX([.AA$4]-[.$F57];0))*[.$I57])/100;0);0)" office:value-type="float" office:value="40" calcext:value-type="float">
            <text:p>40</text:p>
          </table:table-cell>
          <table:table-cell table:formula="of:=ROUNDUP(MAX((100-MAX([.AB$5]+10*MIN([.AB$4]-[.$F57];0);0))*INT(([.$J57]-MAX([.AB$4]-[.$F57];0))*[.$I57])/100;0);0)" office:value-type="float" office:value="38" calcext:value-type="float">
            <text:p>38</text:p>
          </table:table-cell>
          <table:table-cell table:formula="of:=ROUNDUP(MAX((100-MAX([.AC$5]+10*MIN([.AC$4]-[.$F57];0);0))*INT(([.$J57]-MAX([.AC$4]-[.$F57];0))*[.$I57])/100;0);0)" office:value-type="float" office:value="36" calcext:value-type="float">
            <text:p>36</text:p>
          </table:table-cell>
          <table:table-cell table:formula="of:=ROUNDUP(MAX((100-MAX([.AD$5]+10*MIN([.AD$4]-[.$F57];0);0))*INT(([.$J57]-MAX([.AD$4]-[.$F57];0))*[.$I57])/100;0);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LOOKUP([.$B58];[$'EcCo ammo'.$A$2:$'EcCo ammo'.$A$33];[$'EcCo ammo'.F$2:$'EcCo ammo'.F$33])" office:value-type="float" office:value="-30" calcext:value-type="float">
            <text:p>-30</text:p>
          </table:table-cell>
          <table:table-cell table:formula="of:=LOOKUP([.$B58];[$'EcCo ammo'.$A$2:$'EcCo ammo'.$A$33];[$'EcCo ammo'.G$2:$'EcCo ammo'.G$33])" office:value-type="float" office:value="20" calcext:value-type="float">
            <text:p>20</text:p>
          </table:table-cell>
          <table:table-cell table:formula="of:=LOOKUP([.$B58];[$'EcCo ammo'.$A$2:$'EcCo ammo'.$A$33];[$'EcCo ammo'.H$2:$'EcCo ammo'.H$33])" office:value-type="float" office:value="1" calcext:value-type="float">
            <text:p>1</text:p>
          </table:table-cell>
          <table:table-cell table:formula="of:=LOOKUP([.$B58];[$'EcCo ammo'.$A$2:$'EcCo ammo'.$A$33];[$'EcCo ammo'.I$2:$'EcCo ammo'.I$33])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.00</text:p>
          </table:table-cell>
          <table:table-cell table:formula="of:=ROUND(AVERAGE([.C58];[.D58]))" office:value-type="float" office:value="27" calcext:value-type="float">
            <text:p>27</text:p>
          </table:table-cell>
          <table:table-cell/>
          <table:table-cell table:formula="of:=ROUNDUP(MAX((100-MAX([.L$5]+10*MIN([.L$4]-[.$F58];0);0))*INT(([.$J58]-MAX([.L$4]-[.$F58];0))*[.$I58])/100;0);0)" office:value-type="float" office:value="27" calcext:value-type="float">
            <text:p>27</text:p>
          </table:table-cell>
          <table:table-cell table:formula="of:=ROUNDUP(MAX((100-MAX([.M$5]+10*MIN([.M$4]-[.$F58];0);0))*INT(([.$J58]-MAX([.M$4]-[.$F58];0))*[.$I58])/100;0);0)" office:value-type="float" office:value="27" calcext:value-type="float">
            <text:p>27</text:p>
          </table:table-cell>
          <table:table-cell table:formula="of:=ROUNDUP(MAX((100-MAX([.N$5]+10*MIN([.N$4]-[.$F58];0);0))*INT(([.$J58]-MAX([.N$4]-[.$F58];0))*[.$I58])/100;0);0)" office:value-type="float" office:value="27" calcext:value-type="float">
            <text:p>27</text:p>
          </table:table-cell>
          <table:table-cell table:formula="of:=ROUNDUP(MAX((100-MAX([.O$5]+10*MIN([.O$4]-[.$F58];0);0))*INT(([.$J58]-MAX([.O$4]-[.$F58];0))*[.$I58])/100;0);0)" office:value-type="float" office:value="27" calcext:value-type="float">
            <text:p>27</text:p>
          </table:table-cell>
          <table:table-cell table:formula="of:=ROUNDUP(MAX((100-MAX([.P$5]+10*MIN([.P$4]-[.$F58];0);0))*INT(([.$J58]-MAX([.P$4]-[.$F58];0))*[.$I58])/100;0);0)" office:value-type="float" office:value="27" calcext:value-type="float">
            <text:p>27</text:p>
          </table:table-cell>
          <table:table-cell table:formula="of:=ROUNDUP(MAX((100-MAX([.Q$5]+10*MIN([.Q$4]-[.$F58];0);0))*INT(([.$J58]-MAX([.Q$4]-[.$F58];0))*[.$I58])/100;0);0)" office:value-type="float" office:value="27" calcext:value-type="float">
            <text:p>27</text:p>
          </table:table-cell>
          <table:table-cell table:formula="of:=ROUNDUP(MAX((100-MAX([.R$5]+10*MIN([.R$4]-[.$F58];0);0))*INT(([.$J58]-MAX([.R$4]-[.$F58];0))*[.$I58])/100;0);0)" office:value-type="float" office:value="27" calcext:value-type="float">
            <text:p>27</text:p>
          </table:table-cell>
          <table:table-cell table:formula="of:=ROUNDUP(MAX((100-MAX([.S$5]+10*MIN([.S$4]-[.$F58];0);0))*INT(([.$J58]-MAX([.S$4]-[.$F58];0))*[.$I58])/100;0);0)" office:value-type="float" office:value="27" calcext:value-type="float">
            <text:p>27</text:p>
          </table:table-cell>
          <table:table-cell table:formula="of:=ROUNDUP(MAX((100-MAX([.T$5]+10*MIN([.T$4]-[.$F58];0);0))*INT(([.$J58]-MAX([.T$4]-[.$F58];0))*[.$I58])/100;0);0)" office:value-type="float" office:value="27" calcext:value-type="float">
            <text:p>27</text:p>
          </table:table-cell>
          <table:table-cell table:formula="of:=ROUNDUP(MAX((100-MAX([.U$5]+10*MIN([.U$4]-[.$F58];0);0))*INT(([.$J58]-MAX([.U$4]-[.$F58];0))*[.$I58])/100;0);0)" office:value-type="float" office:value="27" calcext:value-type="float">
            <text:p>27</text:p>
          </table:table-cell>
          <table:table-cell table:formula="of:=ROUNDUP(MAX((100-MAX([.V$5]+10*MIN([.V$4]-[.$F58];0);0))*INT(([.$J58]-MAX([.V$4]-[.$F58];0))*[.$I58])/100;0);0)" office:value-type="float" office:value="27" calcext:value-type="float">
            <text:p>27</text:p>
          </table:table-cell>
          <table:table-cell table:formula="of:=ROUNDUP(MAX((100-MAX([.W$5]+10*MIN([.W$4]-[.$F58];0);0))*INT(([.$J58]-MAX([.W$4]-[.$F58];0))*[.$I58])/100;0);0)" office:value-type="float" office:value="27" calcext:value-type="float">
            <text:p>27</text:p>
          </table:table-cell>
          <table:table-cell table:formula="of:=ROUNDUP(MAX((100-MAX([.X$5]+10*MIN([.X$4]-[.$F58];0);0))*INT(([.$J58]-MAX([.X$4]-[.$F58];0))*[.$I58])/100;0);0)" office:value-type="float" office:value="27" calcext:value-type="float">
            <text:p>27</text:p>
          </table:table-cell>
          <table:table-cell table:formula="of:=ROUNDUP(MAX((100-MAX([.Y$5]+10*MIN([.Y$4]-[.$F58];0);0))*INT(([.$J58]-MAX([.Y$4]-[.$F58];0))*[.$I58])/100;0);0)" office:value-type="float" office:value="27" calcext:value-type="float">
            <text:p>27</text:p>
          </table:table-cell>
          <table:table-cell table:formula="of:=ROUNDUP(MAX((100-MAX([.Z$5]+10*MIN([.Z$4]-[.$F58];0);0))*INT(([.$J58]-MAX([.Z$4]-[.$F58];0))*[.$I58])/100;0);0)" office:value-type="float" office:value="27" calcext:value-type="float">
            <text:p>27</text:p>
          </table:table-cell>
          <table:table-cell table:formula="of:=ROUNDUP(MAX((100-MAX([.AA$5]+10*MIN([.AA$4]-[.$F58];0);0))*INT(([.$J58]-MAX([.AA$4]-[.$F58];0))*[.$I58])/100;0);0)" office:value-type="float" office:value="27" calcext:value-type="float">
            <text:p>27</text:p>
          </table:table-cell>
          <table:table-cell table:formula="of:=ROUNDUP(MAX((100-MAX([.AB$5]+10*MIN([.AB$4]-[.$F58];0);0))*INT(([.$J58]-MAX([.AB$4]-[.$F58];0))*[.$I58])/100;0);0)" office:value-type="float" office:value="26" calcext:value-type="float">
            <text:p>26</text:p>
          </table:table-cell>
          <table:table-cell table:formula="of:=ROUNDUP(MAX((100-MAX([.AC$5]+10*MIN([.AC$4]-[.$F58];0);0))*INT(([.$J58]-MAX([.AC$4]-[.$F58];0))*[.$I58])/100;0);0)" office:value-type="float" office:value="25" calcext:value-type="float">
            <text:p>25</text:p>
          </table:table-cell>
          <table:table-cell table:formula="of:=ROUNDUP(MAX((100-MAX([.AD$5]+10*MIN([.AD$4]-[.$F58];0);0))*INT(([.$J58]-MAX([.AD$4]-[.$F58];0))*[.$I58])/100;0);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LOOKUP([.$B59];[$'EcCo ammo'.$A$2:$'EcCo ammo'.$A$33];[$'EcCo ammo'.F$2:$'EcCo ammo'.F$33])" office:value-type="float" office:value="-5" calcext:value-type="float">
            <text:p>-5</text:p>
          </table:table-cell>
          <table:table-cell table:formula="of:=LOOKUP([.$B59];[$'EcCo ammo'.$A$2:$'EcCo ammo'.$A$33];[$'EcCo ammo'.G$2:$'EcCo ammo'.G$33])" office:value-type="float" office:value="8" calcext:value-type="float">
            <text:p>8</text:p>
          </table:table-cell>
          <table:table-cell table:formula="of:=LOOKUP([.$B59];[$'EcCo ammo'.$A$2:$'EcCo ammo'.$A$33];[$'EcCo ammo'.H$2:$'EcCo ammo'.H$33])" office:value-type="float" office:value="1" calcext:value-type="float">
            <text:p>1</text:p>
          </table:table-cell>
          <table:table-cell table:formula="of:=LOOKUP([.$B59];[$'EcCo ammo'.$A$2:$'EcCo ammo'.$A$33];[$'EcCo ammo'.I$2:$'EcCo ammo'.I$33])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L$5]+10*MIN([.L$4]-[.$F59];0);0))*INT(([.$J59]-MAX([.L$4]-[.$F59];0))*[.$I59])/100;0);0)" office:value-type="float" office:value="15" calcext:value-type="float">
            <text:p>15</text:p>
          </table:table-cell>
          <table:table-cell table:formula="of:=ROUNDUP(MAX((100-MAX([.M$5]+10*MIN([.M$4]-[.$F59];0);0))*INT(([.$J59]-MAX([.M$4]-[.$F59];0))*[.$I59])/100;0);0)" office:value-type="float" office:value="15" calcext:value-type="float">
            <text:p>15</text:p>
          </table:table-cell>
          <table:table-cell table:formula="of:=ROUNDUP(MAX((100-MAX([.N$5]+10*MIN([.N$4]-[.$F59];0);0))*INT(([.$J59]-MAX([.N$4]-[.$F59];0))*[.$I59])/100;0);0)" office:value-type="float" office:value="15" calcext:value-type="float">
            <text:p>15</text:p>
          </table:table-cell>
          <table:table-cell table:formula="of:=ROUNDUP(MAX((100-MAX([.O$5]+10*MIN([.O$4]-[.$F59];0);0))*INT(([.$J59]-MAX([.O$4]-[.$F59];0))*[.$I59])/100;0);0)" office:value-type="float" office:value="15" calcext:value-type="float">
            <text:p>15</text:p>
          </table:table-cell>
          <table:table-cell table:formula="of:=ROUNDUP(MAX((100-MAX([.P$5]+10*MIN([.P$4]-[.$F59];0);0))*INT(([.$J59]-MAX([.P$4]-[.$F59];0))*[.$I59])/100;0);0)" office:value-type="float" office:value="15" calcext:value-type="float">
            <text:p>15</text:p>
          </table:table-cell>
          <table:table-cell table:formula="of:=ROUNDUP(MAX((100-MAX([.Q$5]+10*MIN([.Q$4]-[.$F59];0);0))*INT(([.$J59]-MAX([.Q$4]-[.$F59];0))*[.$I59])/100;0);0)" office:value-type="float" office:value="15" calcext:value-type="float">
            <text:p>15</text:p>
          </table:table-cell>
          <table:table-cell table:formula="of:=ROUNDUP(MAX((100-MAX([.R$5]+10*MIN([.R$4]-[.$F59];0);0))*INT(([.$J59]-MAX([.R$4]-[.$F59];0))*[.$I59])/100;0);0)" office:value-type="float" office:value="15" calcext:value-type="float">
            <text:p>15</text:p>
          </table:table-cell>
          <table:table-cell table:formula="of:=ROUNDUP(MAX((100-MAX([.S$5]+10*MIN([.S$4]-[.$F59];0);0))*INT(([.$J59]-MAX([.S$4]-[.$F59];0))*[.$I59])/100;0);0)" office:value-type="float" office:value="15" calcext:value-type="float">
            <text:p>15</text:p>
          </table:table-cell>
          <table:table-cell table:formula="of:=ROUNDUP(MAX((100-MAX([.T$5]+10*MIN([.T$4]-[.$F59];0);0))*INT(([.$J59]-MAX([.T$4]-[.$F59];0))*[.$I59])/100;0);0)" office:value-type="float" office:value="15" calcext:value-type="float">
            <text:p>15</text:p>
          </table:table-cell>
          <table:table-cell table:formula="of:=ROUNDUP(MAX((100-MAX([.U$5]+10*MIN([.U$4]-[.$F59];0);0))*INT(([.$J59]-MAX([.U$4]-[.$F59];0))*[.$I59])/100;0);0)" office:value-type="float" office:value="15" calcext:value-type="float">
            <text:p>15</text:p>
          </table:table-cell>
          <table:table-cell table:formula="of:=ROUNDUP(MAX((100-MAX([.V$5]+10*MIN([.V$4]-[.$F59];0);0))*INT(([.$J59]-MAX([.V$4]-[.$F59];0))*[.$I59])/100;0);0)" office:value-type="float" office:value="14" calcext:value-type="float">
            <text:p>14</text:p>
          </table:table-cell>
          <table:table-cell table:formula="of:=ROUNDUP(MAX((100-MAX([.W$5]+10*MIN([.W$4]-[.$F59];0);0))*INT(([.$J59]-MAX([.W$4]-[.$F59];0))*[.$I59])/100;0);0)" office:value-type="float" office:value="12" calcext:value-type="float">
            <text:p>12</text:p>
          </table:table-cell>
          <table:table-cell table:formula="of:=ROUNDUP(MAX((100-MAX([.X$5]+10*MIN([.X$4]-[.$F59];0);0))*INT(([.$J59]-MAX([.X$4]-[.$F59];0))*[.$I59])/100;0);0)" office:value-type="float" office:value="12" calcext:value-type="float">
            <text:p>12</text:p>
          </table:table-cell>
          <table:table-cell table:formula="of:=ROUNDUP(MAX((100-MAX([.Y$5]+10*MIN([.Y$4]-[.$F59];0);0))*INT(([.$J59]-MAX([.Y$4]-[.$F59];0))*[.$I59])/100;0);0)" office:value-type="float" office:value="9" calcext:value-type="float">
            <text:p>9</text:p>
          </table:table-cell>
          <table:table-cell table:formula="of:=ROUNDUP(MAX((100-MAX([.Z$5]+10*MIN([.Z$4]-[.$F59];0);0))*INT(([.$J59]-MAX([.Z$4]-[.$F59];0))*[.$I59])/100;0);0)" office:value-type="float" office:value="7" calcext:value-type="float">
            <text:p>7</text:p>
          </table:table-cell>
          <table:table-cell table:formula="of:=ROUNDUP(MAX((100-MAX([.AA$5]+10*MIN([.AA$4]-[.$F59];0);0))*INT(([.$J59]-MAX([.AA$4]-[.$F59];0))*[.$I59])/100;0);0)" office:value-type="float" office:value="6" calcext:value-type="float">
            <text:p>6</text:p>
          </table:table-cell>
          <table:table-cell table:formula="of:=ROUNDUP(MAX((100-MAX([.AB$5]+10*MIN([.AB$4]-[.$F59];0);0))*INT(([.$J59]-MAX([.AB$4]-[.$F59];0))*[.$I59])/100;0);0)" office:value-type="float" office:value="4" calcext:value-type="float">
            <text:p>4</text:p>
          </table:table-cell>
          <table:table-cell table:formula="of:=ROUNDUP(MAX((100-MAX([.AC$5]+10*MIN([.AC$4]-[.$F59];0);0))*INT(([.$J59]-MAX([.AC$4]-[.$F59];0))*[.$I59])/100;0);0)" office:value-type="float" office:value="3" calcext:value-type="float">
            <text:p>3</text:p>
          </table:table-cell>
          <table:table-cell table:formula="of:=ROUNDUP(MAX((100-MAX([.AD$5]+10*MIN([.AD$4]-[.$F59];0);0))*INT(([.$J59]-MAX([.AD$4]-[.$F59];0))*[.$I59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LOOKUP([.$B60];[$'EcCo ammo'.$A$2:$'EcCo ammo'.$A$33];[$'EcCo ammo'.F$2:$'EcCo ammo'.F$33])" office:value-type="float" office:value="-5" calcext:value-type="float">
            <text:p>-5</text:p>
          </table:table-cell>
          <table:table-cell table:formula="of:=LOOKUP([.$B60];[$'EcCo ammo'.$A$2:$'EcCo ammo'.$A$33];[$'EcCo ammo'.G$2:$'EcCo ammo'.G$33])" office:value-type="float" office:value="8" calcext:value-type="float">
            <text:p>8</text:p>
          </table:table-cell>
          <table:table-cell table:formula="of:=LOOKUP([.$B60];[$'EcCo ammo'.$A$2:$'EcCo ammo'.$A$33];[$'EcCo ammo'.H$2:$'EcCo ammo'.H$33])" office:value-type="float" office:value="1" calcext:value-type="float">
            <text:p>1</text:p>
          </table:table-cell>
          <table:table-cell table:formula="of:=LOOKUP([.$B60];[$'EcCo ammo'.$A$2:$'EcCo ammo'.$A$33];[$'EcCo ammo'.I$2:$'EcCo ammo'.I$33])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L$5]+10*MIN([.L$4]-[.$F60];0);0))*INT(([.$J60]-MAX([.L$4]-[.$F60];0))*[.$I60])/100;0);0)" office:value-type="float" office:value="18" calcext:value-type="float">
            <text:p>18</text:p>
          </table:table-cell>
          <table:table-cell table:formula="of:=ROUNDUP(MAX((100-MAX([.M$5]+10*MIN([.M$4]-[.$F60];0);0))*INT(([.$J60]-MAX([.M$4]-[.$F60];0))*[.$I60])/100;0);0)" office:value-type="float" office:value="18" calcext:value-type="float">
            <text:p>18</text:p>
          </table:table-cell>
          <table:table-cell table:formula="of:=ROUNDUP(MAX((100-MAX([.N$5]+10*MIN([.N$4]-[.$F60];0);0))*INT(([.$J60]-MAX([.N$4]-[.$F60];0))*[.$I60])/100;0);0)" office:value-type="float" office:value="18" calcext:value-type="float">
            <text:p>18</text:p>
          </table:table-cell>
          <table:table-cell table:formula="of:=ROUNDUP(MAX((100-MAX([.O$5]+10*MIN([.O$4]-[.$F60];0);0))*INT(([.$J60]-MAX([.O$4]-[.$F60];0))*[.$I60])/100;0);0)" office:value-type="float" office:value="18" calcext:value-type="float">
            <text:p>18</text:p>
          </table:table-cell>
          <table:table-cell table:formula="of:=ROUNDUP(MAX((100-MAX([.P$5]+10*MIN([.P$4]-[.$F60];0);0))*INT(([.$J60]-MAX([.P$4]-[.$F60];0))*[.$I60])/100;0);0)" office:value-type="float" office:value="18" calcext:value-type="float">
            <text:p>18</text:p>
          </table:table-cell>
          <table:table-cell table:formula="of:=ROUNDUP(MAX((100-MAX([.Q$5]+10*MIN([.Q$4]-[.$F60];0);0))*INT(([.$J60]-MAX([.Q$4]-[.$F60];0))*[.$I60])/100;0);0)" office:value-type="float" office:value="18" calcext:value-type="float">
            <text:p>18</text:p>
          </table:table-cell>
          <table:table-cell table:formula="of:=ROUNDUP(MAX((100-MAX([.R$5]+10*MIN([.R$4]-[.$F60];0);0))*INT(([.$J60]-MAX([.R$4]-[.$F60];0))*[.$I60])/100;0);0)" office:value-type="float" office:value="18" calcext:value-type="float">
            <text:p>18</text:p>
          </table:table-cell>
          <table:table-cell table:formula="of:=ROUNDUP(MAX((100-MAX([.S$5]+10*MIN([.S$4]-[.$F60];0);0))*INT(([.$J60]-MAX([.S$4]-[.$F60];0))*[.$I60])/100;0);0)" office:value-type="float" office:value="18" calcext:value-type="float">
            <text:p>18</text:p>
          </table:table-cell>
          <table:table-cell table:formula="of:=ROUNDUP(MAX((100-MAX([.T$5]+10*MIN([.T$4]-[.$F60];0);0))*INT(([.$J60]-MAX([.T$4]-[.$F60];0))*[.$I60])/100;0);0)" office:value-type="float" office:value="18" calcext:value-type="float">
            <text:p>18</text:p>
          </table:table-cell>
          <table:table-cell table:formula="of:=ROUNDUP(MAX((100-MAX([.U$5]+10*MIN([.U$4]-[.$F60];0);0))*INT(([.$J60]-MAX([.U$4]-[.$F60];0))*[.$I60])/100;0);0)" office:value-type="float" office:value="18" calcext:value-type="float">
            <text:p>18</text:p>
          </table:table-cell>
          <table:table-cell table:formula="of:=ROUNDUP(MAX((100-MAX([.V$5]+10*MIN([.V$4]-[.$F60];0);0))*INT(([.$J60]-MAX([.V$4]-[.$F60];0))*[.$I60])/100;0);0)" office:value-type="float" office:value="17" calcext:value-type="float">
            <text:p>17</text:p>
          </table:table-cell>
          <table:table-cell table:formula="of:=ROUNDUP(MAX((100-MAX([.W$5]+10*MIN([.W$4]-[.$F60];0);0))*INT(([.$J60]-MAX([.W$4]-[.$F60];0))*[.$I60])/100;0);0)" office:value-type="float" office:value="15" calcext:value-type="float">
            <text:p>15</text:p>
          </table:table-cell>
          <table:table-cell table:formula="of:=ROUNDUP(MAX((100-MAX([.X$5]+10*MIN([.X$4]-[.$F60];0);0))*INT(([.$J60]-MAX([.X$4]-[.$F60];0))*[.$I60])/100;0);0)" office:value-type="float" office:value="14" calcext:value-type="float">
            <text:p>14</text:p>
          </table:table-cell>
          <table:table-cell table:formula="of:=ROUNDUP(MAX((100-MAX([.Y$5]+10*MIN([.Y$4]-[.$F60];0);0))*INT(([.$J60]-MAX([.Y$4]-[.$F60];0))*[.$I60])/100;0);0)" office:value-type="float" office:value="10" calcext:value-type="float">
            <text:p>10</text:p>
          </table:table-cell>
          <table:table-cell table:formula="of:=ROUNDUP(MAX((100-MAX([.Z$5]+10*MIN([.Z$4]-[.$F60];0);0))*INT(([.$J60]-MAX([.Z$4]-[.$F60];0))*[.$I60])/100;0);0)" office:value-type="float" office:value="8" calcext:value-type="float">
            <text:p>8</text:p>
          </table:table-cell>
          <table:table-cell table:formula="of:=ROUNDUP(MAX((100-MAX([.AA$5]+10*MIN([.AA$4]-[.$F60];0);0))*INT(([.$J60]-MAX([.AA$4]-[.$F60];0))*[.$I60])/100;0);0)" office:value-type="float" office:value="7" calcext:value-type="float">
            <text:p>7</text:p>
          </table:table-cell>
          <table:table-cell table:formula="of:=ROUNDUP(MAX((100-MAX([.AB$5]+10*MIN([.AB$4]-[.$F60];0);0))*INT(([.$J60]-MAX([.AB$4]-[.$F60];0))*[.$I60])/100;0);0)" office:value-type="float" office:value="5" calcext:value-type="float">
            <text:p>5</text:p>
          </table:table-cell>
          <table:table-cell table:formula="of:=ROUNDUP(MAX((100-MAX([.AC$5]+10*MIN([.AC$4]-[.$F60];0);0))*INT(([.$J60]-MAX([.AC$4]-[.$F60];0))*[.$I60])/100;0);0)" office:value-type="float" office:value="4" calcext:value-type="float">
            <text:p>4</text:p>
          </table:table-cell>
          <table:table-cell table:formula="of:=ROUNDUP(MAX((100-MAX([.AD$5]+10*MIN([.AD$4]-[.$F60];0);0))*INT(([.$J60]-MAX([.AD$4]-[.$F60];0))*[.$I60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LOOKUP([.$B61];[$'EcCo ammo'.$A$2:$'EcCo ammo'.$A$33];[$'EcCo ammo'.F$2:$'EcCo ammo'.F$33])" office:value-type="float" office:value="-5" calcext:value-type="float">
            <text:p>-5</text:p>
          </table:table-cell>
          <table:table-cell table:formula="of:=LOOKUP([.$B61];[$'EcCo ammo'.$A$2:$'EcCo ammo'.$A$33];[$'EcCo ammo'.G$2:$'EcCo ammo'.G$33])" office:value-type="float" office:value="8" calcext:value-type="float">
            <text:p>8</text:p>
          </table:table-cell>
          <table:table-cell table:formula="of:=LOOKUP([.$B61];[$'EcCo ammo'.$A$2:$'EcCo ammo'.$A$33];[$'EcCo ammo'.H$2:$'EcCo ammo'.H$33])" office:value-type="float" office:value="1" calcext:value-type="float">
            <text:p>1</text:p>
          </table:table-cell>
          <table:table-cell table:formula="of:=LOOKUP([.$B61];[$'EcCo ammo'.$A$2:$'EcCo ammo'.$A$33];[$'EcCo ammo'.I$2:$'EcCo ammo'.I$33])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.00</text:p>
          </table:table-cell>
          <table:table-cell table:formula="of:=ROUND(AVERAGE([.C61];[.D61]))" office:value-type="float" office:value="19" calcext:value-type="float">
            <text:p>19</text:p>
          </table:table-cell>
          <table:table-cell/>
          <table:table-cell table:formula="of:=ROUNDUP(MAX((100-MAX([.L$5]+10*MIN([.L$4]-[.$F61];0);0))*INT(([.$J61]-MAX([.L$4]-[.$F61];0))*[.$I61])/100;0);0)" office:value-type="float" office:value="19" calcext:value-type="float">
            <text:p>19</text:p>
          </table:table-cell>
          <table:table-cell table:formula="of:=ROUNDUP(MAX((100-MAX([.M$5]+10*MIN([.M$4]-[.$F61];0);0))*INT(([.$J61]-MAX([.M$4]-[.$F61];0))*[.$I61])/100;0);0)" office:value-type="float" office:value="19" calcext:value-type="float">
            <text:p>19</text:p>
          </table:table-cell>
          <table:table-cell table:formula="of:=ROUNDUP(MAX((100-MAX([.N$5]+10*MIN([.N$4]-[.$F61];0);0))*INT(([.$J61]-MAX([.N$4]-[.$F61];0))*[.$I61])/100;0);0)" office:value-type="float" office:value="19" calcext:value-type="float">
            <text:p>19</text:p>
          </table:table-cell>
          <table:table-cell table:formula="of:=ROUNDUP(MAX((100-MAX([.O$5]+10*MIN([.O$4]-[.$F61];0);0))*INT(([.$J61]-MAX([.O$4]-[.$F61];0))*[.$I61])/100;0);0)" office:value-type="float" office:value="19" calcext:value-type="float">
            <text:p>19</text:p>
          </table:table-cell>
          <table:table-cell table:formula="of:=ROUNDUP(MAX((100-MAX([.P$5]+10*MIN([.P$4]-[.$F61];0);0))*INT(([.$J61]-MAX([.P$4]-[.$F61];0))*[.$I61])/100;0);0)" office:value-type="float" office:value="19" calcext:value-type="float">
            <text:p>19</text:p>
          </table:table-cell>
          <table:table-cell table:formula="of:=ROUNDUP(MAX((100-MAX([.Q$5]+10*MIN([.Q$4]-[.$F61];0);0))*INT(([.$J61]-MAX([.Q$4]-[.$F61];0))*[.$I61])/100;0);0)" office:value-type="float" office:value="19" calcext:value-type="float">
            <text:p>19</text:p>
          </table:table-cell>
          <table:table-cell table:formula="of:=ROUNDUP(MAX((100-MAX([.R$5]+10*MIN([.R$4]-[.$F61];0);0))*INT(([.$J61]-MAX([.R$4]-[.$F61];0))*[.$I61])/100;0);0)" office:value-type="float" office:value="19" calcext:value-type="float">
            <text:p>19</text:p>
          </table:table-cell>
          <table:table-cell table:formula="of:=ROUNDUP(MAX((100-MAX([.S$5]+10*MIN([.S$4]-[.$F61];0);0))*INT(([.$J61]-MAX([.S$4]-[.$F61];0))*[.$I61])/100;0);0)" office:value-type="float" office:value="19" calcext:value-type="float">
            <text:p>19</text:p>
          </table:table-cell>
          <table:table-cell table:formula="of:=ROUNDUP(MAX((100-MAX([.T$5]+10*MIN([.T$4]-[.$F61];0);0))*INT(([.$J61]-MAX([.T$4]-[.$F61];0))*[.$I61])/100;0);0)" office:value-type="float" office:value="19" calcext:value-type="float">
            <text:p>19</text:p>
          </table:table-cell>
          <table:table-cell table:formula="of:=ROUNDUP(MAX((100-MAX([.U$5]+10*MIN([.U$4]-[.$F61];0);0))*INT(([.$J61]-MAX([.U$4]-[.$F61];0))*[.$I61])/100;0);0)" office:value-type="float" office:value="19" calcext:value-type="float">
            <text:p>19</text:p>
          </table:table-cell>
          <table:table-cell table:formula="of:=ROUNDUP(MAX((100-MAX([.V$5]+10*MIN([.V$4]-[.$F61];0);0))*INT(([.$J61]-MAX([.V$4]-[.$F61];0))*[.$I61])/100;0);0)" office:value-type="float" office:value="18" calcext:value-type="float">
            <text:p>18</text:p>
          </table:table-cell>
          <table:table-cell table:formula="of:=ROUNDUP(MAX((100-MAX([.W$5]+10*MIN([.W$4]-[.$F61];0);0))*INT(([.$J61]-MAX([.W$4]-[.$F61];0))*[.$I61])/100;0);0)" office:value-type="float" office:value="16" calcext:value-type="float">
            <text:p>16</text:p>
          </table:table-cell>
          <table:table-cell table:formula="of:=ROUNDUP(MAX((100-MAX([.X$5]+10*MIN([.X$4]-[.$F61];0);0))*INT(([.$J61]-MAX([.X$4]-[.$F61];0))*[.$I61])/100;0);0)" office:value-type="float" office:value="15" calcext:value-type="float">
            <text:p>15</text:p>
          </table:table-cell>
          <table:table-cell table:formula="of:=ROUNDUP(MAX((100-MAX([.Y$5]+10*MIN([.Y$4]-[.$F61];0);0))*INT(([.$J61]-MAX([.Y$4]-[.$F61];0))*[.$I61])/100;0);0)" office:value-type="float" office:value="11" calcext:value-type="float">
            <text:p>11</text:p>
          </table:table-cell>
          <table:table-cell table:formula="of:=ROUNDUP(MAX((100-MAX([.Z$5]+10*MIN([.Z$4]-[.$F61];0);0))*INT(([.$J61]-MAX([.Z$4]-[.$F61];0))*[.$I61])/100;0);0)" office:value-type="float" office:value="9" calcext:value-type="float">
            <text:p>9</text:p>
          </table:table-cell>
          <table:table-cell table:formula="of:=ROUNDUP(MAX((100-MAX([.AA$5]+10*MIN([.AA$4]-[.$F61];0);0))*INT(([.$J61]-MAX([.AA$4]-[.$F61];0))*[.$I61])/100;0);0)" office:value-type="float" office:value="8" calcext:value-type="float">
            <text:p>8</text:p>
          </table:table-cell>
          <table:table-cell table:formula="of:=ROUNDUP(MAX((100-MAX([.AB$5]+10*MIN([.AB$4]-[.$F61];0);0))*INT(([.$J61]-MAX([.AB$4]-[.$F61];0))*[.$I61])/100;0);0)" office:value-type="float" office:value="5" calcext:value-type="float">
            <text:p>5</text:p>
          </table:table-cell>
          <table:table-cell table:formula="of:=ROUNDUP(MAX((100-MAX([.AC$5]+10*MIN([.AC$4]-[.$F61];0);0))*INT(([.$J61]-MAX([.AC$4]-[.$F61];0))*[.$I61])/100;0);0)" office:value-type="float" office:value="4" calcext:value-type="float">
            <text:p>4</text:p>
          </table:table-cell>
          <table:table-cell table:formula="of:=ROUNDUP(MAX((100-MAX([.AD$5]+10*MIN([.AD$4]-[.$F61];0);0))*INT(([.$J61]-MAX([.AD$4]-[.$F61];0))*[.$I61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2];[$'EcCo ammo'.$A$2:$'EcCo ammo'.$A$33];[$'EcCo ammo'.F$2:$'EcCo ammo'.F$33])" office:value-type="float" office:value="10" calcext:value-type="float">
            <text:p>10</text:p>
          </table:table-cell>
          <table:table-cell table:formula="of:=LOOKUP([.$B62];[$'EcCo ammo'.$A$2:$'EcCo ammo'.$A$33];[$'EcCo ammo'.G$2:$'EcCo ammo'.G$33])" office:value-type="float" office:value="0" calcext:value-type="float">
            <text:p>0</text:p>
          </table:table-cell>
          <table:table-cell table:formula="of:=LOOKUP([.$B62];[$'EcCo ammo'.$A$2:$'EcCo ammo'.$A$33];[$'EcCo ammo'.H$2:$'EcCo ammo'.H$33])" office:value-type="float" office:value="4" calcext:value-type="float">
            <text:p>4</text:p>
          </table:table-cell>
          <table:table-cell table:formula="of:=LOOKUP([.$B62];[$'EcCo ammo'.$A$2:$'EcCo ammo'.$A$33];[$'EcCo ammo'.I$2:$'EcCo ammo'.I$33])" office:value-type="float" office:value="3" calcext:value-type="float">
            <text:p>3</text:p>
          </table:table-cell>
          <table:table-cell table:formula="of:=[.G62]/[.H62]" office:value-type="float" office:value="1.33333333333333" calcext:value-type="float">
            <text:p>1.33</text:p>
          </table:table-cell>
          <table:table-cell table:formula="of:=ROUND(AVERAGE([.C62];[.D62]))" office:value-type="float" office:value="13" calcext:value-type="float">
            <text:p>13</text:p>
          </table:table-cell>
          <table:table-cell/>
          <table:table-cell table:formula="of:=ROUNDUP(MAX((100-MAX([.L$5]+10*MIN([.L$4]-[.$F62];0);0))*INT(([.$J62]-MAX([.L$4]-[.$F62];0))*[.$I62])/100;0);0)" office:value-type="float" office:value="17" calcext:value-type="float">
            <text:p>17</text:p>
          </table:table-cell>
          <table:table-cell table:formula="of:=ROUNDUP(MAX((100-MAX([.M$5]+10*MIN([.M$4]-[.$F62];0);0))*INT(([.$J62]-MAX([.M$4]-[.$F62];0))*[.$I62])/100;0);0)" office:value-type="float" office:value="16" calcext:value-type="float">
            <text:p>16</text:p>
          </table:table-cell>
          <table:table-cell table:formula="of:=ROUNDUP(MAX((100-MAX([.N$5]+10*MIN([.N$4]-[.$F62];0);0))*INT(([.$J62]-MAX([.N$4]-[.$F62];0))*[.$I62])/100;0);0)" office:value-type="float" office:value="14" calcext:value-type="float">
            <text:p>14</text:p>
          </table:table-cell>
          <table:table-cell table:formula="of:=ROUNDUP(MAX((100-MAX([.O$5]+10*MIN([.O$4]-[.$F62];0);0))*INT(([.$J62]-MAX([.O$4]-[.$F62];0))*[.$I62])/100;0);0)" office:value-type="float" office:value="11" calcext:value-type="float">
            <text:p>11</text:p>
          </table:table-cell>
          <table:table-cell table:formula="of:=ROUNDUP(MAX((100-MAX([.P$5]+10*MIN([.P$4]-[.$F62];0);0))*INT(([.$J62]-MAX([.P$4]-[.$F62];0))*[.$I62])/100;0);0)" office:value-type="float" office:value="10" calcext:value-type="float">
            <text:p>10</text:p>
          </table:table-cell>
          <table:table-cell table:formula="of:=ROUNDUP(MAX((100-MAX([.Q$5]+10*MIN([.Q$4]-[.$F62];0);0))*INT(([.$J62]-MAX([.Q$4]-[.$F62];0))*[.$I62])/100;0);0)" office:value-type="float" office:value="10" calcext:value-type="float">
            <text:p>10</text:p>
          </table:table-cell>
          <table:table-cell table:formula="of:=ROUNDUP(MAX((100-MAX([.R$5]+10*MIN([.R$4]-[.$F62];0);0))*INT(([.$J62]-MAX([.R$4]-[.$F62];0))*[.$I62])/100;0);0)" office:value-type="float" office:value="9" calcext:value-type="float">
            <text:p>9</text:p>
          </table:table-cell>
          <table:table-cell table:formula="of:=ROUNDUP(MAX((100-MAX([.S$5]+10*MIN([.S$4]-[.$F62];0);0))*INT(([.$J62]-MAX([.S$4]-[.$F62];0))*[.$I62])/100;0);0)" office:value-type="float" office:value="8" calcext:value-type="float">
            <text:p>8</text:p>
          </table:table-cell>
          <table:table-cell table:formula="of:=ROUNDUP(MAX((100-MAX([.T$5]+10*MIN([.T$4]-[.$F62];0);0))*INT(([.$J62]-MAX([.T$4]-[.$F62];0))*[.$I62])/100;0);0)" office:value-type="float" office:value="8" calcext:value-type="float">
            <text:p>8</text:p>
          </table:table-cell>
          <table:table-cell table:formula="of:=ROUNDUP(MAX((100-MAX([.U$5]+10*MIN([.U$4]-[.$F62];0);0))*INT(([.$J62]-MAX([.U$4]-[.$F62];0))*[.$I62])/100;0);0)" office:value-type="float" office:value="8" calcext:value-type="float">
            <text:p>8</text:p>
          </table:table-cell>
          <table:table-cell table:formula="of:=ROUNDUP(MAX((100-MAX([.V$5]+10*MIN([.V$4]-[.$F62];0);0))*INT(([.$J62]-MAX([.V$4]-[.$F62];0))*[.$I62])/100;0);0)" office:value-type="float" office:value="6" calcext:value-type="float">
            <text:p>6</text:p>
          </table:table-cell>
          <table:table-cell table:formula="of:=ROUNDUP(MAX((100-MAX([.W$5]+10*MIN([.W$4]-[.$F62];0);0))*INT(([.$J62]-MAX([.W$4]-[.$F62];0))*[.$I62])/100;0);0)" office:value-type="float" office:value="6" calcext:value-type="float">
            <text:p>6</text:p>
          </table:table-cell>
          <table:table-cell table:formula="of:=ROUNDUP(MAX((100-MAX([.X$5]+10*MIN([.X$4]-[.$F62];0);0))*INT(([.$J62]-MAX([.X$4]-[.$F62];0))*[.$I62])/100;0);0)" office:value-type="float" office:value="5" calcext:value-type="float">
            <text:p>5</text:p>
          </table:table-cell>
          <table:table-cell table:formula="of:=ROUNDUP(MAX((100-MAX([.Y$5]+10*MIN([.Y$4]-[.$F62];0);0))*INT(([.$J62]-MAX([.Y$4]-[.$F62];0))*[.$I62])/100;0);0)" office:value-type="float" office:value="4" calcext:value-type="float">
            <text:p>4</text:p>
          </table:table-cell>
          <table:table-cell table:formula="of:=ROUNDUP(MAX((100-MAX([.Z$5]+10*MIN([.Z$4]-[.$F62];0);0))*INT(([.$J62]-MAX([.Z$4]-[.$F62];0))*[.$I62])/100;0);0)" office:value-type="float" office:value="2" calcext:value-type="float">
            <text:p>2</text:p>
          </table:table-cell>
          <table:table-cell table:formula="of:=ROUNDUP(MAX((100-MAX([.AA$5]+10*MIN([.AA$4]-[.$F62];0);0))*INT(([.$J62]-MAX([.AA$4]-[.$F62];0))*[.$I62])/100;0);0)" office:value-type="float" office:value="1" calcext:value-type="float">
            <text:p>1</text:p>
          </table:table-cell>
          <table:table-cell table:formula="of:=ROUNDUP(MAX((100-MAX([.AB$5]+10*MIN([.AB$4]-[.$F62];0);0))*INT(([.$J62]-MAX([.AB$4]-[.$F62];0))*[.$I62])/100;0);0)" office:value-type="float" office:value="0" calcext:value-type="float">
            <text:p>0</text:p>
          </table:table-cell>
          <table:table-cell table:formula="of:=ROUNDUP(MAX((100-MAX([.AC$5]+10*MIN([.AC$4]-[.$F62];0);0))*INT(([.$J62]-MAX([.AC$4]-[.$F62];0))*[.$I62])/100;0);0)" office:value-type="float" office:value="0" calcext:value-type="float">
            <text:p>0</text:p>
          </table:table-cell>
          <table:table-cell table:formula="of:=ROUNDUP(MAX((100-MAX([.AD$5]+10*MIN([.AD$4]-[.$F62];0);0))*INT(([.$J62]-MAX([.AD$4]-[.$F62];0))*[.$I62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3];[$'EcCo ammo'.$A$2:$'EcCo ammo'.$A$33];[$'EcCo ammo'.F$2:$'EcCo ammo'.F$33])" office:value-type="float" office:value="-10" calcext:value-type="float">
            <text:p>-10</text:p>
          </table:table-cell>
          <table:table-cell table:formula="of:=LOOKUP([.$B63];[$'EcCo ammo'.$A$2:$'EcCo ammo'.$A$33];[$'EcCo ammo'.G$2:$'EcCo ammo'.G$33])" office:value-type="float" office:value="6" calcext:value-type="float">
            <text:p>6</text:p>
          </table:table-cell>
          <table:table-cell table:formula="of:=LOOKUP([.$B63];[$'EcCo ammo'.$A$2:$'EcCo ammo'.$A$33];[$'EcCo ammo'.H$2:$'EcCo ammo'.H$33])" office:value-type="float" office:value="1" calcext:value-type="float">
            <text:p>1</text:p>
          </table:table-cell>
          <table:table-cell table:formula="of:=LOOKUP([.$B63];[$'EcCo ammo'.$A$2:$'EcCo ammo'.$A$33];[$'EcCo ammo'.I$2:$'EcCo ammo'.I$33])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.00</text:p>
          </table:table-cell>
          <table:table-cell table:formula="of:=ROUND(AVERAGE([.C63];[.D63]))" office:value-type="float" office:value="13" calcext:value-type="float">
            <text:p>13</text:p>
          </table:table-cell>
          <table:table-cell/>
          <table:table-cell table:formula="of:=ROUNDUP(MAX((100-MAX([.L$5]+10*MIN([.L$4]-[.$F63];0);0))*INT(([.$J63]-MAX([.L$4]-[.$F63];0))*[.$I63])/100;0);0)" office:value-type="float" office:value="13" calcext:value-type="float">
            <text:p>13</text:p>
          </table:table-cell>
          <table:table-cell table:formula="of:=ROUNDUP(MAX((100-MAX([.M$5]+10*MIN([.M$4]-[.$F63];0);0))*INT(([.$J63]-MAX([.M$4]-[.$F63];0))*[.$I63])/100;0);0)" office:value-type="float" office:value="13" calcext:value-type="float">
            <text:p>13</text:p>
          </table:table-cell>
          <table:table-cell table:formula="of:=ROUNDUP(MAX((100-MAX([.N$5]+10*MIN([.N$4]-[.$F63];0);0))*INT(([.$J63]-MAX([.N$4]-[.$F63];0))*[.$I63])/100;0);0)" office:value-type="float" office:value="13" calcext:value-type="float">
            <text:p>13</text:p>
          </table:table-cell>
          <table:table-cell table:formula="of:=ROUNDUP(MAX((100-MAX([.O$5]+10*MIN([.O$4]-[.$F63];0);0))*INT(([.$J63]-MAX([.O$4]-[.$F63];0))*[.$I63])/100;0);0)" office:value-type="float" office:value="13" calcext:value-type="float">
            <text:p>13</text:p>
          </table:table-cell>
          <table:table-cell table:formula="of:=ROUNDUP(MAX((100-MAX([.P$5]+10*MIN([.P$4]-[.$F63];0);0))*INT(([.$J63]-MAX([.P$4]-[.$F63];0))*[.$I63])/100;0);0)" office:value-type="float" office:value="13" calcext:value-type="float">
            <text:p>13</text:p>
          </table:table-cell>
          <table:table-cell table:formula="of:=ROUNDUP(MAX((100-MAX([.Q$5]+10*MIN([.Q$4]-[.$F63];0);0))*INT(([.$J63]-MAX([.Q$4]-[.$F63];0))*[.$I63])/100;0);0)" office:value-type="float" office:value="13" calcext:value-type="float">
            <text:p>13</text:p>
          </table:table-cell>
          <table:table-cell table:formula="of:=ROUNDUP(MAX((100-MAX([.R$5]+10*MIN([.R$4]-[.$F63];0);0))*INT(([.$J63]-MAX([.R$4]-[.$F63];0))*[.$I63])/100;0);0)" office:value-type="float" office:value="12" calcext:value-type="float">
            <text:p>12</text:p>
          </table:table-cell>
          <table:table-cell table:formula="of:=ROUNDUP(MAX((100-MAX([.S$5]+10*MIN([.S$4]-[.$F63];0);0))*INT(([.$J63]-MAX([.S$4]-[.$F63];0))*[.$I63])/100;0);0)" office:value-type="float" office:value="12" calcext:value-type="float">
            <text:p>12</text:p>
          </table:table-cell>
          <table:table-cell table:formula="of:=ROUNDUP(MAX((100-MAX([.T$5]+10*MIN([.T$4]-[.$F63];0);0))*INT(([.$J63]-MAX([.T$4]-[.$F63];0))*[.$I63])/100;0);0)" office:value-type="float" office:value="12" calcext:value-type="float">
            <text:p>12</text:p>
          </table:table-cell>
          <table:table-cell table:formula="of:=ROUNDUP(MAX((100-MAX([.U$5]+10*MIN([.U$4]-[.$F63];0);0))*INT(([.$J63]-MAX([.U$4]-[.$F63];0))*[.$I63])/100;0);0)" office:value-type="float" office:value="11" calcext:value-type="float">
            <text:p>11</text:p>
          </table:table-cell>
          <table:table-cell table:formula="of:=ROUNDUP(MAX((100-MAX([.V$5]+10*MIN([.V$4]-[.$F63];0);0))*INT(([.$J63]-MAX([.V$4]-[.$F63];0))*[.$I63])/100;0);0)" office:value-type="float" office:value="10" calcext:value-type="float">
            <text:p>10</text:p>
          </table:table-cell>
          <table:table-cell table:formula="of:=ROUNDUP(MAX((100-MAX([.W$5]+10*MIN([.W$4]-[.$F63];0);0))*INT(([.$J63]-MAX([.W$4]-[.$F63];0))*[.$I63])/100;0);0)" office:value-type="float" office:value="8" calcext:value-type="float">
            <text:p>8</text:p>
          </table:table-cell>
          <table:table-cell table:formula="of:=ROUNDUP(MAX((100-MAX([.X$5]+10*MIN([.X$4]-[.$F63];0);0))*INT(([.$J63]-MAX([.X$4]-[.$F63];0))*[.$I63])/100;0);0)" office:value-type="float" office:value="8" calcext:value-type="float">
            <text:p>8</text:p>
          </table:table-cell>
          <table:table-cell table:formula="of:=ROUNDUP(MAX((100-MAX([.Y$5]+10*MIN([.Y$4]-[.$F63];0);0))*INT(([.$J63]-MAX([.Y$4]-[.$F63];0))*[.$I63])/100;0);0)" office:value-type="float" office:value="7" calcext:value-type="float">
            <text:p>7</text:p>
          </table:table-cell>
          <table:table-cell table:formula="of:=ROUNDUP(MAX((100-MAX([.Z$5]+10*MIN([.Z$4]-[.$F63];0);0))*INT(([.$J63]-MAX([.Z$4]-[.$F63];0))*[.$I63])/100;0);0)" office:value-type="float" office:value="5" calcext:value-type="float">
            <text:p>5</text:p>
          </table:table-cell>
          <table:table-cell table:formula="of:=ROUNDUP(MAX((100-MAX([.AA$5]+10*MIN([.AA$4]-[.$F63];0);0))*INT(([.$J63]-MAX([.AA$4]-[.$F63];0))*[.$I63])/100;0);0)" office:value-type="float" office:value="4" calcext:value-type="float">
            <text:p>4</text:p>
          </table:table-cell>
          <table:table-cell table:formula="of:=ROUNDUP(MAX((100-MAX([.AB$5]+10*MIN([.AB$4]-[.$F63];0);0))*INT(([.$J63]-MAX([.AB$4]-[.$F63];0))*[.$I63])/100;0);0)" office:value-type="float" office:value="2" calcext:value-type="float">
            <text:p>2</text:p>
          </table:table-cell>
          <table:table-cell table:formula="of:=ROUNDUP(MAX((100-MAX([.AC$5]+10*MIN([.AC$4]-[.$F63];0);0))*INT(([.$J63]-MAX([.AC$4]-[.$F63];0))*[.$I63])/100;0);0)" office:value-type="float" office:value="2" calcext:value-type="float">
            <text:p>2</text:p>
          </table:table-cell>
          <table:table-cell table:formula="of:=ROUNDUP(MAX((100-MAX([.AD$5]+10*MIN([.AD$4]-[.$F63];0);0))*INT(([.$J63]-MAX([.AD$4]-[.$F63];0))*[.$I63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4];[$'EcCo ammo'.$A$2:$'EcCo ammo'.$A$33];[$'EcCo ammo'.F$2:$'EcCo ammo'.F$33])" office:value-type="float" office:value="10" calcext:value-type="float">
            <text:p>10</text:p>
          </table:table-cell>
          <table:table-cell table:formula="of:=LOOKUP([.$B64];[$'EcCo ammo'.$A$2:$'EcCo ammo'.$A$33];[$'EcCo ammo'.G$2:$'EcCo ammo'.G$33])" office:value-type="float" office:value="0" calcext:value-type="float">
            <text:p>0</text:p>
          </table:table-cell>
          <table:table-cell table:formula="of:=LOOKUP([.$B64];[$'EcCo ammo'.$A$2:$'EcCo ammo'.$A$33];[$'EcCo ammo'.H$2:$'EcCo ammo'.H$33])" office:value-type="float" office:value="4" calcext:value-type="float">
            <text:p>4</text:p>
          </table:table-cell>
          <table:table-cell table:formula="of:=LOOKUP([.$B64];[$'EcCo ammo'.$A$2:$'EcCo ammo'.$A$33];[$'EcCo ammo'.I$2:$'EcCo ammo'.I$33])" office:value-type="float" office:value="3" calcext:value-type="float">
            <text:p>3</text:p>
          </table:table-cell>
          <table:table-cell table:formula="of:=[.G64]/[.H64]" office:value-type="float" office:value="1.33333333333333" calcext:value-type="float">
            <text:p>1.33</text:p>
          </table:table-cell>
          <table:table-cell table:formula="of:=ROUND(AVERAGE([.C64];[.D64]))" office:value-type="float" office:value="13" calcext:value-type="float">
            <text:p>13</text:p>
          </table:table-cell>
          <table:table-cell/>
          <table:table-cell table:formula="of:=ROUNDUP(MAX((100-MAX([.L$5]+10*MIN([.L$4]-[.$F64];0);0))*INT(([.$J64]-MAX([.L$4]-[.$F64];0))*[.$I64])/100;0);0)" office:value-type="float" office:value="17" calcext:value-type="float">
            <text:p>17</text:p>
          </table:table-cell>
          <table:table-cell table:formula="of:=ROUNDUP(MAX((100-MAX([.M$5]+10*MIN([.M$4]-[.$F64];0);0))*INT(([.$J64]-MAX([.M$4]-[.$F64];0))*[.$I64])/100;0);0)" office:value-type="float" office:value="16" calcext:value-type="float">
            <text:p>16</text:p>
          </table:table-cell>
          <table:table-cell table:formula="of:=ROUNDUP(MAX((100-MAX([.N$5]+10*MIN([.N$4]-[.$F64];0);0))*INT(([.$J64]-MAX([.N$4]-[.$F64];0))*[.$I64])/100;0);0)" office:value-type="float" office:value="14" calcext:value-type="float">
            <text:p>14</text:p>
          </table:table-cell>
          <table:table-cell table:formula="of:=ROUNDUP(MAX((100-MAX([.O$5]+10*MIN([.O$4]-[.$F64];0);0))*INT(([.$J64]-MAX([.O$4]-[.$F64];0))*[.$I64])/100;0);0)" office:value-type="float" office:value="11" calcext:value-type="float">
            <text:p>11</text:p>
          </table:table-cell>
          <table:table-cell table:formula="of:=ROUNDUP(MAX((100-MAX([.P$5]+10*MIN([.P$4]-[.$F64];0);0))*INT(([.$J64]-MAX([.P$4]-[.$F64];0))*[.$I64])/100;0);0)" office:value-type="float" office:value="10" calcext:value-type="float">
            <text:p>10</text:p>
          </table:table-cell>
          <table:table-cell table:formula="of:=ROUNDUP(MAX((100-MAX([.Q$5]+10*MIN([.Q$4]-[.$F64];0);0))*INT(([.$J64]-MAX([.Q$4]-[.$F64];0))*[.$I64])/100;0);0)" office:value-type="float" office:value="10" calcext:value-type="float">
            <text:p>10</text:p>
          </table:table-cell>
          <table:table-cell table:formula="of:=ROUNDUP(MAX((100-MAX([.R$5]+10*MIN([.R$4]-[.$F64];0);0))*INT(([.$J64]-MAX([.R$4]-[.$F64];0))*[.$I64])/100;0);0)" office:value-type="float" office:value="9" calcext:value-type="float">
            <text:p>9</text:p>
          </table:table-cell>
          <table:table-cell table:formula="of:=ROUNDUP(MAX((100-MAX([.S$5]+10*MIN([.S$4]-[.$F64];0);0))*INT(([.$J64]-MAX([.S$4]-[.$F64];0))*[.$I64])/100;0);0)" office:value-type="float" office:value="8" calcext:value-type="float">
            <text:p>8</text:p>
          </table:table-cell>
          <table:table-cell table:formula="of:=ROUNDUP(MAX((100-MAX([.T$5]+10*MIN([.T$4]-[.$F64];0);0))*INT(([.$J64]-MAX([.T$4]-[.$F64];0))*[.$I64])/100;0);0)" office:value-type="float" office:value="8" calcext:value-type="float">
            <text:p>8</text:p>
          </table:table-cell>
          <table:table-cell table:formula="of:=ROUNDUP(MAX((100-MAX([.U$5]+10*MIN([.U$4]-[.$F64];0);0))*INT(([.$J64]-MAX([.U$4]-[.$F64];0))*[.$I64])/100;0);0)" office:value-type="float" office:value="8" calcext:value-type="float">
            <text:p>8</text:p>
          </table:table-cell>
          <table:table-cell table:formula="of:=ROUNDUP(MAX((100-MAX([.V$5]+10*MIN([.V$4]-[.$F64];0);0))*INT(([.$J64]-MAX([.V$4]-[.$F64];0))*[.$I64])/100;0);0)" office:value-type="float" office:value="6" calcext:value-type="float">
            <text:p>6</text:p>
          </table:table-cell>
          <table:table-cell table:formula="of:=ROUNDUP(MAX((100-MAX([.W$5]+10*MIN([.W$4]-[.$F64];0);0))*INT(([.$J64]-MAX([.W$4]-[.$F64];0))*[.$I64])/100;0);0)" office:value-type="float" office:value="6" calcext:value-type="float">
            <text:p>6</text:p>
          </table:table-cell>
          <table:table-cell table:formula="of:=ROUNDUP(MAX((100-MAX([.X$5]+10*MIN([.X$4]-[.$F64];0);0))*INT(([.$J64]-MAX([.X$4]-[.$F64];0))*[.$I64])/100;0);0)" office:value-type="float" office:value="5" calcext:value-type="float">
            <text:p>5</text:p>
          </table:table-cell>
          <table:table-cell table:formula="of:=ROUNDUP(MAX((100-MAX([.Y$5]+10*MIN([.Y$4]-[.$F64];0);0))*INT(([.$J64]-MAX([.Y$4]-[.$F64];0))*[.$I64])/100;0);0)" office:value-type="float" office:value="4" calcext:value-type="float">
            <text:p>4</text:p>
          </table:table-cell>
          <table:table-cell table:formula="of:=ROUNDUP(MAX((100-MAX([.Z$5]+10*MIN([.Z$4]-[.$F64];0);0))*INT(([.$J64]-MAX([.Z$4]-[.$F64];0))*[.$I64])/100;0);0)" office:value-type="float" office:value="2" calcext:value-type="float">
            <text:p>2</text:p>
          </table:table-cell>
          <table:table-cell table:formula="of:=ROUNDUP(MAX((100-MAX([.AA$5]+10*MIN([.AA$4]-[.$F64];0);0))*INT(([.$J64]-MAX([.AA$4]-[.$F64];0))*[.$I64])/100;0);0)" office:value-type="float" office:value="1" calcext:value-type="float">
            <text:p>1</text:p>
          </table:table-cell>
          <table:table-cell table:formula="of:=ROUNDUP(MAX((100-MAX([.AB$5]+10*MIN([.AB$4]-[.$F64];0);0))*INT(([.$J64]-MAX([.AB$4]-[.$F64];0))*[.$I64])/100;0);0)" office:value-type="float" office:value="0" calcext:value-type="float">
            <text:p>0</text:p>
          </table:table-cell>
          <table:table-cell table:formula="of:=ROUNDUP(MAX((100-MAX([.AC$5]+10*MIN([.AC$4]-[.$F64];0);0))*INT(([.$J64]-MAX([.AC$4]-[.$F64];0))*[.$I64])/100;0);0)" office:value-type="float" office:value="0" calcext:value-type="float">
            <text:p>0</text:p>
          </table:table-cell>
          <table:table-cell table:formula="of:=ROUNDUP(MAX((100-MAX([.AD$5]+10*MIN([.AD$4]-[.$F64];0);0))*INT(([.$J64]-MAX([.AD$4]-[.$F64];0))*[.$I64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5];[$'EcCo ammo'.$A$2:$'EcCo ammo'.$A$33];[$'EcCo ammo'.F$2:$'EcCo ammo'.F$33])" office:value-type="float" office:value="-10" calcext:value-type="float">
            <text:p>-10</text:p>
          </table:table-cell>
          <table:table-cell table:formula="of:=LOOKUP([.$B65];[$'EcCo ammo'.$A$2:$'EcCo ammo'.$A$33];[$'EcCo ammo'.G$2:$'EcCo ammo'.G$33])" office:value-type="float" office:value="6" calcext:value-type="float">
            <text:p>6</text:p>
          </table:table-cell>
          <table:table-cell table:formula="of:=LOOKUP([.$B65];[$'EcCo ammo'.$A$2:$'EcCo ammo'.$A$33];[$'EcCo ammo'.H$2:$'EcCo ammo'.H$33])" office:value-type="float" office:value="1" calcext:value-type="float">
            <text:p>1</text:p>
          </table:table-cell>
          <table:table-cell table:formula="of:=LOOKUP([.$B65];[$'EcCo ammo'.$A$2:$'EcCo ammo'.$A$33];[$'EcCo ammo'.I$2:$'EcCo ammo'.I$33])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.00</text:p>
          </table:table-cell>
          <table:table-cell table:formula="of:=ROUND(AVERAGE([.C65];[.D65]))" office:value-type="float" office:value="13" calcext:value-type="float">
            <text:p>13</text:p>
          </table:table-cell>
          <table:table-cell/>
          <table:table-cell table:formula="of:=ROUNDUP(MAX((100-MAX([.L$5]+10*MIN([.L$4]-[.$F65];0);0))*INT(([.$J65]-MAX([.L$4]-[.$F65];0))*[.$I65])/100;0);0)" office:value-type="float" office:value="13" calcext:value-type="float">
            <text:p>13</text:p>
          </table:table-cell>
          <table:table-cell table:formula="of:=ROUNDUP(MAX((100-MAX([.M$5]+10*MIN([.M$4]-[.$F65];0);0))*INT(([.$J65]-MAX([.M$4]-[.$F65];0))*[.$I65])/100;0);0)" office:value-type="float" office:value="13" calcext:value-type="float">
            <text:p>13</text:p>
          </table:table-cell>
          <table:table-cell table:formula="of:=ROUNDUP(MAX((100-MAX([.N$5]+10*MIN([.N$4]-[.$F65];0);0))*INT(([.$J65]-MAX([.N$4]-[.$F65];0))*[.$I65])/100;0);0)" office:value-type="float" office:value="13" calcext:value-type="float">
            <text:p>13</text:p>
          </table:table-cell>
          <table:table-cell table:formula="of:=ROUNDUP(MAX((100-MAX([.O$5]+10*MIN([.O$4]-[.$F65];0);0))*INT(([.$J65]-MAX([.O$4]-[.$F65];0))*[.$I65])/100;0);0)" office:value-type="float" office:value="13" calcext:value-type="float">
            <text:p>13</text:p>
          </table:table-cell>
          <table:table-cell table:formula="of:=ROUNDUP(MAX((100-MAX([.P$5]+10*MIN([.P$4]-[.$F65];0);0))*INT(([.$J65]-MAX([.P$4]-[.$F65];0))*[.$I65])/100;0);0)" office:value-type="float" office:value="13" calcext:value-type="float">
            <text:p>13</text:p>
          </table:table-cell>
          <table:table-cell table:formula="of:=ROUNDUP(MAX((100-MAX([.Q$5]+10*MIN([.Q$4]-[.$F65];0);0))*INT(([.$J65]-MAX([.Q$4]-[.$F65];0))*[.$I65])/100;0);0)" office:value-type="float" office:value="13" calcext:value-type="float">
            <text:p>13</text:p>
          </table:table-cell>
          <table:table-cell table:formula="of:=ROUNDUP(MAX((100-MAX([.R$5]+10*MIN([.R$4]-[.$F65];0);0))*INT(([.$J65]-MAX([.R$4]-[.$F65];0))*[.$I65])/100;0);0)" office:value-type="float" office:value="12" calcext:value-type="float">
            <text:p>12</text:p>
          </table:table-cell>
          <table:table-cell table:formula="of:=ROUNDUP(MAX((100-MAX([.S$5]+10*MIN([.S$4]-[.$F65];0);0))*INT(([.$J65]-MAX([.S$4]-[.$F65];0))*[.$I65])/100;0);0)" office:value-type="float" office:value="12" calcext:value-type="float">
            <text:p>12</text:p>
          </table:table-cell>
          <table:table-cell table:formula="of:=ROUNDUP(MAX((100-MAX([.T$5]+10*MIN([.T$4]-[.$F65];0);0))*INT(([.$J65]-MAX([.T$4]-[.$F65];0))*[.$I65])/100;0);0)" office:value-type="float" office:value="12" calcext:value-type="float">
            <text:p>12</text:p>
          </table:table-cell>
          <table:table-cell table:formula="of:=ROUNDUP(MAX((100-MAX([.U$5]+10*MIN([.U$4]-[.$F65];0);0))*INT(([.$J65]-MAX([.U$4]-[.$F65];0))*[.$I65])/100;0);0)" office:value-type="float" office:value="11" calcext:value-type="float">
            <text:p>11</text:p>
          </table:table-cell>
          <table:table-cell table:formula="of:=ROUNDUP(MAX((100-MAX([.V$5]+10*MIN([.V$4]-[.$F65];0);0))*INT(([.$J65]-MAX([.V$4]-[.$F65];0))*[.$I65])/100;0);0)" office:value-type="float" office:value="10" calcext:value-type="float">
            <text:p>10</text:p>
          </table:table-cell>
          <table:table-cell table:formula="of:=ROUNDUP(MAX((100-MAX([.W$5]+10*MIN([.W$4]-[.$F65];0);0))*INT(([.$J65]-MAX([.W$4]-[.$F65];0))*[.$I65])/100;0);0)" office:value-type="float" office:value="8" calcext:value-type="float">
            <text:p>8</text:p>
          </table:table-cell>
          <table:table-cell table:formula="of:=ROUNDUP(MAX((100-MAX([.X$5]+10*MIN([.X$4]-[.$F65];0);0))*INT(([.$J65]-MAX([.X$4]-[.$F65];0))*[.$I65])/100;0);0)" office:value-type="float" office:value="8" calcext:value-type="float">
            <text:p>8</text:p>
          </table:table-cell>
          <table:table-cell table:formula="of:=ROUNDUP(MAX((100-MAX([.Y$5]+10*MIN([.Y$4]-[.$F65];0);0))*INT(([.$J65]-MAX([.Y$4]-[.$F65];0))*[.$I65])/100;0);0)" office:value-type="float" office:value="7" calcext:value-type="float">
            <text:p>7</text:p>
          </table:table-cell>
          <table:table-cell table:formula="of:=ROUNDUP(MAX((100-MAX([.Z$5]+10*MIN([.Z$4]-[.$F65];0);0))*INT(([.$J65]-MAX([.Z$4]-[.$F65];0))*[.$I65])/100;0);0)" office:value-type="float" office:value="5" calcext:value-type="float">
            <text:p>5</text:p>
          </table:table-cell>
          <table:table-cell table:formula="of:=ROUNDUP(MAX((100-MAX([.AA$5]+10*MIN([.AA$4]-[.$F65];0);0))*INT(([.$J65]-MAX([.AA$4]-[.$F65];0))*[.$I65])/100;0);0)" office:value-type="float" office:value="4" calcext:value-type="float">
            <text:p>4</text:p>
          </table:table-cell>
          <table:table-cell table:formula="of:=ROUNDUP(MAX((100-MAX([.AB$5]+10*MIN([.AB$4]-[.$F65];0);0))*INT(([.$J65]-MAX([.AB$4]-[.$F65];0))*[.$I65])/100;0);0)" office:value-type="float" office:value="2" calcext:value-type="float">
            <text:p>2</text:p>
          </table:table-cell>
          <table:table-cell table:formula="of:=ROUNDUP(MAX((100-MAX([.AC$5]+10*MIN([.AC$4]-[.$F65];0);0))*INT(([.$J65]-MAX([.AC$4]-[.$F65];0))*[.$I65])/100;0);0)" office:value-type="float" office:value="2" calcext:value-type="float">
            <text:p>2</text:p>
          </table:table-cell>
          <table:table-cell table:formula="of:=ROUNDUP(MAX((100-MAX([.AD$5]+10*MIN([.AD$4]-[.$F65];0);0))*INT(([.$J65]-MAX([.AD$4]-[.$F65];0))*[.$I65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66];[$'EcCo ammo'.$A$2:$'EcCo ammo'.$A$33];[$'EcCo ammo'.F$2:$'EcCo ammo'.F$33])" office:value-type="float" office:value="10" calcext:value-type="float">
            <text:p>10</text:p>
          </table:table-cell>
          <table:table-cell table:formula="of:=LOOKUP([.$B66];[$'EcCo ammo'.$A$2:$'EcCo ammo'.$A$33];[$'EcCo ammo'.G$2:$'EcCo ammo'.G$33])" office:value-type="float" office:value="0" calcext:value-type="float">
            <text:p>0</text:p>
          </table:table-cell>
          <table:table-cell table:formula="of:=LOOKUP([.$B66];[$'EcCo ammo'.$A$2:$'EcCo ammo'.$A$33];[$'EcCo ammo'.H$2:$'EcCo ammo'.H$33])" office:value-type="float" office:value="4" calcext:value-type="float">
            <text:p>4</text:p>
          </table:table-cell>
          <table:table-cell table:formula="of:=LOOKUP([.$B66];[$'EcCo ammo'.$A$2:$'EcCo ammo'.$A$33];[$'EcCo ammo'.I$2:$'EcCo ammo'.I$33])" office:value-type="float" office:value="3" calcext:value-type="float">
            <text:p>3</text:p>
          </table:table-cell>
          <table:table-cell table:formula="of:=[.G66]/[.H66]" office:value-type="float" office:value="1.33333333333333" calcext:value-type="float">
            <text:p>1.33</text:p>
          </table:table-cell>
          <table:table-cell table:formula="of:=ROUND(AVERAGE([.C66];[.D66]))" office:value-type="float" office:value="14" calcext:value-type="float">
            <text:p>14</text:p>
          </table:table-cell>
          <table:table-cell/>
          <table:table-cell table:formula="of:=ROUNDUP(MAX((100-MAX([.L$5]+10*MIN([.L$4]-[.$F66];0);0))*INT(([.$J66]-MAX([.L$4]-[.$F66];0))*[.$I66])/100;0);0)" office:value-type="float" office:value="18" calcext:value-type="float">
            <text:p>18</text:p>
          </table:table-cell>
          <table:table-cell table:formula="of:=ROUNDUP(MAX((100-MAX([.M$5]+10*MIN([.M$4]-[.$F66];0);0))*INT(([.$J66]-MAX([.M$4]-[.$F66];0))*[.$I66])/100;0);0)" office:value-type="float" office:value="17" calcext:value-type="float">
            <text:p>17</text:p>
          </table:table-cell>
          <table:table-cell table:formula="of:=ROUNDUP(MAX((100-MAX([.N$5]+10*MIN([.N$4]-[.$F66];0);0))*INT(([.$J66]-MAX([.N$4]-[.$F66];0))*[.$I66])/100;0);0)" office:value-type="float" office:value="15" calcext:value-type="float">
            <text:p>15</text:p>
          </table:table-cell>
          <table:table-cell table:formula="of:=ROUNDUP(MAX((100-MAX([.O$5]+10*MIN([.O$4]-[.$F66];0);0))*INT(([.$J66]-MAX([.O$4]-[.$F66];0))*[.$I66])/100;0);0)" office:value-type="float" office:value="12" calcext:value-type="float">
            <text:p>12</text:p>
          </table:table-cell>
          <table:table-cell table:formula="of:=ROUNDUP(MAX((100-MAX([.P$5]+10*MIN([.P$4]-[.$F66];0);0))*INT(([.$J66]-MAX([.P$4]-[.$F66];0))*[.$I66])/100;0);0)" office:value-type="float" office:value="12" calcext:value-type="float">
            <text:p>12</text:p>
          </table:table-cell>
          <table:table-cell table:formula="of:=ROUNDUP(MAX((100-MAX([.Q$5]+10*MIN([.Q$4]-[.$F66];0);0))*INT(([.$J66]-MAX([.Q$4]-[.$F66];0))*[.$I66])/100;0);0)" office:value-type="float" office:value="12" calcext:value-type="float">
            <text:p>12</text:p>
          </table:table-cell>
          <table:table-cell table:formula="of:=ROUNDUP(MAX((100-MAX([.R$5]+10*MIN([.R$4]-[.$F66];0);0))*INT(([.$J66]-MAX([.R$4]-[.$F66];0))*[.$I66])/100;0);0)" office:value-type="float" office:value="10" calcext:value-type="float">
            <text:p>10</text:p>
          </table:table-cell>
          <table:table-cell table:formula="of:=ROUNDUP(MAX((100-MAX([.S$5]+10*MIN([.S$4]-[.$F66];0);0))*INT(([.$J66]-MAX([.S$4]-[.$F66];0))*[.$I66])/100;0);0)" office:value-type="float" office:value="9" calcext:value-type="float">
            <text:p>9</text:p>
          </table:table-cell>
          <table:table-cell table:formula="of:=ROUNDUP(MAX((100-MAX([.T$5]+10*MIN([.T$4]-[.$F66];0);0))*INT(([.$J66]-MAX([.T$4]-[.$F66];0))*[.$I66])/100;0);0)" office:value-type="float" office:value="9" calcext:value-type="float">
            <text:p>9</text:p>
          </table:table-cell>
          <table:table-cell table:formula="of:=ROUNDUP(MAX((100-MAX([.U$5]+10*MIN([.U$4]-[.$F66];0);0))*INT(([.$J66]-MAX([.U$4]-[.$F66];0))*[.$I66])/100;0);0)" office:value-type="float" office:value="8" calcext:value-type="float">
            <text:p>8</text:p>
          </table:table-cell>
          <table:table-cell table:formula="of:=ROUNDUP(MAX((100-MAX([.V$5]+10*MIN([.V$4]-[.$F66];0);0))*INT(([.$J66]-MAX([.V$4]-[.$F66];0))*[.$I66])/100;0);0)" office:value-type="float" office:value="8" calcext:value-type="float">
            <text:p>8</text:p>
          </table:table-cell>
          <table:table-cell table:formula="of:=ROUNDUP(MAX((100-MAX([.W$5]+10*MIN([.W$4]-[.$F66];0);0))*INT(([.$J66]-MAX([.W$4]-[.$F66];0))*[.$I66])/100;0);0)" office:value-type="float" office:value="6" calcext:value-type="float">
            <text:p>6</text:p>
          </table:table-cell>
          <table:table-cell table:formula="of:=ROUNDUP(MAX((100-MAX([.X$5]+10*MIN([.X$4]-[.$F66];0);0))*INT(([.$J66]-MAX([.X$4]-[.$F66];0))*[.$I66])/100;0);0)" office:value-type="float" office:value="6" calcext:value-type="float">
            <text:p>6</text:p>
          </table:table-cell>
          <table:table-cell table:formula="of:=ROUNDUP(MAX((100-MAX([.Y$5]+10*MIN([.Y$4]-[.$F66];0);0))*INT(([.$J66]-MAX([.Y$4]-[.$F66];0))*[.$I66])/100;0);0)" office:value-type="float" office:value="5" calcext:value-type="float">
            <text:p>5</text:p>
          </table:table-cell>
          <table:table-cell table:formula="of:=ROUNDUP(MAX((100-MAX([.Z$5]+10*MIN([.Z$4]-[.$F66];0);0))*INT(([.$J66]-MAX([.Z$4]-[.$F66];0))*[.$I66])/100;0);0)" office:value-type="float" office:value="3" calcext:value-type="float">
            <text:p>3</text:p>
          </table:table-cell>
          <table:table-cell table:formula="of:=ROUNDUP(MAX((100-MAX([.AA$5]+10*MIN([.AA$4]-[.$F66];0);0))*INT(([.$J66]-MAX([.AA$4]-[.$F66];0))*[.$I66])/100;0);0)" office:value-type="float" office:value="1" calcext:value-type="float">
            <text:p>1</text:p>
          </table:table-cell>
          <table:table-cell table:formula="of:=ROUNDUP(MAX((100-MAX([.AB$5]+10*MIN([.AB$4]-[.$F66];0);0))*INT(([.$J66]-MAX([.AB$4]-[.$F66];0))*[.$I66])/100;0);0)" office:value-type="float" office:value="0" calcext:value-type="float">
            <text:p>0</text:p>
          </table:table-cell>
          <table:table-cell table:formula="of:=ROUNDUP(MAX((100-MAX([.AC$5]+10*MIN([.AC$4]-[.$F66];0);0))*INT(([.$J66]-MAX([.AC$4]-[.$F66];0))*[.$I66])/100;0);0)" office:value-type="float" office:value="0" calcext:value-type="float">
            <text:p>0</text:p>
          </table:table-cell>
          <table:table-cell table:formula="of:=ROUNDUP(MAX((100-MAX([.AD$5]+10*MIN([.AD$4]-[.$F66];0);0))*INT(([.$J66]-MAX([.AD$4]-[.$F66];0))*[.$I66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67];[$'EcCo ammo'.$A$2:$'EcCo ammo'.$A$33];[$'EcCo ammo'.F$2:$'EcCo ammo'.F$33])" office:value-type="float" office:value="-10" calcext:value-type="float">
            <text:p>-10</text:p>
          </table:table-cell>
          <table:table-cell table:formula="of:=LOOKUP([.$B67];[$'EcCo ammo'.$A$2:$'EcCo ammo'.$A$33];[$'EcCo ammo'.G$2:$'EcCo ammo'.G$33])" office:value-type="float" office:value="6" calcext:value-type="float">
            <text:p>6</text:p>
          </table:table-cell>
          <table:table-cell table:formula="of:=LOOKUP([.$B67];[$'EcCo ammo'.$A$2:$'EcCo ammo'.$A$33];[$'EcCo ammo'.H$2:$'EcCo ammo'.H$33])" office:value-type="float" office:value="1" calcext:value-type="float">
            <text:p>1</text:p>
          </table:table-cell>
          <table:table-cell table:formula="of:=LOOKUP([.$B67];[$'EcCo ammo'.$A$2:$'EcCo ammo'.$A$33];[$'EcCo ammo'.I$2:$'EcCo ammo'.I$33])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.00</text:p>
          </table:table-cell>
          <table:table-cell table:formula="of:=ROUND(AVERAGE([.C67];[.D67]))" office:value-type="float" office:value="14" calcext:value-type="float">
            <text:p>14</text:p>
          </table:table-cell>
          <table:table-cell/>
          <table:table-cell table:formula="of:=ROUNDUP(MAX((100-MAX([.L$5]+10*MIN([.L$4]-[.$F67];0);0))*INT(([.$J67]-MAX([.L$4]-[.$F67];0))*[.$I67])/100;0);0)" office:value-type="float" office:value="14" calcext:value-type="float">
            <text:p>14</text:p>
          </table:table-cell>
          <table:table-cell table:formula="of:=ROUNDUP(MAX((100-MAX([.M$5]+10*MIN([.M$4]-[.$F67];0);0))*INT(([.$J67]-MAX([.M$4]-[.$F67];0))*[.$I67])/100;0);0)" office:value-type="float" office:value="14" calcext:value-type="float">
            <text:p>14</text:p>
          </table:table-cell>
          <table:table-cell table:formula="of:=ROUNDUP(MAX((100-MAX([.N$5]+10*MIN([.N$4]-[.$F67];0);0))*INT(([.$J67]-MAX([.N$4]-[.$F67];0))*[.$I67])/100;0);0)" office:value-type="float" office:value="14" calcext:value-type="float">
            <text:p>14</text:p>
          </table:table-cell>
          <table:table-cell table:formula="of:=ROUNDUP(MAX((100-MAX([.O$5]+10*MIN([.O$4]-[.$F67];0);0))*INT(([.$J67]-MAX([.O$4]-[.$F67];0))*[.$I67])/100;0);0)" office:value-type="float" office:value="14" calcext:value-type="float">
            <text:p>14</text:p>
          </table:table-cell>
          <table:table-cell table:formula="of:=ROUNDUP(MAX((100-MAX([.P$5]+10*MIN([.P$4]-[.$F67];0);0))*INT(([.$J67]-MAX([.P$4]-[.$F67];0))*[.$I67])/100;0);0)" office:value-type="float" office:value="14" calcext:value-type="float">
            <text:p>14</text:p>
          </table:table-cell>
          <table:table-cell table:formula="of:=ROUNDUP(MAX((100-MAX([.Q$5]+10*MIN([.Q$4]-[.$F67];0);0))*INT(([.$J67]-MAX([.Q$4]-[.$F67];0))*[.$I67])/100;0);0)" office:value-type="float" office:value="14" calcext:value-type="float">
            <text:p>14</text:p>
          </table:table-cell>
          <table:table-cell table:formula="of:=ROUNDUP(MAX((100-MAX([.R$5]+10*MIN([.R$4]-[.$F67];0);0))*INT(([.$J67]-MAX([.R$4]-[.$F67];0))*[.$I67])/100;0);0)" office:value-type="float" office:value="13" calcext:value-type="float">
            <text:p>13</text:p>
          </table:table-cell>
          <table:table-cell table:formula="of:=ROUNDUP(MAX((100-MAX([.S$5]+10*MIN([.S$4]-[.$F67];0);0))*INT(([.$J67]-MAX([.S$4]-[.$F67];0))*[.$I67])/100;0);0)" office:value-type="float" office:value="12" calcext:value-type="float">
            <text:p>12</text:p>
          </table:table-cell>
          <table:table-cell table:formula="of:=ROUNDUP(MAX((100-MAX([.T$5]+10*MIN([.T$4]-[.$F67];0);0))*INT(([.$J67]-MAX([.T$4]-[.$F67];0))*[.$I67])/100;0);0)" office:value-type="float" office:value="12" calcext:value-type="float">
            <text:p>12</text:p>
          </table:table-cell>
          <table:table-cell table:formula="of:=ROUNDUP(MAX((100-MAX([.U$5]+10*MIN([.U$4]-[.$F67];0);0))*INT(([.$J67]-MAX([.U$4]-[.$F67];0))*[.$I67])/100;0);0)" office:value-type="float" office:value="12" calcext:value-type="float">
            <text:p>12</text:p>
          </table:table-cell>
          <table:table-cell table:formula="of:=ROUNDUP(MAX((100-MAX([.V$5]+10*MIN([.V$4]-[.$F67];0);0))*INT(([.$J67]-MAX([.V$4]-[.$F67];0))*[.$I67])/100;0);0)" office:value-type="float" office:value="10" calcext:value-type="float">
            <text:p>10</text:p>
          </table:table-cell>
          <table:table-cell table:formula="of:=ROUNDUP(MAX((100-MAX([.W$5]+10*MIN([.W$4]-[.$F67];0);0))*INT(([.$J67]-MAX([.W$4]-[.$F67];0))*[.$I67])/100;0);0)" office:value-type="float" office:value="9" calcext:value-type="float">
            <text:p>9</text:p>
          </table:table-cell>
          <table:table-cell table:formula="of:=ROUNDUP(MAX((100-MAX([.X$5]+10*MIN([.X$4]-[.$F67];0);0))*INT(([.$J67]-MAX([.X$4]-[.$F67];0))*[.$I67])/100;0);0)" office:value-type="float" office:value="8" calcext:value-type="float">
            <text:p>8</text:p>
          </table:table-cell>
          <table:table-cell table:formula="of:=ROUNDUP(MAX((100-MAX([.Y$5]+10*MIN([.Y$4]-[.$F67];0);0))*INT(([.$J67]-MAX([.Y$4]-[.$F67];0))*[.$I67])/100;0);0)" office:value-type="float" office:value="7" calcext:value-type="float">
            <text:p>7</text:p>
          </table:table-cell>
          <table:table-cell table:formula="of:=ROUNDUP(MAX((100-MAX([.Z$5]+10*MIN([.Z$4]-[.$F67];0);0))*INT(([.$J67]-MAX([.Z$4]-[.$F67];0))*[.$I67])/100;0);0)" office:value-type="float" office:value="5" calcext:value-type="float">
            <text:p>5</text:p>
          </table:table-cell>
          <table:table-cell table:formula="of:=ROUNDUP(MAX((100-MAX([.AA$5]+10*MIN([.AA$4]-[.$F67];0);0))*INT(([.$J67]-MAX([.AA$4]-[.$F67];0))*[.$I67])/100;0);0)" office:value-type="float" office:value="4" calcext:value-type="float">
            <text:p>4</text:p>
          </table:table-cell>
          <table:table-cell table:formula="of:=ROUNDUP(MAX((100-MAX([.AB$5]+10*MIN([.AB$4]-[.$F67];0);0))*INT(([.$J67]-MAX([.AB$4]-[.$F67];0))*[.$I67])/100;0);0)" office:value-type="float" office:value="3" calcext:value-type="float">
            <text:p>3</text:p>
          </table:table-cell>
          <table:table-cell table:formula="of:=ROUNDUP(MAX((100-MAX([.AC$5]+10*MIN([.AC$4]-[.$F67];0);0))*INT(([.$J67]-MAX([.AC$4]-[.$F67];0))*[.$I67])/100;0);0)" office:value-type="float" office:value="2" calcext:value-type="float">
            <text:p>2</text:p>
          </table:table-cell>
          <table:table-cell table:formula="of:=ROUNDUP(MAX((100-MAX([.AD$5]+10*MIN([.AD$4]-[.$F67];0);0))*INT(([.$J67]-MAX([.AD$4]-[.$F67];0))*[.$I67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$B68];[$'EcCo ammo'.$A$2:$'EcCo ammo'.$A$33];[$'EcCo ammo'.F$2:$'EcCo ammo'.F$33])" office:value-type="float" office:value="10" calcext:value-type="float">
            <text:p>10</text:p>
          </table:table-cell>
          <table:table-cell table:formula="of:=LOOKUP([.$B68];[$'EcCo ammo'.$A$2:$'EcCo ammo'.$A$33];[$'EcCo ammo'.G$2:$'EcCo ammo'.G$33])" office:value-type="float" office:value="0" calcext:value-type="float">
            <text:p>0</text:p>
          </table:table-cell>
          <table:table-cell table:formula="of:=LOOKUP([.$B68];[$'EcCo ammo'.$A$2:$'EcCo ammo'.$A$33];[$'EcCo ammo'.H$2:$'EcCo ammo'.H$33])" office:value-type="float" office:value="4" calcext:value-type="float">
            <text:p>4</text:p>
          </table:table-cell>
          <table:table-cell table:formula="of:=LOOKUP([.$B68];[$'EcCo ammo'.$A$2:$'EcCo ammo'.$A$33];[$'EcCo ammo'.I$2:$'EcCo ammo'.I$33])" office:value-type="float" office:value="3" calcext:value-type="float">
            <text:p>3</text:p>
          </table:table-cell>
          <table:table-cell table:formula="of:=[.G68]/[.H68]" office:value-type="float" office:value="1.33333333333333" calcext:value-type="float">
            <text:p>1.33</text:p>
          </table:table-cell>
          <table:table-cell table:formula="of:=ROUND(AVERAGE([.C68];[.D68]))" office:value-type="float" office:value="12" calcext:value-type="float">
            <text:p>12</text:p>
          </table:table-cell>
          <table:table-cell/>
          <table:table-cell table:formula="of:=ROUNDUP(MAX((100-MAX([.L$5]+10*MIN([.L$4]-[.$F68];0);0))*INT(([.$J68]-MAX([.L$4]-[.$F68];0))*[.$I68])/100;0);0)" office:value-type="float" office:value="16" calcext:value-type="float">
            <text:p>16</text:p>
          </table:table-cell>
          <table:table-cell table:formula="of:=ROUNDUP(MAX((100-MAX([.M$5]+10*MIN([.M$4]-[.$F68];0);0))*INT(([.$J68]-MAX([.M$4]-[.$F68];0))*[.$I68])/100;0);0)" office:value-type="float" office:value="15" calcext:value-type="float">
            <text:p>15</text:p>
          </table:table-cell>
          <table:table-cell table:formula="of:=ROUNDUP(MAX((100-MAX([.N$5]+10*MIN([.N$4]-[.$F68];0);0))*INT(([.$J68]-MAX([.N$4]-[.$F68];0))*[.$I68])/100;0);0)" office:value-type="float" office:value="13" calcext:value-type="float">
            <text:p>13</text:p>
          </table:table-cell>
          <table:table-cell table:formula="of:=ROUNDUP(MAX((100-MAX([.O$5]+10*MIN([.O$4]-[.$F68];0);0))*INT(([.$J68]-MAX([.O$4]-[.$F68];0))*[.$I68])/100;0);0)" office:value-type="float" office:value="10" calcext:value-type="float">
            <text:p>10</text:p>
          </table:table-cell>
          <table:table-cell table:formula="of:=ROUNDUP(MAX((100-MAX([.P$5]+10*MIN([.P$4]-[.$F68];0);0))*INT(([.$J68]-MAX([.P$4]-[.$F68];0))*[.$I68])/100;0);0)" office:value-type="float" office:value="10" calcext:value-type="float">
            <text:p>10</text:p>
          </table:table-cell>
          <table:table-cell table:formula="of:=ROUNDUP(MAX((100-MAX([.Q$5]+10*MIN([.Q$4]-[.$F68];0);0))*INT(([.$J68]-MAX([.Q$4]-[.$F68];0))*[.$I68])/100;0);0)" office:value-type="float" office:value="10" calcext:value-type="float">
            <text:p>10</text:p>
          </table:table-cell>
          <table:table-cell table:formula="of:=ROUNDUP(MAX((100-MAX([.R$5]+10*MIN([.R$4]-[.$F68];0);0))*INT(([.$J68]-MAX([.R$4]-[.$F68];0))*[.$I68])/100;0);0)" office:value-type="float" office:value="7" calcext:value-type="float">
            <text:p>7</text:p>
          </table:table-cell>
          <table:table-cell table:formula="of:=ROUNDUP(MAX((100-MAX([.S$5]+10*MIN([.S$4]-[.$F68];0);0))*INT(([.$J68]-MAX([.S$4]-[.$F68];0))*[.$I68])/100;0);0)" office:value-type="float" office:value="7" calcext:value-type="float">
            <text:p>7</text:p>
          </table:table-cell>
          <table:table-cell table:formula="of:=ROUNDUP(MAX((100-MAX([.T$5]+10*MIN([.T$4]-[.$F68];0);0))*INT(([.$J68]-MAX([.T$4]-[.$F68];0))*[.$I68])/100;0);0)" office:value-type="float" office:value="7" calcext:value-type="float">
            <text:p>7</text:p>
          </table:table-cell>
          <table:table-cell table:formula="of:=ROUNDUP(MAX((100-MAX([.U$5]+10*MIN([.U$4]-[.$F68];0);0))*INT(([.$J68]-MAX([.U$4]-[.$F68];0))*[.$I68])/100;0);0)" office:value-type="float" office:value="6" calcext:value-type="float">
            <text:p>6</text:p>
          </table:table-cell>
          <table:table-cell table:formula="of:=ROUNDUP(MAX((100-MAX([.V$5]+10*MIN([.V$4]-[.$F68];0);0))*INT(([.$J68]-MAX([.V$4]-[.$F68];0))*[.$I68])/100;0);0)" office:value-type="float" office:value="6" calcext:value-type="float">
            <text:p>6</text:p>
          </table:table-cell>
          <table:table-cell table:formula="of:=ROUNDUP(MAX((100-MAX([.W$5]+10*MIN([.W$4]-[.$F68];0);0))*INT(([.$J68]-MAX([.W$4]-[.$F68];0))*[.$I68])/100;0);0)" office:value-type="float" office:value="5" calcext:value-type="float">
            <text:p>5</text:p>
          </table:table-cell>
          <table:table-cell table:formula="of:=ROUNDUP(MAX((100-MAX([.X$5]+10*MIN([.X$4]-[.$F68];0);0))*INT(([.$J68]-MAX([.X$4]-[.$F68];0))*[.$I68])/100;0);0)" office:value-type="float" office:value="5" calcext:value-type="float">
            <text:p>5</text:p>
          </table:table-cell>
          <table:table-cell table:formula="of:=ROUNDUP(MAX((100-MAX([.Y$5]+10*MIN([.Y$4]-[.$F68];0);0))*INT(([.$J68]-MAX([.Y$4]-[.$F68];0))*[.$I68])/100;0);0)" office:value-type="float" office:value="3" calcext:value-type="float">
            <text:p>3</text:p>
          </table:table-cell>
          <table:table-cell table:formula="of:=ROUNDUP(MAX((100-MAX([.Z$5]+10*MIN([.Z$4]-[.$F68];0);0))*INT(([.$J68]-MAX([.Z$4]-[.$F68];0))*[.$I68])/100;0);0)" office:value-type="float" office:value="1" calcext:value-type="float">
            <text:p>1</text:p>
          </table:table-cell>
          <table:table-cell table:formula="of:=ROUNDUP(MAX((100-MAX([.AA$5]+10*MIN([.AA$4]-[.$F68];0);0))*INT(([.$J68]-MAX([.AA$4]-[.$F68];0))*[.$I68])/100;0);0)" office:value-type="float" office:value="0" calcext:value-type="float">
            <text:p>0</text:p>
          </table:table-cell>
          <table:table-cell table:formula="of:=ROUNDUP(MAX((100-MAX([.AB$5]+10*MIN([.AB$4]-[.$F68];0);0))*INT(([.$J68]-MAX([.AB$4]-[.$F68];0))*[.$I68])/100;0);0)" office:value-type="float" office:value="0" calcext:value-type="float">
            <text:p>0</text:p>
          </table:table-cell>
          <table:table-cell table:formula="of:=ROUNDUP(MAX((100-MAX([.AC$5]+10*MIN([.AC$4]-[.$F68];0);0))*INT(([.$J68]-MAX([.AC$4]-[.$F68];0))*[.$I68])/100;0);0)" office:value-type="float" office:value="0" calcext:value-type="float">
            <text:p>0</text:p>
          </table:table-cell>
          <table:table-cell table:formula="of:=ROUNDUP(MAX((100-MAX([.AD$5]+10*MIN([.AD$4]-[.$F68];0);0))*INT(([.$J68]-MAX([.AD$4]-[.$F68];0))*[.$I68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$B69];[$'EcCo ammo'.$A$2:$'EcCo ammo'.$A$33];[$'EcCo ammo'.F$2:$'EcCo ammo'.F$33])" office:value-type="float" office:value="-10" calcext:value-type="float">
            <text:p>-10</text:p>
          </table:table-cell>
          <table:table-cell table:formula="of:=LOOKUP([.$B69];[$'EcCo ammo'.$A$2:$'EcCo ammo'.$A$33];[$'EcCo ammo'.G$2:$'EcCo ammo'.G$33])" office:value-type="float" office:value="6" calcext:value-type="float">
            <text:p>6</text:p>
          </table:table-cell>
          <table:table-cell table:formula="of:=LOOKUP([.$B69];[$'EcCo ammo'.$A$2:$'EcCo ammo'.$A$33];[$'EcCo ammo'.H$2:$'EcCo ammo'.H$33])" office:value-type="float" office:value="1" calcext:value-type="float">
            <text:p>1</text:p>
          </table:table-cell>
          <table:table-cell table:formula="of:=LOOKUP([.$B69];[$'EcCo ammo'.$A$2:$'EcCo ammo'.$A$33];[$'EcCo ammo'.I$2:$'EcCo ammo'.I$33])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.00</text:p>
          </table:table-cell>
          <table:table-cell table:formula="of:=ROUND(AVERAGE([.C69];[.D69]))" office:value-type="float" office:value="12" calcext:value-type="float">
            <text:p>12</text:p>
          </table:table-cell>
          <table:table-cell/>
          <table:table-cell table:formula="of:=ROUNDUP(MAX((100-MAX([.L$5]+10*MIN([.L$4]-[.$F69];0);0))*INT(([.$J69]-MAX([.L$4]-[.$F69];0))*[.$I69])/100;0);0)" office:value-type="float" office:value="12" calcext:value-type="float">
            <text:p>12</text:p>
          </table:table-cell>
          <table:table-cell table:formula="of:=ROUNDUP(MAX((100-MAX([.M$5]+10*MIN([.M$4]-[.$F69];0);0))*INT(([.$J69]-MAX([.M$4]-[.$F69];0))*[.$I69])/100;0);0)" office:value-type="float" office:value="12" calcext:value-type="float">
            <text:p>12</text:p>
          </table:table-cell>
          <table:table-cell table:formula="of:=ROUNDUP(MAX((100-MAX([.N$5]+10*MIN([.N$4]-[.$F69];0);0))*INT(([.$J69]-MAX([.N$4]-[.$F69];0))*[.$I69])/100;0);0)" office:value-type="float" office:value="12" calcext:value-type="float">
            <text:p>12</text:p>
          </table:table-cell>
          <table:table-cell table:formula="of:=ROUNDUP(MAX((100-MAX([.O$5]+10*MIN([.O$4]-[.$F69];0);0))*INT(([.$J69]-MAX([.O$4]-[.$F69];0))*[.$I69])/100;0);0)" office:value-type="float" office:value="12" calcext:value-type="float">
            <text:p>12</text:p>
          </table:table-cell>
          <table:table-cell table:formula="of:=ROUNDUP(MAX((100-MAX([.P$5]+10*MIN([.P$4]-[.$F69];0);0))*INT(([.$J69]-MAX([.P$4]-[.$F69];0))*[.$I69])/100;0);0)" office:value-type="float" office:value="12" calcext:value-type="float">
            <text:p>12</text:p>
          </table:table-cell>
          <table:table-cell table:formula="of:=ROUNDUP(MAX((100-MAX([.Q$5]+10*MIN([.Q$4]-[.$F69];0);0))*INT(([.$J69]-MAX([.Q$4]-[.$F69];0))*[.$I69])/100;0);0)" office:value-type="float" office:value="12" calcext:value-type="float">
            <text:p>12</text:p>
          </table:table-cell>
          <table:table-cell table:formula="of:=ROUNDUP(MAX((100-MAX([.R$5]+10*MIN([.R$4]-[.$F69];0);0))*INT(([.$J69]-MAX([.R$4]-[.$F69];0))*[.$I69])/100;0);0)" office:value-type="float" office:value="11" calcext:value-type="float">
            <text:p>11</text:p>
          </table:table-cell>
          <table:table-cell table:formula="of:=ROUNDUP(MAX((100-MAX([.S$5]+10*MIN([.S$4]-[.$F69];0);0))*INT(([.$J69]-MAX([.S$4]-[.$F69];0))*[.$I69])/100;0);0)" office:value-type="float" office:value="11" calcext:value-type="float">
            <text:p>11</text:p>
          </table:table-cell>
          <table:table-cell table:formula="of:=ROUNDUP(MAX((100-MAX([.T$5]+10*MIN([.T$4]-[.$F69];0);0))*INT(([.$J69]-MAX([.T$4]-[.$F69];0))*[.$I69])/100;0);0)" office:value-type="float" office:value="11" calcext:value-type="float">
            <text:p>11</text:p>
          </table:table-cell>
          <table:table-cell table:formula="of:=ROUNDUP(MAX((100-MAX([.U$5]+10*MIN([.U$4]-[.$F69];0);0))*INT(([.$J69]-MAX([.U$4]-[.$F69];0))*[.$I69])/100;0);0)" office:value-type="float" office:value="10" calcext:value-type="float">
            <text:p>10</text:p>
          </table:table-cell>
          <table:table-cell table:formula="of:=ROUNDUP(MAX((100-MAX([.V$5]+10*MIN([.V$4]-[.$F69];0);0))*INT(([.$J69]-MAX([.V$4]-[.$F69];0))*[.$I69])/100;0);0)" office:value-type="float" office:value="9" calcext:value-type="float">
            <text:p>9</text:p>
          </table:table-cell>
          <table:table-cell table:formula="of:=ROUNDUP(MAX((100-MAX([.W$5]+10*MIN([.W$4]-[.$F69];0);0))*INT(([.$J69]-MAX([.W$4]-[.$F69];0))*[.$I69])/100;0);0)" office:value-type="float" office:value="8" calcext:value-type="float">
            <text:p>8</text:p>
          </table:table-cell>
          <table:table-cell table:formula="of:=ROUNDUP(MAX((100-MAX([.X$5]+10*MIN([.X$4]-[.$F69];0);0))*INT(([.$J69]-MAX([.X$4]-[.$F69];0))*[.$I69])/100;0);0)" office:value-type="float" office:value="7" calcext:value-type="float">
            <text:p>7</text:p>
          </table:table-cell>
          <table:table-cell table:formula="of:=ROUNDUP(MAX((100-MAX([.Y$5]+10*MIN([.Y$4]-[.$F69];0);0))*INT(([.$J69]-MAX([.Y$4]-[.$F69];0))*[.$I69])/100;0);0)" office:value-type="float" office:value="6" calcext:value-type="float">
            <text:p>6</text:p>
          </table:table-cell>
          <table:table-cell table:formula="of:=ROUNDUP(MAX((100-MAX([.Z$5]+10*MIN([.Z$4]-[.$F69];0);0))*INT(([.$J69]-MAX([.Z$4]-[.$F69];0))*[.$I69])/100;0);0)" office:value-type="float" office:value="4" calcext:value-type="float">
            <text:p>4</text:p>
          </table:table-cell>
          <table:table-cell table:formula="of:=ROUNDUP(MAX((100-MAX([.AA$5]+10*MIN([.AA$4]-[.$F69];0);0))*INT(([.$J69]-MAX([.AA$4]-[.$F69];0))*[.$I69])/100;0);0)" office:value-type="float" office:value="3" calcext:value-type="float">
            <text:p>3</text:p>
          </table:table-cell>
          <table:table-cell table:formula="of:=ROUNDUP(MAX((100-MAX([.AB$5]+10*MIN([.AB$4]-[.$F69];0);0))*INT(([.$J69]-MAX([.AB$4]-[.$F69];0))*[.$I69])/100;0);0)" office:value-type="float" office:value="2" calcext:value-type="float">
            <text:p>2</text:p>
          </table:table-cell>
          <table:table-cell table:formula="of:=ROUNDUP(MAX((100-MAX([.AC$5]+10*MIN([.AC$4]-[.$F69];0);0))*INT(([.$J69]-MAX([.AC$4]-[.$F69];0))*[.$I69])/100;0);0)" office:value-type="float" office:value="2" calcext:value-type="float">
            <text:p>2</text:p>
          </table:table-cell>
          <table:table-cell table:formula="of:=ROUNDUP(MAX((100-MAX([.AD$5]+10*MIN([.AD$4]-[.$F69];0);0))*INT(([.$J69]-MAX([.AD$4]-[.$F69];0))*[.$I69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$B70];[$'EcCo ammo'.$A$2:$'EcCo ammo'.$A$33];[$'EcCo ammo'.F$2:$'EcCo ammo'.F$33])" office:value-type="float" office:value="10" calcext:value-type="float">
            <text:p>10</text:p>
          </table:table-cell>
          <table:table-cell table:formula="of:=LOOKUP([.$B70];[$'EcCo ammo'.$A$2:$'EcCo ammo'.$A$33];[$'EcCo ammo'.G$2:$'EcCo ammo'.G$33])" office:value-type="float" office:value="0" calcext:value-type="float">
            <text:p>0</text:p>
          </table:table-cell>
          <table:table-cell table:formula="of:=LOOKUP([.$B70];[$'EcCo ammo'.$A$2:$'EcCo ammo'.$A$33];[$'EcCo ammo'.H$2:$'EcCo ammo'.H$33])" office:value-type="float" office:value="4" calcext:value-type="float">
            <text:p>4</text:p>
          </table:table-cell>
          <table:table-cell table:formula="of:=LOOKUP([.$B70];[$'EcCo ammo'.$A$2:$'EcCo ammo'.$A$33];[$'EcCo ammo'.I$2:$'EcCo ammo'.I$33])" office:value-type="float" office:value="3" calcext:value-type="float">
            <text:p>3</text:p>
          </table:table-cell>
          <table:table-cell table:formula="of:=[.G70]/[.H70]" office:value-type="float" office:value="1.33333333333333" calcext:value-type="float">
            <text:p>1.33</text:p>
          </table:table-cell>
          <table:table-cell table:formula="of:=ROUND(AVERAGE([.C70];[.D70]))" office:value-type="float" office:value="11" calcext:value-type="float">
            <text:p>11</text:p>
          </table:table-cell>
          <table:table-cell/>
          <table:table-cell table:formula="of:=ROUNDUP(MAX((100-MAX([.L$5]+10*MIN([.L$4]-[.$F70];0);0))*INT(([.$J70]-MAX([.L$4]-[.$F70];0))*[.$I70])/100;0);0)" office:value-type="float" office:value="14" calcext:value-type="float">
            <text:p>14</text:p>
          </table:table-cell>
          <table:table-cell table:formula="of:=ROUNDUP(MAX((100-MAX([.M$5]+10*MIN([.M$4]-[.$F70];0);0))*INT(([.$J70]-MAX([.M$4]-[.$F70];0))*[.$I70])/100;0);0)" office:value-type="float" office:value="13" calcext:value-type="float">
            <text:p>13</text:p>
          </table:table-cell>
          <table:table-cell table:formula="of:=ROUNDUP(MAX((100-MAX([.N$5]+10*MIN([.N$4]-[.$F70];0);0))*INT(([.$J70]-MAX([.N$4]-[.$F70];0))*[.$I70])/100;0);0)" office:value-type="float" office:value="12" calcext:value-type="float">
            <text:p>12</text:p>
          </table:table-cell>
          <table:table-cell table:formula="of:=ROUNDUP(MAX((100-MAX([.O$5]+10*MIN([.O$4]-[.$F70];0);0))*INT(([.$J70]-MAX([.O$4]-[.$F70];0))*[.$I70])/100;0);0)" office:value-type="float" office:value="9" calcext:value-type="float">
            <text:p>9</text:p>
          </table:table-cell>
          <table:table-cell table:formula="of:=ROUNDUP(MAX((100-MAX([.P$5]+10*MIN([.P$4]-[.$F70];0);0))*INT(([.$J70]-MAX([.P$4]-[.$F70];0))*[.$I70])/100;0);0)" office:value-type="float" office:value="9" calcext:value-type="float">
            <text:p>9</text:p>
          </table:table-cell>
          <table:table-cell table:formula="of:=ROUNDUP(MAX((100-MAX([.Q$5]+10*MIN([.Q$4]-[.$F70];0);0))*INT(([.$J70]-MAX([.Q$4]-[.$F70];0))*[.$I70])/100;0);0)" office:value-type="float" office:value="9" calcext:value-type="float">
            <text:p>9</text:p>
          </table:table-cell>
          <table:table-cell table:formula="of:=ROUNDUP(MAX((100-MAX([.R$5]+10*MIN([.R$4]-[.$F70];0);0))*INT(([.$J70]-MAX([.R$4]-[.$F70];0))*[.$I70])/100;0);0)" office:value-type="float" office:value="7" calcext:value-type="float">
            <text:p>7</text:p>
          </table:table-cell>
          <table:table-cell table:formula="of:=ROUNDUP(MAX((100-MAX([.S$5]+10*MIN([.S$4]-[.$F70];0);0))*INT(([.$J70]-MAX([.S$4]-[.$F70];0))*[.$I70])/100;0);0)" office:value-type="float" office:value="6" calcext:value-type="float">
            <text:p>6</text:p>
          </table:table-cell>
          <table:table-cell table:formula="of:=ROUNDUP(MAX((100-MAX([.T$5]+10*MIN([.T$4]-[.$F70];0);0))*INT(([.$J70]-MAX([.T$4]-[.$F70];0))*[.$I70])/100;0);0)" office:value-type="float" office:value="6" calcext:value-type="float">
            <text:p>6</text:p>
          </table:table-cell>
          <table:table-cell table:formula="of:=ROUNDUP(MAX((100-MAX([.U$5]+10*MIN([.U$4]-[.$F70];0);0))*INT(([.$J70]-MAX([.U$4]-[.$F70];0))*[.$I70])/100;0);0)" office:value-type="float" office:value="6" calcext:value-type="float">
            <text:p>6</text:p>
          </table:table-cell>
          <table:table-cell table:formula="of:=ROUNDUP(MAX((100-MAX([.V$5]+10*MIN([.V$4]-[.$F70];0);0))*INT(([.$J70]-MAX([.V$4]-[.$F70];0))*[.$I70])/100;0);0)" office:value-type="float" office:value="5" calcext:value-type="float">
            <text:p>5</text:p>
          </table:table-cell>
          <table:table-cell table:formula="of:=ROUNDUP(MAX((100-MAX([.W$5]+10*MIN([.W$4]-[.$F70];0);0))*INT(([.$J70]-MAX([.W$4]-[.$F70];0))*[.$I70])/100;0);0)" office:value-type="float" office:value="4" calcext:value-type="float">
            <text:p>4</text:p>
          </table:table-cell>
          <table:table-cell table:formula="of:=ROUNDUP(MAX((100-MAX([.X$5]+10*MIN([.X$4]-[.$F70];0);0))*INT(([.$J70]-MAX([.X$4]-[.$F70];0))*[.$I70])/100;0);0)" office:value-type="float" office:value="4" calcext:value-type="float">
            <text:p>4</text:p>
          </table:table-cell>
          <table:table-cell table:formula="of:=ROUNDUP(MAX((100-MAX([.Y$5]+10*MIN([.Y$4]-[.$F70];0);0))*INT(([.$J70]-MAX([.Y$4]-[.$F70];0))*[.$I70])/100;0);0)" office:value-type="float" office:value="3" calcext:value-type="float">
            <text:p>3</text:p>
          </table:table-cell>
          <table:table-cell table:formula="of:=ROUNDUP(MAX((100-MAX([.Z$5]+10*MIN([.Z$4]-[.$F70];0);0))*INT(([.$J70]-MAX([.Z$4]-[.$F70];0))*[.$I70])/100;0);0)" office:value-type="float" office:value="1" calcext:value-type="float">
            <text:p>1</text:p>
          </table:table-cell>
          <table:table-cell table:formula="of:=ROUNDUP(MAX((100-MAX([.AA$5]+10*MIN([.AA$4]-[.$F70];0);0))*INT(([.$J70]-MAX([.AA$4]-[.$F70];0))*[.$I70])/100;0);0)" office:value-type="float" office:value="0" calcext:value-type="float">
            <text:p>0</text:p>
          </table:table-cell>
          <table:table-cell table:formula="of:=ROUNDUP(MAX((100-MAX([.AB$5]+10*MIN([.AB$4]-[.$F70];0);0))*INT(([.$J70]-MAX([.AB$4]-[.$F70];0))*[.$I70])/100;0);0)" office:value-type="float" office:value="0" calcext:value-type="float">
            <text:p>0</text:p>
          </table:table-cell>
          <table:table-cell table:formula="of:=ROUNDUP(MAX((100-MAX([.AC$5]+10*MIN([.AC$4]-[.$F70];0);0))*INT(([.$J70]-MAX([.AC$4]-[.$F70];0))*[.$I70])/100;0);0)" office:value-type="float" office:value="0" calcext:value-type="float">
            <text:p>0</text:p>
          </table:table-cell>
          <table:table-cell table:formula="of:=ROUNDUP(MAX((100-MAX([.AD$5]+10*MIN([.AD$4]-[.$F70];0);0))*INT(([.$J70]-MAX([.AD$4]-[.$F70];0))*[.$I70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$B71];[$'EcCo ammo'.$A$2:$'EcCo ammo'.$A$33];[$'EcCo ammo'.F$2:$'EcCo ammo'.F$33])" office:value-type="float" office:value="-10" calcext:value-type="float">
            <text:p>-10</text:p>
          </table:table-cell>
          <table:table-cell table:formula="of:=LOOKUP([.$B71];[$'EcCo ammo'.$A$2:$'EcCo ammo'.$A$33];[$'EcCo ammo'.G$2:$'EcCo ammo'.G$33])" office:value-type="float" office:value="6" calcext:value-type="float">
            <text:p>6</text:p>
          </table:table-cell>
          <table:table-cell table:formula="of:=LOOKUP([.$B71];[$'EcCo ammo'.$A$2:$'EcCo ammo'.$A$33];[$'EcCo ammo'.H$2:$'EcCo ammo'.H$33])" office:value-type="float" office:value="1" calcext:value-type="float">
            <text:p>1</text:p>
          </table:table-cell>
          <table:table-cell table:formula="of:=LOOKUP([.$B71];[$'EcCo ammo'.$A$2:$'EcCo ammo'.$A$33];[$'EcCo ammo'.I$2:$'EcCo ammo'.I$33])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.00</text:p>
          </table:table-cell>
          <table:table-cell table:formula="of:=ROUND(AVERAGE([.C71];[.D71]))" office:value-type="float" office:value="11" calcext:value-type="float">
            <text:p>11</text:p>
          </table:table-cell>
          <table:table-cell/>
          <table:table-cell table:formula="of:=ROUNDUP(MAX((100-MAX([.L$5]+10*MIN([.L$4]-[.$F71];0);0))*INT(([.$J71]-MAX([.L$4]-[.$F71];0))*[.$I71])/100;0);0)" office:value-type="float" office:value="11" calcext:value-type="float">
            <text:p>11</text:p>
          </table:table-cell>
          <table:table-cell table:formula="of:=ROUNDUP(MAX((100-MAX([.M$5]+10*MIN([.M$4]-[.$F71];0);0))*INT(([.$J71]-MAX([.M$4]-[.$F71];0))*[.$I71])/100;0);0)" office:value-type="float" office:value="11" calcext:value-type="float">
            <text:p>11</text:p>
          </table:table-cell>
          <table:table-cell table:formula="of:=ROUNDUP(MAX((100-MAX([.N$5]+10*MIN([.N$4]-[.$F71];0);0))*INT(([.$J71]-MAX([.N$4]-[.$F71];0))*[.$I71])/100;0);0)" office:value-type="float" office:value="11" calcext:value-type="float">
            <text:p>11</text:p>
          </table:table-cell>
          <table:table-cell table:formula="of:=ROUNDUP(MAX((100-MAX([.O$5]+10*MIN([.O$4]-[.$F71];0);0))*INT(([.$J71]-MAX([.O$4]-[.$F71];0))*[.$I71])/100;0);0)" office:value-type="float" office:value="11" calcext:value-type="float">
            <text:p>11</text:p>
          </table:table-cell>
          <table:table-cell table:formula="of:=ROUNDUP(MAX((100-MAX([.P$5]+10*MIN([.P$4]-[.$F71];0);0))*INT(([.$J71]-MAX([.P$4]-[.$F71];0))*[.$I71])/100;0);0)" office:value-type="float" office:value="11" calcext:value-type="float">
            <text:p>11</text:p>
          </table:table-cell>
          <table:table-cell table:formula="of:=ROUNDUP(MAX((100-MAX([.Q$5]+10*MIN([.Q$4]-[.$F71];0);0))*INT(([.$J71]-MAX([.Q$4]-[.$F71];0))*[.$I71])/100;0);0)" office:value-type="float" office:value="11" calcext:value-type="float">
            <text:p>11</text:p>
          </table:table-cell>
          <table:table-cell table:formula="of:=ROUNDUP(MAX((100-MAX([.R$5]+10*MIN([.R$4]-[.$F71];0);0))*INT(([.$J71]-MAX([.R$4]-[.$F71];0))*[.$I71])/100;0);0)" office:value-type="float" office:value="10" calcext:value-type="float">
            <text:p>10</text:p>
          </table:table-cell>
          <table:table-cell table:formula="of:=ROUNDUP(MAX((100-MAX([.S$5]+10*MIN([.S$4]-[.$F71];0);0))*INT(([.$J71]-MAX([.S$4]-[.$F71];0))*[.$I71])/100;0);0)" office:value-type="float" office:value="10" calcext:value-type="float">
            <text:p>10</text:p>
          </table:table-cell>
          <table:table-cell table:formula="of:=ROUNDUP(MAX((100-MAX([.T$5]+10*MIN([.T$4]-[.$F71];0);0))*INT(([.$J71]-MAX([.T$4]-[.$F71];0))*[.$I71])/100;0);0)" office:value-type="float" office:value="10" calcext:value-type="float">
            <text:p>10</text:p>
          </table:table-cell>
          <table:table-cell table:formula="of:=ROUNDUP(MAX((100-MAX([.U$5]+10*MIN([.U$4]-[.$F71];0);0))*INT(([.$J71]-MAX([.U$4]-[.$F71];0))*[.$I71])/100;0);0)" office:value-type="float" office:value="9" calcext:value-type="float">
            <text:p>9</text:p>
          </table:table-cell>
          <table:table-cell table:formula="of:=ROUNDUP(MAX((100-MAX([.V$5]+10*MIN([.V$4]-[.$F71];0);0))*INT(([.$J71]-MAX([.V$4]-[.$F71];0))*[.$I71])/100;0);0)" office:value-type="float" office:value="8" calcext:value-type="float">
            <text:p>8</text:p>
          </table:table-cell>
          <table:table-cell table:formula="of:=ROUNDUP(MAX((100-MAX([.W$5]+10*MIN([.W$4]-[.$F71];0);0))*INT(([.$J71]-MAX([.W$4]-[.$F71];0))*[.$I71])/100;0);0)" office:value-type="float" office:value="7" calcext:value-type="float">
            <text:p>7</text:p>
          </table:table-cell>
          <table:table-cell table:formula="of:=ROUNDUP(MAX((100-MAX([.X$5]+10*MIN([.X$4]-[.$F71];0);0))*INT(([.$J71]-MAX([.X$4]-[.$F71];0))*[.$I71])/100;0);0)" office:value-type="float" office:value="7" calcext:value-type="float">
            <text:p>7</text:p>
          </table:table-cell>
          <table:table-cell table:formula="of:=ROUNDUP(MAX((100-MAX([.Y$5]+10*MIN([.Y$4]-[.$F71];0);0))*INT(([.$J71]-MAX([.Y$4]-[.$F71];0))*[.$I71])/100;0);0)" office:value-type="float" office:value="5" calcext:value-type="float">
            <text:p>5</text:p>
          </table:table-cell>
          <table:table-cell table:formula="of:=ROUNDUP(MAX((100-MAX([.Z$5]+10*MIN([.Z$4]-[.$F71];0);0))*INT(([.$J71]-MAX([.Z$4]-[.$F71];0))*[.$I71])/100;0);0)" office:value-type="float" office:value="4" calcext:value-type="float">
            <text:p>4</text:p>
          </table:table-cell>
          <table:table-cell table:formula="of:=ROUNDUP(MAX((100-MAX([.AA$5]+10*MIN([.AA$4]-[.$F71];0);0))*INT(([.$J71]-MAX([.AA$4]-[.$F71];0))*[.$I71])/100;0);0)" office:value-type="float" office:value="3" calcext:value-type="float">
            <text:p>3</text:p>
          </table:table-cell>
          <table:table-cell table:formula="of:=ROUNDUP(MAX((100-MAX([.AB$5]+10*MIN([.AB$4]-[.$F71];0);0))*INT(([.$J71]-MAX([.AB$4]-[.$F71];0))*[.$I71])/100;0);0)" office:value-type="float" office:value="2" calcext:value-type="float">
            <text:p>2</text:p>
          </table:table-cell>
          <table:table-cell table:formula="of:=ROUNDUP(MAX((100-MAX([.AC$5]+10*MIN([.AC$4]-[.$F71];0);0))*INT(([.$J71]-MAX([.AC$4]-[.$F71];0))*[.$I71])/100;0);0)" office:value-type="float" office:value="1" calcext:value-type="float">
            <text:p>1</text:p>
          </table:table-cell>
          <table:table-cell table:formula="of:=ROUNDUP(MAX((100-MAX([.AD$5]+10*MIN([.AD$4]-[.$F71];0);0))*INT(([.$J71]-MAX([.AD$4]-[.$F71];0))*[.$I71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LOOKUP([.$B72];[$'EcCo ammo'.$A$2:$'EcCo ammo'.$A$33];[$'EcCo ammo'.F$2:$'EcCo ammo'.F$33])" office:value-type="float" office:value="-10" calcext:value-type="float">
            <text:p>-10</text:p>
          </table:table-cell>
          <table:table-cell table:formula="of:=LOOKUP([.$B72];[$'EcCo ammo'.$A$2:$'EcCo ammo'.$A$33];[$'EcCo ammo'.G$2:$'EcCo ammo'.G$33])" office:value-type="float" office:value="7" calcext:value-type="float">
            <text:p>7</text:p>
          </table:table-cell>
          <table:table-cell table:formula="of:=LOOKUP([.$B72];[$'EcCo ammo'.$A$2:$'EcCo ammo'.$A$33];[$'EcCo ammo'.H$2:$'EcCo ammo'.H$33])" office:value-type="float" office:value="1" calcext:value-type="float">
            <text:p>1</text:p>
          </table:table-cell>
          <table:table-cell table:formula="of:=LOOKUP([.$B72];[$'EcCo ammo'.$A$2:$'EcCo ammo'.$A$33];[$'EcCo ammo'.I$2:$'EcCo ammo'.I$33])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L$5]+10*MIN([.L$4]-[.$F72];0);0))*INT(([.$J72]-MAX([.L$4]-[.$F72];0))*[.$I72])/100;0);0)" office:value-type="float" office:value="24" calcext:value-type="float">
            <text:p>24</text:p>
          </table:table-cell>
          <table:table-cell table:formula="of:=ROUNDUP(MAX((100-MAX([.M$5]+10*MIN([.M$4]-[.$F72];0);0))*INT(([.$J72]-MAX([.M$4]-[.$F72];0))*[.$I72])/100;0);0)" office:value-type="float" office:value="24" calcext:value-type="float">
            <text:p>24</text:p>
          </table:table-cell>
          <table:table-cell table:formula="of:=ROUNDUP(MAX((100-MAX([.N$5]+10*MIN([.N$4]-[.$F72];0);0))*INT(([.$J72]-MAX([.N$4]-[.$F72];0))*[.$I72])/100;0);0)" office:value-type="float" office:value="24" calcext:value-type="float">
            <text:p>24</text:p>
          </table:table-cell>
          <table:table-cell table:formula="of:=ROUNDUP(MAX((100-MAX([.O$5]+10*MIN([.O$4]-[.$F72];0);0))*INT(([.$J72]-MAX([.O$4]-[.$F72];0))*[.$I72])/100;0);0)" office:value-type="float" office:value="24" calcext:value-type="float">
            <text:p>24</text:p>
          </table:table-cell>
          <table:table-cell table:formula="of:=ROUNDUP(MAX((100-MAX([.P$5]+10*MIN([.P$4]-[.$F72];0);0))*INT(([.$J72]-MAX([.P$4]-[.$F72];0))*[.$I72])/100;0);0)" office:value-type="float" office:value="24" calcext:value-type="float">
            <text:p>24</text:p>
          </table:table-cell>
          <table:table-cell table:formula="of:=ROUNDUP(MAX((100-MAX([.Q$5]+10*MIN([.Q$4]-[.$F72];0);0))*INT(([.$J72]-MAX([.Q$4]-[.$F72];0))*[.$I72])/100;0);0)" office:value-type="float" office:value="24" calcext:value-type="float">
            <text:p>24</text:p>
          </table:table-cell>
          <table:table-cell table:formula="of:=ROUNDUP(MAX((100-MAX([.R$5]+10*MIN([.R$4]-[.$F72];0);0))*INT(([.$J72]-MAX([.R$4]-[.$F72];0))*[.$I72])/100;0);0)" office:value-type="float" office:value="24" calcext:value-type="float">
            <text:p>24</text:p>
          </table:table-cell>
          <table:table-cell table:formula="of:=ROUNDUP(MAX((100-MAX([.S$5]+10*MIN([.S$4]-[.$F72];0);0))*INT(([.$J72]-MAX([.S$4]-[.$F72];0))*[.$I72])/100;0);0)" office:value-type="float" office:value="23" calcext:value-type="float">
            <text:p>23</text:p>
          </table:table-cell>
          <table:table-cell table:formula="of:=ROUNDUP(MAX((100-MAX([.T$5]+10*MIN([.T$4]-[.$F72];0);0))*INT(([.$J72]-MAX([.T$4]-[.$F72];0))*[.$I72])/100;0);0)" office:value-type="float" office:value="23" calcext:value-type="float">
            <text:p>23</text:p>
          </table:table-cell>
          <table:table-cell table:formula="of:=ROUNDUP(MAX((100-MAX([.U$5]+10*MIN([.U$4]-[.$F72];0);0))*INT(([.$J72]-MAX([.U$4]-[.$F72];0))*[.$I72])/100;0);0)" office:value-type="float" office:value="22" calcext:value-type="float">
            <text:p>22</text:p>
          </table:table-cell>
          <table:table-cell table:formula="of:=ROUNDUP(MAX((100-MAX([.V$5]+10*MIN([.V$4]-[.$F72];0);0))*INT(([.$J72]-MAX([.V$4]-[.$F72];0))*[.$I72])/100;0);0)" office:value-type="float" office:value="20" calcext:value-type="float">
            <text:p>20</text:p>
          </table:table-cell>
          <table:table-cell table:formula="of:=ROUNDUP(MAX((100-MAX([.W$5]+10*MIN([.W$4]-[.$F72];0);0))*INT(([.$J72]-MAX([.W$4]-[.$F72];0))*[.$I72])/100;0);0)" office:value-type="float" office:value="17" calcext:value-type="float">
            <text:p>17</text:p>
          </table:table-cell>
          <table:table-cell table:formula="of:=ROUNDUP(MAX((100-MAX([.X$5]+10*MIN([.X$4]-[.$F72];0);0))*INT(([.$J72]-MAX([.X$4]-[.$F72];0))*[.$I72])/100;0);0)" office:value-type="float" office:value="16" calcext:value-type="float">
            <text:p>16</text:p>
          </table:table-cell>
          <table:table-cell table:formula="of:=ROUNDUP(MAX((100-MAX([.Y$5]+10*MIN([.Y$4]-[.$F72];0);0))*INT(([.$J72]-MAX([.Y$4]-[.$F72];0))*[.$I72])/100;0);0)" office:value-type="float" office:value="13" calcext:value-type="float">
            <text:p>13</text:p>
          </table:table-cell>
          <table:table-cell table:formula="of:=ROUNDUP(MAX((100-MAX([.Z$5]+10*MIN([.Z$4]-[.$F72];0);0))*INT(([.$J72]-MAX([.Z$4]-[.$F72];0))*[.$I72])/100;0);0)" office:value-type="float" office:value="11" calcext:value-type="float">
            <text:p>11</text:p>
          </table:table-cell>
          <table:table-cell table:formula="of:=ROUNDUP(MAX((100-MAX([.AA$5]+10*MIN([.AA$4]-[.$F72];0);0))*INT(([.$J72]-MAX([.AA$4]-[.$F72];0))*[.$I72])/100;0);0)" office:value-type="float" office:value="10" calcext:value-type="float">
            <text:p>10</text:p>
          </table:table-cell>
          <table:table-cell table:formula="of:=ROUNDUP(MAX((100-MAX([.AB$5]+10*MIN([.AB$4]-[.$F72];0);0))*INT(([.$J72]-MAX([.AB$4]-[.$F72];0))*[.$I72])/100;0);0)" office:value-type="float" office:value="6" calcext:value-type="float">
            <text:p>6</text:p>
          </table:table-cell>
          <table:table-cell table:formula="of:=ROUNDUP(MAX((100-MAX([.AC$5]+10*MIN([.AC$4]-[.$F72];0);0))*INT(([.$J72]-MAX([.AC$4]-[.$F72];0))*[.$I72])/100;0);0)" office:value-type="float" office:value="6" calcext:value-type="float">
            <text:p>6</text:p>
          </table:table-cell>
          <table:table-cell table:formula="of:=ROUNDUP(MAX((100-MAX([.AD$5]+10*MIN([.AD$4]-[.$F72];0);0))*INT(([.$J72]-MAX([.AD$4]-[.$F72];0))*[.$I72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LOOKUP([.$B73];[$'EcCo ammo'.$A$2:$'EcCo ammo'.$A$33];[$'EcCo ammo'.F$2:$'EcCo ammo'.F$33])" office:value-type="float" office:value="-10" calcext:value-type="float">
            <text:p>-10</text:p>
          </table:table-cell>
          <table:table-cell table:formula="of:=LOOKUP([.$B73];[$'EcCo ammo'.$A$2:$'EcCo ammo'.$A$33];[$'EcCo ammo'.G$2:$'EcCo ammo'.G$33])" office:value-type="float" office:value="7" calcext:value-type="float">
            <text:p>7</text:p>
          </table:table-cell>
          <table:table-cell table:formula="of:=LOOKUP([.$B73];[$'EcCo ammo'.$A$2:$'EcCo ammo'.$A$33];[$'EcCo ammo'.H$2:$'EcCo ammo'.H$33])" office:value-type="float" office:value="1" calcext:value-type="float">
            <text:p>1</text:p>
          </table:table-cell>
          <table:table-cell table:formula="of:=LOOKUP([.$B73];[$'EcCo ammo'.$A$2:$'EcCo ammo'.$A$33];[$'EcCo ammo'.I$2:$'EcCo ammo'.I$33])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10*MIN([.L$4]-[.$F73];0);0))*INT(([.$J73]-MAX([.L$4]-[.$F73];0))*[.$I73])/100;0);0)" office:value-type="float" office:value="24" calcext:value-type="float">
            <text:p>24</text:p>
          </table:table-cell>
          <table:table-cell table:formula="of:=ROUNDUP(MAX((100-MAX([.M$5]+10*MIN([.M$4]-[.$F73];0);0))*INT(([.$J73]-MAX([.M$4]-[.$F73];0))*[.$I73])/100;0);0)" office:value-type="float" office:value="24" calcext:value-type="float">
            <text:p>24</text:p>
          </table:table-cell>
          <table:table-cell table:formula="of:=ROUNDUP(MAX((100-MAX([.N$5]+10*MIN([.N$4]-[.$F73];0);0))*INT(([.$J73]-MAX([.N$4]-[.$F73];0))*[.$I73])/100;0);0)" office:value-type="float" office:value="24" calcext:value-type="float">
            <text:p>24</text:p>
          </table:table-cell>
          <table:table-cell table:formula="of:=ROUNDUP(MAX((100-MAX([.O$5]+10*MIN([.O$4]-[.$F73];0);0))*INT(([.$J73]-MAX([.O$4]-[.$F73];0))*[.$I73])/100;0);0)" office:value-type="float" office:value="24" calcext:value-type="float">
            <text:p>24</text:p>
          </table:table-cell>
          <table:table-cell table:formula="of:=ROUNDUP(MAX((100-MAX([.P$5]+10*MIN([.P$4]-[.$F73];0);0))*INT(([.$J73]-MAX([.P$4]-[.$F73];0))*[.$I73])/100;0);0)" office:value-type="float" office:value="24" calcext:value-type="float">
            <text:p>24</text:p>
          </table:table-cell>
          <table:table-cell table:formula="of:=ROUNDUP(MAX((100-MAX([.Q$5]+10*MIN([.Q$4]-[.$F73];0);0))*INT(([.$J73]-MAX([.Q$4]-[.$F73];0))*[.$I73])/100;0);0)" office:value-type="float" office:value="24" calcext:value-type="float">
            <text:p>24</text:p>
          </table:table-cell>
          <table:table-cell table:formula="of:=ROUNDUP(MAX((100-MAX([.R$5]+10*MIN([.R$4]-[.$F73];0);0))*INT(([.$J73]-MAX([.R$4]-[.$F73];0))*[.$I73])/100;0);0)" office:value-type="float" office:value="24" calcext:value-type="float">
            <text:p>24</text:p>
          </table:table-cell>
          <table:table-cell table:formula="of:=ROUNDUP(MAX((100-MAX([.S$5]+10*MIN([.S$4]-[.$F73];0);0))*INT(([.$J73]-MAX([.S$4]-[.$F73];0))*[.$I73])/100;0);0)" office:value-type="float" office:value="23" calcext:value-type="float">
            <text:p>23</text:p>
          </table:table-cell>
          <table:table-cell table:formula="of:=ROUNDUP(MAX((100-MAX([.T$5]+10*MIN([.T$4]-[.$F73];0);0))*INT(([.$J73]-MAX([.T$4]-[.$F73];0))*[.$I73])/100;0);0)" office:value-type="float" office:value="23" calcext:value-type="float">
            <text:p>23</text:p>
          </table:table-cell>
          <table:table-cell table:formula="of:=ROUNDUP(MAX((100-MAX([.U$5]+10*MIN([.U$4]-[.$F73];0);0))*INT(([.$J73]-MAX([.U$4]-[.$F73];0))*[.$I73])/100;0);0)" office:value-type="float" office:value="22" calcext:value-type="float">
            <text:p>22</text:p>
          </table:table-cell>
          <table:table-cell table:formula="of:=ROUNDUP(MAX((100-MAX([.V$5]+10*MIN([.V$4]-[.$F73];0);0))*INT(([.$J73]-MAX([.V$4]-[.$F73];0))*[.$I73])/100;0);0)" office:value-type="float" office:value="20" calcext:value-type="float">
            <text:p>20</text:p>
          </table:table-cell>
          <table:table-cell table:formula="of:=ROUNDUP(MAX((100-MAX([.W$5]+10*MIN([.W$4]-[.$F73];0);0))*INT(([.$J73]-MAX([.W$4]-[.$F73];0))*[.$I73])/100;0);0)" office:value-type="float" office:value="17" calcext:value-type="float">
            <text:p>17</text:p>
          </table:table-cell>
          <table:table-cell table:formula="of:=ROUNDUP(MAX((100-MAX([.X$5]+10*MIN([.X$4]-[.$F73];0);0))*INT(([.$J73]-MAX([.X$4]-[.$F73];0))*[.$I73])/100;0);0)" office:value-type="float" office:value="16" calcext:value-type="float">
            <text:p>16</text:p>
          </table:table-cell>
          <table:table-cell table:formula="of:=ROUNDUP(MAX((100-MAX([.Y$5]+10*MIN([.Y$4]-[.$F73];0);0))*INT(([.$J73]-MAX([.Y$4]-[.$F73];0))*[.$I73])/100;0);0)" office:value-type="float" office:value="13" calcext:value-type="float">
            <text:p>13</text:p>
          </table:table-cell>
          <table:table-cell table:formula="of:=ROUNDUP(MAX((100-MAX([.Z$5]+10*MIN([.Z$4]-[.$F73];0);0))*INT(([.$J73]-MAX([.Z$4]-[.$F73];0))*[.$I73])/100;0);0)" office:value-type="float" office:value="11" calcext:value-type="float">
            <text:p>11</text:p>
          </table:table-cell>
          <table:table-cell table:formula="of:=ROUNDUP(MAX((100-MAX([.AA$5]+10*MIN([.AA$4]-[.$F73];0);0))*INT(([.$J73]-MAX([.AA$4]-[.$F73];0))*[.$I73])/100;0);0)" office:value-type="float" office:value="10" calcext:value-type="float">
            <text:p>10</text:p>
          </table:table-cell>
          <table:table-cell table:formula="of:=ROUNDUP(MAX((100-MAX([.AB$5]+10*MIN([.AB$4]-[.$F73];0);0))*INT(([.$J73]-MAX([.AB$4]-[.$F73];0))*[.$I73])/100;0);0)" office:value-type="float" office:value="6" calcext:value-type="float">
            <text:p>6</text:p>
          </table:table-cell>
          <table:table-cell table:formula="of:=ROUNDUP(MAX((100-MAX([.AC$5]+10*MIN([.AC$4]-[.$F73];0);0))*INT(([.$J73]-MAX([.AC$4]-[.$F73];0))*[.$I73])/100;0);0)" office:value-type="float" office:value="6" calcext:value-type="float">
            <text:p>6</text:p>
          </table:table-cell>
          <table:table-cell table:formula="of:=ROUNDUP(MAX((100-MAX([.AD$5]+10*MIN([.AD$4]-[.$F73];0);0))*INT(([.$J73]-MAX([.AD$4]-[.$F73];0))*[.$I73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LOOKUP([.$B74];[$'EcCo ammo'.$A$2:$'EcCo ammo'.$A$33];[$'EcCo ammo'.F$2:$'EcCo ammo'.F$33])" office:value-type="float" office:value="-10" calcext:value-type="float">
            <text:p>-10</text:p>
          </table:table-cell>
          <table:table-cell table:formula="of:=LOOKUP([.$B74];[$'EcCo ammo'.$A$2:$'EcCo ammo'.$A$33];[$'EcCo ammo'.G$2:$'EcCo ammo'.G$33])" office:value-type="float" office:value="7" calcext:value-type="float">
            <text:p>7</text:p>
          </table:table-cell>
          <table:table-cell table:formula="of:=LOOKUP([.$B74];[$'EcCo ammo'.$A$2:$'EcCo ammo'.$A$33];[$'EcCo ammo'.H$2:$'EcCo ammo'.H$33])" office:value-type="float" office:value="1" calcext:value-type="float">
            <text:p>1</text:p>
          </table:table-cell>
          <table:table-cell table:formula="of:=LOOKUP([.$B74];[$'EcCo ammo'.$A$2:$'EcCo ammo'.$A$33];[$'EcCo ammo'.I$2:$'EcCo ammo'.I$33])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L$5]+10*MIN([.L$4]-[.$F74];0);0))*INT(([.$J74]-MAX([.L$4]-[.$F74];0))*[.$I74])/100;0);0)" office:value-type="float" office:value="24" calcext:value-type="float">
            <text:p>24</text:p>
          </table:table-cell>
          <table:table-cell table:formula="of:=ROUNDUP(MAX((100-MAX([.M$5]+10*MIN([.M$4]-[.$F74];0);0))*INT(([.$J74]-MAX([.M$4]-[.$F74];0))*[.$I74])/100;0);0)" office:value-type="float" office:value="24" calcext:value-type="float">
            <text:p>24</text:p>
          </table:table-cell>
          <table:table-cell table:formula="of:=ROUNDUP(MAX((100-MAX([.N$5]+10*MIN([.N$4]-[.$F74];0);0))*INT(([.$J74]-MAX([.N$4]-[.$F74];0))*[.$I74])/100;0);0)" office:value-type="float" office:value="24" calcext:value-type="float">
            <text:p>24</text:p>
          </table:table-cell>
          <table:table-cell table:formula="of:=ROUNDUP(MAX((100-MAX([.O$5]+10*MIN([.O$4]-[.$F74];0);0))*INT(([.$J74]-MAX([.O$4]-[.$F74];0))*[.$I74])/100;0);0)" office:value-type="float" office:value="24" calcext:value-type="float">
            <text:p>24</text:p>
          </table:table-cell>
          <table:table-cell table:formula="of:=ROUNDUP(MAX((100-MAX([.P$5]+10*MIN([.P$4]-[.$F74];0);0))*INT(([.$J74]-MAX([.P$4]-[.$F74];0))*[.$I74])/100;0);0)" office:value-type="float" office:value="24" calcext:value-type="float">
            <text:p>24</text:p>
          </table:table-cell>
          <table:table-cell table:formula="of:=ROUNDUP(MAX((100-MAX([.Q$5]+10*MIN([.Q$4]-[.$F74];0);0))*INT(([.$J74]-MAX([.Q$4]-[.$F74];0))*[.$I74])/100;0);0)" office:value-type="float" office:value="24" calcext:value-type="float">
            <text:p>24</text:p>
          </table:table-cell>
          <table:table-cell table:formula="of:=ROUNDUP(MAX((100-MAX([.R$5]+10*MIN([.R$4]-[.$F74];0);0))*INT(([.$J74]-MAX([.R$4]-[.$F74];0))*[.$I74])/100;0);0)" office:value-type="float" office:value="24" calcext:value-type="float">
            <text:p>24</text:p>
          </table:table-cell>
          <table:table-cell table:formula="of:=ROUNDUP(MAX((100-MAX([.S$5]+10*MIN([.S$4]-[.$F74];0);0))*INT(([.$J74]-MAX([.S$4]-[.$F74];0))*[.$I74])/100;0);0)" office:value-type="float" office:value="23" calcext:value-type="float">
            <text:p>23</text:p>
          </table:table-cell>
          <table:table-cell table:formula="of:=ROUNDUP(MAX((100-MAX([.T$5]+10*MIN([.T$4]-[.$F74];0);0))*INT(([.$J74]-MAX([.T$4]-[.$F74];0))*[.$I74])/100;0);0)" office:value-type="float" office:value="23" calcext:value-type="float">
            <text:p>23</text:p>
          </table:table-cell>
          <table:table-cell table:formula="of:=ROUNDUP(MAX((100-MAX([.U$5]+10*MIN([.U$4]-[.$F74];0);0))*INT(([.$J74]-MAX([.U$4]-[.$F74];0))*[.$I74])/100;0);0)" office:value-type="float" office:value="22" calcext:value-type="float">
            <text:p>22</text:p>
          </table:table-cell>
          <table:table-cell table:formula="of:=ROUNDUP(MAX((100-MAX([.V$5]+10*MIN([.V$4]-[.$F74];0);0))*INT(([.$J74]-MAX([.V$4]-[.$F74];0))*[.$I74])/100;0);0)" office:value-type="float" office:value="20" calcext:value-type="float">
            <text:p>20</text:p>
          </table:table-cell>
          <table:table-cell table:formula="of:=ROUNDUP(MAX((100-MAX([.W$5]+10*MIN([.W$4]-[.$F74];0);0))*INT(([.$J74]-MAX([.W$4]-[.$F74];0))*[.$I74])/100;0);0)" office:value-type="float" office:value="17" calcext:value-type="float">
            <text:p>17</text:p>
          </table:table-cell>
          <table:table-cell table:formula="of:=ROUNDUP(MAX((100-MAX([.X$5]+10*MIN([.X$4]-[.$F74];0);0))*INT(([.$J74]-MAX([.X$4]-[.$F74];0))*[.$I74])/100;0);0)" office:value-type="float" office:value="16" calcext:value-type="float">
            <text:p>16</text:p>
          </table:table-cell>
          <table:table-cell table:formula="of:=ROUNDUP(MAX((100-MAX([.Y$5]+10*MIN([.Y$4]-[.$F74];0);0))*INT(([.$J74]-MAX([.Y$4]-[.$F74];0))*[.$I74])/100;0);0)" office:value-type="float" office:value="13" calcext:value-type="float">
            <text:p>13</text:p>
          </table:table-cell>
          <table:table-cell table:formula="of:=ROUNDUP(MAX((100-MAX([.Z$5]+10*MIN([.Z$4]-[.$F74];0);0))*INT(([.$J74]-MAX([.Z$4]-[.$F74];0))*[.$I74])/100;0);0)" office:value-type="float" office:value="11" calcext:value-type="float">
            <text:p>11</text:p>
          </table:table-cell>
          <table:table-cell table:formula="of:=ROUNDUP(MAX((100-MAX([.AA$5]+10*MIN([.AA$4]-[.$F74];0);0))*INT(([.$J74]-MAX([.AA$4]-[.$F74];0))*[.$I74])/100;0);0)" office:value-type="float" office:value="10" calcext:value-type="float">
            <text:p>10</text:p>
          </table:table-cell>
          <table:table-cell table:formula="of:=ROUNDUP(MAX((100-MAX([.AB$5]+10*MIN([.AB$4]-[.$F74];0);0))*INT(([.$J74]-MAX([.AB$4]-[.$F74];0))*[.$I74])/100;0);0)" office:value-type="float" office:value="6" calcext:value-type="float">
            <text:p>6</text:p>
          </table:table-cell>
          <table:table-cell table:formula="of:=ROUNDUP(MAX((100-MAX([.AC$5]+10*MIN([.AC$4]-[.$F74];0);0))*INT(([.$J74]-MAX([.AC$4]-[.$F74];0))*[.$I74])/100;0);0)" office:value-type="float" office:value="6" calcext:value-type="float">
            <text:p>6</text:p>
          </table:table-cell>
          <table:table-cell table:formula="of:=ROUNDUP(MAX((100-MAX([.AD$5]+10*MIN([.AD$4]-[.$F74];0);0))*INT(([.$J74]-MAX([.AD$4]-[.$F74];0))*[.$I74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LOOKUP([.$B75];[$'EcCo ammo'.$A$2:$'EcCo ammo'.$A$33];[$'EcCo ammo'.F$2:$'EcCo ammo'.F$33])" office:value-type="float" office:value="-10" calcext:value-type="float">
            <text:p>-10</text:p>
          </table:table-cell>
          <table:table-cell table:formula="of:=LOOKUP([.$B75];[$'EcCo ammo'.$A$2:$'EcCo ammo'.$A$33];[$'EcCo ammo'.G$2:$'EcCo ammo'.G$33])" office:value-type="float" office:value="7" calcext:value-type="float">
            <text:p>7</text:p>
          </table:table-cell>
          <table:table-cell table:formula="of:=LOOKUP([.$B75];[$'EcCo ammo'.$A$2:$'EcCo ammo'.$A$33];[$'EcCo ammo'.H$2:$'EcCo ammo'.H$33])" office:value-type="float" office:value="1" calcext:value-type="float">
            <text:p>1</text:p>
          </table:table-cell>
          <table:table-cell table:formula="of:=LOOKUP([.$B75];[$'EcCo ammo'.$A$2:$'EcCo ammo'.$A$33];[$'EcCo ammo'.I$2:$'EcCo ammo'.I$33])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L$5]+10*MIN([.L$4]-[.$F75];0);0))*INT(([.$J75]-MAX([.L$4]-[.$F75];0))*[.$I75])/100;0);0)" office:value-type="float" office:value="26" calcext:value-type="float">
            <text:p>26</text:p>
          </table:table-cell>
          <table:table-cell table:formula="of:=ROUNDUP(MAX((100-MAX([.M$5]+10*MIN([.M$4]-[.$F75];0);0))*INT(([.$J75]-MAX([.M$4]-[.$F75];0))*[.$I75])/100;0);0)" office:value-type="float" office:value="26" calcext:value-type="float">
            <text:p>26</text:p>
          </table:table-cell>
          <table:table-cell table:formula="of:=ROUNDUP(MAX((100-MAX([.N$5]+10*MIN([.N$4]-[.$F75];0);0))*INT(([.$J75]-MAX([.N$4]-[.$F75];0))*[.$I75])/100;0);0)" office:value-type="float" office:value="26" calcext:value-type="float">
            <text:p>26</text:p>
          </table:table-cell>
          <table:table-cell table:formula="of:=ROUNDUP(MAX((100-MAX([.O$5]+10*MIN([.O$4]-[.$F75];0);0))*INT(([.$J75]-MAX([.O$4]-[.$F75];0))*[.$I75])/100;0);0)" office:value-type="float" office:value="26" calcext:value-type="float">
            <text:p>26</text:p>
          </table:table-cell>
          <table:table-cell table:formula="of:=ROUNDUP(MAX((100-MAX([.P$5]+10*MIN([.P$4]-[.$F75];0);0))*INT(([.$J75]-MAX([.P$4]-[.$F75];0))*[.$I75])/100;0);0)" office:value-type="float" office:value="26" calcext:value-type="float">
            <text:p>26</text:p>
          </table:table-cell>
          <table:table-cell table:formula="of:=ROUNDUP(MAX((100-MAX([.Q$5]+10*MIN([.Q$4]-[.$F75];0);0))*INT(([.$J75]-MAX([.Q$4]-[.$F75];0))*[.$I75])/100;0);0)" office:value-type="float" office:value="26" calcext:value-type="float">
            <text:p>26</text:p>
          </table:table-cell>
          <table:table-cell table:formula="of:=ROUNDUP(MAX((100-MAX([.R$5]+10*MIN([.R$4]-[.$F75];0);0))*INT(([.$J75]-MAX([.R$4]-[.$F75];0))*[.$I75])/100;0);0)" office:value-type="float" office:value="26" calcext:value-type="float">
            <text:p>26</text:p>
          </table:table-cell>
          <table:table-cell table:formula="of:=ROUNDUP(MAX((100-MAX([.S$5]+10*MIN([.S$4]-[.$F75];0);0))*INT(([.$J75]-MAX([.S$4]-[.$F75];0))*[.$I75])/100;0);0)" office:value-type="float" office:value="25" calcext:value-type="float">
            <text:p>25</text:p>
          </table:table-cell>
          <table:table-cell table:formula="of:=ROUNDUP(MAX((100-MAX([.T$5]+10*MIN([.T$4]-[.$F75];0);0))*INT(([.$J75]-MAX([.T$4]-[.$F75];0))*[.$I75])/100;0);0)" office:value-type="float" office:value="25" calcext:value-type="float">
            <text:p>25</text:p>
          </table:table-cell>
          <table:table-cell table:formula="of:=ROUNDUP(MAX((100-MAX([.U$5]+10*MIN([.U$4]-[.$F75];0);0))*INT(([.$J75]-MAX([.U$4]-[.$F75];0))*[.$I75])/100;0);0)" office:value-type="float" office:value="24" calcext:value-type="float">
            <text:p>24</text:p>
          </table:table-cell>
          <table:table-cell table:formula="of:=ROUNDUP(MAX((100-MAX([.V$5]+10*MIN([.V$4]-[.$F75];0);0))*INT(([.$J75]-MAX([.V$4]-[.$F75];0))*[.$I75])/100;0);0)" office:value-type="float" office:value="21" calcext:value-type="float">
            <text:p>21</text:p>
          </table:table-cell>
          <table:table-cell table:formula="of:=ROUNDUP(MAX((100-MAX([.W$5]+10*MIN([.W$4]-[.$F75];0);0))*INT(([.$J75]-MAX([.W$4]-[.$F75];0))*[.$I75])/100;0);0)" office:value-type="float" office:value="19" calcext:value-type="float">
            <text:p>19</text:p>
          </table:table-cell>
          <table:table-cell table:formula="of:=ROUNDUP(MAX((100-MAX([.X$5]+10*MIN([.X$4]-[.$F75];0);0))*INT(([.$J75]-MAX([.X$4]-[.$F75];0))*[.$I75])/100;0);0)" office:value-type="float" office:value="17" calcext:value-type="float">
            <text:p>17</text:p>
          </table:table-cell>
          <table:table-cell table:formula="of:=ROUNDUP(MAX((100-MAX([.Y$5]+10*MIN([.Y$4]-[.$F75];0);0))*INT(([.$J75]-MAX([.Y$4]-[.$F75];0))*[.$I75])/100;0);0)" office:value-type="float" office:value="14" calcext:value-type="float">
            <text:p>14</text:p>
          </table:table-cell>
          <table:table-cell table:formula="of:=ROUNDUP(MAX((100-MAX([.Z$5]+10*MIN([.Z$4]-[.$F75];0);0))*INT(([.$J75]-MAX([.Z$4]-[.$F75];0))*[.$I75])/100;0);0)" office:value-type="float" office:value="12" calcext:value-type="float">
            <text:p>12</text:p>
          </table:table-cell>
          <table:table-cell table:formula="of:=ROUNDUP(MAX((100-MAX([.AA$5]+10*MIN([.AA$4]-[.$F75];0);0))*INT(([.$J75]-MAX([.AA$4]-[.$F75];0))*[.$I75])/100;0);0)" office:value-type="float" office:value="11" calcext:value-type="float">
            <text:p>11</text:p>
          </table:table-cell>
          <table:table-cell table:formula="of:=ROUNDUP(MAX((100-MAX([.AB$5]+10*MIN([.AB$4]-[.$F75];0);0))*INT(([.$J75]-MAX([.AB$4]-[.$F75];0))*[.$I75])/100;0);0)" office:value-type="float" office:value="7" calcext:value-type="float">
            <text:p>7</text:p>
          </table:table-cell>
          <table:table-cell table:formula="of:=ROUNDUP(MAX((100-MAX([.AC$5]+10*MIN([.AC$4]-[.$F75];0);0))*INT(([.$J75]-MAX([.AC$4]-[.$F75];0))*[.$I75])/100;0);0)" office:value-type="float" office:value="6" calcext:value-type="float">
            <text:p>6</text:p>
          </table:table-cell>
          <table:table-cell table:formula="of:=ROUNDUP(MAX((100-MAX([.AD$5]+10*MIN([.AD$4]-[.$F75];0);0))*INT(([.$J75]-MAX([.AD$4]-[.$F75];0))*[.$I75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LOOKUP([.$B76];[$'EcCo ammo'.$A$2:$'EcCo ammo'.$A$33];[$'EcCo ammo'.F$2:$'EcCo ammo'.F$33])" office:value-type="float" office:value="-10" calcext:value-type="float">
            <text:p>-10</text:p>
          </table:table-cell>
          <table:table-cell table:formula="of:=LOOKUP([.$B76];[$'EcCo ammo'.$A$2:$'EcCo ammo'.$A$33];[$'EcCo ammo'.G$2:$'EcCo ammo'.G$33])" office:value-type="float" office:value="7" calcext:value-type="float">
            <text:p>7</text:p>
          </table:table-cell>
          <table:table-cell table:formula="of:=LOOKUP([.$B76];[$'EcCo ammo'.$A$2:$'EcCo ammo'.$A$33];[$'EcCo ammo'.H$2:$'EcCo ammo'.H$33])" office:value-type="float" office:value="1" calcext:value-type="float">
            <text:p>1</text:p>
          </table:table-cell>
          <table:table-cell table:formula="of:=LOOKUP([.$B76];[$'EcCo ammo'.$A$2:$'EcCo ammo'.$A$33];[$'EcCo ammo'.I$2:$'EcCo ammo'.I$33])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L$5]+10*MIN([.L$4]-[.$F76];0);0))*INT(([.$J76]-MAX([.L$4]-[.$F76];0))*[.$I76])/100;0);0)" office:value-type="float" office:value="33" calcext:value-type="float">
            <text:p>33</text:p>
          </table:table-cell>
          <table:table-cell table:formula="of:=ROUNDUP(MAX((100-MAX([.M$5]+10*MIN([.M$4]-[.$F76];0);0))*INT(([.$J76]-MAX([.M$4]-[.$F76];0))*[.$I76])/100;0);0)" office:value-type="float" office:value="33" calcext:value-type="float">
            <text:p>33</text:p>
          </table:table-cell>
          <table:table-cell table:formula="of:=ROUNDUP(MAX((100-MAX([.N$5]+10*MIN([.N$4]-[.$F76];0);0))*INT(([.$J76]-MAX([.N$4]-[.$F76];0))*[.$I76])/100;0);0)" office:value-type="float" office:value="33" calcext:value-type="float">
            <text:p>33</text:p>
          </table:table-cell>
          <table:table-cell table:formula="of:=ROUNDUP(MAX((100-MAX([.O$5]+10*MIN([.O$4]-[.$F76];0);0))*INT(([.$J76]-MAX([.O$4]-[.$F76];0))*[.$I76])/100;0);0)" office:value-type="float" office:value="33" calcext:value-type="float">
            <text:p>33</text:p>
          </table:table-cell>
          <table:table-cell table:formula="of:=ROUNDUP(MAX((100-MAX([.P$5]+10*MIN([.P$4]-[.$F76];0);0))*INT(([.$J76]-MAX([.P$4]-[.$F76];0))*[.$I76])/100;0);0)" office:value-type="float" office:value="33" calcext:value-type="float">
            <text:p>33</text:p>
          </table:table-cell>
          <table:table-cell table:formula="of:=ROUNDUP(MAX((100-MAX([.Q$5]+10*MIN([.Q$4]-[.$F76];0);0))*INT(([.$J76]-MAX([.Q$4]-[.$F76];0))*[.$I76])/100;0);0)" office:value-type="float" office:value="33" calcext:value-type="float">
            <text:p>33</text:p>
          </table:table-cell>
          <table:table-cell table:formula="of:=ROUNDUP(MAX((100-MAX([.R$5]+10*MIN([.R$4]-[.$F76];0);0))*INT(([.$J76]-MAX([.R$4]-[.$F76];0))*[.$I76])/100;0);0)" office:value-type="float" office:value="33" calcext:value-type="float">
            <text:p>33</text:p>
          </table:table-cell>
          <table:table-cell table:formula="of:=ROUNDUP(MAX((100-MAX([.S$5]+10*MIN([.S$4]-[.$F76];0);0))*INT(([.$J76]-MAX([.S$4]-[.$F76];0))*[.$I76])/100;0);0)" office:value-type="float" office:value="32" calcext:value-type="float">
            <text:p>32</text:p>
          </table:table-cell>
          <table:table-cell table:formula="of:=ROUNDUP(MAX((100-MAX([.T$5]+10*MIN([.T$4]-[.$F76];0);0))*INT(([.$J76]-MAX([.T$4]-[.$F76];0))*[.$I76])/100;0);0)" office:value-type="float" office:value="32" calcext:value-type="float">
            <text:p>32</text:p>
          </table:table-cell>
          <table:table-cell table:formula="of:=ROUNDUP(MAX((100-MAX([.U$5]+10*MIN([.U$4]-[.$F76];0);0))*INT(([.$J76]-MAX([.U$4]-[.$F76];0))*[.$I76])/100;0);0)" office:value-type="float" office:value="30" calcext:value-type="float">
            <text:p>30</text:p>
          </table:table-cell>
          <table:table-cell table:formula="of:=ROUNDUP(MAX((100-MAX([.V$5]+10*MIN([.V$4]-[.$F76];0);0))*INT(([.$J76]-MAX([.V$4]-[.$F76];0))*[.$I76])/100;0);0)" office:value-type="float" office:value="27" calcext:value-type="float">
            <text:p>27</text:p>
          </table:table-cell>
          <table:table-cell table:formula="of:=ROUNDUP(MAX((100-MAX([.W$5]+10*MIN([.W$4]-[.$F76];0);0))*INT(([.$J76]-MAX([.W$4]-[.$F76];0))*[.$I76])/100;0);0)" office:value-type="float" office:value="24" calcext:value-type="float">
            <text:p>24</text:p>
          </table:table-cell>
          <table:table-cell table:formula="of:=ROUNDUP(MAX((100-MAX([.X$5]+10*MIN([.X$4]-[.$F76];0);0))*INT(([.$J76]-MAX([.X$4]-[.$F76];0))*[.$I76])/100;0);0)" office:value-type="float" office:value="22" calcext:value-type="float">
            <text:p>22</text:p>
          </table:table-cell>
          <table:table-cell table:formula="of:=ROUNDUP(MAX((100-MAX([.Y$5]+10*MIN([.Y$4]-[.$F76];0);0))*INT(([.$J76]-MAX([.Y$4]-[.$F76];0))*[.$I76])/100;0);0)" office:value-type="float" office:value="18" calcext:value-type="float">
            <text:p>18</text:p>
          </table:table-cell>
          <table:table-cell table:formula="of:=ROUNDUP(MAX((100-MAX([.Z$5]+10*MIN([.Z$4]-[.$F76];0);0))*INT(([.$J76]-MAX([.Z$4]-[.$F76];0))*[.$I76])/100;0);0)" office:value-type="float" office:value="15" calcext:value-type="float">
            <text:p>15</text:p>
          </table:table-cell>
          <table:table-cell table:formula="of:=ROUNDUP(MAX((100-MAX([.AA$5]+10*MIN([.AA$4]-[.$F76];0);0))*INT(([.$J76]-MAX([.AA$4]-[.$F76];0))*[.$I76])/100;0);0)" office:value-type="float" office:value="14" calcext:value-type="float">
            <text:p>14</text:p>
          </table:table-cell>
          <table:table-cell table:formula="of:=ROUNDUP(MAX((100-MAX([.AB$5]+10*MIN([.AB$4]-[.$F76];0);0))*INT(([.$J76]-MAX([.AB$4]-[.$F76];0))*[.$I76])/100;0);0)" office:value-type="float" office:value="10" calcext:value-type="float">
            <text:p>10</text:p>
          </table:table-cell>
          <table:table-cell table:formula="of:=ROUNDUP(MAX((100-MAX([.AC$5]+10*MIN([.AC$4]-[.$F76];0);0))*INT(([.$J76]-MAX([.AC$4]-[.$F76];0))*[.$I76])/100;0);0)" office:value-type="float" office:value="8" calcext:value-type="float">
            <text:p>8</text:p>
          </table:table-cell>
          <table:table-cell table:formula="of:=ROUNDUP(MAX((100-MAX([.AD$5]+10*MIN([.AD$4]-[.$F76];0);0))*INT(([.$J76]-MAX([.AD$4]-[.$F76];0))*[.$I76])/100;0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77];[$'EcCo ammo'.$A$2:$'EcCo ammo'.$A$33];[$'EcCo ammo'.F$2:$'EcCo ammo'.F$33])" office:value-type="float" office:value="0" calcext:value-type="float">
            <text:p>0</text:p>
          </table:table-cell>
          <table:table-cell table:formula="of:=LOOKUP([.$B77];[$'EcCo ammo'.$A$2:$'EcCo ammo'.$A$33];[$'EcCo ammo'.G$2:$'EcCo ammo'.G$33])" office:value-type="float" office:value="2" calcext:value-type="float">
            <text:p>2</text:p>
          </table:table-cell>
          <table:table-cell table:formula="of:=LOOKUP([.$B77];[$'EcCo ammo'.$A$2:$'EcCo ammo'.$A$33];[$'EcCo ammo'.H$2:$'EcCo ammo'.H$33])" office:value-type="float" office:value="1" calcext:value-type="float">
            <text:p>1</text:p>
          </table:table-cell>
          <table:table-cell table:formula="of:=LOOKUP([.$B77];[$'EcCo ammo'.$A$2:$'EcCo ammo'.$A$33];[$'EcCo ammo'.I$2:$'EcCo ammo'.I$33])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.00</text:p>
          </table:table-cell>
          <table:table-cell table:formula="of:=ROUND(AVERAGE([.C77];[.D77]))" office:value-type="float" office:value="13" calcext:value-type="float">
            <text:p>13</text:p>
          </table:table-cell>
          <table:table-cell/>
          <table:table-cell table:formula="of:=ROUNDUP(MAX((100-MAX([.L$5]+10*MIN([.L$4]-[.$F77];0);0))*INT(([.$J77]-MAX([.L$4]-[.$F77];0))*[.$I77])/100;0);0)" office:value-type="float" office:value="13" calcext:value-type="float">
            <text:p>13</text:p>
          </table:table-cell>
          <table:table-cell table:formula="of:=ROUNDUP(MAX((100-MAX([.M$5]+10*MIN([.M$4]-[.$F77];0);0))*INT(([.$J77]-MAX([.M$4]-[.$F77];0))*[.$I77])/100;0);0)" office:value-type="float" office:value="13" calcext:value-type="float">
            <text:p>13</text:p>
          </table:table-cell>
          <table:table-cell table:formula="of:=ROUNDUP(MAX((100-MAX([.N$5]+10*MIN([.N$4]-[.$F77];0);0))*INT(([.$J77]-MAX([.N$4]-[.$F77];0))*[.$I77])/100;0);0)" office:value-type="float" office:value="13" calcext:value-type="float">
            <text:p>13</text:p>
          </table:table-cell>
          <table:table-cell table:formula="of:=ROUNDUP(MAX((100-MAX([.O$5]+10*MIN([.O$4]-[.$F77];0);0))*INT(([.$J77]-MAX([.O$4]-[.$F77];0))*[.$I77])/100;0);0)" office:value-type="float" office:value="10" calcext:value-type="float">
            <text:p>10</text:p>
          </table:table-cell>
          <table:table-cell table:formula="of:=ROUNDUP(MAX((100-MAX([.P$5]+10*MIN([.P$4]-[.$F77];0);0))*INT(([.$J77]-MAX([.P$4]-[.$F77];0))*[.$I77])/100;0);0)" office:value-type="float" office:value="10" calcext:value-type="float">
            <text:p>10</text:p>
          </table:table-cell>
          <table:table-cell table:formula="of:=ROUNDUP(MAX((100-MAX([.Q$5]+10*MIN([.Q$4]-[.$F77];0);0))*INT(([.$J77]-MAX([.Q$4]-[.$F77];0))*[.$I77])/100;0);0)" office:value-type="float" office:value="10" calcext:value-type="float">
            <text:p>10</text:p>
          </table:table-cell>
          <table:table-cell table:formula="of:=ROUNDUP(MAX((100-MAX([.R$5]+10*MIN([.R$4]-[.$F77];0);0))*INT(([.$J77]-MAX([.R$4]-[.$F77];0))*[.$I77])/100;0);0)" office:value-type="float" office:value="8" calcext:value-type="float">
            <text:p>8</text:p>
          </table:table-cell>
          <table:table-cell table:formula="of:=ROUNDUP(MAX((100-MAX([.S$5]+10*MIN([.S$4]-[.$F77];0);0))*INT(([.$J77]-MAX([.S$4]-[.$F77];0))*[.$I77])/100;0);0)" office:value-type="float" office:value="8" calcext:value-type="float">
            <text:p>8</text:p>
          </table:table-cell>
          <table:table-cell table:formula="of:=ROUNDUP(MAX((100-MAX([.T$5]+10*MIN([.T$4]-[.$F77];0);0))*INT(([.$J77]-MAX([.T$4]-[.$F77];0))*[.$I77])/100;0);0)" office:value-type="float" office:value="8" calcext:value-type="float">
            <text:p>8</text:p>
          </table:table-cell>
          <table:table-cell table:formula="of:=ROUNDUP(MAX((100-MAX([.U$5]+10*MIN([.U$4]-[.$F77];0);0))*INT(([.$J77]-MAX([.U$4]-[.$F77];0))*[.$I77])/100;0);0)" office:value-type="float" office:value="7" calcext:value-type="float">
            <text:p>7</text:p>
          </table:table-cell>
          <table:table-cell table:formula="of:=ROUNDUP(MAX((100-MAX([.V$5]+10*MIN([.V$4]-[.$F77];0);0))*INT(([.$J77]-MAX([.V$4]-[.$F77];0))*[.$I77])/100;0);0)" office:value-type="float" office:value="6" calcext:value-type="float">
            <text:p>6</text:p>
          </table:table-cell>
          <table:table-cell table:formula="of:=ROUNDUP(MAX((100-MAX([.W$5]+10*MIN([.W$4]-[.$F77];0);0))*INT(([.$J77]-MAX([.W$4]-[.$F77];0))*[.$I77])/100;0);0)" office:value-type="float" office:value="6" calcext:value-type="float">
            <text:p>6</text:p>
          </table:table-cell>
          <table:table-cell table:formula="of:=ROUNDUP(MAX((100-MAX([.X$5]+10*MIN([.X$4]-[.$F77];0);0))*INT(([.$J77]-MAX([.X$4]-[.$F77];0))*[.$I77])/100;0);0)" office:value-type="float" office:value="5" calcext:value-type="float">
            <text:p>5</text:p>
          </table:table-cell>
          <table:table-cell table:formula="of:=ROUNDUP(MAX((100-MAX([.Y$5]+10*MIN([.Y$4]-[.$F77];0);0))*INT(([.$J77]-MAX([.Y$4]-[.$F77];0))*[.$I77])/100;0);0)" office:value-type="float" office:value="4" calcext:value-type="float">
            <text:p>4</text:p>
          </table:table-cell>
          <table:table-cell table:formula="of:=ROUNDUP(MAX((100-MAX([.Z$5]+10*MIN([.Z$4]-[.$F77];0);0))*INT(([.$J77]-MAX([.Z$4]-[.$F77];0))*[.$I77])/100;0);0)" office:value-type="float" office:value="3" calcext:value-type="float">
            <text:p>3</text:p>
          </table:table-cell>
          <table:table-cell table:formula="of:=ROUNDUP(MAX((100-MAX([.AA$5]+10*MIN([.AA$4]-[.$F77];0);0))*INT(([.$J77]-MAX([.AA$4]-[.$F77];0))*[.$I77])/100;0);0)" office:value-type="float" office:value="2" calcext:value-type="float">
            <text:p>2</text:p>
          </table:table-cell>
          <table:table-cell table:formula="of:=ROUNDUP(MAX((100-MAX([.AB$5]+10*MIN([.AB$4]-[.$F77];0);0))*INT(([.$J77]-MAX([.AB$4]-[.$F77];0))*[.$I77])/100;0);0)" office:value-type="float" office:value="1" calcext:value-type="float">
            <text:p>1</text:p>
          </table:table-cell>
          <table:table-cell table:formula="of:=ROUNDUP(MAX((100-MAX([.AC$5]+10*MIN([.AC$4]-[.$F77];0);0))*INT(([.$J77]-MAX([.AC$4]-[.$F77];0))*[.$I77])/100;0);0)" office:value-type="float" office:value="1" calcext:value-type="float">
            <text:p>1</text:p>
          </table:table-cell>
          <table:table-cell table:formula="of:=ROUNDUP(MAX((100-MAX([.AD$5]+10*MIN([.AD$4]-[.$F77];0);0))*INT(([.$J77]-MAX([.AD$4]-[.$F77];0))*[.$I77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78];[$'EcCo ammo'.$A$2:$'EcCo ammo'.$A$33];[$'EcCo ammo'.F$2:$'EcCo ammo'.F$33])" office:value-type="float" office:value="0" calcext:value-type="float">
            <text:p>0</text:p>
          </table:table-cell>
          <table:table-cell table:formula="of:=LOOKUP([.$B78];[$'EcCo ammo'.$A$2:$'EcCo ammo'.$A$33];[$'EcCo ammo'.G$2:$'EcCo ammo'.G$33])" office:value-type="float" office:value="5" calcext:value-type="float">
            <text:p>5</text:p>
          </table:table-cell>
          <table:table-cell table:formula="of:=LOOKUP([.$B78];[$'EcCo ammo'.$A$2:$'EcCo ammo'.$A$33];[$'EcCo ammo'.H$2:$'EcCo ammo'.H$33])" office:value-type="float" office:value="1" calcext:value-type="float">
            <text:p>1</text:p>
          </table:table-cell>
          <table:table-cell table:formula="of:=LOOKUP([.$B78];[$'EcCo ammo'.$A$2:$'EcCo ammo'.$A$33];[$'EcCo ammo'.I$2:$'EcCo ammo'.I$33])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.00</text:p>
          </table:table-cell>
          <table:table-cell table:formula="of:=ROUND(AVERAGE([.C78];[.D78]))" office:value-type="float" office:value="13" calcext:value-type="float">
            <text:p>13</text:p>
          </table:table-cell>
          <table:table-cell/>
          <table:table-cell table:formula="of:=ROUNDUP(MAX((100-MAX([.L$5]+10*MIN([.L$4]-[.$F78];0);0))*INT(([.$J78]-MAX([.L$4]-[.$F78];0))*[.$I78])/100;0);0)" office:value-type="float" office:value="13" calcext:value-type="float">
            <text:p>13</text:p>
          </table:table-cell>
          <table:table-cell table:formula="of:=ROUNDUP(MAX((100-MAX([.M$5]+10*MIN([.M$4]-[.$F78];0);0))*INT(([.$J78]-MAX([.M$4]-[.$F78];0))*[.$I78])/100;0);0)" office:value-type="float" office:value="13" calcext:value-type="float">
            <text:p>13</text:p>
          </table:table-cell>
          <table:table-cell table:formula="of:=ROUNDUP(MAX((100-MAX([.N$5]+10*MIN([.N$4]-[.$F78];0);0))*INT(([.$J78]-MAX([.N$4]-[.$F78];0))*[.$I78])/100;0);0)" office:value-type="float" office:value="13" calcext:value-type="float">
            <text:p>13</text:p>
          </table:table-cell>
          <table:table-cell table:formula="of:=ROUNDUP(MAX((100-MAX([.O$5]+10*MIN([.O$4]-[.$F78];0);0))*INT(([.$J78]-MAX([.O$4]-[.$F78];0))*[.$I78])/100;0);0)" office:value-type="float" office:value="13" calcext:value-type="float">
            <text:p>13</text:p>
          </table:table-cell>
          <table:table-cell table:formula="of:=ROUNDUP(MAX((100-MAX([.P$5]+10*MIN([.P$4]-[.$F78];0);0))*INT(([.$J78]-MAX([.P$4]-[.$F78];0))*[.$I78])/100;0);0)" office:value-type="float" office:value="13" calcext:value-type="float">
            <text:p>13</text:p>
          </table:table-cell>
          <table:table-cell table:formula="of:=ROUNDUP(MAX((100-MAX([.Q$5]+10*MIN([.Q$4]-[.$F78];0);0))*INT(([.$J78]-MAX([.Q$4]-[.$F78];0))*[.$I78])/100;0);0)" office:value-type="float" office:value="13" calcext:value-type="float">
            <text:p>13</text:p>
          </table:table-cell>
          <table:table-cell table:formula="of:=ROUNDUP(MAX((100-MAX([.R$5]+10*MIN([.R$4]-[.$F78];0);0))*INT(([.$J78]-MAX([.R$4]-[.$F78];0))*[.$I78])/100;0);0)" office:value-type="float" office:value="11" calcext:value-type="float">
            <text:p>11</text:p>
          </table:table-cell>
          <table:table-cell table:formula="of:=ROUNDUP(MAX((100-MAX([.S$5]+10*MIN([.S$4]-[.$F78];0);0))*INT(([.$J78]-MAX([.S$4]-[.$F78];0))*[.$I78])/100;0);0)" office:value-type="float" office:value="10" calcext:value-type="float">
            <text:p>10</text:p>
          </table:table-cell>
          <table:table-cell table:formula="of:=ROUNDUP(MAX((100-MAX([.T$5]+10*MIN([.T$4]-[.$F78];0);0))*INT(([.$J78]-MAX([.T$4]-[.$F78];0))*[.$I78])/100;0);0)" office:value-type="float" office:value="10" calcext:value-type="float">
            <text:p>10</text:p>
          </table:table-cell>
          <table:table-cell table:formula="of:=ROUNDUP(MAX((100-MAX([.U$5]+10*MIN([.U$4]-[.$F78];0);0))*INT(([.$J78]-MAX([.U$4]-[.$F78];0))*[.$I78])/100;0);0)" office:value-type="float" office:value="10" calcext:value-type="float">
            <text:p>10</text:p>
          </table:table-cell>
          <table:table-cell table:formula="of:=ROUNDUP(MAX((100-MAX([.V$5]+10*MIN([.V$4]-[.$F78];0);0))*INT(([.$J78]-MAX([.V$4]-[.$F78];0))*[.$I78])/100;0);0)" office:value-type="float" office:value="8" calcext:value-type="float">
            <text:p>8</text:p>
          </table:table-cell>
          <table:table-cell table:formula="of:=ROUNDUP(MAX((100-MAX([.W$5]+10*MIN([.W$4]-[.$F78];0);0))*INT(([.$J78]-MAX([.W$4]-[.$F78];0))*[.$I78])/100;0);0)" office:value-type="float" office:value="8" calcext:value-type="float">
            <text:p>8</text:p>
          </table:table-cell>
          <table:table-cell table:formula="of:=ROUNDUP(MAX((100-MAX([.X$5]+10*MIN([.X$4]-[.$F78];0);0))*INT(([.$J78]-MAX([.X$4]-[.$F78];0))*[.$I78])/100;0);0)" office:value-type="float" office:value="7" calcext:value-type="float">
            <text:p>7</text:p>
          </table:table-cell>
          <table:table-cell table:formula="of:=ROUNDUP(MAX((100-MAX([.Y$5]+10*MIN([.Y$4]-[.$F78];0);0))*INT(([.$J78]-MAX([.Y$4]-[.$F78];0))*[.$I78])/100;0);0)" office:value-type="float" office:value="6" calcext:value-type="float">
            <text:p>6</text:p>
          </table:table-cell>
          <table:table-cell table:formula="of:=ROUNDUP(MAX((100-MAX([.Z$5]+10*MIN([.Z$4]-[.$F78];0);0))*INT(([.$J78]-MAX([.Z$4]-[.$F78];0))*[.$I78])/100;0);0)" office:value-type="float" office:value="4" calcext:value-type="float">
            <text:p>4</text:p>
          </table:table-cell>
          <table:table-cell table:formula="of:=ROUNDUP(MAX((100-MAX([.AA$5]+10*MIN([.AA$4]-[.$F78];0);0))*INT(([.$J78]-MAX([.AA$4]-[.$F78];0))*[.$I78])/100;0);0)" office:value-type="float" office:value="3" calcext:value-type="float">
            <text:p>3</text:p>
          </table:table-cell>
          <table:table-cell table:formula="of:=ROUNDUP(MAX((100-MAX([.AB$5]+10*MIN([.AB$4]-[.$F78];0);0))*INT(([.$J78]-MAX([.AB$4]-[.$F78];0))*[.$I78])/100;0);0)" office:value-type="float" office:value="2" calcext:value-type="float">
            <text:p>2</text:p>
          </table:table-cell>
          <table:table-cell table:formula="of:=ROUNDUP(MAX((100-MAX([.AC$5]+10*MIN([.AC$4]-[.$F78];0);0))*INT(([.$J78]-MAX([.AC$4]-[.$F78];0))*[.$I78])/100;0);0)" office:value-type="float" office:value="2" calcext:value-type="float">
            <text:p>2</text:p>
          </table:table-cell>
          <table:table-cell table:formula="of:=ROUNDUP(MAX((100-MAX([.AD$5]+10*MIN([.AD$4]-[.$F78];0);0))*INT(([.$J78]-MAX([.AD$4]-[.$F78];0))*[.$I78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LOOKUP([.$B79];[$'EcCo ammo'.$A$2:$'EcCo ammo'.$A$33];[$'EcCo ammo'.F$2:$'EcCo ammo'.F$33])" office:value-type="float" office:value="0" calcext:value-type="float">
            <text:p>0</text:p>
          </table:table-cell>
          <table:table-cell table:formula="of:=LOOKUP([.$B79];[$'EcCo ammo'.$A$2:$'EcCo ammo'.$A$33];[$'EcCo ammo'.G$2:$'EcCo ammo'.G$33])" office:value-type="float" office:value="2" calcext:value-type="float">
            <text:p>2</text:p>
          </table:table-cell>
          <table:table-cell table:formula="of:=LOOKUP([.$B79];[$'EcCo ammo'.$A$2:$'EcCo ammo'.$A$33];[$'EcCo ammo'.H$2:$'EcCo ammo'.H$33])" office:value-type="float" office:value="1" calcext:value-type="float">
            <text:p>1</text:p>
          </table:table-cell>
          <table:table-cell table:formula="of:=LOOKUP([.$B79];[$'EcCo ammo'.$A$2:$'EcCo ammo'.$A$33];[$'EcCo ammo'.I$2:$'EcCo ammo'.I$33])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.00</text:p>
          </table:table-cell>
          <table:table-cell table:formula="of:=ROUND(AVERAGE([.C79];[.D79]))" office:value-type="float" office:value="8" calcext:value-type="float">
            <text:p>8</text:p>
          </table:table-cell>
          <table:table-cell/>
          <table:table-cell table:formula="of:=ROUNDUP(MAX((100-MAX([.L$5]+10*MIN([.L$4]-[.$F79];0);0))*INT(([.$J79]-MAX([.L$4]-[.$F79];0))*[.$I79])/100;0);0)" office:value-type="float" office:value="8" calcext:value-type="float">
            <text:p>8</text:p>
          </table:table-cell>
          <table:table-cell table:formula="of:=ROUNDUP(MAX((100-MAX([.M$5]+10*MIN([.M$4]-[.$F79];0);0))*INT(([.$J79]-MAX([.M$4]-[.$F79];0))*[.$I79])/100;0);0)" office:value-type="float" office:value="8" calcext:value-type="float">
            <text:p>8</text:p>
          </table:table-cell>
          <table:table-cell table:formula="of:=ROUNDUP(MAX((100-MAX([.N$5]+10*MIN([.N$4]-[.$F79];0);0))*INT(([.$J79]-MAX([.N$4]-[.$F79];0))*[.$I79])/100;0);0)" office:value-type="float" office:value="8" calcext:value-type="float">
            <text:p>8</text:p>
          </table:table-cell>
          <table:table-cell table:formula="of:=ROUNDUP(MAX((100-MAX([.O$5]+10*MIN([.O$4]-[.$F79];0);0))*INT(([.$J79]-MAX([.O$4]-[.$F79];0))*[.$I79])/100;0);0)" office:value-type="float" office:value="6" calcext:value-type="float">
            <text:p>6</text:p>
          </table:table-cell>
          <table:table-cell table:formula="of:=ROUNDUP(MAX((100-MAX([.P$5]+10*MIN([.P$4]-[.$F79];0);0))*INT(([.$J79]-MAX([.P$4]-[.$F79];0))*[.$I79])/100;0);0)" office:value-type="float" office:value="6" calcext:value-type="float">
            <text:p>6</text:p>
          </table:table-cell>
          <table:table-cell table:formula="of:=ROUNDUP(MAX((100-MAX([.Q$5]+10*MIN([.Q$4]-[.$F79];0);0))*INT(([.$J79]-MAX([.Q$4]-[.$F79];0))*[.$I79])/100;0);0)" office:value-type="float" office:value="6" calcext:value-type="float">
            <text:p>6</text:p>
          </table:table-cell>
          <table:table-cell table:formula="of:=ROUNDUP(MAX((100-MAX([.R$5]+10*MIN([.R$4]-[.$F79];0);0))*INT(([.$J79]-MAX([.R$4]-[.$F79];0))*[.$I79])/100;0);0)" office:value-type="float" office:value="5" calcext:value-type="float">
            <text:p>5</text:p>
          </table:table-cell>
          <table:table-cell table:formula="of:=ROUNDUP(MAX((100-MAX([.S$5]+10*MIN([.S$4]-[.$F79];0);0))*INT(([.$J79]-MAX([.S$4]-[.$F79];0))*[.$I79])/100;0);0)" office:value-type="float" office:value="4" calcext:value-type="float">
            <text:p>4</text:p>
          </table:table-cell>
          <table:table-cell table:formula="of:=ROUNDUP(MAX((100-MAX([.T$5]+10*MIN([.T$4]-[.$F79];0);0))*INT(([.$J79]-MAX([.T$4]-[.$F79];0))*[.$I79])/100;0);0)" office:value-type="float" office:value="4" calcext:value-type="float">
            <text:p>4</text:p>
          </table:table-cell>
          <table:table-cell table:formula="of:=ROUNDUP(MAX((100-MAX([.U$5]+10*MIN([.U$4]-[.$F79];0);0))*INT(([.$J79]-MAX([.U$4]-[.$F79];0))*[.$I79])/100;0);0)" office:value-type="float" office:value="4" calcext:value-type="float">
            <text:p>4</text:p>
          </table:table-cell>
          <table:table-cell table:formula="of:=ROUNDUP(MAX((100-MAX([.V$5]+10*MIN([.V$4]-[.$F79];0);0))*INT(([.$J79]-MAX([.V$4]-[.$F79];0))*[.$I79])/100;0);0)" office:value-type="float" office:value="3" calcext:value-type="float">
            <text:p>3</text:p>
          </table:table-cell>
          <table:table-cell table:formula="of:=ROUNDUP(MAX((100-MAX([.W$5]+10*MIN([.W$4]-[.$F79];0);0))*INT(([.$J79]-MAX([.W$4]-[.$F79];0))*[.$I79])/100;0);0)" office:value-type="float" office:value="3" calcext:value-type="float">
            <text:p>3</text:p>
          </table:table-cell>
          <table:table-cell table:formula="of:=ROUNDUP(MAX((100-MAX([.X$5]+10*MIN([.X$4]-[.$F79];0);0))*INT(([.$J79]-MAX([.X$4]-[.$F79];0))*[.$I79])/100;0);0)" office:value-type="float" office:value="3" calcext:value-type="float">
            <text:p>3</text:p>
          </table:table-cell>
          <table:table-cell table:formula="of:=ROUNDUP(MAX((100-MAX([.Y$5]+10*MIN([.Y$4]-[.$F79];0);0))*INT(([.$J79]-MAX([.Y$4]-[.$F79];0))*[.$I79])/100;0);0)" office:value-type="float" office:value="2" calcext:value-type="float">
            <text:p>2</text:p>
          </table:table-cell>
          <table:table-cell table:formula="of:=ROUNDUP(MAX((100-MAX([.Z$5]+10*MIN([.Z$4]-[.$F79];0);0))*INT(([.$J79]-MAX([.Z$4]-[.$F79];0))*[.$I79])/100;0);0)" office:value-type="float" office:value="0" calcext:value-type="float">
            <text:p>0</text:p>
          </table:table-cell>
          <table:table-cell table:formula="of:=ROUNDUP(MAX((100-MAX([.AA$5]+10*MIN([.AA$4]-[.$F79];0);0))*INT(([.$J79]-MAX([.AA$4]-[.$F79];0))*[.$I79])/100;0);0)" office:value-type="float" office:value="0" calcext:value-type="float">
            <text:p>0</text:p>
          </table:table-cell>
          <table:table-cell table:formula="of:=ROUNDUP(MAX((100-MAX([.AB$5]+10*MIN([.AB$4]-[.$F79];0);0))*INT(([.$J79]-MAX([.AB$4]-[.$F79];0))*[.$I79])/100;0);0)" office:value-type="float" office:value="0" calcext:value-type="float">
            <text:p>0</text:p>
          </table:table-cell>
          <table:table-cell table:formula="of:=ROUNDUP(MAX((100-MAX([.AC$5]+10*MIN([.AC$4]-[.$F79];0);0))*INT(([.$J79]-MAX([.AC$4]-[.$F79];0))*[.$I79])/100;0);0)" office:value-type="float" office:value="0" calcext:value-type="float">
            <text:p>0</text:p>
          </table:table-cell>
          <table:table-cell table:formula="of:=ROUNDUP(MAX((100-MAX([.AD$5]+10*MIN([.AD$4]-[.$F79];0);0))*INT(([.$J79]-MAX([.AD$4]-[.$F79];0))*[.$I79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LOOKUP([.$B80];[$'EcCo ammo'.$A$2:$'EcCo ammo'.$A$33];[$'EcCo ammo'.F$2:$'EcCo ammo'.F$33])" office:value-type="float" office:value="0" calcext:value-type="float">
            <text:p>0</text:p>
          </table:table-cell>
          <table:table-cell table:formula="of:=LOOKUP([.$B80];[$'EcCo ammo'.$A$2:$'EcCo ammo'.$A$33];[$'EcCo ammo'.G$2:$'EcCo ammo'.G$33])" office:value-type="float" office:value="5" calcext:value-type="float">
            <text:p>5</text:p>
          </table:table-cell>
          <table:table-cell table:formula="of:=LOOKUP([.$B80];[$'EcCo ammo'.$A$2:$'EcCo ammo'.$A$33];[$'EcCo ammo'.H$2:$'EcCo ammo'.H$33])" office:value-type="float" office:value="1" calcext:value-type="float">
            <text:p>1</text:p>
          </table:table-cell>
          <table:table-cell table:formula="of:=LOOKUP([.$B80];[$'EcCo ammo'.$A$2:$'EcCo ammo'.$A$33];[$'EcCo ammo'.I$2:$'EcCo ammo'.I$33])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.00</text:p>
          </table:table-cell>
          <table:table-cell table:formula="of:=ROUND(AVERAGE([.C80];[.D80]))" office:value-type="float" office:value="8" calcext:value-type="float">
            <text:p>8</text:p>
          </table:table-cell>
          <table:table-cell/>
          <table:table-cell table:formula="of:=ROUNDUP(MAX((100-MAX([.L$5]+10*MIN([.L$4]-[.$F80];0);0))*INT(([.$J80]-MAX([.L$4]-[.$F80];0))*[.$I80])/100;0);0)" office:value-type="float" office:value="8" calcext:value-type="float">
            <text:p>8</text:p>
          </table:table-cell>
          <table:table-cell table:formula="of:=ROUNDUP(MAX((100-MAX([.M$5]+10*MIN([.M$4]-[.$F80];0);0))*INT(([.$J80]-MAX([.M$4]-[.$F80];0))*[.$I80])/100;0);0)" office:value-type="float" office:value="8" calcext:value-type="float">
            <text:p>8</text:p>
          </table:table-cell>
          <table:table-cell table:formula="of:=ROUNDUP(MAX((100-MAX([.N$5]+10*MIN([.N$4]-[.$F80];0);0))*INT(([.$J80]-MAX([.N$4]-[.$F80];0))*[.$I80])/100;0);0)" office:value-type="float" office:value="8" calcext:value-type="float">
            <text:p>8</text:p>
          </table:table-cell>
          <table:table-cell table:formula="of:=ROUNDUP(MAX((100-MAX([.O$5]+10*MIN([.O$4]-[.$F80];0);0))*INT(([.$J80]-MAX([.O$4]-[.$F80];0))*[.$I80])/100;0);0)" office:value-type="float" office:value="8" calcext:value-type="float">
            <text:p>8</text:p>
          </table:table-cell>
          <table:table-cell table:formula="of:=ROUNDUP(MAX((100-MAX([.P$5]+10*MIN([.P$4]-[.$F80];0);0))*INT(([.$J80]-MAX([.P$4]-[.$F80];0))*[.$I80])/100;0);0)" office:value-type="float" office:value="8" calcext:value-type="float">
            <text:p>8</text:p>
          </table:table-cell>
          <table:table-cell table:formula="of:=ROUNDUP(MAX((100-MAX([.Q$5]+10*MIN([.Q$4]-[.$F80];0);0))*INT(([.$J80]-MAX([.Q$4]-[.$F80];0))*[.$I80])/100;0);0)" office:value-type="float" office:value="8" calcext:value-type="float">
            <text:p>8</text:p>
          </table:table-cell>
          <table:table-cell table:formula="of:=ROUNDUP(MAX((100-MAX([.R$5]+10*MIN([.R$4]-[.$F80];0);0))*INT(([.$J80]-MAX([.R$4]-[.$F80];0))*[.$I80])/100;0);0)" office:value-type="float" office:value="7" calcext:value-type="float">
            <text:p>7</text:p>
          </table:table-cell>
          <table:table-cell table:formula="of:=ROUNDUP(MAX((100-MAX([.S$5]+10*MIN([.S$4]-[.$F80];0);0))*INT(([.$J80]-MAX([.S$4]-[.$F80];0))*[.$I80])/100;0);0)" office:value-type="float" office:value="6" calcext:value-type="float">
            <text:p>6</text:p>
          </table:table-cell>
          <table:table-cell table:formula="of:=ROUNDUP(MAX((100-MAX([.T$5]+10*MIN([.T$4]-[.$F80];0);0))*INT(([.$J80]-MAX([.T$4]-[.$F80];0))*[.$I80])/100;0);0)" office:value-type="float" office:value="6" calcext:value-type="float">
            <text:p>6</text:p>
          </table:table-cell>
          <table:table-cell table:formula="of:=ROUNDUP(MAX((100-MAX([.U$5]+10*MIN([.U$4]-[.$F80];0);0))*INT(([.$J80]-MAX([.U$4]-[.$F80];0))*[.$I80])/100;0);0)" office:value-type="float" office:value="6" calcext:value-type="float">
            <text:p>6</text:p>
          </table:table-cell>
          <table:table-cell table:formula="of:=ROUNDUP(MAX((100-MAX([.V$5]+10*MIN([.V$4]-[.$F80];0);0))*INT(([.$J80]-MAX([.V$4]-[.$F80];0))*[.$I80])/100;0);0)" office:value-type="float" office:value="5" calcext:value-type="float">
            <text:p>5</text:p>
          </table:table-cell>
          <table:table-cell table:formula="of:=ROUNDUP(MAX((100-MAX([.W$5]+10*MIN([.W$4]-[.$F80];0);0))*INT(([.$J80]-MAX([.W$4]-[.$F80];0))*[.$I80])/100;0);0)" office:value-type="float" office:value="5" calcext:value-type="float">
            <text:p>5</text:p>
          </table:table-cell>
          <table:table-cell table:formula="of:=ROUNDUP(MAX((100-MAX([.X$5]+10*MIN([.X$4]-[.$F80];0);0))*INT(([.$J80]-MAX([.X$4]-[.$F80];0))*[.$I80])/100;0);0)" office:value-type="float" office:value="4" calcext:value-type="float">
            <text:p>4</text:p>
          </table:table-cell>
          <table:table-cell table:formula="of:=ROUNDUP(MAX((100-MAX([.Y$5]+10*MIN([.Y$4]-[.$F80];0);0))*INT(([.$J80]-MAX([.Y$4]-[.$F80];0))*[.$I80])/100;0);0)" office:value-type="float" office:value="3" calcext:value-type="float">
            <text:p>3</text:p>
          </table:table-cell>
          <table:table-cell table:formula="of:=ROUNDUP(MAX((100-MAX([.Z$5]+10*MIN([.Z$4]-[.$F80];0);0))*INT(([.$J80]-MAX([.Z$4]-[.$F80];0))*[.$I80])/100;0);0)" office:value-type="float" office:value="2" calcext:value-type="float">
            <text:p>2</text:p>
          </table:table-cell>
          <table:table-cell table:formula="of:=ROUNDUP(MAX((100-MAX([.AA$5]+10*MIN([.AA$4]-[.$F80];0);0))*INT(([.$J80]-MAX([.AA$4]-[.$F80];0))*[.$I80])/100;0);0)" office:value-type="float" office:value="1" calcext:value-type="float">
            <text:p>1</text:p>
          </table:table-cell>
          <table:table-cell table:formula="of:=ROUNDUP(MAX((100-MAX([.AB$5]+10*MIN([.AB$4]-[.$F80];0);0))*INT(([.$J80]-MAX([.AB$4]-[.$F80];0))*[.$I80])/100;0);0)" office:value-type="float" office:value="0" calcext:value-type="float">
            <text:p>0</text:p>
          </table:table-cell>
          <table:table-cell table:formula="of:=ROUNDUP(MAX((100-MAX([.AC$5]+10*MIN([.AC$4]-[.$F80];0);0))*INT(([.$J80]-MAX([.AC$4]-[.$F80];0))*[.$I80])/100;0);0)" office:value-type="float" office:value="0" calcext:value-type="float">
            <text:p>0</text:p>
          </table:table-cell>
          <table:table-cell table:formula="of:=ROUNDUP(MAX((100-MAX([.AD$5]+10*MIN([.AD$4]-[.$F80];0);0))*INT(([.$J80]-MAX([.AD$4]-[.$F80];0))*[.$I80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81];[$'EcCo ammo'.$A$2:$'EcCo ammo'.$A$33];[$'EcCo ammo'.F$2:$'EcCo ammo'.F$33])" office:value-type="float" office:value="0" calcext:value-type="float">
            <text:p>0</text:p>
          </table:table-cell>
          <table:table-cell table:formula="of:=LOOKUP([.$B81];[$'EcCo ammo'.$A$2:$'EcCo ammo'.$A$33];[$'EcCo ammo'.G$2:$'EcCo ammo'.G$33])" office:value-type="float" office:value="3" calcext:value-type="float">
            <text:p>3</text:p>
          </table:table-cell>
          <table:table-cell table:formula="of:=LOOKUP([.$B81];[$'EcCo ammo'.$A$2:$'EcCo ammo'.$A$33];[$'EcCo ammo'.H$2:$'EcCo ammo'.H$33])" office:value-type="float" office:value="1" calcext:value-type="float">
            <text:p>1</text:p>
          </table:table-cell>
          <table:table-cell table:formula="of:=LOOKUP([.$B81];[$'EcCo ammo'.$A$2:$'EcCo ammo'.$A$33];[$'EcCo ammo'.I$2:$'EcCo ammo'.I$33])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.00</text:p>
          </table:table-cell>
          <table:table-cell table:formula="of:=ROUND(AVERAGE([.C81];[.D81]))" office:value-type="float" office:value="30" calcext:value-type="float">
            <text:p>30</text:p>
          </table:table-cell>
          <table:table-cell/>
          <table:table-cell table:formula="of:=ROUNDUP(MAX((100-MAX([.L$5]+10*MIN([.L$4]-[.$F81];0);0))*INT(([.$J81]-MAX([.L$4]-[.$F81];0))*[.$I81])/100;0);0)" office:value-type="float" office:value="30" calcext:value-type="float">
            <text:p>30</text:p>
          </table:table-cell>
          <table:table-cell table:formula="of:=ROUNDUP(MAX((100-MAX([.M$5]+10*MIN([.M$4]-[.$F81];0);0))*INT(([.$J81]-MAX([.M$4]-[.$F81];0))*[.$I81])/100;0);0)" office:value-type="float" office:value="30" calcext:value-type="float">
            <text:p>30</text:p>
          </table:table-cell>
          <table:table-cell table:formula="of:=ROUNDUP(MAX((100-MAX([.N$5]+10*MIN([.N$4]-[.$F81];0);0))*INT(([.$J81]-MAX([.N$4]-[.$F81];0))*[.$I81])/100;0);0)" office:value-type="float" office:value="30" calcext:value-type="float">
            <text:p>30</text:p>
          </table:table-cell>
          <table:table-cell table:formula="of:=ROUNDUP(MAX((100-MAX([.O$5]+10*MIN([.O$4]-[.$F81];0);0))*INT(([.$J81]-MAX([.O$4]-[.$F81];0))*[.$I81])/100;0);0)" office:value-type="float" office:value="26" calcext:value-type="float">
            <text:p>26</text:p>
          </table:table-cell>
          <table:table-cell table:formula="of:=ROUNDUP(MAX((100-MAX([.P$5]+10*MIN([.P$4]-[.$F81];0);0))*INT(([.$J81]-MAX([.P$4]-[.$F81];0))*[.$I81])/100;0);0)" office:value-type="float" office:value="24" calcext:value-type="float">
            <text:p>24</text:p>
          </table:table-cell>
          <table:table-cell table:formula="of:=ROUNDUP(MAX((100-MAX([.Q$5]+10*MIN([.Q$4]-[.$F81];0);0))*INT(([.$J81]-MAX([.Q$4]-[.$F81];0))*[.$I81])/100;0);0)" office:value-type="float" office:value="24" calcext:value-type="float">
            <text:p>24</text:p>
          </table:table-cell>
          <table:table-cell table:formula="of:=ROUNDUP(MAX((100-MAX([.R$5]+10*MIN([.R$4]-[.$F81];0);0))*INT(([.$J81]-MAX([.R$4]-[.$F81];0))*[.$I81])/100;0);0)" office:value-type="float" office:value="21" calcext:value-type="float">
            <text:p>21</text:p>
          </table:table-cell>
          <table:table-cell table:formula="of:=ROUNDUP(MAX((100-MAX([.S$5]+10*MIN([.S$4]-[.$F81];0);0))*INT(([.$J81]-MAX([.S$4]-[.$F81];0))*[.$I81])/100;0);0)" office:value-type="float" office:value="19" calcext:value-type="float">
            <text:p>19</text:p>
          </table:table-cell>
          <table:table-cell table:formula="of:=ROUNDUP(MAX((100-MAX([.T$5]+10*MIN([.T$4]-[.$F81];0);0))*INT(([.$J81]-MAX([.T$4]-[.$F81];0))*[.$I81])/100;0);0)" office:value-type="float" office:value="19" calcext:value-type="float">
            <text:p>19</text:p>
          </table:table-cell>
          <table:table-cell table:formula="of:=ROUNDUP(MAX((100-MAX([.U$5]+10*MIN([.U$4]-[.$F81];0);0))*INT(([.$J81]-MAX([.U$4]-[.$F81];0))*[.$I81])/100;0);0)" office:value-type="float" office:value="18" calcext:value-type="float">
            <text:p>18</text:p>
          </table:table-cell>
          <table:table-cell table:formula="of:=ROUNDUP(MAX((100-MAX([.V$5]+10*MIN([.V$4]-[.$F81];0);0))*INT(([.$J81]-MAX([.V$4]-[.$F81];0))*[.$I81])/100;0);0)" office:value-type="float" office:value="17" calcext:value-type="float">
            <text:p>17</text:p>
          </table:table-cell>
          <table:table-cell table:formula="of:=ROUNDUP(MAX((100-MAX([.W$5]+10*MIN([.W$4]-[.$F81];0);0))*INT(([.$J81]-MAX([.W$4]-[.$F81];0))*[.$I81])/100;0);0)" office:value-type="float" office:value="17" calcext:value-type="float">
            <text:p>17</text:p>
          </table:table-cell>
          <table:table-cell table:formula="of:=ROUNDUP(MAX((100-MAX([.X$5]+10*MIN([.X$4]-[.$F81];0);0))*INT(([.$J81]-MAX([.X$4]-[.$F81];0))*[.$I81])/100;0);0)" office:value-type="float" office:value="15" calcext:value-type="float">
            <text:p>15</text:p>
          </table:table-cell>
          <table:table-cell table:formula="of:=ROUNDUP(MAX((100-MAX([.Y$5]+10*MIN([.Y$4]-[.$F81];0);0))*INT(([.$J81]-MAX([.Y$4]-[.$F81];0))*[.$I81])/100;0);0)" office:value-type="float" office:value="14" calcext:value-type="float">
            <text:p>14</text:p>
          </table:table-cell>
          <table:table-cell table:formula="of:=ROUNDUP(MAX((100-MAX([.Z$5]+10*MIN([.Z$4]-[.$F81];0);0))*INT(([.$J81]-MAX([.Z$4]-[.$F81];0))*[.$I81])/100;0);0)" office:value-type="float" office:value="12" calcext:value-type="float">
            <text:p>12</text:p>
          </table:table-cell>
          <table:table-cell table:formula="of:=ROUNDUP(MAX((100-MAX([.AA$5]+10*MIN([.AA$4]-[.$F81];0);0))*INT(([.$J81]-MAX([.AA$4]-[.$F81];0))*[.$I81])/100;0);0)" office:value-type="float" office:value="11" calcext:value-type="float">
            <text:p>11</text:p>
          </table:table-cell>
          <table:table-cell table:formula="of:=ROUNDUP(MAX((100-MAX([.AB$5]+10*MIN([.AB$4]-[.$F81];0);0))*INT(([.$J81]-MAX([.AB$4]-[.$F81];0))*[.$I81])/100;0);0)" office:value-type="float" office:value="7" calcext:value-type="float">
            <text:p>7</text:p>
          </table:table-cell>
          <table:table-cell table:formula="of:=ROUNDUP(MAX((100-MAX([.AC$5]+10*MIN([.AC$4]-[.$F81];0);0))*INT(([.$J81]-MAX([.AC$4]-[.$F81];0))*[.$I81])/100;0);0)" office:value-type="float" office:value="6" calcext:value-type="float">
            <text:p>6</text:p>
          </table:table-cell>
          <table:table-cell table:formula="of:=ROUNDUP(MAX((100-MAX([.AD$5]+10*MIN([.AD$4]-[.$F81];0);0))*INT(([.$J81]-MAX([.AD$4]-[.$F81];0))*[.$I81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LOOKUP([.$B82];[$'EcCo ammo'.$A$2:$'EcCo ammo'.$A$33];[$'EcCo ammo'.F$2:$'EcCo ammo'.F$33])" office:value-type="float" office:value="0" calcext:value-type="float">
            <text:p>0</text:p>
          </table:table-cell>
          <table:table-cell table:formula="of:=LOOKUP([.$B82];[$'EcCo ammo'.$A$2:$'EcCo ammo'.$A$33];[$'EcCo ammo'.G$2:$'EcCo ammo'.G$33])" office:value-type="float" office:value="3" calcext:value-type="float">
            <text:p>3</text:p>
          </table:table-cell>
          <table:table-cell table:formula="of:=LOOKUP([.$B82];[$'EcCo ammo'.$A$2:$'EcCo ammo'.$A$33];[$'EcCo ammo'.H$2:$'EcCo ammo'.H$33])" office:value-type="float" office:value="1" calcext:value-type="float">
            <text:p>1</text:p>
          </table:table-cell>
          <table:table-cell table:formula="of:=LOOKUP([.$B82];[$'EcCo ammo'.$A$2:$'EcCo ammo'.$A$33];[$'EcCo ammo'.I$2:$'EcCo ammo'.I$33])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.00</text:p>
          </table:table-cell>
          <table:table-cell table:formula="of:=ROUND(AVERAGE([.C82];[.D82]))" office:value-type="float" office:value="18" calcext:value-type="float">
            <text:p>18</text:p>
          </table:table-cell>
          <table:table-cell/>
          <table:table-cell table:formula="of:=ROUNDUP(MAX((100-MAX([.L$5]+10*MIN([.L$4]-[.$F82];0);0))*INT(([.$J82]-MAX([.L$4]-[.$F82];0))*[.$I82])/100;0);0)" office:value-type="float" office:value="18" calcext:value-type="float">
            <text:p>18</text:p>
          </table:table-cell>
          <table:table-cell table:formula="of:=ROUNDUP(MAX((100-MAX([.M$5]+10*MIN([.M$4]-[.$F82];0);0))*INT(([.$J82]-MAX([.M$4]-[.$F82];0))*[.$I82])/100;0);0)" office:value-type="float" office:value="18" calcext:value-type="float">
            <text:p>18</text:p>
          </table:table-cell>
          <table:table-cell table:formula="of:=ROUNDUP(MAX((100-MAX([.N$5]+10*MIN([.N$4]-[.$F82];0);0))*INT(([.$J82]-MAX([.N$4]-[.$F82];0))*[.$I82])/100;0);0)" office:value-type="float" office:value="18" calcext:value-type="float">
            <text:p>18</text:p>
          </table:table-cell>
          <table:table-cell table:formula="of:=ROUNDUP(MAX((100-MAX([.O$5]+10*MIN([.O$4]-[.$F82];0);0))*INT(([.$J82]-MAX([.O$4]-[.$F82];0))*[.$I82])/100;0);0)" office:value-type="float" office:value="16" calcext:value-type="float">
            <text:p>16</text:p>
          </table:table-cell>
          <table:table-cell table:formula="of:=ROUNDUP(MAX((100-MAX([.P$5]+10*MIN([.P$4]-[.$F82];0);0))*INT(([.$J82]-MAX([.P$4]-[.$F82];0))*[.$I82])/100;0);0)" office:value-type="float" office:value="15" calcext:value-type="float">
            <text:p>15</text:p>
          </table:table-cell>
          <table:table-cell table:formula="of:=ROUNDUP(MAX((100-MAX([.Q$5]+10*MIN([.Q$4]-[.$F82];0);0))*INT(([.$J82]-MAX([.Q$4]-[.$F82];0))*[.$I82])/100;0);0)" office:value-type="float" office:value="15" calcext:value-type="float">
            <text:p>15</text:p>
          </table:table-cell>
          <table:table-cell table:formula="of:=ROUNDUP(MAX((100-MAX([.R$5]+10*MIN([.R$4]-[.$F82];0);0))*INT(([.$J82]-MAX([.R$4]-[.$F82];0))*[.$I82])/100;0);0)" office:value-type="float" office:value="12" calcext:value-type="float">
            <text:p>12</text:p>
          </table:table-cell>
          <table:table-cell table:formula="of:=ROUNDUP(MAX((100-MAX([.S$5]+10*MIN([.S$4]-[.$F82];0);0))*INT(([.$J82]-MAX([.S$4]-[.$F82];0))*[.$I82])/100;0);0)" office:value-type="float" office:value="12" calcext:value-type="float">
            <text:p>12</text:p>
          </table:table-cell>
          <table:table-cell table:formula="of:=ROUNDUP(MAX((100-MAX([.T$5]+10*MIN([.T$4]-[.$F82];0);0))*INT(([.$J82]-MAX([.T$4]-[.$F82];0))*[.$I82])/100;0);0)" office:value-type="float" office:value="12" calcext:value-type="float">
            <text:p>12</text:p>
          </table:table-cell>
          <table:table-cell table:formula="of:=ROUNDUP(MAX((100-MAX([.U$5]+10*MIN([.U$4]-[.$F82];0);0))*INT(([.$J82]-MAX([.U$4]-[.$F82];0))*[.$I82])/100;0);0)" office:value-type="float" office:value="11" calcext:value-type="float">
            <text:p>11</text:p>
          </table:table-cell>
          <table:table-cell table:formula="of:=ROUNDUP(MAX((100-MAX([.V$5]+10*MIN([.V$4]-[.$F82];0);0))*INT(([.$J82]-MAX([.V$4]-[.$F82];0))*[.$I82])/100;0);0)" office:value-type="float" office:value="10" calcext:value-type="float">
            <text:p>10</text:p>
          </table:table-cell>
          <table:table-cell table:formula="of:=ROUNDUP(MAX((100-MAX([.W$5]+10*MIN([.W$4]-[.$F82];0);0))*INT(([.$J82]-MAX([.W$4]-[.$F82];0))*[.$I82])/100;0);0)" office:value-type="float" office:value="9" calcext:value-type="float">
            <text:p>9</text:p>
          </table:table-cell>
          <table:table-cell table:formula="of:=ROUNDUP(MAX((100-MAX([.X$5]+10*MIN([.X$4]-[.$F82];0);0))*INT(([.$J82]-MAX([.X$4]-[.$F82];0))*[.$I82])/100;0);0)" office:value-type="float" office:value="9" calcext:value-type="float">
            <text:p>9</text:p>
          </table:table-cell>
          <table:table-cell table:formula="of:=ROUNDUP(MAX((100-MAX([.Y$5]+10*MIN([.Y$4]-[.$F82];0);0))*INT(([.$J82]-MAX([.Y$4]-[.$F82];0))*[.$I82])/100;0);0)" office:value-type="float" office:value="8" calcext:value-type="float">
            <text:p>8</text:p>
          </table:table-cell>
          <table:table-cell table:formula="of:=ROUNDUP(MAX((100-MAX([.Z$5]+10*MIN([.Z$4]-[.$F82];0);0))*INT(([.$J82]-MAX([.Z$4]-[.$F82];0))*[.$I82])/100;0);0)" office:value-type="float" office:value="6" calcext:value-type="float">
            <text:p>6</text:p>
          </table:table-cell>
          <table:table-cell table:formula="of:=ROUNDUP(MAX((100-MAX([.AA$5]+10*MIN([.AA$4]-[.$F82];0);0))*INT(([.$J82]-MAX([.AA$4]-[.$F82];0))*[.$I82])/100;0);0)" office:value-type="float" office:value="5" calcext:value-type="float">
            <text:p>5</text:p>
          </table:table-cell>
          <table:table-cell table:formula="of:=ROUNDUP(MAX((100-MAX([.AB$5]+10*MIN([.AB$4]-[.$F82];0);0))*INT(([.$J82]-MAX([.AB$4]-[.$F82];0))*[.$I82])/100;0);0)" office:value-type="float" office:value="3" calcext:value-type="float">
            <text:p>3</text:p>
          </table:table-cell>
          <table:table-cell table:formula="of:=ROUNDUP(MAX((100-MAX([.AC$5]+10*MIN([.AC$4]-[.$F82];0);0))*INT(([.$J82]-MAX([.AC$4]-[.$F82];0))*[.$I82])/100;0);0)" office:value-type="float" office:value="3" calcext:value-type="float">
            <text:p>3</text:p>
          </table:table-cell>
          <table:table-cell table:formula="of:=ROUNDUP(MAX((100-MAX([.AD$5]+10*MIN([.AD$4]-[.$F82];0);0))*INT(([.$J82]-MAX([.AD$4]-[.$F82];0))*[.$I82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LOOKUP([.$B83];[$'EcCo ammo'.$A$2:$'EcCo ammo'.$A$33];[$'EcCo ammo'.F$2:$'EcCo ammo'.F$33])" office:value-type="float" office:value="0" calcext:value-type="float">
            <text:p>0</text:p>
          </table:table-cell>
          <table:table-cell table:formula="of:=LOOKUP([.$B83];[$'EcCo ammo'.$A$2:$'EcCo ammo'.$A$33];[$'EcCo ammo'.G$2:$'EcCo ammo'.G$33])" office:value-type="float" office:value="3" calcext:value-type="float">
            <text:p>3</text:p>
          </table:table-cell>
          <table:table-cell table:formula="of:=LOOKUP([.$B83];[$'EcCo ammo'.$A$2:$'EcCo ammo'.$A$33];[$'EcCo ammo'.H$2:$'EcCo ammo'.H$33])" office:value-type="float" office:value="1" calcext:value-type="float">
            <text:p>1</text:p>
          </table:table-cell>
          <table:table-cell table:formula="of:=LOOKUP([.$B83];[$'EcCo ammo'.$A$2:$'EcCo ammo'.$A$33];[$'EcCo ammo'.I$2:$'EcCo ammo'.I$33])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.00</text:p>
          </table:table-cell>
          <table:table-cell table:formula="of:=ROUND(AVERAGE([.C83];[.D83]))" office:value-type="float" office:value="24" calcext:value-type="float">
            <text:p>24</text:p>
          </table:table-cell>
          <table:table-cell/>
          <table:table-cell table:formula="of:=ROUNDUP(MAX((100-MAX([.L$5]+10*MIN([.L$4]-[.$F83];0);0))*INT(([.$J83]-MAX([.L$4]-[.$F83];0))*[.$I83])/100;0);0)" office:value-type="float" office:value="24" calcext:value-type="float">
            <text:p>24</text:p>
          </table:table-cell>
          <table:table-cell table:formula="of:=ROUNDUP(MAX((100-MAX([.M$5]+10*MIN([.M$4]-[.$F83];0);0))*INT(([.$J83]-MAX([.M$4]-[.$F83];0))*[.$I83])/100;0);0)" office:value-type="float" office:value="24" calcext:value-type="float">
            <text:p>24</text:p>
          </table:table-cell>
          <table:table-cell table:formula="of:=ROUNDUP(MAX((100-MAX([.N$5]+10*MIN([.N$4]-[.$F83];0);0))*INT(([.$J83]-MAX([.N$4]-[.$F83];0))*[.$I83])/100;0);0)" office:value-type="float" office:value="24" calcext:value-type="float">
            <text:p>24</text:p>
          </table:table-cell>
          <table:table-cell table:formula="of:=ROUNDUP(MAX((100-MAX([.O$5]+10*MIN([.O$4]-[.$F83];0);0))*INT(([.$J83]-MAX([.O$4]-[.$F83];0))*[.$I83])/100;0);0)" office:value-type="float" office:value="21" calcext:value-type="float">
            <text:p>21</text:p>
          </table:table-cell>
          <table:table-cell table:formula="of:=ROUNDUP(MAX((100-MAX([.P$5]+10*MIN([.P$4]-[.$F83];0);0))*INT(([.$J83]-MAX([.P$4]-[.$F83];0))*[.$I83])/100;0);0)" office:value-type="float" office:value="20" calcext:value-type="float">
            <text:p>20</text:p>
          </table:table-cell>
          <table:table-cell table:formula="of:=ROUNDUP(MAX((100-MAX([.Q$5]+10*MIN([.Q$4]-[.$F83];0);0))*INT(([.$J83]-MAX([.Q$4]-[.$F83];0))*[.$I83])/100;0);0)" office:value-type="float" office:value="20" calcext:value-type="float">
            <text:p>20</text:p>
          </table:table-cell>
          <table:table-cell table:formula="of:=ROUNDUP(MAX((100-MAX([.R$5]+10*MIN([.R$4]-[.$F83];0);0))*INT(([.$J83]-MAX([.R$4]-[.$F83];0))*[.$I83])/100;0);0)" office:value-type="float" office:value="17" calcext:value-type="float">
            <text:p>17</text:p>
          </table:table-cell>
          <table:table-cell table:formula="of:=ROUNDUP(MAX((100-MAX([.S$5]+10*MIN([.S$4]-[.$F83];0);0))*INT(([.$J83]-MAX([.S$4]-[.$F83];0))*[.$I83])/100;0);0)" office:value-type="float" office:value="15" calcext:value-type="float">
            <text:p>15</text:p>
          </table:table-cell>
          <table:table-cell table:formula="of:=ROUNDUP(MAX((100-MAX([.T$5]+10*MIN([.T$4]-[.$F83];0);0))*INT(([.$J83]-MAX([.T$4]-[.$F83];0))*[.$I83])/100;0);0)" office:value-type="float" office:value="15" calcext:value-type="float">
            <text:p>15</text:p>
          </table:table-cell>
          <table:table-cell table:formula="of:=ROUNDUP(MAX((100-MAX([.U$5]+10*MIN([.U$4]-[.$F83];0);0))*INT(([.$J83]-MAX([.U$4]-[.$F83];0))*[.$I83])/100;0);0)" office:value-type="float" office:value="14" calcext:value-type="float">
            <text:p>14</text:p>
          </table:table-cell>
          <table:table-cell table:formula="of:=ROUNDUP(MAX((100-MAX([.V$5]+10*MIN([.V$4]-[.$F83];0);0))*INT(([.$J83]-MAX([.V$4]-[.$F83];0))*[.$I83])/100;0);0)" office:value-type="float" office:value="14" calcext:value-type="float">
            <text:p>14</text:p>
          </table:table-cell>
          <table:table-cell table:formula="of:=ROUNDUP(MAX((100-MAX([.W$5]+10*MIN([.W$4]-[.$F83];0);0))*INT(([.$J83]-MAX([.W$4]-[.$F83];0))*[.$I83])/100;0);0)" office:value-type="float" office:value="13" calcext:value-type="float">
            <text:p>13</text:p>
          </table:table-cell>
          <table:table-cell table:formula="of:=ROUNDUP(MAX((100-MAX([.X$5]+10*MIN([.X$4]-[.$F83];0);0))*INT(([.$J83]-MAX([.X$4]-[.$F83];0))*[.$I83])/100;0);0)" office:value-type="float" office:value="12" calcext:value-type="float">
            <text:p>12</text:p>
          </table:table-cell>
          <table:table-cell table:formula="of:=ROUNDUP(MAX((100-MAX([.Y$5]+10*MIN([.Y$4]-[.$F83];0);0))*INT(([.$J83]-MAX([.Y$4]-[.$F83];0))*[.$I83])/100;0);0)" office:value-type="float" office:value="11" calcext:value-type="float">
            <text:p>11</text:p>
          </table:table-cell>
          <table:table-cell table:formula="of:=ROUNDUP(MAX((100-MAX([.Z$5]+10*MIN([.Z$4]-[.$F83];0);0))*INT(([.$J83]-MAX([.Z$4]-[.$F83];0))*[.$I83])/100;0);0)" office:value-type="float" office:value="9" calcext:value-type="float">
            <text:p>9</text:p>
          </table:table-cell>
          <table:table-cell table:formula="of:=ROUNDUP(MAX((100-MAX([.AA$5]+10*MIN([.AA$4]-[.$F83];0);0))*INT(([.$J83]-MAX([.AA$4]-[.$F83];0))*[.$I83])/100;0);0)" office:value-type="float" office:value="8" calcext:value-type="float">
            <text:p>8</text:p>
          </table:table-cell>
          <table:table-cell table:formula="of:=ROUNDUP(MAX((100-MAX([.AB$5]+10*MIN([.AB$4]-[.$F83];0);0))*INT(([.$J83]-MAX([.AB$4]-[.$F83];0))*[.$I83])/100;0);0)" office:value-type="float" office:value="5" calcext:value-type="float">
            <text:p>5</text:p>
          </table:table-cell>
          <table:table-cell table:formula="of:=ROUNDUP(MAX((100-MAX([.AC$5]+10*MIN([.AC$4]-[.$F83];0);0))*INT(([.$J83]-MAX([.AC$4]-[.$F83];0))*[.$I83])/100;0);0)" office:value-type="float" office:value="4" calcext:value-type="float">
            <text:p>4</text:p>
          </table:table-cell>
          <table:table-cell table:formula="of:=ROUNDUP(MAX((100-MAX([.AD$5]+10*MIN([.AD$4]-[.$F83];0);0))*INT(([.$J83]-MAX([.AD$4]-[.$F83];0))*[.$I83])/100;0)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84];[$'EcCo ammo'.$A$2:$'EcCo ammo'.$A$33];[$'EcCo ammo'.F$2:$'EcCo ammo'.F$33])" office:value-type="float" office:value="-10" calcext:value-type="float">
            <text:p>-10</text:p>
          </table:table-cell>
          <table:table-cell table:formula="of:=LOOKUP([.$B84];[$'EcCo ammo'.$A$2:$'EcCo ammo'.$A$33];[$'EcCo ammo'.G$2:$'EcCo ammo'.G$33])" office:value-type="float" office:value="2" calcext:value-type="float">
            <text:p>2</text:p>
          </table:table-cell>
          <table:table-cell table:formula="of:=LOOKUP([.$B84];[$'EcCo ammo'.$A$2:$'EcCo ammo'.$A$33];[$'EcCo ammo'.H$2:$'EcCo ammo'.H$33])" office:value-type="float" office:value="1" calcext:value-type="float">
            <text:p>1</text:p>
          </table:table-cell>
          <table:table-cell table:formula="of:=LOOKUP([.$B84];[$'EcCo ammo'.$A$2:$'EcCo ammo'.$A$33];[$'EcCo ammo'.I$2:$'EcCo ammo'.I$33])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L$5]+10*MIN([.L$4]-[.$F84];0);0))*INT(([.$J84]-MAX([.L$4]-[.$F84];0))*[.$I84])/100;0);0)" office:value-type="float" office:value="16" calcext:value-type="float">
            <text:p>16</text:p>
          </table:table-cell>
          <table:table-cell table:formula="of:=ROUNDUP(MAX((100-MAX([.M$5]+10*MIN([.M$4]-[.$F84];0);0))*INT(([.$J84]-MAX([.M$4]-[.$F84];0))*[.$I84])/100;0);0)" office:value-type="float" office:value="16" calcext:value-type="float">
            <text:p>16</text:p>
          </table:table-cell>
          <table:table-cell table:formula="of:=ROUNDUP(MAX((100-MAX([.N$5]+10*MIN([.N$4]-[.$F84];0);0))*INT(([.$J84]-MAX([.N$4]-[.$F84];0))*[.$I84])/100;0);0)" office:value-type="float" office:value="16" calcext:value-type="float">
            <text:p>16</text:p>
          </table:table-cell>
          <table:table-cell table:formula="of:=ROUNDUP(MAX((100-MAX([.O$5]+10*MIN([.O$4]-[.$F84];0);0))*INT(([.$J84]-MAX([.O$4]-[.$F84];0))*[.$I84])/100;0);0)" office:value-type="float" office:value="12" calcext:value-type="float">
            <text:p>12</text:p>
          </table:table-cell>
          <table:table-cell table:formula="of:=ROUNDUP(MAX((100-MAX([.P$5]+10*MIN([.P$4]-[.$F84];0);0))*INT(([.$J84]-MAX([.P$4]-[.$F84];0))*[.$I84])/100;0);0)" office:value-type="float" office:value="12" calcext:value-type="float">
            <text:p>12</text:p>
          </table:table-cell>
          <table:table-cell table:formula="of:=ROUNDUP(MAX((100-MAX([.Q$5]+10*MIN([.Q$4]-[.$F84];0);0))*INT(([.$J84]-MAX([.Q$4]-[.$F84];0))*[.$I84])/100;0);0)" office:value-type="float" office:value="12" calcext:value-type="float">
            <text:p>12</text:p>
          </table:table-cell>
          <table:table-cell table:formula="of:=ROUNDUP(MAX((100-MAX([.R$5]+10*MIN([.R$4]-[.$F84];0);0))*INT(([.$J84]-MAX([.R$4]-[.$F84];0))*[.$I84])/100;0);0)" office:value-type="float" office:value="10" calcext:value-type="float">
            <text:p>10</text:p>
          </table:table-cell>
          <table:table-cell table:formula="of:=ROUNDUP(MAX((100-MAX([.S$5]+10*MIN([.S$4]-[.$F84];0);0))*INT(([.$J84]-MAX([.S$4]-[.$F84];0))*[.$I84])/100;0);0)" office:value-type="float" office:value="10" calcext:value-type="float">
            <text:p>10</text:p>
          </table:table-cell>
          <table:table-cell table:formula="of:=ROUNDUP(MAX((100-MAX([.T$5]+10*MIN([.T$4]-[.$F84];0);0))*INT(([.$J84]-MAX([.T$4]-[.$F84];0))*[.$I84])/100;0);0)" office:value-type="float" office:value="10" calcext:value-type="float">
            <text:p>10</text:p>
          </table:table-cell>
          <table:table-cell table:formula="of:=ROUNDUP(MAX((100-MAX([.U$5]+10*MIN([.U$4]-[.$F84];0);0))*INT(([.$J84]-MAX([.U$4]-[.$F84];0))*[.$I84])/100;0);0)" office:value-type="float" office:value="9" calcext:value-type="float">
            <text:p>9</text:p>
          </table:table-cell>
          <table:table-cell table:formula="of:=ROUNDUP(MAX((100-MAX([.V$5]+10*MIN([.V$4]-[.$F84];0);0))*INT(([.$J84]-MAX([.V$4]-[.$F84];0))*[.$I84])/100;0);0)" office:value-type="float" office:value="8" calcext:value-type="float">
            <text:p>8</text:p>
          </table:table-cell>
          <table:table-cell table:formula="of:=ROUNDUP(MAX((100-MAX([.W$5]+10*MIN([.W$4]-[.$F84];0);0))*INT(([.$J84]-MAX([.W$4]-[.$F84];0))*[.$I84])/100;0);0)" office:value-type="float" office:value="8" calcext:value-type="float">
            <text:p>8</text:p>
          </table:table-cell>
          <table:table-cell table:formula="of:=ROUNDUP(MAX((100-MAX([.X$5]+10*MIN([.X$4]-[.$F84];0);0))*INT(([.$J84]-MAX([.X$4]-[.$F84];0))*[.$I84])/100;0);0)" office:value-type="float" office:value="7" calcext:value-type="float">
            <text:p>7</text:p>
          </table:table-cell>
          <table:table-cell table:formula="of:=ROUNDUP(MAX((100-MAX([.Y$5]+10*MIN([.Y$4]-[.$F84];0);0))*INT(([.$J84]-MAX([.Y$4]-[.$F84];0))*[.$I84])/100;0);0)" office:value-type="float" office:value="6" calcext:value-type="float">
            <text:p>6</text:p>
          </table:table-cell>
          <table:table-cell table:formula="of:=ROUNDUP(MAX((100-MAX([.Z$5]+10*MIN([.Z$4]-[.$F84];0);0))*INT(([.$J84]-MAX([.Z$4]-[.$F84];0))*[.$I84])/100;0);0)" office:value-type="float" office:value="4" calcext:value-type="float">
            <text:p>4</text:p>
          </table:table-cell>
          <table:table-cell table:formula="of:=ROUNDUP(MAX((100-MAX([.AA$5]+10*MIN([.AA$4]-[.$F84];0);0))*INT(([.$J84]-MAX([.AA$4]-[.$F84];0))*[.$I84])/100;0);0)" office:value-type="float" office:value="3" calcext:value-type="float">
            <text:p>3</text:p>
          </table:table-cell>
          <table:table-cell table:formula="of:=ROUNDUP(MAX((100-MAX([.AB$5]+10*MIN([.AB$4]-[.$F84];0);0))*INT(([.$J84]-MAX([.AB$4]-[.$F84];0))*[.$I84])/100;0);0)" office:value-type="float" office:value="2" calcext:value-type="float">
            <text:p>2</text:p>
          </table:table-cell>
          <table:table-cell table:formula="of:=ROUNDUP(MAX((100-MAX([.AC$5]+10*MIN([.AC$4]-[.$F84];0);0))*INT(([.$J84]-MAX([.AC$4]-[.$F84];0))*[.$I84])/100;0);0)" office:value-type="float" office:value="2" calcext:value-type="float">
            <text:p>2</text:p>
          </table:table-cell>
          <table:table-cell table:formula="of:=ROUNDUP(MAX((100-MAX([.AD$5]+10*MIN([.AD$4]-[.$F84];0);0))*INT(([.$J84]-MAX([.AD$4]-[.$F84];0))*[.$I84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85];[$'EcCo ammo'.$A$2:$'EcCo ammo'.$A$33];[$'EcCo ammo'.F$2:$'EcCo ammo'.F$33])" office:value-type="float" office:value="-10" calcext:value-type="float">
            <text:p>-10</text:p>
          </table:table-cell>
          <table:table-cell table:formula="of:=LOOKUP([.$B85];[$'EcCo ammo'.$A$2:$'EcCo ammo'.$A$33];[$'EcCo ammo'.G$2:$'EcCo ammo'.G$33])" office:value-type="float" office:value="9" calcext:value-type="float">
            <text:p>9</text:p>
          </table:table-cell>
          <table:table-cell table:formula="of:=LOOKUP([.$B85];[$'EcCo ammo'.$A$2:$'EcCo ammo'.$A$33];[$'EcCo ammo'.H$2:$'EcCo ammo'.H$33])" office:value-type="float" office:value="1" calcext:value-type="float">
            <text:p>1</text:p>
          </table:table-cell>
          <table:table-cell table:formula="of:=LOOKUP([.$B85];[$'EcCo ammo'.$A$2:$'EcCo ammo'.$A$33];[$'EcCo ammo'.I$2:$'EcCo ammo'.I$33])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L$5]+10*MIN([.L$4]-[.$F85];0);0))*INT(([.$J85]-MAX([.L$4]-[.$F85];0))*[.$I85])/100;0);0)" office:value-type="float" office:value="16" calcext:value-type="float">
            <text:p>16</text:p>
          </table:table-cell>
          <table:table-cell table:formula="of:=ROUNDUP(MAX((100-MAX([.M$5]+10*MIN([.M$4]-[.$F85];0);0))*INT(([.$J85]-MAX([.M$4]-[.$F85];0))*[.$I85])/100;0);0)" office:value-type="float" office:value="16" calcext:value-type="float">
            <text:p>16</text:p>
          </table:table-cell>
          <table:table-cell table:formula="of:=ROUNDUP(MAX((100-MAX([.N$5]+10*MIN([.N$4]-[.$F85];0);0))*INT(([.$J85]-MAX([.N$4]-[.$F85];0))*[.$I85])/100;0);0)" office:value-type="float" office:value="16" calcext:value-type="float">
            <text:p>16</text:p>
          </table:table-cell>
          <table:table-cell table:formula="of:=ROUNDUP(MAX((100-MAX([.O$5]+10*MIN([.O$4]-[.$F85];0);0))*INT(([.$J85]-MAX([.O$4]-[.$F85];0))*[.$I85])/100;0);0)" office:value-type="float" office:value="16" calcext:value-type="float">
            <text:p>16</text:p>
          </table:table-cell>
          <table:table-cell table:formula="of:=ROUNDUP(MAX((100-MAX([.P$5]+10*MIN([.P$4]-[.$F85];0);0))*INT(([.$J85]-MAX([.P$4]-[.$F85];0))*[.$I85])/100;0);0)" office:value-type="float" office:value="16" calcext:value-type="float">
            <text:p>16</text:p>
          </table:table-cell>
          <table:table-cell table:formula="of:=ROUNDUP(MAX((100-MAX([.Q$5]+10*MIN([.Q$4]-[.$F85];0);0))*INT(([.$J85]-MAX([.Q$4]-[.$F85];0))*[.$I85])/100;0);0)" office:value-type="float" office:value="16" calcext:value-type="float">
            <text:p>16</text:p>
          </table:table-cell>
          <table:table-cell table:formula="of:=ROUNDUP(MAX((100-MAX([.R$5]+10*MIN([.R$4]-[.$F85];0);0))*INT(([.$J85]-MAX([.R$4]-[.$F85];0))*[.$I85])/100;0);0)" office:value-type="float" office:value="16" calcext:value-type="float">
            <text:p>16</text:p>
          </table:table-cell>
          <table:table-cell table:formula="of:=ROUNDUP(MAX((100-MAX([.S$5]+10*MIN([.S$4]-[.$F85];0);0))*INT(([.$J85]-MAX([.S$4]-[.$F85];0))*[.$I85])/100;0);0)" office:value-type="float" office:value="16" calcext:value-type="float">
            <text:p>16</text:p>
          </table:table-cell>
          <table:table-cell table:formula="of:=ROUNDUP(MAX((100-MAX([.T$5]+10*MIN([.T$4]-[.$F85];0);0))*INT(([.$J85]-MAX([.T$4]-[.$F85];0))*[.$I85])/100;0);0)" office:value-type="float" office:value="16" calcext:value-type="float">
            <text:p>16</text:p>
          </table:table-cell>
          <table:table-cell table:formula="of:=ROUNDUP(MAX((100-MAX([.U$5]+10*MIN([.U$4]-[.$F85];0);0))*INT(([.$J85]-MAX([.U$4]-[.$F85];0))*[.$I85])/100;0);0)" office:value-type="float" office:value="16" calcext:value-type="float">
            <text:p>16</text:p>
          </table:table-cell>
          <table:table-cell table:formula="of:=ROUNDUP(MAX((100-MAX([.V$5]+10*MIN([.V$4]-[.$F85];0);0))*INT(([.$J85]-MAX([.V$4]-[.$F85];0))*[.$I85])/100;0);0)" office:value-type="float" office:value="16" calcext:value-type="float">
            <text:p>16</text:p>
          </table:table-cell>
          <table:table-cell table:formula="of:=ROUNDUP(MAX((100-MAX([.W$5]+10*MIN([.W$4]-[.$F85];0);0))*INT(([.$J85]-MAX([.W$4]-[.$F85];0))*[.$I85])/100;0);0)" office:value-type="float" office:value="15" calcext:value-type="float">
            <text:p>15</text:p>
          </table:table-cell>
          <table:table-cell table:formula="of:=ROUNDUP(MAX((100-MAX([.X$5]+10*MIN([.X$4]-[.$F85];0);0))*INT(([.$J85]-MAX([.X$4]-[.$F85];0))*[.$I85])/100;0);0)" office:value-type="float" office:value="14" calcext:value-type="float">
            <text:p>14</text:p>
          </table:table-cell>
          <table:table-cell table:formula="of:=ROUNDUP(MAX((100-MAX([.Y$5]+10*MIN([.Y$4]-[.$F85];0);0))*INT(([.$J85]-MAX([.Y$4]-[.$F85];0))*[.$I85])/100;0);0)" office:value-type="float" office:value="11" calcext:value-type="float">
            <text:p>11</text:p>
          </table:table-cell>
          <table:table-cell table:formula="of:=ROUNDUP(MAX((100-MAX([.Z$5]+10*MIN([.Z$4]-[.$F85];0);0))*INT(([.$J85]-MAX([.Z$4]-[.$F85];0))*[.$I85])/100;0);0)" office:value-type="float" office:value="8" calcext:value-type="float">
            <text:p>8</text:p>
          </table:table-cell>
          <table:table-cell table:formula="of:=ROUNDUP(MAX((100-MAX([.AA$5]+10*MIN([.AA$4]-[.$F85];0);0))*INT(([.$J85]-MAX([.AA$4]-[.$F85];0))*[.$I85])/100;0);0)" office:value-type="float" office:value="7" calcext:value-type="float">
            <text:p>7</text:p>
          </table:table-cell>
          <table:table-cell table:formula="of:=ROUNDUP(MAX((100-MAX([.AB$5]+10*MIN([.AB$4]-[.$F85];0);0))*INT(([.$J85]-MAX([.AB$4]-[.$F85];0))*[.$I85])/100;0);0)" office:value-type="float" office:value="4" calcext:value-type="float">
            <text:p>4</text:p>
          </table:table-cell>
          <table:table-cell table:formula="of:=ROUNDUP(MAX((100-MAX([.AC$5]+10*MIN([.AC$4]-[.$F85];0);0))*INT(([.$J85]-MAX([.AC$4]-[.$F85];0))*[.$I85])/100;0);0)" office:value-type="float" office:value="4" calcext:value-type="float">
            <text:p>4</text:p>
          </table:table-cell>
          <table:table-cell table:formula="of:=ROUNDUP(MAX((100-MAX([.AD$5]+10*MIN([.AD$4]-[.$F85];0);0))*INT(([.$J85]-MAX([.AD$4]-[.$F85];0))*[.$I85])/100;0);0)" office:value-type="float" office:value="2" calcext:value-type="float">
            <text:p>2</text:p>
          </table:table-cell>
          <table:table-cell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8" table:formula="of:=OFFSET([$'EcCo Armor'.$A$2];[.L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M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N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O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P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Q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R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S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T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U90];0)" office:value-type="string" office:string-value="Environmental" calcext:value-type="string" table:number-columns-spanned="1" table:number-rows-spanned="2">
            <text:p>Environmental</text:p>
          </table:table-cell>
          <table:table-cell table:style-name="ce9" table:formula="of:=OFFSET([$'EcCo Armor'.$A$2];[.V90];0)" office:value-type="string" office:string-value="Bridgekeeper's" calcext:value-type="string" table:number-columns-spanned="1" table:number-rows-spanned="2">
            <text:p>Bridgekeeper's</text:p>
          </table:table-cell>
          <table:table-cell table:style-name="ce9" table:formula="of:=OFFSET([$'EcCo Armor'.$A$2];[.W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X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Y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Z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AA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B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C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D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11" table:number-columns-spanned="1" table:number-rows-spanned="2"/>
        </table:table-row>
        <table:table-row table:style-name="ro4">
          <table:table-cell table:number-columns-repeated="8"/>
          <table:table-cell table:style-name="Default"/>
          <table:table-cell table:number-columns-repeated="2"/>
          <table:covered-table-cell/>
          <table:covered-table-cell table:number-columns-repeated="19" table:style-name="ce10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O$2];[.L$90];0)" office:value-type="float" office:value="0" calcext:value-type="float">
            <text:p>0</text:p>
          </table:table-cell>
          <table:table-cell table:style-name="ce3" table:formula="of:=OFFSET([$'EcCo Armor'.$O$2];[.M$90];0)" office:value-type="float" office:value="0" calcext:value-type="float">
            <text:p>0</text:p>
          </table:table-cell>
          <table:table-cell table:style-name="ce3" table:formula="of:=OFFSET([$'EcCo Armor'.$O$2];[.N$90];0)" office:value-type="float" office:value="0" calcext:value-type="float">
            <text:p>0</text:p>
          </table:table-cell>
          <table:table-cell table:style-name="ce3" table:formula="of:=OFFSET([$'EcCo Armor'.$O$2];[.O$90];0)" office:value-type="float" office:value="1" calcext:value-type="float">
            <text:p>1</text:p>
          </table:table-cell>
          <table:table-cell table:style-name="ce3" table:formula="of:=OFFSET([$'EcCo Armor'.$O$2];[.P$90];0)" office:value-type="float" office:value="0" calcext:value-type="float">
            <text:p>0</text:p>
          </table:table-cell>
          <table:table-cell table:style-name="ce3" table:formula="of:=OFFSET([$'EcCo Armor'.$O$2];[.Q$90];0)" office:value-type="float" office:value="1" calcext:value-type="float">
            <text:p>1</text:p>
          </table:table-cell>
          <table:table-cell table:style-name="ce3" table:formula="of:=OFFSET([$'EcCo Armor'.$O$2];[.R$90];0)" office:value-type="float" office:value="4" calcext:value-type="float">
            <text:p>4</text:p>
          </table:table-cell>
          <table:table-cell table:style-name="ce3" table:formula="of:=OFFSET([$'EcCo Armor'.$O$2];[.S$90];0)" office:value-type="float" office:value="4" calcext:value-type="float">
            <text:p>4</text:p>
          </table:table-cell>
          <table:table-cell table:style-name="ce3" table:formula="of:=OFFSET([$'EcCo Armor'.$O$2];[.T$90];0)" office:value-type="float" office:value="4" calcext:value-type="float">
            <text:p>4</text:p>
          </table:table-cell>
          <table:table-cell table:style-name="ce3" table:formula="of:=OFFSET([$'EcCo Armor'.$O$2];[.U$90];0)" office:value-type="float" office:value="4" calcext:value-type="float">
            <text:p>4</text:p>
          </table:table-cell>
          <table:table-cell table:style-name="ce3" table:formula="of:=OFFSET([$'EcCo Armor'.$O$2];[.V$90];0)" office:value-type="float" office:value="6" calcext:value-type="float">
            <text:p>6</text:p>
          </table:table-cell>
          <table:table-cell table:style-name="ce3" table:formula="of:=OFFSET([$'EcCo Armor'.$O$2];[.W$90];0)" office:value-type="float" office:value="6" calcext:value-type="float">
            <text:p>6</text:p>
          </table:table-cell>
          <table:table-cell table:style-name="ce3" table:formula="of:=OFFSET([$'EcCo Armor'.$O$2];[.X$90];0)" office:value-type="float" office:value="8" calcext:value-type="float">
            <text:p>8</text:p>
          </table:table-cell>
          <table:table-cell table:style-name="ce3" table:formula="of:=OFFSET([$'EcCo Armor'.$O$2];[.Y$90];0)" office:value-type="float" office:value="9" calcext:value-type="float">
            <text:p>9</text:p>
          </table:table-cell>
          <table:table-cell table:style-name="ce3" table:formula="of:=OFFSET([$'EcCo Armor'.$O$2];[.Z$90];0)" office:value-type="float" office:value="16" calcext:value-type="float">
            <text:p>16</text:p>
          </table:table-cell>
          <table:table-cell table:style-name="ce3" table:formula="of:=OFFSET([$'EcCo Armor'.$O$2];[.AA$90];0)" office:value-type="float" office:value="18" calcext:value-type="float">
            <text:p>18</text:p>
          </table:table-cell>
          <table:table-cell table:style-name="ce3" table:formula="of:=OFFSET([$'EcCo Armor'.$O$2];[.AB$90];0)" office:value-type="float" office:value="20" calcext:value-type="float">
            <text:p>20</text:p>
          </table:table-cell>
          <table:table-cell table:style-name="ce3" table:formula="of:=OFFSET([$'EcCo Armor'.$O$2];[.AC$90];0)" office:value-type="float" office:value="20" calcext:value-type="float">
            <text:p>20</text:p>
          </table:table-cell>
          <table:table-cell table:style-name="ce3" table:formula="of:=OFFSET([$'EcCo Armor'.$O$2];[.AD$90];0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P$2];[.L$90];0)" office:value-type="float" office:value="0" calcext:value-type="float">
            <text:p>0</text:p>
          </table:table-cell>
          <table:table-cell table:style-name="ce3" table:formula="of:=OFFSET([$'EcCo Armor'.$P$2];[.M$90];0)" office:value-type="float" office:value="20" calcext:value-type="float">
            <text:p>20</text:p>
          </table:table-cell>
          <table:table-cell table:style-name="ce3" table:formula="of:=OFFSET([$'EcCo Armor'.$P$2];[.N$90];0)" office:value-type="float" office:value="20" calcext:value-type="float">
            <text:p>20</text:p>
          </table:table-cell>
          <table:table-cell table:style-name="ce3" table:formula="of:=OFFSET([$'EcCo Armor'.$P$2];[.O$90];0)" office:value-type="float" office:value="20" calcext:value-type="float">
            <text:p>20</text:p>
          </table:table-cell>
          <table:table-cell table:style-name="ce3" table:formula="of:=OFFSET([$'EcCo Armor'.$P$2];[.P$90];0)" office:value-type="float" office:value="20" calcext:value-type="float">
            <text:p>20</text:p>
          </table:table-cell>
          <table:table-cell table:style-name="ce3" table:formula="of:=OFFSET([$'EcCo Armor'.$P$2];[.Q$90];0)" office:value-type="float" office:value="25" calcext:value-type="float">
            <text:p>25</text:p>
          </table:table-cell>
          <table:table-cell table:style-name="ce3" table:formula="of:=OFFSET([$'EcCo Armor'.$P$2];[.R$90];0)" office:value-type="float" office:value="25" calcext:value-type="float">
            <text:p>25</text:p>
          </table:table-cell>
          <table:table-cell table:style-name="ce3" table:formula="of:=OFFSET([$'EcCo Armor'.$P$2];[.S$90];0)" office:value-type="float" office:value="30" calcext:value-type="float">
            <text:p>30</text:p>
          </table:table-cell>
          <table:table-cell table:style-name="ce3" table:formula="of:=OFFSET([$'EcCo Armor'.$P$2];[.T$90];0)" office:value-type="float" office:value="30" calcext:value-type="float">
            <text:p>30</text:p>
          </table:table-cell>
          <table:table-cell table:style-name="ce3" table:formula="of:=OFFSET([$'EcCo Armor'.$P$2];[.U$90];0)" office:value-type="float" office:value="40" calcext:value-type="float">
            <text:p>40</text:p>
          </table:table-cell>
          <table:table-cell table:style-name="ce3" table:formula="of:=OFFSET([$'EcCo Armor'.$P$2];[.V$90];0)" office:value-type="float" office:value="40" calcext:value-type="float">
            <text:p>40</text:p>
          </table:table-cell>
          <table:table-cell table:style-name="ce3" table:formula="of:=OFFSET([$'EcCo Armor'.$P$2];[.W$90];0)" office:value-type="float" office:value="40" calcext:value-type="float">
            <text:p>40</text:p>
          </table:table-cell>
          <table:table-cell table:style-name="ce3" table:formula="of:=OFFSET([$'EcCo Armor'.$P$2];[.X$90];0)" office:value-type="float" office:value="40" calcext:value-type="float">
            <text:p>40</text:p>
          </table:table-cell>
          <table:table-cell table:style-name="ce3" table:formula="of:=OFFSET([$'EcCo Armor'.$P$2];[.Y$90];0)" office:value-type="float" office:value="45" calcext:value-type="float">
            <text:p>45</text:p>
          </table:table-cell>
          <table:table-cell table:style-name="ce3" table:formula="of:=OFFSET([$'EcCo Armor'.$P$2];[.Z$90];0)" office:value-type="float" office:value="50" calcext:value-type="float">
            <text:p>50</text:p>
          </table:table-cell>
          <table:table-cell table:style-name="ce3" table:formula="of:=OFFSET([$'EcCo Armor'.$P$2];[.AA$90];0)" office:value-type="float" office:value="50" calcext:value-type="float">
            <text:p>50</text:p>
          </table:table-cell>
          <table:table-cell table:style-name="ce3" table:formula="of:=OFFSET([$'EcCo Armor'.$P$2];[.AB$90];0)" office:value-type="float" office:value="65" calcext:value-type="float">
            <text:p>65</text:p>
          </table:table-cell>
          <table:table-cell table:style-name="ce3" table:formula="of:=OFFSET([$'EcCo Armor'.$P$2];[.AC$90];0)" office:value-type="float" office:value="70" calcext:value-type="float">
            <text:p>70</text:p>
          </table:table-cell>
          <table:table-cell table:style-name="ce3" table:formula="of:=OFFSET([$'EcCo Armor'.$P$2];[.AD$90];0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97];[$'EcCo ammo'.$A$2:$'EcCo ammo'.$A$33];[$'EcCo ammo'.F$2:$'EcCo ammo'.F$33])" office:value-type="float" office:value="0" calcext:value-type="float">
            <text:p>0</text:p>
          </table:table-cell>
          <table:table-cell table:formula="of:=LOOKUP([.$B97];[$'EcCo ammo'.$A$2:$'EcCo ammo'.$A$33];[$'EcCo ammo'.G$2:$'EcCo ammo'.G$33])" office:value-type="float" office:value="4" calcext:value-type="float">
            <text:p>4</text:p>
          </table:table-cell>
          <table:table-cell table:formula="of:=LOOKUP([.$B97];[$'EcCo ammo'.$A$2:$'EcCo ammo'.$A$33];[$'EcCo ammo'.H$2:$'EcCo ammo'.H$33])" office:value-type="float" office:value="1" calcext:value-type="float">
            <text:p>1</text:p>
          </table:table-cell>
          <table:table-cell table:formula="of:=LOOKUP([.$B97];[$'EcCo ammo'.$A$2:$'EcCo ammo'.$A$33];[$'EcCo ammo'.I$2:$'EcCo ammo'.I$33])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L$95]+10*MIN([.L$94]-[.$F97];0);0))*INT(([.$J97]-MAX([.L$94]-[.$F97];0))*[.$I97])/100;0);0)" office:value-type="float" office:value="30" calcext:value-type="float">
            <text:p>30</text:p>
          </table:table-cell>
          <table:table-cell table:formula="of:=ROUNDUP(MAX((100-MAX([.M$95]+10*MIN([.M$94]-[.$F97];0);0))*INT(([.$J97]-MAX([.M$94]-[.$F97];0))*[.$I97])/100;0);0)" office:value-type="float" office:value="30" calcext:value-type="float">
            <text:p>30</text:p>
          </table:table-cell>
          <table:table-cell table:formula="of:=ROUNDUP(MAX((100-MAX([.N$95]+10*MIN([.N$94]-[.$F97];0);0))*INT(([.$J97]-MAX([.N$94]-[.$F97];0))*[.$I97])/100;0);0)" office:value-type="float" office:value="30" calcext:value-type="float">
            <text:p>30</text:p>
          </table:table-cell>
          <table:table-cell table:formula="of:=ROUNDUP(MAX((100-MAX([.O$95]+10*MIN([.O$94]-[.$F97];0);0))*INT(([.$J97]-MAX([.O$94]-[.$F97];0))*[.$I97])/100;0);0)" office:value-type="float" office:value="30" calcext:value-type="float">
            <text:p>30</text:p>
          </table:table-cell>
          <table:table-cell table:formula="of:=ROUNDUP(MAX((100-MAX([.P$95]+10*MIN([.P$94]-[.$F97];0);0))*INT(([.$J97]-MAX([.P$94]-[.$F97];0))*[.$I97])/100;0);0)" office:value-type="float" office:value="30" calcext:value-type="float">
            <text:p>30</text:p>
          </table:table-cell>
          <table:table-cell table:formula="of:=ROUNDUP(MAX((100-MAX([.Q$95]+10*MIN([.Q$94]-[.$F97];0);0))*INT(([.$J97]-MAX([.Q$94]-[.$F97];0))*[.$I97])/100;0);0)" office:value-type="float" office:value="30" calcext:value-type="float">
            <text:p>30</text:p>
          </table:table-cell>
          <table:table-cell table:formula="of:=ROUNDUP(MAX((100-MAX([.R$95]+10*MIN([.R$94]-[.$F97];0);0))*INT(([.$J97]-MAX([.R$94]-[.$F97];0))*[.$I97])/100;0);0)" office:value-type="float" office:value="23" calcext:value-type="float">
            <text:p>23</text:p>
          </table:table-cell>
          <table:table-cell table:formula="of:=ROUNDUP(MAX((100-MAX([.S$95]+10*MIN([.S$94]-[.$F97];0);0))*INT(([.$J97]-MAX([.S$94]-[.$F97];0))*[.$I97])/100;0);0)" office:value-type="float" office:value="21" calcext:value-type="float">
            <text:p>21</text:p>
          </table:table-cell>
          <table:table-cell table:formula="of:=ROUNDUP(MAX((100-MAX([.T$95]+10*MIN([.T$94]-[.$F97];0);0))*INT(([.$J97]-MAX([.T$94]-[.$F97];0))*[.$I97])/100;0);0)" office:value-type="float" office:value="21" calcext:value-type="float">
            <text:p>21</text:p>
          </table:table-cell>
          <table:table-cell table:formula="of:=ROUNDUP(MAX((100-MAX([.U$95]+10*MIN([.U$94]-[.$F97];0);0))*INT(([.$J97]-MAX([.U$94]-[.$F97];0))*[.$I97])/100;0);0)" office:value-type="float" office:value="18" calcext:value-type="float">
            <text:p>18</text:p>
          </table:table-cell>
          <table:table-cell table:formula="of:=ROUNDUP(MAX((100-MAX([.V$95]+10*MIN([.V$94]-[.$F97];0);0))*INT(([.$J97]-MAX([.V$94]-[.$F97];0))*[.$I97])/100;0);0)" office:value-type="float" office:value="17" calcext:value-type="float">
            <text:p>17</text:p>
          </table:table-cell>
          <table:table-cell table:formula="of:=ROUNDUP(MAX((100-MAX([.W$95]+10*MIN([.W$94]-[.$F97];0);0))*INT(([.$J97]-MAX([.W$94]-[.$F97];0))*[.$I97])/100;0);0)" office:value-type="float" office:value="17" calcext:value-type="float">
            <text:p>17</text:p>
          </table:table-cell>
          <table:table-cell table:formula="of:=ROUNDUP(MAX((100-MAX([.X$95]+10*MIN([.X$94]-[.$F97];0);0))*INT(([.$J97]-MAX([.X$94]-[.$F97];0))*[.$I97])/100;0);0)" office:value-type="float" office:value="16" calcext:value-type="float">
            <text:p>16</text:p>
          </table:table-cell>
          <table:table-cell table:formula="of:=ROUNDUP(MAX((100-MAX([.Y$95]+10*MIN([.Y$94]-[.$F97];0);0))*INT(([.$J97]-MAX([.Y$94]-[.$F97];0))*[.$I97])/100;0);0)" office:value-type="float" office:value="14" calcext:value-type="float">
            <text:p>14</text:p>
          </table:table-cell>
          <table:table-cell table:formula="of:=ROUNDUP(MAX((100-MAX([.Z$95]+10*MIN([.Z$94]-[.$F97];0);0))*INT(([.$J97]-MAX([.Z$94]-[.$F97];0))*[.$I97])/100;0);0)" office:value-type="float" office:value="9" calcext:value-type="float">
            <text:p>9</text:p>
          </table:table-cell>
          <table:table-cell table:formula="of:=ROUNDUP(MAX((100-MAX([.AA$95]+10*MIN([.AA$94]-[.$F97];0);0))*INT(([.$J97]-MAX([.AA$94]-[.$F97];0))*[.$I97])/100;0);0)" office:value-type="float" office:value="8" calcext:value-type="float">
            <text:p>8</text:p>
          </table:table-cell>
          <table:table-cell table:formula="of:=ROUNDUP(MAX((100-MAX([.AB$95]+10*MIN([.AB$94]-[.$F97];0);0))*INT(([.$J97]-MAX([.AB$94]-[.$F97];0))*[.$I97])/100;0);0)" office:value-type="float" office:value="5" calcext:value-type="float">
            <text:p>5</text:p>
          </table:table-cell>
          <table:table-cell table:formula="of:=ROUNDUP(MAX((100-MAX([.AC$95]+10*MIN([.AC$94]-[.$F97];0);0))*INT(([.$J97]-MAX([.AC$94]-[.$F97];0))*[.$I97])/100;0);0)" office:value-type="float" office:value="5" calcext:value-type="float">
            <text:p>5</text:p>
          </table:table-cell>
          <table:table-cell table:formula="of:=ROUNDUP(MAX((100-MAX([.AD$95]+10*MIN([.AD$94]-[.$F97];0);0))*INT(([.$J97]-MAX([.AD$94]-[.$F97];0))*[.$I97])/100;0)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98];[$'EcCo ammo'.$A$2:$'EcCo ammo'.$A$33];[$'EcCo ammo'.F$2:$'EcCo ammo'.F$33])" office:value-type="float" office:value="0" calcext:value-type="float">
            <text:p>0</text:p>
          </table:table-cell>
          <table:table-cell table:formula="of:=LOOKUP([.$B98];[$'EcCo ammo'.$A$2:$'EcCo ammo'.$A$33];[$'EcCo ammo'.G$2:$'EcCo ammo'.G$33])" office:value-type="float" office:value="0" calcext:value-type="float">
            <text:p>0</text:p>
          </table:table-cell>
          <table:table-cell table:formula="of:=LOOKUP([.$B98];[$'EcCo ammo'.$A$2:$'EcCo ammo'.$A$33];[$'EcCo ammo'.H$2:$'EcCo ammo'.H$33])" office:value-type="float" office:value="4" calcext:value-type="float">
            <text:p>4</text:p>
          </table:table-cell>
          <table:table-cell table:formula="of:=LOOKUP([.$B98];[$'EcCo ammo'.$A$2:$'EcCo ammo'.$A$33];[$'EcCo ammo'.I$2:$'EcCo ammo'.I$33])" office:value-type="float" office:value="3" calcext:value-type="float">
            <text:p>3</text:p>
          </table:table-cell>
          <table:table-cell table:formula="of:=[.G98]/[.H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L$95]+10*MIN([.L$94]-[.$F98];0);0))*INT(([.$J98]-MAX([.L$94]-[.$F98];0))*[.$I98])/100;0);0)" office:value-type="float" office:value="40" calcext:value-type="float">
            <text:p>40</text:p>
          </table:table-cell>
          <table:table-cell table:formula="of:=ROUNDUP(MAX((100-MAX([.M$95]+10*MIN([.M$94]-[.$F98];0);0))*INT(([.$J98]-MAX([.M$94]-[.$F98];0))*[.$I98])/100;0);0)" office:value-type="float" office:value="32" calcext:value-type="float">
            <text:p>32</text:p>
          </table:table-cell>
          <table:table-cell table:formula="of:=ROUNDUP(MAX((100-MAX([.N$95]+10*MIN([.N$94]-[.$F98];0);0))*INT(([.$J98]-MAX([.N$94]-[.$F98];0))*[.$I98])/100;0);0)" office:value-type="float" office:value="32" calcext:value-type="float">
            <text:p>32</text:p>
          </table:table-cell>
          <table:table-cell table:formula="of:=ROUNDUP(MAX((100-MAX([.O$95]+10*MIN([.O$94]-[.$F98];0);0))*INT(([.$J98]-MAX([.O$94]-[.$F98];0))*[.$I98])/100;0);0)" office:value-type="float" office:value="31" calcext:value-type="float">
            <text:p>31</text:p>
          </table:table-cell>
          <table:table-cell table:formula="of:=ROUNDUP(MAX((100-MAX([.P$95]+10*MIN([.P$94]-[.$F98];0);0))*INT(([.$J98]-MAX([.P$94]-[.$F98];0))*[.$I98])/100;0);0)" office:value-type="float" office:value="32" calcext:value-type="float">
            <text:p>32</text:p>
          </table:table-cell>
          <table:table-cell table:formula="of:=ROUNDUP(MAX((100-MAX([.Q$95]+10*MIN([.Q$94]-[.$F98];0);0))*INT(([.$J98]-MAX([.Q$94]-[.$F98];0))*[.$I98])/100;0);0)" office:value-type="float" office:value="29" calcext:value-type="float">
            <text:p>29</text:p>
          </table:table-cell>
          <table:table-cell table:formula="of:=ROUNDUP(MAX((100-MAX([.R$95]+10*MIN([.R$94]-[.$F98];0);0))*INT(([.$J98]-MAX([.R$94]-[.$F98];0))*[.$I98])/100;0);0)" office:value-type="float" office:value="26" calcext:value-type="float">
            <text:p>26</text:p>
          </table:table-cell>
          <table:table-cell table:formula="of:=ROUNDUP(MAX((100-MAX([.S$95]+10*MIN([.S$94]-[.$F98];0);0))*INT(([.$J98]-MAX([.S$94]-[.$F98];0))*[.$I98])/100;0);0)" office:value-type="float" office:value="24" calcext:value-type="float">
            <text:p>24</text:p>
          </table:table-cell>
          <table:table-cell table:formula="of:=ROUNDUP(MAX((100-MAX([.T$95]+10*MIN([.T$94]-[.$F98];0);0))*INT(([.$J98]-MAX([.T$94]-[.$F98];0))*[.$I98])/100;0);0)" office:value-type="float" office:value="24" calcext:value-type="float">
            <text:p>24</text:p>
          </table:table-cell>
          <table:table-cell table:formula="of:=ROUNDUP(MAX((100-MAX([.U$95]+10*MIN([.U$94]-[.$F98];0);0))*INT(([.$J98]-MAX([.U$94]-[.$F98];0))*[.$I98])/100;0);0)" office:value-type="float" office:value="21" calcext:value-type="float">
            <text:p>21</text:p>
          </table:table-cell>
          <table:table-cell table:formula="of:=ROUNDUP(MAX((100-MAX([.V$95]+10*MIN([.V$94]-[.$F98];0);0))*INT(([.$J98]-MAX([.V$94]-[.$F98];0))*[.$I98])/100;0);0)" office:value-type="float" office:value="20" calcext:value-type="float">
            <text:p>20</text:p>
          </table:table-cell>
          <table:table-cell table:formula="of:=ROUNDUP(MAX((100-MAX([.W$95]+10*MIN([.W$94]-[.$F98];0);0))*INT(([.$J98]-MAX([.W$94]-[.$F98];0))*[.$I98])/100;0);0)" office:value-type="float" office:value="20" calcext:value-type="float">
            <text:p>20</text:p>
          </table:table-cell>
          <table:table-cell table:formula="of:=ROUNDUP(MAX((100-MAX([.X$95]+10*MIN([.X$94]-[.$F98];0);0))*INT(([.$J98]-MAX([.X$94]-[.$F98];0))*[.$I98])/100;0);0)" office:value-type="float" office:value="18" calcext:value-type="float">
            <text:p>18</text:p>
          </table:table-cell>
          <table:table-cell table:formula="of:=ROUNDUP(MAX((100-MAX([.Y$95]+10*MIN([.Y$94]-[.$F98];0);0))*INT(([.$J98]-MAX([.Y$94]-[.$F98];0))*[.$I98])/100;0);0)" office:value-type="float" office:value="16" calcext:value-type="float">
            <text:p>16</text:p>
          </table:table-cell>
          <table:table-cell table:formula="of:=ROUNDUP(MAX((100-MAX([.Z$95]+10*MIN([.Z$94]-[.$F98];0);0))*INT(([.$J98]-MAX([.Z$94]-[.$F98];0))*[.$I98])/100;0);0)" office:value-type="float" office:value="9" calcext:value-type="float">
            <text:p>9</text:p>
          </table:table-cell>
          <table:table-cell table:formula="of:=ROUNDUP(MAX((100-MAX([.AA$95]+10*MIN([.AA$94]-[.$F98];0);0))*INT(([.$J98]-MAX([.AA$94]-[.$F98];0))*[.$I98])/100;0);0)" office:value-type="float" office:value="8" calcext:value-type="float">
            <text:p>8</text:p>
          </table:table-cell>
          <table:table-cell table:formula="of:=ROUNDUP(MAX((100-MAX([.AB$95]+10*MIN([.AB$94]-[.$F98];0);0))*INT(([.$J98]-MAX([.AB$94]-[.$F98];0))*[.$I98])/100;0);0)" office:value-type="float" office:value="5" calcext:value-type="float">
            <text:p>5</text:p>
          </table:table-cell>
          <table:table-cell table:formula="of:=ROUNDUP(MAX((100-MAX([.AC$95]+10*MIN([.AC$94]-[.$F98];0);0))*INT(([.$J98]-MAX([.AC$94]-[.$F98];0))*[.$I98])/100;0);0)" office:value-type="float" office:value="4" calcext:value-type="float">
            <text:p>4</text:p>
          </table:table-cell>
          <table:table-cell table:formula="of:=ROUNDUP(MAX((100-MAX([.AD$95]+10*MIN([.AD$94]-[.$F98];0);0))*INT(([.$J98]-MAX([.AD$94]-[.$F98];0))*[.$I98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LOOKUP([.$B99];[$'EcCo ammo'.$A$2:$'EcCo ammo'.$A$33];[$'EcCo ammo'.F$2:$'EcCo ammo'.F$33])" office:value-type="float" office:value="0" calcext:value-type="float">
            <text:p>0</text:p>
          </table:table-cell>
          <table:table-cell table:formula="of:=LOOKUP([.$B99];[$'EcCo ammo'.$A$2:$'EcCo ammo'.$A$33];[$'EcCo ammo'.G$2:$'EcCo ammo'.G$33])" office:value-type="float" office:value="4" calcext:value-type="float">
            <text:p>4</text:p>
          </table:table-cell>
          <table:table-cell table:formula="of:=LOOKUP([.$B99];[$'EcCo ammo'.$A$2:$'EcCo ammo'.$A$33];[$'EcCo ammo'.H$2:$'EcCo ammo'.H$33])" office:value-type="float" office:value="1" calcext:value-type="float">
            <text:p>1</text:p>
          </table:table-cell>
          <table:table-cell table:formula="of:=LOOKUP([.$B99];[$'EcCo ammo'.$A$2:$'EcCo ammo'.$A$33];[$'EcCo ammo'.I$2:$'EcCo ammo'.I$33])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L$95]+10*MIN([.L$94]-[.$F99];0);0))*INT(([.$J99]-MAX([.L$94]-[.$F99];0))*[.$I99])/100;0);0)" office:value-type="float" office:value="35" calcext:value-type="float">
            <text:p>35</text:p>
          </table:table-cell>
          <table:table-cell table:formula="of:=ROUNDUP(MAX((100-MAX([.M$95]+10*MIN([.M$94]-[.$F99];0);0))*INT(([.$J99]-MAX([.M$94]-[.$F99];0))*[.$I99])/100;0);0)" office:value-type="float" office:value="35" calcext:value-type="float">
            <text:p>35</text:p>
          </table:table-cell>
          <table:table-cell table:formula="of:=ROUNDUP(MAX((100-MAX([.N$95]+10*MIN([.N$94]-[.$F99];0);0))*INT(([.$J99]-MAX([.N$94]-[.$F99];0))*[.$I99])/100;0);0)" office:value-type="float" office:value="35" calcext:value-type="float">
            <text:p>35</text:p>
          </table:table-cell>
          <table:table-cell table:formula="of:=ROUNDUP(MAX((100-MAX([.O$95]+10*MIN([.O$94]-[.$F99];0);0))*INT(([.$J99]-MAX([.O$94]-[.$F99];0))*[.$I99])/100;0);0)" office:value-type="float" office:value="35" calcext:value-type="float">
            <text:p>35</text:p>
          </table:table-cell>
          <table:table-cell table:formula="of:=ROUNDUP(MAX((100-MAX([.P$95]+10*MIN([.P$94]-[.$F99];0);0))*INT(([.$J99]-MAX([.P$94]-[.$F99];0))*[.$I99])/100;0);0)" office:value-type="float" office:value="35" calcext:value-type="float">
            <text:p>35</text:p>
          </table:table-cell>
          <table:table-cell table:formula="of:=ROUNDUP(MAX((100-MAX([.Q$95]+10*MIN([.Q$94]-[.$F99];0);0))*INT(([.$J99]-MAX([.Q$94]-[.$F99];0))*[.$I99])/100;0);0)" office:value-type="float" office:value="35" calcext:value-type="float">
            <text:p>35</text:p>
          </table:table-cell>
          <table:table-cell table:formula="of:=ROUNDUP(MAX((100-MAX([.R$95]+10*MIN([.R$94]-[.$F99];0);0))*INT(([.$J99]-MAX([.R$94]-[.$F99];0))*[.$I99])/100;0);0)" office:value-type="float" office:value="27" calcext:value-type="float">
            <text:p>27</text:p>
          </table:table-cell>
          <table:table-cell table:formula="of:=ROUNDUP(MAX((100-MAX([.S$95]+10*MIN([.S$94]-[.$F99];0);0))*INT(([.$J99]-MAX([.S$94]-[.$F99];0))*[.$I99])/100;0);0)" office:value-type="float" office:value="25" calcext:value-type="float">
            <text:p>25</text:p>
          </table:table-cell>
          <table:table-cell table:formula="of:=ROUNDUP(MAX((100-MAX([.T$95]+10*MIN([.T$94]-[.$F99];0);0))*INT(([.$J99]-MAX([.T$94]-[.$F99];0))*[.$I99])/100;0);0)" office:value-type="float" office:value="25" calcext:value-type="float">
            <text:p>25</text:p>
          </table:table-cell>
          <table:table-cell table:formula="of:=ROUNDUP(MAX((100-MAX([.U$95]+10*MIN([.U$94]-[.$F99];0);0))*INT(([.$J99]-MAX([.U$94]-[.$F99];0))*[.$I99])/100;0);0)" office:value-type="float" office:value="21" calcext:value-type="float">
            <text:p>21</text:p>
          </table:table-cell>
          <table:table-cell table:formula="of:=ROUNDUP(MAX((100-MAX([.V$95]+10*MIN([.V$94]-[.$F99];0);0))*INT(([.$J99]-MAX([.V$94]-[.$F99];0))*[.$I99])/100;0);0)" office:value-type="float" office:value="20" calcext:value-type="float">
            <text:p>20</text:p>
          </table:table-cell>
          <table:table-cell table:formula="of:=ROUNDUP(MAX((100-MAX([.W$95]+10*MIN([.W$94]-[.$F99];0);0))*INT(([.$J99]-MAX([.W$94]-[.$F99];0))*[.$I99])/100;0);0)" office:value-type="float" office:value="20" calcext:value-type="float">
            <text:p>20</text:p>
          </table:table-cell>
          <table:table-cell table:formula="of:=ROUNDUP(MAX((100-MAX([.X$95]+10*MIN([.X$94]-[.$F99];0);0))*INT(([.$J99]-MAX([.X$94]-[.$F99];0))*[.$I99])/100;0);0)" office:value-type="float" office:value="19" calcext:value-type="float">
            <text:p>19</text:p>
          </table:table-cell>
          <table:table-cell table:formula="of:=ROUNDUP(MAX((100-MAX([.Y$95]+10*MIN([.Y$94]-[.$F99];0);0))*INT(([.$J99]-MAX([.Y$94]-[.$F99];0))*[.$I99])/100;0);0)" office:value-type="float" office:value="17" calcext:value-type="float">
            <text:p>17</text:p>
          </table:table-cell>
          <table:table-cell table:formula="of:=ROUNDUP(MAX((100-MAX([.Z$95]+10*MIN([.Z$94]-[.$F99];0);0))*INT(([.$J99]-MAX([.Z$94]-[.$F99];0))*[.$I99])/100;0);0)" office:value-type="float" office:value="12" calcext:value-type="float">
            <text:p>12</text:p>
          </table:table-cell>
          <table:table-cell table:formula="of:=ROUNDUP(MAX((100-MAX([.AA$95]+10*MIN([.AA$94]-[.$F99];0);0))*INT(([.$J99]-MAX([.AA$94]-[.$F99];0))*[.$I99])/100;0);0)" office:value-type="float" office:value="11" calcext:value-type="float">
            <text:p>11</text:p>
          </table:table-cell>
          <table:table-cell table:formula="of:=ROUNDUP(MAX((100-MAX([.AB$95]+10*MIN([.AB$94]-[.$F99];0);0))*INT(([.$J99]-MAX([.AB$94]-[.$F99];0))*[.$I99])/100;0);0)" office:value-type="float" office:value="7" calcext:value-type="float">
            <text:p>7</text:p>
          </table:table-cell>
          <table:table-cell table:formula="of:=ROUNDUP(MAX((100-MAX([.AC$95]+10*MIN([.AC$94]-[.$F99];0);0))*INT(([.$J99]-MAX([.AC$94]-[.$F99];0))*[.$I99])/100;0);0)" office:value-type="float" office:value="6" calcext:value-type="float">
            <text:p>6</text:p>
          </table:table-cell>
          <table:table-cell table:formula="of:=ROUNDUP(MAX((100-MAX([.AD$95]+10*MIN([.AD$94]-[.$F99];0);0))*INT(([.$J99]-MAX([.AD$94]-[.$F99];0))*[.$I99])/100;0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LOOKUP([.$B100];[$'EcCo ammo'.$A$2:$'EcCo ammo'.$A$33];[$'EcCo ammo'.F$2:$'EcCo ammo'.F$33])" office:value-type="float" office:value="0" calcext:value-type="float">
            <text:p>0</text:p>
          </table:table-cell>
          <table:table-cell table:formula="of:=LOOKUP([.$B100];[$'EcCo ammo'.$A$2:$'EcCo ammo'.$A$33];[$'EcCo ammo'.G$2:$'EcCo ammo'.G$33])" office:value-type="float" office:value="0" calcext:value-type="float">
            <text:p>0</text:p>
          </table:table-cell>
          <table:table-cell table:formula="of:=LOOKUP([.$B100];[$'EcCo ammo'.$A$2:$'EcCo ammo'.$A$33];[$'EcCo ammo'.H$2:$'EcCo ammo'.H$33])" office:value-type="float" office:value="4" calcext:value-type="float">
            <text:p>4</text:p>
          </table:table-cell>
          <table:table-cell table:formula="of:=LOOKUP([.$B100];[$'EcCo ammo'.$A$2:$'EcCo ammo'.$A$33];[$'EcCo ammo'.I$2:$'EcCo ammo'.I$33])" office:value-type="float" office:value="3" calcext:value-type="float">
            <text:p>3</text:p>
          </table:table-cell>
          <table:table-cell table:formula="of:=[.G100]/[.H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L$95]+10*MIN([.L$94]-[.$F100];0);0))*INT(([.$J100]-MAX([.L$94]-[.$F100];0))*[.$I100])/100;0);0)" office:value-type="float" office:value="46" calcext:value-type="float">
            <text:p>46</text:p>
          </table:table-cell>
          <table:table-cell table:formula="of:=ROUNDUP(MAX((100-MAX([.M$95]+10*MIN([.M$94]-[.$F100];0);0))*INT(([.$J100]-MAX([.M$94]-[.$F100];0))*[.$I100])/100;0);0)" office:value-type="float" office:value="37" calcext:value-type="float">
            <text:p>37</text:p>
          </table:table-cell>
          <table:table-cell table:formula="of:=ROUNDUP(MAX((100-MAX([.N$95]+10*MIN([.N$94]-[.$F100];0);0))*INT(([.$J100]-MAX([.N$94]-[.$F100];0))*[.$I100])/100;0);0)" office:value-type="float" office:value="37" calcext:value-type="float">
            <text:p>37</text:p>
          </table:table-cell>
          <table:table-cell table:formula="of:=ROUNDUP(MAX((100-MAX([.O$95]+10*MIN([.O$94]-[.$F100];0);0))*INT(([.$J100]-MAX([.O$94]-[.$F100];0))*[.$I100])/100;0);0)" office:value-type="float" office:value="36" calcext:value-type="float">
            <text:p>36</text:p>
          </table:table-cell>
          <table:table-cell table:formula="of:=ROUNDUP(MAX((100-MAX([.P$95]+10*MIN([.P$94]-[.$F100];0);0))*INT(([.$J100]-MAX([.P$94]-[.$F100];0))*[.$I100])/100;0);0)" office:value-type="float" office:value="37" calcext:value-type="float">
            <text:p>37</text:p>
          </table:table-cell>
          <table:table-cell table:formula="of:=ROUNDUP(MAX((100-MAX([.Q$95]+10*MIN([.Q$94]-[.$F100];0);0))*INT(([.$J100]-MAX([.Q$94]-[.$F100];0))*[.$I100])/100;0);0)" office:value-type="float" office:value="34" calcext:value-type="float">
            <text:p>34</text:p>
          </table:table-cell>
          <table:table-cell table:formula="of:=ROUNDUP(MAX((100-MAX([.R$95]+10*MIN([.R$94]-[.$F100];0);0))*INT(([.$J100]-MAX([.R$94]-[.$F100];0))*[.$I100])/100;0);0)" office:value-type="float" office:value="31" calcext:value-type="float">
            <text:p>31</text:p>
          </table:table-cell>
          <table:table-cell table:formula="of:=ROUNDUP(MAX((100-MAX([.S$95]+10*MIN([.S$94]-[.$F100];0);0))*INT(([.$J100]-MAX([.S$94]-[.$F100];0))*[.$I100])/100;0);0)" office:value-type="float" office:value="29" calcext:value-type="float">
            <text:p>29</text:p>
          </table:table-cell>
          <table:table-cell table:formula="of:=ROUNDUP(MAX((100-MAX([.T$95]+10*MIN([.T$94]-[.$F100];0);0))*INT(([.$J100]-MAX([.T$94]-[.$F100];0))*[.$I100])/100;0);0)" office:value-type="float" office:value="29" calcext:value-type="float">
            <text:p>29</text:p>
          </table:table-cell>
          <table:table-cell table:formula="of:=ROUNDUP(MAX((100-MAX([.U$95]+10*MIN([.U$94]-[.$F100];0);0))*INT(([.$J100]-MAX([.U$94]-[.$F100];0))*[.$I100])/100;0);0)" office:value-type="float" office:value="25" calcext:value-type="float">
            <text:p>25</text:p>
          </table:table-cell>
          <table:table-cell table:formula="of:=ROUNDUP(MAX((100-MAX([.V$95]+10*MIN([.V$94]-[.$F100];0);0))*INT(([.$J100]-MAX([.V$94]-[.$F100];0))*[.$I100])/100;0);0)" office:value-type="float" office:value="23" calcext:value-type="float">
            <text:p>23</text:p>
          </table:table-cell>
          <table:table-cell table:formula="of:=ROUNDUP(MAX((100-MAX([.W$95]+10*MIN([.W$94]-[.$F100];0);0))*INT(([.$J100]-MAX([.W$94]-[.$F100];0))*[.$I100])/100;0);0)" office:value-type="float" office:value="23" calcext:value-type="float">
            <text:p>23</text:p>
          </table:table-cell>
          <table:table-cell table:formula="of:=ROUNDUP(MAX((100-MAX([.X$95]+10*MIN([.X$94]-[.$F100];0);0))*INT(([.$J100]-MAX([.X$94]-[.$F100];0))*[.$I100])/100;0);0)" office:value-type="float" office:value="22" calcext:value-type="float">
            <text:p>22</text:p>
          </table:table-cell>
          <table:table-cell table:formula="of:=ROUNDUP(MAX((100-MAX([.Y$95]+10*MIN([.Y$94]-[.$F100];0);0))*INT(([.$J100]-MAX([.Y$94]-[.$F100];0))*[.$I100])/100;0);0)" office:value-type="float" office:value="19" calcext:value-type="float">
            <text:p>19</text:p>
          </table:table-cell>
          <table:table-cell table:formula="of:=ROUNDUP(MAX((100-MAX([.Z$95]+10*MIN([.Z$94]-[.$F100];0);0))*INT(([.$J100]-MAX([.Z$94]-[.$F100];0))*[.$I100])/100;0);0)" office:value-type="float" office:value="13" calcext:value-type="float">
            <text:p>13</text:p>
          </table:table-cell>
          <table:table-cell table:formula="of:=ROUNDUP(MAX((100-MAX([.AA$95]+10*MIN([.AA$94]-[.$F100];0);0))*INT(([.$J100]-MAX([.AA$94]-[.$F100];0))*[.$I100])/100;0);0)" office:value-type="float" office:value="11" calcext:value-type="float">
            <text:p>11</text:p>
          </table:table-cell>
          <table:table-cell table:formula="of:=ROUNDUP(MAX((100-MAX([.AB$95]+10*MIN([.AB$94]-[.$F100];0);0))*INT(([.$J100]-MAX([.AB$94]-[.$F100];0))*[.$I100])/100;0);0)" office:value-type="float" office:value="7" calcext:value-type="float">
            <text:p>7</text:p>
          </table:table-cell>
          <table:table-cell table:formula="of:=ROUNDUP(MAX((100-MAX([.AC$95]+10*MIN([.AC$94]-[.$F100];0);0))*INT(([.$J100]-MAX([.AC$94]-[.$F100];0))*[.$I100])/100;0);0)" office:value-type="float" office:value="6" calcext:value-type="float">
            <text:p>6</text:p>
          </table:table-cell>
          <table:table-cell table:formula="of:=ROUNDUP(MAX((100-MAX([.AD$95]+10*MIN([.AD$94]-[.$F100];0);0))*INT(([.$J100]-MAX([.AD$94]-[.$F100];0))*[.$I100])/100;0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1];[$'EcCo ammo'.$A$2:$'EcCo ammo'.$A$33];[$'EcCo ammo'.F$2:$'EcCo ammo'.F$33])" office:value-type="float" office:value="0" calcext:value-type="float">
            <text:p>0</text:p>
          </table:table-cell>
          <table:table-cell table:formula="of:=LOOKUP([.$B101];[$'EcCo ammo'.$A$2:$'EcCo ammo'.$A$33];[$'EcCo ammo'.G$2:$'EcCo ammo'.G$33])" office:value-type="float" office:value="4" calcext:value-type="float">
            <text:p>4</text:p>
          </table:table-cell>
          <table:table-cell table:formula="of:=LOOKUP([.$B101];[$'EcCo ammo'.$A$2:$'EcCo ammo'.$A$33];[$'EcCo ammo'.H$2:$'EcCo ammo'.H$33])" office:value-type="float" office:value="4" calcext:value-type="float">
            <text:p>4</text:p>
          </table:table-cell>
          <table:table-cell table:formula="of:=LOOKUP([.$B101];[$'EcCo ammo'.$A$2:$'EcCo ammo'.$A$33];[$'EcCo ammo'.I$2:$'EcCo ammo'.I$33])" office:value-type="float" office:value="3" calcext:value-type="float">
            <text:p>3</text:p>
          </table:table-cell>
          <table:table-cell table:formula="of:=[.G101]/[.H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L$95]+10*MIN([.L$94]-[.$F101];0);0))*INT(([.$J101]-MAX([.L$94]-[.$F101];0))*[.$I101])/100;0);0)" office:value-type="float" office:value="26" calcext:value-type="float">
            <text:p>26</text:p>
          </table:table-cell>
          <table:table-cell table:formula="of:=ROUNDUP(MAX((100-MAX([.M$95]+10*MIN([.M$94]-[.$F101];0);0))*INT(([.$J101]-MAX([.M$94]-[.$F101];0))*[.$I101])/100;0);0)" office:value-type="float" office:value="26" calcext:value-type="float">
            <text:p>26</text:p>
          </table:table-cell>
          <table:table-cell table:formula="of:=ROUNDUP(MAX((100-MAX([.N$95]+10*MIN([.N$94]-[.$F101];0);0))*INT(([.$J101]-MAX([.N$94]-[.$F101];0))*[.$I101])/100;0);0)" office:value-type="float" office:value="26" calcext:value-type="float">
            <text:p>26</text:p>
          </table:table-cell>
          <table:table-cell table:formula="of:=ROUNDUP(MAX((100-MAX([.O$95]+10*MIN([.O$94]-[.$F101];0);0))*INT(([.$J101]-MAX([.O$94]-[.$F101];0))*[.$I101])/100;0);0)" office:value-type="float" office:value="26" calcext:value-type="float">
            <text:p>26</text:p>
          </table:table-cell>
          <table:table-cell table:formula="of:=ROUNDUP(MAX((100-MAX([.P$95]+10*MIN([.P$94]-[.$F101];0);0))*INT(([.$J101]-MAX([.P$94]-[.$F101];0))*[.$I101])/100;0);0)" office:value-type="float" office:value="26" calcext:value-type="float">
            <text:p>26</text:p>
          </table:table-cell>
          <table:table-cell table:formula="of:=ROUNDUP(MAX((100-MAX([.Q$95]+10*MIN([.Q$94]-[.$F101];0);0))*INT(([.$J101]-MAX([.Q$94]-[.$F101];0))*[.$I101])/100;0);0)" office:value-type="float" office:value="26" calcext:value-type="float">
            <text:p>26</text:p>
          </table:table-cell>
          <table:table-cell table:formula="of:=ROUNDUP(MAX((100-MAX([.R$95]+10*MIN([.R$94]-[.$F101];0);0))*INT(([.$J101]-MAX([.R$94]-[.$F101];0))*[.$I101])/100;0);0)" office:value-type="float" office:value="20" calcext:value-type="float">
            <text:p>20</text:p>
          </table:table-cell>
          <table:table-cell table:formula="of:=ROUNDUP(MAX((100-MAX([.S$95]+10*MIN([.S$94]-[.$F101];0);0))*INT(([.$J101]-MAX([.S$94]-[.$F101];0))*[.$I101])/100;0);0)" office:value-type="float" office:value="19" calcext:value-type="float">
            <text:p>19</text:p>
          </table:table-cell>
          <table:table-cell table:formula="of:=ROUNDUP(MAX((100-MAX([.T$95]+10*MIN([.T$94]-[.$F101];0);0))*INT(([.$J101]-MAX([.T$94]-[.$F101];0))*[.$I101])/100;0);0)" office:value-type="float" office:value="19" calcext:value-type="float">
            <text:p>19</text:p>
          </table:table-cell>
          <table:table-cell table:formula="of:=ROUNDUP(MAX((100-MAX([.U$95]+10*MIN([.U$94]-[.$F101];0);0))*INT(([.$J101]-MAX([.U$94]-[.$F101];0))*[.$I101])/100;0);0)" office:value-type="float" office:value="16" calcext:value-type="float">
            <text:p>16</text:p>
          </table:table-cell>
          <table:table-cell table:formula="of:=ROUNDUP(MAX((100-MAX([.V$95]+10*MIN([.V$94]-[.$F101];0);0))*INT(([.$J101]-MAX([.V$94]-[.$F101];0))*[.$I101])/100;0);0)" office:value-type="float" office:value="15" calcext:value-type="float">
            <text:p>15</text:p>
          </table:table-cell>
          <table:table-cell table:formula="of:=ROUNDUP(MAX((100-MAX([.W$95]+10*MIN([.W$94]-[.$F101];0);0))*INT(([.$J101]-MAX([.W$94]-[.$F101];0))*[.$I101])/100;0);0)" office:value-type="float" office:value="15" calcext:value-type="float">
            <text:p>15</text:p>
          </table:table-cell>
          <table:table-cell table:formula="of:=ROUNDUP(MAX((100-MAX([.X$95]+10*MIN([.X$94]-[.$F101];0);0))*INT(([.$J101]-MAX([.X$94]-[.$F101];0))*[.$I101])/100;0);0)" office:value-type="float" office:value="13" calcext:value-type="float">
            <text:p>13</text:p>
          </table:table-cell>
          <table:table-cell table:formula="of:=ROUNDUP(MAX((100-MAX([.Y$95]+10*MIN([.Y$94]-[.$F101];0);0))*INT(([.$J101]-MAX([.Y$94]-[.$F101];0))*[.$I101])/100;0);0)" office:value-type="float" office:value="11" calcext:value-type="float">
            <text:p>11</text:p>
          </table:table-cell>
          <table:table-cell table:formula="of:=ROUNDUP(MAX((100-MAX([.Z$95]+10*MIN([.Z$94]-[.$F101];0);0))*INT(([.$J101]-MAX([.Z$94]-[.$F101];0))*[.$I101])/100;0);0)" office:value-type="float" office:value="5" calcext:value-type="float">
            <text:p>5</text:p>
          </table:table-cell>
          <table:table-cell table:formula="of:=ROUNDUP(MAX((100-MAX([.AA$95]+10*MIN([.AA$94]-[.$F101];0);0))*INT(([.$J101]-MAX([.AA$94]-[.$F101];0))*[.$I101])/100;0);0)" office:value-type="float" office:value="4" calcext:value-type="float">
            <text:p>4</text:p>
          </table:table-cell>
          <table:table-cell table:formula="of:=ROUNDUP(MAX((100-MAX([.AB$95]+10*MIN([.AB$94]-[.$F101];0);0))*INT(([.$J101]-MAX([.AB$94]-[.$F101];0))*[.$I101])/100;0);0)" office:value-type="float" office:value="2" calcext:value-type="float">
            <text:p>2</text:p>
          </table:table-cell>
          <table:table-cell table:formula="of:=ROUNDUP(MAX((100-MAX([.AC$95]+10*MIN([.AC$94]-[.$F101];0);0))*INT(([.$J101]-MAX([.AC$94]-[.$F101];0))*[.$I101])/100;0);0)" office:value-type="float" office:value="2" calcext:value-type="float">
            <text:p>2</text:p>
          </table:table-cell>
          <table:table-cell table:formula="of:=ROUNDUP(MAX((100-MAX([.AD$95]+10*MIN([.AD$94]-[.$F101];0);0))*INT(([.$J101]-MAX([.AD$94]-[.$F101];0))*[.$I101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2];[$'EcCo ammo'.$A$2:$'EcCo ammo'.$A$33];[$'EcCo ammo'.F$2:$'EcCo ammo'.F$33])" office:value-type="float" office:value="-15" calcext:value-type="float">
            <text:p>-15</text:p>
          </table:table-cell>
          <table:table-cell table:formula="of:=LOOKUP([.$B102];[$'EcCo ammo'.$A$2:$'EcCo ammo'.$A$33];[$'EcCo ammo'.G$2:$'EcCo ammo'.G$33])" office:value-type="float" office:value="20" calcext:value-type="float">
            <text:p>20</text:p>
          </table:table-cell>
          <table:table-cell table:formula="of:=LOOKUP([.$B102];[$'EcCo ammo'.$A$2:$'EcCo ammo'.$A$33];[$'EcCo ammo'.H$2:$'EcCo ammo'.H$33])" office:value-type="float" office:value="1" calcext:value-type="float">
            <text:p>1</text:p>
          </table:table-cell>
          <table:table-cell table:formula="of:=LOOKUP([.$B102];[$'EcCo ammo'.$A$2:$'EcCo ammo'.$A$33];[$'EcCo ammo'.I$2:$'EcCo ammo'.I$33])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L$95]+10*MIN([.L$94]-[.$F102];0);0))*INT(([.$J102]-MAX([.L$94]-[.$F102];0))*[.$I102])/100;0);0)" office:value-type="float" office:value="20" calcext:value-type="float">
            <text:p>20</text:p>
          </table:table-cell>
          <table:table-cell table:formula="of:=ROUNDUP(MAX((100-MAX([.M$95]+10*MIN([.M$94]-[.$F102];0);0))*INT(([.$J102]-MAX([.M$94]-[.$F102];0))*[.$I102])/100;0);0)" office:value-type="float" office:value="20" calcext:value-type="float">
            <text:p>20</text:p>
          </table:table-cell>
          <table:table-cell table:formula="of:=ROUNDUP(MAX((100-MAX([.N$95]+10*MIN([.N$94]-[.$F102];0);0))*INT(([.$J102]-MAX([.N$94]-[.$F102];0))*[.$I102])/100;0);0)" office:value-type="float" office:value="20" calcext:value-type="float">
            <text:p>20</text:p>
          </table:table-cell>
          <table:table-cell table:formula="of:=ROUNDUP(MAX((100-MAX([.O$95]+10*MIN([.O$94]-[.$F102];0);0))*INT(([.$J102]-MAX([.O$94]-[.$F102];0))*[.$I102])/100;0);0)" office:value-type="float" office:value="20" calcext:value-type="float">
            <text:p>20</text:p>
          </table:table-cell>
          <table:table-cell table:formula="of:=ROUNDUP(MAX((100-MAX([.P$95]+10*MIN([.P$94]-[.$F102];0);0))*INT(([.$J102]-MAX([.P$94]-[.$F102];0))*[.$I102])/100;0);0)" office:value-type="float" office:value="20" calcext:value-type="float">
            <text:p>20</text:p>
          </table:table-cell>
          <table:table-cell table:formula="of:=ROUNDUP(MAX((100-MAX([.Q$95]+10*MIN([.Q$94]-[.$F102];0);0))*INT(([.$J102]-MAX([.Q$94]-[.$F102];0))*[.$I102])/100;0);0)" office:value-type="float" office:value="20" calcext:value-type="float">
            <text:p>20</text:p>
          </table:table-cell>
          <table:table-cell table:formula="of:=ROUNDUP(MAX((100-MAX([.R$95]+10*MIN([.R$94]-[.$F102];0);0))*INT(([.$J102]-MAX([.R$94]-[.$F102];0))*[.$I102])/100;0);0)" office:value-type="float" office:value="20" calcext:value-type="float">
            <text:p>20</text:p>
          </table:table-cell>
          <table:table-cell table:formula="of:=ROUNDUP(MAX((100-MAX([.S$95]+10*MIN([.S$94]-[.$F102];0);0))*INT(([.$J102]-MAX([.S$94]-[.$F102];0))*[.$I102])/100;0);0)" office:value-type="float" office:value="20" calcext:value-type="float">
            <text:p>20</text:p>
          </table:table-cell>
          <table:table-cell table:formula="of:=ROUNDUP(MAX((100-MAX([.T$95]+10*MIN([.T$94]-[.$F102];0);0))*INT(([.$J102]-MAX([.T$94]-[.$F102];0))*[.$I102])/100;0);0)" office:value-type="float" office:value="20" calcext:value-type="float">
            <text:p>20</text:p>
          </table:table-cell>
          <table:table-cell table:formula="of:=ROUNDUP(MAX((100-MAX([.U$95]+10*MIN([.U$94]-[.$F102];0);0))*INT(([.$J102]-MAX([.U$94]-[.$F102];0))*[.$I102])/100;0);0)" office:value-type="float" office:value="20" calcext:value-type="float">
            <text:p>20</text:p>
          </table:table-cell>
          <table:table-cell table:formula="of:=ROUNDUP(MAX((100-MAX([.V$95]+10*MIN([.V$94]-[.$F102];0);0))*INT(([.$J102]-MAX([.V$94]-[.$F102];0))*[.$I102])/100;0);0)" office:value-type="float" office:value="20" calcext:value-type="float">
            <text:p>20</text:p>
          </table:table-cell>
          <table:table-cell table:formula="of:=ROUNDUP(MAX((100-MAX([.W$95]+10*MIN([.W$94]-[.$F102];0);0))*INT(([.$J102]-MAX([.W$94]-[.$F102];0))*[.$I102])/100;0);0)" office:value-type="float" office:value="20" calcext:value-type="float">
            <text:p>20</text:p>
          </table:table-cell>
          <table:table-cell table:formula="of:=ROUNDUP(MAX((100-MAX([.X$95]+10*MIN([.X$94]-[.$F102];0);0))*INT(([.$J102]-MAX([.X$94]-[.$F102];0))*[.$I102])/100;0);0)" office:value-type="float" office:value="20" calcext:value-type="float">
            <text:p>20</text:p>
          </table:table-cell>
          <table:table-cell table:formula="of:=ROUNDUP(MAX((100-MAX([.Y$95]+10*MIN([.Y$94]-[.$F102];0);0))*INT(([.$J102]-MAX([.Y$94]-[.$F102];0))*[.$I102])/100;0);0)" office:value-type="float" office:value="20" calcext:value-type="float">
            <text:p>20</text:p>
          </table:table-cell>
          <table:table-cell table:formula="of:=ROUNDUP(MAX((100-MAX([.Z$95]+10*MIN([.Z$94]-[.$F102];0);0))*INT(([.$J102]-MAX([.Z$94]-[.$F102];0))*[.$I102])/100;0);0)" office:value-type="float" office:value="18" calcext:value-type="float">
            <text:p>18</text:p>
          </table:table-cell>
          <table:table-cell table:formula="of:=ROUNDUP(MAX((100-MAX([.AA$95]+10*MIN([.AA$94]-[.$F102];0);0))*INT(([.$J102]-MAX([.AA$94]-[.$F102];0))*[.$I102])/100;0);0)" office:value-type="float" office:value="14" calcext:value-type="float">
            <text:p>14</text:p>
          </table:table-cell>
          <table:table-cell table:formula="of:=ROUNDUP(MAX((100-MAX([.AB$95]+10*MIN([.AB$94]-[.$F102];0);0))*INT(([.$J102]-MAX([.AB$94]-[.$F102];0))*[.$I102])/100;0);0)" office:value-type="float" office:value="7" calcext:value-type="float">
            <text:p>7</text:p>
          </table:table-cell>
          <table:table-cell table:formula="of:=ROUNDUP(MAX((100-MAX([.AC$95]+10*MIN([.AC$94]-[.$F102];0);0))*INT(([.$J102]-MAX([.AC$94]-[.$F102];0))*[.$I102])/100;0);0)" office:value-type="float" office:value="6" calcext:value-type="float">
            <text:p>6</text:p>
          </table:table-cell>
          <table:table-cell table:formula="of:=ROUNDUP(MAX((100-MAX([.AD$95]+10*MIN([.AD$94]-[.$F102];0);0))*INT(([.$J102]-MAX([.AD$94]-[.$F102];0))*[.$I102])/100;0);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3];[$'EcCo ammo'.$A$2:$'EcCo ammo'.$A$33];[$'EcCo ammo'.F$2:$'EcCo ammo'.F$33])" office:value-type="float" office:value="0" calcext:value-type="float">
            <text:p>0</text:p>
          </table:table-cell>
          <table:table-cell table:formula="of:=LOOKUP([.$B103];[$'EcCo ammo'.$A$2:$'EcCo ammo'.$A$33];[$'EcCo ammo'.G$2:$'EcCo ammo'.G$33])" office:value-type="float" office:value="4" calcext:value-type="float">
            <text:p>4</text:p>
          </table:table-cell>
          <table:table-cell table:formula="of:=LOOKUP([.$B103];[$'EcCo ammo'.$A$2:$'EcCo ammo'.$A$33];[$'EcCo ammo'.H$2:$'EcCo ammo'.H$33])" office:value-type="float" office:value="1" calcext:value-type="float">
            <text:p>1</text:p>
          </table:table-cell>
          <table:table-cell table:formula="of:=LOOKUP([.$B103];[$'EcCo ammo'.$A$2:$'EcCo ammo'.$A$33];[$'EcCo ammo'.I$2:$'EcCo ammo'.I$33])" office:value-type="float" office:value="1" calcext:value-type="float">
            <text:p>1</text:p>
          </table:table-cell>
          <table:table-cell table:formula="of:=[.G103]/[.H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L$95]+10*MIN([.L$94]-[.$F103];0);0))*INT(([.$J103]-MAX([.L$94]-[.$F103];0))*[.$I103])/100;0);0)" office:value-type="float" office:value="20" calcext:value-type="float">
            <text:p>20</text:p>
          </table:table-cell>
          <table:table-cell table:formula="of:=ROUNDUP(MAX((100-MAX([.M$95]+10*MIN([.M$94]-[.$F103];0);0))*INT(([.$J103]-MAX([.M$94]-[.$F103];0))*[.$I103])/100;0);0)" office:value-type="float" office:value="20" calcext:value-type="float">
            <text:p>20</text:p>
          </table:table-cell>
          <table:table-cell table:formula="of:=ROUNDUP(MAX((100-MAX([.N$95]+10*MIN([.N$94]-[.$F103];0);0))*INT(([.$J103]-MAX([.N$94]-[.$F103];0))*[.$I103])/100;0);0)" office:value-type="float" office:value="20" calcext:value-type="float">
            <text:p>20</text:p>
          </table:table-cell>
          <table:table-cell table:formula="of:=ROUNDUP(MAX((100-MAX([.O$95]+10*MIN([.O$94]-[.$F103];0);0))*INT(([.$J103]-MAX([.O$94]-[.$F103];0))*[.$I103])/100;0);0)" office:value-type="float" office:value="20" calcext:value-type="float">
            <text:p>20</text:p>
          </table:table-cell>
          <table:table-cell table:formula="of:=ROUNDUP(MAX((100-MAX([.P$95]+10*MIN([.P$94]-[.$F103];0);0))*INT(([.$J103]-MAX([.P$94]-[.$F103];0))*[.$I103])/100;0);0)" office:value-type="float" office:value="20" calcext:value-type="float">
            <text:p>20</text:p>
          </table:table-cell>
          <table:table-cell table:formula="of:=ROUNDUP(MAX((100-MAX([.Q$95]+10*MIN([.Q$94]-[.$F103];0);0))*INT(([.$J103]-MAX([.Q$94]-[.$F103];0))*[.$I103])/100;0);0)" office:value-type="float" office:value="20" calcext:value-type="float">
            <text:p>20</text:p>
          </table:table-cell>
          <table:table-cell table:formula="of:=ROUNDUP(MAX((100-MAX([.R$95]+10*MIN([.R$94]-[.$F103];0);0))*INT(([.$J103]-MAX([.R$94]-[.$F103];0))*[.$I103])/100;0);0)" office:value-type="float" office:value="15" calcext:value-type="float">
            <text:p>15</text:p>
          </table:table-cell>
          <table:table-cell table:formula="of:=ROUNDUP(MAX((100-MAX([.S$95]+10*MIN([.S$94]-[.$F103];0);0))*INT(([.$J103]-MAX([.S$94]-[.$F103];0))*[.$I103])/100;0);0)" office:value-type="float" office:value="14" calcext:value-type="float">
            <text:p>14</text:p>
          </table:table-cell>
          <table:table-cell table:formula="of:=ROUNDUP(MAX((100-MAX([.T$95]+10*MIN([.T$94]-[.$F103];0);0))*INT(([.$J103]-MAX([.T$94]-[.$F103];0))*[.$I103])/100;0);0)" office:value-type="float" office:value="14" calcext:value-type="float">
            <text:p>14</text:p>
          </table:table-cell>
          <table:table-cell table:formula="of:=ROUNDUP(MAX((100-MAX([.U$95]+10*MIN([.U$94]-[.$F103];0);0))*INT(([.$J103]-MAX([.U$94]-[.$F103];0))*[.$I103])/100;0);0)" office:value-type="float" office:value="12" calcext:value-type="float">
            <text:p>12</text:p>
          </table:table-cell>
          <table:table-cell table:formula="of:=ROUNDUP(MAX((100-MAX([.V$95]+10*MIN([.V$94]-[.$F103];0);0))*INT(([.$J103]-MAX([.V$94]-[.$F103];0))*[.$I103])/100;0);0)" office:value-type="float" office:value="11" calcext:value-type="float">
            <text:p>11</text:p>
          </table:table-cell>
          <table:table-cell table:formula="of:=ROUNDUP(MAX((100-MAX([.W$95]+10*MIN([.W$94]-[.$F103];0);0))*INT(([.$J103]-MAX([.W$94]-[.$F103];0))*[.$I103])/100;0);0)" office:value-type="float" office:value="11" calcext:value-type="float">
            <text:p>11</text:p>
          </table:table-cell>
          <table:table-cell table:formula="of:=ROUNDUP(MAX((100-MAX([.X$95]+10*MIN([.X$94]-[.$F103];0);0))*INT(([.$J103]-MAX([.X$94]-[.$F103];0))*[.$I103])/100;0);0)" office:value-type="float" office:value="10" calcext:value-type="float">
            <text:p>10</text:p>
          </table:table-cell>
          <table:table-cell table:formula="of:=ROUNDUP(MAX((100-MAX([.Y$95]+10*MIN([.Y$94]-[.$F103];0);0))*INT(([.$J103]-MAX([.Y$94]-[.$F103];0))*[.$I103])/100;0);0)" office:value-type="float" office:value="9" calcext:value-type="float">
            <text:p>9</text:p>
          </table:table-cell>
          <table:table-cell table:formula="of:=ROUNDUP(MAX((100-MAX([.Z$95]+10*MIN([.Z$94]-[.$F103];0);0))*INT(([.$J103]-MAX([.Z$94]-[.$F103];0))*[.$I103])/100;0);0)" office:value-type="float" office:value="4" calcext:value-type="float">
            <text:p>4</text:p>
          </table:table-cell>
          <table:table-cell table:formula="of:=ROUNDUP(MAX((100-MAX([.AA$95]+10*MIN([.AA$94]-[.$F103];0);0))*INT(([.$J103]-MAX([.AA$94]-[.$F103];0))*[.$I103])/100;0);0)" office:value-type="float" office:value="3" calcext:value-type="float">
            <text:p>3</text:p>
          </table:table-cell>
          <table:table-cell table:formula="of:=ROUNDUP(MAX((100-MAX([.AB$95]+10*MIN([.AB$94]-[.$F103];0);0))*INT(([.$J103]-MAX([.AB$94]-[.$F103];0))*[.$I103])/100;0);0)" office:value-type="float" office:value="2" calcext:value-type="float">
            <text:p>2</text:p>
          </table:table-cell>
          <table:table-cell table:formula="of:=ROUNDUP(MAX((100-MAX([.AC$95]+10*MIN([.AC$94]-[.$F103];0);0))*INT(([.$J103]-MAX([.AC$94]-[.$F103];0))*[.$I103])/100;0);0)" office:value-type="float" office:value="2" calcext:value-type="float">
            <text:p>2</text:p>
          </table:table-cell>
          <table:table-cell table:formula="of:=ROUNDUP(MAX((100-MAX([.AD$95]+10*MIN([.AD$94]-[.$F103];0);0))*INT(([.$J103]-MAX([.AD$94]-[.$F103];0))*[.$I103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4];[$'EcCo ammo'.$A$2:$'EcCo ammo'.$A$33];[$'EcCo ammo'.F$2:$'EcCo ammo'.F$33])" office:value-type="float" office:value="0" calcext:value-type="float">
            <text:p>0</text:p>
          </table:table-cell>
          <table:table-cell table:formula="of:=LOOKUP([.$B104];[$'EcCo ammo'.$A$2:$'EcCo ammo'.$A$33];[$'EcCo ammo'.G$2:$'EcCo ammo'.G$33])" office:value-type="float" office:value="4" calcext:value-type="float">
            <text:p>4</text:p>
          </table:table-cell>
          <table:table-cell table:formula="of:=LOOKUP([.$B104];[$'EcCo ammo'.$A$2:$'EcCo ammo'.$A$33];[$'EcCo ammo'.H$2:$'EcCo ammo'.H$33])" office:value-type="float" office:value="4" calcext:value-type="float">
            <text:p>4</text:p>
          </table:table-cell>
          <table:table-cell table:formula="of:=LOOKUP([.$B104];[$'EcCo ammo'.$A$2:$'EcCo ammo'.$A$33];[$'EcCo ammo'.I$2:$'EcCo ammo'.I$33])" office:value-type="float" office:value="3" calcext:value-type="float">
            <text:p>3</text:p>
          </table:table-cell>
          <table:table-cell table:formula="of:=[.G104]/[.H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L$95]+10*MIN([.L$94]-[.$F104];0);0))*INT(([.$J104]-MAX([.L$94]-[.$F104];0))*[.$I104])/100;0);0)" office:value-type="float" office:value="90" calcext:value-type="float">
            <text:p>90</text:p>
          </table:table-cell>
          <table:table-cell table:formula="of:=ROUNDUP(MAX((100-MAX([.M$95]+10*MIN([.M$94]-[.$F104];0);0))*INT(([.$J104]-MAX([.M$94]-[.$F104];0))*[.$I104])/100;0);0)" office:value-type="float" office:value="90" calcext:value-type="float">
            <text:p>90</text:p>
          </table:table-cell>
          <table:table-cell table:formula="of:=ROUNDUP(MAX((100-MAX([.N$95]+10*MIN([.N$94]-[.$F104];0);0))*INT(([.$J104]-MAX([.N$94]-[.$F104];0))*[.$I104])/100;0);0)" office:value-type="float" office:value="90" calcext:value-type="float">
            <text:p>90</text:p>
          </table:table-cell>
          <table:table-cell table:formula="of:=ROUNDUP(MAX((100-MAX([.O$95]+10*MIN([.O$94]-[.$F104];0);0))*INT(([.$J104]-MAX([.O$94]-[.$F104];0))*[.$I104])/100;0);0)" office:value-type="float" office:value="90" calcext:value-type="float">
            <text:p>90</text:p>
          </table:table-cell>
          <table:table-cell table:formula="of:=ROUNDUP(MAX((100-MAX([.P$95]+10*MIN([.P$94]-[.$F104];0);0))*INT(([.$J104]-MAX([.P$94]-[.$F104];0))*[.$I104])/100;0);0)" office:value-type="float" office:value="90" calcext:value-type="float">
            <text:p>90</text:p>
          </table:table-cell>
          <table:table-cell table:formula="of:=ROUNDUP(MAX((100-MAX([.Q$95]+10*MIN([.Q$94]-[.$F104];0);0))*INT(([.$J104]-MAX([.Q$94]-[.$F104];0))*[.$I104])/100;0);0)" office:value-type="float" office:value="90" calcext:value-type="float">
            <text:p>90</text:p>
          </table:table-cell>
          <table:table-cell table:formula="of:=ROUNDUP(MAX((100-MAX([.R$95]+10*MIN([.R$94]-[.$F104];0);0))*INT(([.$J104]-MAX([.R$94]-[.$F104];0))*[.$I104])/100;0);0)" office:value-type="float" office:value="68" calcext:value-type="float">
            <text:p>68</text:p>
          </table:table-cell>
          <table:table-cell table:formula="of:=ROUNDUP(MAX((100-MAX([.S$95]+10*MIN([.S$94]-[.$F104];0);0))*INT(([.$J104]-MAX([.S$94]-[.$F104];0))*[.$I104])/100;0);0)" office:value-type="float" office:value="63" calcext:value-type="float">
            <text:p>63</text:p>
          </table:table-cell>
          <table:table-cell table:formula="of:=ROUNDUP(MAX((100-MAX([.T$95]+10*MIN([.T$94]-[.$F104];0);0))*INT(([.$J104]-MAX([.T$94]-[.$F104];0))*[.$I104])/100;0);0)" office:value-type="float" office:value="63" calcext:value-type="float">
            <text:p>63</text:p>
          </table:table-cell>
          <table:table-cell table:formula="of:=ROUNDUP(MAX((100-MAX([.U$95]+10*MIN([.U$94]-[.$F104];0);0))*INT(([.$J104]-MAX([.U$94]-[.$F104];0))*[.$I104])/100;0);0)" office:value-type="float" office:value="54" calcext:value-type="float">
            <text:p>54</text:p>
          </table:table-cell>
          <table:table-cell table:formula="of:=ROUNDUP(MAX((100-MAX([.V$95]+10*MIN([.V$94]-[.$F104];0);0))*INT(([.$J104]-MAX([.V$94]-[.$F104];0))*[.$I104])/100;0);0)" office:value-type="float" office:value="53" calcext:value-type="float">
            <text:p>53</text:p>
          </table:table-cell>
          <table:table-cell table:formula="of:=ROUNDUP(MAX((100-MAX([.W$95]+10*MIN([.W$94]-[.$F104];0);0))*INT(([.$J104]-MAX([.W$94]-[.$F104];0))*[.$I104])/100;0);0)" office:value-type="float" office:value="53" calcext:value-type="float">
            <text:p>53</text:p>
          </table:table-cell>
          <table:table-cell table:formula="of:=ROUNDUP(MAX((100-MAX([.X$95]+10*MIN([.X$94]-[.$F104];0);0))*INT(([.$J104]-MAX([.X$94]-[.$F104];0))*[.$I104])/100;0);0)" office:value-type="float" office:value="51" calcext:value-type="float">
            <text:p>51</text:p>
          </table:table-cell>
          <table:table-cell table:formula="of:=ROUNDUP(MAX((100-MAX([.Y$95]+10*MIN([.Y$94]-[.$F104];0);0))*INT(([.$J104]-MAX([.Y$94]-[.$F104];0))*[.$I104])/100;0);0)" office:value-type="float" office:value="47" calcext:value-type="float">
            <text:p>47</text:p>
          </table:table-cell>
          <table:table-cell table:formula="of:=ROUNDUP(MAX((100-MAX([.Z$95]+10*MIN([.Z$94]-[.$F104];0);0))*INT(([.$J104]-MAX([.Z$94]-[.$F104];0))*[.$I104])/100;0);0)" office:value-type="float" office:value="37" calcext:value-type="float">
            <text:p>37</text:p>
          </table:table-cell>
          <table:table-cell table:formula="of:=ROUNDUP(MAX((100-MAX([.AA$95]+10*MIN([.AA$94]-[.$F104];0);0))*INT(([.$J104]-MAX([.AA$94]-[.$F104];0))*[.$I104])/100;0);0)" office:value-type="float" office:value="36" calcext:value-type="float">
            <text:p>36</text:p>
          </table:table-cell>
          <table:table-cell table:formula="of:=ROUNDUP(MAX((100-MAX([.AB$95]+10*MIN([.AB$94]-[.$F104];0);0))*INT(([.$J104]-MAX([.AB$94]-[.$F104];0))*[.$I104])/100;0);0)" office:value-type="float" office:value="25" calcext:value-type="float">
            <text:p>25</text:p>
          </table:table-cell>
          <table:table-cell table:formula="of:=ROUNDUP(MAX((100-MAX([.AC$95]+10*MIN([.AC$94]-[.$F104];0);0))*INT(([.$J104]-MAX([.AC$94]-[.$F104];0))*[.$I104])/100;0);0)" office:value-type="float" office:value="21" calcext:value-type="float">
            <text:p>21</text:p>
          </table:table-cell>
          <table:table-cell table:formula="of:=ROUNDUP(MAX((100-MAX([.AD$95]+10*MIN([.AD$94]-[.$F104];0);0))*INT(([.$J104]-MAX([.AD$94]-[.$F104];0))*[.$I104])/100;0);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5];[$'EcCo ammo'.$A$2:$'EcCo ammo'.$A$33];[$'EcCo ammo'.F$2:$'EcCo ammo'.F$33])" office:value-type="float" office:value="-15" calcext:value-type="float">
            <text:p>-15</text:p>
          </table:table-cell>
          <table:table-cell table:formula="of:=LOOKUP([.$B105];[$'EcCo ammo'.$A$2:$'EcCo ammo'.$A$33];[$'EcCo ammo'.G$2:$'EcCo ammo'.G$33])" office:value-type="float" office:value="20" calcext:value-type="float">
            <text:p>20</text:p>
          </table:table-cell>
          <table:table-cell table:formula="of:=LOOKUP([.$B105];[$'EcCo ammo'.$A$2:$'EcCo ammo'.$A$33];[$'EcCo ammo'.H$2:$'EcCo ammo'.H$33])" office:value-type="float" office:value="1" calcext:value-type="float">
            <text:p>1</text:p>
          </table:table-cell>
          <table:table-cell table:formula="of:=LOOKUP([.$B105];[$'EcCo ammo'.$A$2:$'EcCo ammo'.$A$33];[$'EcCo ammo'.I$2:$'EcCo ammo'.I$33])" office:value-type="float" office:value="1" calcext:value-type="float">
            <text:p>1</text:p>
          </table:table-cell>
          <table:table-cell table:formula="of:=[.G105]/[.H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L$95]+10*MIN([.L$94]-[.$F105];0);0))*INT(([.$J105]-MAX([.L$94]-[.$F105];0))*[.$I105])/100;0);0)" office:value-type="float" office:value="68" calcext:value-type="float">
            <text:p>68</text:p>
          </table:table-cell>
          <table:table-cell table:formula="of:=ROUNDUP(MAX((100-MAX([.M$95]+10*MIN([.M$94]-[.$F105];0);0))*INT(([.$J105]-MAX([.M$94]-[.$F105];0))*[.$I105])/100;0);0)" office:value-type="float" office:value="68" calcext:value-type="float">
            <text:p>68</text:p>
          </table:table-cell>
          <table:table-cell table:formula="of:=ROUNDUP(MAX((100-MAX([.N$95]+10*MIN([.N$94]-[.$F105];0);0))*INT(([.$J105]-MAX([.N$94]-[.$F105];0))*[.$I105])/100;0);0)" office:value-type="float" office:value="68" calcext:value-type="float">
            <text:p>68</text:p>
          </table:table-cell>
          <table:table-cell table:formula="of:=ROUNDUP(MAX((100-MAX([.O$95]+10*MIN([.O$94]-[.$F105];0);0))*INT(([.$J105]-MAX([.O$94]-[.$F105];0))*[.$I105])/100;0);0)" office:value-type="float" office:value="68" calcext:value-type="float">
            <text:p>68</text:p>
          </table:table-cell>
          <table:table-cell table:formula="of:=ROUNDUP(MAX((100-MAX([.P$95]+10*MIN([.P$94]-[.$F105];0);0))*INT(([.$J105]-MAX([.P$94]-[.$F105];0))*[.$I105])/100;0);0)" office:value-type="float" office:value="68" calcext:value-type="float">
            <text:p>68</text:p>
          </table:table-cell>
          <table:table-cell table:formula="of:=ROUNDUP(MAX((100-MAX([.Q$95]+10*MIN([.Q$94]-[.$F105];0);0))*INT(([.$J105]-MAX([.Q$94]-[.$F105];0))*[.$I105])/100;0);0)" office:value-type="float" office:value="68" calcext:value-type="float">
            <text:p>68</text:p>
          </table:table-cell>
          <table:table-cell table:formula="of:=ROUNDUP(MAX((100-MAX([.R$95]+10*MIN([.R$94]-[.$F105];0);0))*INT(([.$J105]-MAX([.R$94]-[.$F105];0))*[.$I105])/100;0);0)" office:value-type="float" office:value="68" calcext:value-type="float">
            <text:p>68</text:p>
          </table:table-cell>
          <table:table-cell table:formula="of:=ROUNDUP(MAX((100-MAX([.S$95]+10*MIN([.S$94]-[.$F105];0);0))*INT(([.$J105]-MAX([.S$94]-[.$F105];0))*[.$I105])/100;0);0)" office:value-type="float" office:value="68" calcext:value-type="float">
            <text:p>68</text:p>
          </table:table-cell>
          <table:table-cell table:formula="of:=ROUNDUP(MAX((100-MAX([.T$95]+10*MIN([.T$94]-[.$F105];0);0))*INT(([.$J105]-MAX([.T$94]-[.$F105];0))*[.$I105])/100;0);0)" office:value-type="float" office:value="68" calcext:value-type="float">
            <text:p>68</text:p>
          </table:table-cell>
          <table:table-cell table:formula="of:=ROUNDUP(MAX((100-MAX([.U$95]+10*MIN([.U$94]-[.$F105];0);0))*INT(([.$J105]-MAX([.U$94]-[.$F105];0))*[.$I105])/100;0);0)" office:value-type="float" office:value="68" calcext:value-type="float">
            <text:p>68</text:p>
          </table:table-cell>
          <table:table-cell table:formula="of:=ROUNDUP(MAX((100-MAX([.V$95]+10*MIN([.V$94]-[.$F105];0);0))*INT(([.$J105]-MAX([.V$94]-[.$F105];0))*[.$I105])/100;0);0)" office:value-type="float" office:value="68" calcext:value-type="float">
            <text:p>68</text:p>
          </table:table-cell>
          <table:table-cell table:formula="of:=ROUNDUP(MAX((100-MAX([.W$95]+10*MIN([.W$94]-[.$F105];0);0))*INT(([.$J105]-MAX([.W$94]-[.$F105];0))*[.$I105])/100;0);0)" office:value-type="float" office:value="68" calcext:value-type="float">
            <text:p>68</text:p>
          </table:table-cell>
          <table:table-cell table:formula="of:=ROUNDUP(MAX((100-MAX([.X$95]+10*MIN([.X$94]-[.$F105];0);0))*INT(([.$J105]-MAX([.X$94]-[.$F105];0))*[.$I105])/100;0);0)" office:value-type="float" office:value="68" calcext:value-type="float">
            <text:p>68</text:p>
          </table:table-cell>
          <table:table-cell table:formula="of:=ROUNDUP(MAX((100-MAX([.Y$95]+10*MIN([.Y$94]-[.$F105];0);0))*INT(([.$J105]-MAX([.Y$94]-[.$F105];0))*[.$I105])/100;0);0)" office:value-type="float" office:value="68" calcext:value-type="float">
            <text:p>68</text:p>
          </table:table-cell>
          <table:table-cell table:formula="of:=ROUNDUP(MAX((100-MAX([.Z$95]+10*MIN([.Z$94]-[.$F105];0);0))*INT(([.$J105]-MAX([.Z$94]-[.$F105];0))*[.$I105])/100;0);0)" office:value-type="float" office:value="62" calcext:value-type="float">
            <text:p>62</text:p>
          </table:table-cell>
          <table:table-cell table:formula="of:=ROUNDUP(MAX((100-MAX([.AA$95]+10*MIN([.AA$94]-[.$F105];0);0))*INT(([.$J105]-MAX([.AA$94]-[.$F105];0))*[.$I105])/100;0);0)" office:value-type="float" office:value="48" calcext:value-type="float">
            <text:p>48</text:p>
          </table:table-cell>
          <table:table-cell table:formula="of:=ROUNDUP(MAX((100-MAX([.AB$95]+10*MIN([.AB$94]-[.$F105];0);0))*INT(([.$J105]-MAX([.AB$94]-[.$F105];0))*[.$I105])/100;0);0)" office:value-type="float" office:value="24" calcext:value-type="float">
            <text:p>24</text:p>
          </table:table-cell>
          <table:table-cell table:formula="of:=ROUNDUP(MAX((100-MAX([.AC$95]+10*MIN([.AC$94]-[.$F105];0);0))*INT(([.$J105]-MAX([.AC$94]-[.$F105];0))*[.$I105])/100;0);0)" office:value-type="float" office:value="21" calcext:value-type="float">
            <text:p>21</text:p>
          </table:table-cell>
          <table:table-cell table:formula="of:=ROUNDUP(MAX((100-MAX([.AD$95]+10*MIN([.AD$94]-[.$F105];0);0))*INT(([.$J105]-MAX([.AD$94]-[.$F105];0))*[.$I105])/100;0);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6];[$'EcCo ammo'.$A$2:$'EcCo ammo'.$A$33];[$'EcCo ammo'.F$2:$'EcCo ammo'.F$33])" office:value-type="float" office:value="0" calcext:value-type="float">
            <text:p>0</text:p>
          </table:table-cell>
          <table:table-cell table:formula="of:=LOOKUP([.$B106];[$'EcCo ammo'.$A$2:$'EcCo ammo'.$A$33];[$'EcCo ammo'.G$2:$'EcCo ammo'.G$33])" office:value-type="float" office:value="4" calcext:value-type="float">
            <text:p>4</text:p>
          </table:table-cell>
          <table:table-cell table:formula="of:=LOOKUP([.$B106];[$'EcCo ammo'.$A$2:$'EcCo ammo'.$A$33];[$'EcCo ammo'.H$2:$'EcCo ammo'.H$33])" office:value-type="float" office:value="1" calcext:value-type="float">
            <text:p>1</text:p>
          </table:table-cell>
          <table:table-cell table:formula="of:=LOOKUP([.$B106];[$'EcCo ammo'.$A$2:$'EcCo ammo'.$A$33];[$'EcCo ammo'.I$2:$'EcCo ammo'.I$33])" office:value-type="float" office:value="1" calcext:value-type="float">
            <text:p>1</text:p>
          </table:table-cell>
          <table:table-cell table:formula="of:=[.G106]/[.H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L$95]+10*MIN([.L$94]-[.$F106];0);0))*INT(([.$J106]-MAX([.L$94]-[.$F106];0))*[.$I106])/100;0);0)" office:value-type="float" office:value="68" calcext:value-type="float">
            <text:p>68</text:p>
          </table:table-cell>
          <table:table-cell table:formula="of:=ROUNDUP(MAX((100-MAX([.M$95]+10*MIN([.M$94]-[.$F106];0);0))*INT(([.$J106]-MAX([.M$94]-[.$F106];0))*[.$I106])/100;0);0)" office:value-type="float" office:value="68" calcext:value-type="float">
            <text:p>68</text:p>
          </table:table-cell>
          <table:table-cell table:formula="of:=ROUNDUP(MAX((100-MAX([.N$95]+10*MIN([.N$94]-[.$F106];0);0))*INT(([.$J106]-MAX([.N$94]-[.$F106];0))*[.$I106])/100;0);0)" office:value-type="float" office:value="68" calcext:value-type="float">
            <text:p>68</text:p>
          </table:table-cell>
          <table:table-cell table:formula="of:=ROUNDUP(MAX((100-MAX([.O$95]+10*MIN([.O$94]-[.$F106];0);0))*INT(([.$J106]-MAX([.O$94]-[.$F106];0))*[.$I106])/100;0);0)" office:value-type="float" office:value="68" calcext:value-type="float">
            <text:p>68</text:p>
          </table:table-cell>
          <table:table-cell table:formula="of:=ROUNDUP(MAX((100-MAX([.P$95]+10*MIN([.P$94]-[.$F106];0);0))*INT(([.$J106]-MAX([.P$94]-[.$F106];0))*[.$I106])/100;0);0)" office:value-type="float" office:value="68" calcext:value-type="float">
            <text:p>68</text:p>
          </table:table-cell>
          <table:table-cell table:formula="of:=ROUNDUP(MAX((100-MAX([.Q$95]+10*MIN([.Q$94]-[.$F106];0);0))*INT(([.$J106]-MAX([.Q$94]-[.$F106];0))*[.$I106])/100;0);0)" office:value-type="float" office:value="68" calcext:value-type="float">
            <text:p>68</text:p>
          </table:table-cell>
          <table:table-cell table:formula="of:=ROUNDUP(MAX((100-MAX([.R$95]+10*MIN([.R$94]-[.$F106];0);0))*INT(([.$J106]-MAX([.R$94]-[.$F106];0))*[.$I106])/100;0);0)" office:value-type="float" office:value="51" calcext:value-type="float">
            <text:p>51</text:p>
          </table:table-cell>
          <table:table-cell table:formula="of:=ROUNDUP(MAX((100-MAX([.S$95]+10*MIN([.S$94]-[.$F106];0);0))*INT(([.$J106]-MAX([.S$94]-[.$F106];0))*[.$I106])/100;0);0)" office:value-type="float" office:value="48" calcext:value-type="float">
            <text:p>48</text:p>
          </table:table-cell>
          <table:table-cell table:formula="of:=ROUNDUP(MAX((100-MAX([.T$95]+10*MIN([.T$94]-[.$F106];0);0))*INT(([.$J106]-MAX([.T$94]-[.$F106];0))*[.$I106])/100;0);0)" office:value-type="float" office:value="48" calcext:value-type="float">
            <text:p>48</text:p>
          </table:table-cell>
          <table:table-cell table:formula="of:=ROUNDUP(MAX((100-MAX([.U$95]+10*MIN([.U$94]-[.$F106];0);0))*INT(([.$J106]-MAX([.U$94]-[.$F106];0))*[.$I106])/100;0);0)" office:value-type="float" office:value="41" calcext:value-type="float">
            <text:p>41</text:p>
          </table:table-cell>
          <table:table-cell table:formula="of:=ROUNDUP(MAX((100-MAX([.V$95]+10*MIN([.V$94]-[.$F106];0);0))*INT(([.$J106]-MAX([.V$94]-[.$F106];0))*[.$I106])/100;0);0)" office:value-type="float" office:value="40" calcext:value-type="float">
            <text:p>40</text:p>
          </table:table-cell>
          <table:table-cell table:formula="of:=ROUNDUP(MAX((100-MAX([.W$95]+10*MIN([.W$94]-[.$F106];0);0))*INT(([.$J106]-MAX([.W$94]-[.$F106];0))*[.$I106])/100;0);0)" office:value-type="float" office:value="40" calcext:value-type="float">
            <text:p>40</text:p>
          </table:table-cell>
          <table:table-cell table:formula="of:=ROUNDUP(MAX((100-MAX([.X$95]+10*MIN([.X$94]-[.$F106];0);0))*INT(([.$J106]-MAX([.X$94]-[.$F106];0))*[.$I106])/100;0);0)" office:value-type="float" office:value="39" calcext:value-type="float">
            <text:p>39</text:p>
          </table:table-cell>
          <table:table-cell table:formula="of:=ROUNDUP(MAX((100-MAX([.Y$95]+10*MIN([.Y$94]-[.$F106];0);0))*INT(([.$J106]-MAX([.Y$94]-[.$F106];0))*[.$I106])/100;0);0)" office:value-type="float" office:value="35" calcext:value-type="float">
            <text:p>35</text:p>
          </table:table-cell>
          <table:table-cell table:formula="of:=ROUNDUP(MAX((100-MAX([.Z$95]+10*MIN([.Z$94]-[.$F106];0);0))*INT(([.$J106]-MAX([.Z$94]-[.$F106];0))*[.$I106])/100;0);0)" office:value-type="float" office:value="28" calcext:value-type="float">
            <text:p>28</text:p>
          </table:table-cell>
          <table:table-cell table:formula="of:=ROUNDUP(MAX((100-MAX([.AA$95]+10*MIN([.AA$94]-[.$F106];0);0))*INT(([.$J106]-MAX([.AA$94]-[.$F106];0))*[.$I106])/100;0);0)" office:value-type="float" office:value="27" calcext:value-type="float">
            <text:p>27</text:p>
          </table:table-cell>
          <table:table-cell table:formula="of:=ROUNDUP(MAX((100-MAX([.AB$95]+10*MIN([.AB$94]-[.$F106];0);0))*INT(([.$J106]-MAX([.AB$94]-[.$F106];0))*[.$I106])/100;0);0)" office:value-type="float" office:value="19" calcext:value-type="float">
            <text:p>19</text:p>
          </table:table-cell>
          <table:table-cell table:formula="of:=ROUNDUP(MAX((100-MAX([.AC$95]+10*MIN([.AC$94]-[.$F106];0);0))*INT(([.$J106]-MAX([.AC$94]-[.$F106];0))*[.$I106])/100;0);0)" office:value-type="float" office:value="16" calcext:value-type="float">
            <text:p>16</text:p>
          </table:table-cell>
          <table:table-cell table:formula="of:=ROUNDUP(MAX((100-MAX([.AD$95]+10*MIN([.AD$94]-[.$F106];0);0))*INT(([.$J106]-MAX([.AD$94]-[.$F106];0))*[.$I106])/100;0);0)" office:value-type="float" office:value="16" calcext:value-type="float">
            <text:p>16</text:p>
          </table:table-cell>
          <table:table-cell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9" table:formula="of:=OFFSET([$'EcCo Armor'.$A$2];[.L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M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N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O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P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Q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R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S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T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U$2];0)" office:value-type="string" office:string-value="Environmental" calcext:value-type="string" table:number-columns-spanned="1" table:number-rows-spanned="2">
            <text:p>Environmental</text:p>
          </table:table-cell>
          <table:table-cell table:style-name="ce9" table:formula="of:=OFFSET([$'EcCo Armor'.$A$2];[.V$2];0)" office:value-type="string" office:string-value="Bridgekeeper's" calcext:value-type="string" table:number-columns-spanned="1" table:number-rows-spanned="2">
            <text:p>Bridgekeeper's</text:p>
          </table:table-cell>
          <table:table-cell table:style-name="ce9" table:formula="of:=OFFSET([$'EcCo Armor'.$A$2];[.W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X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Y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Z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AA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B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C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D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11" table:number-columns-spanned="1" table:number-rows-spanned="2"/>
        </table:table-row>
        <table:table-row table:style-name="ro5">
          <table:table-cell table:number-columns-repeated="8"/>
          <table:table-cell table:style-name="Default"/>
          <table:table-cell table:number-columns-repeated="2"/>
          <table:covered-table-cell table:number-columns-repeated="20" table:style-name="ce10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G$2];[.L$2];0)" office:value-type="float" office:value="0" calcext:value-type="float">
            <text:p>0</text:p>
          </table:table-cell>
          <table:table-cell table:style-name="ce3" table:formula="of:=OFFSET([$'EcCo Armor'.$G$2];[.M$2];0)" office:value-type="float" office:value="0" calcext:value-type="float">
            <text:p>0</text:p>
          </table:table-cell>
          <table:table-cell table:style-name="ce3" table:formula="of:=OFFSET([$'EcCo Armor'.$G$2];[.N$2];0)" office:value-type="float" office:value="0" calcext:value-type="float">
            <text:p>0</text:p>
          </table:table-cell>
          <table:table-cell table:style-name="ce3" table:formula="of:=OFFSET([$'EcCo Armor'.$G$2];[.O$2];0)" office:value-type="float" office:value="2" calcext:value-type="float">
            <text:p>2</text:p>
          </table:table-cell>
          <table:table-cell table:style-name="ce3" table:formula="of:=OFFSET([$'EcCo Armor'.$G$2];[.P$2];0)" office:value-type="float" office:value="2" calcext:value-type="float">
            <text:p>2</text:p>
          </table:table-cell>
          <table:table-cell table:style-name="ce3" table:formula="of:=OFFSET([$'EcCo Armor'.$G$2];[.Q$2];0)" office:value-type="float" office:value="2" calcext:value-type="float">
            <text:p>2</text:p>
          </table:table-cell>
          <table:table-cell table:style-name="ce3" table:formula="of:=OFFSET([$'EcCo Armor'.$G$2];[.R$2];0)" office:value-type="float" office:value="3" calcext:value-type="float">
            <text:p>3</text:p>
          </table:table-cell>
          <table:table-cell table:style-name="ce3" table:formula="of:=OFFSET([$'EcCo Armor'.$G$2];[.S$2];0)" office:value-type="float" office:value="3" calcext:value-type="float">
            <text:p>3</text:p>
          </table:table-cell>
          <table:table-cell table:style-name="ce3" table:formula="of:=OFFSET([$'EcCo Armor'.$G$2];[.T$2];0)" office:value-type="float" office:value="3" calcext:value-type="float">
            <text:p>3</text:p>
          </table:table-cell>
          <table:table-cell table:style-name="ce3" table:formula="of:=OFFSET([$'EcCo Armor'.$G$2];[.U$2];0)" office:value-type="float" office:value="4" calcext:value-type="float">
            <text:p>4</text:p>
          </table:table-cell>
          <table:table-cell table:style-name="ce3" table:formula="of:=OFFSET([$'EcCo Armor'.$G$2];[.V$2];0)" office:value-type="float" office:value="10" calcext:value-type="float">
            <text:p>10</text:p>
          </table:table-cell>
          <table:table-cell table:style-name="ce3" table:formula="of:=OFFSET([$'EcCo Armor'.$G$2];[.W$2];0)" office:value-type="float" office:value="4" calcext:value-type="float">
            <text:p>4</text:p>
          </table:table-cell>
          <table:table-cell table:style-name="ce3" table:formula="of:=OFFSET([$'EcCo Armor'.$G$2];[.X$2];0)" office:value-type="float" office:value="5" calcext:value-type="float">
            <text:p>5</text:p>
          </table:table-cell>
          <table:table-cell table:style-name="ce3" table:formula="of:=OFFSET([$'EcCo Armor'.$G$2];[.Y$2];0)" office:value-type="float" office:value="6" calcext:value-type="float">
            <text:p>6</text:p>
          </table:table-cell>
          <table:table-cell table:style-name="ce3" table:formula="of:=OFFSET([$'EcCo Armor'.$G$2];[.Z$2];0)" office:value-type="float" office:value="7" calcext:value-type="float">
            <text:p>7</text:p>
          </table:table-cell>
          <table:table-cell table:style-name="ce3" table:formula="of:=OFFSET([$'EcCo Armor'.$G$2];[.AA$2];0)" office:value-type="float" office:value="8" calcext:value-type="float">
            <text:p>8</text:p>
          </table:table-cell>
          <table:table-cell table:style-name="ce3" table:formula="of:=OFFSET([$'EcCo Armor'.$G$2];[.AB$2];0)" office:value-type="float" office:value="20" calcext:value-type="float">
            <text:p>20</text:p>
          </table:table-cell>
          <table:table-cell table:style-name="ce3" table:formula="of:=OFFSET([$'EcCo Armor'.$G$2];[.AC$2];0)" office:value-type="float" office:value="25" calcext:value-type="float">
            <text:p>25</text:p>
          </table:table-cell>
          <table:table-cell table:style-name="ce3" table:formula="of:=OFFSET([$'EcCo Armor'.$G$2];[.AD$2];0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H$2];[.L$2];0)" office:value-type="float" office:value="0" calcext:value-type="float">
            <text:p>0</text:p>
          </table:table-cell>
          <table:table-cell table:style-name="ce3" table:formula="of:=OFFSET([$'EcCo Armor'.$H$2];[.M$2];0)" office:value-type="float" office:value="0" calcext:value-type="float">
            <text:p>0</text:p>
          </table:table-cell>
          <table:table-cell table:style-name="ce3" table:formula="of:=OFFSET([$'EcCo Armor'.$H$2];[.N$2];0)" office:value-type="float" office:value="0" calcext:value-type="float">
            <text:p>0</text:p>
          </table:table-cell>
          <table:table-cell table:style-name="ce3" table:formula="of:=OFFSET([$'EcCo Armor'.$H$2];[.O$2];0)" office:value-type="float" office:value="0" calcext:value-type="float">
            <text:p>0</text:p>
          </table:table-cell>
          <table:table-cell table:style-name="ce3" table:formula="of:=OFFSET([$'EcCo Armor'.$H$2];[.P$2];0)" office:value-type="float" office:value="0" calcext:value-type="float">
            <text:p>0</text:p>
          </table:table-cell>
          <table:table-cell table:style-name="ce3" table:formula="of:=OFFSET([$'EcCo Armor'.$H$2];[.Q$2];0)" office:value-type="float" office:value="10" calcext:value-type="float">
            <text:p>10</text:p>
          </table:table-cell>
          <table:table-cell table:style-name="ce3" table:formula="of:=OFFSET([$'EcCo Armor'.$H$2];[.R$2];0)" office:value-type="float" office:value="40" calcext:value-type="float">
            <text:p>40</text:p>
          </table:table-cell>
          <table:table-cell table:style-name="ce3" table:formula="of:=OFFSET([$'EcCo Armor'.$H$2];[.S$2];0)" office:value-type="float" office:value="90" calcext:value-type="float">
            <text:p>90</text:p>
          </table:table-cell>
          <table:table-cell table:style-name="ce3" table:formula="of:=OFFSET([$'EcCo Armor'.$H$2];[.T$2];0)" office:value-type="float" office:value="65" calcext:value-type="float">
            <text:p>65</text:p>
          </table:table-cell>
          <table:table-cell table:style-name="ce3" table:formula="of:=OFFSET([$'EcCo Armor'.$H$2];[.U$2];0)" office:value-type="float" office:value="40" calcext:value-type="float">
            <text:p>40</text:p>
          </table:table-cell>
          <table:table-cell table:style-name="ce3" table:formula="of:=OFFSET([$'EcCo Armor'.$H$2];[.V$2];0)" office:value-type="float" office:value="0" calcext:value-type="float">
            <text:p>0</text:p>
          </table:table-cell>
          <table:table-cell table:style-name="ce3" table:formula="of:=OFFSET([$'EcCo Armor'.$H$2];[.W$2];0)" office:value-type="float" office:value="25" calcext:value-type="float">
            <text:p>25</text:p>
          </table:table-cell>
          <table:table-cell table:style-name="ce3" table:formula="of:=OFFSET([$'EcCo Armor'.$H$2];[.X$2];0)" office:value-type="float" office:value="30" calcext:value-type="float">
            <text:p>30</text:p>
          </table:table-cell>
          <table:table-cell table:style-name="ce3" table:formula="of:=OFFSET([$'EcCo Armor'.$H$2];[.Y$2];0)" office:value-type="float" office:value="65" calcext:value-type="float">
            <text:p>65</text:p>
          </table:table-cell>
          <table:table-cell table:style-name="ce3" table:formula="of:=OFFSET([$'EcCo Armor'.$H$2];[.Z$2];0)" office:value-type="float" office:value="70" calcext:value-type="float">
            <text:p>70</text:p>
          </table:table-cell>
          <table:table-cell table:style-name="ce3" table:formula="of:=OFFSET([$'EcCo Armor'.$H$2];[.AA$2];0)" office:value-type="float" office:value="70" calcext:value-type="float">
            <text:p>70</text:p>
          </table:table-cell>
          <table:table-cell table:style-name="ce3" table:formula="of:=OFFSET([$'EcCo Armor'.$H$2];[.AB$2];0)" office:value-type="float" office:value="60" calcext:value-type="float">
            <text:p>60</text:p>
          </table:table-cell>
          <table:table-cell table:style-name="ce3" table:formula="of:=OFFSET([$'EcCo Armor'.$H$2];[.AC$2];0)" office:value-type="float" office:value="70" calcext:value-type="float">
            <text:p>70</text:p>
          </table:table-cell>
          <table:table-cell table:style-name="ce3" table:formula="of:=OFFSET([$'EcCo Armor'.$H$2];[.AD$2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17];[$'EcCo ammo'.$A$2:$'EcCo ammo'.$A$33];[$'EcCo ammo'.F$2:$'EcCo ammo'.F$33])" office:value-type="float" office:value="0" calcext:value-type="float">
            <text:p>0</text:p>
          </table:table-cell>
          <table:table-cell table:formula="of:=LOOKUP([.$B117];[$'EcCo ammo'.$A$2:$'EcCo ammo'.$A$33];[$'EcCo ammo'.G$2:$'EcCo ammo'.G$33])" office:value-type="float" office:value="3" calcext:value-type="float">
            <text:p>3</text:p>
          </table:table-cell>
          <table:table-cell table:formula="of:=LOOKUP([.$B117];[$'EcCo ammo'.$A$2:$'EcCo ammo'.$A$33];[$'EcCo ammo'.H$2:$'EcCo ammo'.H$33])" office:value-type="float" office:value="1" calcext:value-type="float">
            <text:p>1</text:p>
          </table:table-cell>
          <table:table-cell table:formula="of:=LOOKUP([.$B117];[$'EcCo ammo'.$A$2:$'EcCo ammo'.$A$33];[$'EcCo ammo'.I$2:$'EcCo ammo'.I$33])" office:value-type="float" office:value="1" calcext:value-type="float">
            <text:p>1</text:p>
          </table:table-cell>
          <table:table-cell table:formula="of:=[.G117]/[.H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L$115]+10*MIN([.L$114]-[.$F117];0);0))*INT(([.$J117]-MAX([.L$114]-[.$F117];0))*[.$I117])/100;0);0)" office:value-type="float" office:value="19" calcext:value-type="float">
            <text:p>19</text:p>
          </table:table-cell>
          <table:table-cell table:formula="of:=ROUNDUP(MAX((100-MAX([.M$115]+10*MIN([.M$114]-[.$F117];0);0))*INT(([.$J117]-MAX([.M$114]-[.$F117];0))*[.$I117])/100;0);0)" office:value-type="float" office:value="19" calcext:value-type="float">
            <text:p>19</text:p>
          </table:table-cell>
          <table:table-cell table:formula="of:=ROUNDUP(MAX((100-MAX([.N$115]+10*MIN([.N$114]-[.$F117];0);0))*INT(([.$J117]-MAX([.N$114]-[.$F117];0))*[.$I117])/100;0);0)" office:value-type="float" office:value="19" calcext:value-type="float">
            <text:p>19</text:p>
          </table:table-cell>
          <table:table-cell table:formula="of:=ROUNDUP(MAX((100-MAX([.O$115]+10*MIN([.O$114]-[.$F117];0);0))*INT(([.$J117]-MAX([.O$114]-[.$F117];0))*[.$I117])/100;0);0)" office:value-type="float" office:value="19" calcext:value-type="float">
            <text:p>19</text:p>
          </table:table-cell>
          <table:table-cell table:formula="of:=ROUNDUP(MAX((100-MAX([.P$115]+10*MIN([.P$114]-[.$F117];0);0))*INT(([.$J117]-MAX([.P$114]-[.$F117];0))*[.$I117])/100;0);0)" office:value-type="float" office:value="19" calcext:value-type="float">
            <text:p>19</text:p>
          </table:table-cell>
          <table:table-cell table:formula="of:=ROUNDUP(MAX((100-MAX([.Q$115]+10*MIN([.Q$114]-[.$F117];0);0))*INT(([.$J117]-MAX([.Q$114]-[.$F117];0))*[.$I117])/100;0);0)" office:value-type="float" office:value="19" calcext:value-type="float">
            <text:p>19</text:p>
          </table:table-cell>
          <table:table-cell table:formula="of:=ROUNDUP(MAX((100-MAX([.R$115]+10*MIN([.R$114]-[.$F117];0);0))*INT(([.$J117]-MAX([.R$114]-[.$F117];0))*[.$I117])/100;0);0)" office:value-type="float" office:value="12" calcext:value-type="float">
            <text:p>12</text:p>
          </table:table-cell>
          <table:table-cell table:formula="of:=ROUNDUP(MAX((100-MAX([.S$115]+10*MIN([.S$114]-[.$F117];0);0))*INT(([.$J117]-MAX([.S$114]-[.$F117];0))*[.$I117])/100;0);0)" office:value-type="float" office:value="2" calcext:value-type="float">
            <text:p>2</text:p>
          </table:table-cell>
          <table:table-cell table:formula="of:=ROUNDUP(MAX((100-MAX([.T$115]+10*MIN([.T$114]-[.$F117];0);0))*INT(([.$J117]-MAX([.T$114]-[.$F117];0))*[.$I117])/100;0);0)" office:value-type="float" office:value="7" calcext:value-type="float">
            <text:p>7</text:p>
          </table:table-cell>
          <table:table-cell table:formula="of:=ROUNDUP(MAX((100-MAX([.U$115]+10*MIN([.U$114]-[.$F117];0);0))*INT(([.$J117]-MAX([.U$114]-[.$F117];0))*[.$I117])/100;0);0)" office:value-type="float" office:value="11" calcext:value-type="float">
            <text:p>11</text:p>
          </table:table-cell>
          <table:table-cell table:formula="of:=ROUNDUP(MAX((100-MAX([.V$115]+10*MIN([.V$114]-[.$F117];0);0))*INT(([.$J117]-MAX([.V$114]-[.$F117];0))*[.$I117])/100;0);0)" office:value-type="float" office:value="12" calcext:value-type="float">
            <text:p>12</text:p>
          </table:table-cell>
          <table:table-cell table:formula="of:=ROUNDUP(MAX((100-MAX([.W$115]+10*MIN([.W$114]-[.$F117];0);0))*INT(([.$J117]-MAX([.W$114]-[.$F117];0))*[.$I117])/100;0);0)" office:value-type="float" office:value="14" calcext:value-type="float">
            <text:p>14</text:p>
          </table:table-cell>
          <table:table-cell table:formula="of:=ROUNDUP(MAX((100-MAX([.X$115]+10*MIN([.X$114]-[.$F117];0);0))*INT(([.$J117]-MAX([.X$114]-[.$F117];0))*[.$I117])/100;0);0)" office:value-type="float" office:value="12" calcext:value-type="float">
            <text:p>12</text:p>
          </table:table-cell>
          <table:table-cell table:formula="of:=ROUNDUP(MAX((100-MAX([.Y$115]+10*MIN([.Y$114]-[.$F117];0);0))*INT(([.$J117]-MAX([.Y$114]-[.$F117];0))*[.$I117])/100;0);0)" office:value-type="float" office:value="6" calcext:value-type="float">
            <text:p>6</text:p>
          </table:table-cell>
          <table:table-cell table:formula="of:=ROUNDUP(MAX((100-MAX([.Z$115]+10*MIN([.Z$114]-[.$F117];0);0))*INT(([.$J117]-MAX([.Z$114]-[.$F117];0))*[.$I117])/100;0);0)" office:value-type="float" office:value="5" calcext:value-type="float">
            <text:p>5</text:p>
          </table:table-cell>
          <table:table-cell table:formula="of:=ROUNDUP(MAX((100-MAX([.AA$115]+10*MIN([.AA$114]-[.$F117];0);0))*INT(([.$J117]-MAX([.AA$114]-[.$F117];0))*[.$I117])/100;0);0)" office:value-type="float" office:value="5" calcext:value-type="float">
            <text:p>5</text:p>
          </table:table-cell>
          <table:table-cell table:formula="of:=ROUNDUP(MAX((100-MAX([.AB$115]+10*MIN([.AB$114]-[.$F117];0);0))*INT(([.$J117]-MAX([.AB$114]-[.$F117];0))*[.$I117])/100;0);0)" office:value-type="float" office:value="1" calcext:value-type="float">
            <text:p>1</text:p>
          </table:table-cell>
          <table:table-cell table:formula="of:=ROUNDUP(MAX((100-MAX([.AC$115]+10*MIN([.AC$114]-[.$F117];0);0))*INT(([.$J117]-MAX([.AC$114]-[.$F117];0))*[.$I117])/100;0);0)" office:value-type="float" office:value="0" calcext:value-type="float">
            <text:p>0</text:p>
          </table:table-cell>
          <table:table-cell table:formula="of:=ROUNDUP(MAX((100-MAX([.AD$115]+10*MIN([.AD$114]-[.$F117];0);0))*INT(([.$J117]-MAX([.AD$114]-[.$F117];0))*[.$I117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LOOKUP([.$B118];[$'EcCo ammo'.$A$2:$'EcCo ammo'.$A$33];[$'EcCo ammo'.F$2:$'EcCo ammo'.F$33])" office:value-type="float" office:value="0" calcext:value-type="float">
            <text:p>0</text:p>
          </table:table-cell>
          <table:table-cell table:formula="of:=LOOKUP([.$B118];[$'EcCo ammo'.$A$2:$'EcCo ammo'.$A$33];[$'EcCo ammo'.G$2:$'EcCo ammo'.G$33])" office:value-type="float" office:value="3" calcext:value-type="float">
            <text:p>3</text:p>
          </table:table-cell>
          <table:table-cell table:formula="of:=LOOKUP([.$B118];[$'EcCo ammo'.$A$2:$'EcCo ammo'.$A$33];[$'EcCo ammo'.H$2:$'EcCo ammo'.H$33])" office:value-type="float" office:value="1" calcext:value-type="float">
            <text:p>1</text:p>
          </table:table-cell>
          <table:table-cell table:formula="of:=LOOKUP([.$B118];[$'EcCo ammo'.$A$2:$'EcCo ammo'.$A$33];[$'EcCo ammo'.I$2:$'EcCo ammo'.I$33])" office:value-type="float" office:value="1" calcext:value-type="float">
            <text:p>1</text:p>
          </table:table-cell>
          <table:table-cell table:formula="of:=[.G118]/[.H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L$115]+10*MIN([.L$114]-[.$F118];0);0))*INT(([.$J118]-MAX([.L$114]-[.$F118];0))*[.$I118])/100;0);0)" office:value-type="float" office:value="20" calcext:value-type="float">
            <text:p>20</text:p>
          </table:table-cell>
          <table:table-cell table:formula="of:=ROUNDUP(MAX((100-MAX([.M$115]+10*MIN([.M$114]-[.$F118];0);0))*INT(([.$J118]-MAX([.M$114]-[.$F118];0))*[.$I118])/100;0);0)" office:value-type="float" office:value="20" calcext:value-type="float">
            <text:p>20</text:p>
          </table:table-cell>
          <table:table-cell table:formula="of:=ROUNDUP(MAX((100-MAX([.N$115]+10*MIN([.N$114]-[.$F118];0);0))*INT(([.$J118]-MAX([.N$114]-[.$F118];0))*[.$I118])/100;0);0)" office:value-type="float" office:value="20" calcext:value-type="float">
            <text:p>20</text:p>
          </table:table-cell>
          <table:table-cell table:formula="of:=ROUNDUP(MAX((100-MAX([.O$115]+10*MIN([.O$114]-[.$F118];0);0))*INT(([.$J118]-MAX([.O$114]-[.$F118];0))*[.$I118])/100;0);0)" office:value-type="float" office:value="20" calcext:value-type="float">
            <text:p>20</text:p>
          </table:table-cell>
          <table:table-cell table:formula="of:=ROUNDUP(MAX((100-MAX([.P$115]+10*MIN([.P$114]-[.$F118];0);0))*INT(([.$J118]-MAX([.P$114]-[.$F118];0))*[.$I118])/100;0);0)" office:value-type="float" office:value="20" calcext:value-type="float">
            <text:p>20</text:p>
          </table:table-cell>
          <table:table-cell table:formula="of:=ROUNDUP(MAX((100-MAX([.Q$115]+10*MIN([.Q$114]-[.$F118];0);0))*INT(([.$J118]-MAX([.Q$114]-[.$F118];0))*[.$I118])/100;0);0)" office:value-type="float" office:value="20" calcext:value-type="float">
            <text:p>20</text:p>
          </table:table-cell>
          <table:table-cell table:formula="of:=ROUNDUP(MAX((100-MAX([.R$115]+10*MIN([.R$114]-[.$F118];0);0))*INT(([.$J118]-MAX([.R$114]-[.$F118];0))*[.$I118])/100;0);0)" office:value-type="float" office:value="12" calcext:value-type="float">
            <text:p>12</text:p>
          </table:table-cell>
          <table:table-cell table:formula="of:=ROUNDUP(MAX((100-MAX([.S$115]+10*MIN([.S$114]-[.$F118];0);0))*INT(([.$J118]-MAX([.S$114]-[.$F118];0))*[.$I118])/100;0);0)" office:value-type="float" office:value="2" calcext:value-type="float">
            <text:p>2</text:p>
          </table:table-cell>
          <table:table-cell table:formula="of:=ROUNDUP(MAX((100-MAX([.T$115]+10*MIN([.T$114]-[.$F118];0);0))*INT(([.$J118]-MAX([.T$114]-[.$F118];0))*[.$I118])/100;0);0)" office:value-type="float" office:value="7" calcext:value-type="float">
            <text:p>7</text:p>
          </table:table-cell>
          <table:table-cell table:formula="of:=ROUNDUP(MAX((100-MAX([.U$115]+10*MIN([.U$114]-[.$F118];0);0))*INT(([.$J118]-MAX([.U$114]-[.$F118];0))*[.$I118])/100;0);0)" office:value-type="float" office:value="12" calcext:value-type="float">
            <text:p>12</text:p>
          </table:table-cell>
          <table:table-cell table:formula="of:=ROUNDUP(MAX((100-MAX([.V$115]+10*MIN([.V$114]-[.$F118];0);0))*INT(([.$J118]-MAX([.V$114]-[.$F118];0))*[.$I118])/100;0);0)" office:value-type="float" office:value="13" calcext:value-type="float">
            <text:p>13</text:p>
          </table:table-cell>
          <table:table-cell table:formula="of:=ROUNDUP(MAX((100-MAX([.W$115]+10*MIN([.W$114]-[.$F118];0);0))*INT(([.$J118]-MAX([.W$114]-[.$F118];0))*[.$I118])/100;0);0)" office:value-type="float" office:value="15" calcext:value-type="float">
            <text:p>15</text:p>
          </table:table-cell>
          <table:table-cell table:formula="of:=ROUNDUP(MAX((100-MAX([.X$115]+10*MIN([.X$114]-[.$F118];0);0))*INT(([.$J118]-MAX([.X$114]-[.$F118];0))*[.$I118])/100;0);0)" office:value-type="float" office:value="13" calcext:value-type="float">
            <text:p>13</text:p>
          </table:table-cell>
          <table:table-cell table:formula="of:=ROUNDUP(MAX((100-MAX([.Y$115]+10*MIN([.Y$114]-[.$F118];0);0))*INT(([.$J118]-MAX([.Y$114]-[.$F118];0))*[.$I118])/100;0);0)" office:value-type="float" office:value="6" calcext:value-type="float">
            <text:p>6</text:p>
          </table:table-cell>
          <table:table-cell table:formula="of:=ROUNDUP(MAX((100-MAX([.Z$115]+10*MIN([.Z$114]-[.$F118];0);0))*INT(([.$J118]-MAX([.Z$114]-[.$F118];0))*[.$I118])/100;0);0)" office:value-type="float" office:value="5" calcext:value-type="float">
            <text:p>5</text:p>
          </table:table-cell>
          <table:table-cell table:formula="of:=ROUNDUP(MAX((100-MAX([.AA$115]+10*MIN([.AA$114]-[.$F118];0);0))*INT(([.$J118]-MAX([.AA$114]-[.$F118];0))*[.$I118])/100;0);0)" office:value-type="float" office:value="5" calcext:value-type="float">
            <text:p>5</text:p>
          </table:table-cell>
          <table:table-cell table:formula="of:=ROUNDUP(MAX((100-MAX([.AB$115]+10*MIN([.AB$114]-[.$F118];0);0))*INT(([.$J118]-MAX([.AB$114]-[.$F118];0))*[.$I118])/100;0);0)" office:value-type="float" office:value="2" calcext:value-type="float">
            <text:p>2</text:p>
          </table:table-cell>
          <table:table-cell table:formula="of:=ROUNDUP(MAX((100-MAX([.AC$115]+10*MIN([.AC$114]-[.$F118];0);0))*INT(([.$J118]-MAX([.AC$114]-[.$F118];0))*[.$I118])/100;0);0)" office:value-type="float" office:value="0" calcext:value-type="float">
            <text:p>0</text:p>
          </table:table-cell>
          <table:table-cell table:formula="of:=ROUNDUP(MAX((100-MAX([.AD$115]+10*MIN([.AD$114]-[.$F118];0);0))*INT(([.$J118]-MAX([.AD$114]-[.$F118];0))*[.$I118])/100;0)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LOOKUP([.$B119];[$'EcCo ammo'.$A$2:$'EcCo ammo'.$A$33];[$'EcCo ammo'.F$2:$'EcCo ammo'.F$33])" office:value-type="float" office:value="0" calcext:value-type="float">
            <text:p>0</text:p>
          </table:table-cell>
          <table:table-cell table:formula="of:=LOOKUP([.$B119];[$'EcCo ammo'.$A$2:$'EcCo ammo'.$A$33];[$'EcCo ammo'.G$2:$'EcCo ammo'.G$33])" office:value-type="float" office:value="3" calcext:value-type="float">
            <text:p>3</text:p>
          </table:table-cell>
          <table:table-cell table:formula="of:=LOOKUP([.$B119];[$'EcCo ammo'.$A$2:$'EcCo ammo'.$A$33];[$'EcCo ammo'.H$2:$'EcCo ammo'.H$33])" office:value-type="float" office:value="1" calcext:value-type="float">
            <text:p>1</text:p>
          </table:table-cell>
          <table:table-cell table:formula="of:=LOOKUP([.$B119];[$'EcCo ammo'.$A$2:$'EcCo ammo'.$A$33];[$'EcCo ammo'.I$2:$'EcCo ammo'.I$33])" office:value-type="float" office:value="1" calcext:value-type="float">
            <text:p>1</text:p>
          </table:table-cell>
          <table:table-cell table:formula="of:=[.G119]/[.H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L$115]+10*MIN([.L$114]-[.$F119];0);0))*INT(([.$J119]-MAX([.L$114]-[.$F119];0))*[.$I119])/100;0);0)" office:value-type="float" office:value="25" calcext:value-type="float">
            <text:p>25</text:p>
          </table:table-cell>
          <table:table-cell table:formula="of:=ROUNDUP(MAX((100-MAX([.M$115]+10*MIN([.M$114]-[.$F119];0);0))*INT(([.$J119]-MAX([.M$114]-[.$F119];0))*[.$I119])/100;0);0)" office:value-type="float" office:value="25" calcext:value-type="float">
            <text:p>25</text:p>
          </table:table-cell>
          <table:table-cell table:formula="of:=ROUNDUP(MAX((100-MAX([.N$115]+10*MIN([.N$114]-[.$F119];0);0))*INT(([.$J119]-MAX([.N$114]-[.$F119];0))*[.$I119])/100;0);0)" office:value-type="float" office:value="25" calcext:value-type="float">
            <text:p>25</text:p>
          </table:table-cell>
          <table:table-cell table:formula="of:=ROUNDUP(MAX((100-MAX([.O$115]+10*MIN([.O$114]-[.$F119];0);0))*INT(([.$J119]-MAX([.O$114]-[.$F119];0))*[.$I119])/100;0);0)" office:value-type="float" office:value="25" calcext:value-type="float">
            <text:p>25</text:p>
          </table:table-cell>
          <table:table-cell table:formula="of:=ROUNDUP(MAX((100-MAX([.P$115]+10*MIN([.P$114]-[.$F119];0);0))*INT(([.$J119]-MAX([.P$114]-[.$F119];0))*[.$I119])/100;0);0)" office:value-type="float" office:value="25" calcext:value-type="float">
            <text:p>25</text:p>
          </table:table-cell>
          <table:table-cell table:formula="of:=ROUNDUP(MAX((100-MAX([.Q$115]+10*MIN([.Q$114]-[.$F119];0);0))*INT(([.$J119]-MAX([.Q$114]-[.$F119];0))*[.$I119])/100;0);0)" office:value-type="float" office:value="25" calcext:value-type="float">
            <text:p>25</text:p>
          </table:table-cell>
          <table:table-cell table:formula="of:=ROUNDUP(MAX((100-MAX([.R$115]+10*MIN([.R$114]-[.$F119];0);0))*INT(([.$J119]-MAX([.R$114]-[.$F119];0))*[.$I119])/100;0);0)" office:value-type="float" office:value="15" calcext:value-type="float">
            <text:p>15</text:p>
          </table:table-cell>
          <table:table-cell table:formula="of:=ROUNDUP(MAX((100-MAX([.S$115]+10*MIN([.S$114]-[.$F119];0);0))*INT(([.$J119]-MAX([.S$114]-[.$F119];0))*[.$I119])/100;0);0)" office:value-type="float" office:value="3" calcext:value-type="float">
            <text:p>3</text:p>
          </table:table-cell>
          <table:table-cell table:formula="of:=ROUNDUP(MAX((100-MAX([.T$115]+10*MIN([.T$114]-[.$F119];0);0))*INT(([.$J119]-MAX([.T$114]-[.$F119];0))*[.$I119])/100;0);0)" office:value-type="float" office:value="9" calcext:value-type="float">
            <text:p>9</text:p>
          </table:table-cell>
          <table:table-cell table:formula="of:=ROUNDUP(MAX((100-MAX([.U$115]+10*MIN([.U$114]-[.$F119];0);0))*INT(([.$J119]-MAX([.U$114]-[.$F119];0))*[.$I119])/100;0);0)" office:value-type="float" office:value="15" calcext:value-type="float">
            <text:p>15</text:p>
          </table:table-cell>
          <table:table-cell table:formula="of:=ROUNDUP(MAX((100-MAX([.V$115]+10*MIN([.V$114]-[.$F119];0);0))*INT(([.$J119]-MAX([.V$114]-[.$F119];0))*[.$I119])/100;0);0)" office:value-type="float" office:value="18" calcext:value-type="float">
            <text:p>18</text:p>
          </table:table-cell>
          <table:table-cell table:formula="of:=ROUNDUP(MAX((100-MAX([.W$115]+10*MIN([.W$114]-[.$F119];0);0))*INT(([.$J119]-MAX([.W$114]-[.$F119];0))*[.$I119])/100;0);0)" office:value-type="float" office:value="18" calcext:value-type="float">
            <text:p>18</text:p>
          </table:table-cell>
          <table:table-cell table:formula="of:=ROUNDUP(MAX((100-MAX([.X$115]+10*MIN([.X$114]-[.$F119];0);0))*INT(([.$J119]-MAX([.X$114]-[.$F119];0))*[.$I119])/100;0);0)" office:value-type="float" office:value="17" calcext:value-type="float">
            <text:p>17</text:p>
          </table:table-cell>
          <table:table-cell table:formula="of:=ROUNDUP(MAX((100-MAX([.Y$115]+10*MIN([.Y$114]-[.$F119];0);0))*INT(([.$J119]-MAX([.Y$114]-[.$F119];0))*[.$I119])/100;0);0)" office:value-type="float" office:value="8" calcext:value-type="float">
            <text:p>8</text:p>
          </table:table-cell>
          <table:table-cell table:formula="of:=ROUNDUP(MAX((100-MAX([.Z$115]+10*MIN([.Z$114]-[.$F119];0);0))*INT(([.$J119]-MAX([.Z$114]-[.$F119];0))*[.$I119])/100;0);0)" office:value-type="float" office:value="7" calcext:value-type="float">
            <text:p>7</text:p>
          </table:table-cell>
          <table:table-cell table:formula="of:=ROUNDUP(MAX((100-MAX([.AA$115]+10*MIN([.AA$114]-[.$F119];0);0))*INT(([.$J119]-MAX([.AA$114]-[.$F119];0))*[.$I119])/100;0);0)" office:value-type="float" office:value="6" calcext:value-type="float">
            <text:p>6</text:p>
          </table:table-cell>
          <table:table-cell table:formula="of:=ROUNDUP(MAX((100-MAX([.AB$115]+10*MIN([.AB$114]-[.$F119];0);0))*INT(([.$J119]-MAX([.AB$114]-[.$F119];0))*[.$I119])/100;0);0)" office:value-type="float" office:value="4" calcext:value-type="float">
            <text:p>4</text:p>
          </table:table-cell>
          <table:table-cell table:formula="of:=ROUNDUP(MAX((100-MAX([.AC$115]+10*MIN([.AC$114]-[.$F119];0);0))*INT(([.$J119]-MAX([.AC$114]-[.$F119];0))*[.$I119])/100;0);0)" office:value-type="float" office:value="1" calcext:value-type="float">
            <text:p>1</text:p>
          </table:table-cell>
          <table:table-cell table:formula="of:=ROUNDUP(MAX((100-MAX([.AD$115]+10*MIN([.AD$114]-[.$F119];0);0))*INT(([.$J119]-MAX([.AD$114]-[.$F119];0))*[.$I119])/100;0)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OOKUP([.$B120];[$'EcCo ammo'.$A$2:$'EcCo ammo'.$A$33];[$'EcCo ammo'.F$2:$'EcCo ammo'.F$33])" office:value-type="float" office:value="0" calcext:value-type="float">
            <text:p>0</text:p>
          </table:table-cell>
          <table:table-cell table:formula="of:=LOOKUP([.$B120];[$'EcCo ammo'.$A$2:$'EcCo ammo'.$A$33];[$'EcCo ammo'.G$2:$'EcCo ammo'.G$33])" office:value-type="float" office:value="3" calcext:value-type="float">
            <text:p>3</text:p>
          </table:table-cell>
          <table:table-cell table:formula="of:=LOOKUP([.$B120];[$'EcCo ammo'.$A$2:$'EcCo ammo'.$A$33];[$'EcCo ammo'.H$2:$'EcCo ammo'.H$33])" office:value-type="float" office:value="1" calcext:value-type="float">
            <text:p>1</text:p>
          </table:table-cell>
          <table:table-cell table:formula="of:=LOOKUP([.$B120];[$'EcCo ammo'.$A$2:$'EcCo ammo'.$A$33];[$'EcCo ammo'.I$2:$'EcCo ammo'.I$33])" office:value-type="float" office:value="1" calcext:value-type="float">
            <text:p>1</text:p>
          </table:table-cell>
          <table:table-cell table:formula="of:=[.G120]/[.H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L$115]+10*MIN([.L$114]-[.$F120];0);0))*INT(([.$J120]-MAX([.L$114]-[.$F120];0))*[.$I120])/100;0);0)" office:value-type="float" office:value="35" calcext:value-type="float">
            <text:p>35</text:p>
          </table:table-cell>
          <table:table-cell table:formula="of:=ROUNDUP(MAX((100-MAX([.M$115]+10*MIN([.M$114]-[.$F120];0);0))*INT(([.$J120]-MAX([.M$114]-[.$F120];0))*[.$I120])/100;0);0)" office:value-type="float" office:value="35" calcext:value-type="float">
            <text:p>35</text:p>
          </table:table-cell>
          <table:table-cell table:formula="of:=ROUNDUP(MAX((100-MAX([.N$115]+10*MIN([.N$114]-[.$F120];0);0))*INT(([.$J120]-MAX([.N$114]-[.$F120];0))*[.$I120])/100;0);0)" office:value-type="float" office:value="35" calcext:value-type="float">
            <text:p>35</text:p>
          </table:table-cell>
          <table:table-cell table:formula="of:=ROUNDUP(MAX((100-MAX([.O$115]+10*MIN([.O$114]-[.$F120];0);0))*INT(([.$J120]-MAX([.O$114]-[.$F120];0))*[.$I120])/100;0);0)" office:value-type="float" office:value="35" calcext:value-type="float">
            <text:p>35</text:p>
          </table:table-cell>
          <table:table-cell table:formula="of:=ROUNDUP(MAX((100-MAX([.P$115]+10*MIN([.P$114]-[.$F120];0);0))*INT(([.$J120]-MAX([.P$114]-[.$F120];0))*[.$I120])/100;0);0)" office:value-type="float" office:value="35" calcext:value-type="float">
            <text:p>35</text:p>
          </table:table-cell>
          <table:table-cell table:formula="of:=ROUNDUP(MAX((100-MAX([.Q$115]+10*MIN([.Q$114]-[.$F120];0);0))*INT(([.$J120]-MAX([.Q$114]-[.$F120];0))*[.$I120])/100;0);0)" office:value-type="float" office:value="35" calcext:value-type="float">
            <text:p>35</text:p>
          </table:table-cell>
          <table:table-cell table:formula="of:=ROUNDUP(MAX((100-MAX([.R$115]+10*MIN([.R$114]-[.$F120];0);0))*INT(([.$J120]-MAX([.R$114]-[.$F120];0))*[.$I120])/100;0);0)" office:value-type="float" office:value="21" calcext:value-type="float">
            <text:p>21</text:p>
          </table:table-cell>
          <table:table-cell table:formula="of:=ROUNDUP(MAX((100-MAX([.S$115]+10*MIN([.S$114]-[.$F120];0);0))*INT(([.$J120]-MAX([.S$114]-[.$F120];0))*[.$I120])/100;0);0)" office:value-type="float" office:value="4" calcext:value-type="float">
            <text:p>4</text:p>
          </table:table-cell>
          <table:table-cell table:formula="of:=ROUNDUP(MAX((100-MAX([.T$115]+10*MIN([.T$114]-[.$F120];0);0))*INT(([.$J120]-MAX([.T$114]-[.$F120];0))*[.$I120])/100;0);0)" office:value-type="float" office:value="13" calcext:value-type="float">
            <text:p>13</text:p>
          </table:table-cell>
          <table:table-cell table:formula="of:=ROUNDUP(MAX((100-MAX([.U$115]+10*MIN([.U$114]-[.$F120];0);0))*INT(([.$J120]-MAX([.U$114]-[.$F120];0))*[.$I120])/100;0);0)" office:value-type="float" office:value="21" calcext:value-type="float">
            <text:p>21</text:p>
          </table:table-cell>
          <table:table-cell table:formula="of:=ROUNDUP(MAX((100-MAX([.V$115]+10*MIN([.V$114]-[.$F120];0);0))*INT(([.$J120]-MAX([.V$114]-[.$F120];0))*[.$I120])/100;0);0)" office:value-type="float" office:value="28" calcext:value-type="float">
            <text:p>28</text:p>
          </table:table-cell>
          <table:table-cell table:formula="of:=ROUNDUP(MAX((100-MAX([.W$115]+10*MIN([.W$114]-[.$F120];0);0))*INT(([.$J120]-MAX([.W$114]-[.$F120];0))*[.$I120])/100;0);0)" office:value-type="float" office:value="26" calcext:value-type="float">
            <text:p>26</text:p>
          </table:table-cell>
          <table:table-cell table:formula="of:=ROUNDUP(MAX((100-MAX([.X$115]+10*MIN([.X$114]-[.$F120];0);0))*INT(([.$J120]-MAX([.X$114]-[.$F120];0))*[.$I120])/100;0);0)" office:value-type="float" office:value="24" calcext:value-type="float">
            <text:p>24</text:p>
          </table:table-cell>
          <table:table-cell table:formula="of:=ROUNDUP(MAX((100-MAX([.Y$115]+10*MIN([.Y$114]-[.$F120];0);0))*INT(([.$J120]-MAX([.Y$114]-[.$F120];0))*[.$I120])/100;0);0)" office:value-type="float" office:value="12" calcext:value-type="float">
            <text:p>12</text:p>
          </table:table-cell>
          <table:table-cell table:formula="of:=ROUNDUP(MAX((100-MAX([.Z$115]+10*MIN([.Z$114]-[.$F120];0);0))*INT(([.$J120]-MAX([.Z$114]-[.$F120];0))*[.$I120])/100;0);0)" office:value-type="float" office:value="10" calcext:value-type="float">
            <text:p>10</text:p>
          </table:table-cell>
          <table:table-cell table:formula="of:=ROUNDUP(MAX((100-MAX([.AA$115]+10*MIN([.AA$114]-[.$F120];0);0))*INT(([.$J120]-MAX([.AA$114]-[.$F120];0))*[.$I120])/100;0);0)" office:value-type="float" office:value="9" calcext:value-type="float">
            <text:p>9</text:p>
          </table:table-cell>
          <table:table-cell table:formula="of:=ROUNDUP(MAX((100-MAX([.AB$115]+10*MIN([.AB$114]-[.$F120];0);0))*INT(([.$J120]-MAX([.AB$114]-[.$F120];0))*[.$I120])/100;0);0)" office:value-type="float" office:value="8" calcext:value-type="float">
            <text:p>8</text:p>
          </table:table-cell>
          <table:table-cell table:formula="of:=ROUNDUP(MAX((100-MAX([.AC$115]+10*MIN([.AC$114]-[.$F120];0);0))*INT(([.$J120]-MAX([.AC$114]-[.$F120];0))*[.$I120])/100;0);0)" office:value-type="float" office:value="4" calcext:value-type="float">
            <text:p>4</text:p>
          </table:table-cell>
          <table:table-cell table:formula="of:=ROUNDUP(MAX((100-MAX([.AD$115]+10*MIN([.AD$114]-[.$F120];0);0))*INT(([.$J120]-MAX([.AD$114]-[.$F120];0))*[.$I120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121];[$'EcCo ammo'.$A$2:$'EcCo ammo'.$A$33];[$'EcCo ammo'.F$2:$'EcCo ammo'.F$33])" office:value-type="float" office:value="0" calcext:value-type="float">
            <text:p>0</text:p>
          </table:table-cell>
          <table:table-cell table:formula="of:=LOOKUP([.$B121];[$'EcCo ammo'.$A$2:$'EcCo ammo'.$A$33];[$'EcCo ammo'.G$2:$'EcCo ammo'.G$33])" office:value-type="float" office:value="6" calcext:value-type="float">
            <text:p>6</text:p>
          </table:table-cell>
          <table:table-cell table:formula="of:=LOOKUP([.$B121];[$'EcCo ammo'.$A$2:$'EcCo ammo'.$A$33];[$'EcCo ammo'.H$2:$'EcCo ammo'.H$33])" office:value-type="float" office:value="1" calcext:value-type="float">
            <text:p>1</text:p>
          </table:table-cell>
          <table:table-cell table:formula="of:=LOOKUP([.$B121];[$'EcCo ammo'.$A$2:$'EcCo ammo'.$A$33];[$'EcCo ammo'.I$2:$'EcCo ammo'.I$33])" office:value-type="float" office:value="1" calcext:value-type="float">
            <text:p>1</text:p>
          </table:table-cell>
          <table:table-cell table:formula="of:=[.G121]/[.H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L$115]+10*MIN([.L$114]-[.$F121];0);0))*INT(([.$J121]-MAX([.L$114]-[.$F121];0))*[.$I121])/100;0);0)" office:value-type="float" office:value="30" calcext:value-type="float">
            <text:p>30</text:p>
          </table:table-cell>
          <table:table-cell table:formula="of:=ROUNDUP(MAX((100-MAX([.M$115]+10*MIN([.M$114]-[.$F121];0);0))*INT(([.$J121]-MAX([.M$114]-[.$F121];0))*[.$I121])/100;0);0)" office:value-type="float" office:value="30" calcext:value-type="float">
            <text:p>30</text:p>
          </table:table-cell>
          <table:table-cell table:formula="of:=ROUNDUP(MAX((100-MAX([.N$115]+10*MIN([.N$114]-[.$F121];0);0))*INT(([.$J121]-MAX([.N$114]-[.$F121];0))*[.$I121])/100;0);0)" office:value-type="float" office:value="30" calcext:value-type="float">
            <text:p>30</text:p>
          </table:table-cell>
          <table:table-cell table:formula="of:=ROUNDUP(MAX((100-MAX([.O$115]+10*MIN([.O$114]-[.$F121];0);0))*INT(([.$J121]-MAX([.O$114]-[.$F121];0))*[.$I121])/100;0);0)" office:value-type="float" office:value="30" calcext:value-type="float">
            <text:p>30</text:p>
          </table:table-cell>
          <table:table-cell table:formula="of:=ROUNDUP(MAX((100-MAX([.P$115]+10*MIN([.P$114]-[.$F121];0);0))*INT(([.$J121]-MAX([.P$114]-[.$F121];0))*[.$I121])/100;0);0)" office:value-type="float" office:value="30" calcext:value-type="float">
            <text:p>30</text:p>
          </table:table-cell>
          <table:table-cell table:formula="of:=ROUNDUP(MAX((100-MAX([.Q$115]+10*MIN([.Q$114]-[.$F121];0);0))*INT(([.$J121]-MAX([.Q$114]-[.$F121];0))*[.$I121])/100;0);0)" office:value-type="float" office:value="30" calcext:value-type="float">
            <text:p>30</text:p>
          </table:table-cell>
          <table:table-cell table:formula="of:=ROUNDUP(MAX((100-MAX([.R$115]+10*MIN([.R$114]-[.$F121];0);0))*INT(([.$J121]-MAX([.R$114]-[.$F121];0))*[.$I121])/100;0);0)" office:value-type="float" office:value="27" calcext:value-type="float">
            <text:p>27</text:p>
          </table:table-cell>
          <table:table-cell table:formula="of:=ROUNDUP(MAX((100-MAX([.S$115]+10*MIN([.S$114]-[.$F121];0);0))*INT(([.$J121]-MAX([.S$114]-[.$F121];0))*[.$I121])/100;0);0)" office:value-type="float" office:value="12" calcext:value-type="float">
            <text:p>12</text:p>
          </table:table-cell>
          <table:table-cell table:formula="of:=ROUNDUP(MAX((100-MAX([.T$115]+10*MIN([.T$114]-[.$F121];0);0))*INT(([.$J121]-MAX([.T$114]-[.$F121];0))*[.$I121])/100;0);0)" office:value-type="float" office:value="20" calcext:value-type="float">
            <text:p>20</text:p>
          </table:table-cell>
          <table:table-cell table:formula="of:=ROUNDUP(MAX((100-MAX([.U$115]+10*MIN([.U$114]-[.$F121];0);0))*INT(([.$J121]-MAX([.U$114]-[.$F121];0))*[.$I121])/100;0);0)" office:value-type="float" office:value="24" calcext:value-type="float">
            <text:p>24</text:p>
          </table:table-cell>
          <table:table-cell table:formula="of:=ROUNDUP(MAX((100-MAX([.V$115]+10*MIN([.V$114]-[.$F121];0);0))*INT(([.$J121]-MAX([.V$114]-[.$F121];0))*[.$I121])/100;0);0)" office:value-type="float" office:value="26" calcext:value-type="float">
            <text:p>26</text:p>
          </table:table-cell>
          <table:table-cell table:formula="of:=ROUNDUP(MAX((100-MAX([.W$115]+10*MIN([.W$114]-[.$F121];0);0))*INT(([.$J121]-MAX([.W$114]-[.$F121];0))*[.$I121])/100;0);0)" office:value-type="float" office:value="29" calcext:value-type="float">
            <text:p>29</text:p>
          </table:table-cell>
          <table:table-cell table:formula="of:=ROUNDUP(MAX((100-MAX([.X$115]+10*MIN([.X$114]-[.$F121];0);0))*INT(([.$J121]-MAX([.X$114]-[.$F121];0))*[.$I121])/100;0);0)" office:value-type="float" office:value="24" calcext:value-type="float">
            <text:p>24</text:p>
          </table:table-cell>
          <table:table-cell table:formula="of:=ROUNDUP(MAX((100-MAX([.Y$115]+10*MIN([.Y$114]-[.$F121];0);0))*INT(([.$J121]-MAX([.Y$114]-[.$F121];0))*[.$I121])/100;0);0)" office:value-type="float" office:value="11" calcext:value-type="float">
            <text:p>11</text:p>
          </table:table-cell>
          <table:table-cell table:formula="of:=ROUNDUP(MAX((100-MAX([.Z$115]+10*MIN([.Z$114]-[.$F121];0);0))*INT(([.$J121]-MAX([.Z$114]-[.$F121];0))*[.$I121])/100;0);0)" office:value-type="float" office:value="9" calcext:value-type="float">
            <text:p>9</text:p>
          </table:table-cell>
          <table:table-cell table:formula="of:=ROUNDUP(MAX((100-MAX([.AA$115]+10*MIN([.AA$114]-[.$F121];0);0))*INT(([.$J121]-MAX([.AA$114]-[.$F121];0))*[.$I121])/100;0);0)" office:value-type="float" office:value="9" calcext:value-type="float">
            <text:p>9</text:p>
          </table:table-cell>
          <table:table-cell table:formula="of:=ROUNDUP(MAX((100-MAX([.AB$115]+10*MIN([.AB$114]-[.$F121];0);0))*INT(([.$J121]-MAX([.AB$114]-[.$F121];0))*[.$I121])/100;0);0)" office:value-type="float" office:value="7" calcext:value-type="float">
            <text:p>7</text:p>
          </table:table-cell>
          <table:table-cell table:formula="of:=ROUNDUP(MAX((100-MAX([.AC$115]+10*MIN([.AC$114]-[.$F121];0);0))*INT(([.$J121]-MAX([.AC$114]-[.$F121];0))*[.$I121])/100;0);0)" office:value-type="float" office:value="4" calcext:value-type="float">
            <text:p>4</text:p>
          </table:table-cell>
          <table:table-cell table:formula="of:=ROUNDUP(MAX((100-MAX([.AD$115]+10*MIN([.AD$114]-[.$F121];0);0))*INT(([.$J121]-MAX([.AD$114]-[.$F121];0))*[.$I121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OOKUP([.$B122];[$'EcCo ammo'.$A$2:$'EcCo ammo'.$A$33];[$'EcCo ammo'.F$2:$'EcCo ammo'.F$33])" office:value-type="float" office:value="0" calcext:value-type="float">
            <text:p>0</text:p>
          </table:table-cell>
          <table:table-cell table:formula="of:=LOOKUP([.$B122];[$'EcCo ammo'.$A$2:$'EcCo ammo'.$A$33];[$'EcCo ammo'.G$2:$'EcCo ammo'.G$33])" office:value-type="float" office:value="6" calcext:value-type="float">
            <text:p>6</text:p>
          </table:table-cell>
          <table:table-cell table:formula="of:=LOOKUP([.$B122];[$'EcCo ammo'.$A$2:$'EcCo ammo'.$A$33];[$'EcCo ammo'.H$2:$'EcCo ammo'.H$33])" office:value-type="float" office:value="1" calcext:value-type="float">
            <text:p>1</text:p>
          </table:table-cell>
          <table:table-cell table:formula="of:=LOOKUP([.$B122];[$'EcCo ammo'.$A$2:$'EcCo ammo'.$A$33];[$'EcCo ammo'.I$2:$'EcCo ammo'.I$33])" office:value-type="float" office:value="1" calcext:value-type="float">
            <text:p>1</text:p>
          </table:table-cell>
          <table:table-cell table:formula="of:=[.G122]/[.H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L$115]+10*MIN([.L$114]-[.$F122];0);0))*INT(([.$J122]-MAX([.L$114]-[.$F122];0))*[.$I122])/100;0);0)" office:value-type="float" office:value="35" calcext:value-type="float">
            <text:p>35</text:p>
          </table:table-cell>
          <table:table-cell table:formula="of:=ROUNDUP(MAX((100-MAX([.M$115]+10*MIN([.M$114]-[.$F122];0);0))*INT(([.$J122]-MAX([.M$114]-[.$F122];0))*[.$I122])/100;0);0)" office:value-type="float" office:value="35" calcext:value-type="float">
            <text:p>35</text:p>
          </table:table-cell>
          <table:table-cell table:formula="of:=ROUNDUP(MAX((100-MAX([.N$115]+10*MIN([.N$114]-[.$F122];0);0))*INT(([.$J122]-MAX([.N$114]-[.$F122];0))*[.$I122])/100;0);0)" office:value-type="float" office:value="35" calcext:value-type="float">
            <text:p>35</text:p>
          </table:table-cell>
          <table:table-cell table:formula="of:=ROUNDUP(MAX((100-MAX([.O$115]+10*MIN([.O$114]-[.$F122];0);0))*INT(([.$J122]-MAX([.O$114]-[.$F122];0))*[.$I122])/100;0);0)" office:value-type="float" office:value="35" calcext:value-type="float">
            <text:p>35</text:p>
          </table:table-cell>
          <table:table-cell table:formula="of:=ROUNDUP(MAX((100-MAX([.P$115]+10*MIN([.P$114]-[.$F122];0);0))*INT(([.$J122]-MAX([.P$114]-[.$F122];0))*[.$I122])/100;0);0)" office:value-type="float" office:value="35" calcext:value-type="float">
            <text:p>35</text:p>
          </table:table-cell>
          <table:table-cell table:formula="of:=ROUNDUP(MAX((100-MAX([.Q$115]+10*MIN([.Q$114]-[.$F122];0);0))*INT(([.$J122]-MAX([.Q$114]-[.$F122];0))*[.$I122])/100;0);0)" office:value-type="float" office:value="35" calcext:value-type="float">
            <text:p>35</text:p>
          </table:table-cell>
          <table:table-cell table:formula="of:=ROUNDUP(MAX((100-MAX([.R$115]+10*MIN([.R$114]-[.$F122];0);0))*INT(([.$J122]-MAX([.R$114]-[.$F122];0))*[.$I122])/100;0);0)" office:value-type="float" office:value="32" calcext:value-type="float">
            <text:p>32</text:p>
          </table:table-cell>
          <table:table-cell table:formula="of:=ROUNDUP(MAX((100-MAX([.S$115]+10*MIN([.S$114]-[.$F122];0);0))*INT(([.$J122]-MAX([.S$114]-[.$F122];0))*[.$I122])/100;0);0)" office:value-type="float" office:value="14" calcext:value-type="float">
            <text:p>14</text:p>
          </table:table-cell>
          <table:table-cell table:formula="of:=ROUNDUP(MAX((100-MAX([.T$115]+10*MIN([.T$114]-[.$F122];0);0))*INT(([.$J122]-MAX([.T$114]-[.$F122];0))*[.$I122])/100;0);0)" office:value-type="float" office:value="23" calcext:value-type="float">
            <text:p>23</text:p>
          </table:table-cell>
          <table:table-cell table:formula="of:=ROUNDUP(MAX((100-MAX([.U$115]+10*MIN([.U$114]-[.$F122];0);0))*INT(([.$J122]-MAX([.U$114]-[.$F122];0))*[.$I122])/100;0);0)" office:value-type="float" office:value="28" calcext:value-type="float">
            <text:p>28</text:p>
          </table:table-cell>
          <table:table-cell table:formula="of:=ROUNDUP(MAX((100-MAX([.V$115]+10*MIN([.V$114]-[.$F122];0);0))*INT(([.$J122]-MAX([.V$114]-[.$F122];0))*[.$I122])/100;0);0)" office:value-type="float" office:value="31" calcext:value-type="float">
            <text:p>31</text:p>
          </table:table-cell>
          <table:table-cell table:formula="of:=ROUNDUP(MAX((100-MAX([.W$115]+10*MIN([.W$114]-[.$F122];0);0))*INT(([.$J122]-MAX([.W$114]-[.$F122];0))*[.$I122])/100;0);0)" office:value-type="float" office:value="34" calcext:value-type="float">
            <text:p>34</text:p>
          </table:table-cell>
          <table:table-cell table:formula="of:=ROUNDUP(MAX((100-MAX([.X$115]+10*MIN([.X$114]-[.$F122];0);0))*INT(([.$J122]-MAX([.X$114]-[.$F122];0))*[.$I122])/100;0);0)" office:value-type="float" office:value="28" calcext:value-type="float">
            <text:p>28</text:p>
          </table:table-cell>
          <table:table-cell table:formula="of:=ROUNDUP(MAX((100-MAX([.Y$115]+10*MIN([.Y$114]-[.$F122];0);0))*INT(([.$J122]-MAX([.Y$114]-[.$F122];0))*[.$I122])/100;0);0)" office:value-type="float" office:value="13" calcext:value-type="float">
            <text:p>13</text:p>
          </table:table-cell>
          <table:table-cell table:formula="of:=ROUNDUP(MAX((100-MAX([.Z$115]+10*MIN([.Z$114]-[.$F122];0);0))*INT(([.$J122]-MAX([.Z$114]-[.$F122];0))*[.$I122])/100;0);0)" office:value-type="float" office:value="11" calcext:value-type="float">
            <text:p>11</text:p>
          </table:table-cell>
          <table:table-cell table:formula="of:=ROUNDUP(MAX((100-MAX([.AA$115]+10*MIN([.AA$114]-[.$F122];0);0))*INT(([.$J122]-MAX([.AA$114]-[.$F122];0))*[.$I122])/100;0);0)" office:value-type="float" office:value="10" calcext:value-type="float">
            <text:p>10</text:p>
          </table:table-cell>
          <table:table-cell table:formula="of:=ROUNDUP(MAX((100-MAX([.AB$115]+10*MIN([.AB$114]-[.$F122];0);0))*INT(([.$J122]-MAX([.AB$114]-[.$F122];0))*[.$I122])/100;0);0)" office:value-type="float" office:value="9" calcext:value-type="float">
            <text:p>9</text:p>
          </table:table-cell>
          <table:table-cell table:formula="of:=ROUNDUP(MAX((100-MAX([.AC$115]+10*MIN([.AC$114]-[.$F122];0);0))*INT(([.$J122]-MAX([.AC$114]-[.$F122];0))*[.$I122])/100;0);0)" office:value-type="float" office:value="5" calcext:value-type="float">
            <text:p>5</text:p>
          </table:table-cell>
          <table:table-cell table:formula="of:=ROUNDUP(MAX((100-MAX([.AD$115]+10*MIN([.AD$114]-[.$F122];0);0))*INT(([.$J122]-MAX([.AD$114]-[.$F122];0))*[.$I122])/100;0);0)" office:value-type="float" office:value="5" calcext:value-type="float">
            <text:p>5</text:p>
          </table:table-cell>
          <table:table-cell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Environmental" calcext:value-type="string">
            <text:p>Environmental</text:p>
          </table:table-cell>
          <table:table-cell table:style-name="ce7" table:formula="of:=OFFSET([$'EcCo Armor'.$A$2];[.V$2];0)" office:value-type="string" office:string-value="Bridgekeeper's" calcext:value-type="string">
            <text:p>Bridgekeeper's</text:p>
          </table:table-cell>
          <table:table-cell table:style-name="ce7" table:formula="of:=OFFSET([$'EcCo Armor'.$A$2];[.W$2];0)" office:value-type="string" office:string-value="Combat Armor" calcext:value-type="string">
            <text:p>Combat Armor</text:p>
          </table:table-cell>
          <table:table-cell table:style-name="ce7" table:formula="of:=OFFSET([$'EcCo Armor'.$A$2];[.X$2];0)" office:value-type="string" office:string-value="Combat MkII" calcext:value-type="string">
            <text:p>Combat MkII</text:p>
          </table:table-cell>
          <table:table-cell table:style-name="ce7" table:formula="of:=OFFSET([$'EcCo Armor'.$A$2];[.Y$2];0)" office:value-type="string" office:string-value="Brotherhood" calcext:value-type="string">
            <text:p>Brotherhood</text:p>
          </table:table-cell>
          <table:table-cell table:style-name="ce7" table:formula="of:=OFFSET([$'EcCo Armor'.$A$2];[.Z$2];0)" office:value-type="string" office:string-value="Power Armor" calcext:value-type="string">
            <text:p>Power Armor</text:p>
          </table:table-cell>
          <table:table-cell table:style-name="ce7" table:formula="of:=OFFSET([$'EcCo Armor'.$A$2];[.AA$2];0)" office:value-type="string" office:string-value="Hard. Power" calcext:value-type="string">
            <text:p>Hard. Power</text:p>
          </table:table-cell>
          <table:table-cell table:style-name="ce7" table:formula="of:=OFFSET([$'EcCo Armor'.$A$2];[.AB$2];0)" office:value-type="string" office:string-value="Adv. Power" calcext:value-type="string">
            <text:p>Adv. Power</text:p>
          </table:table-cell>
          <table:table-cell table:style-name="ce7" table:formula="of:=OFFSET([$'EcCo Armor'.$A$2];[.AC$2];0)" office:value-type="string" office:string-value="Adv. Power MKII" calcext:value-type="string">
            <text:p>Adv. Power MKII</text:p>
          </table:table-cell>
          <table:table-cell table:style-name="ce7" table:formula="of:=OFFSET([$'EcCo Armor'.$A$2];[.AD$2];0)" office:value-type="string" office:string-value="Frank Horrigan" calcext:value-type="string">
            <text:p>Frank Horrigan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K$2];[.L$2];0)" office:value-type="float" office:value="0" calcext:value-type="float">
            <text:p>0</text:p>
          </table:table-cell>
          <table:table-cell table:style-name="ce3" table:formula="of:=OFFSET([$'EcCo Armor'.$K$2];[.M$2];0)" office:value-type="float" office:value="0" calcext:value-type="float">
            <text:p>0</text:p>
          </table:table-cell>
          <table:table-cell table:style-name="ce3" table:formula="of:=OFFSET([$'EcCo Armor'.$K$2];[.N$2];0)" office:value-type="float" office:value="0" calcext:value-type="float">
            <text:p>0</text:p>
          </table:table-cell>
          <table:table-cell table:style-name="ce3" table:formula="of:=OFFSET([$'EcCo Armor'.$K$2];[.O$2];0)" office:value-type="float" office:value="0" calcext:value-type="float">
            <text:p>0</text:p>
          </table:table-cell>
          <table:table-cell table:style-name="ce3" table:formula="of:=OFFSET([$'EcCo Armor'.$K$2];[.P$2];0)" office:value-type="float" office:value="0" calcext:value-type="float">
            <text:p>0</text:p>
          </table:table-cell>
          <table:table-cell table:style-name="ce3" table:formula="of:=OFFSET([$'EcCo Armor'.$K$2];[.Q$2];0)" office:value-type="float" office:value="1" calcext:value-type="float">
            <text:p>1</text:p>
          </table:table-cell>
          <table:table-cell table:style-name="ce3" table:formula="of:=OFFSET([$'EcCo Armor'.$K$2];[.R$2];0)" office:value-type="float" office:value="4" calcext:value-type="float">
            <text:p>4</text:p>
          </table:table-cell>
          <table:table-cell table:style-name="ce3" table:formula="of:=OFFSET([$'EcCo Armor'.$K$2];[.S$2];0)" office:value-type="float" office:value="10" calcext:value-type="float">
            <text:p>10</text:p>
          </table:table-cell>
          <table:table-cell table:style-name="ce3" table:formula="of:=OFFSET([$'EcCo Armor'.$K$2];[.T$2];0)" office:value-type="float" office:value="4" calcext:value-type="float">
            <text:p>4</text:p>
          </table:table-cell>
          <table:table-cell table:style-name="ce3" table:formula="of:=OFFSET([$'EcCo Armor'.$K$2];[.U$2];0)" office:value-type="float" office:value="3" calcext:value-type="float">
            <text:p>3</text:p>
          </table:table-cell>
          <table:table-cell table:style-name="ce3" table:formula="of:=OFFSET([$'EcCo Armor'.$K$2];[.V$2];0)" office:value-type="float" office:value="4" calcext:value-type="float">
            <text:p>4</text:p>
          </table:table-cell>
          <table:table-cell table:style-name="ce3" table:formula="of:=OFFSET([$'EcCo Armor'.$K$2];[.W$2];0)" office:value-type="float" office:value="4" calcext:value-type="float">
            <text:p>4</text:p>
          </table:table-cell>
          <table:table-cell table:style-name="ce3" table:formula="of:=OFFSET([$'EcCo Armor'.$K$2];[.X$2];0)" office:value-type="float" office:value="5" calcext:value-type="float">
            <text:p>5</text:p>
          </table:table-cell>
          <table:table-cell table:style-name="ce3" table:formula="of:=OFFSET([$'EcCo Armor'.$K$2];[.Y$2];0)" office:value-type="float" office:value="7" calcext:value-type="float">
            <text:p>7</text:p>
          </table:table-cell>
          <table:table-cell table:style-name="ce3" table:formula="of:=OFFSET([$'EcCo Armor'.$K$2];[.Z$2];0)" office:value-type="float" office:value="10" calcext:value-type="float">
            <text:p>10</text:p>
          </table:table-cell>
          <table:table-cell table:style-name="ce3" table:formula="of:=OFFSET([$'EcCo Armor'.$K$2];[.AA$2];0)" office:value-type="float" office:value="13" calcext:value-type="float">
            <text:p>13</text:p>
          </table:table-cell>
          <table:table-cell table:style-name="ce3" table:formula="of:=OFFSET([$'EcCo Armor'.$K$2];[.AB$2];0)" office:value-type="float" office:value="15" calcext:value-type="float">
            <text:p>15</text:p>
          </table:table-cell>
          <table:table-cell table:style-name="ce3" table:formula="of:=OFFSET([$'EcCo Armor'.$K$2];[.AC$2];0)" office:value-type="float" office:value="18" calcext:value-type="float">
            <text:p>18</text:p>
          </table:table-cell>
          <table:table-cell table:style-name="ce3" table:formula="of:=OFFSET([$'EcCo Armor'.$K$2];[.AD$2];0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L$2];[.L$2];0)" office:value-type="float" office:value="0" calcext:value-type="float">
            <text:p>0</text:p>
          </table:table-cell>
          <table:table-cell table:style-name="ce3" table:formula="of:=OFFSET([$'EcCo Armor'.$L$2];[.M$2];0)" office:value-type="float" office:value="10" calcext:value-type="float">
            <text:p>10</text:p>
          </table:table-cell>
          <table:table-cell table:style-name="ce3" table:formula="of:=OFFSET([$'EcCo Armor'.$L$2];[.N$2];0)" office:value-type="float" office:value="10" calcext:value-type="float">
            <text:p>10</text:p>
          </table:table-cell>
          <table:table-cell table:style-name="ce3" table:formula="of:=OFFSET([$'EcCo Armor'.$L$2];[.O$2];0)" office:value-type="float" office:value="10" calcext:value-type="float">
            <text:p>10</text:p>
          </table:table-cell>
          <table:table-cell table:style-name="ce3" table:formula="of:=OFFSET([$'EcCo Armor'.$L$2];[.P$2];0)" office:value-type="float" office:value="10" calcext:value-type="float">
            <text:p>10</text:p>
          </table:table-cell>
          <table:table-cell table:style-name="ce3" table:formula="of:=OFFSET([$'EcCo Armor'.$L$2];[.Q$2];0)" office:value-type="float" office:value="10" calcext:value-type="float">
            <text:p>10</text:p>
          </table:table-cell>
          <table:table-cell table:style-name="ce3" table:formula="of:=OFFSET([$'EcCo Armor'.$L$2];[.R$2];0)" office:value-type="float" office:value="20" calcext:value-type="float">
            <text:p>20</text:p>
          </table:table-cell>
          <table:table-cell table:style-name="ce3" table:formula="of:=OFFSET([$'EcCo Armor'.$L$2];[.S$2];0)" office:value-type="float" office:value="80" calcext:value-type="float">
            <text:p>80</text:p>
          </table:table-cell>
          <table:table-cell table:style-name="ce3" table:formula="of:=OFFSET([$'EcCo Armor'.$L$2];[.T$2];0)" office:value-type="float" office:value="25" calcext:value-type="float">
            <text:p>25</text:p>
          </table:table-cell>
          <table:table-cell table:style-name="ce3" table:formula="of:=OFFSET([$'EcCo Armor'.$L$2];[.U$2];0)" office:value-type="float" office:value="25" calcext:value-type="float">
            <text:p>25</text:p>
          </table:table-cell>
          <table:table-cell table:style-name="ce3" table:formula="of:=OFFSET([$'EcCo Armor'.$L$2];[.V$2];0)" office:value-type="float" office:value="50" calcext:value-type="float">
            <text:p>50</text:p>
          </table:table-cell>
          <table:table-cell table:style-name="ce3" table:formula="of:=OFFSET([$'EcCo Armor'.$L$2];[.W$2];0)" office:value-type="float" office:value="50" calcext:value-type="float">
            <text:p>50</text:p>
          </table:table-cell>
          <table:table-cell table:style-name="ce3" table:formula="of:=OFFSET([$'EcCo Armor'.$L$2];[.X$2];0)" office:value-type="float" office:value="50" calcext:value-type="float">
            <text:p>50</text:p>
          </table:table-cell>
          <table:table-cell table:style-name="ce3" table:formula="of:=OFFSET([$'EcCo Armor'.$L$2];[.Y$2];0)" office:value-type="float" office:value="60" calcext:value-type="float">
            <text:p>60</text:p>
          </table:table-cell>
          <table:table-cell table:style-name="ce3" table:formula="of:=OFFSET([$'EcCo Armor'.$L$2];[.Z$2];0)" office:value-type="float" office:value="40" calcext:value-type="float">
            <text:p>40</text:p>
          </table:table-cell>
          <table:table-cell table:style-name="ce3" table:formula="of:=OFFSET([$'EcCo Armor'.$L$2];[.AA$2];0)" office:value-type="float" office:value="40" calcext:value-type="float">
            <text:p>40</text:p>
          </table:table-cell>
          <table:table-cell table:style-name="ce3" table:formula="of:=OFFSET([$'EcCo Armor'.$L$2];[.AB$2];0)" office:value-type="float" office:value="60" calcext:value-type="float">
            <text:p>60</text:p>
          </table:table-cell>
          <table:table-cell table:style-name="ce3" table:formula="of:=OFFSET([$'EcCo Armor'.$L$2];[.AC$2];0)" office:value-type="float" office:value="60" calcext:value-type="float">
            <text:p>60</text:p>
          </table:table-cell>
          <table:table-cell table:style-name="ce3" table:formula="of:=OFFSET([$'EcCo Armor'.$L$2];[.AD$2];0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LOOKUP([.$B132];[$'EcCo ammo'.$A$2:$'EcCo ammo'.$A$33];[$'EcCo ammo'.F$2:$'EcCo ammo'.F$33])" office:value-type="float" office:value="0" calcext:value-type="float">
            <text:p>0</text:p>
          </table:table-cell>
          <table:table-cell table:formula="of:=LOOKUP([.$B132];[$'EcCo ammo'.$A$2:$'EcCo ammo'.$A$33];[$'EcCo ammo'.G$2:$'EcCo ammo'.G$33])" office:value-type="float" office:value="3" calcext:value-type="float">
            <text:p>3</text:p>
          </table:table-cell>
          <table:table-cell table:formula="of:=LOOKUP([.$B132];[$'EcCo ammo'.$A$2:$'EcCo ammo'.$A$33];[$'EcCo ammo'.H$2:$'EcCo ammo'.H$33])" office:value-type="float" office:value="1" calcext:value-type="float">
            <text:p>1</text:p>
          </table:table-cell>
          <table:table-cell table:formula="of:=LOOKUP([.$B132];[$'EcCo ammo'.$A$2:$'EcCo ammo'.$A$33];[$'EcCo ammo'.I$2:$'EcCo ammo'.I$33])" office:value-type="float" office:value="1" calcext:value-type="float">
            <text:p>1</text:p>
          </table:table-cell>
          <table:table-cell table:formula="of:=[.G132]/[.H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L$130]+10*MIN([.L$129]-[.$F132];0);0))*INT(([.$J132]-MAX([.L$129]-[.$F132];0))*[.$I132])/100;0);0)" office:value-type="float" office:value="28" calcext:value-type="float">
            <text:p>28</text:p>
          </table:table-cell>
          <table:table-cell table:formula="of:=ROUNDUP(MAX((100-MAX([.M$130]+10*MIN([.M$129]-[.$F132];0);0))*INT(([.$J132]-MAX([.M$129]-[.$F132];0))*[.$I132])/100;0);0)" office:value-type="float" office:value="28" calcext:value-type="float">
            <text:p>28</text:p>
          </table:table-cell>
          <table:table-cell table:formula="of:=ROUNDUP(MAX((100-MAX([.N$130]+10*MIN([.N$129]-[.$F132];0);0))*INT(([.$J132]-MAX([.N$129]-[.$F132];0))*[.$I132])/100;0);0)" office:value-type="float" office:value="28" calcext:value-type="float">
            <text:p>28</text:p>
          </table:table-cell>
          <table:table-cell table:formula="of:=ROUNDUP(MAX((100-MAX([.O$130]+10*MIN([.O$129]-[.$F132];0);0))*INT(([.$J132]-MAX([.O$129]-[.$F132];0))*[.$I132])/100;0);0)" office:value-type="float" office:value="28" calcext:value-type="float">
            <text:p>28</text:p>
          </table:table-cell>
          <table:table-cell table:formula="of:=ROUNDUP(MAX((100-MAX([.P$130]+10*MIN([.P$129]-[.$F132];0);0))*INT(([.$J132]-MAX([.P$129]-[.$F132];0))*[.$I132])/100;0);0)" office:value-type="float" office:value="28" calcext:value-type="float">
            <text:p>28</text:p>
          </table:table-cell>
          <table:table-cell table:formula="of:=ROUNDUP(MAX((100-MAX([.Q$130]+10*MIN([.Q$129]-[.$F132];0);0))*INT(([.$J132]-MAX([.Q$129]-[.$F132];0))*[.$I132])/100;0);0)" office:value-type="float" office:value="28" calcext:value-type="float">
            <text:p>28</text:p>
          </table:table-cell>
          <table:table-cell table:formula="of:=ROUNDUP(MAX((100-MAX([.R$130]+10*MIN([.R$129]-[.$F132];0);0))*INT(([.$J132]-MAX([.R$129]-[.$F132];0))*[.$I132])/100;0);0)" office:value-type="float" office:value="22" calcext:value-type="float">
            <text:p>22</text:p>
          </table:table-cell>
          <table:table-cell table:formula="of:=ROUNDUP(MAX((100-MAX([.S$130]+10*MIN([.S$129]-[.$F132];0);0))*INT(([.$J132]-MAX([.S$129]-[.$F132];0))*[.$I132])/100;0);0)" office:value-type="float" office:value="5" calcext:value-type="float">
            <text:p>5</text:p>
          </table:table-cell>
          <table:table-cell table:formula="of:=ROUNDUP(MAX((100-MAX([.T$130]+10*MIN([.T$129]-[.$F132];0);0))*INT(([.$J132]-MAX([.T$129]-[.$F132];0))*[.$I132])/100;0);0)" office:value-type="float" office:value="21" calcext:value-type="float">
            <text:p>21</text:p>
          </table:table-cell>
          <table:table-cell table:formula="of:=ROUNDUP(MAX((100-MAX([.U$130]+10*MIN([.U$129]-[.$F132];0);0))*INT(([.$J132]-MAX([.U$129]-[.$F132];0))*[.$I132])/100;0);0)" office:value-type="float" office:value="21" calcext:value-type="float">
            <text:p>21</text:p>
          </table:table-cell>
          <table:table-cell table:formula="of:=ROUNDUP(MAX((100-MAX([.V$130]+10*MIN([.V$129]-[.$F132];0);0))*INT(([.$J132]-MAX([.V$129]-[.$F132];0))*[.$I132])/100;0);0)" office:value-type="float" office:value="14" calcext:value-type="float">
            <text:p>14</text:p>
          </table:table-cell>
          <table:table-cell table:formula="of:=ROUNDUP(MAX((100-MAX([.W$130]+10*MIN([.W$129]-[.$F132];0);0))*INT(([.$J132]-MAX([.W$129]-[.$F132];0))*[.$I132])/100;0);0)" office:value-type="float" office:value="14" calcext:value-type="float">
            <text:p>14</text:p>
          </table:table-cell>
          <table:table-cell table:formula="of:=ROUNDUP(MAX((100-MAX([.X$130]+10*MIN([.X$129]-[.$F132];0);0))*INT(([.$J132]-MAX([.X$129]-[.$F132];0))*[.$I132])/100;0);0)" office:value-type="float" office:value="13" calcext:value-type="float">
            <text:p>13</text:p>
          </table:table-cell>
          <table:table-cell table:formula="of:=ROUNDUP(MAX((100-MAX([.Y$130]+10*MIN([.Y$129]-[.$F132];0);0))*INT(([.$J132]-MAX([.Y$129]-[.$F132];0))*[.$I132])/100;0);0)" office:value-type="float" office:value="10" calcext:value-type="float">
            <text:p>10</text:p>
          </table:table-cell>
          <table:table-cell table:formula="of:=ROUNDUP(MAX((100-MAX([.Z$130]+10*MIN([.Z$129]-[.$F132];0);0))*INT(([.$J132]-MAX([.Z$129]-[.$F132];0))*[.$I132])/100;0);0)" office:value-type="float" office:value="13" calcext:value-type="float">
            <text:p>13</text:p>
          </table:table-cell>
          <table:table-cell table:formula="of:=ROUNDUP(MAX((100-MAX([.AA$130]+10*MIN([.AA$129]-[.$F132];0);0))*INT(([.$J132]-MAX([.AA$129]-[.$F132];0))*[.$I132])/100;0);0)" office:value-type="float" office:value="11" calcext:value-type="float">
            <text:p>11</text:p>
          </table:table-cell>
          <table:table-cell table:formula="of:=ROUNDUP(MAX((100-MAX([.AB$130]+10*MIN([.AB$129]-[.$F132];0);0))*INT(([.$J132]-MAX([.AB$129]-[.$F132];0))*[.$I132])/100;0);0)" office:value-type="float" office:value="7" calcext:value-type="float">
            <text:p>7</text:p>
          </table:table-cell>
          <table:table-cell table:formula="of:=ROUNDUP(MAX((100-MAX([.AC$130]+10*MIN([.AC$129]-[.$F132];0);0))*INT(([.$J132]-MAX([.AC$129]-[.$F132];0))*[.$I132])/100;0);0)" office:value-type="float" office:value="6" calcext:value-type="float">
            <text:p>6</text:p>
          </table:table-cell>
          <table:table-cell table:formula="of:=ROUNDUP(MAX((100-MAX([.AD$130]+10*MIN([.AD$129]-[.$F132];0);0))*INT(([.$J132]-MAX([.AD$129]-[.$F132];0))*[.$I132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LOOKUP([.$B133];[$'EcCo ammo'.$A$2:$'EcCo ammo'.$A$33];[$'EcCo ammo'.F$2:$'EcCo ammo'.F$33])" office:value-type="float" office:value="0" calcext:value-type="float">
            <text:p>0</text:p>
          </table:table-cell>
          <table:table-cell table:formula="of:=LOOKUP([.$B133];[$'EcCo ammo'.$A$2:$'EcCo ammo'.$A$33];[$'EcCo ammo'.G$2:$'EcCo ammo'.G$33])" office:value-type="float" office:value="3" calcext:value-type="float">
            <text:p>3</text:p>
          </table:table-cell>
          <table:table-cell table:formula="of:=LOOKUP([.$B133];[$'EcCo ammo'.$A$2:$'EcCo ammo'.$A$33];[$'EcCo ammo'.H$2:$'EcCo ammo'.H$33])" office:value-type="float" office:value="1" calcext:value-type="float">
            <text:p>1</text:p>
          </table:table-cell>
          <table:table-cell table:formula="of:=LOOKUP([.$B133];[$'EcCo ammo'.$A$2:$'EcCo ammo'.$A$33];[$'EcCo ammo'.I$2:$'EcCo ammo'.I$33])" office:value-type="float" office:value="1" calcext:value-type="float">
            <text:p>1</text:p>
          </table:table-cell>
          <table:table-cell table:formula="of:=[.G133]/[.H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L$130]+10*MIN([.L$129]-[.$F133];0);0))*INT(([.$J133]-MAX([.L$129]-[.$F133];0))*[.$I133])/100;0);0)" office:value-type="float" office:value="28" calcext:value-type="float">
            <text:p>28</text:p>
          </table:table-cell>
          <table:table-cell table:formula="of:=ROUNDUP(MAX((100-MAX([.M$130]+10*MIN([.M$129]-[.$F133];0);0))*INT(([.$J133]-MAX([.M$129]-[.$F133];0))*[.$I133])/100;0);0)" office:value-type="float" office:value="28" calcext:value-type="float">
            <text:p>28</text:p>
          </table:table-cell>
          <table:table-cell table:formula="of:=ROUNDUP(MAX((100-MAX([.N$130]+10*MIN([.N$129]-[.$F133];0);0))*INT(([.$J133]-MAX([.N$129]-[.$F133];0))*[.$I133])/100;0);0)" office:value-type="float" office:value="28" calcext:value-type="float">
            <text:p>28</text:p>
          </table:table-cell>
          <table:table-cell table:formula="of:=ROUNDUP(MAX((100-MAX([.O$130]+10*MIN([.O$129]-[.$F133];0);0))*INT(([.$J133]-MAX([.O$129]-[.$F133];0))*[.$I133])/100;0);0)" office:value-type="float" office:value="28" calcext:value-type="float">
            <text:p>28</text:p>
          </table:table-cell>
          <table:table-cell table:formula="of:=ROUNDUP(MAX((100-MAX([.P$130]+10*MIN([.P$129]-[.$F133];0);0))*INT(([.$J133]-MAX([.P$129]-[.$F133];0))*[.$I133])/100;0);0)" office:value-type="float" office:value="28" calcext:value-type="float">
            <text:p>28</text:p>
          </table:table-cell>
          <table:table-cell table:formula="of:=ROUNDUP(MAX((100-MAX([.Q$130]+10*MIN([.Q$129]-[.$F133];0);0))*INT(([.$J133]-MAX([.Q$129]-[.$F133];0))*[.$I133])/100;0);0)" office:value-type="float" office:value="28" calcext:value-type="float">
            <text:p>28</text:p>
          </table:table-cell>
          <table:table-cell table:formula="of:=ROUNDUP(MAX((100-MAX([.R$130]+10*MIN([.R$129]-[.$F133];0);0))*INT(([.$J133]-MAX([.R$129]-[.$F133];0))*[.$I133])/100;0);0)" office:value-type="float" office:value="22" calcext:value-type="float">
            <text:p>22</text:p>
          </table:table-cell>
          <table:table-cell table:formula="of:=ROUNDUP(MAX((100-MAX([.S$130]+10*MIN([.S$129]-[.$F133];0);0))*INT(([.$J133]-MAX([.S$129]-[.$F133];0))*[.$I133])/100;0);0)" office:value-type="float" office:value="5" calcext:value-type="float">
            <text:p>5</text:p>
          </table:table-cell>
          <table:table-cell table:formula="of:=ROUNDUP(MAX((100-MAX([.T$130]+10*MIN([.T$129]-[.$F133];0);0))*INT(([.$J133]-MAX([.T$129]-[.$F133];0))*[.$I133])/100;0);0)" office:value-type="float" office:value="21" calcext:value-type="float">
            <text:p>21</text:p>
          </table:table-cell>
          <table:table-cell table:formula="of:=ROUNDUP(MAX((100-MAX([.U$130]+10*MIN([.U$129]-[.$F133];0);0))*INT(([.$J133]-MAX([.U$129]-[.$F133];0))*[.$I133])/100;0);0)" office:value-type="float" office:value="21" calcext:value-type="float">
            <text:p>21</text:p>
          </table:table-cell>
          <table:table-cell table:formula="of:=ROUNDUP(MAX((100-MAX([.V$130]+10*MIN([.V$129]-[.$F133];0);0))*INT(([.$J133]-MAX([.V$129]-[.$F133];0))*[.$I133])/100;0);0)" office:value-type="float" office:value="14" calcext:value-type="float">
            <text:p>14</text:p>
          </table:table-cell>
          <table:table-cell table:formula="of:=ROUNDUP(MAX((100-MAX([.W$130]+10*MIN([.W$129]-[.$F133];0);0))*INT(([.$J133]-MAX([.W$129]-[.$F133];0))*[.$I133])/100;0);0)" office:value-type="float" office:value="14" calcext:value-type="float">
            <text:p>14</text:p>
          </table:table-cell>
          <table:table-cell table:formula="of:=ROUNDUP(MAX((100-MAX([.X$130]+10*MIN([.X$129]-[.$F133];0);0))*INT(([.$J133]-MAX([.X$129]-[.$F133];0))*[.$I133])/100;0);0)" office:value-type="float" office:value="13" calcext:value-type="float">
            <text:p>13</text:p>
          </table:table-cell>
          <table:table-cell table:formula="of:=ROUNDUP(MAX((100-MAX([.Y$130]+10*MIN([.Y$129]-[.$F133];0);0))*INT(([.$J133]-MAX([.Y$129]-[.$F133];0))*[.$I133])/100;0);0)" office:value-type="float" office:value="10" calcext:value-type="float">
            <text:p>10</text:p>
          </table:table-cell>
          <table:table-cell table:formula="of:=ROUNDUP(MAX((100-MAX([.Z$130]+10*MIN([.Z$129]-[.$F133];0);0))*INT(([.$J133]-MAX([.Z$129]-[.$F133];0))*[.$I133])/100;0);0)" office:value-type="float" office:value="13" calcext:value-type="float">
            <text:p>13</text:p>
          </table:table-cell>
          <table:table-cell table:formula="of:=ROUNDUP(MAX((100-MAX([.AA$130]+10*MIN([.AA$129]-[.$F133];0);0))*INT(([.$J133]-MAX([.AA$129]-[.$F133];0))*[.$I133])/100;0);0)" office:value-type="float" office:value="11" calcext:value-type="float">
            <text:p>11</text:p>
          </table:table-cell>
          <table:table-cell table:formula="of:=ROUNDUP(MAX((100-MAX([.AB$130]+10*MIN([.AB$129]-[.$F133];0);0))*INT(([.$J133]-MAX([.AB$129]-[.$F133];0))*[.$I133])/100;0);0)" office:value-type="float" office:value="7" calcext:value-type="float">
            <text:p>7</text:p>
          </table:table-cell>
          <table:table-cell table:formula="of:=ROUNDUP(MAX((100-MAX([.AC$130]+10*MIN([.AC$129]-[.$F133];0);0))*INT(([.$J133]-MAX([.AC$129]-[.$F133];0))*[.$I133])/100;0);0)" office:value-type="float" office:value="6" calcext:value-type="float">
            <text:p>6</text:p>
          </table:table-cell>
          <table:table-cell table:formula="of:=ROUNDUP(MAX((100-MAX([.AD$130]+10*MIN([.AD$129]-[.$F133];0);0))*INT(([.$J133]-MAX([.AD$129]-[.$F133];0))*[.$I133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LOOKUP([.$B134];[$'EcCo ammo'.$A$2:$'EcCo ammo'.$A$33];[$'EcCo ammo'.F$2:$'EcCo ammo'.F$33])" office:value-type="float" office:value="0" calcext:value-type="float">
            <text:p>0</text:p>
          </table:table-cell>
          <table:table-cell table:formula="of:=LOOKUP([.$B134];[$'EcCo ammo'.$A$2:$'EcCo ammo'.$A$33];[$'EcCo ammo'.G$2:$'EcCo ammo'.G$33])" office:value-type="float" office:value="6" calcext:value-type="float">
            <text:p>6</text:p>
          </table:table-cell>
          <table:table-cell table:formula="of:=LOOKUP([.$B134];[$'EcCo ammo'.$A$2:$'EcCo ammo'.$A$33];[$'EcCo ammo'.H$2:$'EcCo ammo'.H$33])" office:value-type="float" office:value="1" calcext:value-type="float">
            <text:p>1</text:p>
          </table:table-cell>
          <table:table-cell table:formula="of:=LOOKUP([.$B134];[$'EcCo ammo'.$A$2:$'EcCo ammo'.$A$33];[$'EcCo ammo'.I$2:$'EcCo ammo'.I$33])" office:value-type="float" office:value="1" calcext:value-type="float">
            <text:p>1</text:p>
          </table:table-cell>
          <table:table-cell table:formula="of:=[.G134]/[.H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L$130]+10*MIN([.L$129]-[.$F134];0);0))*INT(([.$J134]-MAX([.L$129]-[.$F134];0))*[.$I134])/100;0);0)" office:value-type="float" office:value="50" calcext:value-type="float">
            <text:p>50</text:p>
          </table:table-cell>
          <table:table-cell table:formula="of:=ROUNDUP(MAX((100-MAX([.M$130]+10*MIN([.M$129]-[.$F134];0);0))*INT(([.$J134]-MAX([.M$129]-[.$F134];0))*[.$I134])/100;0);0)" office:value-type="float" office:value="50" calcext:value-type="float">
            <text:p>50</text:p>
          </table:table-cell>
          <table:table-cell table:formula="of:=ROUNDUP(MAX((100-MAX([.N$130]+10*MIN([.N$129]-[.$F134];0);0))*INT(([.$J134]-MAX([.N$129]-[.$F134];0))*[.$I134])/100;0);0)" office:value-type="float" office:value="50" calcext:value-type="float">
            <text:p>50</text:p>
          </table:table-cell>
          <table:table-cell table:formula="of:=ROUNDUP(MAX((100-MAX([.O$130]+10*MIN([.O$129]-[.$F134];0);0))*INT(([.$J134]-MAX([.O$129]-[.$F134];0))*[.$I134])/100;0);0)" office:value-type="float" office:value="50" calcext:value-type="float">
            <text:p>50</text:p>
          </table:table-cell>
          <table:table-cell table:formula="of:=ROUNDUP(MAX((100-MAX([.P$130]+10*MIN([.P$129]-[.$F134];0);0))*INT(([.$J134]-MAX([.P$129]-[.$F134];0))*[.$I134])/100;0);0)" office:value-type="float" office:value="50" calcext:value-type="float">
            <text:p>50</text:p>
          </table:table-cell>
          <table:table-cell table:formula="of:=ROUNDUP(MAX((100-MAX([.Q$130]+10*MIN([.Q$129]-[.$F134];0);0))*INT(([.$J134]-MAX([.Q$129]-[.$F134];0))*[.$I134])/100;0);0)" office:value-type="float" office:value="50" calcext:value-type="float">
            <text:p>50</text:p>
          </table:table-cell>
          <table:table-cell table:formula="of:=ROUNDUP(MAX((100-MAX([.R$130]+10*MIN([.R$129]-[.$F134];0);0))*INT(([.$J134]-MAX([.R$129]-[.$F134];0))*[.$I134])/100;0);0)" office:value-type="float" office:value="50" calcext:value-type="float">
            <text:p>50</text:p>
          </table:table-cell>
          <table:table-cell table:formula="of:=ROUNDUP(MAX((100-MAX([.S$130]+10*MIN([.S$129]-[.$F134];0);0))*INT(([.$J134]-MAX([.S$129]-[.$F134];0))*[.$I134])/100;0);0)" office:value-type="float" office:value="10" calcext:value-type="float">
            <text:p>10</text:p>
          </table:table-cell>
          <table:table-cell table:formula="of:=ROUNDUP(MAX((100-MAX([.T$130]+10*MIN([.T$129]-[.$F134];0);0))*INT(([.$J134]-MAX([.T$129]-[.$F134];0))*[.$I134])/100;0);0)" office:value-type="float" office:value="48" calcext:value-type="float">
            <text:p>48</text:p>
          </table:table-cell>
          <table:table-cell table:formula="of:=ROUNDUP(MAX((100-MAX([.U$130]+10*MIN([.U$129]-[.$F134];0);0))*INT(([.$J134]-MAX([.U$129]-[.$F134];0))*[.$I134])/100;0);0)" office:value-type="float" office:value="50" calcext:value-type="float">
            <text:p>50</text:p>
          </table:table-cell>
          <table:table-cell table:formula="of:=ROUNDUP(MAX((100-MAX([.V$130]+10*MIN([.V$129]-[.$F134];0);0))*INT(([.$J134]-MAX([.V$129]-[.$F134];0))*[.$I134])/100;0);0)" office:value-type="float" office:value="35" calcext:value-type="float">
            <text:p>35</text:p>
          </table:table-cell>
          <table:table-cell table:formula="of:=ROUNDUP(MAX((100-MAX([.W$130]+10*MIN([.W$129]-[.$F134];0);0))*INT(([.$J134]-MAX([.W$129]-[.$F134];0))*[.$I134])/100;0);0)" office:value-type="float" office:value="35" calcext:value-type="float">
            <text:p>35</text:p>
          </table:table-cell>
          <table:table-cell table:formula="of:=ROUNDUP(MAX((100-MAX([.X$130]+10*MIN([.X$129]-[.$F134];0);0))*INT(([.$J134]-MAX([.X$129]-[.$F134];0))*[.$I134])/100;0);0)" office:value-type="float" office:value="30" calcext:value-type="float">
            <text:p>30</text:p>
          </table:table-cell>
          <table:table-cell table:formula="of:=ROUNDUP(MAX((100-MAX([.Y$130]+10*MIN([.Y$129]-[.$F134];0);0))*INT(([.$J134]-MAX([.Y$129]-[.$F134];0))*[.$I134])/100;0);0)" office:value-type="float" office:value="20" calcext:value-type="float">
            <text:p>20</text:p>
          </table:table-cell>
          <table:table-cell table:formula="of:=ROUNDUP(MAX((100-MAX([.Z$130]+10*MIN([.Z$129]-[.$F134];0);0))*INT(([.$J134]-MAX([.Z$129]-[.$F134];0))*[.$I134])/100;0);0)" office:value-type="float" office:value="28" calcext:value-type="float">
            <text:p>28</text:p>
          </table:table-cell>
          <table:table-cell table:formula="of:=ROUNDUP(MAX((100-MAX([.AA$130]+10*MIN([.AA$129]-[.$F134];0);0))*INT(([.$J134]-MAX([.AA$129]-[.$F134];0))*[.$I134])/100;0);0)" office:value-type="float" office:value="26" calcext:value-type="float">
            <text:p>26</text:p>
          </table:table-cell>
          <table:table-cell table:formula="of:=ROUNDUP(MAX((100-MAX([.AB$130]+10*MIN([.AB$129]-[.$F134];0);0))*INT(([.$J134]-MAX([.AB$129]-[.$F134];0))*[.$I134])/100;0);0)" office:value-type="float" office:value="17" calcext:value-type="float">
            <text:p>17</text:p>
          </table:table-cell>
          <table:table-cell table:formula="of:=ROUNDUP(MAX((100-MAX([.AC$130]+10*MIN([.AC$129]-[.$F134];0);0))*INT(([.$J134]-MAX([.AC$129]-[.$F134];0))*[.$I134])/100;0);0)" office:value-type="float" office:value="16" calcext:value-type="float">
            <text:p>16</text:p>
          </table:table-cell>
          <table:table-cell table:formula="of:=ROUNDUP(MAX((100-MAX([.AD$130]+10*MIN([.AD$129]-[.$F134];0);0))*INT(([.$J134]-MAX([.AD$129]-[.$F134];0))*[.$I134])/100;0);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LOOKUP([.$B135];[$'EcCo ammo'.$A$2:$'EcCo ammo'.$A$33];[$'EcCo ammo'.F$2:$'EcCo ammo'.F$33])" office:value-type="float" office:value="0" calcext:value-type="float">
            <text:p>0</text:p>
          </table:table-cell>
          <table:table-cell table:formula="of:=LOOKUP([.$B135];[$'EcCo ammo'.$A$2:$'EcCo ammo'.$A$33];[$'EcCo ammo'.G$2:$'EcCo ammo'.G$33])" office:value-type="float" office:value="6" calcext:value-type="float">
            <text:p>6</text:p>
          </table:table-cell>
          <table:table-cell table:formula="of:=LOOKUP([.$B135];[$'EcCo ammo'.$A$2:$'EcCo ammo'.$A$33];[$'EcCo ammo'.H$2:$'EcCo ammo'.H$33])" office:value-type="float" office:value="1" calcext:value-type="float">
            <text:p>1</text:p>
          </table:table-cell>
          <table:table-cell table:formula="of:=LOOKUP([.$B135];[$'EcCo ammo'.$A$2:$'EcCo ammo'.$A$33];[$'EcCo ammo'.I$2:$'EcCo ammo'.I$33])" office:value-type="float" office:value="1" calcext:value-type="float">
            <text:p>1</text:p>
          </table:table-cell>
          <table:table-cell table:formula="of:=[.G135]/[.H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L$130]+10*MIN([.L$129]-[.$F135];0);0))*INT(([.$J135]-MAX([.L$129]-[.$F135];0))*[.$I135])/100;0);0)" office:value-type="float" office:value="50" calcext:value-type="float">
            <text:p>50</text:p>
          </table:table-cell>
          <table:table-cell table:formula="of:=ROUNDUP(MAX((100-MAX([.M$130]+10*MIN([.M$129]-[.$F135];0);0))*INT(([.$J135]-MAX([.M$129]-[.$F135];0))*[.$I135])/100;0);0)" office:value-type="float" office:value="50" calcext:value-type="float">
            <text:p>50</text:p>
          </table:table-cell>
          <table:table-cell table:formula="of:=ROUNDUP(MAX((100-MAX([.N$130]+10*MIN([.N$129]-[.$F135];0);0))*INT(([.$J135]-MAX([.N$129]-[.$F135];0))*[.$I135])/100;0);0)" office:value-type="float" office:value="50" calcext:value-type="float">
            <text:p>50</text:p>
          </table:table-cell>
          <table:table-cell table:formula="of:=ROUNDUP(MAX((100-MAX([.O$130]+10*MIN([.O$129]-[.$F135];0);0))*INT(([.$J135]-MAX([.O$129]-[.$F135];0))*[.$I135])/100;0);0)" office:value-type="float" office:value="50" calcext:value-type="float">
            <text:p>50</text:p>
          </table:table-cell>
          <table:table-cell table:formula="of:=ROUNDUP(MAX((100-MAX([.P$130]+10*MIN([.P$129]-[.$F135];0);0))*INT(([.$J135]-MAX([.P$129]-[.$F135];0))*[.$I135])/100;0);0)" office:value-type="float" office:value="50" calcext:value-type="float">
            <text:p>50</text:p>
          </table:table-cell>
          <table:table-cell table:formula="of:=ROUNDUP(MAX((100-MAX([.Q$130]+10*MIN([.Q$129]-[.$F135];0);0))*INT(([.$J135]-MAX([.Q$129]-[.$F135];0))*[.$I135])/100;0);0)" office:value-type="float" office:value="50" calcext:value-type="float">
            <text:p>50</text:p>
          </table:table-cell>
          <table:table-cell table:formula="of:=ROUNDUP(MAX((100-MAX([.R$130]+10*MIN([.R$129]-[.$F135];0);0))*INT(([.$J135]-MAX([.R$129]-[.$F135];0))*[.$I135])/100;0);0)" office:value-type="float" office:value="50" calcext:value-type="float">
            <text:p>50</text:p>
          </table:table-cell>
          <table:table-cell table:formula="of:=ROUNDUP(MAX((100-MAX([.S$130]+10*MIN([.S$129]-[.$F135];0);0))*INT(([.$J135]-MAX([.S$129]-[.$F135];0))*[.$I135])/100;0);0)" office:value-type="float" office:value="10" calcext:value-type="float">
            <text:p>10</text:p>
          </table:table-cell>
          <table:table-cell table:formula="of:=ROUNDUP(MAX((100-MAX([.T$130]+10*MIN([.T$129]-[.$F135];0);0))*INT(([.$J135]-MAX([.T$129]-[.$F135];0))*[.$I135])/100;0);0)" office:value-type="float" office:value="48" calcext:value-type="float">
            <text:p>48</text:p>
          </table:table-cell>
          <table:table-cell table:formula="of:=ROUNDUP(MAX((100-MAX([.U$130]+10*MIN([.U$129]-[.$F135];0);0))*INT(([.$J135]-MAX([.U$129]-[.$F135];0))*[.$I135])/100;0);0)" office:value-type="float" office:value="50" calcext:value-type="float">
            <text:p>50</text:p>
          </table:table-cell>
          <table:table-cell table:formula="of:=ROUNDUP(MAX((100-MAX([.V$130]+10*MIN([.V$129]-[.$F135];0);0))*INT(([.$J135]-MAX([.V$129]-[.$F135];0))*[.$I135])/100;0);0)" office:value-type="float" office:value="35" calcext:value-type="float">
            <text:p>35</text:p>
          </table:table-cell>
          <table:table-cell table:formula="of:=ROUNDUP(MAX((100-MAX([.W$130]+10*MIN([.W$129]-[.$F135];0);0))*INT(([.$J135]-MAX([.W$129]-[.$F135];0))*[.$I135])/100;0);0)" office:value-type="float" office:value="35" calcext:value-type="float">
            <text:p>35</text:p>
          </table:table-cell>
          <table:table-cell table:formula="of:=ROUNDUP(MAX((100-MAX([.X$130]+10*MIN([.X$129]-[.$F135];0);0))*INT(([.$J135]-MAX([.X$129]-[.$F135];0))*[.$I135])/100;0);0)" office:value-type="float" office:value="30" calcext:value-type="float">
            <text:p>30</text:p>
          </table:table-cell>
          <table:table-cell table:formula="of:=ROUNDUP(MAX((100-MAX([.Y$130]+10*MIN([.Y$129]-[.$F135];0);0))*INT(([.$J135]-MAX([.Y$129]-[.$F135];0))*[.$I135])/100;0);0)" office:value-type="float" office:value="20" calcext:value-type="float">
            <text:p>20</text:p>
          </table:table-cell>
          <table:table-cell table:formula="of:=ROUNDUP(MAX((100-MAX([.Z$130]+10*MIN([.Z$129]-[.$F135];0);0))*INT(([.$J135]-MAX([.Z$129]-[.$F135];0))*[.$I135])/100;0);0)" office:value-type="float" office:value="28" calcext:value-type="float">
            <text:p>28</text:p>
          </table:table-cell>
          <table:table-cell table:formula="of:=ROUNDUP(MAX((100-MAX([.AA$130]+10*MIN([.AA$129]-[.$F135];0);0))*INT(([.$J135]-MAX([.AA$129]-[.$F135];0))*[.$I135])/100;0);0)" office:value-type="float" office:value="26" calcext:value-type="float">
            <text:p>26</text:p>
          </table:table-cell>
          <table:table-cell table:formula="of:=ROUNDUP(MAX((100-MAX([.AB$130]+10*MIN([.AB$129]-[.$F135];0);0))*INT(([.$J135]-MAX([.AB$129]-[.$F135];0))*[.$I135])/100;0);0)" office:value-type="float" office:value="17" calcext:value-type="float">
            <text:p>17</text:p>
          </table:table-cell>
          <table:table-cell table:formula="of:=ROUNDUP(MAX((100-MAX([.AC$130]+10*MIN([.AC$129]-[.$F135];0);0))*INT(([.$J135]-MAX([.AC$129]-[.$F135];0))*[.$I135])/100;0);0)" office:value-type="float" office:value="16" calcext:value-type="float">
            <text:p>16</text:p>
          </table:table-cell>
          <table:table-cell table:formula="of:=ROUNDUP(MAX((100-MAX([.AD$130]+10*MIN([.AD$129]-[.$F135];0);0))*INT(([.$J135]-MAX([.AD$129]-[.$F135];0))*[.$I135])/100;0);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LOOKUP([.$B136];[$'EcCo ammo'.$A$2:$'EcCo ammo'.$A$33];[$'EcCo ammo'.F$2:$'EcCo ammo'.F$33])" office:value-type="float" office:value="0" calcext:value-type="float">
            <text:p>0</text:p>
          </table:table-cell>
          <table:table-cell table:formula="of:=LOOKUP([.$B136];[$'EcCo ammo'.$A$2:$'EcCo ammo'.$A$33];[$'EcCo ammo'.G$2:$'EcCo ammo'.G$33])" office:value-type="float" office:value="6" calcext:value-type="float">
            <text:p>6</text:p>
          </table:table-cell>
          <table:table-cell table:formula="of:=LOOKUP([.$B136];[$'EcCo ammo'.$A$2:$'EcCo ammo'.$A$33];[$'EcCo ammo'.H$2:$'EcCo ammo'.H$33])" office:value-type="float" office:value="1" calcext:value-type="float">
            <text:p>1</text:p>
          </table:table-cell>
          <table:table-cell table:formula="of:=LOOKUP([.$B136];[$'EcCo ammo'.$A$2:$'EcCo ammo'.$A$33];[$'EcCo ammo'.I$2:$'EcCo ammo'.I$33])" office:value-type="float" office:value="1" calcext:value-type="float">
            <text:p>1</text:p>
          </table:table-cell>
          <table:table-cell table:formula="of:=[.G136]/[.H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L$130]+10*MIN([.L$129]-[.$F136];0);0))*INT(([.$J136]-MAX([.L$129]-[.$F136];0))*[.$I136])/100;0);0)" office:value-type="float" office:value="55" calcext:value-type="float">
            <text:p>55</text:p>
          </table:table-cell>
          <table:table-cell table:formula="of:=ROUNDUP(MAX((100-MAX([.M$130]+10*MIN([.M$129]-[.$F136];0);0))*INT(([.$J136]-MAX([.M$129]-[.$F136];0))*[.$I136])/100;0);0)" office:value-type="float" office:value="55" calcext:value-type="float">
            <text:p>55</text:p>
          </table:table-cell>
          <table:table-cell table:formula="of:=ROUNDUP(MAX((100-MAX([.N$130]+10*MIN([.N$129]-[.$F136];0);0))*INT(([.$J136]-MAX([.N$129]-[.$F136];0))*[.$I136])/100;0);0)" office:value-type="float" office:value="55" calcext:value-type="float">
            <text:p>55</text:p>
          </table:table-cell>
          <table:table-cell table:formula="of:=ROUNDUP(MAX((100-MAX([.O$130]+10*MIN([.O$129]-[.$F136];0);0))*INT(([.$J136]-MAX([.O$129]-[.$F136];0))*[.$I136])/100;0);0)" office:value-type="float" office:value="55" calcext:value-type="float">
            <text:p>55</text:p>
          </table:table-cell>
          <table:table-cell table:formula="of:=ROUNDUP(MAX((100-MAX([.P$130]+10*MIN([.P$129]-[.$F136];0);0))*INT(([.$J136]-MAX([.P$129]-[.$F136];0))*[.$I136])/100;0);0)" office:value-type="float" office:value="55" calcext:value-type="float">
            <text:p>55</text:p>
          </table:table-cell>
          <table:table-cell table:formula="of:=ROUNDUP(MAX((100-MAX([.Q$130]+10*MIN([.Q$129]-[.$F136];0);0))*INT(([.$J136]-MAX([.Q$129]-[.$F136];0))*[.$I136])/100;0);0)" office:value-type="float" office:value="55" calcext:value-type="float">
            <text:p>55</text:p>
          </table:table-cell>
          <table:table-cell table:formula="of:=ROUNDUP(MAX((100-MAX([.R$130]+10*MIN([.R$129]-[.$F136];0);0))*INT(([.$J136]-MAX([.R$129]-[.$F136];0))*[.$I136])/100;0);0)" office:value-type="float" office:value="55" calcext:value-type="float">
            <text:p>55</text:p>
          </table:table-cell>
          <table:table-cell table:formula="of:=ROUNDUP(MAX((100-MAX([.S$130]+10*MIN([.S$129]-[.$F136];0);0))*INT(([.$J136]-MAX([.S$129]-[.$F136];0))*[.$I136])/100;0);0)" office:value-type="float" office:value="11" calcext:value-type="float">
            <text:p>11</text:p>
          </table:table-cell>
          <table:table-cell table:formula="of:=ROUNDUP(MAX((100-MAX([.T$130]+10*MIN([.T$129]-[.$F136];0);0))*INT(([.$J136]-MAX([.T$129]-[.$F136];0))*[.$I136])/100;0);0)" office:value-type="float" office:value="53" calcext:value-type="float">
            <text:p>53</text:p>
          </table:table-cell>
          <table:table-cell table:formula="of:=ROUNDUP(MAX((100-MAX([.U$130]+10*MIN([.U$129]-[.$F136];0);0))*INT(([.$J136]-MAX([.U$129]-[.$F136];0))*[.$I136])/100;0);0)" office:value-type="float" office:value="55" calcext:value-type="float">
            <text:p>55</text:p>
          </table:table-cell>
          <table:table-cell table:formula="of:=ROUNDUP(MAX((100-MAX([.V$130]+10*MIN([.V$129]-[.$F136];0);0))*INT(([.$J136]-MAX([.V$129]-[.$F136];0))*[.$I136])/100;0);0)" office:value-type="float" office:value="39" calcext:value-type="float">
            <text:p>39</text:p>
          </table:table-cell>
          <table:table-cell table:formula="of:=ROUNDUP(MAX((100-MAX([.W$130]+10*MIN([.W$129]-[.$F136];0);0))*INT(([.$J136]-MAX([.W$129]-[.$F136];0))*[.$I136])/100;0);0)" office:value-type="float" office:value="39" calcext:value-type="float">
            <text:p>39</text:p>
          </table:table-cell>
          <table:table-cell table:formula="of:=ROUNDUP(MAX((100-MAX([.X$130]+10*MIN([.X$129]-[.$F136];0);0))*INT(([.$J136]-MAX([.X$129]-[.$F136];0))*[.$I136])/100;0);0)" office:value-type="float" office:value="33" calcext:value-type="float">
            <text:p>33</text:p>
          </table:table-cell>
          <table:table-cell table:formula="of:=ROUNDUP(MAX((100-MAX([.Y$130]+10*MIN([.Y$129]-[.$F136];0);0))*INT(([.$J136]-MAX([.Y$129]-[.$F136];0))*[.$I136])/100;0);0)" office:value-type="float" office:value="22" calcext:value-type="float">
            <text:p>22</text:p>
          </table:table-cell>
          <table:table-cell table:formula="of:=ROUNDUP(MAX((100-MAX([.Z$130]+10*MIN([.Z$129]-[.$F136];0);0))*INT(([.$J136]-MAX([.Z$129]-[.$F136];0))*[.$I136])/100;0);0)" office:value-type="float" office:value="31" calcext:value-type="float">
            <text:p>31</text:p>
          </table:table-cell>
          <table:table-cell table:formula="of:=ROUNDUP(MAX((100-MAX([.AA$130]+10*MIN([.AA$129]-[.$F136];0);0))*INT(([.$J136]-MAX([.AA$129]-[.$F136];0))*[.$I136])/100;0);0)" office:value-type="float" office:value="29" calcext:value-type="float">
            <text:p>29</text:p>
          </table:table-cell>
          <table:table-cell table:formula="of:=ROUNDUP(MAX((100-MAX([.AB$130]+10*MIN([.AB$129]-[.$F136];0);0))*INT(([.$J136]-MAX([.AB$129]-[.$F136];0))*[.$I136])/100;0);0)" office:value-type="float" office:value="19" calcext:value-type="float">
            <text:p>19</text:p>
          </table:table-cell>
          <table:table-cell table:formula="of:=ROUNDUP(MAX((100-MAX([.AC$130]+10*MIN([.AC$129]-[.$F136];0);0))*INT(([.$J136]-MAX([.AC$129]-[.$F136];0))*[.$I136])/100;0);0)" office:value-type="float" office:value="18" calcext:value-type="float">
            <text:p>18</text:p>
          </table:table-cell>
          <table:table-cell table:formula="of:=ROUNDUP(MAX((100-MAX([.AD$130]+10*MIN([.AD$129]-[.$F136];0);0))*INT(([.$J136]-MAX([.AD$129]-[.$F136];0))*[.$I136])/100;0);0)" office:value-type="float" office:value="13" calcext:value-type="float">
            <text:p>13</text:p>
          </table:table-cell>
          <table:table-cell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2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Environmental" calcext:value-type="string">
            <text:p>Environmental</text:p>
          </table:table-cell>
          <table:table-cell table:style-name="ce7" table:formula="of:=OFFSET([$'EcCo Armor'.$A$2];[.V$2];0)" office:value-type="string" office:string-value="Bridgekeeper's" calcext:value-type="string">
            <text:p>Bridgekeeper's</text:p>
          </table:table-cell>
          <table:table-cell table:style-name="ce7" table:formula="of:=OFFSET([$'EcCo Armor'.$A$2];[.W$2];0)" office:value-type="string" office:string-value="Combat Armor" calcext:value-type="string">
            <text:p>Combat Armor</text:p>
          </table:table-cell>
          <table:table-cell table:style-name="ce7" table:formula="of:=OFFSET([$'EcCo Armor'.$A$2];[.X$2];0)" office:value-type="string" office:string-value="Combat MkII" calcext:value-type="string">
            <text:p>Combat MkII</text:p>
          </table:table-cell>
          <table:table-cell table:style-name="ce7" table:formula="of:=OFFSET([$'EcCo Armor'.$A$2];[.Y$2];0)" office:value-type="string" office:string-value="Brotherhood" calcext:value-type="string">
            <text:p>Brotherhood</text:p>
          </table:table-cell>
          <table:table-cell table:style-name="ce7" table:formula="of:=OFFSET([$'EcCo Armor'.$A$2];[.Z$2];0)" office:value-type="string" office:string-value="Power Armor" calcext:value-type="string">
            <text:p>Power Armor</text:p>
          </table:table-cell>
          <table:table-cell table:style-name="ce7" table:formula="of:=OFFSET([$'EcCo Armor'.$A$2];[.AA$2];0)" office:value-type="string" office:string-value="Hard. Power" calcext:value-type="string">
            <text:p>Hard. Power</text:p>
          </table:table-cell>
          <table:table-cell table:style-name="ce7" table:formula="of:=OFFSET([$'EcCo Armor'.$A$2];[.AB$2];0)" office:value-type="string" office:string-value="Adv. Power" calcext:value-type="string">
            <text:p>Adv. Power</text:p>
          </table:table-cell>
          <table:table-cell table:style-name="ce7" table:formula="of:=OFFSET([$'EcCo Armor'.$A$2];[.AC$2];0)" office:value-type="string" office:string-value="Adv. Power MKII" calcext:value-type="string">
            <text:p>Adv. Power MKII</text:p>
          </table:table-cell>
          <table:table-cell table:style-name="ce7" table:formula="of:=OFFSET([$'EcCo Armor'.$A$2];[.AD$2];0)" office:value-type="string" office:string-value="Frank Horrigan" calcext:value-type="string">
            <text:p>Frank Horrigan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M$2];[.L$2];0)" office:value-type="float" office:value="0" calcext:value-type="float">
            <text:p>0</text:p>
          </table:table-cell>
          <table:table-cell table:style-name="ce3" table:formula="of:=OFFSET([$'EcCo Armor'.$M$2];[.M$2];0)" office:value-type="float" office:value="0" calcext:value-type="float">
            <text:p>0</text:p>
          </table:table-cell>
          <table:table-cell table:style-name="ce3" table:formula="of:=OFFSET([$'EcCo Armor'.$M$2];[.N$2];0)" office:value-type="float" office:value="0" calcext:value-type="float">
            <text:p>0</text:p>
          </table:table-cell>
          <table:table-cell table:style-name="ce3" table:formula="of:=OFFSET([$'EcCo Armor'.$M$2];[.O$2];0)" office:value-type="float" office:value="0" calcext:value-type="float">
            <text:p>0</text:p>
          </table:table-cell>
          <table:table-cell table:style-name="ce3" table:formula="of:=OFFSET([$'EcCo Armor'.$M$2];[.P$2];0)" office:value-type="float" office:value="0" calcext:value-type="float">
            <text:p>0</text:p>
          </table:table-cell>
          <table:table-cell table:style-name="ce3" table:formula="of:=OFFSET([$'EcCo Armor'.$M$2];[.Q$2];0)" office:value-type="float" office:value="1" calcext:value-type="float">
            <text:p>1</text:p>
          </table:table-cell>
          <table:table-cell table:style-name="ce3" table:formula="of:=OFFSET([$'EcCo Armor'.$M$2];[.R$2];0)" office:value-type="float" office:value="0" calcext:value-type="float">
            <text:p>0</text:p>
          </table:table-cell>
          <table:table-cell table:style-name="ce3" table:formula="of:=OFFSET([$'EcCo Armor'.$M$2];[.S$2];0)" office:value-type="float" office:value="12" calcext:value-type="float">
            <text:p>12</text:p>
          </table:table-cell>
          <table:table-cell table:style-name="ce3" table:formula="of:=OFFSET([$'EcCo Armor'.$M$2];[.T$2];0)" office:value-type="float" office:value="1" calcext:value-type="float">
            <text:p>1</text:p>
          </table:table-cell>
          <table:table-cell table:style-name="ce3" table:formula="of:=OFFSET([$'EcCo Armor'.$M$2];[.U$2];0)" office:value-type="float" office:value="1" calcext:value-type="float">
            <text:p>1</text:p>
          </table:table-cell>
          <table:table-cell table:style-name="ce3" table:formula="of:=OFFSET([$'EcCo Armor'.$M$2];[.V$2];0)" office:value-type="float" office:value="2" calcext:value-type="float">
            <text:p>2</text:p>
          </table:table-cell>
          <table:table-cell table:style-name="ce3" table:formula="of:=OFFSET([$'EcCo Armor'.$M$2];[.W$2];0)" office:value-type="float" office:value="2" calcext:value-type="float">
            <text:p>2</text:p>
          </table:table-cell>
          <table:table-cell table:style-name="ce3" table:formula="of:=OFFSET([$'EcCo Armor'.$M$2];[.X$2];0)" office:value-type="float" office:value="3" calcext:value-type="float">
            <text:p>3</text:p>
          </table:table-cell>
          <table:table-cell table:style-name="ce3" table:formula="of:=OFFSET([$'EcCo Armor'.$M$2];[.Y$2];0)" office:value-type="float" office:value="6" calcext:value-type="float">
            <text:p>6</text:p>
          </table:table-cell>
          <table:table-cell table:style-name="ce3" table:formula="of:=OFFSET([$'EcCo Armor'.$M$2];[.Z$2];0)" office:value-type="float" office:value="12" calcext:value-type="float">
            <text:p>12</text:p>
          </table:table-cell>
          <table:table-cell table:style-name="ce3" table:formula="of:=OFFSET([$'EcCo Armor'.$M$2];[.AA$2];0)" office:value-type="float" office:value="13" calcext:value-type="float">
            <text:p>13</text:p>
          </table:table-cell>
          <table:table-cell table:style-name="ce3" table:formula="of:=OFFSET([$'EcCo Armor'.$M$2];[.AB$2];0)" office:value-type="float" office:value="15" calcext:value-type="float">
            <text:p>15</text:p>
          </table:table-cell>
          <table:table-cell table:style-name="ce3" table:formula="of:=OFFSET([$'EcCo Armor'.$M$2];[.AC$2];0)" office:value-type="float" office:value="15" calcext:value-type="float">
            <text:p>15</text:p>
          </table:table-cell>
          <table:table-cell table:style-name="ce3" table:formula="of:=OFFSET([$'EcCo Armor'.$M$2];[.AD$2];0)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N$2];[.L$2];0)" office:value-type="float" office:value="0" calcext:value-type="float">
            <text:p>0</text:p>
          </table:table-cell>
          <table:table-cell table:style-name="ce3" table:formula="of:=OFFSET([$'EcCo Armor'.$N$2];[.M$2];0)" office:value-type="float" office:value="40" calcext:value-type="float">
            <text:p>40</text:p>
          </table:table-cell>
          <table:table-cell table:style-name="ce3" table:formula="of:=OFFSET([$'EcCo Armor'.$N$2];[.N$2];0)" office:value-type="float" office:value="30" calcext:value-type="float">
            <text:p>30</text:p>
          </table:table-cell>
          <table:table-cell table:style-name="ce3" table:formula="of:=OFFSET([$'EcCo Armor'.$N$2];[.O$2];0)" office:value-type="float" office:value="30" calcext:value-type="float">
            <text:p>30</text:p>
          </table:table-cell>
          <table:table-cell table:style-name="ce3" table:formula="of:=OFFSET([$'EcCo Armor'.$N$2];[.P$2];0)" office:value-type="float" office:value="30" calcext:value-type="float">
            <text:p>30</text:p>
          </table:table-cell>
          <table:table-cell table:style-name="ce3" table:formula="of:=OFFSET([$'EcCo Armor'.$N$2];[.Q$2];0)" office:value-type="float" office:value="40" calcext:value-type="float">
            <text:p>40</text:p>
          </table:table-cell>
          <table:table-cell table:style-name="ce3" table:formula="of:=OFFSET([$'EcCo Armor'.$N$2];[.R$2];0)" office:value-type="float" office:value="0" calcext:value-type="float">
            <text:p>0</text:p>
          </table:table-cell>
          <table:table-cell table:style-name="ce3" table:formula="of:=OFFSET([$'EcCo Armor'.$N$2];[.S$2];0)" office:value-type="float" office:value="80" calcext:value-type="float">
            <text:p>80</text:p>
          </table:table-cell>
          <table:table-cell table:style-name="ce3" table:formula="of:=OFFSET([$'EcCo Armor'.$N$2];[.T$2];0)" office:value-type="float" office:value="10" calcext:value-type="float">
            <text:p>10</text:p>
          </table:table-cell>
          <table:table-cell table:style-name="ce3" table:formula="of:=OFFSET([$'EcCo Armor'.$N$2];[.U$2];0)" office:value-type="float" office:value="10" calcext:value-type="float">
            <text:p>10</text:p>
          </table:table-cell>
          <table:table-cell table:style-name="ce3" table:formula="of:=OFFSET([$'EcCo Armor'.$N$2];[.V$2];0)" office:value-type="float" office:value="50" calcext:value-type="float">
            <text:p>50</text:p>
          </table:table-cell>
          <table:table-cell table:style-name="ce3" table:formula="of:=OFFSET([$'EcCo Armor'.$N$2];[.W$2];0)" office:value-type="float" office:value="50" calcext:value-type="float">
            <text:p>50</text:p>
          </table:table-cell>
          <table:table-cell table:style-name="ce3" table:formula="of:=OFFSET([$'EcCo Armor'.$N$2];[.X$2];0)" office:value-type="float" office:value="55" calcext:value-type="float">
            <text:p>55</text:p>
          </table:table-cell>
          <table:table-cell table:style-name="ce3" table:formula="of:=OFFSET([$'EcCo Armor'.$N$2];[.Y$2];0)" office:value-type="float" office:value="60" calcext:value-type="float">
            <text:p>60</text:p>
          </table:table-cell>
          <table:table-cell table:style-name="ce3" table:formula="of:=OFFSET([$'EcCo Armor'.$N$2];[.Z$2];0)" office:value-type="float" office:value="40" calcext:value-type="float">
            <text:p>40</text:p>
          </table:table-cell>
          <table:table-cell table:style-name="ce3" table:formula="of:=OFFSET([$'EcCo Armor'.$N$2];[.AA$2];0)" office:value-type="float" office:value="40" calcext:value-type="float">
            <text:p>40</text:p>
          </table:table-cell>
          <table:table-cell table:style-name="ce3" table:formula="of:=OFFSET([$'EcCo Armor'.$N$2];[.AB$2];0)" office:value-type="float" office:value="60" calcext:value-type="float">
            <text:p>60</text:p>
          </table:table-cell>
          <table:table-cell table:style-name="ce3" table:formula="of:=OFFSET([$'EcCo Armor'.$N$2];[.AC$2];0)" office:value-type="float" office:value="65" calcext:value-type="float">
            <text:p>65</text:p>
          </table:table-cell>
          <table:table-cell table:style-name="ce3" table:formula="of:=OFFSET([$'EcCo Armor'.$N$2];[.AD$2];0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LOOKUP([.$B148];[$'EcCo ammo'.$A$2:$'EcCo ammo'.$A$33];[$'EcCo ammo'.F$2:$'EcCo ammo'.F$33])" office:value-type="float" office:value="0" calcext:value-type="float">
            <text:p>0</text:p>
          </table:table-cell>
          <table:table-cell table:formula="of:=LOOKUP([.$B148];[$'EcCo ammo'.$A$2:$'EcCo ammo'.$A$33];[$'EcCo ammo'.G$2:$'EcCo ammo'.G$33])" office:value-type="float" office:value="3" calcext:value-type="float">
            <text:p>3</text:p>
          </table:table-cell>
          <table:table-cell table:formula="of:=LOOKUP([.$B148];[$'EcCo ammo'.$A$2:$'EcCo ammo'.$A$33];[$'EcCo ammo'.H$2:$'EcCo ammo'.H$33])" office:value-type="float" office:value="1" calcext:value-type="float">
            <text:p>1</text:p>
          </table:table-cell>
          <table:table-cell table:formula="of:=LOOKUP([.$B148];[$'EcCo ammo'.$A$2:$'EcCo ammo'.$A$33];[$'EcCo ammo'.I$2:$'EcCo ammo'.I$33])" office:value-type="float" office:value="1" calcext:value-type="float">
            <text:p>1</text:p>
          </table:table-cell>
          <table:table-cell table:formula="of:=[.G148]/[.H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L$146]+10*MIN([.L$145]-[.$F148];0);0))*INT(([.$J148]-MAX([.L$145]-[.$F148];0))*[.$I148])/100;0);0)" office:value-type="float" office:value="4" calcext:value-type="float">
            <text:p>4</text:p>
          </table:table-cell>
          <table:table-cell table:formula="of:=ROUNDUP(MAX((100-MAX([.M$146]+10*MIN([.M$145]-[.$F148];0);0))*INT(([.$J148]-MAX([.M$145]-[.$F148];0))*[.$I148])/100;0);0)" office:value-type="float" office:value="4" calcext:value-type="float">
            <text:p>4</text:p>
          </table:table-cell>
          <table:table-cell table:formula="of:=ROUNDUP(MAX((100-MAX([.N$146]+10*MIN([.N$145]-[.$F148];0);0))*INT(([.$J148]-MAX([.N$145]-[.$F148];0))*[.$I148])/100;0);0)" office:value-type="float" office:value="4" calcext:value-type="float">
            <text:p>4</text:p>
          </table:table-cell>
          <table:table-cell table:formula="of:=ROUNDUP(MAX((100-MAX([.O$146]+10*MIN([.O$145]-[.$F148];0);0))*INT(([.$J148]-MAX([.O$145]-[.$F148];0))*[.$I148])/100;0);0)" office:value-type="float" office:value="4" calcext:value-type="float">
            <text:p>4</text:p>
          </table:table-cell>
          <table:table-cell table:formula="of:=ROUNDUP(MAX((100-MAX([.P$146]+10*MIN([.P$145]-[.$F148];0);0))*INT(([.$J148]-MAX([.P$145]-[.$F148];0))*[.$I148])/100;0);0)" office:value-type="float" office:value="4" calcext:value-type="float">
            <text:p>4</text:p>
          </table:table-cell>
          <table:table-cell table:formula="of:=ROUNDUP(MAX((100-MAX([.Q$146]+10*MIN([.Q$145]-[.$F148];0);0))*INT(([.$J148]-MAX([.Q$145]-[.$F148];0))*[.$I148])/100;0);0)" office:value-type="float" office:value="4" calcext:value-type="float">
            <text:p>4</text:p>
          </table:table-cell>
          <table:table-cell table:formula="of:=ROUNDUP(MAX((100-MAX([.R$146]+10*MIN([.R$145]-[.$F148];0);0))*INT(([.$J148]-MAX([.R$145]-[.$F148];0))*[.$I148])/100;0);0)" office:value-type="float" office:value="4" calcext:value-type="float">
            <text:p>4</text:p>
          </table:table-cell>
          <table:table-cell table:formula="of:=ROUNDUP(MAX((100-MAX([.S$146]+10*MIN([.S$145]-[.$F148];0);0))*INT(([.$J148]-MAX([.S$145]-[.$F148];0))*[.$I148])/100;0);0)" office:value-type="float" office:value="0" calcext:value-type="float">
            <text:p>0</text:p>
          </table:table-cell>
          <table:table-cell table:formula="of:=ROUNDUP(MAX((100-MAX([.T$146]+10*MIN([.T$145]-[.$F148];0);0))*INT(([.$J148]-MAX([.T$145]-[.$F148];0))*[.$I148])/100;0);0)" office:value-type="float" office:value="4" calcext:value-type="float">
            <text:p>4</text:p>
          </table:table-cell>
          <table:table-cell table:formula="of:=ROUNDUP(MAX((100-MAX([.U$146]+10*MIN([.U$145]-[.$F148];0);0))*INT(([.$J148]-MAX([.U$145]-[.$F148];0))*[.$I148])/100;0);0)" office:value-type="float" office:value="4" calcext:value-type="float">
            <text:p>4</text:p>
          </table:table-cell>
          <table:table-cell table:formula="of:=ROUNDUP(MAX((100-MAX([.V$146]+10*MIN([.V$145]-[.$F148];0);0))*INT(([.$J148]-MAX([.V$145]-[.$F148];0))*[.$I148])/100;0);0)" office:value-type="float" office:value="3" calcext:value-type="float">
            <text:p>3</text:p>
          </table:table-cell>
          <table:table-cell table:formula="of:=ROUNDUP(MAX((100-MAX([.W$146]+10*MIN([.W$145]-[.$F148];0);0))*INT(([.$J148]-MAX([.W$145]-[.$F148];0))*[.$I148])/100;0);0)" office:value-type="float" office:value="3" calcext:value-type="float">
            <text:p>3</text:p>
          </table:table-cell>
          <table:table-cell table:formula="of:=ROUNDUP(MAX((100-MAX([.X$146]+10*MIN([.X$145]-[.$F148];0);0))*INT(([.$J148]-MAX([.X$145]-[.$F148];0))*[.$I148])/100;0);0)" office:value-type="float" office:value="2" calcext:value-type="float">
            <text:p>2</text:p>
          </table:table-cell>
          <table:table-cell table:formula="of:=ROUNDUP(MAX((100-MAX([.Y$146]+10*MIN([.Y$145]-[.$F148];0);0))*INT(([.$J148]-MAX([.Y$145]-[.$F148];0))*[.$I148])/100;0);0)" office:value-type="float" office:value="1" calcext:value-type="float">
            <text:p>1</text:p>
          </table:table-cell>
          <table:table-cell table:formula="of:=ROUNDUP(MAX((100-MAX([.Z$146]+10*MIN([.Z$145]-[.$F148];0);0))*INT(([.$J148]-MAX([.Z$145]-[.$F148];0))*[.$I148])/100;0);0)" office:value-type="float" office:value="0" calcext:value-type="float">
            <text:p>0</text:p>
          </table:table-cell>
          <table:table-cell table:formula="of:=ROUNDUP(MAX((100-MAX([.AA$146]+10*MIN([.AA$145]-[.$F148];0);0))*INT(([.$J148]-MAX([.AA$145]-[.$F148];0))*[.$I148])/100;0);0)" office:value-type="float" office:value="0" calcext:value-type="float">
            <text:p>0</text:p>
          </table:table-cell>
          <table:table-cell table:formula="of:=ROUNDUP(MAX((100-MAX([.AB$146]+10*MIN([.AB$145]-[.$F148];0);0))*INT(([.$J148]-MAX([.AB$145]-[.$F148];0))*[.$I148])/100;0);0)" office:value-type="float" office:value="0" calcext:value-type="float">
            <text:p>0</text:p>
          </table:table-cell>
          <table:table-cell table:formula="of:=ROUNDUP(MAX((100-MAX([.AC$146]+10*MIN([.AC$145]-[.$F148];0);0))*INT(([.$J148]-MAX([.AC$145]-[.$F148];0))*[.$I148])/100;0);0)" office:value-type="float" office:value="0" calcext:value-type="float">
            <text:p>0</text:p>
          </table:table-cell>
          <table:table-cell table:formula="of:=ROUNDUP(MAX((100-MAX([.AD$146]+10*MIN([.AD$145]-[.$F148];0);0))*INT(([.$J148]-MAX([.AD$145]-[.$F148];0))*[.$I148])/100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49];[$'EcCo ammo'.$A$2:$'EcCo ammo'.$A$33];[$'EcCo ammo'.F$2:$'EcCo ammo'.F$33])" office:value-type="float" office:value="0" calcext:value-type="float">
            <text:p>0</text:p>
          </table:table-cell>
          <table:table-cell table:formula="of:=LOOKUP([.$B149];[$'EcCo ammo'.$A$2:$'EcCo ammo'.$A$33];[$'EcCo ammo'.G$2:$'EcCo ammo'.G$33])" office:value-type="float" office:value="3" calcext:value-type="float">
            <text:p>3</text:p>
          </table:table-cell>
          <table:table-cell table:formula="of:=LOOKUP([.$B149];[$'EcCo ammo'.$A$2:$'EcCo ammo'.$A$33];[$'EcCo ammo'.H$2:$'EcCo ammo'.H$33])" office:value-type="float" office:value="1" calcext:value-type="float">
            <text:p>1</text:p>
          </table:table-cell>
          <table:table-cell table:formula="of:=LOOKUP([.$B149];[$'EcCo ammo'.$A$2:$'EcCo ammo'.$A$33];[$'EcCo ammo'.I$2:$'EcCo ammo'.I$33])" office:value-type="float" office:value="1" calcext:value-type="float">
            <text:p>1</text:p>
          </table:table-cell>
          <table:table-cell table:formula="of:=[.G149]/[.H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L$146]+10*MIN([.L$145]-[.$F149];0);0))*INT(([.$J149]-MAX([.L$145]-[.$F149];0))*[.$I149])/100;0);0)" office:value-type="float" office:value="16" calcext:value-type="float">
            <text:p>16</text:p>
          </table:table-cell>
          <table:table-cell table:formula="of:=ROUNDUP(MAX((100-MAX([.M$146]+10*MIN([.M$145]-[.$F149];0);0))*INT(([.$J149]-MAX([.M$145]-[.$F149];0))*[.$I149])/100;0);0)" office:value-type="float" office:value="15" calcext:value-type="float">
            <text:p>15</text:p>
          </table:table-cell>
          <table:table-cell table:formula="of:=ROUNDUP(MAX((100-MAX([.N$146]+10*MIN([.N$145]-[.$F149];0);0))*INT(([.$J149]-MAX([.N$145]-[.$F149];0))*[.$I149])/100;0);0)" office:value-type="float" office:value="16" calcext:value-type="float">
            <text:p>16</text:p>
          </table:table-cell>
          <table:table-cell table:formula="of:=ROUNDUP(MAX((100-MAX([.O$146]+10*MIN([.O$145]-[.$F149];0);0))*INT(([.$J149]-MAX([.O$145]-[.$F149];0))*[.$I149])/100;0);0)" office:value-type="float" office:value="16" calcext:value-type="float">
            <text:p>16</text:p>
          </table:table-cell>
          <table:table-cell table:formula="of:=ROUNDUP(MAX((100-MAX([.P$146]+10*MIN([.P$145]-[.$F149];0);0))*INT(([.$J149]-MAX([.P$145]-[.$F149];0))*[.$I149])/100;0);0)" office:value-type="float" office:value="16" calcext:value-type="float">
            <text:p>16</text:p>
          </table:table-cell>
          <table:table-cell table:formula="of:=ROUNDUP(MAX((100-MAX([.Q$146]+10*MIN([.Q$145]-[.$F149];0);0))*INT(([.$J149]-MAX([.Q$145]-[.$F149];0))*[.$I149])/100;0);0)" office:value-type="float" office:value="13" calcext:value-type="float">
            <text:p>13</text:p>
          </table:table-cell>
          <table:table-cell table:formula="of:=ROUNDUP(MAX((100-MAX([.R$146]+10*MIN([.R$145]-[.$F149];0);0))*INT(([.$J149]-MAX([.R$145]-[.$F149];0))*[.$I149])/100;0);0)" office:value-type="float" office:value="16" calcext:value-type="float">
            <text:p>16</text:p>
          </table:table-cell>
          <table:table-cell table:formula="of:=ROUNDUP(MAX((100-MAX([.S$146]+10*MIN([.S$145]-[.$F149];0);0))*INT(([.$J149]-MAX([.S$145]-[.$F149];0))*[.$I149])/100;0);0)" office:value-type="float" office:value="2" calcext:value-type="float">
            <text:p>2</text:p>
          </table:table-cell>
          <table:table-cell table:formula="of:=ROUNDUP(MAX((100-MAX([.T$146]+10*MIN([.T$145]-[.$F149];0);0))*INT(([.$J149]-MAX([.T$145]-[.$F149];0))*[.$I149])/100;0);0)" office:value-type="float" office:value="16" calcext:value-type="float">
            <text:p>16</text:p>
          </table:table-cell>
          <table:table-cell table:formula="of:=ROUNDUP(MAX((100-MAX([.U$146]+10*MIN([.U$145]-[.$F149];0);0))*INT(([.$J149]-MAX([.U$145]-[.$F149];0))*[.$I149])/100;0);0)" office:value-type="float" office:value="16" calcext:value-type="float">
            <text:p>16</text:p>
          </table:table-cell>
          <table:table-cell table:formula="of:=ROUNDUP(MAX((100-MAX([.V$146]+10*MIN([.V$145]-[.$F149];0);0))*INT(([.$J149]-MAX([.V$145]-[.$F149];0))*[.$I149])/100;0);0)" office:value-type="float" office:value="10" calcext:value-type="float">
            <text:p>10</text:p>
          </table:table-cell>
          <table:table-cell table:formula="of:=ROUNDUP(MAX((100-MAX([.W$146]+10*MIN([.W$145]-[.$F149];0);0))*INT(([.$J149]-MAX([.W$145]-[.$F149];0))*[.$I149])/100;0);0)" office:value-type="float" office:value="10" calcext:value-type="float">
            <text:p>10</text:p>
          </table:table-cell>
          <table:table-cell table:formula="of:=ROUNDUP(MAX((100-MAX([.X$146]+10*MIN([.X$145]-[.$F149];0);0))*INT(([.$J149]-MAX([.X$145]-[.$F149];0))*[.$I149])/100;0);0)" office:value-type="float" office:value="8" calcext:value-type="float">
            <text:p>8</text:p>
          </table:table-cell>
          <table:table-cell table:formula="of:=ROUNDUP(MAX((100-MAX([.Y$146]+10*MIN([.Y$145]-[.$F149];0);0))*INT(([.$J149]-MAX([.Y$145]-[.$F149];0))*[.$I149])/100;0);0)" office:value-type="float" office:value="6" calcext:value-type="float">
            <text:p>6</text:p>
          </table:table-cell>
          <table:table-cell table:formula="of:=ROUNDUP(MAX((100-MAX([.Z$146]+10*MIN([.Z$145]-[.$F149];0);0))*INT(([.$J149]-MAX([.Z$145]-[.$F149];0))*[.$I149])/100;0);0)" office:value-type="float" office:value="5" calcext:value-type="float">
            <text:p>5</text:p>
          </table:table-cell>
          <table:table-cell table:formula="of:=ROUNDUP(MAX((100-MAX([.AA$146]+10*MIN([.AA$145]-[.$F149];0);0))*INT(([.$J149]-MAX([.AA$145]-[.$F149];0))*[.$I149])/100;0);0)" office:value-type="float" office:value="4" calcext:value-type="float">
            <text:p>4</text:p>
          </table:table-cell>
          <table:table-cell table:formula="of:=ROUNDUP(MAX((100-MAX([.AB$146]+10*MIN([.AB$145]-[.$F149];0);0))*INT(([.$J149]-MAX([.AB$145]-[.$F149];0))*[.$I149])/100;0);0)" office:value-type="float" office:value="2" calcext:value-type="float">
            <text:p>2</text:p>
          </table:table-cell>
          <table:table-cell table:formula="of:=ROUNDUP(MAX((100-MAX([.AC$146]+10*MIN([.AC$145]-[.$F149];0);0))*INT(([.$J149]-MAX([.AC$145]-[.$F149];0))*[.$I149])/100;0);0)" office:value-type="float" office:value="2" calcext:value-type="float">
            <text:p>2</text:p>
          </table:table-cell>
          <table:table-cell table:formula="of:=ROUNDUP(MAX((100-MAX([.AD$146]+10*MIN([.AD$145]-[.$F149];0);0))*INT(([.$J149]-MAX([.AD$145]-[.$F149];0))*[.$I149])/100;0);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LOOKUP([.$B150];[$'EcCo ammo'.$A$2:$'EcCo ammo'.$A$33];[$'EcCo ammo'.F$2:$'EcCo ammo'.F$33])" office:value-type="float" office:value="0" calcext:value-type="float">
            <text:p>0</text:p>
          </table:table-cell>
          <table:table-cell table:formula="of:=LOOKUP([.$B150];[$'EcCo ammo'.$A$2:$'EcCo ammo'.$A$33];[$'EcCo ammo'.G$2:$'EcCo ammo'.G$33])" office:value-type="float" office:value="3" calcext:value-type="float">
            <text:p>3</text:p>
          </table:table-cell>
          <table:table-cell table:formula="of:=LOOKUP([.$B150];[$'EcCo ammo'.$A$2:$'EcCo ammo'.$A$33];[$'EcCo ammo'.H$2:$'EcCo ammo'.H$33])" office:value-type="float" office:value="1" calcext:value-type="float">
            <text:p>1</text:p>
          </table:table-cell>
          <table:table-cell table:formula="of:=LOOKUP([.$B150];[$'EcCo ammo'.$A$2:$'EcCo ammo'.$A$33];[$'EcCo ammo'.I$2:$'EcCo ammo'.I$33])" office:value-type="float" office:value="1" calcext:value-type="float">
            <text:p>1</text:p>
          </table:table-cell>
          <table:table-cell table:formula="of:=[.G150]/[.H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L$146]+10*MIN([.L$145]-[.$F150];0);0))*INT(([.$J150]-MAX([.L$145]-[.$F150];0))*[.$I150])/100;0);0)" office:value-type="float" office:value="26" calcext:value-type="float">
            <text:p>26</text:p>
          </table:table-cell>
          <table:table-cell table:formula="of:=ROUNDUP(MAX((100-MAX([.M$146]+10*MIN([.M$145]-[.$F150];0);0))*INT(([.$J150]-MAX([.M$145]-[.$F150];0))*[.$I150])/100;0);0)" office:value-type="float" office:value="24" calcext:value-type="float">
            <text:p>24</text:p>
          </table:table-cell>
          <table:table-cell table:formula="of:=ROUNDUP(MAX((100-MAX([.N$146]+10*MIN([.N$145]-[.$F150];0);0))*INT(([.$J150]-MAX([.N$145]-[.$F150];0))*[.$I150])/100;0);0)" office:value-type="float" office:value="26" calcext:value-type="float">
            <text:p>26</text:p>
          </table:table-cell>
          <table:table-cell table:formula="of:=ROUNDUP(MAX((100-MAX([.O$146]+10*MIN([.O$145]-[.$F150];0);0))*INT(([.$J150]-MAX([.O$145]-[.$F150];0))*[.$I150])/100;0);0)" office:value-type="float" office:value="26" calcext:value-type="float">
            <text:p>26</text:p>
          </table:table-cell>
          <table:table-cell table:formula="of:=ROUNDUP(MAX((100-MAX([.P$146]+10*MIN([.P$145]-[.$F150];0);0))*INT(([.$J150]-MAX([.P$145]-[.$F150];0))*[.$I150])/100;0);0)" office:value-type="float" office:value="26" calcext:value-type="float">
            <text:p>26</text:p>
          </table:table-cell>
          <table:table-cell table:formula="of:=ROUNDUP(MAX((100-MAX([.Q$146]+10*MIN([.Q$145]-[.$F150];0);0))*INT(([.$J150]-MAX([.Q$145]-[.$F150];0))*[.$I150])/100;0);0)" office:value-type="float" office:value="21" calcext:value-type="float">
            <text:p>21</text:p>
          </table:table-cell>
          <table:table-cell table:formula="of:=ROUNDUP(MAX((100-MAX([.R$146]+10*MIN([.R$145]-[.$F150];0);0))*INT(([.$J150]-MAX([.R$145]-[.$F150];0))*[.$I150])/100;0);0)" office:value-type="float" office:value="26" calcext:value-type="float">
            <text:p>26</text:p>
          </table:table-cell>
          <table:table-cell table:formula="of:=ROUNDUP(MAX((100-MAX([.S$146]+10*MIN([.S$145]-[.$F150];0);0))*INT(([.$J150]-MAX([.S$145]-[.$F150];0))*[.$I150])/100;0);0)" office:value-type="float" office:value="4" calcext:value-type="float">
            <text:p>4</text:p>
          </table:table-cell>
          <table:table-cell table:formula="of:=ROUNDUP(MAX((100-MAX([.T$146]+10*MIN([.T$145]-[.$F150];0);0))*INT(([.$J150]-MAX([.T$145]-[.$F150];0))*[.$I150])/100;0);0)" office:value-type="float" office:value="26" calcext:value-type="float">
            <text:p>26</text:p>
          </table:table-cell>
          <table:table-cell table:formula="of:=ROUNDUP(MAX((100-MAX([.U$146]+10*MIN([.U$145]-[.$F150];0);0))*INT(([.$J150]-MAX([.U$145]-[.$F150];0))*[.$I150])/100;0);0)" office:value-type="float" office:value="26" calcext:value-type="float">
            <text:p>26</text:p>
          </table:table-cell>
          <table:table-cell table:formula="of:=ROUNDUP(MAX((100-MAX([.V$146]+10*MIN([.V$145]-[.$F150];0);0))*INT(([.$J150]-MAX([.V$145]-[.$F150];0))*[.$I150])/100;0);0)" office:value-type="float" office:value="16" calcext:value-type="float">
            <text:p>16</text:p>
          </table:table-cell>
          <table:table-cell table:formula="of:=ROUNDUP(MAX((100-MAX([.W$146]+10*MIN([.W$145]-[.$F150];0);0))*INT(([.$J150]-MAX([.W$145]-[.$F150];0))*[.$I150])/100;0);0)" office:value-type="float" office:value="16" calcext:value-type="float">
            <text:p>16</text:p>
          </table:table-cell>
          <table:table-cell table:formula="of:=ROUNDUP(MAX((100-MAX([.X$146]+10*MIN([.X$145]-[.$F150];0);0))*INT(([.$J150]-MAX([.X$145]-[.$F150];0))*[.$I150])/100;0);0)" office:value-type="float" office:value="12" calcext:value-type="float">
            <text:p>12</text:p>
          </table:table-cell>
          <table:table-cell table:formula="of:=ROUNDUP(MAX((100-MAX([.Y$146]+10*MIN([.Y$145]-[.$F150];0);0))*INT(([.$J150]-MAX([.Y$145]-[.$F150];0))*[.$I150])/100;0);0)" office:value-type="float" office:value="10" calcext:value-type="float">
            <text:p>10</text:p>
          </table:table-cell>
          <table:table-cell table:formula="of:=ROUNDUP(MAX((100-MAX([.Z$146]+10*MIN([.Z$145]-[.$F150];0);0))*INT(([.$J150]-MAX([.Z$145]-[.$F150];0))*[.$I150])/100;0);0)" office:value-type="float" office:value="11" calcext:value-type="float">
            <text:p>11</text:p>
          </table:table-cell>
          <table:table-cell table:formula="of:=ROUNDUP(MAX((100-MAX([.AA$146]+10*MIN([.AA$145]-[.$F150];0);0))*INT(([.$J150]-MAX([.AA$145]-[.$F150];0))*[.$I150])/100;0);0)" office:value-type="float" office:value="10" calcext:value-type="float">
            <text:p>10</text:p>
          </table:table-cell>
          <table:table-cell table:formula="of:=ROUNDUP(MAX((100-MAX([.AB$146]+10*MIN([.AB$145]-[.$F150];0);0))*INT(([.$J150]-MAX([.AB$145]-[.$F150];0))*[.$I150])/100;0);0)" office:value-type="float" office:value="6" calcext:value-type="float">
            <text:p>6</text:p>
          </table:table-cell>
          <table:table-cell table:formula="of:=ROUNDUP(MAX((100-MAX([.AC$146]+10*MIN([.AC$145]-[.$F150];0);0))*INT(([.$J150]-MAX([.AC$145]-[.$F150];0))*[.$I150])/100;0);0)" office:value-type="float" office:value="5" calcext:value-type="float">
            <text:p>5</text:p>
          </table:table-cell>
          <table:table-cell table:formula="of:=ROUNDUP(MAX((100-MAX([.AD$146]+10*MIN([.AD$145]-[.$F150];0);0))*INT(([.$J150]-MAX([.AD$145]-[.$F150];0))*[.$I150])/100;0);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LOOKUP([.$B151];[$'EcCo ammo'.$A$2:$'EcCo ammo'.$A$33];[$'EcCo ammo'.F$2:$'EcCo ammo'.F$33])" office:value-type="float" office:value="0" calcext:value-type="float">
            <text:p>0</text:p>
          </table:table-cell>
          <table:table-cell table:formula="of:=LOOKUP([.$B151];[$'EcCo ammo'.$A$2:$'EcCo ammo'.$A$33];[$'EcCo ammo'.G$2:$'EcCo ammo'.G$33])" office:value-type="float" office:value="3" calcext:value-type="float">
            <text:p>3</text:p>
          </table:table-cell>
          <table:table-cell table:formula="of:=LOOKUP([.$B151];[$'EcCo ammo'.$A$2:$'EcCo ammo'.$A$33];[$'EcCo ammo'.H$2:$'EcCo ammo'.H$33])" office:value-type="float" office:value="1" calcext:value-type="float">
            <text:p>1</text:p>
          </table:table-cell>
          <table:table-cell table:formula="of:=LOOKUP([.$B151];[$'EcCo ammo'.$A$2:$'EcCo ammo'.$A$33];[$'EcCo ammo'.I$2:$'EcCo ammo'.I$33])" office:value-type="float" office:value="1" calcext:value-type="float">
            <text:p>1</text:p>
          </table:table-cell>
          <table:table-cell table:formula="of:=[.G151]/[.H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L$146]+10*MIN([.L$145]-[.$F151];0);0))*INT(([.$J151]-MAX([.L$145]-[.$F151];0))*[.$I151])/100;0);0)" office:value-type="float" office:value="39" calcext:value-type="float">
            <text:p>39</text:p>
          </table:table-cell>
          <table:table-cell table:formula="of:=ROUNDUP(MAX((100-MAX([.M$146]+10*MIN([.M$145]-[.$F151];0);0))*INT(([.$J151]-MAX([.M$145]-[.$F151];0))*[.$I151])/100;0);0)" office:value-type="float" office:value="36" calcext:value-type="float">
            <text:p>36</text:p>
          </table:table-cell>
          <table:table-cell table:formula="of:=ROUNDUP(MAX((100-MAX([.N$146]+10*MIN([.N$145]-[.$F151];0);0))*INT(([.$J151]-MAX([.N$145]-[.$F151];0))*[.$I151])/100;0);0)" office:value-type="float" office:value="39" calcext:value-type="float">
            <text:p>39</text:p>
          </table:table-cell>
          <table:table-cell table:formula="of:=ROUNDUP(MAX((100-MAX([.O$146]+10*MIN([.O$145]-[.$F151];0);0))*INT(([.$J151]-MAX([.O$145]-[.$F151];0))*[.$I151])/100;0);0)" office:value-type="float" office:value="39" calcext:value-type="float">
            <text:p>39</text:p>
          </table:table-cell>
          <table:table-cell table:formula="of:=ROUNDUP(MAX((100-MAX([.P$146]+10*MIN([.P$145]-[.$F151];0);0))*INT(([.$J151]-MAX([.P$145]-[.$F151];0))*[.$I151])/100;0);0)" office:value-type="float" office:value="39" calcext:value-type="float">
            <text:p>39</text:p>
          </table:table-cell>
          <table:table-cell table:formula="of:=ROUNDUP(MAX((100-MAX([.Q$146]+10*MIN([.Q$145]-[.$F151];0);0))*INT(([.$J151]-MAX([.Q$145]-[.$F151];0))*[.$I151])/100;0);0)" office:value-type="float" office:value="32" calcext:value-type="float">
            <text:p>32</text:p>
          </table:table-cell>
          <table:table-cell table:formula="of:=ROUNDUP(MAX((100-MAX([.R$146]+10*MIN([.R$145]-[.$F151];0);0))*INT(([.$J151]-MAX([.R$145]-[.$F151];0))*[.$I151])/100;0);0)" office:value-type="float" office:value="39" calcext:value-type="float">
            <text:p>39</text:p>
          </table:table-cell>
          <table:table-cell table:formula="of:=ROUNDUP(MAX((100-MAX([.S$146]+10*MIN([.S$145]-[.$F151];0);0))*INT(([.$J151]-MAX([.S$145]-[.$F151];0))*[.$I151])/100;0);0)" office:value-type="float" office:value="6" calcext:value-type="float">
            <text:p>6</text:p>
          </table:table-cell>
          <table:table-cell table:formula="of:=ROUNDUP(MAX((100-MAX([.T$146]+10*MIN([.T$145]-[.$F151];0);0))*INT(([.$J151]-MAX([.T$145]-[.$F151];0))*[.$I151])/100;0);0)" office:value-type="float" office:value="39" calcext:value-type="float">
            <text:p>39</text:p>
          </table:table-cell>
          <table:table-cell table:formula="of:=ROUNDUP(MAX((100-MAX([.U$146]+10*MIN([.U$145]-[.$F151];0);0))*INT(([.$J151]-MAX([.U$145]-[.$F151];0))*[.$I151])/100;0);0)" office:value-type="float" office:value="39" calcext:value-type="float">
            <text:p>39</text:p>
          </table:table-cell>
          <table:table-cell table:formula="of:=ROUNDUP(MAX((100-MAX([.V$146]+10*MIN([.V$145]-[.$F151];0);0))*INT(([.$J151]-MAX([.V$145]-[.$F151];0))*[.$I151])/100;0);0)" office:value-type="float" office:value="24" calcext:value-type="float">
            <text:p>24</text:p>
          </table:table-cell>
          <table:table-cell table:formula="of:=ROUNDUP(MAX((100-MAX([.W$146]+10*MIN([.W$145]-[.$F151];0);0))*INT(([.$J151]-MAX([.W$145]-[.$F151];0))*[.$I151])/100;0);0)" office:value-type="float" office:value="24" calcext:value-type="float">
            <text:p>24</text:p>
          </table:table-cell>
          <table:table-cell table:formula="of:=ROUNDUP(MAX((100-MAX([.X$146]+10*MIN([.X$145]-[.$F151];0);0))*INT(([.$J151]-MAX([.X$145]-[.$F151];0))*[.$I151])/100;0);0)" office:value-type="float" office:value="18" calcext:value-type="float">
            <text:p>18</text:p>
          </table:table-cell>
          <table:table-cell table:formula="of:=ROUNDUP(MAX((100-MAX([.Y$146]+10*MIN([.Y$145]-[.$F151];0);0))*INT(([.$J151]-MAX([.Y$145]-[.$F151];0))*[.$I151])/100;0);0)" office:value-type="float" office:value="15" calcext:value-type="float">
            <text:p>15</text:p>
          </table:table-cell>
          <table:table-cell table:formula="of:=ROUNDUP(MAX((100-MAX([.Z$146]+10*MIN([.Z$145]-[.$F151];0);0))*INT(([.$J151]-MAX([.Z$145]-[.$F151];0))*[.$I151])/100;0);0)" office:value-type="float" office:value="18" calcext:value-type="float">
            <text:p>18</text:p>
          </table:table-cell>
          <table:table-cell table:formula="of:=ROUNDUP(MAX((100-MAX([.AA$146]+10*MIN([.AA$145]-[.$F151];0);0))*INT(([.$J151]-MAX([.AA$145]-[.$F151];0))*[.$I151])/100;0);0)" office:value-type="float" office:value="18" calcext:value-type="float">
            <text:p>18</text:p>
          </table:table-cell>
          <table:table-cell table:formula="of:=ROUNDUP(MAX((100-MAX([.AB$146]+10*MIN([.AB$145]-[.$F151];0);0))*INT(([.$J151]-MAX([.AB$145]-[.$F151];0))*[.$I151])/100;0);0)" office:value-type="float" office:value="11" calcext:value-type="float">
            <text:p>11</text:p>
          </table:table-cell>
          <table:table-cell table:formula="of:=ROUNDUP(MAX((100-MAX([.AC$146]+10*MIN([.AC$145]-[.$F151];0);0))*INT(([.$J151]-MAX([.AC$145]-[.$F151];0))*[.$I151])/100;0);0)" office:value-type="float" office:value="10" calcext:value-type="float">
            <text:p>10</text:p>
          </table:table-cell>
          <table:table-cell table:formula="of:=ROUNDUP(MAX((100-MAX([.AD$146]+10*MIN([.AD$145]-[.$F151];0);0))*INT(([.$J151]-MAX([.AD$145]-[.$F151];0))*[.$I151])/100;0);0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LOOKUP([.$B152];[$'EcCo ammo'.$A$2:$'EcCo ammo'.$A$33];[$'EcCo ammo'.F$2:$'EcCo ammo'.F$33])" office:value-type="float" office:value="0" calcext:value-type="float">
            <text:p>0</text:p>
          </table:table-cell>
          <table:table-cell table:formula="of:=LOOKUP([.$B152];[$'EcCo ammo'.$A$2:$'EcCo ammo'.$A$33];[$'EcCo ammo'.G$2:$'EcCo ammo'.G$33])" office:value-type="float" office:value="3" calcext:value-type="float">
            <text:p>3</text:p>
          </table:table-cell>
          <table:table-cell table:formula="of:=LOOKUP([.$B152];[$'EcCo ammo'.$A$2:$'EcCo ammo'.$A$33];[$'EcCo ammo'.H$2:$'EcCo ammo'.H$33])" office:value-type="float" office:value="1" calcext:value-type="float">
            <text:p>1</text:p>
          </table:table-cell>
          <table:table-cell table:formula="of:=LOOKUP([.$B152];[$'EcCo ammo'.$A$2:$'EcCo ammo'.$A$33];[$'EcCo ammo'.I$2:$'EcCo ammo'.I$33])" office:value-type="float" office:value="1" calcext:value-type="float">
            <text:p>1</text:p>
          </table:table-cell>
          <table:table-cell table:formula="of:=[.G152]/[.H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L$146]+10*MIN([.L$145]-[.$F152];0);0))*INT(([.$J152]-MAX([.L$145]-[.$F152];0))*[.$I152])/100;0);0)" office:value-type="float" office:value="60" calcext:value-type="float">
            <text:p>60</text:p>
          </table:table-cell>
          <table:table-cell table:formula="of:=ROUNDUP(MAX((100-MAX([.M$146]+10*MIN([.M$145]-[.$F152];0);0))*INT(([.$J152]-MAX([.M$145]-[.$F152];0))*[.$I152])/100;0);0)" office:value-type="float" office:value="54" calcext:value-type="float">
            <text:p>54</text:p>
          </table:table-cell>
          <table:table-cell table:formula="of:=ROUNDUP(MAX((100-MAX([.N$146]+10*MIN([.N$145]-[.$F152];0);0))*INT(([.$J152]-MAX([.N$145]-[.$F152];0))*[.$I152])/100;0);0)" office:value-type="float" office:value="60" calcext:value-type="float">
            <text:p>60</text:p>
          </table:table-cell>
          <table:table-cell table:formula="of:=ROUNDUP(MAX((100-MAX([.O$146]+10*MIN([.O$145]-[.$F152];0);0))*INT(([.$J152]-MAX([.O$145]-[.$F152];0))*[.$I152])/100;0);0)" office:value-type="float" office:value="60" calcext:value-type="float">
            <text:p>60</text:p>
          </table:table-cell>
          <table:table-cell table:formula="of:=ROUNDUP(MAX((100-MAX([.P$146]+10*MIN([.P$145]-[.$F152];0);0))*INT(([.$J152]-MAX([.P$145]-[.$F152];0))*[.$I152])/100;0);0)" office:value-type="float" office:value="60" calcext:value-type="float">
            <text:p>60</text:p>
          </table:table-cell>
          <table:table-cell table:formula="of:=ROUNDUP(MAX((100-MAX([.Q$146]+10*MIN([.Q$145]-[.$F152];0);0))*INT(([.$J152]-MAX([.Q$145]-[.$F152];0))*[.$I152])/100;0);0)" office:value-type="float" office:value="48" calcext:value-type="float">
            <text:p>48</text:p>
          </table:table-cell>
          <table:table-cell table:formula="of:=ROUNDUP(MAX((100-MAX([.R$146]+10*MIN([.R$145]-[.$F152];0);0))*INT(([.$J152]-MAX([.R$145]-[.$F152];0))*[.$I152])/100;0);0)" office:value-type="float" office:value="60" calcext:value-type="float">
            <text:p>60</text:p>
          </table:table-cell>
          <table:table-cell table:formula="of:=ROUNDUP(MAX((100-MAX([.S$146]+10*MIN([.S$145]-[.$F152];0);0))*INT(([.$J152]-MAX([.S$145]-[.$F152];0))*[.$I152])/100;0);0)" office:value-type="float" office:value="11" calcext:value-type="float">
            <text:p>11</text:p>
          </table:table-cell>
          <table:table-cell table:formula="of:=ROUNDUP(MAX((100-MAX([.T$146]+10*MIN([.T$145]-[.$F152];0);0))*INT(([.$J152]-MAX([.T$145]-[.$F152];0))*[.$I152])/100;0);0)" office:value-type="float" office:value="60" calcext:value-type="float">
            <text:p>60</text:p>
          </table:table-cell>
          <table:table-cell table:formula="of:=ROUNDUP(MAX((100-MAX([.U$146]+10*MIN([.U$145]-[.$F152];0);0))*INT(([.$J152]-MAX([.U$145]-[.$F152];0))*[.$I152])/100;0);0)" office:value-type="float" office:value="60" calcext:value-type="float">
            <text:p>60</text:p>
          </table:table-cell>
          <table:table-cell table:formula="of:=ROUNDUP(MAX((100-MAX([.V$146]+10*MIN([.V$145]-[.$F152];0);0))*INT(([.$J152]-MAX([.V$145]-[.$F152];0))*[.$I152])/100;0);0)" office:value-type="float" office:value="36" calcext:value-type="float">
            <text:p>36</text:p>
          </table:table-cell>
          <table:table-cell table:formula="of:=ROUNDUP(MAX((100-MAX([.W$146]+10*MIN([.W$145]-[.$F152];0);0))*INT(([.$J152]-MAX([.W$145]-[.$F152];0))*[.$I152])/100;0);0)" office:value-type="float" office:value="36" calcext:value-type="float">
            <text:p>36</text:p>
          </table:table-cell>
          <table:table-cell table:formula="of:=ROUNDUP(MAX((100-MAX([.X$146]+10*MIN([.X$145]-[.$F152];0);0))*INT(([.$J152]-MAX([.X$145]-[.$F152];0))*[.$I152])/100;0);0)" office:value-type="float" office:value="27" calcext:value-type="float">
            <text:p>27</text:p>
          </table:table-cell>
          <table:table-cell table:formula="of:=ROUNDUP(MAX((100-MAX([.Y$146]+10*MIN([.Y$145]-[.$F152];0);0))*INT(([.$J152]-MAX([.Y$145]-[.$F152];0))*[.$I152])/100;0);0)" office:value-type="float" office:value="23" calcext:value-type="float">
            <text:p>23</text:p>
          </table:table-cell>
          <table:table-cell table:formula="of:=ROUNDUP(MAX((100-MAX([.Z$146]+10*MIN([.Z$145]-[.$F152];0);0))*INT(([.$J152]-MAX([.Z$145]-[.$F152];0))*[.$I152])/100;0);0)" office:value-type="float" office:value="31" calcext:value-type="float">
            <text:p>31</text:p>
          </table:table-cell>
          <table:table-cell table:formula="of:=ROUNDUP(MAX((100-MAX([.AA$146]+10*MIN([.AA$145]-[.$F152];0);0))*INT(([.$J152]-MAX([.AA$145]-[.$F152];0))*[.$I152])/100;0);0)" office:value-type="float" office:value="30" calcext:value-type="float">
            <text:p>30</text:p>
          </table:table-cell>
          <table:table-cell table:formula="of:=ROUNDUP(MAX((100-MAX([.AB$146]+10*MIN([.AB$145]-[.$F152];0);0))*INT(([.$J152]-MAX([.AB$145]-[.$F152];0))*[.$I152])/100;0);0)" office:value-type="float" office:value="20" calcext:value-type="float">
            <text:p>20</text:p>
          </table:table-cell>
          <table:table-cell table:formula="of:=ROUNDUP(MAX((100-MAX([.AC$146]+10*MIN([.AC$145]-[.$F152];0);0))*INT(([.$J152]-MAX([.AC$145]-[.$F152];0))*[.$I152])/100;0);0)" office:value-type="float" office:value="17" calcext:value-type="float">
            <text:p>17</text:p>
          </table:table-cell>
          <table:table-cell table:formula="of:=ROUNDUP(MAX((100-MAX([.AD$146]+10*MIN([.AD$145]-[.$F152];0);0))*INT(([.$J152]-MAX([.AD$145]-[.$F152];0))*[.$I152])/100;0);0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formula="of:=LOOKUP([.$B153];[$'EcCo ammo'.$A$2:$'EcCo ammo'.$A$33];[$'EcCo ammo'.F$2:$'EcCo ammo'.F$33])" office:value-type="float" office:value="0" calcext:value-type="float">
            <text:p>0</text:p>
          </table:table-cell>
          <table:table-cell table:formula="of:=LOOKUP([.$B153];[$'EcCo ammo'.$A$2:$'EcCo ammo'.$A$33];[$'EcCo ammo'.G$2:$'EcCo ammo'.G$33])" office:value-type="float" office:value="6" calcext:value-type="float">
            <text:p>6</text:p>
          </table:table-cell>
          <table:table-cell table:formula="of:=LOOKUP([.$B153];[$'EcCo ammo'.$A$2:$'EcCo ammo'.$A$33];[$'EcCo ammo'.H$2:$'EcCo ammo'.H$33])" office:value-type="float" office:value="1" calcext:value-type="float">
            <text:p>1</text:p>
          </table:table-cell>
          <table:table-cell table:formula="of:=LOOKUP([.$B153];[$'EcCo ammo'.$A$2:$'EcCo ammo'.$A$33];[$'EcCo ammo'.I$2:$'EcCo ammo'.I$33])" office:value-type="float" office:value="1" calcext:value-type="float">
            <text:p>1</text:p>
          </table:table-cell>
          <table:table-cell table:formula="of:=[.G153]/[.H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L$146]+10*MIN([.L$145]-[.$F153];0);0))*INT(([.$J153]-MAX([.L$145]-[.$F153];0))*[.$I153])/100;0);0)" office:value-type="float" office:value="66" calcext:value-type="float">
            <text:p>66</text:p>
          </table:table-cell>
          <table:table-cell table:formula="of:=ROUNDUP(MAX((100-MAX([.M$146]+10*MIN([.M$145]-[.$F153];0);0))*INT(([.$J153]-MAX([.M$145]-[.$F153];0))*[.$I153])/100;0);0)" office:value-type="float" office:value="66" calcext:value-type="float">
            <text:p>66</text:p>
          </table:table-cell>
          <table:table-cell table:formula="of:=ROUNDUP(MAX((100-MAX([.N$146]+10*MIN([.N$145]-[.$F153];0);0))*INT(([.$J153]-MAX([.N$145]-[.$F153];0))*[.$I153])/100;0);0)" office:value-type="float" office:value="66" calcext:value-type="float">
            <text:p>66</text:p>
          </table:table-cell>
          <table:table-cell table:formula="of:=ROUNDUP(MAX((100-MAX([.O$146]+10*MIN([.O$145]-[.$F153];0);0))*INT(([.$J153]-MAX([.O$145]-[.$F153];0))*[.$I153])/100;0);0)" office:value-type="float" office:value="66" calcext:value-type="float">
            <text:p>66</text:p>
          </table:table-cell>
          <table:table-cell table:formula="of:=ROUNDUP(MAX((100-MAX([.P$146]+10*MIN([.P$145]-[.$F153];0);0))*INT(([.$J153]-MAX([.P$145]-[.$F153];0))*[.$I153])/100;0);0)" office:value-type="float" office:value="66" calcext:value-type="float">
            <text:p>66</text:p>
          </table:table-cell>
          <table:table-cell table:formula="of:=ROUNDUP(MAX((100-MAX([.Q$146]+10*MIN([.Q$145]-[.$F153];0);0))*INT(([.$J153]-MAX([.Q$145]-[.$F153];0))*[.$I153])/100;0);0)" office:value-type="float" office:value="66" calcext:value-type="float">
            <text:p>66</text:p>
          </table:table-cell>
          <table:table-cell table:formula="of:=ROUNDUP(MAX((100-MAX([.R$146]+10*MIN([.R$145]-[.$F153];0);0))*INT(([.$J153]-MAX([.R$145]-[.$F153];0))*[.$I153])/100;0);0)" office:value-type="float" office:value="66" calcext:value-type="float">
            <text:p>66</text:p>
          </table:table-cell>
          <table:table-cell table:formula="of:=ROUNDUP(MAX((100-MAX([.S$146]+10*MIN([.S$145]-[.$F153];0);0))*INT(([.$J153]-MAX([.S$145]-[.$F153];0))*[.$I153])/100;0);0)" office:value-type="float" office:value="12" calcext:value-type="float">
            <text:p>12</text:p>
          </table:table-cell>
          <table:table-cell table:formula="of:=ROUNDUP(MAX((100-MAX([.T$146]+10*MIN([.T$145]-[.$F153];0);0))*INT(([.$J153]-MAX([.T$145]-[.$F153];0))*[.$I153])/100;0);0)" office:value-type="float" office:value="66" calcext:value-type="float">
            <text:p>66</text:p>
          </table:table-cell>
          <table:table-cell table:formula="of:=ROUNDUP(MAX((100-MAX([.U$146]+10*MIN([.U$145]-[.$F153];0);0))*INT(([.$J153]-MAX([.U$145]-[.$F153];0))*[.$I153])/100;0);0)" office:value-type="float" office:value="66" calcext:value-type="float">
            <text:p>66</text:p>
          </table:table-cell>
          <table:table-cell table:formula="of:=ROUNDUP(MAX((100-MAX([.V$146]+10*MIN([.V$145]-[.$F153];0);0))*INT(([.$J153]-MAX([.V$145]-[.$F153];0))*[.$I153])/100;0);0)" office:value-type="float" office:value="60" calcext:value-type="float">
            <text:p>60</text:p>
          </table:table-cell>
          <table:table-cell table:formula="of:=ROUNDUP(MAX((100-MAX([.W$146]+10*MIN([.W$145]-[.$F153];0);0))*INT(([.$J153]-MAX([.W$145]-[.$F153];0))*[.$I153])/100;0);0)" office:value-type="float" office:value="60" calcext:value-type="float">
            <text:p>60</text:p>
          </table:table-cell>
          <table:table-cell table:formula="of:=ROUNDUP(MAX((100-MAX([.X$146]+10*MIN([.X$145]-[.$F153];0);0))*INT(([.$J153]-MAX([.X$145]-[.$F153];0))*[.$I153])/100;0);0)" office:value-type="float" office:value="50" calcext:value-type="float">
            <text:p>50</text:p>
          </table:table-cell>
          <table:table-cell table:formula="of:=ROUNDUP(MAX((100-MAX([.Y$146]+10*MIN([.Y$145]-[.$F153];0);0))*INT(([.$J153]-MAX([.Y$145]-[.$F153];0))*[.$I153])/100;0);0)" office:value-type="float" office:value="27" calcext:value-type="float">
            <text:p>27</text:p>
          </table:table-cell>
          <table:table-cell table:formula="of:=ROUNDUP(MAX((100-MAX([.Z$146]+10*MIN([.Z$145]-[.$F153];0);0))*INT(([.$J153]-MAX([.Z$145]-[.$F153];0))*[.$I153])/100;0);0)" office:value-type="float" office:value="36" calcext:value-type="float">
            <text:p>36</text:p>
          </table:table-cell>
          <table:table-cell table:formula="of:=ROUNDUP(MAX((100-MAX([.AA$146]+10*MIN([.AA$145]-[.$F153];0);0))*INT(([.$J153]-MAX([.AA$145]-[.$F153];0))*[.$I153])/100;0);0)" office:value-type="float" office:value="36" calcext:value-type="float">
            <text:p>36</text:p>
          </table:table-cell>
          <table:table-cell table:formula="of:=ROUNDUP(MAX((100-MAX([.AB$146]+10*MIN([.AB$145]-[.$F153];0);0))*INT(([.$J153]-MAX([.AB$145]-[.$F153];0))*[.$I153])/100;0);0)" office:value-type="float" office:value="23" calcext:value-type="float">
            <text:p>23</text:p>
          </table:table-cell>
          <table:table-cell table:formula="of:=ROUNDUP(MAX((100-MAX([.AC$146]+10*MIN([.AC$145]-[.$F153];0);0))*INT(([.$J153]-MAX([.AC$145]-[.$F153];0))*[.$I153])/100;0);0)" office:value-type="float" office:value="20" calcext:value-type="float">
            <text:p>20</text:p>
          </table:table-cell>
          <table:table-cell table:formula="of:=ROUNDUP(MAX((100-MAX([.AD$146]+10*MIN([.AD$145]-[.$F153];0);0))*INT(([.$J153]-MAX([.AD$145]-[.$F153];0))*[.$I153])/100;0);0)" office:value-type="float" office:value="46" calcext:value-type="float">
            <text:p>46</text:p>
          </table:table-cell>
          <table:table-cell/>
        </table:table-row>
      </table:table>
      <table:table table:name="EcCo ammo" table:style-name="ta1">
        <table:table-column table:style-name="co14" table:default-cell-style-name="Default"/>
        <table:table-column table:style-name="co12" table:number-columns-repeated="2" table:default-cell-style-name="Default"/>
        <table:table-column table:style-name="co12" table:default-cell-style-name="ce12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Adjust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 ga. Buckshot Shells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 ga. Shotgun 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ga. Shotgun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EcCo Armor" table:style-name="ta1">
        <table:table-column table:style-name="co15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dgekeeper'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2" table:target-range-address="'EcCo ammo'.A1:'EcCo ammo'.I3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EcCo Armor'.A1:'EcCo Armor'.R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</number:number-style>
    <number:number-style style:name="N129">
      <number:text>-$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</number:number-style>
    <number:number-style style:name="N131">
      <number:text>-$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09T18:27:01.752000000</dc:date>
    <meta:editing-duration>PT2H15M41S</meta:editing-duration>
    <meta:editing-cycles>29</meta:editing-cycles>
    <meta:document-statistic meta:table-count="4" meta:cell-count="6485" meta:object-count="0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